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Noto Sans Mono" svg:font-family="'Noto Sans Mono'" style:font-family-generic="swiss" style:font-pitch="variable"/>
    <style:font-face style:name="Noto Sans Devanagari" svg:font-family="'Noto Sans Devanagari'" style:font-family-generic="system" style:font-pitch="variable"/>
    <style:font-face style:name="Noto Sans Mono1" svg:font-family="'Noto Sans Mono'"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4.34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automatic-find-labels="false" table:use-regular-expressions="false" table:use-wildcards="true"/>
      <table:table table:name="512" table:style-name="ta1">
        <table:table-column table:style-name="co1" table:number-columns-repeated="2" table:default-cell-style-name="Default"/>
        <table:table-row table:style-name="ro1">
          <table:table-cell office:value-type="string" calcext:value-type="string">
            <text:p>Title</text:p>
          </table:table-cell>
          <table:table-cell office:value-type="string" calcext:value-type="string">
            <text:p>Abstract</text:p>
          </table:table-cell>
        </table:table-row>
        <table:table-row table:style-name="ro1">
          <table:table-cell office:value-type="string" calcext:value-type="string">
            <text:p>Customized performance evaluation approach for Indian green buildings</text:p>
          </table:table-cell>
          <table:table-cell office:value-type="string" calcext:value-type="string">
            <text:p>The green building movement in India is lacking an important link: ensuring that the design intent of such buildings is actually realized. This paper undertakes an exploratory investigation to develop and test a customized building performance evaluation (BPE) approach (I-BPE framework) for the Indian context. As academia is considered to be an initial primary outlet of BPE, a survey of experts is conducted to investigate the drivers and barriers for implementing BPE-based methods in educational curricula. The I-BPE approach is tested in a case study building to gain insights for refining the underlying methods and processes for conducting further BPE studies in the context of India. The expert survey reveals the lack of trained people for teaching BPE as a key challenge to its adoption, implying that trained people are needed as much as frameworks. To enable widespread adoption of I-BPE in India, what will be necessary is a new cadre of building performance evaluators who can be trained (or up-skilled) through formal or continuing education. This will need to be driven by both policy (energy code) and market transformation (‘green’ rating systems). A series of delivery routes are suggested to enable rapid and deeper learning. © 2018, © 2018 The Author(s). Published by Informa UK Limited, trading as Taylor &amp; Francis Group.</text:p>
          </table:table-cell>
        </table:table-row>
        <table:table-row table:style-name="ro1">
          <table:table-cell office:value-type="string" calcext:value-type="string">
            <text:p>International Ethical Hacking Conference, eHaCON 2018</text:p>
          </table:table-cell>
          <table:table-cell office:value-type="string" calcext:value-type="string">
            <text:p>The proceedings contain 40 papers. The special focus in this conference is on Ethical Hacking. The topics include: Image encryption using pseudorandom permutation; Authentication of diffie-hellman protocol against man-in-the-middle attack using cryptographically secure CRC; Multiple RGB image steganography using arnold and discrete cosine transformation; brain–computer interface-based fear detection: A self-defense mechanism; modelling and simulation of proton exchange membrane fuel cell for stand-alone system; hardware realization of power adaptation technique for cognitive radio sensor node; Driven by the need for a reliable and cost-effective LED driver; SGSQoT: A community-based trust management scheme in internet of things; A novel trust evaluation model based on data freshness in WBAN; Social engineering attack detection and data protection model (SEADDPM); CREnS: A convolutional coder-based encryption algorithm for tiny embedded cognitive radio sensor node; bilingual machine translation: English to bengali; comparison of different classification techniques using different datasets; an algorithmic approach for generating quantum ternary superposition operators and related performance measures; a survey on collaborative filtering: Tasks, approaches and applications; feature subset selection of semi-supervised data: An intuitionistic fuzzy-rough set-based concept; an efficient indoor occupancy detection system using artificial neural network; real-time facial recognition using deep learning and local binary patterns; hepatocellular carcinoma survival prediction using deep neural network; detection and retrieval of colored object from a live video stream with mutual information; OnlineKALI: Online vulnerability scanner; a machine learning framework for recognizing handwritten digits using convexity-based feature vector encoding; a secure framework for IoT-based healthcare system; Smart irrigation: IOT-based irrigation monitoring system.</text:p>
          </table:table-cell>
        </table:table-row>
        <table:table-row table:style-name="ro1">
          <table:table-cell office:value-type="string" calcext:value-type="string">
            <text:p>Driver identification based on hidden feature extraction by using adaptive nonnegativity-constrained autoencoder</text:p>
          </table:table-cell>
          <table:table-cell office:value-type="string" calcext:value-type="string">
            <text:p>In this paper, we propose a new driver identification method using deep learning. Existing driver identification methods have the disadvantages that the size of the sliding time window is too large and the feature extraction is relatively subjective, which leads to low identification accuracy and long prediction time. We first propose using an unsupervised three-layer nonnegativity-constrained autoencoder to adaptive search the optimal size of the sliding window, then construct a deep nonnegativity-constrained autoencoder network to automatically extract hidden features of driving behavior to further complete driver identification. The results from the public driving behavior dataset indicate that relative to conventional sparse autoencoder, dropout-autoencoder, random tree, and random forest algorithms, our method can effectively search the optimal size of the sliding time window, and the window size is shortened from the traditional 60s to 30s, which can better preserve the intrinsic information of the data while greatly reducing the data volume. Furthermore, our method can extract more distinctive hidden features that aid the classifier to map out the separating boundaries among the classes more easily. Finally, our method can significantly shorten the prediction time and improve the timeliness under the premise of improving the driver identification performance and reducing the model overfitting. © 2018 Elsevier B.V.</text:p>
          </table:table-cell>
        </table:table-row>
        <table:table-row table:style-name="ro1">
          <table:table-cell office:value-type="string" calcext:value-type="string">
            <text:p>Autoencoding Convolutional Representations for Real-Time Eye-Gaze Detection</text:p>
          </table:table-cell>
          <table:table-cell office:value-type="string" calcext:value-type="string">
            <text:p>Several real-life applications, like driver drowsiness detection systems, lie detector systems (eye accessing cues), are based on gaze direction of human eyes. Estimated gaze direction is an indication of user’s region of focus in space. In this work, we present a real-time eye-gaze detection pipeline on Eye Chimera database. Facial landmarks are used to detect face regions accurately, and we do provide a custom modification of Viola-Jones algorithm for eye region localization. The obtained eye regions dataset is fed to CNN models for training. Further, the obtained CNN features from the trained models have been fused using an autoencoder. This idea is not much explored in the literature which was much recommended in the AlexNet paper by Krizhevsky et al. 2012. Results demonstrate statistically significant (p&lt; 0.01 ) improved classification performance than the recently proposed methods on this database. © 2019, Springer Nature Singapore Pte Ltd.</text:p>
          </table:table-cell>
        </table:table-row>
        <table:table-row table:style-name="ro1">
          <table:table-cell office:value-type="string" calcext:value-type="string">
            <text:p>Obstacle detection for auto-driving using convolutional neural network</text:p>
          </table:table-cell>
          <table:table-cell office:value-type="string" calcext:value-type="string">
            <text:p>This paper details about a framework for preceding obstacle detection for autonomous vehicles or driver assistance systems (DAS). Detection and tracking surrounding moving obstacles such as vehicles and pedestrians are crucial for the safety of people and autonomous vehicles. The proposed system uses four main stages: input, feature extraction, obstacle detection, and output of system. The system has input in video format which will be converted into frames. Feature extraction stage extracts LBP+LTP feature and Gabor feature separately. With the help of training set and extracted features, CNN will detect the obstacle in the frame. The system with LBP+LTP feature in cooperation with CNN gives 86.73% detection rate and 4% false alarm rate and the system with Gabor feature in cooperation with CNN gives 86.21% detection rate and 0.27% false alarm rate. From the proposed system, we can conclude that computer vision in combination with deep learning has the potential to bring about a relatively inexpensive, robust solution to autonomous driving. © 2019, Springer Nature Singapore Pte Ltd.</text:p>
          </table:table-cell>
        </table:table-row>
        <table:table-row table:style-name="ro1">
          <table:table-cell office:value-type="string" calcext:value-type="string">
            <text:p>CNN based traffic sign recognition for mini autonomous vehicles</text:p>
          </table:table-cell>
          <table:table-cell office:value-type="string" calcext:value-type="string">
            <text:p>Advanced driving assistance systems (ADAS) could perform basic object detection and classification to alert drivers for road conditions, vehicle speed regulation, and etc. With the advances in the new hardware and software platforms, deep learning has been used in ADAS technologies. Traffic signs are an important part of road infrastructure. So, it is very important task to detect and classify traffic signs for autonomous vehicles. In this paper, we firstly create a traffic sign dataset from ZED stereo camera mounted on the top of Racecar mini autonomous vehicle and we use Tiny-YOLO real-time object detection and classification system to detect and classify traffic signs. Then, we test the model on our dataset in terms of accuracy, loss, precision and intersection over union performance metrics. © 2019, Springer Nature Switzerland AG.</text:p>
          </table:table-cell>
        </table:table-row>
        <table:table-row table:style-name="ro1">
          <table:table-cell office:value-type="string" calcext:value-type="string">
            <text:p>International Conference on Intelligent Computing and Optimization, ICO 2018</text:p>
          </table:table-cell>
          <table:table-cell office:value-type="string" calcext:value-type="string">
            <text:p>The proceedings contain 59 papers. The special focus in this conference is on Intelligent Computing and Optimization. The topics include: Modeling of Solar Photovoltaic Thermal Modules; thermo Physical Principles of Cogeneration Technology with Concentration of Solar Radiation; artificial Bee Colony Algorithm for Solving the Knight’s Tour Problem; the Model of Optimization of Grain Drying with Use of Eletroactivated Air; model of Improved a Kernel Fast Learning Network Based on Intrusion Detection System; vehicular Ad Hoc Network: An Intensive Review; optimization of the Parameters of the Elastic Damping Mechanism in Class 1,4 Tractor Transmission for Work in the Main Agricultural Operations; Energy-Efficient Pasteurizer of Liquid Products Using IR and UV Radiation; CAIAS Simulator: Self-driving Vehicle Simulator for AI Research; a Novel Application of System Survival Signature in Reliability Assessment of Offshore Structures; vision-Based Driver’s Attention Monitoring System for Smart Vehicles; characterizing Current Features of Malicious Threats on Websites; a Deep Learning Framework on Generation of Image Descriptions with Bidirectional Recurrent Neural Networks; Feature of Operation PV Installations with Parallel and Mixed Commutation Photocells; the Functional Dependencies of the Drying Coefficient for the Use in Modeling of Heat and Moisture-Exchange Processes; investigation Model for Locating Data Remnants on Cloud Storage; an Intelligent Expert System for Management Information System Failure Diagnosis; fuzz Test Case Generation for Penetration Testing in Mobile Cloud Computing Applications; Application of Travelling Salesman Problem for Minimizing Travel Distance of a Two-Day Trip in Kuala Lumpur via Go KL City Bus; an Analysis of Structure Heterogeneity of Lithium Silicate Melts.</text:p>
          </table:table-cell>
        </table:table-row>
        <table:table-row table:style-name="ro1">
          <table:table-cell office:value-type="string" calcext:value-type="string">
            <text:p>Evaluation of deep neural networks for traffic sign detection systems</text:p>
          </table:table-cell>
          <table:table-cell office:value-type="string" calcext:value-type="string">
            <text:p>Traffic sign detection systems constitute a key component in trending real-world applications, such as autonomous driving, and driver safety and assistance. This paper analyses the state-of-the-art of several object-detection systems (Faster R-CNN, R-FCN, SSD, and YOLO V2) combined with various feature extractors (Resnet V1 50, Resnet V1 101, Inception V2, Inception Resnet V2, Mobilenet V1, and Darknet-19) previously developed by their corresponding authors. We aim to explore the properties of these object-detection models which are modified and specifically adapted to the traffic sign detection problem domain by means of transfer learning. In particular, various publicly available object-detection models that were pre-trained on the Microsoft COCO dataset are fine-tuned on the German Traffic Sign Detection Benchmark dataset. The evaluation and comparison of these models include key metrics, such as the mean average precision (mAP), memory allocation, running time, number of floating point operations, number of parameters of the model, and the effect of traffic sign image sizes. Our findings show that Faster R-CNN Inception Resnet V2 obtains the best mAP, while R-FCN Resnet 101 strikes the best trade-off between accuracy and execution time. YOLO V2 and SSD Mobilenet merit a special mention, in that the former achieves competitive accuracy results and is the second fastest detector, while the latter, is the fastest and the lightest model in terms of memory consumption, making it an optimal choice for deployment in mobile and embedded devices. © 2018 Elsevier B.V.</text:p>
          </table:table-cell>
        </table:table-row>
        <table:table-row table:style-name="ro1">
          <table:table-cell office:value-type="string" calcext:value-type="string">
            <text:p>Deep learning methods in transportation domain: A review</text:p>
          </table:table-cell>
          <table:table-cell office:value-type="string" calcext:value-type="string">
            <text:p>Recent years have seen a significant amount of transportation data collected from multiple sources including road sensors, probe, GPS, CCTV and incident reports. Similar to many other industries, transportation has entered the generation of big data. With a rich volume of traffic data, it is challenging to build reliable prediction models based on traditional shallow machine learning methods. Deep learning is a new state-of-the-art machine learning approach which has been of great interest in both academic research and industrial applications. This study reviews recent studies of deep learning for popular topics in processing traffic data including transportation network representation, traffic flow forecasting, traffic signal control, automatic vehicle detection, traffic incident processing, travel demand prediction, autonomous driving and driver behaviours. In general, the use of deep learning systems in transportation is still limited and there are potential limitations for utilising this advanced approach to improve prediction models. © The Institution of Engineering and Technology 2018</text:p>
          </table:table-cell>
        </table:table-row>
        <table:table-row table:style-name="ro1">
          <table:table-cell office:value-type="string" calcext:value-type="string">
            <text:p>Multivariate time series prediction of lane changing behavior using deep neural network</text:p>
          </table:table-cell>
          <table:table-cell office:value-type="string" calcext:value-type="string">
            <text:p>Many real world pattern classification problems involve the process and analysis of multiple variables in temporal domain. This type of problem is referred to as Multivariate Time Series (MTS) problem. It remains a challenging problem due to the nature of time series data: high dimensionality, large data size and updating continuously. In this paper, we use three types of physiological signals from the driver to predict lane changes before the event actually occurs. These are the electrocardiogram (ECG), galvanic skin response (GSR), and respiration rate (RR) and were determined, in prior studies, to best reflect a driver’s response to the driving environment. A novel Group-wise Convolutional Neural Network, MTS-GCNN model is proposed for MTS pattern classification. In our MTS-GCNN model, we present a new structure learning algorithm in training stage. The algorithm exploits the covariance structure over multiple time series to partition input volume into groups, then learns the MTS-GCNN structure explicitly by clustering input sequences with spectral clustering. Different from other feature-based classification approaches, our MTS-GCNN can select and extract the suitable internal structure to generate temporal and spatial features automatically by using convolution and down-sample operations. The experimental results showed that, in comparison to other state-of-the-art models, our MTS-GCNN performs significantly better in terms of prediction accuracy. © 2018, Springer Science+Business Media, LLC, part of Springer Nature.</text:p>
          </table:table-cell>
        </table:table-row>
        <table:table-row table:style-name="ro1">
          <table:table-cell office:value-type="string" calcext:value-type="string">
            <text:p>Generalized Haar Filter-Based Object Detection for Car Sharing Services</text:p>
          </table:table-cell>
          <table:table-cell office:value-type="string" calcext:value-type="string">
            <text:p>Object detection is important in car sharing services. Accuracy, efficiency, and low memory consumption are desirable for object detection in car sharing services. This paper presents a network system that satisfies all these requirements. Our approach first divides the object detection task into multiple simpler local regression tasks. Then, we propose the generalized Haar filter-based convolutional neural network to reduce the consumption of memory and computing resource. To achieve real-time performance, we introduce a sparse window generation strategy to reduce the number of input image patches without sacrificing accuracy. We perform experiments on both vehicle and pedestrian data sets. Experimental results demonstrate that our approach can accurately detect objects under challenging conditions. Note to Practitioners - Object detection is an important part of intelligent vehicle technologies, which play an important role in car sharing services. Object detection provides metadata for collision avoidance, self-driving systems, and driver-assistance systems, which can result in better safety and consumer experiences in car sharing services. Although deep learning has achieved an excellent performance in object detection, they consume a large amount of storage and computing resource, which makes them difficult to be deployed for car sharing services. This paper suggests a novel approach which is based on the generalized Haar filter and the local regression strategy. Our approach is accurate, efficient, and light. The experimental results verify the effectiveness of the proposed approach in car sharing services. © 2004-2012 IEEE.</text:p>
          </table:table-cell>
        </table:table-row>
        <table:table-row table:style-name="ro1">
          <table:table-cell office:value-type="string" calcext:value-type="string">
            <text:p>Smart parking sensors, technologies and applications for open parking lots: A review</text:p>
          </table:table-cell>
          <table:table-cell office:value-type="string" calcext:value-type="string">
            <text:p>Parking a vehicle in traffic dense environments often leads to excess time of driving in search for free space which leads to congestions and environmental pollution. Lack of guidance information to vacant parking spaces is one reason for inefficient parking behaviour. Smart parking sensors and technologies facilitate guidance of drivers to free parking spaces thereby improving parking efficiency. Currently, no such sensors or technologies is in use for open parking lot. This study reviews the literature on the usage of smart parking sensors, technologies, applications and evaluates their applicability to open parking lots. Magnetometers, ultrasonic sensors and machine vision were few of the widely used sensors and technologies on closed parking lots. However, this study suggests a combination of machine vision, convolutional neural network or multi-agent systems suitable for open parking lots due to less expenditure and resistance to varied environmental conditions. Few smart parking applications show drivers the location of common open parking lots. No application provided real-time parking occupancy information, which is a necessity to guide them along the shortest route to free space. To develop smart parking applications for open parking lots, further research is needed in the fields of deep learning and multi-agent systems. © The Institution of Engineering and Technology 2018.</text:p>
          </table:table-cell>
        </table:table-row>
        <table:table-row table:style-name="ro1">
          <table:table-cell office:value-type="string" calcext:value-type="string">
            <text:p>Real-time traffic sign detection and recognition method based on simplified gabor wavelets and CNNs</text:p>
          </table:table-cell>
          <table:table-cell office:value-type="string" calcext:value-type="string">
            <text:p>Traffic sign detection and recognition plays an important role in expert systems, such as traffic assistance driving systems and automatic driving systems. It instantly assists drivers or automatic driving systems in detecting and recognizing traffic signs effectively. In this paper, a novel approach for real-time traffic sign detection and recognition in a real traffic situation was proposed. First, the images of the road scene were converted to grayscale images, and then we filtered the grayscale images with simplified Gabor wavelets (SGW), where the parameters were optimized. The edges of the traffic signs were strengthened, which was helpful for the next stage of the process. Second, we extracted the region of interest using the maximally stable extremal regions algorithm and classified the superclass of traffic signs using the support vector machine (SVM). Finally, we used convolution neural networks with input by simplified Gabor feature maps, where the parameters were the same as the detection stage, to classify the traffic signs into their subclasses. The experimental results based on Chinese and German traffic sign databases showed that the proposed method obtained a comparable performance with the state-of-the-art method, and furthermore, the processing efficiency of the whole process of detection and classification was improved and met the real-time processing demands. © 2018 by the authors. Licensee MDPI, Basel, Switzerland.</text:p>
          </table:table-cell>
        </table:table-row>
        <table:table-row table:style-name="ro1">
          <table:table-cell office:value-type="string" calcext:value-type="string">
            <text:p>Smartphones as an integrated platform for monitoring driver behaviour: The role of sensor fusion and connectivity</text:p>
          </table:table-cell>
          <table:table-cell office:value-type="string" calcext:value-type="string">
            <text:p>Nowadays, more than half of the world's web traffic comes from mobile phones, and by 2020 approximately 70 percent of the world's population will be using smartphones. The unprecedented market penetration of smartphones combined with the connectivity and embedded sensing capability of smartphones is an enabler for the large-scale deployment of Intelligent Transportation Systems (ITS). On the downside, smartphones have inherent limitations such as relatively limited energy capacity, processing power, and accuracy. These shortcomings may potentially limit their role as an integrated platform for monitoring driver behaviour in the context of ITS. This study examines this hypothesis by reviewing recent scientific contributions. The Cybernetics theoretical framework was employed to allow a systematic comparison. First, only a few studies consider the smartphone as an integrated platform. Second, a lack of consistency between the approaches and metrics used in the literature is noted. Last but not least, areas such as fusion of heterogeneous information sources, Deep Learning and sparse crowd-sensing are identified as relatively unexplored, and future research in these directions is suggested. © 2018 Elsevier Ltd</text:p>
          </table:table-cell>
        </table:table-row>
        <table:table-row table:style-name="ro1">
          <table:table-cell office:value-type="string" calcext:value-type="string">
            <text:p>Proceedings of the IEEE Southwest Symposium on Image Analysis and Interpretation</text:p>
          </table:table-cell>
          <table:table-cell office:value-type="string" calcext:value-type="string">
            <text:p>The proceedings contain 37 papers. The topics discussed include: a novel semi-supervised detection approach with weak annotation; natural scene statistics for noise estimation; in-between and cross-frequency dependence-based summarization of resting-state FMRI data; fully automatic baseline correction in magnetic resonance spectroscopy; Drive-Net: convolutional network for driver distraction detection; a ground-truth fusion method for image segmentation evaluation; reversible color-to-gray mapping with resistance to JPEG encoding; efficient GPU-based implementation of the median filter based on a multi-pixel-per-thread framework; on the natural statistics of chromatic images; a reflectance based method for shadow detection and removal; image compression: sparse coding vs. bottleneck autoencoders; thermal image enhancement algorithm using local and global logarithmic transform histogram matching with spatial equalization; F-SIM: a quasi-realistic FMRI simulation toolbox using digital brain phantom and modeled noise; golden number sampling applied to compressive sensing; underwater image restoration using deep networks to estimate background light and scene depth; and efficient face and gesture recognition for time sensitive application.</text:p>
          </table:table-cell>
        </table:table-row>
        <table:table-row table:style-name="ro1">
          <table:table-cell office:value-type="string" calcext:value-type="string">
            <text:p>Drive-net: Convolutional network for driver distraction detection</text:p>
          </table:table-cell>
          <table:table-cell office:value-type="string" calcext:value-type="string">
            <text:p>To help prevent motor vehicle accidents, there has been significant interest in finding an automated method to recognize signs of driver distraction, such as talking to passengers, fixing hair and makeup, eating and drinking, and using a mobile phone. In this paper, we present an automated supervised learning method called Drive-Net for driver distraction detection. Drive-Net uses a combination of a convolutional neural network (CNN) and a random decision forest for classifying images of a driver. We compare the performance of our proposed Drive-Net to two other popular machine-learning approaches: a recurrent neural network (RNN), and a multi-layer perceptron (MLP). We test the methods on a publicly available database of images acquired under a controlled environment containing about 22425 images manually annotated by an expert. Results show that Drive-Net achieves a detection accuracy of 95%, which is 2% more than the best results obtained on the same database using other methods. © 2018 IEEE.</text:p>
          </table:table-cell>
        </table:table-row>
        <table:table-row table:style-name="ro1">
          <table:table-cell office:value-type="string" calcext:value-type="string">
            <text:p>Design and implementation of driver's license recognition system</text:p>
          </table:table-cell>
          <table:table-cell office:value-type="string" calcext:value-type="string">
            <text:p>To meet the actual needs of traffic management, a driver's license recognition system is designed and implemented based on OCR technology. The system preprocesses the input image, divides the region, extracts the characters, and then recognizes the characters by convolutional neural network classifier. The recognition rate of the identification number area reaches the extent that it can be used. © 2018 IEEE.</text:p>
          </table:table-cell>
        </table:table-row>
        <table:table-row table:style-name="ro1">
          <table:table-cell office:value-type="string" calcext:value-type="string">
            <text:p>Deep Convolutional Neural Networks for Indoor Localization with CSI Images</text:p>
          </table:table-cell>
          <table:table-cell office:value-type="string" calcext:value-type="string">
            <text:p>With the increasing demand of location-based services, Wi-Fi based localization has attracted great interest because it provides ubiquitous access in indoor environments. In this paper, we propose CiFi, deep convolutional neural networks (DCNN) for indoor localization with commodity 5GHz WiFi. First, by leveraging a modified device driver, we can extract phase data of channel state information (CSI), which is used to estimate angle of arriving (AOA). We then create estimated AOA images as input to the DCNN, to train the weights in the offline phase. The location of mobile device is predicted based on the trained DCNN and new CSI AOA \hl{images}. We implement the proposed CiFi system with commodity Wi-Fi devices in the 5GHz band and verify its performance with extensive experiments in two representative indoor environments. IEEE</text:p>
          </table:table-cell>
        </table:table-row>
        <table:table-row table:style-name="ro1">
          <table:table-cell office:value-type="string" calcext:value-type="string">
            <text:p>A Multi-Camera Deep Neural Network for Detecting Elevated Alertness in Drivers</text:p>
          </table:table-cell>
          <table:table-cell office:value-type="string" calcext:value-type="string">
            <text:p>We present a system for the detection of elevated levels of driver alertness in driver-facing video captured from multiple viewpoints. This problem is important in automotive safety as a helpful feedback signal to determine driver engagement and as a means of automatically flagging anomalous driving events. We generated a dataset of videos from 25 participants overseeing an hour each of driving sequences in a simulator consisting of a mixture of normal and near-miss driving events. Our proposed system consists of a deep neural network which fuses information from three driver-facing cameras to estimate moments of elevated driver alertness. A novel aspect of the system is that it learns to actively re-weight the importance of camera inputs depending on their content. We demonstrate that this approach is not only resilient to dropped or occluded frames, but also has significantly improved performance compared to a system trained on any single stream. © 2018 IEEE.</text:p>
          </table:table-cell>
        </table:table-row>
        <table:table-row table:style-name="ro1">
          <table:table-cell office:value-type="string" calcext:value-type="string">
            <text:p>Online Tracker Optimization for Multi-Pedestrian Tracking Using a Moving Vehicle Camera</text:p>
          </table:table-cell>
          <table:table-cell office:value-type="string" calcext:value-type="string">
            <text:p>Multi-pedestrian tracking (MPT) on the road is closely related to a reduction in the possibility of pedestrian-vehicle collisions when using advanced driver assistance systems. Therefore, this paper focuses on MPT on real roads using a moving camera. Although convolutional neural network (CNN)-based single object tracking methods have recently been proposed, the online learning of CNN for MPT is a significant burden in terms of real-time processing. However, because the features extracted from CNN are a good representation and achieve a high generalization capability, to reduce the learning time, a shallow pre-trained CNN was applied in the present study as a feature extractor instead of an object tracker As an online tracker, this study uses random ferns (RF) with pre-trained CNN output feature, which can make the problem computationally tractable and robustness. However, a large RF requires significant amount of memory and computational complexity, and is still a burden in terms of online learning in cases of multi-pedestrian tracking. Therefore, we introduce a teacher-student model compression algorithm for selecting a few optimal ferns for each tracker, thereby, reducing the online learning time. The online learning of a student-RF tracker has an advantage in that it can adaptively update the tracker to achieve robustness against various changes, such as in pose and illumination, and partial occlusions within a limited period of time. The proposed algorithm was successfully applied to benchmark video sequences captured from a moving camera that include multiple pedestrians in various poses. Specifically, the proposed algorithm yields a more accurate tracking performance than the other state-of-the-art methods. © 2013 IEEE.</text:p>
          </table:table-cell>
        </table:table-row>
        <table:table-row table:style-name="ro1">
          <table:table-cell office:value-type="string" calcext:value-type="string">
            <text:p>Using GANs to Enable Semantic Segmentation of Ranging Sensor Data</text:p>
          </table:table-cell>
          <table:table-cell office:value-type="string" calcext:value-type="string">
            <text:p>Ranging sensors, such as radar and lidar, onboard the vehicle are considered to be very robust under changing environmental conditions. Largely owing to this reputation, they have found broad applicability in driver assistance, and consequently in autonomous driving systems. On the other hand, they lack precision. This makes classification tasks of the measurement data rather difficult. In this paper, we propose a method for semantic segmentation of the ranging sensors data using generative adversarial networks. Utilizing the fully unsupervised learning algorithm, we convert the sensor data to artificial, camera-like, environmental images that are further used as input for semantic image segmentation algorithms. © 2018 IEEE.</text:p>
          </table:table-cell>
        </table:table-row>
        <table:table-row table:style-name="ro1">
          <table:table-cell office:value-type="string" calcext:value-type="string">
            <text:p>Indoor Semantic Segmentation for Robot Navigating on Mobile</text:p>
          </table:table-cell>
          <table:table-cell office:value-type="string" calcext:value-type="string">
            <text:p>In recent years, there have been many successes of using Deep Convolutional Neural Networks (DCNNs) in the task of pixel-level classification (also called 'semantic image segmentation'). The advances in DCNN have led to the development of autonomous vehicles that can drive with no driver controls by using sensors like camera, LiDAR, etc. In this paper, we propose a practical method to implement autonomous indoor navigation based on semantic image segmentation using state-of-the-art performance model on mobile devices, especially Android devices. We apply a system called 'Mobile DeepLabv3', which uses atrous convolution when applying semantic image segmentation by using MobileNetV2 as a network backbone. The ADE20K dataset is used to train our models specific to indoor environments. Since this model is for robot navigating, we re-label 150 classes into 20 classes in order to easily classify obstacles and road. We evaluate the trade-offs between accuracy and computational complexity, as well as actual latency and the number of parameters of the trained models. © 2018 IEEE.</text:p>
          </table:table-cell>
        </table:table-row>
        <table:table-row table:style-name="ro1">
          <table:table-cell office:value-type="string" calcext:value-type="string">
            <text:p>Modelling the situation of driving on the grip limit with DDPG algorithm</text:p>
          </table:table-cell>
          <table:table-cell office:value-type="string" calcext:value-type="string">
            <text:p>The number of papers in the topic of autonomous vehicle research is growing exponentially. This paper addresses the problem of self driving a car on tire grip limit, in other words it gives a simple model of a race car driver. Driving is transformed into a simple deep learning problem, where the agent has one action, that is the direction in which the actual speed vector needs to be modified for the next step, and the environment state contains of the actual position and speed. The environment models the race track as a two colour map, to decide on and off track positions, and the car as a point mass with maximal possible acceleration according to the so called GG diagram. Results show that the agent can learn how to drive on the track under the described circumstances. © 2018 Institute of Physics Publishing. All rights reserved.</text:p>
          </table:table-cell>
        </table:table-row>
        <table:table-row table:style-name="ro1">
          <table:table-cell office:value-type="string" calcext:value-type="string">
            <text:p>Proceedings - 2018 11th International Conference on Human System Interaction, HSI 2018</text:p>
          </table:table-cell>
          <table:table-cell office:value-type="string" calcext:value-type="string">
            <text:p>The proceedings contain 74 papers. The topics discussed include: deep self-organizing maps for visual data mining; toward explainable deep neural network based anomaly detection; convolutional neural network based femur stabilization for x-ray image sequences; towards an integrated method of detection and description for face authentication system; recognition of continuous sign language alphabet using leap motion controller; the interaction design and its evaluation of a business-to-business website via Kansei engineering; emerged theoretical constructs to rethink HCI design; optical sensor based gestures inference using recurrent neural network in mobile conditions; NIRS-SPM analysis of body schema modification and performance of body motion; associative graph data structures with an efficient access via AVB+trees; the study of driver's brain activity and behavior using fNIRS during actual car driving; improved situational awareness in ROS using panospheric vision and virtual reality; a sensory substitution device inspired by the human visual system; new automatic algorithms for computing characteristics of three dimensional pelvic and lower limb motions in race walking; generating musical expression of MIDI music with LSTM neural network; and ANFIS post-processing for real time gait detection and classification.</text:p>
          </table:table-cell>
        </table:table-row>
        <table:table-row table:style-name="ro1">
          <table:table-cell office:value-type="string" calcext:value-type="string">
            <text:p>Semantic Segmentation for Traffic Scene Understanding Based on Mobile Networks</text:p>
          </table:table-cell>
          <table:table-cell office:value-type="string" calcext:value-type="string">
            <text:p>Real-time and reliable perception of the surrounding environment is an important prerequisite for advanced driving assistance system (ADAS) and automatic driving. And vision-based detection plays a significant role in environment perception for automatic vehicles. Although deep convolutional neural networks enable efficient recognition of various objects, it has difficulty in accurately detecting special vehicles, rocks, road pile, construction site, fence and so on. In this work, we address the task of traffic scene understanding with semantic image segmentation. Both driveable area and the classification of object can be attained from the segmentation result. First, we define 29 classes of objects in traffic scenarios with different labels and modify the Deeplab V2 network. Then in order to reduce the running time, MobileNet architecture is applied to generate the feature map instead of the original models. After that, the Cityscapes Dataset, which focuses on semantic understanding of urban street scenes, is used to train the network with the modified labels. Finally, we test the network and measure the performance. With the same network (Deeplab V2), VGG-16 and ResNet-101 are also tested. Consequently, we attain similar performance with MobileNet and ResNet-101 models, but using MobileNet requires much fewer operations and time. Compared with VGG-16, MobileNet architecture has better performance and is also more efficient. The using of lightweight mobile models reduce the computation and enable the on-device applications for semantic segmentation in traffic scene understanding. © 2018 SAE International. All Rights Reserved.</text:p>
          </table:table-cell>
        </table:table-row>
        <table:table-row table:style-name="ro1">
          <table:table-cell office:value-type="string" calcext:value-type="string">
            <text:p>Semantic Segmentation with Inverted Residuals and Atrous Convolution</text:p>
          </table:table-cell>
          <table:table-cell office:value-type="string" calcext:value-type="string">
            <text:p>Semantic segmentation has become a fundamental topic in the field of the computer vision, whose goal is to assign each pixel in the image to the corresponding category label. This topic is of broad interest for potential applications in automatic driving. Recently, modern frameworks of semantic segmentation are mostly based on the deep convolutional neural networks. And the general trend focus on increasing the accuracy of the framework, but at the cost of bringing extra parameters and making the network more complicated, which makes the network hard to implement on the vehicle mobile and embedded devices with limited computational resources. In this paper, a novel architecture is developed based on Inverted Residual and Atrous Convolution, in the sense that not only computation cost can be drastically reduced, but also high accuracy can still be maintained. In addition, two simple global hyper-parameters for seeking a tradeoff between accuracy and computation are introduced to build a model with appropriate size, which can operate in a computational limited platform. The experiments are performed on challenging CityScapes dataset and CamVid dataset. And the results are presented to demonstrate the good performance of the proposed architecture, in comparison with existing state-of-the-art methods. Furthermore, extensive experiments on the tradeoff between the resource and accuracy are also carried out. The results indicate that the model with appropriate size can be obtained by the choice of the two global hyper-parameters, which can be easily matched to the design requirements for mobile vision applications. © 2018 SAE International. All Rights Reserved.</text:p>
          </table:table-cell>
        </table:table-row>
        <table:table-row table:style-name="ro1">
          <table:table-cell office:value-type="string" calcext:value-type="string">
            <text:p>A Real-Time Traffic Light Detection Algorithm Based on Adaptive Edge Information</text:p>
          </table:table-cell>
          <table:table-cell office:value-type="string" calcext:value-type="string">
            <text:p>Traffic light detection has great significant for unmanned vehicle and driver assistance system. Meanwhile many detection algorithms have been proposed in recent years. However, traffic light detection still cannot achieve a desirable result under complicated illumination, bad weather condition and complex road environment. Besides, it is difficult to detect multi-scale traffic lights by embedded devices simultaneously, especially the tiny ones. To solve these problems, this paper presents a robust vision-based method to detect traffic light, the method contains main two stages: the region proposal stage and the traffic light recognition stage. On region proposal stage, we utilize lane detection to remove partial background from the original image. Then, we apply adaptive canny edge detection to highlight region proposal in Cr color channel, where red or green color proposals can be separated easily. Finally, extract the enlarged traffic light RoI (Region of Interest) to classify. On traffic light recognition stage, a tinny but effective convolution neural network (CNN), named TLRNet, classifies each traffic light RoI into its own class. In fact, deep learning (DL) is bad for detecting small object in many fields, so we use region proposal stage to get RoI and classification by CNN to achieve a good result. We validate our method both on Laboratory for Intelligent and Safe Automobiles (LISA) Traffic Lights Dataset and video sequences captured from Beijing's streets. The experimental results prove that the proposed method can achieve a good result for the multi-scales traffic lights in the TX1 embedded platform, and reach a real-time performance at 28fps. © 2018 SAE International. All Rights Reserved.</text:p>
          </table:table-cell>
        </table:table-row>
        <table:table-row table:style-name="ro1">
          <table:table-cell office:value-type="string" calcext:value-type="string">
            <text:p>Camera-Radar Data Fusion for Target Detection via Kalman Filter and Bayesian Estimation</text:p>
          </table:table-cell>
          <table:table-cell office:value-type="string" calcext:value-type="string">
            <text:p>Target detection is essential to the advanced driving assistance system (ADAS) and automatic driving. And the data fusion of millimeter wave radar and camera could provide more accurate and complete information of targets and enhance the environmental perception performance. In this paper, a method of vehicle and pedestrian detection based on the data fusion of millimeter wave radar and camera is proposed to improve the target distance estimation accuracy. The first step is the targets data acquisition. A deep learning model called Single Shot MultiBox Detector (SSD) is utilized for targets detection in consecutive video frames captured by camera and further optimized for high real-time performance and accuracy. Secondly, the coordinate system of camera and radar are unified by coordinate transformation matrix. Then, the parallel Kalman filter is used to track the targets detected by radar and camera respectively. Since targets data provided by the camera and radar are different, different Kalman filters are designed to achieve the tracking process. Finally, the targets data are fused based on Bayesian Estimation. At first, several simulation experiments were designed to test and optimize the proposed method, then the real data was used to prove further. Through experiments, it shows that the measurement noise can be considerably reduced by Kalman filter and the fusion algorithm could improve the estimation accuracy. © 2018 SAE International. All Rights Reserved.</text:p>
          </table:table-cell>
        </table:table-row>
        <table:table-row table:style-name="ro1">
          <table:table-cell office:value-type="string" calcext:value-type="string">
            <text:p>Eye state recognition based on deep integrated neural network and transfer learning</text:p>
          </table:table-cell>
          <table:table-cell office:value-type="string" calcext:value-type="string">
            <text:p>Eye state recognition is widely used in many fields, such as driver drowsiness recognition, facial expression classification, and human–computer interface technology. This study proposes a novel framework based on the deep learning method to classify eye states in still facial images. The proposed method combines a deep neural network and a deep convolutional neural network to construct a deep integrated neural network for characterizing useful information in the eye region by use of the joint optimization method. A transfer learning strategy is applied to extract effective abstract eye features and improve the classification capability of the proposed model on small sample datasets. Experimental results on the Closed Eyes in the Wild (CEW) and Zhejiang University Eyeblink datasets show that the proposed approach outperforms other state-of-the-art methods. In addition, the effects of transfer learning methods with different pretraining datasets on classification accuracy are investigated with the CEW dataset. A driver drowsiness recognition dataset is constructed and used in an experiment to evaluate the effectiveness of the proposed method in driving environments. Experimental results demonstrate that the proposed method performs more stably and robustly than do other methods. © 2017, Springer Science+Business Media, LLC, part of Springer Nature.</text:p>
          </table:table-cell>
        </table:table-row>
        <table:table-row table:style-name="ro1">
          <table:table-cell office:value-type="string" calcext:value-type="string">
            <text:p>Combining CNN and MRF for road detection</text:p>
          </table:table-cell>
          <table:table-cell office:value-type="string" calcext:value-type="string">
            <text:p>Road detection aims at detecting the road surface ahead of the vehicle and plays a crucial role in driver assistance systems. To improve the accuracy and robustness of road detection approaches in complex environments, a new road detection method based on a convolutional neural network (CNN) and Markov random field (MRF) is proposed. The original road image is segmented into super-pixels of uniform size using the simple linear iterative clustering (SLIC) algorithm. On this basis, we train the convolutional neural network, which can automatically learn the features that are most beneficial to the classification. The trained convolutional neural network (CNN) is then applied to classify road and non-road regions. Finally, based on the relationship between the super-pixel neighborhood, we utilize Markov random field (MRF) to optimize the classification results of the convolutional neural network (CNN). The approach provides the better performance. © 2017 Elsevier Ltd</text:p>
          </table:table-cell>
        </table:table-row>
        <table:table-row table:style-name="ro1">
          <table:table-cell office:value-type="string" calcext:value-type="string">
            <text:p>Lane detection method based on lane structural analysis and CNNs</text:p>
          </table:table-cell>
          <table:table-cell office:value-type="string" calcext:value-type="string">
            <text:p>Advanced driving assistance systems (ADASs) play a vital role in the safety of transportation. The detection of lane markings is a very important part of ADASs. For the safety of autonomous vehicles and vehicles driven by human drivers, accurate detection results are necessary. In this study, the authors propose a novel algorithm based on lane structural analysis and convolutional neural networks (CNNs) for lane marking detection. First, a pre-processing stage is used to remove the pavement that constitutes the background of the lane markings. Next, a set of local waveforms from local images is used to generate a region of interest and a CNN classifier is employed to detect lane marking candidates. Finally, a lane geometry analysis stage determines whether or not the candidate is a part of a lane marking. The major contributions of this study can be summarised as follows. First, they propose a novel method to describe a road using waveforms. Second, they analyse the local and global characteristics of the road geometry to detect the lane markings. Third, they provide an effective method to obtain training data for the proposed machine learning method. Experimental results demonstrate that the proposed method outperforms conventional methods. © The Institution of Engineering and Technology 2018.</text:p>
          </table:table-cell>
        </table:table-row>
        <table:table-row table:style-name="ro1">
          <table:table-cell office:value-type="string" calcext:value-type="string">
            <text:p>Fault Detection and Repairing for Intelligent Connected Vehicles Based on Dynamic Bayesian Network Model</text:p>
          </table:table-cell>
          <table:table-cell office:value-type="string" calcext:value-type="string">
            <text:p>With the development of Internet of Things and intelligent transport system, the intelligent connected vehicle (ICV) represents the future direction of the vehicle industry. Due to the open wireless medium, high speed mobility and vulnerability to environmental impact, vehicle data faults are inevitable, which may lead to traffic jam or even accident threatening the life of the driver and passengers. At present, there are few studies for fault detection and repairing of ICV while using traditional methods directly for ICV has a low accuracy. In this paper, we propose a threshold-based fault detection and repairing scheme using a dynamic Bayesian network (DBN) model, which can obtain the temporal and spatial correlations of vehicle data for accurate real-time or history fault detection and repairing. In addition, we give an algorithm of how to select the threshold to achieve the best effect by history data before fault detection and repairing process. Finally, simulation results show that the proposed scheme possesses a good fault detection and repairing accuracy as well as a low false alarm rate compared to other available methods. © 2014 IEEE.</text:p>
          </table:table-cell>
        </table:table-row>
        <table:table-row table:style-name="ro1">
          <table:table-cell office:value-type="string" calcext:value-type="string">
            <text:p>Humanlike Driving: Empirical Decision-Making System for Autonomous Vehicles</text:p>
          </table:table-cell>
          <table:table-cell office:value-type="string" calcext:value-type="string">
            <text:p>The autonomous vehicle, as an emerging and rapidly growing field, has received extensive attention for its futuristic driving experiences. Although the fast developing depth sensors and machine learning methods have given a huge boost to self-driving research, existing autonomous driving vehicles do meet with several avoidable accidents during their road testings. The major cause is the misunderstanding between self-driving systems and human drivers. To solve this problem, we propose a humanlike driving system in this paper to give autonomous vehicles the ability to make decisions like a human. In our method, a convolutional neural network model is used to detect, recognize, and abstract the information in the input road scene, which is captured by the on-board sensors. And then a decision-making system calculates the specific commands to control the vehicles based on the abstractions. The biggest advantage of our work is that we implement a decision-making system which can well adapt to real-life road conditions, in which a massive number of human drivers exist. In addition, we build our perception system with only the depth information, rather than the unstable RGB data. The experimental results give a good demonstration of the efficiency and robustness of the proposed method. © 1967-2012 IEEE.</text:p>
          </table:table-cell>
        </table:table-row>
        <table:table-row table:style-name="ro1">
          <table:table-cell office:value-type="string" calcext:value-type="string">
            <text:p>An improved algorithm for road markings detection with SVM and ROI Restriction: Comparison with a rule-based model</text:p>
          </table:table-cell>
          <table:table-cell office:value-type="string" calcext:value-type="string">
            <text:p>Machine learning method have increased in popularity in Advanced Driving Assistant System (ADAS) field recently. Although most of the best performances are achieved by machine learning and deep learning methods in benchmarks, a matured database of road markings with labels has not yet been built. This paper analyzes the road markings detection using Histogram of Oriented Gradient (HOG) with Support Vector Machine (SVM) on our local database. Compared with the results of the rulebased detection method, our exploration provides a possible solution to improve the machine learning method in order to get a balance on speed and accuracy. © 2018 IEEE.</text:p>
          </table:table-cell>
        </table:table-row>
        <table:table-row table:style-name="ro1">
          <table:table-cell office:value-type="string" calcext:value-type="string">
            <text:p>Reduce cognitive burden on drivers through contextualising environments</text:p>
          </table:table-cell>
          <table:table-cell office:value-type="string" calcext:value-type="string">
            <text:p>Given the rapid increase in urbanisation and a change in the mobility patterns of humans, traffic on our road networks is expanding at an exponential rate. Governments across the globe are investing a vast amount of money on expanding road networks to cater for this ever increasing demand. This, however adds to the cognitive burden of the driver as the moving parts on the road network are also increased. Motivated by this observation, in this paper, we hypothesise that advances in technology-be it connected cars or smart road infrastructures- could play a key role in effectively and efficiently utilising the road network, thus reducing the cognitive burden on drivers. In order to investigate our hypothesis, we have implemented a set of technologies that can seamlessly harness the power of driver specific information and correlate this information with road network features such as properties of the road itself (e.g., roads with high curvature) or traffic information (e.g., traffic flow) such that daily activities of road users can be satisfied. In this paper, we present our initial work to realise this end-to-end framework and present results on contextualising the driving environment by means of feature analysis on the road network. © 2018 IEEE.</text:p>
          </table:table-cell>
        </table:table-row>
        <table:table-row table:style-name="ro1">
          <table:table-cell office:value-type="string" calcext:value-type="string">
            <text:p>Du-parking: Spatio-temporal big data tells you realtime parking availability</text:p>
          </table:table-cell>
          <table:table-cell office:value-type="string" calcext:value-type="string">
            <text:p>Realtime parking availability information is of great importance to help drivers to find a parking space faster and thus to reduce parking search traffic. While there are limited realtime parking availability systems in a city due to the expensive cost of sensor device and maintaining realtime parking information. In this paper, we estimate the realtime parking availability throughout a city using historical parking availability data reported by a limited number of existing sensors of parking lots and a variety of datasets we observed in the city, such as meteorology, events, map mobility trace data and navigation data from Baidu map, and POIs. We propose a deep-learning-based approach, called Du-Parking, which consists of three major components modeling temporal closeness, period and current general influence, respectively. More specifically, we employ long short-term memory (LSTM) to model the temporal closeness and period, and meanwhile using two fully-connected layers to model the current general factors. Our approach learns to dynamically aggregate the output of the three components, to estimate the final parking availability of given parking lot. Using the proposed approach, we have provided the realtime parking availability information in Baidu map app, in nine cities in China. We evaluated our approach in Beijing and Shenzhen. The results show the advantages of our method over two categories of baselines, including linear interpolations, and the well-known classification model like GBDT. © 2018 Copyright held by the owner/author(s).</text:p>
          </table:table-cell>
        </table:table-row>
        <table:table-row table:style-name="ro1">
          <table:table-cell office:value-type="string" calcext:value-type="string">
            <text:p>Outlier detection for multidimensional time series using deep neural networks</text:p>
          </table:table-cell>
          <table:table-cell office:value-type="string" calcext:value-type="string">
            <text:p>Due to the continued digitization of industrial and societal processes, including the deployment of networked sensors, we are witnessing a rapid proliferation of time-ordered observations, known as time series. For example, the behavior of drivers can be captured by GPS or accelerometer as a time series of speeds, directions, and accelerations. We propose a framework for outlier detection in time series that, for example, can be used for identifying dangerous driving behavior and hazardous road locations. Specifically, we first propose a method that generates statistical features to enrich the feature space of raw time series. Next, we utilize an autoencoder to reconstruct the enriched time series. The autoencoder performs dimensionality reduction to capture, using a small feature space, the most representative features of the enriched time series. As a result, the reconstructed time series only capture representative features, whereas outliers often have non-representative features. Therefore, deviations of the enriched time series from the reconstructed time series can be taken as indicators of outliers. We propose and study autoencoders based on convolutional neural networks and long-short term memory neural networks. In addition, we show that embedding of contextual information into the framework has the potential to further improve the accuracy of identifying outliers. We report on empirical studies with multiple time series data sets, which offers insight into the design properties of the proposed framework, indicating that it is effective at detecting outliers. © 2018 IEEE.</text:p>
          </table:table-cell>
        </table:table-row>
        <table:table-row table:style-name="ro1">
          <table:table-cell office:value-type="string" calcext:value-type="string">
            <text:p>Research and application of traffic sign detection and recognition based on deep learning</text:p>
          </table:table-cell>
          <table:table-cell office:value-type="string" calcext:value-type="string">
            <text:p>Nowadays, with the rapid development of society and economy, automobiles have become almost one of the convenient modes of transport for every household. This makes the road traffic environment more and more complicated, and people expect to have an intelligent Vision-assisted applications that provide drivers with traffic sign information, regulate driver operations, or assist in vehicle control to ensure road safety. As one of the more important functions, traffic sign detection and recognition[1], has become a hot research direction of researchers at home and abroad. It is mainly the use of vehicle cameras to capture real-time road images, and then to detect and identify the traffic signs encountered on the road, thus providing accurate information to the driving system. However, the road conditions in the actual scene are very complicated. After many years of hard work, researchers have not yet made the recognition system practical, and further research and improvement are still needed. Traditionally, traffic signage has been detected and categorized using standard computer vision methods, but it also takes considerable time to manually process important features of the image. With the development and progress of science and technology, more and more scholars use deep learning technology to solve this problem. The main reason that the deep learning method is widely accepted is that the model can learn the deep features inside the image autonomously from the training samples, especially for many cases that do not know how to design the feature extractor, such as expression recognition, target detection Wait. Based on the application of road traffic sign detection and recognition, this article focuses on the correctness and high efficiency of detection and recognition. Through Caffe[2] which is the open-source framework, a deep convolution neural network algorithm is proposed to train traffic sign training sets to get a model that can classify traffic signs and to learn and identify the most critical of these traffic signs Features, so as to achieve the purpose of identifying traffic signs in the real scene. © 2018 IEEE.</text:p>
          </table:table-cell>
        </table:table-row>
        <table:table-row table:style-name="ro1">
          <table:table-cell office:value-type="string" calcext:value-type="string">
            <text:p>New source of geospatial data: Crowdsensing by assisted and autonomous vehicle technologies</text:p>
          </table:table-cell>
          <table:table-cell office:value-type="string" calcext:value-type="string">
            <text:p>The ongoing proliferation of remote sensing technologies in the consumer market has been rapidly reshaping the geospatial data acquisition world, and subsequently, the data processing as well as information dissemination processes. Smartphones have clearly established themselves as the primary crowdsourced data generators recently, and provide an incredible volume of remote sensed data with fairly good georeferencing. Besides the potential to map the environment of the smartphone users, they provide information to monitor the dynamic content of the object space. For example, real-time traffic monitoring is one of the most known and widely used real-time crowdsensed application, where the smartphones in vehicles jointly contribute to an unprecedentedly accurate traffic flow estimation. Now we are witnessing another milestone to happen, as driverless vehicle technologies will become another major source of crowdsensed data. Due to safety concerns, the requirements for sensing are higher, as the vehicles should sense other vehicles and the road infrastructure under any condition, not just daylight in favorable weather conditions, and at very fast speed. Furthermore, the sensing is based on using redundant and complementary sensor streams to achieve a robust object space reconstruction, needed to avoid collisions and maintain normal travel patterns. At this point, the remote sensed data in assisted and autonomous vehicles are discarded, or partially recorded for R&amp;D purposes. However, in the long run, as vehicle-to-vehicle (V2V) and vehicle-to-infrastructure (V2I) communication technologies mature, recording data will become a common place, and will provide an excellent source of geospatial information for road mapping, traffic monitoring, etc. This paper reviews the key characteristics of crowdsourced vehicle data based on experimental data, and then the processing aspects, including the Data Science and Deep Learning components. © Authors 2018.</text:p>
          </table:table-cell>
        </table:table-row>
        <table:table-row table:style-name="ro1">
          <table:table-cell office:value-type="string" calcext:value-type="string">
            <text:p>Usage of fully convolutional network with clustering for traffic light detection</text:p>
          </table:table-cell>
          <table:table-cell office:value-type="string" calcext:value-type="string">
            <text:p>In this paper we consider a traffic light detector constructed on the basis of a fully convolutional neural network for segmenting traffic lights on image and subsequent clustering, which allows us to obtain bounding boxes for traffic lights. The proposed approach is compared with one of the most effective object detectors - Single Shot Multibox detector (SSD). We implemented algorithms for objects detection on an embedded system based on the NVidia Jetson TX2 platform. Traffic light detection recall for the proposed approach is better than SSD and higher than 0.9 on both the testing and training samples from relatively small data set (500 training images and 107 testing images). Time of traffic lights detection on one frame is about 50 ms. The results of the traffic light detection prove the possibility of applying the approach based on fully convolutional neural network with clustering for embedded autonomous vehicle control systems and driver assistance systems. © 2018 IEEE.</text:p>
          </table:table-cell>
        </table:table-row>
        <table:table-row table:style-name="ro1">
          <table:table-cell office:value-type="string" calcext:value-type="string">
            <text:p>Parallel planning: a new motion planning framework for autonomous driving</text:p>
          </table:table-cell>
          <table:table-cell office:value-type="string" calcext:value-type="string">
            <text:p>Motion planning is one of the most significant technologies for autonomous driving. To make motion planning models able to learn from the environment and to deal with emergency situations, a new motion planning framework called as parallel planning is proposed in this paper. In order to generate sufficient and various training samples, artificial traffic scenes are firstly constructed based on the knowledge from the reality. A deep planning model which combines a convolutional neural network &amp;#x0028 CNN &amp;#x0029 with the Long Short-Term Memory module &amp;#x0028 LSTM &amp;#x0029 is developed to make planning decisions in an end-to-end mode. This model can learn from both real and artificial traffic scenes and imitate the driving style of human drivers. Moreover, a parallel deep reinforcement learning approach is also presented to improve the robustness of planning model and reduce the error rate. To handle emergency situations, a hybrid generative model including a variational auto-encoder &amp;#x0028 VAE &amp;#x0029 and a generative adversarial network &amp;#x0028 GAN &amp;#x0029 is utilized to learn from virtual emergencies generated in artificial traffic scenes. While an autonomous vehicle is moving, the hybrid generative model generates multiple video clips in parallel, which correspond to different potential emergency scenarios. Simultaneously, the deep planning model makes planning decisions for both virtual and current real scenes. The final planning decision is determined by analysis of real observations. Leveraging the parallel planning approach, the planner is able to make rational decisions without heavy calculation burden when an emergency occurs. IEEE</text:p>
          </table:table-cell>
        </table:table-row>
        <table:table-row table:style-name="ro1">
          <table:table-cell office:value-type="string" calcext:value-type="string">
            <text:p>Modelling the human lane-change execution behaviour through Multilayer Perceptrons and Convolutional Neural Networks</text:p>
          </table:table-cell>
          <table:table-cell office:value-type="string" calcext:value-type="string">
            <text:p>Driving is a highly complex task that involves the execution of multiple cognitive tasks belonging to different levels of abstraction. Traffic emerges from the interaction of a big number of agents implementing those behaviours, but until recent years, modelling it by the interaction of these agents in the so called micro-simulators was a nearly impossible task as their number grows. However, with the growing computing power it is possible to model increasingly large quantities of individual vehicles according to their individual behaviours. These models are usually composed of two sub-models for two well-defined tasks: car-following and lane-change. In the case of lane-change the literature proposes many different models, but few of them use Computational Intelligence (CI) techniques, and much less use personalization for reaching individual granularity. This study explores one of the two aspects of the lane-change called lane-change acceptance, where the driver performs or not a lane-change given his intention and the vehicle environment. We demonstrate how the lane-change acceptance of a specific driver can be learned from his lane change intention and surrounding environment in an urban scenario using CI techniques such as feed-forward Artificial Neural Network (ANN). We work with Multilayer Perceptron (MLP) and Convolutional Neural Networks (CNN) architectures. How they perform one against the other and how the different topologies affect both to the generalization of the problem and the learning process are studied. © 2018 Elsevier Ltd</text:p>
          </table:table-cell>
        </table:table-row>
        <table:table-row table:style-name="ro1">
          <table:table-cell office:value-type="string" calcext:value-type="string">
            <text:p>SIGIR 2018 workshop on ExplainAble Recommendation and Search (EARS 2018)</text:p>
          </table:table-cell>
          <table:table-cell office:value-type="string" calcext:value-type="string">
            <text:p>Explainable recommendation and search attempt to develop models or methods that not only generate high-quality recommendation or search results, but also intuitive explanations of the results for users or system designers, which can help to improve the system transparency, persuasiveness, trustworthiness, and effectiveness, etc. This is even more important in personalized search and recommendation scenarios, where users would like to know why a particular product, web page, news report, or friend suggestion exists in his or her own search and recommendation lists. The motivation of the workshop is to promote the research and application of Explainable Recommendation and Search, under the background of Explainable AI in a more general sense. Early recommendation and search systems adopted intuitive yet easily explainable models to generate recommendation and search lists, such as user-based and item-based collaborative filtering for recommendation, which provide recommendations based on similar users or items, or TF-IDF based retrieval models for search, which provide document ranking lists according to word similarity between different documents. However, state-of-the-art recommendation and search models extensively rely on complex machine learning and latent representation models such as matrix factorization or even deep neural networks, and they work with various types of information sources such as ratings, text, images, audio or video signals. The complexity nature of state-of-the-art models make search and recommendation systems as blank-boxes for end users, and the lack of explainability weakens the persuasiveness and trustworthiness of the system for users, making explainable recommendation and search important research issues to the IR community. In a broader sense, researchers in the whole artificial intelligence community have also realized the importance of Explainable AI, which aims to address a wide range of AI explainability problems in deep learning, computer vision, automatic driving systems, and natural language processing tasks. As an important branch of AI research, this further highlights the importance and urgency for our IR/RecSys community to address the explainability issues of various recommendation and search systems. © 2018 ACM.</text:p>
          </table:table-cell>
        </table:table-row>
        <table:table-row table:style-name="ro1">
          <table:table-cell office:value-type="string" calcext:value-type="string">
            <text:p>Passenger demand prediction with cellular footprints</text:p>
          </table:table-cell>
          <table:table-cell office:value-type="string" calcext:value-type="string">
            <text:p>Accurate forecast of citywide passenger demand helps online car-hailing service providers to better schedule driver supplies. Previous research either uses only passenger order history and fails to capture the deep dependency of passenger demand, or is restricted on grid region partition that loses physical context. Recent advance in mobile traffic analysis has fostered understanding of city functions. In this paper, we propose FlowFlexDP, a demand prediction model that integrates regional crowd flow and applies to flexible region partition. Analysis on a cellular dataset covering 1.5 million users in a major city in China reveals strong correlation between passenger demand and crowd flow. FlowFlexDP extracts both order history and crowd flow from cellular data, and adopts Graph Convolutional Neural Network to adapt prediction for regions of arbitrary shapes and sizes in a city. Evaluation on a large scale data set of DiDi Chuxing from cellular data shows that FlowFlexDP accurately predicts passenger demand and outperforms the state-of-the-art demand prediction methods. © 2018 IEEE.</text:p>
          </table:table-cell>
        </table:table-row>
        <table:table-row table:style-name="ro1">
          <table:table-cell office:value-type="string" calcext:value-type="string">
            <text:p>2018 IEEE International Conference on Evolving and Adaptive Intelligent Systems, EAIS 2018</text:p>
          </table:table-cell>
          <table:table-cell office:value-type="string" calcext:value-type="string">
            <text:p>The proceedings contain 20 papers. The topics discussed include: soft computing forecasting of cardiovascular and respiratory incidents based on climate change scenarios; uninorm based regularized fuzzy neural networks; EDUC8: self-evolving and personalized learning pathways utilizing semantics; deep reinforcement learning for frontal view person shooting using drones; active fuzzy rule induction; incremental adaptive semi-supervised fuzzy clustering for data stream classification; interval-valued intuitionistic fuzzy cognitive maps for stock index forecasting; constructing fuzzy numbers from arbitrary statistical intervals; color adaptation for protanopia using differential evolution-based fuzzy clustering: a case study in digitized paintings; an adaptable deep learning system for optical character verification in retail food packaging; an incremental self-trained ensemble algorithm; scheduling the execution of tasks at the edge; predicting changes in quality of life for patients in vocational rehabilitation; real-time video thresholding using evolutionary techniques and cross entropy; and multi-objective optimization of charging infrastructure to improve suitability of commercial drivers for electric vehicles using real travel data.</text:p>
          </table:table-cell>
        </table:table-row>
        <table:table-row table:style-name="ro1">
          <table:table-cell office:value-type="string" calcext:value-type="string">
            <text:p>Developing an entrepreneurial mindset using the KEEN framework for a digital communication system course</text:p>
          </table:table-cell>
          <table:table-cell office:value-type="string" calcext:value-type="string">
            <text:p>The College of Engineering (CoE) is using the Kern Entrepreneurship Education Network (KEEN) model to develop an entrepreneurial mindset while meeting technical objectives in a digital communication course. The authors attended a three and one-half day meeting called the Integrating Curriculum with Entrepreneurial-Mindset (ICE) Workshop to help students develop an entrepreneurial mindset. [1] During the workshop, the authors developed a set of learning modules focused using KEEN's model. The student must deliver a presentation and a written report focused on the entrepreneurial mindset for a digital communication course, identified as EE 463. Several Entrepreneurial-Minded Learning (EML) activities prepared students for the research project and report. Although the senior and adult students were exposed for the firsttime to the KEEN framework, they performed tasks to foster an entrepreneurial mindset based on the following topics covered in six of the eleven weeks: Internet of Things, Light Fidelity (LiFi), Deep Learning/Artificial Intelligence, Smart Everything (Smart Cities, Smart/Driverless Cars, etc.), Bitcoin/Block Chain Technology, and 5G and Enabling Technologies. Each student must summarize their findings in a discussion board for the assigned topic and make at least one connection of a communication system concept studied in class. Their discussion must also include either a business opportunity/business model, economic or social implication. Each student was asked to develop a discussion question to lead a 10-15 minute discussion for the next lesson. The discussion boards are intended to prepare the students for doing the research paper and presentation. An end of course survey and student feedback are presented. © American Society for Engineering Education, 2018.</text:p>
          </table:table-cell>
        </table:table-row>
        <table:table-row table:style-name="ro1">
          <table:table-cell office:value-type="string" calcext:value-type="string">
            <text:p>Impaired driving detection based on deep convolutional neural network using multimodal-sensor data</text:p>
          </table:table-cell>
          <table:table-cell office:value-type="string" calcext:value-type="string">
            <text:p>Intelligent vehicle systems, such as advanced driving assistance systems, are relatively popular nowadays, which facilitate the timely prevention of driving-related accidents and human injuries caused by impaired driving. An often ignored problem in existing systems is the heterogeneousness across multimodal sensor data, which is becoming more crucial due to the widespread use of more different sensors. This paper proposes a novel feature fusion based detection approach using deep convolutional neural network to profile driver-related, vehicle-related, and road-related features, and extract collaborative information from them. Experimental results demonstrate that the proposed approach is capable of providing more accurate detection of impaired driving, compared with that achieved by other state-of-the-art classifier. © 2018 IEEE.</text:p>
          </table:table-cell>
        </table:table-row>
        <table:table-row table:style-name="ro1">
          <table:table-cell office:value-type="string" calcext:value-type="string">
            <text:p>Impaired driving detection based on deep convolutional neural network using multimodal sensor data</text:p>
          </table:table-cell>
          <table:table-cell office:value-type="string" calcext:value-type="string">
            <text:p>Intelligent vehicle systems, such as advanced driving assistance systems, are relatively popular nowadays, which facilitate the timely prevention of driving-related accidents and human injuries caused by impaired driving. An often ignored problem in existing systems is the heterogeneousness across multimodal sensor data, which is becoming more crucial due to the widespread use of more different sensors. This paper proposes a novel feature fusion based detection approach using deep convolutional neural network to profile driver-related, vehicle-related, and road-related features, and extract collaborative information from them. Experimental results demonstrate that the proposed approach is capable of providing more accurate detection of impaired driving, compared with that achieved by other state-of-the-art classifier. © 2018 IEEE.</text:p>
          </table:table-cell>
        </table:table-row>
        <table:table-row table:style-name="ro1">
          <table:table-cell office:value-type="string" calcext:value-type="string">
            <text:p>Real-Time Traffic Sign Recognition Based on Efficient CNNs in the Wild</text:p>
          </table:table-cell>
          <table:table-cell office:value-type="string" calcext:value-type="string">
            <text:p>Both unmanned vehicles and driver assistance systems require solving the problem of traffic sign recognition. A lot of work has been done in this area, but no approach has been presented to perform the task with high accuracy and high speed under various conditions until now. In this paper, we have designed and implemented a detector by adopting the framework of faster R-convolutional neural networks (CNN) and the structure of MobileNet. Here, color and shape information have been used to refine the localizations of small traffic signs, which are not easy to regress precisely. Finally, an efficient CNN with asymmetric kernels is used to be the classifier of traffic signs. Both the detector and the classifier have been trained on challenging public benchmarks. The results show that the proposed detector can detect all categories of traffic signs. The detector and the classifier proposed here are proved to be superior to the state-of-the-art method. Our code and results are available online. IEEE</text:p>
          </table:table-cell>
        </table:table-row>
        <table:table-row table:style-name="ro1">
          <table:table-cell office:value-type="string" calcext:value-type="string">
            <text:p>Detection of driver drowsiness in driving environment using deep learning methods [Sürüş Ortaminda Sürücü Uykuluk Tespitinin Derin Öǧrenme Yöntemleri Kullanarak Gerçekleştirilmesi]</text:p>
          </table:table-cell>
          <table:table-cell office:value-type="string" calcext:value-type="string">
            <text:p>In this study, a deep learning method was used to detect sleep states of the drivers in the driving environment. A convolutional neural network (CNN) model has been proposed to determine whether the eyes of certain constant face images of drivers are closed. The proposed model has a wide potential application area such as human, computer interface design, facial expression recognition, driver fatigue-sleepiness determination. This method, which was developed on driver sleepiness data, has been applied on 4,846 real eye images in the Closed Eyes In The Wild (CEW) database. Commonly used CNN models are used on the same data to compare performances of the prepared model. According to the classification results obtained, 96.5% and 92.99% of the designed model achieved success and it is seen that this structure can be used in this problem area. © 2018 IEEE.</text:p>
          </table:table-cell>
        </table:table-row>
        <table:table-row table:style-name="ro1">
          <table:table-cell office:value-type="string" calcext:value-type="string">
            <text:p>Lane Detection and Classification for Forward Collision Warning System Based on Stereo Vision</text:p>
          </table:table-cell>
          <table:table-cell office:value-type="string" calcext:value-type="string">
            <text:p>This paper presents a lightweight stereo vision-based driving lane detection and classification system to achieve the ego-car's lateral positioning and forward collision warning to aid advanced driver assistance systems (ADAS). For lane detection, we design a self-adaptive traffic lanes model in Hough Space with a maximum likelihood angle and dynamic pole detection region of interests (ROIs), which is robust to road bumpiness, lane structure changing while the ego-car's driving and interferential markings on the ground. What's more, this model can be improved with geographic information system or electronic map to achieve more accurate results. Besides, the 3-D information acquired by stereo matching is used to generate an obstacle mask to reduce irrelevant objects' interfere and detect forward collision distance. For lane classification, a convolutional neural network is trained by using manually labeled ROI from KITTI data set to classify the left/right-side line of host lane so that we can provide significant information for lane changing strategy making in ADAS. Quantitative experimental evaluation shows good true positive rate on lane detection and classification with a real-time (15Hz) working speed. Experimental results also demonstrate a certain level of system robustness on variation of the environment. © 2001-2012 IEEE.</text:p>
          </table:table-cell>
        </table:table-row>
        <table:table-row table:style-name="ro1">
          <table:table-cell office:value-type="string" calcext:value-type="string">
            <text:p>Automatic railway traffic object detection system using feature fusion refine neural network under shunting mode</text:p>
          </table:table-cell>
          <table:table-cell office:value-type="string" calcext:value-type="string">
            <text:p>Many accidents happen under shunting mode when the speed of a train is below 45 km/h. In this mode, train attendants observe the railway condition ahead using the traditional manual method and tell the observation results to the driver in order to avoid danger. To address this problem, an automatic object detection system based on convolutional neural network (CNN) is proposed to detect objects ahead in shunting mode, which is called Feature Fusion Refine neural network (FR-Net). It consists of three connected modules, i.e., the depthwise-pointwise convolution, the coarse detection module, and the object detection module. Depth-wise-pointwise convolutions are used to improve the detection in real time. The coarse detection module coarsely refine the locations and sizes of prior anchors to provide better initialization for the subsequent module and also reduces search space for the classification, whereas the object detection module aims to regress accurate object locations and predict the class labels for the prior anchors. The experimental results on the railway traffic dataset show that FR-Net achieves 0.8953 mAP with 72.3 FPS performance on a machine with a GeForce GTX1080Ti with the input size of 320 × 320 pixels. The results imply that FR-Net takes a good tradeoff both on effectiveness and real time performance. The proposed method can meet the needs of practical application in shunting mode. © 2018 by the authors. Licensee MDPI, Basel, Switzerland.</text:p>
          </table:table-cell>
        </table:table-row>
        <table:table-row table:style-name="ro1">
          <table:table-cell office:value-type="string" calcext:value-type="string">
            <text:p>Effective vehicle-based kangaroo detection for collision warning systems using region-based convolutional networks</text:p>
          </table:table-cell>
          <table:table-cell office:value-type="string" calcext:value-type="string">
            <text:p>Traffic collisions between kangaroos and motorists are on the rise on Australian roads. According to a recent report, it was estimated that there were more than 20,000 kangaroo vehicle collisions that occurred only during the year 2015 in Australia. In this work, we are proposing a vehicle-based framework for kangaroo detection in urban and highway traffic environment that could be used for collision warning systems. Our proposed framework is based on region-based convolutional neural networks (RCNN). Given the scarcity of labeled data of kangaroos in traffic environments, we utilized our state-of-the-art data generation pipeline to generate 17,000 synthetic depth images of traffic scenes with kangaroo instances annotated in them. We trained our proposed RCNN-based framework on a subset of the generated synthetic depth images dataset. The proposed framework achieved a higher average precision (AP) score of 92% over all the testing synthetic depth image datasets. We compared our proposed framework against other baseline approaches and we outperformed it with more than 37% in AP score over all the testing datasets. Additionally, we evaluated the generalization performance of the proposed framework on real live data and we achieved a resilient detection accuracy without any further fine-tuning of our proposed RCNN-based framework. © 2018 by the authors. Licensee MDPI, Basel, Switzerland.</text:p>
          </table:table-cell>
        </table:table-row>
        <table:table-row table:style-name="ro1">
          <table:table-cell office:value-type="string" calcext:value-type="string">
            <text:p>A globally generalized emotion recognition system involving different physiological signals</text:p>
          </table:table-cell>
          <table:table-cell office:value-type="string" calcext:value-type="string">
            <text:p>Machine learning approaches for human emotion recognition have recently demonstrated high performance. However, only/mostly for subject-dependent approaches, in a variety of applications like advanced driver assisted systems, smart homes and medical environments. Therefore, now the focus is shifted more towards subject-independent approaches, which are more universal and where the emotion recognition system is trained using a specific group of subjects and then tested on totally new persons and thereby possibly while using other sensors of same physiological signals in order to recognize their emotions. In this paper, we explore a novel robust subject-independent human emotion recognition system, which consists of two major models. The first one is an automatic feature calibration model and the second one is a classification model based on Cellular Neural Networks (CNN). The proposed system produces state-of-the-art results with an accuracy rate between 80% and 89% when using the same elicitation materials and physiological sensors brands for both training and testing and an accuracy rate of 71.05% when the elicitation materials and physiological sensors brands used in training are different from those used in training. Here, the following physiological signals are involved: ECG (Electrocardiogram), EDA (Electrodermal activity) and ST (Skin-Temperature). © 2018 by the authors. Licensee MDPI, Basel, Switzerland.</text:p>
          </table:table-cell>
        </table:table-row>
        <table:table-row table:style-name="ro1">
          <table:table-cell office:value-type="string" calcext:value-type="string">
            <text:p>UbeHealth: A personalized ubiquitous cloud and edge-enabled networked healthcare system for smart cities</text:p>
          </table:table-cell>
          <table:table-cell office:value-type="string" calcext:value-type="string">
            <text:p>Smart city advancements are driving massive transformations of healthcare, the largest global industry. The drivers include increasing demands for ubiquitous, preventive, and personalized healthcare, to be provided to the public at reduced risks and costs. Mobile cloud computing could potentially meet the future healthcare demands by enabling anytime, anywhere capture and analyses of patients' data. However, network latency, bandwidth, and reliability are among the many challenges hindering the realization of next-generation healthcare. This paper proposes a ubiquitous healthcare framework, UbeHealth, that leverages edge computing, deep learning, big data, high-performance computing (HPC), and the Internet of Things (IoT) to address the aforementioned challenges. The framework enables an enhanced network quality of service using its three main components and four layers. Deep learning, big data, and HPC are used to predict network traffic, which in turn are used by the Cloudlet and network layers to optimize data rates, data caching, and routing decisions. Application protocols of the traffic flows are classified, enabling the network layer to meet applications' communication requirements better and to detect malicious traffic and anomalous data. Clustering is used to identify the different kinds of data originating from the same application protocols. A proof of concept UbeHealth system has been developed based on the framework. A detailed literature review is used to capture the design requirements for the proposed system. The system is described in detail including the algorithmic implementation of the three components and four layers. Three widely used data sets are used to evaluate the UbeHealth system. © 2013 IEEE.</text:p>
          </table:table-cell>
        </table:table-row>
        <table:table-row table:style-name="ro1">
          <table:table-cell office:value-type="string" calcext:value-type="string">
            <text:p>Predicting the Driver&amp;#x0027;s Focus of Attention: the DR(eye)VE Project</text:p>
          </table:table-cell>
          <table:table-cell office:value-type="string" calcext:value-type="string">
            <text:p>In this work we aim to predict the driver&amp;#x0027;s focus of attention. The goal is to estimate what a person would pay attention to while driving, and which part of the scene around the vehicle is more critical for the task. To this end we propose a new computer vision model based on a multi-branch deep architecture that integrates three sources of information: raw video, motion and scene semantics. We also introduce DR(eye)VE, the largest dataset of driving scenes for which eye-tracking annotations are available. This dataset features more than 500,000 registered frames, matching ego-centric views (from glasses worn by drivers) and car-centric views (from roof-mounted camera), further enriched by other sensors measurements. Results highlight that several attention patterns are shared across drivers and can be reproduced to some extent. The indication of which elements in the scene are likely to capture the driver&amp;#x0027;s attention may benefit several applications in the context of human-vehicle interaction and driver attention analysis. IEEE</text:p>
          </table:table-cell>
        </table:table-row>
        <table:table-row table:style-name="ro1">
          <table:table-cell office:value-type="string" calcext:value-type="string">
            <text:p>Continuous real-time vehicle driver authentication using convolutional neural network based face recognition</text:p>
          </table:table-cell>
          <table:table-cell office:value-type="string" calcext:value-type="string">
            <text:p>Continuous driver authentication is useful in the prevention of car thefts, fraudulent switching of designated drivers, and driving beyond a designated amount of time for a single driver. In this paper, we propose a deep neural network based approach for real time and continuous authentication of vehicle drivers. Features extracted from pre-trained neural network models are classified with support vector classifiers. In order to examine realistic conditions, we collect 130 in-car driving videos from 52 different subjects. We investigate the conditions under which current face recognition technology will allow commercialization of continuous driver authentication. © 2018 IEEE.</text:p>
          </table:table-cell>
        </table:table-row>
        <table:table-row table:style-name="ro1">
          <table:table-cell office:value-type="string" calcext:value-type="string">
            <text:p>Behavioral cloning for driverless cars using transfer learning</text:p>
          </table:table-cell>
          <table:table-cell office:value-type="string" calcext:value-type="string">
            <text:p>A machine learning algorithm for decision making in driverless navigation is developed. This method is implemented through adapting existing proved convolutional neural networks to the current problem. Compared to the traditional methods supported by algorithms from computer graphics, this transfer learning method tend to optimize all processing steps simultaneously, thus leading to better performance while maintaining a high performance-to-cost ratio. © 2018 IEEE.</text:p>
          </table:table-cell>
        </table:table-row>
        <table:table-row table:style-name="ro1">
          <table:table-cell office:value-type="string" calcext:value-type="string">
            <text:p>LiDAR and camera detection fusion in a real-time industrial multi-sensor collision avoidance system</text:p>
          </table:table-cell>
          <table:table-cell office:value-type="string" calcext:value-type="string">
            <text:p>Collision avoidance is a critical task in many applications, such as ADAS (advanced driver-assistance systems), industrial automation and robotics. In an industrial automation setting, certain areas should be off limits to an automated vehicle for protection of people and high-valued assets. These areas can be quarantined by mapping (e.g., GPS) or via beacons that delineate a no-entry area. We propose a delineation method where the industrial vehicle utilizes a LiDAR (Light Detection and Ranging) and a single color camera to detect passive beacons and model-predictive control to stop the vehicle from entering a restricted space. The beacons are standard orange traffic cones with a highly reflective vertical pole attached. The LiDAR can readily detect these beacons, but suffers from false positives due to other reflective surfaces such as worker safety vests. Herein, we put forth a method for reducing false positive detection from the LiDAR by projecting the beacons in the camera imagery via a deep learning method and validating the detection using a neural network-learned projection from the camera to the LiDAR space. Experimental data collected at Mississippi State University’s Center for Advanced Vehicular Systems (CAVS) shows the effectiveness of the proposed system in keeping the true detection while mitigating false positives. © 2018 by the authors. Licensee MDPI, Basel, Switzerland.</text:p>
          </table:table-cell>
        </table:table-row>
        <table:table-row table:style-name="ro1">
          <table:table-cell office:value-type="string" calcext:value-type="string">
            <text:p>Body posture and face orientation estimation by convolutional network with heterogeneous learning</text:p>
          </table:table-cell>
          <table:table-cell office:value-type="string" calcext:value-type="string">
            <text:p>Autonomous driving system switches over to a manual driving mode by human when the system is not able to drive itself. The system has to constantly monitor whether the driver can drive the vehicle by the driver's posture and face orientation. Conventional methods for estimating posture and face orientation perform feature extraction and recognition for each task, and thus require an appreciable amount of processing time. In this paper, we propose a method that performs multiple tasks by Deep Convolutional Neural Network (DCNN) with heterogeneous learning, by sharing the feature extraction process. The body posture and face orientation estimation can be performed simultaneously. In evaluation, we have achieved a high accuracy of 98% in body posture estimation, and 91% in face orientation estimation. The processing time for a single image has been 2.6 ms when the we employ a GPU, and 34.1 ms in CPU. We confirm that proposed method can perform body posture and face orientation estimation in real time. © 2018 IEEE.</text:p>
          </table:table-cell>
        </table:table-row>
        <table:table-row table:style-name="ro1">
          <table:table-cell office:value-type="string" calcext:value-type="string">
            <text:p>Simulating object lists using neural networks in automotive radar</text:p>
          </table:table-cell>
          <table:table-cell office:value-type="string" calcext:value-type="string">
            <text:p>Simulation of sensor readings is important within the field of advanced driver-assistance systems, specifically with respect to feasibility studies of high-risk scenarios, where carrying out such test drives in the real world is expensive. Automotive radar signals are multi-dimensional and their data sizes are large, due to multiple measurements being taken within a short time frame in order to resolve ambiguities. Analyzing such signals and generating models from them is therefore no easy task. This paper presents an approach to generate models from data using neural networks. Conditional variational auto-encoders are used for their ability to learn complex distributions and can easily be trained via gradient descent-type algorithms. Our method is able to handle big data sizes and generate synthetic data of high accuracy. © 2018 IEEE.</text:p>
          </table:table-cell>
        </table:table-row>
        <table:table-row table:style-name="ro1">
          <table:table-cell office:value-type="string" calcext:value-type="string">
            <text:p>EEG-based detection of braking intention under different car driving conditions</text:p>
          </table:table-cell>
          <table:table-cell office:value-type="string" calcext:value-type="string">
            <text:p>The anticipatory recognition of braking is essential to prevent traffic accidents. For instance, driving assistance systems can be useful to properly respond to emergency braking situations. Moreover, the response time to emergency braking situations can be affected and even increased by different driver’s cognitive states caused by stress, fatigue, and extra workload. This work investigates the detection of emergency braking from driver’s electroencephalographic (EEG) signals that precede the brake pedal actuation. Bioelectrical signals were recorded while participants were driving in a car simulator while avoiding potential collisions by performing emergency braking. In addition, participants were subjected to stress, workload, and fatigue. EEG signals were classified using support vector machines (SVM) and convolutional neural networks (CNN) in order to discriminate between braking intention and normal driving. Results showed significant recognition of emergency braking intention which was on average 71.1% for SVM and 71.8% CNN. In addition, the classification accuracy for the best participant was 80.1 and 88.1% for SVMand CNN, respectively. These results show the feasibility of incorporating recognizable driver’s bioelectrical responses into advanced driver-assistance systems to carry out early detection of emergency braking situations which could be useful to reduce car accidents. © 2018 Hernández, Mozos, Ferrández and Antelis.</text:p>
          </table:table-cell>
        </table:table-row>
        <table:table-row table:style-name="ro1">
          <table:table-cell office:value-type="string" calcext:value-type="string">
            <text:p>Explainable software analytics</text:p>
          </table:table-cell>
          <table:table-cell office:value-type="string" calcext:value-type="string">
            <text:p>Software analytics has been the subject of considerable recent attention but is yet to receive significant industry traction. One of the key reasons is that software practitioners are reluctant to trust predictions produced by the analytics machinery without understanding the rationale for those predictions. While complex models such as deep learning and ensemble methods improve predictive performance, they have limited explainability. In this paper, we argue that making software analytics models explainable to software practitioners is as important as achieving accurate predictions. Explainability should therefore be a key measure for evaluating software analytics models.We envision that explainability will be a key driver for developing software analytics models that are useful in practice. We outline a research roadmap for this space, building on social science, explainable artificial intelligence and software engineering. © 2018 Association for Computing Machinery.</text:p>
          </table:table-cell>
        </table:table-row>
        <table:table-row table:style-name="ro1">
          <table:table-cell office:value-type="string" calcext:value-type="string">
            <text:p>Scheduling the Operation of a Connected Vehicular Network Using Deep Reinforcement Learning</text:p>
          </table:table-cell>
          <table:table-cell office:value-type="string" calcext:value-type="string">
            <text:p>Driven by the expeditious evolution of the Internet of Things, the conventional vehicular ad hoc networks will progress toward the Internet of Vehicles (IoV). With the rapid development of computation and communication technologies, IoV promises huge commercial interest and research value, thereby attracting a large number of companies and researchers. In an effort to satisfy the driver's well-being and demand for continuous connectivity in the IoV era, this paper addresses both safety and quality-of-service (QoS) concerns in a green, balanced, connected, and efficient vehicular network. Using the recent advances in training deep neural networks, we exploit the deep reinforcement learning model, namely deep Q-network, which learns a scheduling policy from high-dimensional inputs corresponding to the current characteristics of the underlying model. The realized policy serves to extend the lifetime of the battery-powered vehicular network while promoting a safe environment that meets acceptable QoS levels. Our presented deep reinforcement learning model is found to outperform several scheduling benchmarks in terms of completed request percentage (10-25&amp;#x0025;), mean request delay (10-15&amp;#x0025;), and total network lifetime (5-65&amp;#x0025;). IEEE</text:p>
          </table:table-cell>
        </table:table-row>
        <table:table-row table:style-name="ro1">
          <table:table-cell office:value-type="string" calcext:value-type="string">
            <text:p>Etracker: A mobile gaze-tracking system with near-eye display based on a combined gaze-tracking algorithm</text:p>
          </table:table-cell>
          <table:table-cell office:value-type="string" calcext:value-type="string">
            <text:p>Eye tracking technology has become increasingly important for psychological analysis, medical diagnosis, driver assistance systems, and many other applications. Various gaze-tracking models have been established by previous researchers. However, there is currently no near-eye display system with accurate gaze-tracking performance and a convenient user experience. In this paper, we constructed a complete prototype of the mobile gaze-tracking system ‘Etracker’ with a near-eye viewing device for human gaze tracking. We proposed a combined gaze-tracking algorithm. In this algorithm, the convolutional neural network is used to remove blinking images and predict coarse gaze position, and then a geometric model is defined for accurate human gaze tracking. Moreover, we proposed using the mean value of gazes to resolve pupil center changes caused by nystagmus in calibration algorithms, so that an individual user only needs to calibrate it the first time, which makes our system more convenient. The experiments on gaze data from 26 participants show that the eye center detection accuracy is 98% and Etracker can provide an average gaze accuracy of 0.53° at a rate of 30–60 Hz. © 2018 by the authors. Licensee MDPI, Basel, Switzerland.</text:p>
          </table:table-cell>
        </table:table-row>
        <table:table-row table:style-name="ro1">
          <table:table-cell office:value-type="string" calcext:value-type="string">
            <text:p>Shaping Open Source Compute ecosystem with Neo and clDNN</text:p>
          </table:table-cell>
          <table:table-cell office:value-type="string" calcext:value-type="string">
            <text:p>The Compute Library for Deep Neural Networks [1] (clDNN) is an open source performance library for Deep Learning (DL) applications intended for acceleration of DL inference on Intel® Processor Graphics. It was released in 2017 and was recently coupled with Neo [2], which is the open source OpenCL [3] driver for Intel Processor Graphics. Together they provide a complete open source software stack for Deep Learning applications. © 2018 Copyright is held by the owner/author(s).</text:p>
          </table:table-cell>
        </table:table-row>
        <table:table-row table:style-name="ro1">
          <table:table-cell office:value-type="string" calcext:value-type="string">
            <text:p>A novel autonomous taxi model for smart cities</text:p>
          </table:table-cell>
          <table:table-cell office:value-type="string" calcext:value-type="string">
            <text:p>Autonomous taxies are in high demand for smart city scenario. Such taxies have a well specified path to travel. Therefore, these vehicles only required two important parameters. One is detection parameter and other is control parameter. Further, detection parameters require turn detection and obstacle detection. The control parameters contain steering control and speed control. In this paper a novel autonomous taxi model has been proposed for smart city scenario. Deep learning has been used to model the human driver capabilities for the autonomous taxi. A hierarchical Deep Neural Network (DNN) architecture has been utilized to train various driving aspects. In first level, the proposed DNN architecture classifies the straight and turning of road. A parallel DNN is used to detect obstacle at level one. In second level, the DNN discriminates the turning i.e. left or right for steering and speed controls. Two multi layered DNNs have been used on Nvidia Tesla K 40 GPU based system with Core i-7 processor. The mean squared error (MSE) for the detection parameters viz. speed and steering angle were 0.018 and 0.0248 percent, respectively, with 15 milli seconds of real-time response delay. © 2018 IEEE.</text:p>
          </table:table-cell>
        </table:table-row>
        <table:table-row table:style-name="ro1">
          <table:table-cell office:value-type="string" calcext:value-type="string">
            <text:p>From pixels to actions: Learning to drive a car with deep neural networks</text:p>
          </table:table-cell>
          <table:table-cell office:value-type="string" calcext:value-type="string">
            <text:p>The promise of self-driving cars promotes several advantages, e.g. they have the ability to outperform human drivers while being safer. Here we take a deeper look into some aspects from algorithms aimed at making this promise a reality. More specifically, we analyze an end-to-end neural network to predict a car's steering actions on a highway based on images taken from a single car-mounted camera. We focus our analysis on several aspects which could have a significant impact on the performance of the system. These aspects are: the input data format, the temporal dependencies between consecutive inputs, and the origin of the data. We show that, for the task at hand, regression networks outperform their classifier counterparts. In addition, there seems to be a small difference between networks that use coloured images and ones that use grayscale images as input. For the second aspect, by feeding the network three concatenated images, we get a significant decrease of 30% in mean squared error. For the third aspect, by using simulation data we are able to train networks that have a performance comparable to networks trained on real-life datasets. We also qualitatively demonstrate that the standard metrics that are used to evaluate networks do not necessarily accurately reflect a system's driving behaviour. We show that a promising confusion matrix may result in poor driving behaviour while a very ill-looking confusion matrix may result in good driving behaviour. © 2018 IEEE.</text:p>
          </table:table-cell>
        </table:table-row>
        <table:table-row table:style-name="ro1">
          <table:table-cell office:value-type="string" calcext:value-type="string">
            <text:p>Training of CNN with heterogeneous learning for multiple pedestrian attributes recognition using rarity rate</text:p>
          </table:table-cell>
          <table:table-cell office:value-type="string" calcext:value-type="string">
            <text:p>Pedestrian attribute information is important function for an advanced driver assistance system (ADAS). Pedestrian attributes such as body pose, face orientation and open umbrella indicate the intended action or state of the pedestrian. Generally, this information is recognized using independent classifiers for each task. Performing all of these separate tasks is too time-consuming at the testing stage. In addition, the processing time increases with increasing number of tasks. To address this problem, multitask learning or heterogeneous learning is performed to train a single classifier to perform multiple tasks. In particular, heterogeneous learning is able to simultaneously train a classifier to perform regression and recognition tasks, which reduces both training and testing time. However, heterogeneous learning tends to result in a lower accuracy rate for classes with few training samples. In this paper, we propose a method to improve the performance of heterogeneous learning for such classes. We introduce a rarity rate based on the importance and class probability of each task. The appropriate rarity rate is assigned to each training sample. Thus, the samples in a mini-batch for training a deep convolutional neural network are augmented according to this rarity rate to focus on the classes with a few samples. Our heterogeneous learning approach with the rarity rate performs pedestrian attribute recognition better, especially for classes representing few training samples. © 2018 The Institute of Electronics, Information and Communication Engineers.</text:p>
          </table:table-cell>
        </table:table-row>
        <table:table-row table:style-name="ro1">
          <table:table-cell office:value-type="string" calcext:value-type="string">
            <text:p>Real-time head pose estimation using multi-task deep neural network</text:p>
          </table:table-cell>
          <table:table-cell office:value-type="string" calcext:value-type="string">
            <text:p>Driver inattention is one of the main causes of traffic accidents. To avoid such accidents, advanced driver assistance system that passively monitors the driver's activities is needed. In this paper, we present a novel method to estimate a head pose from a monocular camera. The proposed algorithm is based on multi-task learning deep neural network that uses a small grayscale image. The network jointly detects multi-view faces and estimates head pose even under poor environment conditions such as illumination change, vibration, large pose change, and occlusion. We also propose a multi-task learning method that does not bias on a specific task with different datasets. Moreover, in order to fertilize training dataset, we establish and release the RCVFace dataset that has accurate head poses. The proposed framework outperforms state-of-the-art approaches quantitatively and qualitatively with an average head pose mean error of less than 4° in real-time. The algorithm applies to driver monitoring system that is crucial for driver safety. © 2018</text:p>
          </table:table-cell>
        </table:table-row>
        <table:table-row table:style-name="ro1">
          <table:table-cell office:value-type="string" calcext:value-type="string">
            <text:p>Reliability analysis on case-study traffic sign convolutional neural network on APSoC</text:p>
          </table:table-cell>
          <table:table-cell office:value-type="string" calcext:value-type="string">
            <text:p>Deep learning has been widely used to solve computer vision applications such as autonomous cars and Advanced Driver Assistance Systems (ADAS). One of these computer vision applications is traffic sign recognition that plays an essential role in autonomous cars and ADAS. All-Programmable System-on-Chip (APSoC) is an excellent target platform for implementing ADAS applications due to its flexibility. However, as its Programmable Logic (PL) is implemented with SRAM cells and traffic sign recognition is a safety critical application, the reliability under radiation must be analyzed and hardening or mitigation techniques may be required. Thus, random and piled-up fault injections in the APSoC configuration bits were carried out as well as neutron-radiation experiments in order to evaluate the reliability of a Convolutional Neural Network (CNN). Comparison with related work shows that timing-multiplexing neural network architectures present an insignificantly higher Architecture Vulnerability Factor (AVF) than parallel pipelined architectures. © 2018 IEEE.</text:p>
          </table:table-cell>
        </table:table-row>
        <table:table-row table:style-name="ro1">
          <table:table-cell office:value-type="string" calcext:value-type="string">
            <text:p>Driver behavioral cloning using deep learning [Oponašanje vozača korišćenjem deep learning tehnike]</text:p>
          </table:table-cell>
          <table:table-cell office:value-type="string" calcext:value-type="string">
            <text:p>In this paper, one solution for driver behavioral cloning using deep learning is presented. The aim of this paper is to achieve autonomous driving in simulated conditions. In the simulator, images obtained from a camera mounted in the vehicle mimics the driver's vision, and then the reaction, control of the vehicle. Based on the images from the cameras gained in the manual mode, the neural network is trained using deep learning. Using this trained deep neural network leads to autonomous driving. The driver behavioral cloning algorithm, developed and described in this paper, is based on the NVIDIA convolutional neural network model. © 2018 IEEE.</text:p>
          </table:table-cell>
        </table:table-row>
        <table:table-row table:style-name="ro1">
          <table:table-cell office:value-type="string" calcext:value-type="string">
            <text:p>Cognitive load estimation in the wild</text:p>
          </table:table-cell>
          <table:table-cell office:value-type="string" calcext:value-type="string">
            <text:p>Cognitive load has been shown, over hundreds of validated studies, to be an important variable for understanding human performance. However, establishing practical, non-contact approaches for automated estimation of cognitive load under real-world conditions is far from a solved problem. Toward the goal of designing such a system, we propose two novel vision-based methods for cognitive load estimation, and evaluate them on a large-scale dataset collected under real-world driving conditions. Cognitive load is defined by which of 3 levels of a validated reference task the observed subject was performing. On this 3-class problem, our best proposed method of using 3D convolutional neural networks achieves 86.1% accuracy at predicting task-induced cognitive load in a sample of 92 subjects from video alone. This work uses the driving context as a training and evaluation dataset, but the trained network is not constrained to the driving environment as it requires no calibration and makes no assumptions about the subject's visual appearance, activity, head pose, scale, and perspective. © 2018 Association for Computing Machinery.</text:p>
          </table:table-cell>
        </table:table-row>
        <table:table-row table:style-name="ro1">
          <table:table-cell office:value-type="string" calcext:value-type="string">
            <text:p>Real-time object detection towards high power efficiency</text:p>
          </table:table-cell>
          <table:table-cell office:value-type="string" calcext:value-type="string">
            <text:p>In recent years, Convolutional Neural Network (CNN) has been widely applied in computer vision tasks and has achieved significant improvement in image object detection. The CNN methods consume more computation as well as storage, so GPU is introduced for real-time object detection. However, due to the high power consumption of GPU, it is difficult to adopt GPU in mobile applications like automatic driving. The previous work proposes some optimizing techniques to lower the power consumption of object detection on mobile GPU or FPGA. In the first Low-Power Image Recognition Challenge (LPIRC), our system achieved the best result with mAP/Energy on mobile GPU platforms. We further research the acceleration of detection algorithms and implement two more systems for real-time detection on FPGA with higher energy efficiency. In this paper, we will introduce the object detection algorithms and summarize the optimizing techniques in three of our previous energy efficient detection systems on different hardware platforms for object detection. © 2018 EDAA.</text:p>
          </table:table-cell>
        </table:table-row>
        <table:table-row table:style-name="ro1">
          <table:table-cell office:value-type="string" calcext:value-type="string">
            <text:p>Monocular vehicle distance sensor using HOG and Kalman tracking</text:p>
          </table:table-cell>
          <table:table-cell office:value-type="string" calcext:value-type="string">
            <text:p>Reliable measurement of ground distance between a host vehicle and nearby vehicles is needed for driver assistance and collision avoidance systems. Although Light Detection and Ranging (LIDAR) sensors provide accurate information over a narrow field of view, a single camera system could provide a more versatile, cost-effective alternative. We demonstrate improvement in monocular vision methods for application in automotive distance measuring. We do this with deep learning neural networks that provide well placed and sized bounding boxes on the targets enhanced by a Kalman filter assisted estimator. We compare this work using Mean Absolute Percentage Error (MAPE) to demonstrate measurable performance improvement. © 2017 IEEE.</text:p>
          </table:table-cell>
        </table:table-row>
        <table:table-row table:style-name="ro1">
          <table:table-cell office:value-type="string" calcext:value-type="string">
            <text:p>Depth video-based two-stream convolutional neural networks for driver fatigue detection</text:p>
          </table:table-cell>
          <table:table-cell office:value-type="string" calcext:value-type="string">
            <text:p>Recently, much research efforts have been dedicated to the development of computer-vision-based driver fatigue detection systems. Most of them utilize the RGB data, and focus on driver status detection during the day. However, drivers are more likely to be tired and drowsy during night time. In this paper, we present a driver fatigue detection system based on CNN using depth video sequences, which helps to provide alerts properly to fatigue drivers during the night time. Specifically, the two-stream CNN architecture incorporates spatial information of current depth frame and temporal information of neighboring depth frames which is represented by motion vectors. Besides, we propose a background removal system for depth video sequence of driving. Our method is trained and evaluated on our driver behavior dataset. Experiments show that the accuracy of the proposed method achieves 91.57%, which outperforms the baseline system within the recent state-of-the-art. © 2017 IEEE.</text:p>
          </table:table-cell>
        </table:table-row>
        <table:table-row table:style-name="ro1">
          <table:table-cell office:value-type="string" calcext:value-type="string">
            <text:p>Driving scenario recognition for advanced hybrid electric vehicle control</text:p>
          </table:table-cell>
          <table:table-cell office:value-type="string" calcext:value-type="string">
            <text:p>Fuel consumption in a Hybrid Electric Vehicle (HEV) is typically impacted by powertrain operation modes, short- and long-term driving trend and style, and road type and traffic conditions. Typically, HEVs have rule-based supervisory control using heuristic logic. This approach works sub-optimally because it does not have knowledge of either road conditions or driving trends. We propose a machine learning approach to enhance the HEV controller performance. We create a Driving Scene Recognizer (DSR) that uses the contextual information available to recognize the current driving scenario. This information would be used by the supervisory controller to decide the optimal vehicle commands at each instant of the drive cycle. A hierarchical deep learning network is trained on videos of driving data and vehicle sensor data to classify typical driving scenarios. We demonstrate the performance of the DSR on real-world test data. © 2017 IEEE.</text:p>
          </table:table-cell>
        </table:table-row>
        <table:table-row table:style-name="ro1">
          <table:table-cell office:value-type="string" calcext:value-type="string">
            <text:p>Lane marking detection and classification with combined deep neural network for driver assistance</text:p>
          </table:table-cell>
          <table:table-cell office:value-type="string" calcext:value-type="string">
            <text:p>An efficient approach for lane marking detection and classification by the combination of convolution neural network and recurrent neural network is proposed in this paper. First, convolution neural network is trained for lane marking features extraction, and then these convolution neural network features of continuous frames are transferred to recurrent neural network model for lane boundary detection and classification in the time domain. At last, a lane boundary fitting method based on dynamic programming is proposed to improve the lane detection accuracy and robustness. The method presented generates satisfactory results of lane detection and type classification under various traffic conditions according to the experimental results, which show that the approach provided in this paper outperforms traditional methods and the total lane markings classification reached 95.21% accuracy. © 2018, IMechE 2018.</text:p>
          </table:table-cell>
        </table:table-row>
        <table:table-row table:style-name="ro2">
          <table:table-cell office:value-type="string" calcext:value-type="string">
            <text:p>Overview of deep learning intelligent driving methods [基于深度学习的自动驾驶技术综述]</text:p>
          </table:table-cell>
          <table:table-cell office:value-type="string" calcext:value-type="string">
            <text:p>This paper introduces target recognition and detection methods based on the convolutional neural network (CNN) model, the improved regions with convolutional neural network (R-CNN) and the task-assistant convolutional neural network (TA-CNN) model for pedestrian detection. This paper also describes stereo matching based on a deep learning model for stereo matching using the Siamese network. Multi-source data fusion is also introduced based on a vision sensor, a radar sensor and a camera using a deep learning network. The CNN is used for end-to-end horizontal and vertical control of autonomous vehicles. Deep learning is widely used in the perception level, decision-making level and control level in automatic driving systems to continuously improve the perception, detection, decision-making and control accuracy. Analyses show that deep learning will improve of autonomous driving systems. © 2018, Tsinghua University Press. All right reserved.</text:p>
          </table:table-cell>
        </table:table-row>
        <table:table-row table:style-name="ro1">
          <table:table-cell office:value-type="string" calcext:value-type="string">
            <text:p>Learning-Based Energy-Efficient Data Collection by Unmanned Vehicles in Smart Cities</text:p>
          </table:table-cell>
          <table:table-cell office:value-type="string" calcext:value-type="string">
            <text:p>Mobile crowdsourcing (MCS) is now an important source of information for smart cities, especially with the help of unmanned aerial vehicles (UAVs) and driverless cars. They are equipped with different kinds of high-precision sensors, and can be scheduled/controlled completely during data collection, which will make MCS system more robust. However, they are limited to energy constraint, especially for long-term, long-distance sensing tasks, and cities are almost too crowded to set stationary charging station. Towards this end, in this paper we propose to leverage emerging deep reinforcement learning (DRL) techniques for enabling model-free unmanned vehicles control, and present a novel and highly effective control framework, called 'DRL-RVC.' It utilizes the powerful convolutional neural network for feature extraction of the necessary information (including sample distribution, traffic flow, etc.), then makes decisions under the guidance of the deep Q network. That is, UAVs will cruise in the city without control and collect most required data in the sensing region, while mobile unmanned charging station will reach the charging point in the shortest possible time. Finally, we validate and evaluate the proposed framework via extensive simulations based on a real dataset in Rome. Extensive simulation results well justify the effectiveness and robustness of our approach. © 2005-2012 IEEE.</text:p>
          </table:table-cell>
        </table:table-row>
        <table:table-row table:style-name="ro1">
          <table:table-cell office:value-type="string" calcext:value-type="string">
            <text:p>Convolutional neural network-based classification of driver’s emotion during aggressive and smooth driving using multi-modal camera sensors</text:p>
          </table:table-cell>
          <table:table-cell office:value-type="string" calcext:value-type="string">
            <text:p>Because aggressive driving often causes large-scale loss of life and property, techniques for advance detection of adverse driver emotional states have become important for the prevention of aggressive driving behaviors. Previous studies have primarily focused on systems for detecting aggressive driver emotion via smart-phone accelerometers and gyro-sensors, or they focused on methods of detecting physiological signals using electroencephalography (EEG) or electrocardiogram (ECG) sensors. Because EEG and ECG sensors cause discomfort to drivers and can be detached from the driver’s body, it becomes difficult to focus on bio-signals to determine their emotional state. Gyro-sensors and accelerometers depend on the performance of GPS receivers and cannot be used in areas where GPS signals are blocked. Moreover, if driving on a mountain road with many quick turns, a driver’s emotional state can easily be misrecognized as that of an aggressive driver. To resolve these problems, we propose a convolutional neural network (CNN)-based method of detecting emotion to identify aggressive driving using input images of the driver’s face, obtained using near-infrared (NIR) light and thermal camera sensors. In this research, we conducted an experiment using our own database, which provides a high classification accuracy for detecting driver emotion leading to either aggressive or smooth (i.e., relaxed) driving. Our proposed method demonstrates better performance than existing methods. © 2018 by the authors. Licensee MDPI, Basel, Switzerland.</text:p>
          </table:table-cell>
        </table:table-row>
        <table:table-row table:style-name="ro1">
          <table:table-cell office:value-type="string" calcext:value-type="string">
            <text:p>Tractor driver fatigue detection based on convolution neural network and facial image recognition</text:p>
          </table:table-cell>
          <table:table-cell office:value-type="string" calcext:value-type="string">
            <text:p>Tractor is a popular tool for agricultural farming in the world. But many factors such as high labor intensity, absence of sleeping and monotonous environment make driver fatigued easily in farming season. Aiming at the phenomenon of fatigue driving which is the major reason for tractor traffic accidents, a tractor fatigue detection method based on facial feature recognition using convolution neural network was proposed. Firstly, 1200 driving images were sampled during different daytimes by 60 drivers in which the male accounted for 77%. Then the face images of tractor drivers were pretreated by gamma intensity correction (GIC) method, aimed to solve the problem of the uneven brightness of images with fast processing speed because of its simple algorithm, and hence reduce the influence of illumination of faces. Due to the complex working environment of the tractor and the special surrounding window design, wavelet denoising method was applied in image denoising because it is powerful for the removal of impulse noise and Gaussian noise which are the main noise in the images. In addition, principal component analysis - skin color model (PCA-SCM) method was used to detect and locate faces and then skin color model was applied to rectify and extract the facial area. For improving the face recognition precision, dual-face recognition and checking algorithm was proposed. Firstly, core feature face database was established and human face recognition classifier was generated. Secondly the core feature memory space of human face was formed to locate human face in image. Thirdly, to establish a Gaussian skin color model in YCbCr color space and perform the binary converting, bloat and corrosion methods were also applied to remove fake areas for improving accuracy. In the end, the obtained face position was compared with the previous one to evaluate the effectiveness of this image. Finally, the drivers' facial images were input to the convolution neural network (CNN) for training, and the driver fatigue detection model was established to identify the fatigue of tractor driver based on the face image. The neural network was mainly composed of an input layer, 2 convolution layers, 2 pooling layers, 2 fully connected layers and an output layer. The batch size was 30, and the convolution layer sampled 16 channels of input layer. After reducing the dimension of the feature map by the pooling layer, the full connection layer classified the extracted features and then the correctness rate and the loss rate were obtained. The AdamOptimizer was selected as the optimizer to improve the gradient descent by using the momentum (moving average of the parameters). The hyperparameters were dynamically adjusted to minimize the loss function of the network to achieve better discrimination. Additionally, the changes of weight parameter and bias parameter in convolutional layer and all-connected layer were analyzed, as well as the change trend of correctness rate and loss rate. The T-SNE dimensionality reduction iterative analysis was applied in CNN training. Compared with other methods of fatigue driving detection, such as dynamic template matching and BP (back propagation) neural network, CNN has obvious advantages in detecting correctness and detecting speed. Due to the unique convolutional kernel structure of CNN, more and more useful information in the image can be extracted more efficiently and quickly. CNN still has good detection efficiency compared with the fuzzy inference detection method. Experiments showed that the proposed detection model's accuracy rate is 98.9%, and the recognition time for each frame of image is 38 ms (Using Inter i7-4510U dual-core processor), which demonstrate that the proposed image processing method using CNN can realize fatigue detection of tractor driver in real time. © 2018, Editorial Department of the Transactions of the Chinese Society of Agricultural Engineering. All right reserved.</text:p>
          </table:table-cell>
        </table:table-row>
        <table:table-row table:style-name="ro1">
          <table:table-cell office:value-type="string" calcext:value-type="string">
            <text:p>Real-time incident clearance time prediction using traffic data from internet of mobility sensors</text:p>
          </table:table-cell>
          <table:table-cell office:value-type="string" calcext:value-type="string">
            <text:p>The time wasted in traffic congestion especially the non-recurring (unexpected) is priceless. Intelligent Transportation Systems (ITS) technologies aims at improving transportation safety and mobility, reduce environmental impacts, and enhance productivity by utilizing the current available infrastructure. Providing the drivers with an accurate clearance time will help them manage their trips efficiently. Existing studies attempted to predict the clearance time of highway incidents through statistical modeling by fitting the incident features to their models. Unfortunately, the incident features are not available at the beginning of the incident. In this study, we develop efficient prediction models by training millions of real-time traffic and weather data from Florida Department of Transportation - District 4 (FDOT-D4), in conjunction with the crash data reported for the same period. Our models can predict the incident clearance time in real-time once the accident happens by using the real-time traffic data. In this paper, we mainly use Deep Leaning (DL) to build the clearance time prediction model. In addition, we build two other models, Distributed Random Forests (DRF)and Generalized Linear Model (GLM) then, we compare the results of all these models. Traffic Management Centers (TMCs) will use the predicted results to display them on Dynamic Message Signs (DMSs) and broadcast them on the Highway Advisory Radio (HAR). The models performances are validated with the actual clearance times provided by the incidents respondents. DL outperforms both DRF and GLM in predicting the clearance time, reflected in the lowest root mean squared error (RMSE) of 0.99 and the lowest mean absolute error (MAE) of 0.6. © 2017 IEEE.</text:p>
          </table:table-cell>
        </table:table-row>
        <table:table-row table:style-name="ro1">
          <table:table-cell office:value-type="string" calcext:value-type="string">
            <text:p>TileNET: Scalable Architecture for High-Throughput Ternary Convolution Neural Networks Using FPGAS</text:p>
          </table:table-cell>
          <table:table-cell office:value-type="string" calcext:value-type="string">
            <text:p>Convolution Neural Networks (CNNs) are becoming increasing popular in Advanced driver assistance systems (ADAS) and Autonomated driving (AD) for camera perception enabling multiple applications like object detection, lane detection and semantic segmentation. Ever increasing need for high resolution multiple cameras around car necessitates a huge-Throughput in the order of about few 10's of TeraMACs per second (TMACS) along with high accuracy of detection. Existing implementations do not scale, with performance ranging only in the order of a few Giga operations per second. This paper, proposes a novel tiled architecture for CNNs that uses only ternarized weights, while input and output features are kept full precision resulting in minimal loss of accuracy. The proposed solution is implemented on Virtex-7 FPGA resulting in throughput of 13.76 TOPS. The post-implementation power simulation for AlexNet consumes 16 W, orders of magnitude lower than exist in GPUs. © 2018 IEEE.</text:p>
          </table:table-cell>
        </table:table-row>
        <table:table-row table:style-name="ro1">
          <table:table-cell office:value-type="string" calcext:value-type="string">
            <text:p>Critical areas detection and vehicle speed estimation system towards intersection-related driving behavior analysis</text:p>
          </table:table-cell>
          <table:table-cell office:value-type="string" calcext:value-type="string">
            <text:p>A large number of serious traffic accidents occur at intersections due to the unsafe driving behaviors. In this paper, we propose a smartphone-based system to provide important information for driving behavior analysis at intersections. Our proposed system consists of two parts: (1) a deep convolutional neural network based model to detect traffic lights, crosswalks, and stop lines. (2) a Long Short-Term Memory (LSTM) neural network based model to estimate vehicle speed using accelerometer and gyroscope embedded in the smartphone. Important objects detection in traffic scenes and real time vehicle speed estimation are crucial for driving behavior analysis. We performed a thorough evaluation of our system, including analysis of the effectiveness of the proposed algorithm itself and the comparison with other methods as well. Our experiments exhibit the robustness of our system in various traffic scenarios. © 2018 IEEE.</text:p>
          </table:table-cell>
        </table:table-row>
        <table:table-row table:style-name="ro1">
          <table:table-cell office:value-type="string" calcext:value-type="string">
            <text:p>Simulation framework for improved UI/UX of AR-HUD display</text:p>
          </table:table-cell>
          <table:table-cell office:value-type="string" calcext:value-type="string">
            <text:p>The AR-HUD (Augmented Reality-Head Up Display) overlays the ADAS (Autonomous Driver Assistant System) information to real world objects on the windshield unlike the normal HUD. This projected ADAS information on the windshield usually occurs the irregularity between the objects and the ADAS information because of the difference between driver and AR-HUD's view plane. To overcome this problem, we present a simulation framework for the improved AR-HUD in ADAS by means of a homographie registration with inference outputs from a region based deep learning model. In order to build this simulation framework, we set up a simulation test bed to mimic on-road driving environment in a darkroom, and use the inference model based on region-based fully convolutional network to obtain on-road ADAS information. And then we apply the homographie registration method to minimize the irregularity between object and ADAS information in terms of driver's perception. We tested the proposed simulation framework with real world driving recordings, and it showed better display results for improved UI/UX with inference outputs from region-based deep learning model. © 2018 IEEE.</text:p>
          </table:table-cell>
        </table:table-row>
        <table:table-row table:style-name="ro1">
          <table:table-cell office:value-type="string" calcext:value-type="string">
            <text:p>Driver's gaze zone estimation by transfer learning</text:p>
          </table:table-cell>
          <table:table-cell office:value-type="string" calcext:value-type="string">
            <text:p>Estimating driver's gaze zone has very important role to support advanced driver assistant system (ADAS). The gaze estimation can monitor the driver focus and indirectly control the user interface/user experience (UI/UX) on a windshield using augmented reality-head up display (AR-HUD). However, to train gaze zone estimator as a classification task, someone pays huge costs to gather a large amount of annotated dataset. To reduce the labor work, we used a transfer-learning method using pre-Trained CNN model to project the gaze estimation task by regression on mobile devices that have large and reliable dataset into new classification task to overcome lack of annotated dataset for gaze zone estimation. We tested the proposed method to our own building simulation test bed. The result is shown in validation accuracy around 99.01 % and test accuracy with unseen driver around 60.25 % for estimating 10 gaze zones in-vehicle. © 2018 IEEE.</text:p>
          </table:table-cell>
        </table:table-row>
        <table:table-row table:style-name="ro1">
          <table:table-cell office:value-type="string" calcext:value-type="string">
            <text:p>Machine learning and deep neural network - Artificial intelligence core for lab and real-world test and validation for ADAS and autonomous vehicles: AI for efficient and quality test and validation</text:p>
          </table:table-cell>
          <table:table-cell office:value-type="string" calcext:value-type="string">
            <text:p>Autonomous vehicles are now the future of automobile industry. Human drivers can be completely taken out of the loop through the implementation of safe and intelligent autonomous vehicles. Although we can say that HW and SW development continues to play a large role in the automotive industry, test and validation of these systems is a must. The ability to test these vehicles thoroughly and efficiently will ensure their proper and flawless operation. When a large number of people with heterogeneous knowledge and skills try to develop an autonomous vehicle together, it is important to use a sensible engineering process. State of the art techniques for such development include Waterfall, Agile &amp; V-model, where test &amp; validation (T&amp;V) process is an integral part of such a development cycle. This paper will propose a new methodology using machine learning &amp; deep neural network (AI-core) for lab &amp; real-world T&amp;V for ADAS (Advanced driver assistance system) and autonomous vehicles. The methodology will initially connect T&amp;V of individual systems in each level of development and that of complete system efficiently, by using the proposed phase methodology, in which autonomous driving functions are grouped under categories, special T&amp;V processes are carried on simulation as well as in HIL systems. The complete transition towards AI in the field of T&amp;V will be a sequence of steps. Initially the AI-core is fed with available test scenarios, boundary conditions for the test cases and scenarios, and examples, the AI-core will conduct virtual tests on simulation environment using available test scenarios and further generates new test cases and scenarios for efficient and precise tests. These test cases and scenarios are meant to cover all available cases and concentrate on the area where bugs or failures occur. The complete surrounding environment in the simulation is also controlled by the AI-core which means that the system can attain endless/all-possible combinations of the surrounding environment which is necessary. Results of the tests are sorted and stored, critical and important tests are again repeated in the real-world environment using automated cars with other real subsystems to depict the surrounding environment, which are all controlled by the AI-core, and meanwhile the AI-core is always in the loop and learning from each and every executed test case and its results/outcomes. The main goal is to achieve efficient and high quality test and validation of systems for automated driving, which can save precious time in the development process. As a future scope of this methodology, we can step-up to make most parts of test and validation completely autonomous. © 2017 IEEE.</text:p>
          </table:table-cell>
        </table:table-row>
        <table:table-row table:style-name="ro1">
          <table:table-cell office:value-type="string" calcext:value-type="string">
            <text:p>EEG-signals based cognitive workload detection of vehicle driver using deep learning</text:p>
          </table:table-cell>
          <table:table-cell office:value-type="string" calcext:value-type="string">
            <text:p>Vehicle driver's ability to maintain optimal performance and attention is essential to ensure the safety of the traffic. Electroencephalography (EEG) signals have been proven to be effective in evaluating human's cognitive state under specific tasks. In this paper, we propose the use of deep learning on EEG signals to detect the driver's cognitive workload under high and low workload tasks. Data used in this research are collected throughout multiple driving sessions conducted on a high fidelity driving simulator. Preliminary experimental results conducted on only 4 channels of EEG show that the proposed system is capable of accurately detecting the cognitive workload of the driver with an enormous potential for improvement. © 2018 Global IT Research Institute (GiRI).</text:p>
          </table:table-cell>
        </table:table-row>
        <table:table-row table:style-name="ro1">
          <table:table-cell office:value-type="string" calcext:value-type="string">
            <text:p>Fusion of an ensemble of augmented image detectors for robust object detection</text:p>
          </table:table-cell>
          <table:table-cell office:value-type="string" calcext:value-type="string">
            <text:p>A significant challenge in object detection is accurate identification of an object’s position in image space, whereas one algorithm with one set of parameters is usually not enough, and the fusion of multiple algorithms and/or parameters can lead to more robust results. Herein, a new computational intelligence fusion approach based on the dynamic analysis of agreement among object detection outputs is proposed. Furthermore, we propose an online versus just in training image augmentation strategy. Experiments comparing the results both with and without fusion are presented. We demonstrate that the augmented and fused combination results are the best, with respect to higher accuracy rates and reduction of outlier influences. The approach is demonstrated in the context of cone, pedestrian and box detection for Advanced Driver Assistance Systems (ADAS) applications. © 2018 by the authors. Licensee MDPI, Basel, Switzerland.</text:p>
          </table:table-cell>
        </table:table-row>
        <table:table-row table:style-name="ro1">
          <table:table-cell office:value-type="string" calcext:value-type="string">
            <text:p>Speed and steering angle prediction for intelligent vehicles based on deep belief network</text:p>
          </table:table-cell>
          <table:table-cell office:value-type="string" calcext:value-type="string">
            <text:p>Learning and predicting human driving behavior plays an important role in the development of advanced driving assistance systems (ADAS). Speed and steering angle which reflect the longitudinal and lateral behavior of drivers are two important parameters for behavior prediction. However, traditional behavior learning methods, especially the methods based on artificial neural networks rely on the human-selected features, and thus have poor adaptability to the highly changeable traffic environment. This paper aims to overcome this drawback by using deep learning which can learn features automatically from the driving data without human interventions. Specifically, the deep belief network (DBN) is used to build the learning model, and the training data are collected from drivers driving on the real-world road. Based on the model, the steering angle of the front wheel and the speed of vehicle are predicted. The prediction results show that, compared with the traditional learning method, DBN has a higher accuracy and can adapt to different driving scenarios with much less modifications. © 2017 IEEE.</text:p>
          </table:table-cell>
        </table:table-row>
        <table:table-row table:style-name="ro1">
          <table:table-cell office:value-type="string" calcext:value-type="string">
            <text:p>DepthCN: Vehicle detection using 3D-LIDAR and ConvNet</text:p>
          </table:table-cell>
          <table:table-cell office:value-type="string" calcext:value-type="string">
            <text:p>This paper addresses the problem of vehicle detection using Deep Convolutional Neural Network (ConvNet) and 3D-LIDAR data with application in advanced driver assistance systems and autonomous driving. A vehicle detection system based on the Hypothesis Generation (HG) and Verification (HV) paradigms is proposed. The data inputted to the system is a point cloud obtained from a 3D-LIDAR mounted on board an instrumented vehicle, which is transformed to a Dense-depth Map (DM). The proposed solution starts by removing ground points followed by point cloud segmentation. Then, segmented obstacles (object hypotheses) are projected onto the DM. Bounding boxes are fitted to the segmented objects as vehicle hypotheses (the HG step). Finally, the bounding boxes are used as inputs to a ConvNet to classify/verify the hypotheses of belonging to the category 'vehicle' (the HV step). In this paper, we present an evaluation of ConvNet using LIDAR-based DMs and also the impact of domain-specific data augmentation on vehicle detection performance. To train and to evaluate the proposed vehicle detection system, the KITTI Benchmark Suite was used. © 2017 IEEE.</text:p>
          </table:table-cell>
        </table:table-row>
        <table:table-row table:style-name="ro1">
          <table:table-cell office:value-type="string" calcext:value-type="string">
            <text:p>Predicting hazardous events in work zones using naturalistic driving data</text:p>
          </table:table-cell>
          <table:table-cell office:value-type="string" calcext:value-type="string">
            <text:p>In the United States, someone is injured in a work zone every 14 minutes. Work zone crashes are not only a problem for the drivers, they are a serious concern for highway workers who are injured or killed by errant vehicles. Each year, over 20,000 workers are injured in work zones. A number of factors contribute to work zone crashes, including inattention, speeding, and driving under influence, all driver behavior factors. Unfortunately, driver behavior in work zones is not well understood. The naturalistic driving study (NDS) data, collected by the second Strategic Highway Research Program (SHRP 2), offers a rare opportunity for a first-hand view of crashes and near-crashes that occur around work zones and to compare them to non-work zone events. Four machine learning algorithms: Random forest, Deep Neural Network, Multilayer Feedforward Neural Network, and t-Distributed Stochastic Neighbor Embedding (t-SNE), were applied to work zone events within NDS data. The Random forest algorithm performed the best in classifying NDS data into crashes, near-crashes, and baseline using pre-event variables. The prediction accuracy for work zone events was 97.7% for three classes: Crash, near-crash, and baseline and 88.7% for two classes: Crash and near-crash. These accuracies were significantly higher than a Naïve predictor's accuracies of 62.6% and 74.2%, respectively. The high accuracies of Random forest models show that these models can be used to predict the occurrence of a safety critical event by only using pre-event variables. © 2017 IEEE.</text:p>
          </table:table-cell>
        </table:table-row>
        <table:table-row table:style-name="ro1">
          <table:table-cell office:value-type="string" calcext:value-type="string">
            <text:p>Probabilistic vehicle trajectory prediction over occupancy grid map via recurrent neural network</text:p>
          </table:table-cell>
          <table:table-cell office:value-type="string" calcext:value-type="string">
            <text:p>In this paper, we propose an efficient vehicle trajectory prediction framework based on recurrent neural network. Basically, the characteristic of the vehicle's trajectory is different from that of regular moving objects since it is affected by various latent factors including road structure, traffic rules, and driver's intention. Previous state of the art approaches use sophisticated vehicle behavior model describing these factors and derive the complex trajectory prediction algorithm, which requires a system designer to conduct intensive model optimization for practical use. Our approach is data-driven and simple to use in that it learns complex behavior of the vehicles from the massive amount of trajectory data through deep neural network model. The proposed trajectory prediction method employs the recurrent neural network called long short-term memory (LSTM) to analyze the temporal behavior and predict the future coordinate of the surrounding vehicles. The proposed scheme feeds the sequence of vehicles' coordinates obtained from sensor measurements to the LSTM and produces the probabilistic information on the future location of the vehicles over occupancy grid map. The experiments conducted using the data collected from highway driving show that the proposed method can produce reasonably good estimate of future trajectory. © 2017 IEEE.</text:p>
          </table:table-cell>
        </table:table-row>
        <table:table-row table:style-name="ro1">
          <table:table-cell office:value-type="string" calcext:value-type="string">
            <text:p>Intent prediction of vulnerable road users from motion trajectories using stacked LSTM network</text:p>
          </table:table-cell>
          <table:table-cell office:value-type="string" calcext:value-type="string">
            <text:p>Intent prediction of vulnerable road users (VRUs) has got some attention recently from the research community, due to its critical role in the advancement of both advanced driving assistance systems (ADAS) and highly automated vehicles development. Most of the proposed techniques for addressing the intent prediction problem have been focusing mainly on two methodologies, namely dynamical motion modelling and motion planning. Despite how powerful these techniques are, but they both rely on hand crafting a set of specific features which are scene specific, which in return affects their generalization to unseen scenes which involves VRUs. In this paper a novel end-to-end data-driven approach is proposed for long-term intent prediction of VRUs such as pedestrians in urban traffic environment based solely on their motion trajectories. The intent prediction problem was formulated as a time-series prediction problem, whereas by just observing a short-window sequence of motion trajectory of pedestrians, a forecasting about their future lateral positions can be made up to 4 secs ahead. In the proposed approach, we utilized the widely adopted architecture of recurrent neural networks, Long-Short Term Memory networks (LSTM) architecture to form a deep stacked LSTM network. The proposed stacked LSTM model was evaluated on one of the popular datasets for intent and path prediction of pedestrians in four unique traffic scenarios that involve pedestrians in an urban environment. Our proposed approach demonstrated competent results in comparison to the baseline approaches in terms of long-term prediction with small lateral position error of 0.39 meters, 0.48 meters, 0.46 meters and 0.51 meters respectively in the four scenarios of the testing dataset. © 2017 IEEE.</text:p>
          </table:table-cell>
        </table:table-row>
        <table:table-row table:style-name="ro1">
          <table:table-cell office:value-type="string" calcext:value-type="string">
            <text:p>Imitation learning for vision-based lane keeping assistance</text:p>
          </table:table-cell>
          <table:table-cell office:value-type="string" calcext:value-type="string">
            <text:p>This paper aims to investigate direct imitation learning from human drivers for the task of lane keeping assistance in highway and country roads using grayscale images from a single front view camera. The employed method utilizes convolutional neural networks (CNN) to act as a policy that is driving a vehicle. The policy is successfully learned via imitation learning using real-world data collected from human drivers and is evaluated in closed-loop simulated environments, demonstrating good driving behaviour and a robustness for domain changes. Evaluation is based on two proposed performance metrics measuring how well the vehicle is positioned in a lane and the smoothness of the driven trajectory. © 2017 IEEE.</text:p>
          </table:table-cell>
        </table:table-row>
        <table:table-row table:style-name="ro1">
          <table:table-cell office:value-type="string" calcext:value-type="string">
            <text:p>Saliency-guided region proposal network for CNN based object detection</text:p>
          </table:table-cell>
          <table:table-cell office:value-type="string" calcext:value-type="string">
            <text:p>Robust sensing of the environment is fundamental for driver assistance systems performing safe maneuvers. While approaches to object detection have experienced tremendous improvements since the introduction and combination of region proposal and convolutional neural networks in one framework, the detection of distant objects occupying just a few pixels in images can be challenging though. The convolutional and pooling layers reduce the image information to feature maps; yet, relevant information may be lost through pooling and convolution for small objects. In order to address this challenge, a new approach to proposing regions is presented that extends the architecture of a region proposal network by incorporating priors to guide the proposals towards regions containing potential target objects. Moreover, inspired by the concept of saliency, a saliency-based prior is chosen to guide the RPN towards important regions in order to make efficient use of differences between objects and background in an unsupervised fashion. This allows the network not only to consider local information provided by the convolutional layers, but also to take into account global information provided by the saliency priors. Experimental results based on a distant vehicle dataset and different configurations including three priors show that the incorporation of saliency-inspired priors into a region proposal network can improve its performance significantly. © 2017 IEEE.</text:p>
          </table:table-cell>
        </table:table-row>
        <table:table-row table:style-name="ro1">
          <table:table-cell office:value-type="string" calcext:value-type="string">
            <text:p>Time-to-lane-change prediction with deep learning</text:p>
          </table:table-cell>
          <table:table-cell office:value-type="string" calcext:value-type="string">
            <text:p>Predicting driver behavior in general, and the problem of predicting an impending lane change in particular have been studied in the community under different aspects and setups. Mostly the problem is approached as a classification problem in which each class represents a possible action in the next few seconds. In this work, we re-define the task as a regression problem, in which the time until the ego-vehicle touches the other lane is predicted. In particular, we use Long-Short-Term-Memory (LSTM) networks to learn to predict the time to lane change. Even though a regression-based formulation of the problem captures more information and should thus be harder to learn, we can show that it provides slightly better results than a comparable classification-based approach. Moreover, the additional precision that we get about the exact time of the impending the lane change could be used to further increase a user's acceptance of advanced driver assistance systems. We also show that it is possible to individualize the network by fine-tuning it to a particular driver's behavior. The fine-tuning results in an improvement of F1-Score while observing about 20 minutes of driving data from that driver. © 2017 IEEE.</text:p>
          </table:table-cell>
        </table:table-row>
        <table:table-row table:style-name="ro1">
          <table:table-cell office:value-type="string" calcext:value-type="string">
            <text:p>Convolution neural network-based lane change intention prediction of surrounding vehicles for ACC</text:p>
          </table:table-cell>
          <table:table-cell office:value-type="string" calcext:value-type="string">
            <text:p>Adaptive cruise control is one of the most widely used vehicle driver assistance systems. However, uncertainty about drivers' lane change maneuvers in surrounding vehicles, such as unexpected cut-in, remains a challenge. We propose a novel adaptive cruise control framework combining convolution neural network (CNN)-based lane-change-intention inference and a predictive controller. We transform real-world driving data, collected on public roads with only standard production sensors, to a simplified bird's-eye view. This enables a CNN-based inference approach with low computational cost and robustness to noisy input. The predicted inference of traffic participants' lane change intention is utilized to improve safety and ride comfort with model predictive control. Simulation results based on driving scene reconstruction demonstrate the superior performance of inference using the proposed CNN-based approach, as well as enhanced safety and ride comfort. © 2017 IEEE.</text:p>
          </table:table-cell>
        </table:table-row>
        <table:table-row table:style-name="ro1">
          <table:table-cell office:value-type="string" calcext:value-type="string">
            <text:p>Driver's gaze prediction in dynamic automotive scenes</text:p>
          </table:table-cell>
          <table:table-cell office:value-type="string" calcext:value-type="string">
            <text:p>For future Advanced Driver Assistance Systems (ADAS), knowledge about what the driver perceived in his surrounding environment is important to estimate the driver's situation awareness. This estimate can then be used for example to adapt the systems' warning and intervention strategies according to the driver's needs. We propose a Dynamic Bayesian Network (DBN) which operates in the ground plane at pixel level and simultaneously tracks two gaze motion models to model the driver's focus of attention. We introduce a new time variant transition probability for motion hypotheses of fixations and saccades combining spatial and temporal domain motivated by human gaze motion characteristics. For environment perception, we solely rely on series sensors, while for gaze tracking, a commercial eye tracker is employed. Our system efficiently smooths the measured gaze target point during estimated fixations while preserving the characteristics of saccadic jump behavior. Thereby, the driver's gaze target in the world is effectively extracted. © 2017 IEEE.</text:p>
          </table:table-cell>
        </table:table-row>
        <table:table-row table:style-name="ro1">
          <table:table-cell office:value-type="string" calcext:value-type="string">
            <text:p>Cognitive map-based model: Toward a developmental framework for self-driving cars</text:p>
          </table:table-cell>
          <table:table-cell office:value-type="string" calcext:value-type="string">
            <text:p>End-to-end learning and multi-sensor fusion-based methods are two major frameworks used for self-driving cars. To enable these intelligence vehicles to acquire driving skills at a level comparable to that of human drivers, long short-term memory of previous self-driving processes is necessary, but is difficult to introduce into the above-mentioned frameworks. In this paper, we propose a model for self-driving cars called the cognitive map-based neural network (CMNN). Our framework consists of three parts: a convolutional neural network that can perceive the environment in the manner that the human visual cortex does, a cognitive map to describe the locations of objects in a complex traffic scene and the relationships among them, and a recurrent neural network to process long short-term memory from the cognitive map, which is updated in real time. The proposed model is built to simultaneously handle three tasks: i) detecting free space and lane boundaries, ii) estimating vehicle pose and obstacle distance, and iii) learning to plan and control based on the behaviors of a human driver. More significantly, our approach introduces external instructions during an end-to-end driving process. To test it, we created a large-scale road vehicle dataset (RVD) containing more than 50,000 labeled road images captured by three cameras. We implemented the proposed model on an embedded system. © 2017 IEEE.</text:p>
          </table:table-cell>
        </table:table-row>
        <table:table-row table:style-name="ro1">
          <table:table-cell office:value-type="string" calcext:value-type="string">
            <text:p>Benchmark for road marking detection: Dataset specification and performance baseline</text:p>
          </table:table-cell>
          <table:table-cell office:value-type="string" calcext:value-type="string">
            <text:p>Detection of drivable road area and other critical objects like obstacles and landmarks in traffic scenes is fundamental to advanced driver assistance systems (ADAS) and self-driving car. Although scene parsing is able to make segmentation of road area from other objects and background, it basically does not get involved in recognizing other on-road markings. In fact, detection and classification of road area are only one small step towards true autonomous driving, because there are many categories of informative markings embodied within road area, such as lane markings, arrows, guiding lines, pedestrian crosswalks, and no-vehicle signs. If system identifies those markings, more information for both ADAS and self-driving car system can be provided. For this purpose, we release a benchmark dataset named TRoM (Tsinghua Road Marking), which is served for detection of 19 road-marking categories in urban scenarios. TRoM was built by means of over one-month data covering a full spectrum of time, weather, and traffic-load. An annotation toolkit was also presented to facilitate enriching such dataset. By directly applying our state-of-the-art method called RPP (ResNet with Pyramid Pooling), a reasonably accurate baseline on TRoM benchmark is made public for further performance comparison and evaluation. © 2017 IEEE.</text:p>
          </table:table-cell>
        </table:table-row>
        <table:table-row table:style-name="ro1">
          <table:table-cell office:value-type="string" calcext:value-type="string">
            <text:p>High performance and fast object detection in road environments</text:p>
          </table:table-cell>
          <table:table-cell office:value-type="string" calcext:value-type="string">
            <text:p>In this paper, we present a high performance and fast object detection method based on a fully convolutional network (FCN) for advanced driver assistance systems (ADAS). Object detection methods based on deep learning have high performance but they require high computational complexity. Even if a method works on the high-performance graphics processing unit (GPU) hardware platform, it is hard to guarantee real-time processing. General object detectors based on deep learning try to localize too many classes of objects in various dynamic environments. The proposed detection method based on FCN improves detection performance and maintains real-time processing in road environments through various schemes related to the limitation of object class type, data augmentation, network architecture, and multi-ratio default boxes. Our experimental results show that the proposed method outperforms a previous method both in terms of performance and speed. © 2017 IEEE.</text:p>
          </table:table-cell>
        </table:table-row>
        <table:table-row table:style-name="ro1">
          <table:table-cell office:value-type="string" calcext:value-type="string">
            <text:p>Vehicle boundary improvement and passing vehicle detection in driver assistance by flow distribution</text:p>
          </table:table-cell>
          <table:table-cell office:value-type="string" calcext:value-type="string">
            <text:p>Research in advanced driver assistance system (ADAS) is an important step towards achieving the goal of autonomous intelligent vehicle. Vehicle detection and its distance estimation is an important solution of ADAS for forward collision warning applications. Partial occlusions of passing vehicles makes their detections tedious yet the accuracy of vehicle detection in all its forms in the scene and their corresponding distance estimation is a vital factor to deploy the solution. A small deviation in detection and distance accuracy could end up in a greater mishap in ADAS and AV (Autonomous Vehicle). The proposed framework addresses the aforementioned problems of detection of passing vehicles and perfecting distance measurement by accurate lower bound estimation through Inter and Intra-Frame Flow Correspondence (I2F2C). The proposed generic framework of 12F2C could be employed as a plug-in for the existing machine learning (ML) [1]/ deep learning (DL) [2] based algorithms for improving accuracy of distance estimation of vehicles and also improve accuracy and performance of passing vehicle detection with a detailed mathematical model of motion confidence. © 2017 IEEE.</text:p>
          </table:table-cell>
        </table:table-row>
        <table:table-row table:style-name="ro1">
          <table:table-cell office:value-type="string" calcext:value-type="string">
            <text:p>A 16Gb/s/pin 8Gb GDDR6 DRAM with bandwidth extension techniques for high-speed applications</text:p>
          </table:table-cell>
          <table:table-cell office:value-type="string" calcext:value-type="string">
            <text:p>Recently the demand for high-bandwidth graphic DRAM, for game consoles and graphic cards, has dramatically increased due to the development of virtual reality, artificial intelligence, deep learning, autonomous driving cars, etc. These applications require greater data transfer speeds than pervious devices, GDDR5 [1] and GDDR5X [2], which are limited to 12Gb/s/pin. This paper introduces an 8Gb GDDR6 operating at up to 16Gb/s/pin. To exceed the prior speed limit various bandwidth extension techniques are proposed. WCK is driven with a dividing scheme to overcome speed limitations and to reduce power consumption. In addition, a dual-band architecture with different types of nibble drivers is proposed in order to cover stability of CML-to-CMOS in all frequency regions; CML nibble is used for high-speed, while CMOS nibble is used for low-speed. A DC-split scheme is implemented for duty-cycle correction and skew compensation. The bandwidth of the high-frequency divider is extended by using a proposed mode-changed flip-flop. The receiver uses a loop-unrolled one-tap decision-feedback equalizer (DFE) designed to eliminate channel inter-symbol interference (ISI). A two-stage pre-amplifier is also used for bandwidth extension. The transmitter uses a 4:1 multiplexer using a half-rate sampler, where a 1UI pulse is unnecessary to minimize the full-rate operation. To secure on-chip signal transmission characteristic, the bandwidth limitation of transistor in a DRAM process is extended by adopting an on-chip feedback EQ filter. © 2018 IEEE.</text:p>
          </table:table-cell>
        </table:table-row>
        <table:table-row table:style-name="ro1">
          <table:table-cell office:value-type="string" calcext:value-type="string">
            <text:p>Adverse weather simulation for training neural networks</text:p>
          </table:table-cell>
          <table:table-cell office:value-type="string" calcext:value-type="string">
            <text:p>Convolutional neural networks generally require considerable amount of data for training to perform adequately well in all real-world scenarios. Many times, the data for all scenarios is hard to collect and ground truth annotation is also a challenge. Similar problem exists in training networks for the autonomous vehicles given the diverse weather conditions where these cars are expected to be driven. Thus, a synthetic data generation model is imperative and we go about building a weather simulation framework. This framework is intended to generate weather conditions over different driving scenarios. To start with, we go about implementing a completely configurable rain/fog/windshield simulation model. The scope of this framework, however is much more than these three models. Apart from refining these models further as and when need, we intend to build in mechanisms to simulate more diverse weather conditions within this framework. There are multiple challenges in the implementation of these models. To begin with, we need a mechanism to simulate diverse weather conditions in a driving environment. One method could be to simulate the entire 3D environment, with the roads, automobiles, and an artificial world, but this approach would be extremely challenging both in terms of the realism that can be achieved, and in terms of the time it would take for the implementation. Another method is to overlay the rain/fog effect on top of pre-rendered videos. This 2D overlaying technique is a practical solution, since there exist many driving videos at our disposal. In this paper, we outline methods to implement this effectively, and showcase the results obtained in training a Neural Network with this approach. © 2017 IEEE.</text:p>
          </table:table-cell>
        </table:table-row>
        <table:table-row table:style-name="ro1">
          <table:table-cell office:value-type="string" calcext:value-type="string">
            <text:p>Capturing Car-Following Behaviors by Deep Learning</text:p>
          </table:table-cell>
          <table:table-cell office:value-type="string" calcext:value-type="string">
            <text:p>In this paper, we propose a deep neural network-based car-following model that has two distinctive properties. First, unlike most existing car-following models that take only the instantaneous velocity, velocity difference, and position difference as inputs, this new model takes the velocities, velocity differences, and position differences that were observed in the last few time intervals as inputs. That is, we assume that drivers' actions are temporally dependent in this model and try to embed prediction capability or memory effect of human drivers in a natural and efficient way. Second, this car-following model is built in a data-driven way, in which we reduce human interference to the minimum degree. Specially, we use recently developing deep neural networks rather than conventional neural networks to establish the model, since deep learning technique provides us more flexibility and accuracy to describe complicated human actions. Tests on empirical trajectory records show that this deep neural network-based car-following model yield significantly higher simulation accuracy than existing car-following models. All these findings provide a novel way to study traffic flow theory and traffic simulations. © 2000-2011 IEEE.</text:p>
          </table:table-cell>
        </table:table-row>
        <table:table-row table:style-name="ro1">
          <table:table-cell office:value-type="string" calcext:value-type="string">
            <text:p>Sensor-based risk perception ability network design for drivers in snow and ice environmental freeway: a deep learning and rough sets approach</text:p>
          </table:table-cell>
          <table:table-cell office:value-type="string" calcext:value-type="string">
            <text:p>Due to factors such as snow and ice impeding drivers’ vision, the number of automobile crashes significantly rises during winter months. This study sets forth an automatic evaluation network of the risk perceived ability for motorists driving on the freeway in snow and ice environments, using a deep learning approach and the rough sets technique. First, a naturalistic driving experiment involving thirteen licensed drivers was conducted on a freeway in Jilin, China, with a crash hot spot set prior to the start of the experiment. Then multi-sensor (eye-trackers, mini-cameras, and speed detectors) apparatuses, collecting both images and numerical data, were utilized. Afterward, restricted Boltzmann machine was used to develop a deep belief network (DBN) along with training procedures. Rough sets technique was added as judgment in output layer of the DBN. Finally, fixation duration, pupil size, changes in speed, etc., were used as input impact factors and the perception conditions were used as output variables to train the network. Furthermore, after comparing the DBN-based risk perception ability network with Naïve Bayes and BP-ANN (artificial neural networks with back propagations), the results indicate that the DBN-FS not only outperforms both Naïve Bayes and BP-ANN, but also improves the accuracy of perceiving risky conditions. This approach can provide reference for the design of hazard detection systems of partially automated vehicles. © 2017, Springer-Verlag GmbH Germany.</text:p>
          </table:table-cell>
        </table:table-row>
        <table:table-row table:style-name="ro1">
          <table:table-cell office:value-type="string" calcext:value-type="string">
            <text:p>Driver drowsiness detection using facial dynamic fusion information and a DBN</text:p>
          </table:table-cell>
          <table:table-cell office:value-type="string" calcext:value-type="string">
            <text:p>Driver drowsiness is a frequent cause of traffic accidents. Research on driver drowsiness detection methods is important to improve road traffic safety. Previous driving fatigue detection methods frequently extracted single features such as eye or mouth changes and trained shallow classifiers, which limit the generalisation capability of these methods. This study proposes a framework for recognising driver drowsiness expression by using facial dynamic fusion information and a deep belief network (DBN) to address the aforementioned problem. First, the landmarks and textures of the facial region are extracted from videos captured using a high-definition camera. Then, a DBN is built to classify facial drowsiness expressions. Finally, the authors' method is tested on a driver drowsiness dataset, which includes different genders, ages, head poses and illuminations. Certain experiments are also carried out to investigate the effects of different facial subregions and temporal resolutions on the accuracy of driver fatigue recognition. Results demonstrate the validity of the proposed method, which has an average accuracy of 96.7%. © The Institution of Engineering and Technology 2017.</text:p>
          </table:table-cell>
        </table:table-row>
        <table:table-row table:style-name="ro1">
          <table:table-cell office:value-type="string" calcext:value-type="string">
            <text:p>Cross-Domain Traffic Scene Understanding: A Dense Correspondence-Based Transfer Learning Approach</text:p>
          </table:table-cell>
          <table:table-cell office:value-type="string" calcext:value-type="string">
            <text:p>Understanding traffic scene images taken from vehicle mounted cameras is important for high-level tasks, such as advanced driver assistance systems and autonomous driving. It is a challenging problem due to large variations under different weather or illumination conditions. In this paper, we tackle the problem of traffic scene understanding from a cross-domain perspective. We attempt to understand the traffic scene from images taken from the same location but under different weather or illumination conditions (e.g., understanding the same traffic scene from images on a rainy night with the help of images taken on a sunny day). To this end, we propose a dense correspondence-based transfer learning (DCTL) approach, which consists of three main steps: 1) extracting deep representations of traffic scene images via a fine-tuned convolutional neural network; 2) constructing compact and effective representations via cross-domain metric learning and subspace alignment for cross-domain retrieval; and 3) transferring the annotations from the retrieved best matching image to the test image based on cross-domain dense correspondences and a probabilistic Markov random field. To verify the effectiveness of our DCTL approach, we conduct extensive experiments on a challenging data set, which contains 1828 images from six weather or illumination conditions. © 2000-2011 IEEE.</text:p>
          </table:table-cell>
        </table:table-row>
        <table:table-row table:style-name="ro1">
          <table:table-cell office:value-type="string" calcext:value-type="string">
            <text:p>Real-time driver fatigue detection based on morphology infrared features and deep learning</text:p>
          </table:table-cell>
          <table:table-cell office:value-type="string" calcext:value-type="string">
            <text:p>Fatigue driving is the main cause or reason for traffic accidents, which has a huge influence on social safety. Considering the fact that light change and glasses could significantly increase the difficulty to monitor human eyes, fatigue detection was still an unsolved problem. A new driver fatigue method based on morphology infrared features and deep learning were proposed. Using 850 nm infrared light source, the facial image was obtained. Human faces and landmarks which indicated the area of eyes were located by Convolution Neural Network (CNN) with morphology features in infrared image. In the next step, a filter module which measured head displacement was added, aiming at reducing the impact of posture change. In the following, the collected facial states were transformed into sequential data. Finally, the sequential data was passed to the Long Short Term Memory (LSTM) network to detect fatigue state by analyzing the sequential correlations. Experimental results show that the accuracy of the fatigue detection algorithm can reach 94.48% with an average detection time of 65.64 ms. © 2018, Editorial Board of Journal of Infrared and Laser Engineering. All right reserved.</text:p>
          </table:table-cell>
        </table:table-row>
        <table:table-row table:style-name="ro1">
          <table:table-cell office:value-type="string" calcext:value-type="string">
            <text:p>CGO 2018 - Proceedings of the 2018 International Symposium on Code Generation and Optimization</text:p>
          </table:table-cell>
          <table:table-cell office:value-type="string" calcext:value-type="string">
            <text:p>The proceedings contain 31 papers. The topics discussed include: analyzing and optimizing task granularity on the JVM; the generalized matrix chain algorithm; conflict-free vectorization of associative irregular applications with recent SIMD architectural advances; biological computation; nAdroid: statically detecting ordering violations in Android applications; synthesizing programs that expose performance bottlenecks; optimal DNN primitive selection with partitioned Boolean quadratic programming; CUDAAdvisor: LLVM-based runtime profiling for modern GPUs; transforming loop chains via macro dataflow graphs; register allocation for Intel processor graphics; SgxElide: enabling enclave code secrecy via self-modification; look-ahead SLP: auto-vectorization in the presence of commutative operations; AutoPA: automatically generating active driver from original passive driver code; poker: permutation-based SIMD execution of intensive tree search by path encoding; SIMD intrinsics on managed language runtimes; and program generation for small-scale linear algebra applications.</text:p>
          </table:table-cell>
        </table:table-row>
        <table:table-row table:style-name="ro1">
          <table:table-cell office:value-type="string" calcext:value-type="string">
            <text:p>Efficient deep learning for stereo matching with larger image patches</text:p>
          </table:table-cell>
          <table:table-cell office:value-type="string" calcext:value-type="string">
            <text:p>Stereo matching plays an important role in many applications, such as Advanced Driver Assistance Systems, 3D reconstruction, navigation, etc. However it is still an open problem with many difficult. Most difficult are often occlusions, object boundaries, and low or repetitive textures. In this paper, we propose a method for processing the stereo matching problem. We propose an efficient convolutional neural network to measure how likely the two patches matched or not and use the similarity as their stereo matching cost. Then the cost is refined by stereo methods, such as semiglobal maching, subpixel interpolation, median filter, etc. Our architecture uses large image patches which makes the results more robust to texture-less or repetitive textures areas. We experiment our approach on the KITTI2015 dataset which obtain an error rate of 4.42% and only needs 0.8 second for each image pairs. © 2017 IEEE.</text:p>
          </table:table-cell>
        </table:table-row>
        <table:table-row table:style-name="ro1">
          <table:table-cell office:value-type="string" calcext:value-type="string">
            <text:p>Reliable pedestrian detection using a deep neural network trained on pedestrian counts</text:p>
          </table:table-cell>
          <table:table-cell office:value-type="string" calcext:value-type="string">
            <text:p>Pedestrian detection is an important task for applications like surveillance, driver assistance systems and autonomous driving. We present a novel approach for detecting pedestrians using a deep convolutional neural network (CNN) trained for counting pedestrians. Our method avoids the need for annotation of the position of the pedestrians in the training data via bounding boxes. The deconvolved outputs of the filters of the trained counting model are used to detect the pedestrians. The average miss rate values on the tested datasets were found to be in the same range as other methods in spite of a simpler training using only pedestrian counts. This method is found to be suitable for detecting pedestrians in crowded scenes with occlusion as well as less crowded scenes. © 2017 IEEE.</text:p>
          </table:table-cell>
        </table:table-row>
        <table:table-row table:style-name="ro1">
          <table:table-cell office:value-type="string" calcext:value-type="string">
            <text:p>Deep CNN with color lines model for unmarked road segmentation</text:p>
          </table:table-cell>
          <table:table-cell office:value-type="string" calcext:value-type="string">
            <text:p>Road detection from a monocular camera is an important perception module in any advanced driver assistance or autonomous driving system. Traditional techniques [1, 2, 3, 4, 5, 6] work reasonably well for this problem, when the roads are well maintained and the boundaries are clearly marked. However, in many developing countries or even for the rural areas in the developed countries, the assumption does not hold which leads to failure of such techniques. In this paper we propose a novel technique based on the combination of deep convolutional neural networks (CNNs), along with color lines model [7] based prior in a conditional random field (CRF) framework. While the CNN learns the road texture, the color lines model allows to adapt to varying illumination conditions. We show that our technique outperforms the state of the art segmentation techniques on the unmarked road segmentation problem. Though, not a focus of this paper, we show that even on the standard benchmark datasets like KITTI [8] and CamVid [9], where the road boundaries are well marked, the proposed technique performs competitively to the contemporary techniques. © 2017 IEEE.</text:p>
          </table:table-cell>
        </table:table-row>
        <table:table-row table:style-name="ro1">
          <table:table-cell office:value-type="string" calcext:value-type="string">
            <text:p>Low-light pedestrian detection from RGB images using multi-modal knowledge distillation</text:p>
          </table:table-cell>
          <table:table-cell office:value-type="string" calcext:value-type="string">
            <text:p>While deep learning based pedestrian detection systems have continued to scale new heights in recent times, the performance of such algorithms tends to degrade under challenging illumination conditions. This causes a bottleneck in ready portability of such systems to Advanced Driver Assistance Systems (ADAS), where consistent performance across varying environmental lighting is desired. Inspired by the concept of dark knowledge, this paper proposes a novel guided deep network that distills knowledge from a multi-modal pedestrian detector. The proposed network learns to extract both RGB and thermal-like features from RGB images alone, thus compensating for the requirement of significantly costly automotive-grade thermal cameras. Compelling detection performance in severe lighting conditions is demonstrated on a publicly available night-time pedestrian dataset - KAIST. We achieve an effective miss-rate of 12% lower than the recent state-of-the-art methods. © 2017 IEEE.</text:p>
          </table:table-cell>
        </table:table-row>
        <table:table-row table:style-name="ro1">
          <table:table-cell office:value-type="string" calcext:value-type="string">
            <text:p>Learning Driver Braking Behavior Using Smartphones, Neural Networks and the Sliding Correlation Coefficient: Road Anomaly Case Study</text:p>
          </table:table-cell>
          <table:table-cell office:value-type="string" calcext:value-type="string">
            <text:p>This paper focuses on the automated learning of driver braking ``signature'' in the presence of road anomalies. Our motivation is to improve driver experience using preview information from navigation maps. Smartphones facilitate, due to their unprecedented market penetration, the large-scale deployment of advanced driver assistance systems. On the other hand, it is challenging to exploit smartphone sensor data because of the fewer and lower quality signals, compared to the ones on board. Methods for detecting braking behavior using smartphones exist, however, most of them focus only on harsh events. Additionally, only a few studies correlate longitudinal driving behavior with the road condition. In this paper, a new method, based on deep neural networks and the sliding correlation coefficient, is proposed for the spatio-temporal correlation of road anomalies and driver behavior. A unique deep neural network structure, that requires minimum tuning, is proposed. Extensive field trials were conducted and vehicle motion was recorded using smartphones and a data acquisition system, comprising an inertial measurement unit and differential GPS. The proposed method was validated using the probabilistic Receiver Operating Characteristics method. The method proves to be a robust and flexible tool for self-learning driver behavior. IEEE</text:p>
          </table:table-cell>
        </table:table-row>
        <table:table-row table:style-name="ro1">
          <table:table-cell office:value-type="string" calcext:value-type="string">
            <text:p>A survey on security threats and defensive techniques of machine learning: A data driven view</text:p>
          </table:table-cell>
          <table:table-cell office:value-type="string" calcext:value-type="string">
            <text:p>Machine learning is one of the most prevailing techniques in computer science, and it has been widely applied in image processing, natural language processing, pattern recognition, cybersecurity, and other fields. Regardless of successful applications of machine learning algorithms in many scenarios, e.g., facial recognition, malware detection, automatic driving, and intrusion detection, these algorithms and corresponding training data are vulnerable to a variety of security threats, inducing a significant performance decrease. Hence, it is vital to call for further attention regarding security threats and corresponding defensive techniques of machine learning, which motivates a comprehensive survey in this paper. Until now, researchers from academia and industry have found out many security threats against a variety of learning algorithms, including naive Bayes, logistic regression, decision tree, support vector machine (SVM), principle component analysis, clustering, and prevailing deep neural networks. Thus, we revisit existing security threats and give a systematic survey on them from two aspects, the training phase and the testing/inferring phase. After that, we categorize current defensive techniques of machine learning into four groups: security assessment mechanisms, countermeasures in the training phase, those in the testing or inferring phase, data security, and privacy. Finally, we provide five notable trends in the research on security threats and defensive techniques of machine learning, which are worth doing in-depth studies in future. © 2013 IEEE.</text:p>
          </table:table-cell>
        </table:table-row>
        <table:table-row table:style-name="ro1">
          <table:table-cell office:value-type="string" calcext:value-type="string">
            <text:p>Toward Intelligent Vehicle Intrusion Detection Using the Neural Knowledge DNA</text:p>
          </table:table-cell>
          <table:table-cell office:value-type="string" calcext:value-type="string">
            <text:p>In this paper, we propose a novel intrusion detection approach using past driving experience and the neural knowledge DNA for in-vehicle information system security. The neural knowledge DNA is a novel knowledge representation method designed to support discovering, storing, reusing, improving, and sharing knowledge among machines and computing systems. We examine our approach for classifying malicious vehicle control commands based on learning from past valid driving behavior data on a simulator. © 2017 Taylor &amp; Francis Group, LLC</text:p>
          </table:table-cell>
        </table:table-row>
        <table:table-row table:style-name="ro1">
          <table:table-cell office:value-type="string" calcext:value-type="string">
            <text:p>Traffic sign detection - A new approach and recognition using convolution neural network</text:p>
          </table:table-cell>
          <table:table-cell office:value-type="string" calcext:value-type="string">
            <text:p>Traffic Sign Recognition (TSR) system is a component of Driving Assistance System (ADAS). The TSR system assists the drivers in safe driving as road signs provide important information of the road. This research focuses to design and develop a TSR system by using color cues and Convolution Neural Network (CNN) as both features extractor and classifier for Bangladeshi traffic signs. In the first step, after image acquisition, some pre-processing task is performed. Then the image is segmented using color information of HSV color model. After that, morphological closing is executed to fine the segmented image. Consequently, after filtering the image by using region properties and shape signature, the desired region is cropped. Finally, the extracted sign area is classified by means of automatic features extraction with deep CNN. The experimental results illustrate that the proposed algorithm shows comparable performance with good recognition accuracy. © 2017 IEEE.</text:p>
          </table:table-cell>
        </table:table-row>
        <table:table-row table:style-name="ro1">
          <table:table-cell office:value-type="string" calcext:value-type="string">
            <text:p>Impact to longitude velocity control of autonomous vehicle from human Driver's distraction behavior</text:p>
          </table:table-cell>
          <table:table-cell office:value-type="string" calcext:value-type="string">
            <text:p>Driver distraction behaviors are usually blind to autonomous vehicles (AVs), leading to probable late preparation for AVs to take emergency measures. Hence, this paper aims to build a bridge between AV control and driver behavior detection, to assist AVs to predict the potential risk and avoid abnormal drivers carefully like experienced drivers. Our main contributions of this paper consist: i) put forward a practicable system framework integrating driver distraction monitoring, vehicle-tovehicle communication and AV velocity control; ii) provide a real-time driver distraction monitoring implementation building on convolutional neural network trained offline; iii) propose a method of longitude velocity control of AV considering the risk of driver distraction behavior based on model predictive control strategy. Simulation results validate the effectiveness of our work. © 2017 IEEE.</text:p>
          </table:table-cell>
        </table:table-row>
        <table:table-row table:style-name="ro1">
          <table:table-cell office:value-type="string" calcext:value-type="string">
            <text:p>Stacked LSTM deep learning model for traffic prediction in vehicle-to-vehicle communication</text:p>
          </table:table-cell>
          <table:table-cell office:value-type="string" calcext:value-type="string">
            <text:p>Vehicle-to-Vehicle (V2V) communication becomes an emerging topic because of its capability to provide efficient solution which guarantees more pleasant driving environment and eliminates the possibility of traffic accidents. However, the limitation of resource in V2V communication determines that a dynamic resource allocation strategy must be implemented to provide a balanced communication resource usage. Instead of focusing on the small topology of vehicular wireless communication, we look at a bigger picture of the scenery to deal with the challenge of limitation of resource in V2V communication. In this paper, we propose a long short-term memory (LSTM) based regression model to predict 24-hour traffic counts data. The main steps of our work are as follow: First, we collect 24-hour traffic counts data online and label those data. Second, we construct a stacked LSTM model to implement regression. Third, compared with the performance of logistic regression, the efficiency of our regression model is found out. Finally, we analyze the potential resource allocation patterns according to the regression results. Index Terms - Vehicle-to-Vehicle Communication, Long Short-Term Memory, Artificial Neural Networks. © 2017 IEEE.</text:p>
          </table:table-cell>
        </table:table-row>
        <table:table-row table:style-name="ro1">
          <table:table-cell office:value-type="string" calcext:value-type="string">
            <text:p>Deep learning-based gaze detection system for automobile drivers using a NIR camera sensor</text:p>
          </table:table-cell>
          <table:table-cell office:value-type="string" calcext:value-type="string">
            <text:p>A paradigm shift is required to prevent the increasing automobile accident deaths that are mostly due to the inattentive behavior of drivers. Knowledge of gaze region can provide valuable information regarding a driver’s point of attention. Accurate and inexpensive gaze classification systems in cars can improve safe driving. However, monitoring real-time driving behaviors and conditions presents some challenges: dizziness due to long drives, extreme lighting variations, glasses reflections, and occlusions. Past studies on gaze detection in cars have been chiefly based on head movements. The margin of error in gaze detection increases when drivers gaze at objects by moving their eyes without moving their heads. To solve this problem, a pupil center corneal reflection (PCCR)-based method has been considered. However, the error of accurately detecting the pupil center and corneal reflection center is increased in a car environment due to various environment light changes, reflections on glasses surface, and motion and optical blurring of captured eye image. In addition, existing PCCR-based methods require initial user calibration, which is difficult to perform in a car environment. To address this issue, we propose a deep learning-based gaze detection method using a near-infrared (NIR) camera sensor considering driver head and eye movement that does not require any initial user calibration. The proposed system is evaluated on our self-constructed database as well as on open Columbia gaze dataset (CAVE-DB). The proposed method demonstrated greater accuracy than the previous gaze classification methods. © 2018 by the authors. Licensee MDPI, Basel, Switzerland.</text:p>
          </table:table-cell>
        </table:table-row>
        <table:table-row table:style-name="ro1">
          <table:table-cell office:value-type="string" calcext:value-type="string">
            <text:p>Moving vehicle detection using deep neural network</text:p>
          </table:table-cell>
          <table:table-cell office:value-type="string" calcext:value-type="string">
            <text:p>In recent years, vehicle recognition has become one of the most important applications in the field of intelligent traffic monitoring and management. Vehicles detection on road is a necessary component in many intelligent applications, such as driver assistance systems, automatic toll collection, intelligent parking systems, self-guided vehicles and traffic statistics such as speed, flow and vehicle count. The main goal of our study is to detect the moving vehicles on road for driverless car assistance system. We address the vehicle detection and recognition problems using Deep Neural Networks (DNNs) approach. Our proposed approach outperforms state-of-the art method. © 2017 IEEE.</text:p>
          </table:table-cell>
        </table:table-row>
        <table:table-row table:style-name="ro1">
          <table:table-cell office:value-type="string" calcext:value-type="string">
            <text:p>Driver yawning detection based on long short term memory networks</text:p>
          </table:table-cell>
          <table:table-cell office:value-type="string" calcext:value-type="string">
            <text:p>This paper proposes an efficient and nonintrusive approach for detecting Driver's Yawn using a single camera based on Long Short Term Memory Networks. Fatigue is a significant cause of accidents since it reduces drivers' capacity of responding to emergency. Because drivers' drowsiness involves several external facial expression including continuous yawns. We propose an system employing Convolutional Neural Networks to extract spatial image features and an Long Short Term Memory Network to Analyze temporal characteristics. Experimental results indicate that the proposed method perform a high accuracy rate more than 87%. These experiments are applied over real video sequences acquired by our angle fixed web camera and the yawning detection dataset. © 2017 IEEE.</text:p>
          </table:table-cell>
        </table:table-row>
        <table:table-row table:style-name="ro1">
          <table:table-cell office:value-type="string" calcext:value-type="string">
            <text:p>Convolutional neural network based vehicle turn signal recognition</text:p>
          </table:table-cell>
          <table:table-cell office:value-type="string" calcext:value-type="string">
            <text:p>This Automated driving is an emerging technology in which a car performs recognition, decision making, and control. Recognizing surrounding vehicles is a key technology in order to generate a trajectory of ego vehicle. This paper is focused on detecting a turn signal information as one of the driver's intention for surrounding vehicles. Such information helps to predict their behavior in advance especially about lane change and turn left-or-right on intersection. Using their intension, the automated vehicle is able to generate the safety trajectory before they begin to change their behavior. The proposed method recognizes the turn signal for target vehicle based on mono-camera. It detects lighting state using Convolutional Neural Network, and then calculates a flashing frequency using Fast Fourier Transform. © 2017 IEEE.</text:p>
          </table:table-cell>
        </table:table-row>
        <table:table-row table:style-name="ro1">
          <table:table-cell office:value-type="string" calcext:value-type="string">
            <text:p>Modelling the effect of driving events on electrical vehicle energy consumption using inertial sensors in smartphones</text:p>
          </table:table-cell>
          <table:table-cell office:value-type="string" calcext:value-type="string">
            <text:p>Air pollution and climate change are some of the main problems that humankind is currently facing. The electrification of the transport sector will help to reduce these problems, but one of the major barriers for the massive adoption of electric vehicles is their limited range. The energy consumption in these vehicles is affected, among other variables, by the driving behavior, making range a value that must be personalized to each driver and each type of electric vehicle. In this paper we offer a way to estimate a personalized energy consumption model by the use of the vehicle dynamics and the driving events detected by the use of the smartphone inertial sensors, allowing an easy and non-intrusive manner to predict the correct range for each user. This paper proposes, for the classification of events, a deep neural network (Long-Short Time Memory) which has been trained with more than 22,000 car trips, and the application to improve the consumption model taking into account the driver behavior captured across different trips, allowing a personalized prediction. Results and validation in real cases show that errors in the predicted consumption values are halved when abrupt events are considered in the model. © 2018 by the authors. Licensee MDPI, Basel, Switzerland.</text:p>
          </table:table-cell>
        </table:table-row>
        <table:table-row table:style-name="ro1">
          <table:table-cell office:value-type="string" calcext:value-type="string">
            <text:p>Unsupervised obstacle detection in driving environments using deep-learning-based stereovision</text:p>
          </table:table-cell>
          <table:table-cell office:value-type="string" calcext:value-type="string">
            <text:p>A vision-based obstacle detection system is a key enabler for the development of autonomous robots and vehicles and intelligent transportation systems. This paper addresses the problem of urban scene monitoring and tracking of obstacles based on unsupervised, deep-learning approaches. Here, we design an innovative hybrid encoder that integrates deep Boltzmann machines (DBM) and auto-encoders (AE). This hybrid auto-encode (HAE) model combines the greedy learning features of DBM with the dimensionality reduction capacity of AE to accurately and reliably detect the presence of obstacles. We combine the proposed hybrid model with the one-class support vector machines (OCSVM) to visually monitor an urban scene. We also propose an efficient approach to estimating obstacles location and track their positions via scene densities. Specifically, we address obstacle detection as an anomaly detection problem. If an obstacle is detected by the OCSVM algorithm, then localization and tracking algorithm is executed. We validated the effectiveness of our approach by using experimental data from two publicly available dataset, the Malaga stereovision urban dataset (MSVUD) and the Daimler urban segmentation dataset (DUSD). Results show the capacity of the proposed approach to reliably detect obstacles. © 2017 Elsevier B.V.</text:p>
          </table:table-cell>
        </table:table-row>
        <table:table-row table:style-name="ro1">
          <table:table-cell office:value-type="string" calcext:value-type="string">
            <text:p>Mitosis event recognition and detection based on evolution of feature in time domain</text:p>
          </table:table-cell>
          <table:table-cell office:value-type="string" calcext:value-type="string">
            <text:p>Mitosis detection and recognition in phase-contrast microscopy image sequences is a fundamental problem in many biomedical applications. Traditionally, researchers detect all mitotic cells from these image sequences with human eyes, which is tedious and time consuming. In recent years, many computer vision technologies were proposed to help humans to achieve the mitosis detection automatically. In this paper, we present an approach which utilized the evolution of feature in the time domain to represent the feature of mitosis. Firstly, the feature of each cell image is extracted by the different method (GIST, SIFT, CNN). Secondly, we construct the levels of motorists according to the steps of mitosis. The pooling method is utilized to handle the feature fusion in each dimension and in different time segments. Third, the pooling features were combined to one vector to represent the characters of this video. Finally, tradition machine learning method SVM is used to handle the mortises recognition problem. In order to demonstrate the performance of our approach, motorists event detection is made in some microscopy image sequences. In the experiment, some classic methods as comparison method are made in this paper. The corresponding experiments also demonstrate the superiority of our approach. © 2018 Springer-Verlag GmbH Germany, part of Springer Nature</text:p>
          </table:table-cell>
        </table:table-row>
        <table:table-row table:style-name="ro1">
          <table:table-cell office:value-type="string" calcext:value-type="string">
            <text:p>Text Detection in Traffic Informatory Signs Using Synthetic Data</text:p>
          </table:table-cell>
          <table:table-cell office:value-type="string" calcext:value-type="string">
            <text:p>Traffic informatory signs, which is a category of traffic signs and text-based signs, is very important to both drivers and intelligent transport systems. Previous studies have usually sought to extract text lines in signs to apply to optical character recognition (OCR) system, but they do not work well in real-world conditions with severe disturbance. In this paper, we report on our study of place name text detection and recognition on traffic informatory signs using convolutional neural networks (CNNs) and transform traditional text detection and recognition into word-level multi-class robust image classification. In our study, each place name corresponds to one class. Because the number of word classes is large and collecting real images for training dataset is difficult, we generate several synthetic datasets mainly by means of two methods and use them to train the CNN respectively. One method generates with standard templates of the signs, while the other method renders text in natural images which have no relationship with the signs. Our experimental results show that our method can achieve high levels of accuracy when reading traffic informatory signs in real-world conditions. Accuracy of 0.891 and 0.981 are achieved in the former and latter method of generating dataset, which verify that proposed methods are effective in our task. We also analyze the dependence of color channels in text detection during our task, which help generate the more efficacious synthetic dataset. © 2017 IEEE.</text:p>
          </table:table-cell>
        </table:table-row>
        <table:table-row table:style-name="ro1">
          <table:table-cell office:value-type="string" calcext:value-type="string">
            <text:p>Automatic discrimination of attention levels estimated by frontal EEG activity in drivers</text:p>
          </table:table-cell>
          <table:table-cell office:value-type="string" calcext:value-type="string">
            <text:p>Development of the assistance system based on driver's brain signals may prevent car accidents. The attention or concentration level during driving is associated with the total amount of information-processing resources in the brain. The frontal midline (Fm) theta wave is regarded as an objective evaluation index on the attention or concentration. The Fm theta wave during recognition of road signs was detected by the wavelet analysis in electroencephalogram data. The image features in the wavelet analysis were abstracted through deep convolutional neural networks. This result will enable the brain-computer interface to discriminate the change in attentional levels during driving and alert a driver to danger. © 2017 IEEE.</text:p>
          </table:table-cell>
        </table:table-row>
        <table:table-row table:style-name="ro1">
          <table:table-cell office:value-type="string" calcext:value-type="string">
            <text:p>Driver drowsiness detection using behavioral measures and machine learning techniques: A review of state-of-art techniques</text:p>
          </table:table-cell>
          <table:table-cell office:value-type="string" calcext:value-type="string">
            <text:p>This paper presents a literature review of driver drowsiness detection based on behavioral measures using machine learning techniques. Faces contain information that can be used to interpret levels of drowsiness. There are many facial features that can be extracted from the face to infer the level of drowsiness. These include eye blinks, head movements and yawning. However, the development of a drowsiness detection system that yields reliable and accurate results is a challenging task as it requires accurate and robust algorithms. A wide range of techniques has been examined to detect driver drowsiness in the past. The recent rise of deep learning requires that these algorithms be revisited to evaluate their accuracy in detection of drowsiness. As a result, this paper reviews machine learning techniques which include support vector machines, convolutional neural networks and hidden Markov models in the context of drowsiness detection. Furthermore, a meta-analysis is conducted on 25 papers that use machine learning techniques for drowsiness detection. The analysis reveals that support vector machine technique is the most commonly used technique to detect drowsiness, but convolutional neural networks performed better than the other two techniques. Finally, this paper lists publicly available datasets that can be used as benchmarks for drowsiness detection. © 2017 IEEE.</text:p>
          </table:table-cell>
        </table:table-row>
        <table:table-row table:style-name="ro1">
          <table:table-cell office:value-type="string" calcext:value-type="string">
            <text:p>Generalized Haar filter based CNN for object detection in traffic scenes</text:p>
          </table:table-cell>
          <table:table-cell office:value-type="string" calcext:value-type="string">
            <text:p>Vision-based object detection is one of the fundamental functions in numerous traffic scene applications such as self-driving vehicle systems and advance driver assistance systems (ADAS). Meanwhile, it also poses to be a demanding task due to the diversity of traffic scenes and resource limitations of the platforms for traffic scene applications. To address these issues, we present a generalized Haar filter based CNN (Convolutional Neural Network) which is suitable for the object detection tasks in traffic scenes. In this approach, we first decompose an object detection task into multiple local regression tasks. Thereafter, we handle these local regression tasks using several light and efficient networks which simultaneously output the bounding boxes, categories and confidence scores of detected objects. To reduce the consumption of storage and computing resources, the weights of these deep networks are constrained to the form of generalized Haar filters. Finally, we carry out various experiments to evaluate the performance of our proposed approach in traffic scene datasets. Experimental results demonstrate that our object detection system is light and effective in comparison with the state-of-the-art. © 2017 IEEE.</text:p>
          </table:table-cell>
        </table:table-row>
        <table:table-row table:style-name="ro1">
          <table:table-cell office:value-type="string" calcext:value-type="string">
            <text:p>Proceedings - 2017 International Conference on Control, Artificial Intelligence, Robotics and Optimization, ICCAIRO 2017</text:p>
          </table:table-cell>
          <table:table-cell office:value-type="string" calcext:value-type="string">
            <text:p>The proceedings contain 62 papers. The topics discussed include: hybrid evolutionary algorithm for residential demand side management with a photovoltaic panel and a battery; modeling of biped robot Archie; Scarlet - artificial teaching assistant; fault tolerance of k-split networks; learning control for air hockey striking using deep reinforcement learning; contextual similarity; robotic milking and dairy cows behaviour; a Siamese autoencoder preserving distances for anomaly detection in multi-robot systems; CAD modelling of human body for robotics applications; crowdsourcing techniques for environmental information using additional evaluation of vision based driver assistant systems; voiced-unvoiced classification of speech using a neural network trained with LPC coefficients; designing a mobile robot used for access to dangerous areas; development of pulse mode driver for adjustable vibration source for investigation of haptic feedbacks; body self-awareness for social robots; DoA estimation based on a ULA of commercial antennas in semi-urban passive radar scenario; experimental identification and control of a frame structure using an actively controlled inertial-based vibration absorber; sliding mode control of a redundant robot arm in motion planning subject to joint space constraints; experimental analysis of cost optimization for electrical floor heating systems in volatile energy markets; and application of TRIZ theory to solving problems in product research and development - case study of probe card tester.</text:p>
          </table:table-cell>
        </table:table-row>
        <table:table-row table:style-name="ro1">
          <table:table-cell office:value-type="string" calcext:value-type="string">
            <text:p>A review of optimization method in face recognition: Comparison deep learning and non-deep learning methods</text:p>
          </table:table-cell>
          <table:table-cell office:value-type="string" calcext:value-type="string">
            <text:p>Currently, face recognition system is growing sustainably on a larger scope. A few years ago, face recognition was used as a personal identification with a limited scope, now this technology has grown in the field of security, in terms of preventing fraudsters, criminals, and terrorists. In addition, face recognition is also used in detecting how tired a driver is, reducing the occurrence of road accidents, as well as in marketing, advertising, health, and others. Many method are developed to give the best accuracy in face recognition. Deep learning approach become trend in this field because of stunning results, and fast computation. However, the problem about accuracy, complexity, and scalability become a challenges in face recognition. This paper focus on recognizing the importance of this technology, how to achieve high accuracy with low complexity. Deep learning and non-deep learning methods are discussed and compared to analyze their advantages and disadvantages. From critical analysis using experiment with YALE dataset, non-deep learning algorithm can reach up to 90.6% for low-high complexity and 94.67% in deep learning method for low-high complexity. Genetic algorithm combining with CNN and SVM was an optimization method for overcome accuracy and complexity problems. © 2017 IEEE.</text:p>
          </table:table-cell>
        </table:table-row>
        <table:table-row table:style-name="ro1">
          <table:table-cell office:value-type="string" calcext:value-type="string">
            <text:p>FPGA-based convolution neural network for traffic sign recognition</text:p>
          </table:table-cell>
          <table:table-cell office:value-type="string" calcext:value-type="string">
            <text:p>Due to the rise in the number of vehicles in the past few years, the frequency of traffic accident has increased as well, resulting in huge losses. As a means to improve traffic safety, advanced driver assistance system (ADAS) has gradually gained more attention. However, it is difficult for traditional traffic sign recognition algorithms to achieve high accuracy in the ADAS whose scenarios are various in the practical application. And most current methods based on convolution neural network (CNN) for traffic sign recognition has large amount of parameters, making its implementation on resource-limited hardware platform challenging. In this work, we present a FPGA-based convolution neural network module for the recognition of traffic signs in ADAS. Experimental results shows that the accuracy rate of the model is 98.1%, the total number of parameters is 4.7M, only accounting for 12.5% of AlexNet, and the number of calculation in single forward transmission is 703.2M, which takes up 61.4% of AlexNet. © 2017 IEEE.</text:p>
          </table:table-cell>
        </table:table-row>
        <table:table-row table:style-name="ro1">
          <table:table-cell office:value-type="string" calcext:value-type="string">
            <text:p>TRec: an efficient recommendation system for hunting passengers with deep neural networks</text:p>
          </table:table-cell>
          <table:table-cell office:value-type="string" calcext:value-type="string">
            <text:p>Discovering hidden knowledge patterns in trajectory data can help to hunt passengers for taxi drivers. And it is an important issue in the intelligent transportation domain. However, the existing approaches are inaccurate in real applications. Hence in this paper, by using the GPS trajectory big data of taxis, we innovatively present an efficient and effective recommendation system (TRec) for hunting passengers with deep neural structures. This proposed recommendation system is mainly based on the wide &amp; deep model, which is trained wide linear frameworks and deep neural networks together and can simultaneously have the benefits of memorization and generalization to hunt passengers. Meanwhile, in order to improve the accuracy of hunt passengers, our proposed recommendation system uses experienced taxi drivers as learning objects, while considering the prediction of hunting passengers, the prediction of road condition and the evaluation of earnings simultaneously. A performance study using the real GPS trajectory dataset is conducted to evaluate our proposed recommendation system. The experimental evaluation shows that the proposed recommendation system is both efficient and effective. This work strides forward a first step toward building a recommendation system for hunting passengers based on the wide &amp; deep model. © 2018, The Natural Computing Applications Forum.</text:p>
          </table:table-cell>
        </table:table-row>
        <table:table-row table:style-name="ro1">
          <table:table-cell office:value-type="string" calcext:value-type="string">
            <text:p>Anticipating driver actions via deep neural networks and new driver personalization technique through transfer learning</text:p>
          </table:table-cell>
          <table:table-cell office:value-type="string" calcext:value-type="string">
            <text:p>Anticipating driving behaviours is a promising technology for novel advanced driver assistance systems. In recent years, predicting a driver’s future action became an important element to preventive safety technologies and has been advancing greatly contributing to a reduction in road accidents. In this paper, we propose a deep learning network that anticipates driving actions based on information of subject vehicle as well as surrounding vehicles and environment. By re-using a network trained on a great number of various drivers’ data with different driving behaviours and linking it to a particular driver with particular taste we propose a method that enables the anticipation of driving behaviours that can be tailored to each driver individually, leading to improved user experiences. We experimentally test our method for acceleration, deceleration and brake profile anticipation task using actual driving data. Our results demonstrate the effectiveness of our approach, achieving a great improvement when anticipating for individuals. Copyright © 2018 by SCITEPRESS – Science and Technology Publications, Lda. All rights reserved</text:p>
          </table:table-cell>
        </table:table-row>
        <table:table-row table:style-name="ro1">
          <table:table-cell office:value-type="string" calcext:value-type="string">
            <text:p>Real-time Driver Drowsiness Detection for Android Application Using Deep Neural Networks Techniques</text:p>
          </table:table-cell>
          <table:table-cell office:value-type="string" calcext:value-type="string">
            <text:p>Road crashes and related forms of accidents are a common cause of injury and death among the human population. According to 2015 data from the World Health Organization, road traffic injuries resulted in approximately 1.25 million deaths worldwide, i.e. approximately every 25 seconds an individual will experience a fatal crash. While the cost of traffic accidents in Europe is estimated at around 160 billion Euros, driver drowsiness accounts for approximately 100,000 accidents per year in the United States alone as reported by The American National Highway Traffic Safety Administration (NHTSA). In this paper, a novel approach towards real-time drowsiness detection is proposed. This approach is based on a deep learning method that can be implemented on Android applications with high accuracy. The main contribution of this work is the compression of heavy baseline model to a lightweight model. Moreover, minimal network structure is designed based on facial landmark key point detection to recognize whether the driver is drowsy. The proposed model is able to achieve an accuracy of more than 80%. © 2018 The Authors. Published by Elsevier B.V.</text:p>
          </table:table-cell>
        </table:table-row>
        <table:table-row table:style-name="ro1">
          <table:table-cell office:value-type="string" calcext:value-type="string">
            <text:p>A Low-Power Speech Recognizer and Voice Activity Detector Using Deep Neural Networks</text:p>
          </table:table-cell>
          <table:table-cell office:value-type="string" calcext:value-type="string">
            <text:p>This paper describes digital circuit architectures for automatic speech recognition (ASR) and voice activity detection (VAD) with improved accuracy, programmability, and scalability. Our ASR architecture is designed to minimize off-chip memory bandwidth, which is the main driver of system power consumption. A SIMD processor with 32 parallel execution units efficiently evaluates feed-forward deep neural networks (NNs) for ASR, limiting memory usage with a sparse quantized weight matrix format. We argue that VADs should prioritize accuracy over area and power, and introduce a VAD circuit that uses an NN to classify modulation frequency features with 22.3- μW power consumption. The 65-nm test chip is shown to perform a variety of ASR tasks in real time, with vocabularies ranging from 11 words to 145 000 words and full-chip power consumption ranging from 172 μW to 7.78 mW. © 1966-2012 IEEE.</text:p>
          </table:table-cell>
        </table:table-row>
        <table:table-row table:style-name="ro1">
          <table:table-cell office:value-type="string" calcext:value-type="string">
            <text:p>A real-time object detection framework for aerial imagery using deep neural networks and synthetic training images</text:p>
          </table:table-cell>
          <table:table-cell office:value-type="string" calcext:value-type="string">
            <text:p>Efficient and accurate real-time perception systems are critical for Unmanned Aerial Vehicle (UAV) applications that aim to provide enhanced situational awareness to users. Specifically, object recognition is a crucial element for surveillance and reconnaissance missions since it provides fundamental semantic information of the aerial scene. In this study, we describe the development and implementation of a perception frame-work on an embedded computer vision platform, mounted on a hexacopter for real-time object detection. The framework includes a camera driver and a deep neural network based object detection module and has distributed computing capabilities between the aerial platform and the corresponding ground station. Preliminary aerial real-time object detections using YOLO are performed onboard a UAV and a sequence of images are streamed to the base station where an advanced computer vision algorithm, referred to as Multi-Expert Region-based CNN (ME- RCNN), is leveraged to provide enhanced and fine-grained analytics on the aerial video feeds. Since annotated aerial imagery in the UAV domain is hard to obtain and not routinely available, we use a combination of aerial data as well as air-to-ground synthetic images, such as vehicles, generated by video gaming engines for training the neural network. Through this study, we quantify the level of improvements with the use of the synthetic dataset and the efficacy of using advanced object detection algorithms. © 2018 SPIE.</text:p>
          </table:table-cell>
        </table:table-row>
        <table:table-row table:style-name="ro1">
          <table:table-cell office:value-type="string" calcext:value-type="string">
            <text:p>fNIRS-based brain–computer interface using deep neural networks for classifying the mental state of drivers</text:p>
          </table:table-cell>
          <table:table-cell office:value-type="string" calcext:value-type="string">
            <text:p>Accidents on the road mostly occur because of human error. Understanding and predicting the manner in which the brain functions when driving can help in reduce fatalities. Particularly, with the recent development of auto-driving cars, it is important to ensure that the driver is ready to retake the control of the vehicle at all times in the event of a system failure. This study attempts to create a brain–computer interface (BCI) using signals obtained through functional near-infrared spectroscopy (fNIRS) to evaluate the impact of different external conditions on the driver’s mental state: weather condition, type of road, including manual driving versus auto-pilot. A deep neural network (DNN) and a recurrent neural network (RNN) are employed for their ability of pattern recognition in the processing of fNIRS signals and are compared to other common classification methods. The results of the study demonstrated that both DNN and RNN offer the same performance. Furthermore, brain activity under different weather conditions cannot be classified by any of the proposed methods. Nevertheless, DNN and RNN have proven their effectiveness in the road type classification with 63% accuracy. © Springer Nature Switzerland AG 2018.</text:p>
          </table:table-cell>
        </table:table-row>
        <table:table-row table:style-name="ro1">
          <table:table-cell office:value-type="string" calcext:value-type="string">
            <text:p>Deep Feedback Learning</text:p>
          </table:table-cell>
          <table:table-cell office:value-type="string" calcext:value-type="string">
            <text:p>An agent acting in an environment aims to minimise uncertainties so that being attacked can be predicted, and rewards are not only found by chance. These events define an error signal which can be used to improve performance. In this paper we present a new algorithm where an error signal from a reflex trains a novel deep network: the error is propagated forwards through the network from its input to its output, in order to generate pro-active actions. We demonstrate the algorithm in two scenarios: a 1st-person shooter game and a driving car scenario, where in both cases the network develops strategies to become pro-active. © 2018, Springer Nature Switzerland AG.</text:p>
          </table:table-cell>
        </table:table-row>
        <table:table-row table:style-name="ro1">
          <table:table-cell office:value-type="string" calcext:value-type="string">
            <text:p>Capturing Drivers&amp;#x2019; Lane Changing Behaviors on Operational Level by Data Driven Methods</text:p>
          </table:table-cell>
          <table:table-cell office:value-type="string" calcext:value-type="string">
            <text:p>With the development of autonomous vehicles (AV), advanced driver assistance systems (ADAS) and vehicular social networks (VSN), the requirement for vehicle trajectory prediction in lanechanging is higher. Here, we propose a neural networkbased operational level lane-changing model using datadriven methods. First, we determine the inputs of the lane-changing model by analyzing the influence factors of the lane-changing behavioral model under the framework of the social force theory. The main influencing factors include the temporal destination (TD), the historical trajectories of the lane-changing vehicle and the relative distance between the surrounding vehicles in our lane-changing model. Our lane-changing model is built by deep neural networks (DNN). Then, we determine the suitable network structure and other parameters by empirical data for the DNN. Finally, tests on empirical lane-changing trajectory datasets show that the operational level lanechanging model built by DNN is promising. CCBY</text:p>
          </table:table-cell>
        </table:table-row>
        <table:table-row table:style-name="ro1">
          <table:table-cell office:value-type="string" calcext:value-type="string">
            <text:p>Traffic Incident Recognition Using Empirical Deep Convolutional Neural Networks Model</text:p>
          </table:table-cell>
          <table:table-cell office:value-type="string" calcext:value-type="string">
            <text:p>Traffic incident detection plays an important role for a broad range of intelligent transport systems and applications such as driver- assistant, accident warning, and traffic data analysis. The primary goal of traffic incident detection systems in real-world is to identify traffic violations happening on the road in real-time. Although research community has made a significant attempt for detecting on-road violations, there are still challenges such as poor performance under real-world circumstances and real-time detection. In this paper, we propose a novel method which utilizes the powerful deep convolutional neural networks for vehicle recognition task to detect traffic events on the separate lane. Experimental results on real-world dataset videos as well as live stream in real-time from digital cameras demonstrate the feasibility and effectiveness of the proposed method for identifying incidents under various conditions of urban roads and highways. © 2018, ICST Institute for Computer Sciences, Social Informatics and Telecommunications Engineering.</text:p>
          </table:table-cell>
        </table:table-row>
        <table:table-row table:style-name="ro1">
          <table:table-cell office:value-type="string" calcext:value-type="string">
            <text:p>Driver head analysis based on deeply supervised transfer metric learning with virtual data</text:p>
          </table:table-cell>
          <table:table-cell office:value-type="string" calcext:value-type="string">
            <text:p>Driver head analysis is of paramount interest for the advanced driver assistance systems (ADAS). Recently proposed methods almost rely on training with labeled samples, especially deep learning. However, the labeling process is a subjective and tiresome manual task. Even trickier, our application scene is driver assistance systems, where the training dataset is more difficult to capture. In this paper, we present a rendering pipeline to synthesize virtual-world driver head pose and facial landmark dataset with annotation by computer 3D animation software, in which we consider driver’s gender, dress, hairstyle, hats and glasses. This large amounts of virtual-world labeled dataset and a small amount of real-world labeled dataset are trained together firstly by deeply supervised transfer metric learning method. We treat it as a cross-domain task, the labeled virtual data is a source domain and the unlabeled real-world data is a target domain. By exploiting the feature self-learning characteristic of deep networks, we find the common feature subspace between them, and transfer discriminative knowledge from the labeled source domain to the labeled target domain. Finally we employ a small number of real-world dataset to fine-tune the model iteratively. Our experiments show high accuracy on real-world driver head images. © Springer International Publishing AG, part of Springer Nature 2018.</text:p>
          </table:table-cell>
        </table:table-row>
        <table:table-row table:style-name="ro1">
          <table:table-cell office:value-type="string" calcext:value-type="string">
            <text:p>CEUR Workshop Proceedings</text:p>
          </table:table-cell>
          <table:table-cell office:value-type="string" calcext:value-type="string">
            <text:p>The proceedings contain 42 papers. The topics discussed include: the theory behind minimizing research data: result equivalent CHASE-inverse mappings; adiabatic quantum computing for kernel k=2 means clustering; informed machine learning through functional composition; evaluation of configuration knowledge in industrial manufacturing; ReCAP information retrieval and case-based reasoning for robust deliberation and synthesis of arguments in the political discourse; towards an incremental schema-level index for distributed linked open data graphs; towards a unifying view on deconvolution in Cherenkov astronomy; normalization of time-series for improving recommendations; exploiting maneuver dependency for personalization of a driver model; a preliminary survey of explanation facilities of AI-based design support approaches and tools; piggyback profiling: enhancing query results with metadata; SEMANAS – semantic support for grant application processes; towards an open book architecture for deep learning networks: data properties and architectures evidence - from time series analytics; ontology-based representation of workflows for transfer learning; deep learning approaches to classification of production technology for 19th century books; and mirror mirror on the wall, what is the fairest linear parameter space representation of all? on representations of linear parameter space in context of clustering.</text:p>
          </table:table-cell>
        </table:table-row>
        <table:table-row table:style-name="ro1">
          <table:table-cell office:value-type="string" calcext:value-type="string">
            <text:p>Intelligent Driving Data Recorder in Smartphone Using Deep Neural Network based Speedometer and Scene Understanding</text:p>
          </table:table-cell>
          <table:table-cell office:value-type="string" calcext:value-type="string">
            <text:p>This paper proposes a smartphone based Driving Data Recorder (DDR). The proposed DDR has the functions of accurate speed estimation and intelligent traffic scene understanding. DDRs are used to store the relevant driving data to provide feedback on driver behavior for accident analysis and insurance issue and so on. The conventional DDRs are standalone devices with multiple sensors. The current DDR products record many useless data or lose important information. On the other hand, the widely used smartphones already have the hardware conditions to replace the conventional DDR products. This paper proposes to develop the intelligent DDR in the smartphones. Considering the requirements of the DDRs, two functions are developed in this paper: motion sensor based speedometer and vision sensor based scene understanding. The proposed speedometer function adopts double-layered Long Short-Term Memory (LSTM) network as the model, which can estimate vehicle speed directly from gyroscope and accelerometer of a smartphone. The scene understanding function can detect road facilities such as traffic lights, crosswalks and stop lines. The driving data recorded in those areas is very important for analyzing driver behaviors. In the development of the scene understanding function, maintaining the high detection accuracy with reducing the computation cost is significant because of the limitation of smartphones&amp;#x2019; processing resources. This paper uses a lightweight architecture deep learning network to achieve the goal. The proposed system has been evaluated using the real traffic data. Speed estimation function only has 1.8 km/h of speed mean error. In addition, there is no accumulated error even for a long time driving. The evaluation of the scene understanding function indicates that the proposed method can provide a high-accuracy detection at 2 FPS, which is faster than the state-of-the-art method. IEEE</text:p>
          </table:table-cell>
        </table:table-row>
        <table:table-row table:style-name="ro1">
          <table:table-cell office:value-type="string" calcext:value-type="string">
            <text:p>17th International Conference on Information Processing and Management of Uncertainty in Knowledge-Based Systems, IPMU 2018</text:p>
          </table:table-cell>
          <table:table-cell office:value-type="string" calcext:value-type="string">
            <text:p>The proceedings contain 189 papers. The special focus in this conference is on Information Processing and Management of Uncertainty in Knowledge-Based Systems. The topics include: Combining weighted description logic with fuzzy logic for decision making; the use of fuzzy linguistic information and fuzzy Delphi method to validate by consensus a questionnaire in a blended-learning environment; on the interaction between feature selection and parameter determination in fuzzy modelling; fuzzy association rules on data with undefined values; on the use of subproduct in fuzzy relational compositions based on grouping features; compositions of partial fuzzy relations; quantification over undefined truth values; FS4RVDD: A feature selection algorithm for random variables with discrete distribution; a comparative analysis of accurate and robust bi-objective scheduling heuristics for datacenters; A comparison between NARX neural networks and symbolic regression: An application for energy consumption forecasting; applying genetic algorithms for the improvement of an autonomous fuzzy driver for simulated car racing; a self-organizing ensemble of deep neural networks for the classification of data from complex processes; dealing with epistemic uncertainty in multi-objective optimization: A survey; Analyzing the influence of LLVM code optimization passes on software performance; Finding the most influential parameters of coalitions in a PSO-CO algorithm; implementing data envelopment analysis in an uncertain perception-based online evaluation environment; constraint shortest path problem in a network with intuitionistic fuzzy arc weights; MOLP approach for solving transportation problems with intuitionistic fuzzy costs; context-based decision and optimization: The case of the maximal coverage location problem; an uncertainty aware medical diagnosis support system.</text:p>
          </table:table-cell>
        </table:table-row>
        <table:table-row table:style-name="ro1">
          <table:table-cell office:value-type="string" calcext:value-type="string">
            <text:p>Eliminating the blind spot: Adapting 3D object detection and monocular depth estimation to 360 ° Panoramic Imagery</text:p>
          </table:table-cell>
          <table:table-cell office:value-type="string" calcext:value-type="string">
            <text:p>Recent automotive vision work has focused almost exclusively on processing forward-facing cameras. However, future autonomous vehicles will not be viable without a more comprehensive surround sensing, akin to a human driver, as can be provided by 360 ° panoramic cameras. We present an approach to adapt contemporary deep network architectures developed on conventional rectilinear imagery to work on equirectangular 360 ∘ panoramic imagery. To address the lack of annotated panoramic automotive datasets availability, we adapt contemporary automotive dataset, via style and projection transformations, to facilitate the cross-domain retraining of contemporary algorithms for panoramic imagery. Following this approach we retrain and adapt existing architectures to recover scene depth and 3D pose of vehicles from monocular panoramic imagery without any panoramic training labels or calibration parameters. Our approach is evaluated qualitatively on crowd-sourced panoramic images and quantitatively using an automotive environment simulator to provide the first benchmark for such techniques within panoramic imagery. © Springer Nature Switzerland AG 2018.</text:p>
          </table:table-cell>
        </table:table-row>
        <table:table-row table:style-name="ro1">
          <table:table-cell office:value-type="string" calcext:value-type="string">
            <text:p>Smart Shift Decision Method Based on Stacked Autoencoders</text:p>
          </table:table-cell>
          <table:table-cell office:value-type="string" calcext:value-type="string">
            <text:p>Manual calibration and testing on real vehicles are common methods of generating shifting schedules for newly developed vehicles. However, these methods are time-consuming. Shifting gear timing is an important operating parameter that affects shifting time, power loss, fuel efficiency, and driver comfort. The stacked autoencoder (SAE) algorithm, a type of artificial neural network, is used in this study to predict shifting gear timing on the basis of throttle percentage, vehicle velocity, and acceleration. Experiments are conducted to obtain training and testing data. Different neural networks are trained with experimental data on a real vehicle under different road conditions collected using the CANcaseXL device and control AMESim simulation model, which was constructed based on real vehicle parameters. The input number of SAE is determined through a comparison between two and three parameters. The output type of SAE is determined through a comparative experiment on pattern recognition and multifitting. Meanwhile, the network structure of SAE is determined through a comparative experiment on simple and deep-learning neural networks. Experimental results demonstrate that using the SAE intelligent shift control strategy to determine shift timing not only is feasible and accurate but also saves time and development costs. © 2018 Zengcai Wang et al.</text:p>
          </table:table-cell>
        </table:table-row>
        <table:table-row table:style-name="ro1">
          <table:table-cell office:value-type="string" calcext:value-type="string">
            <text:p>17th International Conference on Information Processing and Management of Uncertainty in Knowledge-Based Systems, IPMU 2018</text:p>
          </table:table-cell>
          <table:table-cell office:value-type="string" calcext:value-type="string">
            <text:p>The proceedings contain 66 papers. The special focus in this conference is on Information Processing and Management of Uncertainty in Knowledge-Based Systems. The topics include: Combining weighted description logic with fuzzy logic for decision making; the use of fuzzy linguistic information and fuzzy Delphi method to validate by consensus a questionnaire in a blended-learning environment; on the interaction between feature selection and parameter determination in fuzzy modelling; fuzzy association rules on data with undefined values; on the use of subproduct in fuzzy relational compositions based on grouping features; compositions of partial fuzzy relations; quantification over undefined truth values; FS4RVDD: A feature selection algorithm for random variables with discrete distribution; a comparative analysis of accurate and robust bi-objective scheduling heuristics for datacenters; A comparison between NARX neural networks and symbolic regression: An application for energy consumption forecasting; applying genetic algorithms for the improvement of an autonomous fuzzy driver for simulated car racing; a self-organizing ensemble of deep neural networks for the classification of data from complex processes; dealing with epistemic uncertainty in multi-objective optimization: A survey; Analyzing the influence of LLVM code optimization passes on software performance; Finding the most influential parameters of coalitions in a PSO-CO algorithm; implementing data envelopment analysis in an uncertain perception-based online evaluation environment; constraint shortest path problem in a network with intuitionistic fuzzy arc weights; MOLP approach for solving transportation problems with intuitionistic fuzzy costs; context-based decision and optimization: The case of the maximal coverage location problem; an uncertainty aware medical diagnosis support system.</text:p>
          </table:table-cell>
        </table:table-row>
        <table:table-row table:style-name="ro1">
          <table:table-cell office:value-type="string" calcext:value-type="string">
            <text:p>Automatic driving decision algorithm based on multi-dimensional deep space-time network</text:p>
          </table:table-cell>
          <table:table-cell office:value-type="string" calcext:value-type="string">
            <text:p>A model of autopilot decision algorithm based on multidimensional depth space-time network was studied in this paper. The forward images of vehicle driving was taken by the camera mounted on the vehicle. The images and the steering wheel angle and speed were collected as the model training input data. The multi frame vehicle image was pre-processed, the underlying feature image and the original image were used as the input of the multi-dimensional space-time decision network. The multi-dimensional space-time decision network was set up. The multiple three-dimensional convolution paths were used to extract and fuse the high level spatiotemporal features of the original and the underlying features, and the fusion features were used. In the decision of autopilot. The multidimensional spatiotemporal network was trained by using the driver’s driving data, and the multidimensional spatiotemporal decision-making model was obtained. The decision model of the autopilot makes use of multidimensional space-time information to directly output the decision information of autopilot. The model can effectively output the driver’s decision data. © IFIP International Federation for Information Processing 2018.</text:p>
          </table:table-cell>
        </table:table-row>
        <table:table-row table:style-name="ro1">
          <table:table-cell office:value-type="string" calcext:value-type="string">
            <text:p>Deep learning for identification and validation of objects and data viewed through vehicle windshield in lab environment – a DCNN approach</text:p>
          </table:table-cell>
          <table:table-cell office:value-type="string" calcext:value-type="string">
            <text:p>Automobiles are becoming more complicated system considering the safety, environment and user luxury. It is becoming a great challenge considering the complexity of driving and safety in modern automotive world with human interaction systems. The current display systems on the instrument panel, which are used for displaying messages, forces the driver to get away from the road view. To overcome this critical behaviour of the driver windshield is used display the information. This unit is called as Head up Display (HUD), which reduces the duration and frequency of the driver to look/deviate away from the traffic situation/scene. As an advance to the HUD, Augmented Reality (AR) concept has come into play, to overcome the drawbacks of HUD such as the risk of hindering pertinent objects of traffic and phenomena like insight channeling and intellectual capture. In order to validate the HUD content, such as object detection, a deep learning based approach for recognizing and identifying the object types along with predicting and interpreting composite situation is proposed. A Deep Convolutional Neural Network (D CNN) is implemented to identify the object of interest in one evaluation from full image and adding to this performance analysis are carried out on different dataset scenarios. The network is implemented and deployed in lab environment aiming for real-time object detection testing system that is used for testing HUD contents. © 2018, Institute of Advanced Scientific Research, Inc. All rights reserved.</text:p>
          </table:table-cell>
        </table:table-row>
        <table:table-row table:style-name="ro1">
          <table:table-cell office:value-type="string" calcext:value-type="string">
            <text:p>17th International Conference on Information Processing and Management of Uncertainty in Knowledge-Based Systems, IPMU 2018</text:p>
          </table:table-cell>
          <table:table-cell office:value-type="string" calcext:value-type="string">
            <text:p>The proceedings contain 62 papers. The special focus in this conference is on Information Processing and Management of Uncertainty in Knowledge-Based Systems. The topics include: Combining weighted description logic with fuzzy logic for decision making; the use of fuzzy linguistic information and fuzzy Delphi method to validate by consensus a questionnaire in a blended-learning environment; on the interaction between feature selection and parameter determination in fuzzy modelling; fuzzy association rules on data with undefined values; on the use of subproduct in fuzzy relational compositions based on grouping features; compositions of partial fuzzy relations; quantification over undefined truth values; FS4RVDD: A feature selection algorithm for random variables with discrete distribution; a comparative analysis of accurate and robust bi-objective scheduling heuristics for datacenters; A comparison between NARX neural networks and symbolic regression: An application for energy consumption forecasting; applying genetic algorithms for the improvement of an autonomous fuzzy driver for simulated car racing; a self-organizing ensemble of deep neural networks for the classification of data from complex processes; dealing with epistemic uncertainty in multi-objective optimization: A survey; Analyzing the influence of LLVM code optimization passes on software performance; Finding the most influential parameters of coalitions in a PSO-CO algorithm; implementing data envelopment analysis in an uncertain perception-based online evaluation environment; constraint shortest path problem in a network with intuitionistic fuzzy arc weights; MOLP approach for solving transportation problems with intuitionistic fuzzy costs; context-based decision and optimization: The case of the maximal coverage location problem; an uncertainty aware medical diagnosis support system.</text:p>
          </table:table-cell>
        </table:table-row>
        <table:table-row table:style-name="ro1">
          <table:table-cell office:value-type="string" calcext:value-type="string">
            <text:p>Methodologies for Evaluating and Optimizing Multimodal Human-Machine-Interface of Autonomous Vehicles</text:p>
          </table:table-cell>
          <table:table-cell office:value-type="string" calcext:value-type="string">
            <text:p>With the rapid development of artificial intelligence, autonomous driving technology will finally reshape an automotive industry. Although fully autonomous cars are not commercially available to common consumers at this stage, partially autonomous vehicles, which are defined as level 2 and level 3 autonomous vehicles by SAE J3016 standard, are widely tested by automakers and researchers. A typical Human-Machine-Interface (HMI) for a vehicle takes a form to support a human domination role. Although modern driving assistance systems allow vehicles to take over control at certain scenarios, the typical human-machine-interface has not changed dramatically for a long time. With deep learning neural network technologies penetrating into automotive applications, multi-modal communications between a driver and a vehicle can be enabled by a cost-effective solution. The multi-modal human-machine-interface will allow a driver to easily interact with autonomous vehicles, supporting smooth switching between human manual control and automation. However, unlike a steering wheel of vehicles, there is no normal or standard multi-modal human-machine-interface for autonomous vehicles. Moreover, unlike buttons and knobs, which cause little confusions in applications across different countries, multi-modal communications are affected by cultural nuances. Automotive Original Equipment Manufacturers (OEMs) can promote the typical human-machine-interface in different countries or automotive markets with little adaption, but OMEs need to adjust multi-modal human-machine-interface by taking into consideration cultural impacts, driving habits, social cognition and a traffic legal system. Design methodologies for human-machine-interface systems on different level autonomous vehicles are elaborated. The goal of multi-modal human-machine-interface in partially driving autonomous vehicles (SAE level 2 autonomous vehicles) and conditionally driving autonomous vehicles (SAE level 3 autonomous vehicles) is not only to mitigate a driver's fatigue during driving, but also to keep certain amount of the driver's engagement to ensure that the driver can take over control in a short time when the switching is necessary. The two sides of the design goal of multi-modal HMI systems are actually on a trade-off curve. Methodologies to optimize multi-modal communications to support HMI design are elaborated and compared in this paper. © 2018 SAE International. All Rights Reserved.</text:p>
          </table:table-cell>
        </table:table-row>
        <table:table-row table:style-name="ro1">
          <table:table-cell office:value-type="string" calcext:value-type="string">
            <text:p>A Performance Study of Machine and Deep Learning Frameworks on Cineca HPC Systems</text:p>
          </table:table-cell>
          <table:table-cell office:value-type="string" calcext:value-type="string">
            <text:p>With the data doubling every year, data intensive applications are increasing as well as the demand of high-end resource capacity to analyse collected data sets. The explosion of analysis applications have become a major driver for revising system architecture and tools leading to the proliferation of software components and frameworks which may require multi-node and multi-core systems to scale-up and provide good performance. In this context, Machine learning and Deep learning are steadily proving to be successful methods for a variety of use cases, and their popularity has resulted in numerous open-source software tools becoming accessible to the public and popular across different scientific disciplines. But with the growth of applications and tools, it is becoming difficult for researchers to estimate how much resource is needed to run their analyses and select appropriate software and hardware components. The goal of this paper is to present the results of a preliminary comparative study of state-of-the-art machine and deep learning tools and benchmark them on Cineca HPC systems. The comparison has been done taking in consideration different factors including the impossibility to benchmark all tools available on the market, the existence of tools supporting hardware accelerators, such as GPU, and the availability of precedent studies [1,2]. Our preliminary results show that tested tools are able to leverage underneath system capabilities to achieve significant performance and that no single software exists that outperforms others opening space to further optimisation. © 2018 The authors and IOS Press.</text:p>
          </table:table-cell>
        </table:table-row>
        <table:table-row table:style-name="ro1">
          <table:table-cell office:value-type="string" calcext:value-type="string">
            <text:p>Performance evaluation for vision-based vehicle classification using Convolutional Neural Network</text:p>
          </table:table-cell>
          <table:table-cell office:value-type="string" calcext:value-type="string">
            <text:p>Vision-based vehicle classification is a very challenging task due to vehicle pose and angle variations, weather conditions, lighting qual ity, and limited number of available datasets for training. It can be applied for driver assistance system and autonomous veh icles. This paper conducted a performance evaluation for this task based on three Convolutional Neural Network (CNN) models, which are simple CNN, and pretrained CNN models that are AlexNet and GoogleNet. A dataset of more than 7000 images from the Image Processing Group (IPG) has been used for training and testing and the results indicate that AlexNet achieves the best classification result that is 65.09%. This result is obtained because of the variations of the quality of the images. © 2018 Authors.</text:p>
          </table:table-cell>
        </table:table-row>
        <table:table-row table:style-name="ro1">
          <table:table-cell office:value-type="string" calcext:value-type="string">
            <text:p>Traffic signs recognition and classification based on deep feature learning</text:p>
          </table:table-cell>
          <table:table-cell office:value-type="string" calcext:value-type="string">
            <text:p>Traffic signs recognition and classification play an important role in the unmanned automatic driving. Various methods were proposed in the past years to deal with this problem, yet the performance of these algorithms still needs to be improved to meet the requirements in real applications. In this paper, a novel traffic signs recognition and classification method is presented based on Convolutional Neural Network and Support Vector Machine (CNN-SVM). In this method, the YCbCr color space is introduced in CNN to divide the color channels for feature extraction. A SVM classifier is used for classification based on the extracted features. The experiments are conducted on a real world data set with images and videos captured from ordinary car driving. The experimental results show that compared with the state-of-the-art methods, our method achieves the best performance on traffic signs recognition and classification, with a highest 98.6% accuracy rate. Copyright © 2018 by SCITEPRESS – Science and Technology Publications, Lda. All rights reserved.</text:p>
          </table:table-cell>
        </table:table-row>
        <table:table-row table:style-name="ro1">
          <table:table-cell office:value-type="string" calcext:value-type="string">
            <text:p>Fast-tracking application for traffic signs recognition</text:p>
          </table:table-cell>
          <table:table-cell office:value-type="string" calcext:value-type="string">
            <text:p>Traffic sign recognition is among the major tasks on driver assistance system. The convolutional neural networks (CNN) play an important role to find a good accuracy of traffic sign recognition in order to limit the dangerous acts of the driver and to respect the road laws. The accuracy of the Detection and Classification determines how powerful of the technique used is. Whereas SSD Multibox (Single Shot MultiBox Detector) is an approach based on convolutional neural networks paradigm, it is adopted in this paper, firstly because we can rely on it for the real-time applications, this approach runs on 59 FPS (frame per second). Secondly, in order to optimize difficulties in multiple layers of DeeperCNN to provide a finer accuracy. Moreover, our experiment on German traffic sign recognition benchmark (GTSRB) demonstrated that the proposed approach could achieve competitive results (83.2% in 140.000 learning steps) using GPU parallel system and Tensorflow. © Springer Nature Switzerland AG 2018.</text:p>
          </table:table-cell>
        </table:table-row>
        <table:table-row table:style-name="ro1">
          <table:table-cell office:value-type="string" calcext:value-type="string">
            <text:p>Driver drowsiness detection using hybrid convolutional neural network and long short-term memory</text:p>
          </table:table-cell>
          <table:table-cell office:value-type="string" calcext:value-type="string">
            <text:p>Drowsiness and fatigue of the drivers are amongst the significant causes of the car accidents. Every year the number of deaths and fatalities are tremendously increasing due to multifaceted issues and henceforth requires an intelligent processing system for accident avoidance. In relevant with this, an effective driver drowsiness detection system is proposed. The main challenges are robustness of the algorithm towards variation of the human face and real-time processing capability. The first challenge pertaining to the facial variation has been handled well using conventional image processing and hand-craft features of computer vision algorithms. Yet, variations such as facial expression, lighting condition, intra-class variation, and pose variation are additional issues that conventional method failed to address. Deep learning is an alternative solution which provides a better performance by learning features automatically. Thus, this paper proposed a new concept for handling the real-time driver drowsiness detection using the hybrid of convolutional neural network (CNN) and long short-term memory (LSTM). The performance of the system has been tested using the public drowsy driver dataset from ACCV 2016 competition. The results show that it can outperform the former schemes in the literature. © 2018, Springer Science+Business Media, LLC, part of Springer Nature.</text:p>
          </table:table-cell>
        </table:table-row>
        <table:table-row table:style-name="ro1">
          <table:table-cell office:value-type="string" calcext:value-type="string">
            <text:p>Cubesat simulation and detection using monocular camera images and convolutional neural networks</text:p>
          </table:table-cell>
          <table:table-cell office:value-type="string" calcext:value-type="string">
            <text:p>This paper provides a method for dynamic simulation and target vehicle detection of the CubeSat spacecraft in the Low Earth Orbit. The technique for orbit prediction is verified against the Clohessy-Wiltshire solution while allowing for delta-V adjustments. Attitude simulation is performed using the Modified-Rodriguez Parameters variation of the Euler’s equation for rigid body motion. An attitude kinematic-driver was developed to target the chaser vehicle camera towards the client CubeSat. Camera images are generated using rendering software with specified target and chaser spacecraft predicted motion. Spacecraft detection is performed using two state-of-the-art deep learning Convolutional Neural Networks, namely, the 101-layer ResNet and the Inception-ResNet-V2 classifiers with Faster-R-CNN as the object detection engine. Results show, after applying transfer learning, both classification networks work well for simulation and laboratory experiment images. © 2018, American Institute of Aeronautics and Astronautics Inc, AIAA. All right reserved.</text:p>
          </table:table-cell>
        </table:table-row>
        <table:table-row table:style-name="ro1">
          <table:table-cell office:value-type="string" calcext:value-type="string">
            <text:p>Stereo Vision-Based Convolutional Networks for Object Detection in Driving Environments</text:p>
          </table:table-cell>
          <table:table-cell office:value-type="string" calcext:value-type="string">
            <text:p>Deep learning has become the predominant paradigm in image recognition nowadays. Perception systems in vehicles can also benefit from the improved features provided by modern neural networks to increase the robustness of critical tasks such as obstacle avoidance. This work proposes a vision-based approach for on-road object detection which incorporates depth information from a stereo vision system within the framework of a state-of-art deep learning algorithm. Experiments performed on the KITTI benchmark show that the proposed approach results in significant improvements in the detection accuracy. © 2018, Springer International Publishing AG.</text:p>
          </table:table-cell>
        </table:table-row>
        <table:table-row table:style-name="ro1">
          <table:table-cell office:value-type="string" calcext:value-type="string">
            <text:p>Computer aided diagnosis in ophthalmology: Deep learning applications</text:p>
          </table:table-cell>
          <table:table-cell office:value-type="string" calcext:value-type="string">
            <text:p>The automated diagnosis of ophthalmologic diseases to assist the medical ophthalmologist in their daily practice is the subject of much research. Recently, image processing based on very deep and complex processing structures became the focus of renewed interest, mostly as a result of excellent performance in a wide range of problems. One of the main drivers of this interest in these structures, convolutional neural networks (CNNs), is the availability of fast and highly parallel hardware, enabling the fast training and efficient use of these structures. In this chapter, we briefly describe the major characteristics of CNNs and discuss the anatomy and physiology of the eye and common ocular diseases. A review of the state-of-the-art use of CNNs in the diagnosis of common eye diseases is then presented. The selection of the works reviewed followed the criteria of utility, recency and quality in order to assemble a set of representative works. An original contribution reporting the use of CNNs to quantify some corneal endothelial morphometric parameters is then presented in a separate section. Finally, some considerations are made on possible developments of the techniques described, as made possible by the evolution of computing technology. © 2018, Springer International Publishing AG.</text:p>
          </table:table-cell>
        </table:table-row>
        <table:table-row table:style-name="ro1">
          <table:table-cell office:value-type="string" calcext:value-type="string">
            <text:p>Superpixel-based road segmentation for real-time systems using CNN</text:p>
          </table:table-cell>
          <table:table-cell office:value-type="string" calcext:value-type="string">
            <text:p>Convolutional Neural Networks (CNN) contributed considerable improvements for image segmentation tasks in the field of computer vision. Despite their success, an inherent challenge is the trade-off between accuracy and computational cost. The high computational efforts for large networks operating on the image’s pixel grid makes them ineligible for many real time applications such as various Advanced Driver Assistance Systems (ADAS). In this work, we propose a novel CNN approach, based on the combination of super-pixels and high dimensional feature channels applied for road segmentation. The core idea is to reduce the computational complexity by segmenting the image into homogeneous regions (superpixels) and feed image descriptors extracted from these regions into a CNN rather than working on the pixel grid directly. To enable the necessary convolutional operations on the irregular arranged superpixels, we introduce a lattice projection scheme as part of the superpixel creation method, which composes neighbourhood relations and forces the topology to stay fixed during the segmentation process. Reducing the input to the superpixel domain allows the CNN’s structure to stay small and efficient to compute while keeping the advantage of convolutional layers. The method is generic and can be easily generalized for segmentation tasks other than road segmentation. © 2018 by SCITEPRESS – Science and Technology Publications, Lda. All rights reserved.</text:p>
          </table:table-cell>
        </table:table-row>
        <table:table-row table:style-name="ro1">
          <table:table-cell office:value-type="string" calcext:value-type="string">
            <text:p>Object segmentation for vehicle video and dental CBCT by neuromorphic convolutional recurrent neural network</text:p>
          </table:table-cell>
          <table:table-cell office:value-type="string" calcext:value-type="string">
            <text:p>The neuromorphic visual processing inspired by the biological vision system of brain offers an alternative process into applying machine vision in various environments. With the emerging interests on transportation safety enhancement of Advanced Driver Assistance System or a driverless car, the neuromorphic convolutional recurrent neural networks was proposed and tested for the night-time vehicle or VRU detection. The effectiveness of proposed convolutional-recurrent neural networks of neuromorphic visual processing was evaluated successfully for the object detection without optimized complex template matching or prior denoising neural network. The real life road video dataset at night time demonstrated 98% of successful detection/segmentation rate with 0% False Positive. The robust performance of proposed convolutional-recurrent neural network was also applied successfully to the tooth segmentation of dental X-ray 3D CT including the gum region. The feature extraction was based on neuromorphic visual processing filters of either hand-cut filters mimicking the visual cortex experimentation or the auto-encoder filter trained by partial X-ray images. The consistent performance of either hand-cut filters or the small auto-encoder filters demonstrated the feasibility of real-time and robust neuromorphic vision implemented by either the small embedded system or the portable computer. © Springer International Publishing AG 2018.</text:p>
          </table:table-cell>
        </table:table-row>
        <table:table-row table:style-name="ro1">
          <table:table-cell office:value-type="string" calcext:value-type="string">
            <text:p>Combining CNN and MRF for Road Detection</text:p>
          </table:table-cell>
          <table:table-cell office:value-type="string" calcext:value-type="string">
            <text:p>Road detection aims at detecting the (drivable) road surface ahead vehicle and plays a crucial role in driver assistance system. To improve the accuracy and robustness of road detection approaches in complex environments, a new road detection method based on CNN (convolutional neural network) and MRF (markov random field) is proposed. The original road image is segmented into super-pixels of uniform size using simple linear iterative clustering (SLIC) algorithm. On this basis, we train the CNN which can automatically learn the features that are most beneficial to classification. Then, the trained CNN is applied to classify road region and non-road region. Finally, based on the relationship between the super-pixels neighborhood, we utilize MRF to optimize the classification results of CNN. Quantitative and qualitative experiments on the publicly datasets demonstrate that the proposed method is robust in complex environments. Furthermore, compared with state-of-the-art algorithms, the approach provides the better performance. © Springer International Publishing AG 2018.</text:p>
          </table:table-cell>
        </table:table-row>
        <table:table-row table:style-name="ro1">
          <table:table-cell office:value-type="string" calcext:value-type="string">
            <text:p>Overtaking vehicle detection techniques based on optical flow and convolutional neural network</text:p>
          </table:table-cell>
          <table:table-cell office:value-type="string" calcext:value-type="string">
            <text:p>As the rise of the intelligent vehicle applications in recent years, the development of onboard vision systems for advanced driving assistance has become a popular research topic. This paper presents a real-time system using a monocular camera mounted on the rear of a vehicle to perform overtaking detection for safe lane change operations. In this work, the possible overtaking vehicle is first located based on motion cues. The candidate is then identified using Convolutional Neural Network (CNN) and tracked for behavior analysis in a short period of time. We also propose an algorithm to solve the issue of repetitive patterns which is commonly appeared in the highway driving. A series of experiments are carried out with real scene video sequences recorded by a dashcam. The performance evaluation has demonstrated the effectiveness of the proposed technique. Copyright © 2018 by SCITEPRESS – Science and Technology Publications, Lda. All rights reserved</text:p>
          </table:table-cell>
        </table:table-row>
        <table:table-row table:style-name="ro1">
          <table:table-cell office:value-type="string" calcext:value-type="string">
            <text:p>Road traffic sign recognition algorithm based on computer vision</text:p>
          </table:table-cell>
          <table:table-cell office:value-type="string" calcext:value-type="string">
            <text:p>As road traffic sign recognition is a crucial component for automatic driver assistance systems, it is a key problem in computer vision as well. Therefore, in this paper, we study on the problem of road traffic sign recognition utilising the computer vision technology. The main innovation of this paper is to propose an improved convolutional neural network, and then use it to tackle the road traffic sign recognition problem. Convolutional neural network can learn features from training data set, and a convolutional network contains alternating layers of convolution and pooling. Particularly, RGB traffic images are transformed to grey scale images, and then grey scale images are input to the improved convolutional neural network. Furthermore, the fixed layers are utilised to discover region of interests, and the learnable layers are used to extract features. In general, output information of the proposed two learnable layers are input to the classifier separately, and parameters of learnable layers and the classifier are trained at the same time. Finally, GTSDB data set is chosen to make performance evaluation, among which 600 images and 300 images are regarded as training and testing data set respectively. Experimental results demonstrate that the improved CNN-based traffic sign recognition performs better than the traditional CNN. © Copyright 2018 Inderscience Enterprises Ltd.</text:p>
          </table:table-cell>
        </table:table-row>
        <table:table-row table:style-name="ro1">
          <table:table-cell office:value-type="string" calcext:value-type="string">
            <text:p>Detecting distraction of drivers using Convolutional Neural Network</text:p>
          </table:table-cell>
          <table:table-cell office:value-type="string" calcext:value-type="string">
            <text:p>With the intervention of social media and internet technology, people are getting more and more careless and distracted while driving which is having a severe detrimental effect on the safety of the driver and his fellow passengers. To provide an effective solution, this paper puts forward a Machine Learning model using Convolutional Neural Networks to not only detect the distracted driver but also identify the cause of his distraction by analyzing the images obtained using the camera module installed inside the vehicle. Convolutional Neural Networks are known to learn spatial features from images, which can be further examined by fully connected neural networks. The experimental results show a 99% average accuracy in distraction recognition and hence strongly support that our Convolutional Neural Networks model can be used to identify distraction among the drivers. © 2018 Elsevier B.V.</text:p>
          </table:table-cell>
        </table:table-row>
        <table:table-row table:style-name="ro1">
          <table:table-cell office:value-type="string" calcext:value-type="string">
            <text:p>Real-time pedestrian detection for driver assistance systems based on deep learning</text:p>
          </table:table-cell>
          <table:table-cell office:value-type="string" calcext:value-type="string">
            <text:p>We present a model for real-time pedestrian detection based on a deep learning framework. With respect to the base network for feature extraction, we have improved the network based on Mobilenet which is a simple and fast convolutional neural network. We only use the front part of its network and then build several new multi-scale convolutional layers to calculate multi-scale feature maps. With respect to the detection network behind the feature extraction, we use a simplified SSD(single shot multibox detector) model to detect pedestrians with fewer feature maps. In addition, we design detection boxes with specific sizes according to pedestrian's shape characteristics. To avoid overfitting, we apply data augmentation and dropout techniques to training. Experimental results on PASCAL VOC and KITTI confirm that the speed of our detection model has been increased by 22.2% while precision remains almost unchanged. Our approach makes a trade-off between speed and precision, and has an obvious speed advantage over other detection approaches. © 2018 SPIE.</text:p>
          </table:table-cell>
        </table:table-row>
        <table:table-row table:style-name="ro1">
          <table:table-cell office:value-type="string" calcext:value-type="string">
            <text:p>VLSI design of a power-efficient object detector using PCANet</text:p>
          </table:table-cell>
          <table:table-cell office:value-type="string" calcext:value-type="string">
            <text:p>This paper presents the hardware architecture and VLSI implementations of a PCANet-based object detector. The proposed PCANet model, cascaded with a linear support vector machine, can achieve better classification performance than traditional handcrafted computer vision methods, yet it is significantly more power efficient than multi-layer convolutional neural networks. The proposed pipeline hardware architecture, when implemented using Synopsys 32 nm process technology, results in 27.4 fps while processing 1080P, with only 0.5 watt power consumption. Targeted for the application of advanced driver assistance system, the proposed design is evaluated on road marking and traffic light dataset with an accuracy result of 96.8% and 93.1% respectively. Therefore, the proposed VLSI implementation of PCANet algorithm provides a high-throughput and power-efficient solution for object detection applications. © IEICE 2018.</text:p>
          </table:table-cell>
        </table:table-row>
        <table:table-row table:style-name="ro1">
          <table:table-cell office:value-type="string" calcext:value-type="string">
            <text:p>18th Pacific-Rim Conference on Multimedia, PCM 2017</text:p>
          </table:table-cell>
          <table:table-cell office:value-type="string" calcext:value-type="string">
            <text:p>The proceedings contain 87 papers. The special focus in this conference is on Wireless Communication Networking and IoT. The topics include: Spatio-temporal context networks for video question answering; object discovery and cosegmentation based on dense correspondences; semantic segmentation using fully convolutional networks and random walk with prediction prior; multi-modality fusion network for action recognition; fusing appearance features and correlation features for face video retrieval; a robust image reflection separation method based on sift-edge flow; a fine-grained filtered viewpoint informed keypoint prediction from 2D images; more efficient, adaptive and stable, a virtual fitting system using kinect; exploiting sub-region deep features for specific action recognition in combat sports video; indoor scene classification by incorporating predicted depth descriptor; face anti-spoofing based on motion; a novel action recognition scheme based on spatial-temporal pyramid model; co-saliency detection via sparse reconstruction and co-salient object discovery; robust local effective matching model for multi-target tracking; group burstiness weighting for image retrieval; stereo saliency analysis based on disparity influence and spatial dissimilarity; object classification of remote sensing images based on rotation-invariant discrete hashing; robust principal component analysis via symmetric alternating direction for moving object detection; driver head analysis based on deeply supervised transfer metric learning with virtual data; joint dictionary learning via split bregman iteration for large-scale image classification; multiple thermal face detection in unconstrained environments using fully convolutional networks; multi-operator image retargeting with preserving aspect ratio of important contents; Human action recognition in videos of realistic scenes based on multi-scale CNN feature; layout-driven top-down saliency detection for webpage.</text:p>
          </table:table-cell>
        </table:table-row>
        <table:table-row table:style-name="ro1">
          <table:table-cell office:value-type="string" calcext:value-type="string">
            <text:p>18th Pacific-Rim Conference on Multimedia, PCM 2017</text:p>
          </table:table-cell>
          <table:table-cell office:value-type="string" calcext:value-type="string">
            <text:p>The proceedings contain 87 papers. The special focus in this conference is on Wireless Communication Networking and IoT. The topics include: Spatio-temporal context networks for video question answering; object discovery and cosegmentation based on dense correspondences; semantic segmentation using fully convolutional networks and random walk with prediction prior; multi-modality fusion network for action recognition; fusing appearance features and correlation features for face video retrieval; a robust image reflection separation method based on sift-edge flow; a fine-grained filtered viewpoint informed keypoint prediction from 2D images; more efficient, adaptive and stable, a virtual fitting system using kinect; exploiting sub-region deep features for specific action recognition in combat sports video; indoor scene classification by incorporating predicted depth descriptor; face anti-spoofing based on motion; a novel action recognition scheme based on spatial-temporal pyramid model; co-saliency detection via sparse reconstruction and co-salient object discovery; robust local effective matching model for multi-target tracking; group burstiness weighting for image retrieval; stereo saliency analysis based on disparity influence and spatial dissimilarity; object classification of remote sensing images based on rotation-invariant discrete hashing; robust principal component analysis via symmetric alternating direction for moving object detection; driver head analysis based on deeply supervised transfer metric learning with virtual data; joint dictionary learning via split bregman iteration for large-scale image classification; multiple thermal face detection in unconstrained environments using fully convolutional networks; multi-operator image retargeting with preserving aspect ratio of important contents; Human action recognition in videos of realistic scenes based on multi-scale CNN feature; layout-driven top-down saliency detection for webpage.</text:p>
          </table:table-cell>
        </table:table-row>
        <table:table-row table:style-name="ro1">
          <table:table-cell office:value-type="string" calcext:value-type="string">
            <text:p>Traffic sign recognition with inception convolutional neural networks</text:p>
          </table:table-cell>
          <table:table-cell office:value-type="string" calcext:value-type="string">
            <text:p>Traffic Sign Recognition (TSR) is very important for driverless systems and driver assistance systems. Due to the small size of traffic signs in the wild, the traffic sign becomes very challenging. In this paper, an inception convolutional neural network is designed to solve the traffic sign classification problem. A large receptive field is generated by multiple small filters instead of a single large filter. Moreover, Inspired by Inception V3, inception block is used, which makes the combination of multiple convolution output be optimized. Thus, the coarse cue in the shallow layer and the fine cue in the deeper layer are fused to improve the visual expression capability of the model. The proposed method is evaluated on three famous traffic sign datasets: the German Traffic Sign Recognition Benchmark (GTSRB), the Swedish Traffic Signs Dataset (STSD), and the 2015 Traffic Sign Recognition Competition Dataset. The experimental results demonstrate the effectiveness and robustness of our methods. © Springer Nature Singapore Pte Ltd. 2018.</text:p>
          </table:table-cell>
        </table:table-row>
        <table:table-row table:style-name="ro1">
          <table:table-cell office:value-type="string" calcext:value-type="string">
            <text:p>Enhancing Driver Awareness Using See-Through Technology</text:p>
          </table:table-cell>
          <table:table-cell office:value-type="string" calcext:value-type="string">
            <text:p>This paper presents a real-time application of see-through technology using computer vision (e.g., object detection) and Vehicle-to-X (V2X) communication (e.g., Vehicle-to-Vehicle (V2V) and Vehicle-to-Infrastructure (V2I)). Each access point (AP) was connected to Chattanooga's fiber optics internet, supporting a data transfer rate up to 10-Gbps. Using a 5Ghz frequency, vehicular communications were set up with a seamless handover for transferring real-time data. Two web cameras acting as clients were mounted on the windshield of two of three vehicles to send image data to the offsite server. Using multi-threaded programming, both image feeds were processed simultaneously. Once the server received the images, it performed an object recognition algorithm on each image using a convolutional neural network (CNN). Post- identification, the images from the second vehicle were sent and overlaid dynamically to the third vehicle's image. This repetitive overlapping of images allowed the third vehicle to "see-through" the second vehicle in real-time. This experiment was showcased during the US Ignite Smart Cities Summit in June 2017 to emphasize the benefits of drivers being able to "see-through" the car in front to make more intelligent decisions when passing a vehicle, stopping for a pedestrian, or seeing an upcoming detour due to construction before the view is within their line of sight. Using V2X communication with computer vision gives the driver a higher level of awareness and allows better decision making in the case of a roadway conflict, ultimately increasing the level of safety on our roadways. © 2018 SAE International. All Rights Reserved.</text:p>
          </table:table-cell>
        </table:table-row>
        <table:table-row table:style-name="ro1">
          <table:table-cell office:value-type="string" calcext:value-type="string">
            <text:p>Transfer Learning Based Strategy for Improving Driver Distraction Recognition</text:p>
          </table:table-cell>
          <table:table-cell office:value-type="string" calcext:value-type="string">
            <text:p>This paper describes a deep learning-based approach for driver distraction recognition. The proposed strategy consists of applying transfer learning to overcome the scarcity of training images. More specifically, ResNet-50 model pre-trained on ImageNet is used as the basis for a more specific training aimed at classifying three driving behaviors: normal driving, texting while driving, and talking on the phone while driving. We propose different training strategies using two different datasets composed of images collected from the Internet and from real world simulations. The experimental results show that the best performance is achieved when the model is fine-tuned using a combination of images from both datasets. Specifically, the proposed system achieves accuracies of 98% and 95% when tested separately on the simulation and the Internet datasets, respectively. In addition, we evaluate the proposed system under different light conditions and show its robustness to light variations. In the worst case, the proposed system loses only 5.09% in accuracy when compared to its performance without light variations. © 2018, Springer International Publishing AG, part of Springer Nature.</text:p>
          </table:table-cell>
        </table:table-row>
        <table:table-row table:style-name="ro1">
          <table:table-cell office:value-type="string" calcext:value-type="string">
            <text:p>Claims frequency modeling using telematics car driving data</text:p>
          </table:table-cell>
          <table:table-cell office:value-type="string" calcext:value-type="string">
            <text:p>We investigate the predictive power of covariates extracted from telematics car driving data using the speed-acceleration heatmaps of Gao, G. &amp; Wüthrich, M. V. [(2017). Feature extraction from telematics car driving heatmaps. SSRN ID: 3070069]. These telematics covariates include K-means classification, principal components, and bottleneck activations from a bottleneck neural network. In the conducted case study it turns out that the first principal component and the bottleneck activations give a better out-of-sample prediction for claims frequencies than other traditional pricing factors such as driver's age. Based on these numerical examples we recommend the use of these telematics covariates for car insurance pricing. © 2018, © 2018 Informa UK Limited, trading as Taylor &amp; Francis Group.</text:p>
          </table:table-cell>
        </table:table-row>
        <table:table-row table:style-name="ro1">
          <table:table-cell office:value-type="string" calcext:value-type="string">
            <text:p>A Deep Reinforcement Learning Method for Self-driving</text:p>
          </table:table-cell>
          <table:table-cell office:value-type="string" calcext:value-type="string">
            <text:p>Self-driving technology is an important issue of artificial intelligence. Basing on the end-to-end architecture, deep reinforcement learning has been applied to research for self-driving. However, self-driving environment yields sparse rewards when using deep reinforcement learning, resulting in local optimum to network training. As a result, the self-driving vehicle does not obtain correct actions from outputs of neural network. This paper proposes a deep reinforcement learning method for self-driving. According to the classification threshold value that is dynamically adjusted by reward distributions, the sparse rewards is divided into three groups. The experience information for different rewards is fully utilized and the local optimum problem in the network training process is avoided. By comparing with the traditional method, simulation results show that the proposed method significantly reduces the training time of network. © Springer International Publishing AG, part of Springer Nature 2018.</text:p>
          </table:table-cell>
        </table:table-row>
        <table:table-row table:style-name="ro1">
          <table:table-cell office:value-type="string" calcext:value-type="string">
            <text:p>Sleep Deprivation Detection for Real-Time Driver Monitoring Using Deep Learning</text:p>
          </table:table-cell>
          <table:table-cell office:value-type="string" calcext:value-type="string">
            <text:p>We propose a non-invasive method to detect sleep deprivation by evaluating a short video sequence of a subject. Computer Vision techniques are used to crop the face from every frame and classify it (within a Deep Learning framework) into two classes: “rested” or “sleep deprived”. The system has been trained on a database of subjects recorded under severe sleep deprivation conditions. A prototype has been implemented in a low-cost Android device proving its viability for real-time driver monitoring applications. Tests on real world data have been carried out and show encouraging performances but also reveal the need of larger datasets for training. © 2018, Springer International Publishing AG, part of Springer Nature.</text:p>
          </table:table-cell>
        </table:table-row>
        <table:table-row table:style-name="ro1">
          <table:table-cell office:value-type="string" calcext:value-type="string">
            <text:p>International Conference on Computer Vision and Graphics, ICCVG 2018</text:p>
          </table:table-cell>
          <table:table-cell office:value-type="string" calcext:value-type="string">
            <text:p>The proceedings contain 45 papers. The special focus in this conference is on Computer Vision and Graphics. The topics include: A System for Automatic Town Sign Recognition for Driver Assistance Systems; selective and Simple Graph Structures for Better Description of Local Point-Based Image Features; Scene Recognition for Indoor Localization of Mobile Robots Using Deep CNN; character Recognition Based on Skeleton Analysis; weather Characterization from Outdoor Scene Images; clustering Quality Measures for Point Cloud Segmentation Tasks; multi-camera Photometric Simulation for Creation of 3D Object Reconstruction System; Quality Evaluation of 3D Printed Surfaces Based on HOG Features; convolutional Neural Network-Based Action Recognition on Depth Maps; gaze-Dependent Screen Space Ambient Occlusion; an Integrated Procedure for Calibrating and Distortion Correction of the Structure Sensor and Stereo-Vision Depth Sensors; second-Order Algebraic Surfaces and Two Image Photometric Stereo; Improving RGB Descriptors Using Depth Cues; embedding Spatial Context into Spectral Angle Based Nonlinear Mapping for Hyperspectral Image Analysis; color Object Retrieval Using Local Features Based on Opponent-Process Theory; extracting Textual Overlays from Social Media Videos Using Neural Networks; Choosing an Optimal Bracketing Sequence for HDR Imaging; detection of Pollen Grains in Digital Microscopy Images by Means of Modified Histogram Thresholding; U-CatcHCC: An Accurate HCC Detector in Hepatic DCE-MRI Sequences Based on an U-Net Framework; unsupervised Caries Detection in Non-standardized Periapical Dental X-Rays; a Fast Algorithm for Quaternion-Based 4D Rotation; localizing Characteristic Points on a Vertebra Contour by Using Shape Language; lytic Region Recognition in Hip Radiograms by Means of Statistical Dominance Transform; ulam Spiral and Prime-Rich Polynomials.</text:p>
          </table:table-cell>
        </table:table-row>
        <table:table-row table:style-name="ro1">
          <table:table-cell office:value-type="string" calcext:value-type="string">
            <text:p>Could we issue driving licenses to autonomous vehicles?</text:p>
          </table:table-cell>
          <table:table-cell office:value-type="string" calcext:value-type="string">
            <text:p>Many companies are studying autonomous vehicles. One trend in the development of control algorithms for autonomous vehicles is the use of deep-learning approaches. The general idea is to simulate a human driver’s decision-making and behavior in various scenarios without necessarily knowing why the decision is made. In this position paper, we first argue that traditional safety analysis methods need to be extended to verify deep-learning-based autonomous vehicles. Then, we propose borrowing ideas from the process of issuing driving licenses to human drivers to verify autonomous vehicles. Verification of autonomous vehicles could focus on sufficient training as well as mental and physical health checks. Based on this position, we list several challenges that need to be addressed. © Springer Nature Switzerland AG 2018.</text:p>
          </table:table-cell>
        </table:table-row>
        <table:table-row table:style-name="ro1">
          <table:table-cell office:value-type="string" calcext:value-type="string">
            <text:p>Exploring Freeway Merging Behavior Using Dynamic Bayesian Network Models</text:p>
          </table:table-cell>
          <table:table-cell office:value-type="string" calcext:value-type="string">
            <text:p>Merging behaviors are viewed as a key trigger in early-onset breakdown at urban expressway on-ramp bottlenecks. This paper proposes a dynamic Bayesian network (DBN) model to predict the various behaviors, which considers the impact of drivers' history behavior choices on the current behavior decision. The two sites of U.S. Highway 101 (Hollywood Freeway) in Los Angeles, CA, (for short US101) and HongXu on-ramp bottleneck of Yan-an Expressway in Shanghai, China, (for short SHHX) are studied. 411 non-merging and 306 merging events at US101 and 525 non-merging and 328 merging events at SHHX are obtained. For the purpose of comparison, this paper investigates static Bayesian network (SBN) models only considering the current merging conditions. The results indicate that DBN models show better prediction accuracy than the SBN ones. The precision has respectively improved 3.56% and 3.66% for the two study sites. © 2018 American Society of Civil Engineers.</text:p>
          </table:table-cell>
        </table:table-row>
        <table:table-row table:style-name="ro1">
          <table:table-cell office:value-type="string" calcext:value-type="string">
            <text:p>Selection of algorithms for pedestrian detection during day and night</text:p>
          </table:table-cell>
          <table:table-cell office:value-type="string" calcext:value-type="string">
            <text:p>This paper presents an image processing based pedestrian detection system for day and night contributing to Advance Driver Assistance System (ADAS). The process, Histogram of Oriented Gradient (HOG) with Support Vector Machine (SVM) as linear classifier is compared and analyzed against Convolution Neural Network (CNN) for performance selection of best algorithm for pedestrian detection during both day and night. Performance analysis was done on standard datasets like INRIA, ETH, etc. and locally created datasets on Intel Processor with Ubuntu operating system. Implementation of HOG-SVM algorithm was performed, using DLib, python (2.7) and OpenCV (3.1.0) and accuracy of 96.25% for day and 96.55% for night was obtained. The implementation of Convolution Neural Network was performed using Anaconda3, TFLearn and python (3.6) and the scheme achieved an accuracy of 99.35% for day and 99.9% for night. © 2018, Springer International Publishing AG.</text:p>
          </table:table-cell>
        </table:table-row>
        <table:table-row table:style-name="ro1">
          <table:table-cell office:value-type="string" calcext:value-type="string">
            <text:p>Domain-Specific Approximation for Object Detection</text:p>
          </table:table-cell>
          <table:table-cell office:value-type="string" calcext:value-type="string">
            <text:p>There is growing interest in object detection in advanced driver assistance systems and autonomous robots and vehicles. To enable such innovative systems, we need faster object detection. In this work, we investigate the trade-off between accuracy and speed with domain-specific approximations, i.e. category-aware image size scaling and proposals scaling, for two state-of-the-art deep learning-based object detection meta-architectures. We study the effectiveness of applying approximation both statically and dynamically to understand the potential and the applicability of them. By conducting experiments on the ImageNet VID dataset, we show that domain-specific approximation has great potential to improve the speed of the system without deteriorating the accuracy of object detectors, i.e. up to 7.5x speedup for dynamic domain-specific approximation. To this end, we present our insights toward harvesting domain-specific approximation as well as devise a proof-of-concept runtime, AutoFocus, that exploits dynamic domain-specific approximation. © 2017 IEEE.</text:p>
          </table:table-cell>
        </table:table-row>
        <table:table-row table:style-name="ro1">
          <table:table-cell office:value-type="string" calcext:value-type="string">
            <text:p>Proceedings of SPIE - The International Society for Optical Engineering</text:p>
          </table:table-cell>
          <table:table-cell office:value-type="string" calcext:value-type="string">
            <text:p>The proceedings contain 21 papers. The topics discussed include: on the parallel classification system using hyperspectral images for remote sensing applications; robust enhancement technique for color images corrupted by impulsive noise; blind image sharpness metric based on edge and texture features; extraction of vital signs using real time video analysis for neonatal monitoring; real time demosaicking and superresolution of multispectral images; an efficient dense descriptor applied to 3d vision implemented on parallel computing; computationally efficient blood vessels segmentation in fundus image on shared memory parallel machines; a high-speed driver for silicon photonics Mach-Zehnder modulator for high data-rate transfer of particle collision images in high-energy physics and in medical physics; a computationally efficient pipeline for 3D point cloud reconstruction from video sequences; real-time lung segmentation from whole-body CT scans using adaptive vision studio: a visual programming software suite; performance analysis of real-time DNN inference on Raspberry Pi; computational efficiency of optic disk detection on fundus image: a survey; impact of segment size on dynamic adaptive video streaming over HTTP (DASH) over LAN network; real-time image and video processing for advanced services on-board vehicles for passenger transport; and real-time kinematics for accurate geolocalization of images in telerobotic applications.</text:p>
          </table:table-cell>
        </table:table-row>
        <table:table-row table:style-name="ro1">
          <table:table-cell office:value-type="string" calcext:value-type="string">
            <text:p>Border-oriented post-processing refinement on detected vehicle bounding box for ADAS</text:p>
          </table:table-cell>
          <table:table-cell office:value-type="string" calcext:value-type="string">
            <text:p>We investigate a new approach for improving localization accuracy of detected vehicles for object detection in advanced driver assistance systems(ADAS). Specifically, we implement a bounding box refinement as a post-processing of the state-of-the-art object detectors (Faster R-CNN, YOLOv2, etc.). The bounding box refinement is achieved by individually adjusting each border of the detected bounding box to its target location using a regression method. We use HOG features which perform well on the edge detection of vehicles to train the regressor and the regressor is independent of the CNN-based object detectors. Experiment results on the KITTI 2012 benchmark show that we can achieve up to 6% improvements over YOLOv2 and Faster R-CNN object detectors on the IoU threshold of 0.8. Also, the proposed refinement framework is computationally light, allowing for processing one bounding box within a few milliseconds on CPU. Further, this refinement method can be added to any object detectors, especially those with high speed but less accuracy. © 2018 SPIE.</text:p>
          </table:table-cell>
        </table:table-row>
        <table:table-row table:style-name="ro1">
          <table:table-cell office:value-type="string" calcext:value-type="string">
            <text:p>21st International Conference on Applications of Evolutionary Computation, EvoApplications 2018</text:p>
          </table:table-cell>
          <table:table-cell office:value-type="string" calcext:value-type="string">
            <text:p>The proceedings contain 59 papers. The special focus in this conference is on Applications of Evolutionary Computation. The topics include: A Fast Metaheuristic for the Design of DVB-T2 Networks; a Genetic Algorithm for Community Detection in Attributed Graphs; maximizing the Effect of Local Disturbance in the Dynamics of Opinion Formation; accelerating the Computation of Solutions in Resource Allocation Problems Using an Evolutionary Approach and Multiagent Reinforcement Learning; achieving Optimized Decisions on Battery Operating Strategies in Smart Buildings; Phase-Space Sampling of Energy Ensembles with CMA-ES; many-Objective Optimization of Mission and Hybrid Electric Power System of an Unmanned Aircraft; evolving Controllers for Electric Vehicle Charging; Network Coordinated Evolution: Modeling and Control of Distributed Systems Through On-line Genetic PID-Control Optimization Search; Task Classification Using Topological Graph Features for Functional M/EEG Brain Connectomics; piecemeal Evolution of a First Person Shooter Level; online-Trained Fitness Approximators for Real-World Game Balancing; recomposing the Pokémon Color Palette; mapping Chess Aesthetics onto Procedurally Generated Chess-Like Games; Evolving a TORCS Modular Fuzzy Driver Using Genetic Algorithms; Self-adaptive MCTS for General Video Game Playing; deceptive Games; evolution of Convolutional Highway Networks; adapting Bagging and Boosting to Learning Classifier Systems; an Automatic Feature Extraction Approach to Image Classification Using Genetic Programming; feature Selection for Detecting Gene-Gene Interactions in Genome-Wide Association Studies; improving Evolutionary Algorithm Performance for Feature Selection in High-Dimensional Data; CGP4Matlab - A Cartesian Genetic Programming MATLAB Toolbox for Audio and Image Processing; can the Relevance Index be Used to Evolve Relevant Feature Sets?; towards Evolutionary Super-Resolution; evolvable Deep Features.</text:p>
          </table:table-cell>
        </table:table-row>
        <table:table-row table:style-name="ro1">
          <table:table-cell office:value-type="string" calcext:value-type="string">
            <text:p>Utility decomposition for planning under uncertainty for autonomous driving</text:p>
          </table:table-cell>
          <table:table-cell office:value-type="string" calcext:value-type="string">
            <text:p>The objective of this research is to provide scalable decision making algorithms for autonomously navigating urban environments. The vehicle must plan in a stochastic environment with many entities to avoid, rapid changes in driver behavior, and partial observability. Partially observable Markov decision processes (POMDP) offer a theoretically grounded framework to model such problems. We aim at developing a scalable POMDP formulation that takes into account dynamic occlusions, interaction between entities, and can generalize to a variety of different scenarios. This work demonstrates utility fusion and deep reinforcement learning methods to efficiently find optimal policies to navigate occluded urban environments. © 2018 International Foundation for Autonomous Agents and Multiagent Systems (www.ifaamas.org). All rights reserved.</text:p>
          </table:table-cell>
        </table:table-row>
        <table:table-row table:style-name="ro1">
          <table:table-cell office:value-type="string" calcext:value-type="string">
            <text:p>Emerging ADAS Thermal Reliability Needs and Solutions</text:p>
          </table:table-cell>
          <table:table-cell office:value-type="string" calcext:value-type="string">
            <text:p>Advanced driver assistance systems (ADASs) used for pedestrian detection, parking assist, night vision, blind-spot monitoring, collision avoidance, and other such capabilities have significantly enhanced car safety and reduced the risk of dangerous accidents. Their further evolution into a network of intelligent systems using vehicle-to-infrastructure (V2I) and vehicle-to-vehicle (V2V) communications is paving the way for autonomous driving. To support these advanced technologies, automotive electronics must be overhauled to enable machine learning capabilities, particularly deep learning, to transform the typical car into a smart system on wheels. Thermal reliability is critical because these high-power, intelligent electronics systems must last more than 10 years under often hostile thermal environments. This article presents an innovative multiphysics solution for thermal, thermal-aware electromigration, and thermal-induced stress analysis of a chip-package-system realized in 3DIC, an example of which is an AI system used in ADAS. © 2017 IEEE.</text:p>
          </table:table-cell>
        </table:table-row>
        <table:table-row table:style-name="ro1">
          <table:table-cell office:value-type="string" calcext:value-type="string">
            <text:p>Inference of Pattern Variation of Taxi Ridership Using Deep Learning Methods: A Case Study of New York City</text:p>
          </table:table-cell>
          <table:table-cell office:value-type="string" calcext:value-type="string">
            <text:p>Taxis constitute an important component of the public transportation infrastructure in large metropolitan areas. However, when seen within a supply and demand framework the operation of taxi transportation system is far away from its optimal equilibrium, yielding a missed cost of opportunity for customers, drivers, and city planners. The key for optimizing its market lies in forecasting taxi demand with high geospatial-temporal precision. In this paper taxi pickup pattern is predicted by utilizing a deep learning approach that leverages long short-term memory (LSTM) neural networks. This study is based on publicly available taxi data for the New York City. Pickup data is binned based on geospatial and temporal informational tags, which are then clustered using principal component analysis. The spatiotemporal distribution of the taxi pickup demand is studied within short-term periods (next one hour) as well as long-term periods (next 48 hours) within each cluster. The performance and robustness of the proposed technique is evaluated through a comparison with adaptive boosting and decision tree regression models fitted to the same dataset. Numerical results show the dominance of the LSTM model on the short-term horizon and relatively smaller errors for the long-term prediction. © 2018 American Society of Civil Engineers.</text:p>
          </table:table-cell>
        </table:table-row>
        <table:table-row table:style-name="ro1">
          <table:table-cell office:value-type="string" calcext:value-type="string">
            <text:p>D2TFRS: An object recognition method for autonomous vehicles based on RGB and spatial values of pixels</text:p>
          </table:table-cell>
          <table:table-cell office:value-type="string" calcext:value-type="string">
            <text:p>Autonomous driving is now near future reality which will transform our world due to its numerous benefits. The foremost challenge to this task is to correctly identify the objects in the driving environment. In this work, we propose an object recognition method known as Decision Tree and Decision Fusion based Recognition System (D2TFRS) for autonomous driving. We combined two separate feature sets, which are RGB pixel values and spatial points X,Y of each pixel to form our dataset. The D2TFRS is based on our intuition that reclassification of pre-identified misclassified objects in a driving environment can give better prediction accuracy. Results showed that D2TFRS outperformed AdaBoost classifier and performed better than C5.0 classifier in terms of the classification accuracy and Kappa. In terms of speed, C5.0 outperforms both AdaBoost and D2TFRS. However, D2TFRS outperformed AdaBoost with respect to speed. We strongly believe that D2TFRS will have better parallelization performance compared to the other two methods and it will be investigated in our future work. © 2018, ICST Institute for Computer Sciences, Social Informatics and Telecommunications Engineering.</text:p>
          </table:table-cell>
        </table:table-row>
        <table:table-row table:style-name="ro1">
          <table:table-cell office:value-type="string" calcext:value-type="string">
            <text:p>1st International Conference on Intelligent Transport Systems, INTSYS 2017</text:p>
          </table:table-cell>
          <table:table-cell office:value-type="string" calcext:value-type="string">
            <text:p>The proceedings contain 30 papers. The special focus in this conference is on Intelligent Transport Systems. The topics include: Using Deep Learning to Predict Short Term Traffic Flow: A Systematic Literature Review; microscopic Simulation of New Traffic Organisation in the City of Lučenec; health Monitoring Strategies for Multifunctional Vessels with Modular Mission-Oriented Architecture; numerical Simulation of the Hydrodynamic Ship Performance; ITS Safety Ensuring Through Situational Management Methods; near-Miss Accidents – Classification and Automatic Detection; model Based Generation of Driving Scenarios; potential of Plenoptic Cameras in the Field of Automotive Safety; Mathematical Model for Safety Score Calculation for Validation of Coach Operators in the UK; a Smart Application for University Bus Routes Optimization; A Safety Transport Model for Validation of UK Coach Operators for School Journeys; interactive (Intelligent) Integrated System for the Road Vehicles’ Diagnostics; Evaluation of Traffic Control Systems as ITS Infrastructure for Automated Driving; automated Driver Scheduling for Vehicle Delivery; 802.11p: Insights from the MAC and Physical Layers for a Cooperate Car Following Application; adaptive Traffic Signal Coordinated Timing Decision for Adjacent Intersections with Chicken Game; detecting Change in the Urban Road Environment Along a Route Based on Traffic Sign and Crossroad Data; traffic Flow Estimation for Urban Roads Based on Crowdsourced Data and Machine Learning Principles; understanding of Drivers Speed Decisions to Improve Traffic Management on Highways of the Future; automatic Relocation of Link Related Data in an Updated Road Map; car-Pooling Attractiveness Modeling in Greater Cairo Organizations – A Case Study.</text:p>
          </table:table-cell>
        </table:table-row>
        <table:table-row table:style-name="ro1">
          <table:table-cell office:value-type="string" calcext:value-type="string">
            <text:p>Orthogonally-Divergent Fisheye Stereo</text:p>
          </table:table-cell>
          <table:table-cell office:value-type="string" calcext:value-type="string">
            <text:p>An integral part of driver assistance technology is surround-view (SV), a system which uses four fisheye (wide-angle) cameras on the front, right, rear, and left sides of a vehicle to completely capture the surroundings. Inherent in SV are four wide-baseline orthogonally-divergent fisheye stereo systems, from which, depth information may be extracted and used in 3D scene understanding. Traditional stereo approaches typically require fisheye distortion removal and stereo rectification for efficient correspondence matching. However, such approaches suffer from loss of data and cannot account for widely disparate appearances of objects in corresponding views. We introduce a novel method for computing depth from fisheye stereo that uses an understanding of the underlying lens models and a convolutional network to predict correspondences. We also built a synthetic database for developing and testing fisheye stereo and SV algorithms. We demonstrate the performance of our depth estimation method on this database. © 2018, Springer Nature Switzerland AG.</text:p>
          </table:table-cell>
        </table:table-row>
        <table:table-row table:style-name="ro1">
          <table:table-cell office:value-type="string" calcext:value-type="string">
            <text:p>On offline evaluation of vision-based driving models</text:p>
          </table:table-cell>
          <table:table-cell office:value-type="string" calcext:value-type="string">
            <text:p>Autonomous driving models should ideally be evaluated by deploying them on a fleet of physical vehicles in the real world. Unfortunately, this approach is not practical for the vast majority of researchers. An attractive alternative is to evaluate models offline, on a pre-collected validation dataset with ground truth annotation. In this paper, we investigate the relation between various online and offline metrics for evaluation of autonomous driving models. We find that offline prediction error is not necessarily correlated with driving quality, and two models with identical prediction error can differ dramatically in their driving performance. We show that the correlation of offline evaluation with driving quality can be significantly improved by selecting an appropriate validation dataset and suitable offline metrics. © Springer Nature Switzerland AG 2018.</text:p>
          </table:table-cell>
        </table:table-row>
        <table:table-row table:style-name="ro1">
          <table:table-cell office:value-type="string" calcext:value-type="string">
            <text:p>Foresee: Attentive future projections of chaotic road environments</text:p>
          </table:table-cell>
          <table:table-cell office:value-type="string" calcext:value-type="string">
            <text:p>In this paper, we train a recurrent neural network to learn dynamics of a chaotic road environment and to project the future of the environment on an image. Future projection can be used to anticipate an unseen environment for autonomous driving. Road environment is highly dynamic and complex due to the interaction among traffic participants such as vehicles and pedestrians. Even in such a complex environment, a human driver can easily anticipate the environment and is efficacious to drive safely on the chaotic roads. Proliferation in deep learning research has shown the efficacy of neural networks in learning this kind of human behavior. In the same direction, we investigate recurrent neural networks to understand the road environment. We propose Foresee, a unidirectional gated recurrent units (GRUs) network with attention to project future of the environment in the form of images. We have collected several videos on Delhi roads consisting of various traffic participants, background and infrastructure differences (like 3D pedestrian crossing) at various times on various days. We show that our proposed model performs better than state of the art methods (prednet [9], Enc. Dec. LSTM [15]). © 2018 International Foundation for Autonomous Agents and Multiagent Systems (www.ifaamas.org). All rights reserved.</text:p>
          </table:table-cell>
        </table:table-row>
        <table:table-row table:style-name="ro1">
          <table:table-cell office:value-type="string" calcext:value-type="string">
            <text:p>Comparing model-based and data-driven controllers for an autonomous vehicle task</text:p>
          </table:table-cell>
          <table:table-cell office:value-type="string" calcext:value-type="string">
            <text:p>The advent of autonomous vehicles comes with many questions from an ethical and technological point of view. The need for high performing controllers, which show transparency and predictability is crucial to generate trust in such systems. Popular data-driven, black box-like approaches such as deep learning and reinforcement learning are used more and more in robotics due to their ability to process large amounts of information, with outstanding performance, but raising concerns about their transparency and predictability. Model-based control approaches are still a reliable and predictable alternative, used extensively in industry but with restrictions of their own. Which of these approaches is preferable is difficult to assess as they are rarely directly compared with each other for the same task, especially for autonomous vehicles. Here we compare two popular approaches for control synthesis, model-based control i.e. Model Predictive Controller (MPC), and data-driven control i.e. Reinforcement Learning (RL) for a lane keeping task with speed limit for an autonomous vehicle; controllers were to take control after a human driver had departed lanes or gone above the speed limit. We report the differences between both control approaches from analysis, architecture, synthesis, tuning and deployment and compare performance, taking overall benefits and difficulties of each control approach into account. © Springer International Publishing AG, part of Springer Nature 2018.</text:p>
          </table:table-cell>
        </table:table-row>
        <table:table-row table:style-name="ro1">
          <table:table-cell office:value-type="string" calcext:value-type="string">
            <text:p>Creating Autonomous Vehicle Systems</text:p>
          </table:table-cell>
          <table:table-cell office:value-type="string" calcext:value-type="string">
            <text:p>This book is the first technical overview of autonomous vehicles written for a general computing and engineering audience. The authors share their practical experiences of creating autonomous vehicle systems. These systems are complex, consisting of three major subsystems: (1) algorithms for localization, perception, and planning and control; (2) client systems, such as the robotics operating system and hardware platform; and (3) the cloud platform, which includes data storage, simulation, high-definition (HD) mapping, and deep learning model training. The algorithm subsystem extracts meaningful information from sensor raw data to understand its environment and make decisions about its actions. The client subsystem integrates these algorithms to meet real-time and reliability requirements. The cloud platform provides offline computing and storage capabilities for autonomous vehicles. Using the cloud platform, we are able to test new algorithms and update the HD map-plus, train better recognition, tracking, and decision models. This book consists of nine chapters. Chapter 1 provides an overview of autonomous vehicle systems; Chapter 2 focuses on localization technologies; Chapter 3 discusses traditional techniques used for perception; Chapter 4 discusses deep learning based techniques for perception; Chapter 5 introduces the planning and control sub-system, especially prediction and routing technologies; Chapter 6 focuses on motion planning and feedback control of the planning and control subsystem; Chapter 7 introduces reinforcement learning-based planning and control; Chapter 8 delves into the details of client systems design; and Chapter 9 provides the details of cloud platforms for autonomous driving. This book should be useful to students, researchers, and practitioners alike. Whether you are an undergraduate or a graduate student interested in autonomous driving, you will find herein a comprehensive overview of the whole autonomous vehicle technology stack. If you are an autonomous driving practitioner, the many practical techniques introduced in this book will be of interest to you. Researchers will also find plenty of references for an effective, deeper exploration of the various technologies. © 2018 by Morgan &amp; Claypool.</text:p>
          </table:table-cell>
        </table:table-row>
        <table:table-row table:style-name="ro1">
          <table:table-cell office:value-type="string" calcext:value-type="string">
            <text:p>Smart parking tools suitability for open parking lots: A review</text:p>
          </table:table-cell>
          <table:table-cell office:value-type="string" calcext:value-type="string">
            <text:p>Parking a vehicle in traffic dense environments is a common issue in many parts of the world which often leads to congestion and environmental pollution. Lack of guidance information to vacant parking spaces is one of the reasons for inefficient parking behaviour. Smart parking sensors and technologies facilitate guidance of drivers to free parking spaces thereby improving parking efficiency. Currently, no such sensors or technologies are in use for the common open parking lot. This paper reviews the literature on the usage of smart parking sensors, technologies, applications and evaluate their suitability to open parking lots. Suitability was made in terms of expenditure and reliability. Magnetometers, ultrasonic sensors and machine vision were few of the widely used sensors and technologies used in closed parking lots. However, this paper suggests a combination of machine vision, fuzzy logic or multi-agent systems suitable for open parking lots due to less expenditure and resistance to varied environmental conditions. No application provided real time parking occupancy information of open parking lots, which is a necessity to guide them along the shortest route to free space. To develop smart parking applications for open parking lots, further research is needed in the fields of deep learning. Copyright © 2018 by SCITEPRESS – Science and Technology Publications, Lda. All rights reserved.</text:p>
          </table:table-cell>
        </table:table-row>
        <table:table-row table:style-name="ro1">
          <table:table-cell office:value-type="string" calcext:value-type="string">
            <text:p>Human Emotion Based Interior Lighting Control</text:p>
          </table:table-cell>
          <table:table-cell office:value-type="string" calcext:value-type="string">
            <text:p>In recent years, research on Human Computer Interaction (HCI) based on emotion recognition using behavioral and physiological signals have attracted immense interest in research circles. Lighting inside the automotive make us feel differently about our driving and how we feel or behave. From the literature, it is observed that ambient lighting makes an impact on the driving experience and it delivers an emotional atmosphere inside the automotive. Driving fatigue can be reduced if the lighting is controlled properly. These days, ambient interior lighting can be considered to be the point of fashion for high end automotive and also impact driver's mood and comfort. There are different types of automotive based lighting automation systems available but emotion based control is in early or nascent stages of research. Speech controlled light control systems, control the light by the recognition of speech of the user and by using facial expressions lighting can be controlled. Facial/speech signals consist of both outward physical expression and the inborn emotions. These emotional signals thus exhibited vary from situation to situation and are mostly dependent on the conditions. In this work, we attempted an emotion based interior lighting control. Based on the emotions observed through the Emotion Recognition System (ERS), the lighting can be modified in a predefined fashion. In the proposed ERS, five types of emotions are considered, like happy, sad, angry, neutral and disgust. Live image expression and voice data of the driver/passengers are considered as inputs to the system and based on the output from the ERS, interior lighting is controlled. Standard databases are used for training ERS system. The proposed algorithm is tested, and the results demonstrate the approach and the reliability of the method to obtain the solution for lighting control. Machine Learning methods like Convolution Neural Networks (CNN) are used for classification of features in ERS system. © 2018 SAE International. All Rights Reserved.</text:p>
          </table:table-cell>
        </table:table-row>
        <table:table-row table:style-name="ro1">
          <table:table-cell office:value-type="string" calcext:value-type="string">
            <text:p>4th International Conference on IoT Technologies for HealthCare, HealthyIoT 2017</text:p>
          </table:table-cell>
          <table:table-cell office:value-type="string" calcext:value-type="string">
            <text:p>The proceedings contain 17 papers. The special focus in this conference is on IoT Technologies for HealthCare. The topics include: Automatic Autism Spectrum Disorder Detection Thanks to Eye-Tracking and Neural Network-Based Approach; Automatic Detector of Abnormal EEG for Preterm Infants; non-invasive Analytics Based Smart System for Diabetes Monitoring; cloud-Based Data Analytics on Human Factor Measurement to Improve Safer Transport; run-Time Assurance for the E-care@home System; scalable Framework for Distributed Case-Based Reasoning for Big Data Analytics; deep Learning Based Person Identification Using Facial Images; vision-Based Remote Heart Rate Variability Monitoring Using Camera; how Accurate Are Smartphone Accelerometers to Identify Intermittent Claudication?; distributed Multivariate Physiological Signal Analytics for Drivers’ Mental State Monitoring; an Efficient Design of a Machine Learning-Based Elderly Fall Detector; characterization of Home-Acquired Blood Pressure Time Series Using Multiscale Entropy for Patients Treated Against Kidney Cancer; a Heterogeneous IoT-Based Architecture for Remote Monitoring of Physiological and Environmental Parameters; An RFID Based Activity of Daily Living for Elderly with Alzheimer’s; automated Recognition and Difficulty Assessment of Boulder Routes.</text:p>
          </table:table-cell>
        </table:table-row>
        <table:table-row table:style-name="ro1">
          <table:table-cell office:value-type="string" calcext:value-type="string">
            <text:p>Signal Processing in Photonic Communications, SPPCom 2018</text:p>
          </table:table-cell>
          <table:table-cell office:value-type="string" calcext:value-type="string">
            <text:p>This proceedings contains 48 papers. Launched in 2010, SPPCom covers advances in signal processing for transmitters and receivers, including techniques for mitigating the effects of transmission impairments and non-ideal components/devices, key transmitter/receiver functions, forward error correction, and enabling technologies. The conference topics include: 8-ary Orbital Angular Momentum Shift Keying Using 8PSK Recognition Circuit for FSO Communication; ASIC Implementation Challenges for Next Generation Access Networks; Advanced Technologies to Address the Capacity Crunch; All-Optical Modulation Format Conversion From 8QAM to QPSK and OOK Using Optical Threshold Device and SOA; Application of Machine Learning Techniques in Fiber-Optic Communication Systems; Cloud Optics-IEEE 802.3 Ethernet, OIF, and MSA Defined Optical Specifications in Data-Center Aligned Form Factors; Combating the Kerr-Nonlinearity Limit with Nonlinear Signal Multiplexing; DSP for Single-sideband Direct-detection Systems; Denoising Amplification of Arbitrary Optical Waveforms by Linear Coherent Energy Redistribution; Digital Post-Distortion for Cost-Efficient Driverless Optical Transmitters; Digital Pre-emphasis for 10Gb/s with Low-cost Directly Phase-Modulated Lasers for PONs; Dimensions-Reduced Volterra-Based Digital Pre-Distortion for Band-Limited Nonlinear Components; Direct Detection Optical Transmission Systems Employing Stokes Vector Kramers Kronig Transceivers; Electrooptic Nonlinear Activation Functions for Vector Matrix Multiplications in Optical Neural Networks; Evolutionary Design of Pulse-Shaping FIR Filter to Mitigate Fiber Nonlinearity; Experimental Demonstration of Free Space Optical Card-to-Card Transmission Architecture Based on ADO-OFDM; Fiber Nonlinearity Equalization with Multi-Label Deep Learning Scalable to High-Order DP-QAM; High-speed SDM Interconnects with Directly-Modulated 1.5-μm VCSEL enabled by Low-Complexity Signal Processing Techniques; High-speed optical transmission with single-sideband modulation; How to Statistically Model Coherent MPI in Optical Communications?; Image Sensor Communications for future ITS; Impact of Transceiver Subsystems on High-Capacity Optical Transmission; Implementation Challenges for Energy-Efficient Error Correction in Optical Communication Systems; Interference Cancelling Techniques for Long-Haul MIMO-SDM Transmission; Interplay of Probabilistic Shaping and the Unsupervised Blind Phase Search Algorithm; Joint recovery scheme of polarization and carrier based on adaptive Kalman filter; Low Complexity Real-Time Carrier Recovery for 64APSK with Polar Coordinates Processing; Low Resolution Pre-Compensation for DCI based on Dynamic Quantization; Maximum-Likelihood Symbol Detection by Dummy-assisted Low-complexity ANN for PAM-4 Transmission; Modulation Format Conversion From BPSK and OOK to 8QAM; Multi-Core Fiber Channel Model and Core Dependent Loss Estimation; Multi-band frequency conversion scheme with multi-phase shift based on optical frequency comb; Nonlinear Fourier Transform Algorithm Using a Higher Order Exponential Integrator; Nonuniform DAC Design for Combined Geometrically and Probabilistically Shaped Circular QAM; Novel Demodulation Algorithm Based on Duo-Binary Spectrum Shaping and MLSE for Mitigating Spectrum Narrowing Caused by Multiple Node Traversals; Optical Signal Processing for Neural Networks; Optical Signal Processing in InP Photonic Integrated Circuits; Optimizing Reach and Capacity of IM/DD Systems by Using Multidimensional PAM and DSP; Polar Coding for Multilevel Shaped Constellations; Polarization Dependent Loss Compensation with Mueller Matrix Monitor in Coherent Transmission System; Quantum Communications; Real-time 112 Gbit/s DMT for Data Center Interconnects; Recurrent Neural Network for Pre-distortion of Combined Nonlinear Optical Transmitter Impairments with Memory; Signal Processing for High Symbol Rate Transmission: Challenges and Opportunities; Time-Frequency Signal Processing Based on Fractional Fourier Transform for optical communications; Transmission Performance of OFDM Signals Over 6,000 km Fiber Optic Links with Digital Back Propagation; Transmission Schemes for Future Access Networks; Transmitter IQ skew calibration in coherent transceivers based on DSP; Transponder Requirements for 600 Gb/s Data Center Interconnection; Turbo Equalization for High Baud-Rate Optical Transmission; Ultrafast spectral analysis based on swept-pump four-wave mixing Bragg scattering. The key terms of this proceedings include Access Networks and Free Space Communications, Cloud Optics and Network Virtualization, Datacenter Interconnection, Digital Signal Processing and FEC, Fiber Nonlinearity Mitigation, High Symbol Rate Systems, Long-haul Transmission, Machine Learning for Optical Systems, Optical Analog Signal Processing, Real-time Processing and ASIC Design, Short Reach Systems.</text:p>
          </table:table-cell>
        </table:table-row>
        <table:table-row table:style-name="ro1">
          <table:table-cell office:value-type="string" calcext:value-type="string">
            <text:p>Multispectral pedestrian detection based on deep convolutional neural networks</text:p>
          </table:table-cell>
          <table:table-cell office:value-type="string" calcext:value-type="string">
            <text:p>Vision-based pedestrian detection for all day are crucial in Advance Driver Assistance Systems (ADAS), autonomous vehicles and video surveillance. Based on the fact that human body radiation falls around 9.3pm, thermal images have distinctive advantages in pedestrian detection at nighttime. With the recent success of CNNs in vision community, how to properly explore information in color and thermal images in CNNs-based methods attracts attention of researchers. The contributions of this paper are twofold: First, multiple multispectral pedestrian detectors based on the Single Shot Detector (SSD) framework have been developed. Second, the performance of different pixel-level image fusion methods in multispectral CNN-based pedestrian detectors is evaluated. Extensive results based on KAIST multispectral pedestrian benchmark show that good pixel-level image fusion methods are complementary to both early-fusion and late-fusion CNN architectures at nighttime. The combination of image fusion and late-fusion CNN architectures can more properly exploit the multispectral information and achieve the best detection performance. © 2017 IEEE.</text:p>
          </table:table-cell>
        </table:table-row>
        <table:table-row table:style-name="ro1">
          <table:table-cell office:value-type="string" calcext:value-type="string">
            <text:p>Monocular Free-Head 3D Gaze Tracking with Deep Learning and Geometry Constraints</text:p>
          </table:table-cell>
          <table:table-cell office:value-type="string" calcext:value-type="string">
            <text:p>Free-head 3D gaze tracking outputs both the eye location and the gaze vector in 3D space, and it has wide applications in scenarios such as driver monitoring, advertisement analysis and surveillance. A reliable and low-cost monocular solution is critical for pervasive usage in these areas. Noticing that a gaze vector is a composition of head pose and eyeball movement in a geometrically deterministic way, we propose a novel gaze transform layer to connect separate head pose and eyeball movement models. The proposed decomposition does not suffer from head-gaze correlation overfitting and makes it possible to use datasets existing for other tasks. To add stronger supervision for better network training, we propose a two-step training strategy, which first trains sub-tasks with rough labels and then jointly trains with accurate gaze labels. To enable good cross-subject performance under various conditions, we collect a large dataset which has full coverage of head poses and eyeball movements, contains 200 subjects, and has diverse illumination conditions. Our deep solution achieves state-of-the-art gaze tracking accuracy, reaching 5.6° cross-subject prediction error using a small network running at 1000 fps on a single CPU (excluding face alignment time) and 4.3° cross-subject error with a deeper network. © 2017 IEEE.</text:p>
          </table:table-cell>
        </table:table-row>
        <table:table-row table:style-name="ro1">
          <table:table-cell office:value-type="string" calcext:value-type="string">
            <text:p>Analysis of driving skills based on deep learning using stacked autoencoders</text:p>
          </table:table-cell>
          <table:table-cell office:value-type="string" calcext:value-type="string">
            <text:p>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7 IEEE.</text:p>
          </table:table-cell>
        </table:table-row>
        <table:table-row table:style-name="ro1">
          <table:table-cell office:value-type="string" calcext:value-type="string">
            <text:p>Augmented intelligence: Enhancing human capabilities</text:p>
          </table:table-cell>
          <table:table-cell office:value-type="string" calcext:value-type="string">
            <text:p>Recent times have seen an exponential increase in the use of artificial intelligence in numerous regions. Fields like education, transport, finance, and health have made drastic improvements in the last decade; from predicting the stock market prices and driverless cars to predicting cancer cells in human body. Artificial intelligence and Machine learning combined, have shaped the world to be a better place than yesterday. In this paper, I describe a novel approach towards augmenting artificial and human intelligence with the goal of enhancing the capabilities of human activity using adaptive intelligent agents and deep neural networks. Any intelligent system would have come across a situation where human intervention is essential; wherein human intelligence is required for the complete functioning of the agent. This crossover of the worlds is the key to augmenting both human and artificial intelligence. We can enhance the capabilities of both the entities by introducing behavior and context as variables in the cognitive process. © 2017 IEEE.</text:p>
          </table:table-cell>
        </table:table-row>
        <table:table-row table:style-name="ro1">
          <table:table-cell office:value-type="string" calcext:value-type="string">
            <text:p>Proceedings - 2017 21st Asia Pacific Symposium on Intelligent and Evolutionary Systems, IES 2017</text:p>
          </table:table-cell>
          <table:table-cell office:value-type="string" calcext:value-type="string">
            <text:p>The proceedings contain 23 papers. The topics discussed include: evolutionary programming of product design policies. an agent-based model study; an ensemble of rule-based classifiers for incomplete data; using automatic programming to design improved variants of differential evolution; an evolutionary metaheuristic algorithm to optimise solutions to NES games; reducing code bloat in genetic programming based on subtree substitution technique; regularizing the loss layer of CNNs for facial expression recognition using crowdsourced labels;convolutional neural networks on assembly code for predicting software defects; Vietnamese news classification based on BoW with keywords extraction and neural network; sentiment analysis on medical text using combination of machine learning and SO-CAL scoring; trajectory optimization of a satellite for multiple active space debris removal based on a method for the traveling serviceman problem; vision-based driverless car in the condition of limited computing resource: perspectives from a student competition; distributed NSGA-II using the divide-and-conquer method and migration for compensation on many-core processors; a modified dual-population approach for solving multi-objective problems; robustness of mobile robot localization using recurrent convolutional neural network; NLP-based approaches for malware classification from API sequences; and automatic skin lesion analysis towards melanoma detection.</text:p>
          </table:table-cell>
        </table:table-row>
        <table:table-row table:style-name="ro1">
          <table:table-cell office:value-type="string" calcext:value-type="string">
            <text:p>Deep Physiological Arousal Detection in a Driving Simulator Using Wearable Sensors</text:p>
          </table:table-cell>
          <table:table-cell office:value-type="string" calcext:value-type="string">
            <text:p>Driving is an activity that requires considerable alertness. Insufficient attention, imperfect perception, inadequate information processing, and sub-optimal arousal are possible causes of poor human performance. Understanding of these causes and the implementation of effective remedies is of key importance to increase traffic safety and improve driver's well-being. For this purpose, we used deep learning algorithms to detect arousal level, namely, under-aroused, normal and over-aroused for professional truck drivers in a simulated environment. The physiological signals are collected from 11 participants by wrist wearable devices. We presented a cost effective ground-truth generation scheme for arousal based on a subjective measure of sleepiness and score of stress stimuli. On this dataset, we evaluated a range of deep neural network models for representation learning as an alternative to handcrafted feature extraction. Our results show that a 7-layers convolutional neural network trained on raw physiological signals (such as heart rate, skin conductance and skin temperature) outperforms a baseline neural network and denoising autoencoder models with weighted F-score of 0.82 vs. 0.75 and Kappa of 0.64 vs. 0.53, respectively. The proposed convolutional model not only improves the overall results but also enhances the detection rate for every driver in the dataset as determined by leave-one-subject-out cross-validation. © 2017 IEEE.</text:p>
          </table:table-cell>
        </table:table-row>
        <table:table-row table:style-name="ro1">
          <table:table-cell office:value-type="string" calcext:value-type="string">
            <text:p>A deep learning model for predicting tumor suppressor genes and oncogenes from PDB structure</text:p>
          </table:table-cell>
          <table:table-cell office:value-type="string" calcext:value-type="string">
            <text:p>While cancer is a heterogeneous complex of distinct diseases, the common underlying mechanism for uncontrolled tumor growth is due to mutations in proto-oncogenes and the loss of the regulatory function of tumor suppression genes. In this paper we propose a novel deep learning model for predicting tumor suppression genes (TSGs) and proto-oncogenes (OGs) from their Protein Data Bank (PDB) three dimensional structures. Specifically, we develop a convolutional neural network (CNN) to classify the feature map sets extracted from the tertiary protein structures. Each feature map set represents particular biological features associated with the atomic coordinates appearing on the outer surface of protein's three dimensional structure. The experimental results on the collected dataset for classifying TSGs and OGs demonstrate promising performance with 82.57% accuracy and 0.89 area under ROC curve. The initial success of the proposed model warrants further study to develop a comprehensive model to identify the cancer driver genes or events using the principle cancer genes (TSG and OG). © 2017 IEEE.</text:p>
          </table:table-cell>
        </table:table-row>
        <table:table-row table:style-name="ro1">
          <table:table-cell office:value-type="string" calcext:value-type="string">
            <text:p>Image classification system based on deep learning applied to the recognition of traffic signs for intelligent robotic vehicle navigation purposes</text:p>
          </table:table-cell>
          <table:table-cell office:value-type="string" calcext:value-type="string">
            <text:p>This paper presents a system for classifying images based on Deep Learning and applied in the recognition of traffic signals aiming to increase road safety increased road safety using autonomous and semi-autonomous intelligent robotic vehicles. This Advanced Driver Assistance System (ADAS) is a system created to automate vehicles, but also to help the human drivers to increase safety and the respect of traffic rules while driving the car. The system must be able to classify several different traffic signs (e.g. maximum speed allowed, stop, slow down, turn ahead, pedestrian), thus helping to make navigation within the local traffic rules. The obtained results are promising and very satisfactory, where we get 97.24% of test accuracy in a well known traffic sign benchmark dataset (INI - German Traffic Sign Benchmark). © 2017 IEEE.</text:p>
          </table:table-cell>
        </table:table-row>
        <table:table-row table:style-name="ro1">
          <table:table-cell office:value-type="string" calcext:value-type="string">
            <text:p>Deep learning lane marker segmentation from automatically generated labels</text:p>
          </table:table-cell>
          <table:table-cell office:value-type="string" calcext:value-type="string">
            <text:p>Reliable lane detection is a fundamental necessity for driver assistance, driver safety functions and fully automated vehicles. Based on other detection and classification tasks, deep learning based methods are likely to yield the most accurate outputs for detecting lane markers, but require vast amounts of labeled data. We propose to train a deep neural network for detecting lane markers in camera images without manually labeling any images. To achieve this, we project high definition maps for automated driving into our image and correct for misalignments due to inaccuracies in localization and coordinate frame transformations. The corrections are performed by calculating the offset between features within our map and detected ones in the images. By using detections in the actual image for refining the projections, our labels become close to pixel perfect. After a fast, visual quality check, our projected lane markers can be used for training a fully convolutional network to segment lane markers in images. A single worker can easily generate 20,000 of those labels within a single day. Our fully convolutional network is trained only on automatically generated labels. All of our detections are based solely on gray-scale mono camera inputs without any additional information. The resulting network regularly detects clean lane markers at distances of around 150 meters on a 1 Megapixel camera. © 2017 IEEE.</text:p>
          </table:table-cell>
        </table:table-row>
        <table:table-row table:style-name="ro1">
          <table:table-cell office:value-type="string" calcext:value-type="string">
            <text:p>Performance of convolutional neural network and recurrent neural network for anticipation of driver's conduct</text:p>
          </table:table-cell>
          <table:table-cell office:value-type="string" calcext:value-type="string">
            <text:p>With the advancements in Internet of Things (IoT), we could efficiently improve our daily life activities like health care, monitoring, transportation, smart homes etc. Artificial Intelligence along with Machine learning has played a very supportive role to analyze various situations and take decisions accordingly. Maneuver anticipation supplements existing Advance Driver Assistance Systems (ADAS) by anticipating mishaps and giving drivers more opportunity to respond to road circumstances proactively. The capacity to sort the driver conduct is extremely beneficial for advance driver assistance system (ADAS). Deep learning solutions would further be an endeavor of for driving conduct recognition. A technique for distinguishing driver's conduct is imperative to help operative mode transition between the driver and independent vehicles. We propose a novel approach of dissecting driver's conduct by using Convolutional Neural Network (CNN), Recurrent Neural Network(RNN) and a combination of Convolutional Neural Network with Long-Short Term Memory (LSTM) that would give better results in less response time. We are likewise proposing to concentrate high level features and interpretable features depicting complex driving examples by trying CNN, RNN and then CNN with LSTM. We could improve the system accuracy to 95% by combining CNN with LSTM. © 2017 IEEE.</text:p>
          </table:table-cell>
        </table:table-row>
        <table:table-row table:style-name="ro1">
          <table:table-cell office:value-type="string" calcext:value-type="string">
            <text:p>A vehicle detection using selective multi-stage features in convolutional neural networks</text:p>
          </table:table-cell>
          <table:table-cell office:value-type="string" calcext:value-type="string">
            <text:p>Vehicle detection is the most basic and important technology in advanced driver assistant system. Conventional methods do not reflect characteristic information of vehicle images, so they were vulnerable to noise. In order to improve the performance of vehicle detection, this paper proposes a vehicle detection framework using selective multi-stage features in convolutional neural networks. We design the convolutional neural network (CNN) model with 10 layers and use a visualization technique to selectively extract features from the activation feature map in CNN. Our proposed features have the characteristic information of vehicle images and are more robust to noise than traditional appearance based features. We train the Adaboost algorithm using these features to implement a vehicle detector. The result of the experiments proves that our proposed vehicle detection framework has a better performance than other frameworks. © 2017 Institute of Control, Robotics and Systems - ICROS.</text:p>
          </table:table-cell>
        </table:table-row>
        <table:table-row table:style-name="ro1">
          <table:table-cell office:value-type="string" calcext:value-type="string">
            <text:p>ToolNet: Holistically-nested real-time segmentation of robotic surgical tools</text:p>
          </table:table-cell>
          <table:table-cell office:value-type="string" calcext:value-type="string">
            <text:p>Real-time tool segmentation from endoscopic videos is an essential part of many computer-assisted robotic surgical systems and of critical importance in robotic surgical data science. We propose two novel deep learning architectures for automatic segmentation of non-rigid surgical instruments. Both methods take advantage of automated deep-learning-based multi-scale feature extraction while trying to maintain an accurate segmentation quality at all resolutions. The two proposed methods encode the multi-scale constraint inside the network architecture. The first proposed architecture enforces it by cascaded aggregation of predictions and the second proposed network does it by means of a holistically-nested architecture where the loss at each scale is taken into account for the optimization process. As the proposed methods are for real-time semantic labeling, both present a reduced number of parameters. We propose the use of parametric rectified linear units for semantic labeling in these small architectures to increase the regularization of the network while maintaining the segmentation accuracy. We compare the proposed architectures against state-of-the-art fully convolutional networks. We validate our methods using existing benchmark datasets, including ex vivo cases with phantom tissue and different robotic surgical instruments present in the scene. Our results show a statistically significant improved Dice Similarity Coefficient over previous instrument segmentation methods. We analyze our design choices and discuss the key drivers for improving accuracy. © 2017 IEEE.</text:p>
          </table:table-cell>
        </table:table-row>
        <table:table-row table:style-name="ro1">
          <table:table-cell office:value-type="string" calcext:value-type="string">
            <text:p>Driver distraction detection using single convolutional neural network</text:p>
          </table:table-cell>
          <table:table-cell office:value-type="string" calcext:value-type="string">
            <text:p>Driver status detection is an essential task because driver distraction, fatigue, and drowsiness of driver are serious causes of traffic accident in recent. In this paper, we focus on driver distraction and propose a method to detect driver distraction. We detect driver distraction using single Convolutional Neural Network model such as Inception ResNet and MobileNet. As our experiments, both models can be trained with a small amount of dataset and checkpoints which were pre-trained with ILSVRC2012 dataset. Furthermore, although our training dataset consists images of two subjects, our method shows reliable result for other subjects. © 2017 IEEE.</text:p>
          </table:table-cell>
        </table:table-row>
        <table:table-row table:style-name="ro1">
          <table:table-cell office:value-type="string" calcext:value-type="string">
            <text:p>DarNet: A deep learning solution for distracted driving detection</text:p>
          </table:table-cell>
          <table:table-cell office:value-type="string" calcext:value-type="string">
            <text:p>Distracted driving is known to be the leading cause of motor vehicle accidents. With the increase in the number of IoT devices available within vehicles, there exists an abundance of data for monitoring driver behavior. However, designing a system around this goal presents two key challenges - how to concurrently collect data spanning multiple IoT devices, and how to jointly analyze this multimodal input. To that end, we present a unified data collection and analysis framework, DarNet, capable of detecting and classifying distracted driving behavior. DarNet consists of two primary components: A data collection system and an analytics engine. Our system takes advantage of advances in machine learning (ML) to classify driving behavior based on input sensor data. In our system implementation, we collect image data from an inward facing camera, and Inertial Measurement Unit (IMU) data from a mobile device, both located within the vehicle. Using deep learning techniques, we show that DarNet achieves a Top-1 classification percentage of 87.02% on our collected dataset, significantly outperforming our baseline model of 73.88%. Additionally, we address the privacy concerns associated with collecting image data by presenting an alternative framework designed to operate on down-sampled data which produces a Top-1 classification percentage of 80.00%. © 2017 ACM.</text:p>
          </table:table-cell>
        </table:table-row>
        <table:table-row table:style-name="ro1">
          <table:table-cell office:value-type="string" calcext:value-type="string">
            <text:p>On the use of monte-carlo simulation and deep fourier neural network in lane departure warning</text:p>
          </table:table-cell>
          <table:table-cell office:value-type="string" calcext:value-type="string">
            <text:p>To make improvements on vision-based lane departure warning systems (LDWS), a lane departure prediction (LDP) method based on Monte-Carlo simulation and deep Fourier neural network (DFNN) is proposed. Firstly, a closed-loop driver-vehicle-road (DVR) system model is built up and the parameters of the system, consisting of vehicle states, positioning and road conditions, are initialized by random sampling. After simulating a large number of DVR systems with random parameters, the obtained results are used as samples to train a DFNN which predicts the forthcoming maximum lateral deviation and is optimized by employing deep learning method. Then, a LDP strategy is proposed by combining the DFNN with a driver activity index, which takes driver adaptation into consideration. The experimental evaluation shows that the proposed lane departure warning algorithm can predict the lane departure event in time and reduce the false-warning rate of existing methods in a significant way. More importantly, the proposed technique enhances the system's functions of over-speed warning on curved road and over-steer warning on low-adhesion road. © 2009-2012 IEEE.</text:p>
          </table:table-cell>
        </table:table-row>
        <table:table-row table:style-name="ro1">
          <table:table-cell office:value-type="string" calcext:value-type="string">
            <text:p>Qualitative Action Recognition by Wireless Radio Signals in Human-Machine Systems</text:p>
          </table:table-cell>
          <table:table-cell office:value-type="string" calcext:value-type="string">
            <text:p>Human-machine systems required a deep understanding of human behaviors. Most existing research on action recognition has focused on discriminating between different actions, however, the quality of executing an action has received little attention thus far. In this paper, we study the quality assessment of driving behaviors and present WiQ, a system to assess the quality of actions based on radio signals. This system includes three key components, a deep neural network based learning engine to extract the quality information from the changes of signal strength, a gradient-based method to detect the signal boundary for an individual action, and an activity-based fusion policy to improve the recognition performance in a noisy environment. By using the quality information, WiQ can differentiate a triple body status with an accuracy of 97%, whereas for identification among 15 drivers, the average accuracy is 88%. Our results show that, via dedicated analysis of radio signals, a fine-grained action characterization can be achieved, which can facilitate a large variety of applications, such as smart driving assistants. © 2013 IEEE.</text:p>
          </table:table-cell>
        </table:table-row>
        <table:table-row table:style-name="ro1">
          <table:table-cell office:value-type="string" calcext:value-type="string">
            <text:p>Training my car to see using virtual worlds</text:p>
          </table:table-cell>
          <table:table-cell office:value-type="string" calcext:value-type="string">
            <text:p>Computer vision technologies are at the core of different advanced driver assistance systems (ADAS) and will play a key role in oncoming autonomous vehicles too. One of the main challenges for such technologies is to perceive the driving environment, i.e. to detect and track relevant driving information in a reliable manner (e.g. pedestrians in the vehicle route, free space to drive through). Nowadays it is clear that machine learning techniques are essential for developing such a visual perception for driving. In particular, the standard working pipeline consists of collecting data (i.e. on-board images), manually annotating the data (e.g. drawing bounding boxes around pedestrians), learning a discriminative data representation taking advantage of such annotations (e.g. a deformable part-based model, a deep convolutional neural network), and then assessing the reliability of such representation with the acquired data. In the last two decades most of the research efforts focused on representation learning (first, designing descriptors and learning classifiers; later doing it end-to-end). Hence, collecting data and, especially, annotating it, is essential for learning good representations. While this has been the case from the very beginning, only after the disruptive appearance of deep convolutional neural networks that it became a serious issue due to their data hungry nature. In this context, the problem is that manual data annotation is a tiresome work prone to errors. Accordingly, in the late 00’s we initiated a research line consisting of training visual models using photo-realistic computer graphics, especially focusing on assisted and autonomous driving. In this paper, we summarize such a work and show how it has become a new tendency with increasing acceptance. © 2017 Elsevier B.V.</text:p>
          </table:table-cell>
        </table:table-row>
        <table:table-row table:style-name="ro1">
          <table:table-cell office:value-type="string" calcext:value-type="string">
            <text:p>The Stixel World: A medium-level representation of traffic scenes</text:p>
          </table:table-cell>
          <table:table-cell office:value-type="string" calcext:value-type="string">
            <text:p>Recent progress in advanced driver assistance systems and the race towards autonomous vehicles is mainly driven by two factors: (1) increasingly sophisticated algorithms that interpret the environment around the vehicle and react accordingly, and (2) the continuous improvements of sensor technology itself. In terms of cameras, these improvements typically include higher spatial resolution, which as a consequence requires more data to be processed. The trend to add multiple cameras to cover the entire surrounding of the vehicle is not conducive in that matter. At the same time, an increasing number of special purpose algorithms need access to the sensor input data to correctly interpret the various complex situations that can occur, particularly in urban traffic. By observing those trends, it becomes clear that a key challenge for vision architectures in intelligent vehicles is to share computational resources. We believe this challenge should be faced by introducing a representation of the sensory data that provides compressed and structured access to all relevant visual content of the scene. The Stixel World discussed in this paper is such a representation. It is a medium-level model of the environment that is specifically designed to compress information about obstacles by leveraging the typical layout of outdoor traffic scenes. It has proven useful for a multitude of automotive vision applications, including object detection, tracking, segmentation, and mapping. In this paper, we summarize the ideas behind the model and generalize it to take into account multiple dense input streams: the image itself, stereo depth maps, and semantic class probability maps that can be generated, e.g., by deep convolutional neural networks. Our generalization is embedded into a novel mathematical formulation for the Stixel model. We further sketch how the free parameters of the model can be learned using structured SVMs. © 2017 Elsevier B.V.</text:p>
          </table:table-cell>
        </table:table-row>
        <table:table-row table:style-name="ro1">
          <table:table-cell office:value-type="string" calcext:value-type="string">
            <text:p>Pedestrian Movement Direction Recognition Using Convolutional Neural Networks</text:p>
          </table:table-cell>
          <table:table-cell office:value-type="string" calcext:value-type="string">
            <text:p>Pedestrian movement direction recognition is an important factor in autonomous driver assistance and security surveillance systems. Pedestrians are the most crucial and fragile moving objects in streets, roads, and events, where thousands of people may gather on a regular basis. People flow analysis on zebra crossings and in shopping centers or events such as demonstrations are a key element to improve safety and to enable autonomous cars to drive in real life environments. This paper focuses on deep learning techniques such as convolutional neural networks (CNN) to achieve a reliable detection of pedestrians moving in a particular direction. We propose a CNN-based technique that leverages current pedestrian detection techniques (histograms of oriented gradients-linSVM) to generate a sum of subtracted frames (flow estimation around the detected pedestrian), which are used as an input for the proposed modified versions of various state-of-the-art CNN networks, such as AlexNet, GoogleNet, and ResNet. Moreover, we have also created a new data set for this purpose, and analyzed the importance of training in a known data set for the neural networks to achieve reliable results. © 2000-2011 IEEE.</text:p>
          </table:table-cell>
        </table:table-row>
        <table:table-row table:style-name="ro1">
          <table:table-cell office:value-type="string" calcext:value-type="string">
            <text:p>Toward Safer Highways: Predicting Driver Stress in Varying Conditions on Habitual Routes</text:p>
          </table:table-cell>
          <table:table-cell office:value-type="string" calcext:value-type="string">
            <text:p>Driver stress is a growing problem in the transportation industry. It causes a deterioration of cognitive skills, resulting in poor driving and an increase in the likelihood of traffic accidents. Prediction models allow us to avoid or at least minimize the negative consequences of stress. In this article, an algorithm based on deep learning is proposed to predict driver stress. This type of algorithm detects complex relationships among variables. At the same time, it avoids overfitting. The prediction of the upcoming stress level is made by taking into account driving behavior (acceleration, deceleration, speed) and the previous stress level. © 2005-2012 IEEE.</text:p>
          </table:table-cell>
        </table:table-row>
        <table:table-row table:style-name="ro1">
          <table:table-cell office:value-type="string" calcext:value-type="string">
            <text:p>Semi-supervised deep generative models for change detection in very high resolution imagery</text:p>
          </table:table-cell>
          <table:table-cell office:value-type="string" calcext:value-type="string">
            <text:p>Increasing population, rapid urbanization, quest for biofuels, pollution, diseases, and adverse climate changes are some of the major drivers behind the changing surface of our planet. Timely monitoring and assessment of these changes, along with dissemination of accurate information, is important for policy makers, city planners, and humanitarian relief workers. Advances in remote sensing technologies have led to acquisition of very high resolution remote sensing imagery in the past decade. This data is highly useful for the aforementioned applications, and machine learning technology can be used to identify and quantify the changed regions. In this study we explore a semi-supervised deep generative model for change detection in very high resolution multispectral and bitemporal imagery. We constructed an auxiliary variational autoencoder that infers class labels without incurring high sample complexity costs. The resulting classifier was able to produce accurate predictions of real changes over images that appear significantly different due to environmental conditions (not real changes) while utilizing only a small set of labeled samples. © 2017 IEEE.</text:p>
          </table:table-cell>
        </table:table-row>
        <table:table-row table:style-name="ro1">
          <table:table-cell office:value-type="string" calcext:value-type="string">
            <text:p>Machine Learning for Nuclear Mechano-Morphometric Biomarkers in Cancer Diagnosis</text:p>
          </table:table-cell>
          <table:table-cell office:value-type="string" calcext:value-type="string">
            <text:p>Current cancer diagnosis employs various nuclear morphometric measures. While these have allowed accurate late-stage prognosis, early diagnosis is still a major challenge. Recent evidence highlights the importance of alterations in mechanical properties of single cells and their nuclei as critical drivers for the onset of cancer. We here present a method to detect subtle changes in nuclear morphometrics at single-cell resolution by combining fluorescence imaging and deep learning. This assay includes a convolutional neural net pipeline and allows us to discriminate between normal and human breast cancer cell lines (fibrocystic and metastatic states) as well as normal and cancer cells in tissue slices with high accuracy. Further, we establish the sensitivity of our pipeline by detecting subtle alterations in normal cells when subjected to small mechano-chemical perturbations that mimic tumor microenvironments. In addition, our assay provides interpretable features that could aid pathological inspections. This pipeline opens new avenues for early disease diagnostics and drug discovery. © 2017 The Author(s).</text:p>
          </table:table-cell>
        </table:table-row>
        <table:table-row table:style-name="ro1">
          <table:table-cell office:value-type="string" calcext:value-type="string">
            <text:p>Community based repository for georeferenced traffic signs</text:p>
          </table:table-cell>
          <table:table-cell office:value-type="string" calcext:value-type="string">
            <text:p>Traffic sign maintenance requires periodic on-site inspection to determine if signs are in good conditions and visible, both day and night. However, periodic inspections are time and cost consuming. Another issue is related to the drivers awareness to the traffic signs on the road. Many factors may potentially contribute to a driver missing a sign, such as the sign being damaged or occluded, or distraction caused by the many gadgets inside the vehicle. We propose a dual purpose community based approach. On the one hand, each driver can use his mobile device to detect, recognize and geolocate traffic signs, contributing to the traffic sign central repository. Detection is performed using cascade classifiers, while a convolutional neural network support the recognition phase. The repository, based on the information received from the clients, can be used to provide reports about sign status, preventing the need for global inspections and providing the information required for more direct and timely inspections. On the other hand, the drivers would have access to the database of traffic signs therefore being able to receive real-time notifications regarding traffic signs such as speed limit signs, school proximity, or road construction signs. © 2017 IEEE.</text:p>
          </table:table-cell>
        </table:table-row>
        <table:table-row table:style-name="ro1">
          <table:table-cell office:value-type="string" calcext:value-type="string">
            <text:p>Rebooting the data access hierarchy of computing systems</text:p>
          </table:table-cell>
          <table:table-cell office:value-type="string" calcext:value-type="string">
            <text:p>We have been experiencing two very important movements in computing. On the one hand, a tremendous amount of resource has been invested into innovative applications such as first-principle-based methods, deep learning and cognitive computing. On the other hand, the industry has been taking a technological path where application performance and energy efficiency vary by more than two orders of magnitude depending on their parallelism, heterogeneity, and locality. We envision that a “perfect storm” is coming because of the interaction between these two movements. Many of these new and high-valued applications need to touch a very large amount of data with little data reuse and data movement has become the dominating factor for both power and performance of these applications. It will be critical to match the compute throughput to the data access bandwidth and to locate the compute near data. Much has been and continuously needs to be learned about algorithms, languages, compilers and hardware architecture in this movement. What are the killer applications that may become the new driver for future technology development? How hard is it to program existing systems to address the data movement issues today? How will we program these systems in the future? How will innovations in memory devices present further opportunities and challenges in designing new systems? What is the impact on long-term software engineering cost of applications? In this paper, we present some lessons learned as we design the IBM-Illinois C3SR (Center for Cognitive Computing Systems Research) Erudite system inside this perfect storm. © 2017 IEEE.</text:p>
          </table:table-cell>
        </table:table-row>
        <table:table-row table:style-name="ro1">
          <table:table-cell office:value-type="string" calcext:value-type="string">
            <text:p>Driver's fatigue prediction by deep covariance learning from EEG</text:p>
          </table:table-cell>
          <table:table-cell office:value-type="string" calcext:value-type="string">
            <text:p>We present here deep covariance learning models for predicting drivers' drowsy and alert states from Electroencephalography (EEG). Three types of deep covariance learning models are proposed: SPDNet, CNN, and DNN on covariance matrices. Our test results show that all the deep covariance learning methods reported better performance than shallow learning methods including Riemannian methods and STCNN, a previously proposed CNN model for EEG classification. Among the deep covariance learning methods, the best classification performance is obtained by a CNN model applied on sample spatial EEG covariance matrices and it improved the AUC of the best shallow algorithm (logistic regression + Log-Euclidean Metric) by 12.32% from 70.96% to 86.14%. Our study showed that deep covariance learning is a very promising approach for drivers' fatigue prediction. © 2017 IEEE.</text:p>
          </table:table-cell>
        </table:table-row>
        <table:table-row table:style-name="ro1">
          <table:table-cell office:value-type="string" calcext:value-type="string">
            <text:p>An introduction to deep learning on biological sequence data: Examples and solutions</text:p>
          </table:table-cell>
          <table:table-cell office:value-type="string" calcext:value-type="string">
            <text:p>Motivation Deep neural network architectures such as convolutional and long short-term memory networks have become increasingly popular as machine learning tools during the recent years. The availability of greater computational resources, more data, new algorithms for training deep models and easy to use libraries for implementation and training of neural networks are the drivers of this development. The use of deep learning has been especially successful in image recognition; and the development of tools, applications and code examples are in most cases centered within this field rather than within biology. Results Here, we aim to further the development of deep learning methods within biology by providing application examples and ready to apply and adapt code templates. Given such examples, we illustrate how architectures consisting of convolutional and long short-term memory neural networks can relatively easily be designed and trained to state-of-the-art performance on three biological sequence problems: prediction of subcellular localization, protein secondary structure and the binding of peptides to MHC Class II molecules. Availability and implementation All implementations and datasets are available online to the scientific community at https://github.com/vanessajurtz/lasagne4bio. Contact skaaesonderby@gmail.com Supplementary informationSupplementary dataare available at Bioinformatics online. © The Author 2017. Published by Oxford University Press. All rights reserved.</text:p>
          </table:table-cell>
        </table:table-row>
        <table:table-row table:style-name="ro1">
          <table:table-cell office:value-type="string" calcext:value-type="string">
            <text:p>A Performance Comparison of Pedestrian Detection Using Faster RCNN and ACF</text:p>
          </table:table-cell>
          <table:table-cell office:value-type="string" calcext:value-type="string">
            <text:p>This paper presents a performance comparison of pedestrian detection using faster RCNN and ACF. RCNN finds independently candidate areas for detectable object and extracts feature vector of CNN from each regional image. These images are classified by class-specific linear SVMs. ACF computes several channels from one image and gets a low resolution channel by integrating them into smoothed one. Each pixel becomes a feature and these pixels turn a feature vector. Finally, pedestrian and background are separated by using decision tree and boost. The databases used in this study are downloaded from Youtube. The videos include vehicle driving environment scenes. The experiment result shows that precision of faster RCNN is 56.73% higher than precision of ACF on the manual works. To automating works, label image is formed by human. And recall rate and precision are compared. The ACF detector with Caltech model shows good recall rate than other methods but its precision is the worst. The faster RCNNs precision is 7 times higher than second better method. © 2017 IEEE.</text:p>
          </table:table-cell>
        </table:table-row>
        <table:table-row table:style-name="ro1">
          <table:table-cell office:value-type="string" calcext:value-type="string">
            <text:p>Analysis of large optical ground stations for deep-space optical communications</text:p>
          </table:table-cell>
          <table:table-cell office:value-type="string" calcext:value-type="string">
            <text:p>Inter-satellite and ground to satellite optical communications have been successfully demonstrated over more than a decade with several experiments, the most recent being NASA's lunar mission Lunar Atmospheric Dust Environment Explorer (LADEE). The technology is in a mature stage that allows to consider optical communications as a high-capacity solution for future deep-space communications [1][2], where there is an increasing demand on downlink data rate to improve science return. To serve these deep-space missions, suitable optical ground stations (OGS) have to be developed providing large collecting areas. The design of such OGSs must face both technical and cost constraints in order to achieve an optimum implementation. To that end, different approaches have already been proposed and analyzed, namely, a large telescope based on a segmented primary mirror, telescope arrays, and even the combination of RF and optical receivers in modified versions of existing Deep-Space Network (DSN) antennas [3][4][5]. Array architectures have been proposed to relax some requirements, acting as one of the key drivers of the present study. The advantages offered by the array approach are attained at the expense of adding subsystems. Critical issues identified for each implementation include their inherent efficiency and losses, as well as its performance under high-background conditions, and the acquisition, pointing, tracking, and synchronization capabilities. It is worth noticing that, due to the photon-counting nature of detection, the system performance is not solely given by the signal-to-noise ratio parameter. To start with the analysis, first the main implications of the deep space scenarios are summarized, since they are the driving requirements to establish the technical specifications for the large OGS. Next, both the main characteristics of the OGS and the potential configuration approaches are presented, getting deeper in key subsystems with strong impact in the performance. The different configurations are compared from the technical point of view, taking into account the effect of atmospheric conditions. Finally a very preliminary cost analysis for a large aperture OGS is presented. © 2018 SPIE.</text:p>
          </table:table-cell>
        </table:table-row>
        <table:table-row table:style-name="ro1">
          <table:table-cell office:value-type="string" calcext:value-type="string">
            <text:p>An autopilot system based on ROS distributed architecture and deep learning</text:p>
          </table:table-cell>
          <table:table-cell office:value-type="string" calcext:value-type="string">
            <text:p>An autopilot system includes several modules, and the software architecture has a variety of programs. As we all know, it is necessary that there exists one brand with a compatible sensor system till now, owing to complexity and variety of sensors before. In this paper, we apply (Robot Operating System) ROS-based distributed architecture. Deep learning methods also adopted by perception modules. Experimental results demonstrate that the system can reduce the dependence on the hardware effectively, and the sensor involved is convenient to achieve well the expected functionalities. The system adapts well to some specific driving scenes, relatively fixed and simple driving environment, such as the inner factories, bus lines, parks, highways, etc. This paper presents the case study of autopilot system based on ROS and deep learning, especially convolution neural network (CNN), from the perspective of system implementation. And we also introduce the algorithm and realization process including the core module of perception, decision, control and system management emphatically. © 2017 IEEE.</text:p>
          </table:table-cell>
        </table:table-row>
        <table:table-row table:style-name="ro1">
          <table:table-cell office:value-type="string" calcext:value-type="string">
            <text:p>POSEidon: Face-from-Depth for driver pose estimation</text:p>
          </table:table-cell>
          <table:table-cell office:value-type="string" calcext:value-type="string">
            <text:p>Fast and accurate upper-body and head pose estimation is a key task for automatic monitoring of driver attention, a challenging context characterized by severe illumination changes, occlusions and extreme poses. In this work, we present a new deep learning framework for head localization and pose estimation on depth images. The core of the proposal is a regressive neural network, called POSEidon, which is composed of three independent convolutional nets followed by a fusion layer, specially conceived for understanding the pose by depth. In addition, to recover the intrinsic value of face appearance for understanding head position and orientation, we propose a new Face-from-Depth model for learning image faces from depth. Results in face reconstruction are qualitatively impressive. We test the proposed framework on two public datasets, namely Biwi Kinect Head Pose and ICT-3DHP, and on Pandora, a new challenging dataset mainly inspired by the automotive setup. Results show that our method overcomes all recent state-of-art works, running in real time at more than 30 frames per second. © 2017 IEEE.</text:p>
          </table:table-cell>
        </table:table-row>
        <table:table-row table:style-name="ro1">
          <table:table-cell office:value-type="string" calcext:value-type="string">
            <text:p>End-to-end learning of driving models from large-scale video datasets</text:p>
          </table:table-cell>
          <table:table-cell office:value-type="string" calcext:value-type="string">
            <text:p>Robust perception-action models should be learned from training data with diverse visual appearances and realistic behaviors, yet current approaches to deep visuomotor policy learning have been generally limited to in-situ models learned from a single vehicle or simulation environment. We advocate learning a generic vehicle motion model from large scale crowd-sourced video data, and develop an endto-end trainable architecture for learning to predict a distribution over future vehicle egomotion from instantaneous monocular camera observations and previous vehicle state. Our model incorporates a novel FCN-LSTM architecture, which can be learned from large-scale crowd-sourced vehicle action data, and leverages available scene segmentation side tasks to improve performance under a privileged learning paradigm. We provide a novel large-scale dataset of crowd-sourced driving behavior suitable for training our model, and report results predicting the driver action on held out sequences across diverse conditions. © 2017 IEEE.</text:p>
          </table:table-cell>
        </table:table-row>
        <table:table-row table:style-name="ro1">
          <table:table-cell office:value-type="string" calcext:value-type="string">
            <text:p>A deep learning container cloud for GPU resources</text:p>
          </table:table-cell>
          <table:table-cell office:value-type="string" calcext:value-type="string">
            <text:p>With the development of deep learning, deep learning framework has become an important tool for the deep neural network development. The framework greatly shortens the network construction and computing time, and its powerful computing ability comes from GPU. But It is an important issue that how to effectively allocate and use GPU resources in heterogeneous cluster among many frameworks. In this paper, we propose a Deep Learning Container Cloud (DLC) architecture for GPU resources specifically. With the characteristics of easy deployment and easy migration, the frameworks can be deployed on heterogeneous cluster in the form of container, and the GPU driver and container can be decoupled according to NVIDIA-docker volume. The DLC provides services in the form of the MESOS framework. After obtaining resources through scheduler, a deep learning framework is created quickly to meet the requirements. DLC will loads the specified GPU resource and the corresponding runtime library to achieve the rapid creation of a deep learning environment with specific version. In addition, this paper proposes an allocation algorithm based on GPU topology. DLC constructs the topo-tree by analyzing the GPU topology structure in agent node, and on this basis, assigns the GPU with the P2P function within the node. Our experiment shows that the use of P2P data transmission in containers will significantly increase bandwidth. It is of great significance for promoting the development of deep learning.</text:p>
          </table:table-cell>
        </table:table-row>
        <table:table-row table:style-name="ro1">
          <table:table-cell office:value-type="string" calcext:value-type="string">
            <text:p>Deep learning based traffic direction sign detection and determining driving style</text:p>
          </table:table-cell>
          <table:table-cell office:value-type="string" calcext:value-type="string">
            <text:p>Intelligent automobiles and advanced driver assistance systems (ADAS) are some of the major technological developments that affect human daily life. Today, many studies are being generated to develop state of the art transportation systems. The general objective in these studies is to cope with negative effects of traffic. In this work, our aim is to contribute to the development of ADAS by determining driver behavior and traffic direction sign detection. The data employed are acquired by smartphone sensors, which are accelerometer, gyroscope, GPS, and camera, while the subject car moves between two specific points. The proposed method consists of two simultaneously running algorithms. The first one determines driver maneuvers, and the second one is the deep learning based algorithm that detects traffic direction sign using Convolution Neural Network (CNN). Here, the results of these two simultaneously running algorithms are assessed, and driving type is determined. GPS data is used for synchronization. Consequently, it is determined whether riding style is safe or aggressive, involving in traffic direction sign detection. © 2017 IEEE.</text:p>
          </table:table-cell>
        </table:table-row>
        <table:table-row table:style-name="ro1">
          <table:table-cell office:value-type="string" calcext:value-type="string">
            <text:p>A Probabilistic Combination of CNN and RNN Estimates for Hand Gesture Based Interaction in Car</text:p>
          </table:table-cell>
          <table:table-cell office:value-type="string" calcext:value-type="string">
            <text:p>Hand Gesture Recognition is completed on top-view hand images observed by a Time of Flight(ToF) camera in a car. The work attempts to solve two important problems of touchless interactions inside a car. First, low latency identification of the gestures which are unobtrusive for the driver. Second, reducing the labelled data required to train learning based solutions, this is particularly important because labelling of gesture sequences is expensive and exigent. This work attempts to improve the fast detection of hand-gestures by correcting the probability estimate of a Long Short Term Memory (LSTM) network by pose prediction made by a Convolutional Neural Network(CNN). Weak models for hand gesture classes based on five hand poses are designed to assist in the predictioncorrection scheme. A training procedure to reduce the labelled data required for hand pose classification is also introduced. This method tries to utilise the statistical property of the dataset to identify a good initialization of weights for the CNN, here we demonstrate this using the Principal Component Analysis(PCA) embedding of non-labelled hand pose sequences. While solving a nine class hand gesture problem we demonstrate an accuracy of 89.50% which is better than existing systems. We also show that a PCA embedding based initialization improves the classification performance of the CNN based pose classifier. © 2017 IEEE.</text:p>
          </table:table-cell>
        </table:table-row>
        <table:table-row table:style-name="ro1">
          <table:table-cell office:value-type="string" calcext:value-type="string">
            <text:p>Dynamic representations for autonomous driving</text:p>
          </table:table-cell>
          <table:table-cell office:value-type="string" calcext:value-type="string">
            <text:p>This paper presents a method for observational learning in autonomous agents. A formalism based on deep learning implementations of variational methods and Bayesian filtering theory is presented. It is explained how the proposed method is capable of modeling the environment to mimic behaviors in an observed interaction by building internal representations and discovering temporal and causal relations. The method is evaluated in a typical surveillance scenario, i.e., perimeter monitoring. It is shown that the vehicle learns how to drive itself by simultaneously observing its surroundings and the actions taken by a human driver for a given task. That is achieved by embedding knowledge regarding perception-action couplings in dynamic representational states used to produce action flows. Thereby, representations link sensory data to control signals. In particular, the representational states associate visual features to stable action concepts such as turning or going straight. © 2017 IEEE.</text:p>
          </table:table-cell>
        </table:table-row>
        <table:table-row table:style-name="ro1">
          <table:table-cell office:value-type="string" calcext:value-type="string">
            <text:p>Semantic image segmentation for pedestrian detection</text:p>
          </table:table-cell>
          <table:table-cell office:value-type="string" calcext:value-type="string">
            <text:p>A typical traffic monitoring system for pedestrian detection uses a stationary camera. In Advanced Driving Assistance Systems (ADAS), the camera is mounted in front of the vehicle's window so that the camera and the object move in any arbitrary direction. Semantic image segmentation is widely used for road scene interpretation. In this paper, a method for semantic image segmentation using a convolution neural network is proposed. After a candidate region is segmented we perform pedestrian detection based on shape and size features of the candidate region. The experiments show that the proposed approach can accurately detect pedestrians in real-time (40fps). © 2017 IEEE.</text:p>
          </table:table-cell>
        </table:table-row>
        <table:table-row table:style-name="ro1">
          <table:table-cell office:value-type="string" calcext:value-type="string">
            <text:p>Mobile outdoor parking space detection application</text:p>
          </table:table-cell>
          <table:table-cell office:value-type="string" calcext:value-type="string">
            <text:p>Finding a vacant parking space in outdoor parking lots is a daily concern of most vehicle drivers during rush hours, especially in the urban context. In this paper, an outdoor parking space vacancy detection system is proposed, using mobile devices to improve parking space searching experience for vehicle drivers by providing them with the location and occupancy information of parking spaces. The system uses state-of-the-art image recognition algorithm, namely Convolutional Neural Network with a Raspberry Pi to identify vacant parking spaces from a parking lot image retrieved in real time via an IP camera. A university parking lot has been chosen as the test bed to deploy the proposed system for real time parking space vacancy detection. An Android smartphone application called Driver App is developed to enable ubiquitous visualization of real time outdoor parking spaces occupancy information for vehicle drivers. Evaluation outcomes based on the responses to System Usability Scale (SUS) questionnaire revealed high usability of the Driver App as a tool that provides smart parking service to assist vehicle drivers in searching for a vacant parking space. © 2017 IEEE.</text:p>
          </table:table-cell>
        </table:table-row>
        <table:table-row table:style-name="ro1">
          <table:table-cell office:value-type="string" calcext:value-type="string">
            <text:p>Proceedings of the International Conference on Inventive Systems and Control, ICISC 2017</text:p>
          </table:table-cell>
          <table:table-cell office:value-type="string" calcext:value-type="string">
            <text:p>The proceedings contain 165 papers. The topics discussed include: performanceanalysis of quadrature spatial modulation based cooperative relaying MIMO networks; resolve the classification problem on secure encrypted relational data; learning to recommend descriptive tags for health seekers using deep learning; predictive analytics for e learning system; Outernet: crossing over data gap using Cubesats; software tools for analyzing the hybrid renewable energy sources:-a review; a performance analysis between IOPID and FOPID controller on a coupled tank; gesture recognition using FPGA and OV7670 camera; driver development of Mitsubishi FX-PLC for LabVIEW; analysis of solar energy embeded to distribution grid for active &amp; reactive power supply to grid; secure ranked query processing in location based services accessing outsourced spatial databases; performance evaluation of NewSQL databases; review of models, issues and applications of digital watermarking based on visual cryptography; an ontology-based text-mining method to develop intelligent information system using cluster based approach; automation of component selection process for designing of reusable components using drag and drop mechanism; privacy protected documents on Openstack cloud; an energy saving algorithm using heterogeneity aware protocol in wireless sensor networks to sustain lifetime of nodes; and MOOC (massive open online course) with efficient file hierarchy in cloud.</text:p>
          </table:table-cell>
        </table:table-row>
        <table:table-row table:style-name="ro1">
          <table:table-cell office:value-type="string" calcext:value-type="string">
            <text:p>Improving night time driving safety using vision-based classification techniques</text:p>
          </table:table-cell>
          <table:table-cell office:value-type="string" calcext:value-type="string">
            <text:p>The risks involved in nighttime driving include drowsy drivers and dangerous vehicles. Prominent among the more dangerous vehicles around at night are the larger vehicles which are usually moving faster at night on a highway. In addition, the risk level of driving around larger vehicles rises significantly when the driver’s attention becomes distracted, even for a short period of time. For the purpose of alerting the driver and elevating his or her safety, in this paper we propose two components for any modern vision-based Advanced Drivers Assistance System (ADAS). These two components work separately for the single purpose of alerting the driver in dangerous situations. The purpose of the first component is to ascertain that the driver would be in a sufficiently wakeful state to receive and process warnings, this is the driver drowsiness detection component. The driver drowsiness detection component uses infrared images of the driver to analyze his eyes’ movements using a MSR plus a simple heuristic. This component issues alerts to the driver when the driver’s eyes show distraction and are closed for a longer than usual duration. Experimental results show that this component can detect closed eyes with an accuracy of 94.26% on average, which is comparable to previous results using more sophisticated methods. The purpose of the second component is to alert the driver when the driver’s vehicle is moving around larger vehicles at dusk or night time. The large vehicle detection component accepts images from a regular video driving recorder as input. A bi-level system of classifiers, which included a novel MSR-enhanced KAZE-base Bag-of-Features classifier, is proposed to avoid false negatives. In both components, we propose an improved version of the Multi-Scale Retinex (MSR) algorithm to augment the contrast of the input. Several experiments were performed to test the effects of the MSR and each classifier, and the results are presented in experimental results section of this paper. © 2017 by the authors. Licensee MDPI, Basel, Switzerland.</text:p>
          </table:table-cell>
        </table:table-row>
        <table:table-row table:style-name="ro1">
          <table:table-cell office:value-type="string" calcext:value-type="string">
            <text:p>On-board detection of pedestrian intentions</text:p>
          </table:table-cell>
          <table:table-cell office:value-type="string" calcext:value-type="string">
            <text:p>Avoiding vehicle-to-pedestrian crashes is a critical requirement for nowadays advanced driver assistant systems (ADAS) and future self-driving vehicles. Accordingly, detecting pedestrians from raw sensor data has a history of more than 15 years of research, with vision playing a central role. During the last years, deep learning has boosted the accuracy of image-based pedestrian detectors. However, detection is just the first step towards answering the core question, namely is the vehicle going to crash with a pedestrian provided preventive actions are not taken? Therefore, knowing as soon as possible if a detected pedestrian has the intention of crossing the road ahead of the vehicle is essential for performing safe and comfortable maneuvers that prevent a crash. However, compared to pedestrian detection, there is relatively little literature on detecting pedestrian intentions. This paper aims to contribute along this line by presenting a new vision-based approach which analyzes the pose of a pedestrian along several frames to determine if he or she is going to enter the road or not. We present experiments showing 750 ms of anticipation for pedestrians crossing the road, which at a typical urban driving speed of 50 km/h can provide 15 additional meters (compared to a pure pedestrian detector) for vehicle automatic reactions or to warn the driver. Moreover, in contrast with state-of-the-art methods, our approach is monocular, neither requiring stereo nor optical flow information. © 2017 by the authors. Licensee MDPI, Basel, Switzerland.</text:p>
          </table:table-cell>
        </table:table-row>
        <table:table-row table:style-name="ro1">
          <table:table-cell office:value-type="string" calcext:value-type="string">
            <text:p>Embedded multiple object detection based on deep learning technique for advanced driver assistance system</text:p>
          </table:table-cell>
          <table:table-cell office:value-type="string" calcext:value-type="string">
            <text:p>This paper proposes an optimized pedestrian and vehicle detection method based on deep learning technique. We optimize the convolutional neural network architecture by three mainly methods. The first one is the choice of the learning policy. The second one is to simplify the convolutional neural network architecture. The last one is careful choice of training samples. With limited loss of accuracy, we can greatly speed up the original deep learning method coming from CAFFE. The proposed system is developed on PCs and implemented on the platforms of both the PC and embedded systems. We can achieve around 90% accuracy when it is tested on an open-source dataset. On PCs with Intel i7@3.5GHz CPU, the proposed design can reach the performance about 720×480 video at 25 frames per second. On the NVIDIA JETSON TX1 embedded system, the proposed design can reach the performance about 720×480 video at 5 frames per second. © 2017 IEEE.</text:p>
          </table:table-cell>
        </table:table-row>
        <table:table-row table:style-name="ro1">
          <table:table-cell office:value-type="string" calcext:value-type="string">
            <text:p>Traffic sign recognition based on the NVIDIA Jetson TX1 embedded system using convolutional neural networks</text:p>
          </table:table-cell>
          <table:table-cell office:value-type="string" calcext:value-type="string">
            <text:p>Traffic sign recognition is an important step for integrating smart vehicles into existing road transportation systems. In this paper, an NVIDIA Jetson TX1-based traffic sign recognition system is introduced for driver assistance applications. The system incorporates two major operations, traffic sign detection and recognition. Image color and shape based detection is used to locate potential signs in each frame. A pre-trained convolutional neural network performs classification on these potential sign candidates. The proposed system is implemented on NVIDIA Jetson TX1 board with web-camera. Based on a well-known benchmark suite, 96% detection accuracy is achieved while executing at 1.6 frames per seconds. © 2017 IEEE.</text:p>
          </table:table-cell>
        </table:table-row>
        <table:table-row table:style-name="ro1">
          <table:table-cell office:value-type="string" calcext:value-type="string">
            <text:p>Boosted Deep Neural Network with Weighted Output Layers</text:p>
          </table:table-cell>
          <table:table-cell office:value-type="string" calcext:value-type="string">
            <text:p>Vision based driving environment perception is current research hotspot in automatic driving field, which has made great progress due to the continuous breakthroughs in the research of deep neural network. As is well known, deep neural network has won tremendous successes in a wide variety of image recognition tasks, such as pedestrian detection and vehicle identification, which have accomplished the commercialization successfully in intelligent monitor system. Nevertheless, driving environment perception has a higher request for the generalization performance of deep neural network, which needs further studies on its design and training methods. In this paper, we presented a new boosted deep neural network in order to improve its generalization performance and meanwhile keep computational budget constant. Above all, the most representative methods to improve the generalization performance of deep neural network were introduced. Next, we analyzed the merits and demerits of these methods under limited training samples and computation resources. Then we described a new boosted deep neural network with weighted output layers. On one hand, there are several output layers that constitute sequential classifiers, which boost the final performance of presented deep neural network. On the other hand, it saves the computation consumption through sharing partial network structure among the classifiers. Our proposed model improves the generalization performance and avoids excessively increasing computing at the same time. Finally, we made experiments to confirm the effectiveness of our model. Copyright © 2017 SAE International.</text:p>
          </table:table-cell>
        </table:table-row>
        <table:table-row table:style-name="ro1">
          <table:table-cell office:value-type="string" calcext:value-type="string">
            <text:p>Locally optimal detection of adversarial inputs to image classifiers</text:p>
          </table:table-cell>
          <table:table-cell office:value-type="string" calcext:value-type="string">
            <text:p>Deep neural networks achieve state-of-the-art performance for image classification and other tasks but are easily fooled by forgeries which slightly modify a legitimate image in a specific direction and are visually indistinguishable from the original. This presents a security risk for applications such as driverless transportation systems. We formulate detection of such forgeries as a watermark detection problem and derive locally optimal statistical tests for identifying them. Motivated by this optimal structure, we present a procedure for learning a forgery detector from a training set. The reliability of our forgery detector is assessed for several image classification tasks. © 2017 IEEE.</text:p>
          </table:table-cell>
        </table:table-row>
        <table:table-row table:style-name="ro1">
          <table:table-cell office:value-type="string" calcext:value-type="string">
            <text:p>Traffic sign detection from lower-quality and noisy mobile videos</text:p>
          </table:table-cell>
          <table:table-cell office:value-type="string" calcext:value-type="string">
            <text:p>Accurate traffic sign detection, from vehicle-mounted cameras, is an important task for autonomous driving and driver assistance. It is a challenging task especially when the videos acquired from mobile cameras on portable devices are lowquality. In this paper, we focus on naturalistic videos captured from vehicle-mounted cameras. It has been shown that Regionbased Convolutional Neural Networks provide high accuracy rates in object detection tasks. Yet, they are computationally expensive, and often require a GPU for faster training and processing. In this paper, we present a new method, incorporating Aggregate Channel Features and Chain Code Histograms, with the goal of much faster training and testing, and comparable or better performance without requiring specialized processors. Our test videos cover a range of different weather and daytime scenarios. The experimental results show the promise of the proposed method and a faster performance compared to the other detectors. © 2017 Association for Computing Machinery.</text:p>
          </table:table-cell>
        </table:table-row>
        <table:table-row table:style-name="ro1">
          <table:table-cell office:value-type="string" calcext:value-type="string">
            <text:p>Applying Channel Expansion and Self-Determination Theory in predicting use behaviour of cloud-based VLE</text:p>
          </table:table-cell>
          <table:table-cell office:value-type="string" calcext:value-type="string">
            <text:p>Existence of cloud computing has led to the emergence of cloud-based virtual learning environments (VLEs). Unlike existing grid-based VLE studies which engaged extrinsic motivational drivers, e.g. TAM, UTAUT, etc., this study examined the effects of intrinsic motivational factors namely the Self-Determination Theory. The existing studies also focused on the perspective of intention to use or continuance intention among undergraduates. However, this study examined the actual use behaviour and instructional effectiveness of a cloud-based VLE among teachers. Channel Expansion Theory, VLE attributes and demographics are also incorporated in predicting use behaviour. The instrument has been rigorously developed and validated and 608 teachers were selected in two waves (T1 and T2) of survey using random sampling from 351 schools nationwide. multi-layer perceptron (MLP) using neural network was used to analyse the data. All predictors were found to be relevant in predicting use behaviour. The study may offer an opportunity for a new paradigm shift from behavioural intention and continuance intention to actual use behaviour. It also provides the theoretical foundation for parametric hypothesis testing in future related studies. Several theoretical and practical implications for scholars, Ministry of Education, VLE providers, school authorities and educationists were discussed. © 2017 Informa UK Limited, trading as Taylor &amp; Francis Group.</text:p>
          </table:table-cell>
        </table:table-row>
        <table:table-row table:style-name="ro1">
          <table:table-cell office:value-type="string" calcext:value-type="string">
            <text:p>Vehicle recognition and its trajectory registration on the image sequence using deep convolutional neural network</text:p>
          </table:table-cell>
          <table:table-cell office:value-type="string" calcext:value-type="string">
            <text:p>The article shows the methods of vehicle recognition on the image sequence and its trajectory registration. As a recognition algorithm authors used Viola-Jones method with optical flow filter and the deep convolutional neural network in combination with sliding window technique for vehicle detection task. Also authors analyze approaches to registration of detected vehicle trajectories on image sequence based on its linear and angular velocities and Kalman filter. The efficiency of vehicle detection is shown in terms of the precision and recall of recognition. Quality of vehicle registration on the image sequence is estimated by the standard deviation of results from sample values. The article also shows usage prospects of proposed algorithms as a part of driver assistance system and unmanned vehicle control system. © 2017 IEEE.</text:p>
          </table:table-cell>
        </table:table-row>
        <table:table-row table:style-name="ro1">
          <table:table-cell office:value-type="string" calcext:value-type="string">
            <text:p>Analysis of driving skills based on deep learning using stacked autoencoders</text:p>
          </table:table-cell>
          <table:table-cell office:value-type="string" calcext:value-type="string">
            <text:p>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8, Institute of Advanced Engineering and Science. All rights reserved.</text:p>
          </table:table-cell>
        </table:table-row>
        <table:table-row table:style-name="ro1">
          <table:table-cell office:value-type="string" calcext:value-type="string">
            <text:p>Real-Time Driver Drowsiness Detection for Embedded System Using Model Compression of Deep Neural Networks</text:p>
          </table:table-cell>
          <table:table-cell office:value-type="string" calcext:value-type="string">
            <text:p>Driver's status is crucial because one of the main reasons for motor vehicular accidents is related to driver's inattention or drowsiness. Drowsiness detector on a car can reduce numerous accidents. Accidents occur because of a single moment of negligence, thus driver monitoring system which works in real-time is necessary. This detector should be deployable to an embedded device and perform at high accuracy. In this paper, a novel approach towards real-time drowsiness detection based on deep learning which can be implemented on a low cost embedded board and performs with a high accuracy is proposed. Main contribution of our paper is compression of heavy baseline model to a light weight model deployable to an embedded board. Moreover, minimized network structure was designed based on facial landmark input to recognize whether driver is drowsy or not. The proposed model achieved an accuracy of 89.5% on 3-class classification and speed of 14.9 frames per second (FPS) on Jetson TK1. © 2017 IEEE.</text:p>
          </table:table-cell>
        </table:table-row>
        <table:table-row table:style-name="ro1">
          <table:table-cell office:value-type="string" calcext:value-type="string">
            <text:p>DriveAHead - A Large-Scale Driver Head Pose Dataset</text:p>
          </table:table-cell>
          <table:table-cell office:value-type="string" calcext:value-type="string">
            <text:p>Head pose monitoring is an important task for driver assistance systems, since it is a key indicator for human attention and behavior. However, current head pose datasets either lack complexity or do not adequately represent the conditions that occur while driving. Therefore, we introduce DriveAHead, a novel dataset designed to develop and evaluate head pose monitoring algorithms in real driving conditions. We provide frame-by-frame head pose labels obtained from a motion-capture system, as well as annotations about occlusions of the driver's face. To the best of our knowledge, DriveAHead is the largest publicly available driver head pose dataset, and also the only one that provides 2D and 3D data aligned at the pixel level using the Kinect v2. Existing performance metrics are based on the mean error without any consideration of the bias towards one position or another. Here, we suggest a new performance metric, named Balanced Mean Angular Error, that addresses the bias towards the forward looking position existing in driving datasets. Finally, we present the Head Pose Network, a deep learning model that achieves better performance than current state-of-the-art algorithms, and we analyze its performance when using our dataset. © 2017 IEEE.</text:p>
          </table:table-cell>
        </table:table-row>
        <table:table-row table:style-name="ro1">
          <table:table-cell office:value-type="string" calcext:value-type="string">
            <text:p>Diagnostic Mechanism and Robustness of Safety Relevant Automotive Deep Convolutional Networks</text:p>
          </table:table-cell>
          <table:table-cell office:value-type="string" calcext:value-type="string">
            <text:p>Convolution Neural Networks today provide the best results for many image detection and image recognition problems. The computational complexity and the amount of parameters learned has increased, yet there is little to no research on the topic of functional safety for systems incorporating CNNs. The analysis on false detections due to random hardware faults concentrates on human made adversarial examples obtained by adding unrealistic noise sources over carefully selected images. Redundant execution of these networks is prohibitive in application domains where power and price constraints dominate, pushing for alternate approaches. In this paper we investigate functional safety aspects for a road labeling application, a common task in the advance driver assistance systems. We introduce computationally light safety checks that reduce the error space significantly, train a CNN on the Cityscape dataset that reaches 93% mean IU (intersection over union) and use Monte Carlo simulations to assess the impact of single event upset random hardware faults. The results show that the networks based on convolution and ReLU (rectified linear unit) have some intrinsic robustness and that together with additional constraints strong function safety claims can be made. We compare also the diagnostic coverage between floating point and fixed point implementation of CNNs and summarize key safety features needed to achieve a high diagnostic coverage. © 2017 IEEE.</text:p>
          </table:table-cell>
        </table:table-row>
        <table:table-row table:style-name="ro1">
          <table:table-cell office:value-type="string" calcext:value-type="string">
            <text:p>Robust Hand Detection and Classification in Vehicles and in the Wild</text:p>
          </table:table-cell>
          <table:table-cell office:value-type="string" calcext:value-type="string">
            <text:p>Robust hand detection and classification is one of the most crucial pre-processing steps to support human computer interaction, driver behavior monitoring, virtual reality, etc. This problem, however, is very challenging due to numerous variations of hand images in real-world scenarios. This work presents a novel approach named Multiple Scale Region-based Fully Convolutional Networks (MSRFCN) to robustly detect and classify human hand regions under various challenging conditions, e.g. occlusions, illumination, low-resolutions. In this approach, the whole image is passed through the proposed fully convolutional network to compute score maps. Those score maps with their position-sensitive properties can help to efficiently address a dilemma between translation-invariance in classification and detection. The method is evaluated on the challenging hand databases, i.e. the Vision for Intelligent Vehicles and Applications (VIVA) Challenge, Oxford hand dataset and compared against various recent hand detection methods. The experimental results show that our proposed MS-FRCN approach consistently achieves the state-of-the-art hand detection results, i.e. Average Precision (AP) / Average Recall (AR) of 95.1% / 94.5% at level 1 and 86.0% / 83.4% at level 2, on the VIVA challenge. In addition, the proposed method achieves the state-of-the-art results for left/right hand and driver/passenger classification tasks on the VIVA database with a significant improvement on AP/AR of ~7% and ~13% for both classification tasks, respectively. The hand detection performance of MS-RFCN reaches to 75.1% of AP and 77.8% of AR on Oxford database. © 2017 IEEE.</text:p>
          </table:table-cell>
        </table:table-row>
        <table:table-row table:style-name="ro1">
          <table:table-cell office:value-type="string" calcext:value-type="string">
            <text:p>Deep design: Product aesthetics for heterogeneous markets</text:p>
          </table:table-cell>
          <table:table-cell office:value-type="string" calcext:value-type="string">
            <text:p>Aesthetic appeal is a primary driver of customer consideration for products such as automobiles. Product designers must accordingly convey design attributes (e.g., 'Sportiness'), a challenging proposition given the subjective nature of aesthetics and heterogeneous market segments with potentially different aesthetic preferences. We introduce a scalable deep learning approach that predicts how customers across different market segments perceive aesthetic designs and provides a visualization that can aid in product design. We tested this approach using a large-scale product design and crowdsourced customer data set with a Siamese neural network architecture containing a pair of conditional generative adversarial networks. The results show that the model predicts aesthetic design attributes of customers in heterogeneous market segments and provides a visualization of these aesthetic perceptions. This suggests that the proposed deep learning approach provides a scalable method for understanding customer aesthetic perceptions. © 2017 Copyright held by the owner/author(s).</text:p>
          </table:table-cell>
        </table:table-row>
        <table:table-row table:style-name="ro1">
          <table:table-cell office:value-type="string" calcext:value-type="string">
            <text:p>A Semi-Automatic Annotation Technology for Traffic Scene Image Labeling Based on Deep Learning Preprocessing</text:p>
          </table:table-cell>
          <table:table-cell office:value-type="string" calcext:value-type="string">
            <text:p>Massive traffic scene data for algorithm research and model training is the fundamental for self-driving car technology development. In the procedure of scene image labeling, the most accurate method is manual annotation, but with the increasing of the amount of image data, artificial annotation method becomes infeasible due to its disadvantages of vast cost, inefficiency and subjective deviation. In order to reduce the time and cost of annotation processing while ensuring the accuracy, this paper proposed a semi-automatic annotation procedure. The core idea is using an automatic preprocessing method developed with convolution neural network to roughly annotate the image, just before the human review and revision. The innovation of the proposed automatic annotation method includes: 1.) the results of CNN processing are improved by combining with the object detection outcome; 2.) a variable parameter outlier-merging algorithm based on the sliding window is provided to deal with the large number of outliers. It shows about 5 percentage improvement in class average accuracy and 4/5 decrease of time to process one picture by using our processing method. © 2017 IEEE.</text:p>
          </table:table-cell>
        </table:table-row>
        <table:table-row table:style-name="ro1">
          <table:table-cell office:value-type="string" calcext:value-type="string">
            <text:p>Research on Scene Parsing Algorithm Cascading Object Detection Network</text:p>
          </table:table-cell>
          <table:table-cell office:value-type="string" calcext:value-type="string">
            <text:p>Using deep learning for visual scene parsing will satisfy the demand of the next generation of automatic driving technology. However, current parsing algorithms are not mature enough for practical applications unless higher accuracy and efficiency are obtained. We propose a novel scene parsing algorithm framework which integrates the object detection technologies into convolution neural network to improve the overall effectiveness. The framework consists of three components: i) a scene parsing network presenting primary semantic segmentation result. ii)an object detection network calculating the location and confidence of the targets in images. iii) an integration and filter module that cascades previous two results. Extensive experiments suggest that our model is capable of practical use and achieving more favorable scene parsing performance of mIoU score as 69.4% on CamVid dataset. © 2017 IEEE.</text:p>
          </table:table-cell>
        </table:table-row>
        <table:table-row table:style-name="ro1">
          <table:table-cell office:value-type="string" calcext:value-type="string">
            <text:p>A big data based deep learning approach for vehicle speed prediction</text:p>
          </table:table-cell>
          <table:table-cell office:value-type="string" calcext:value-type="string">
            <text:p>Vehicle speed prediction plays an important role in Data-Driven Intelligent Transportation System (D2ITS) and electric vehicle energy management. Accurately predicting vehicle speed for an individual trip is a challenging topic because vehicle speed is subjected to various factors such as route types, route curvature, driver behavior, weather and traffic condition. A big data based deep learning vehicle speed prediction algorithm featuring big data analytics and Adaptive Neuro-Fuzzy Inference System (ANFIS) is presented in this paper. Big data analytics examines copious amounts of speed related data to identify the pattern and correlation between input factors and vehicle speed. ANFIS model is constructed and configured, based on the analytics. The proposed speed prediction algorithm is trained and evaluated using the actual driving data collected by one test driver. Experiment results indicate that the proposed algorithm is capable of accurately predicting vehicle speed for both freeway and urban traffic networks. © 2017 IEEE.</text:p>
          </table:table-cell>
        </table:table-row>
        <table:table-row table:style-name="ro1">
          <table:table-cell office:value-type="string" calcext:value-type="string">
            <text:p>Domain-specific data augmentation for on-road object detection based on a deep neural network</text:p>
          </table:table-cell>
          <table:table-cell office:value-type="string" calcext:value-type="string">
            <text:p>This paper proposes a data augmentation strategy for improving on-road object detection based on a deep neural network. The method uses a single camera and detects objects based on an optimized deep neural network for a driving environment. The strategy also uses a single-shot multi-box detector (SSD) for object detection, which is a state-of-The-Art deep-learning algorithm. The performance is improved by using data augmentation for an advanced driver assist system (ADAS) specific to on-road object recognition. The problem of object detection is first analyzed based on a deep neural network in the ADAS domain, and then representative object detection methods that use deep neural networks are surveyed. A restricted random crop process is suggested for detecting small objects in an image, and then a patch resampling strategy is proposed for solving the long tail property in an on-road dataset. The proposed ADAS domain-specific data augmentation method is adjusted for the original object detection method based on a deep neural network. The object detection results were evaluated using an embedded board on the KITTI benchmark dataset, and the suggested data augmentation method improves the average precision by 30%. © 2017 IEEE.</text:p>
          </table:table-cell>
        </table:table-row>
        <table:table-row table:style-name="ro1">
          <table:table-cell office:value-type="string" calcext:value-type="string">
            <text:p>CiFi: Deep convolutional neural networks for indoor localization with 5 GHz Wi-Fi</text:p>
          </table:table-cell>
          <table:table-cell office:value-type="string" calcext:value-type="string">
            <text:p>With the increasing demand of location-based services, Wi-Fi based localization has attracted great interest because it provides ubiquitous access in indoor environments. In this paper, we propose CiFi, deep convolutional neural networks (DCNN) for indoor localization with commodity 5GHz WiFi. First, by leveraging a modified device driver, we extract phase data of channel state information (CSI), which is used to estimate angle of arriving (AOA). We then create estimated AOA images as input to the DCNN, to train the weights in the offline phase. The location of mobile device is predicted based on the trained DCNN and new CSI AOA images. We implement the proposed CiFi system with commodity Wi-Fi devices in the 5GHz band and verify its performance with extensive experiments in two representative indoor environments. © 2017 IEEE.</text:p>
          </table:table-cell>
        </table:table-row>
        <table:table-row table:style-name="ro1">
          <table:table-cell office:value-type="string" calcext:value-type="string">
            <text:p>End-To-end learning of image based lane-change decision</text:p>
          </table:table-cell>
          <table:table-cell office:value-type="string" calcext:value-type="string">
            <text:p>We propose an image based end-To-end learning framework that helps lane-change decisions for human drivers and autonomous vehicles. The proposed system, Safe Lane-Change Aid Network (SLCAN), trains a deep convolutional neural network to classify the status of adjacent lanes from rear view images acquired by cameras mounted on both sides of the vehicle. Rather than depending on any explicit object detection or tracking scheme, SLCAN reads the whole input image and directly decides whether initiation of the lane-change at the moment is safe or not. We collected and annotated 77,273 rear side view images to train and test SLCAN. Experimental results show that the proposed framework achieves 96.98% classification accuracy although the test images are from unseen roadways. We also visualize the saliency map to understand which part of image SLCAN looks at for correct decisions. © 2017 IEEE.</text:p>
          </table:table-cell>
        </table:table-row>
        <table:table-row table:style-name="ro1">
          <table:table-cell office:value-type="string" calcext:value-type="string">
            <text:p>Navigation-orientated natural spoken language understanding for intelligent vehicle dialogue</text:p>
          </table:table-cell>
          <table:table-cell office:value-type="string" calcext:value-type="string">
            <text:p>Voice-based human-machine interfaces are becoming a key feature for next generation intelligent vehicles. For the navigation dialogue systems, it is desired to understand a drivers spoken language in a natural way. This study proposes a two-stage framework, which first converts the audio streams into text sentences through Automatic Speech Recognition (ASR), followed by Natural Language Processing (NLP) to retrieve the navigation-Associated information. The NLP stage is based on a Deep Neural Network (DNN) framework, which contains sentence-level sentiment analysis and word/phrase-level context extraction. Experiments are conducted using the CU-Move in-vehicle speech corpus. Results indicate that the DNN architecture is effective for navigation dialog language understanding, whereas the NLP performances are affected by ASR errors. Overall, it is expected that the proposed RNN-based NLP approach, with the corresponding reduced vocabulary designed for navigation-oriented tasks, will benefit the development of advanced intelligent vehicle human-machine interfaces. © 2017 IEEE.</text:p>
          </table:table-cell>
        </table:table-row>
        <table:table-row table:style-name="ro1">
          <table:table-cell office:value-type="string" calcext:value-type="string">
            <text:p>Exact inference and learning in hybrid Bayesian Networks for lane change intention classification</text:p>
          </table:table-cell>
          <table:table-cell office:value-type="string" calcext:value-type="string">
            <text:p>Determining the current intentions of other drivers is essential for correctly predicting or simulating their future actions. Especially unpredicted lane changes can result in very uncomfortable or even dangerous braking maneuvers for succeeding vehicles. Bayesian Networks (BN) allow for a physically motivated probabilistic representation of features influencing driver intentions. While features often take continuous values, e.g. velocity and distance, maneuver intentions are discrete, which results in hybrid BN. For efficient and exact inference, we implement an approach for hybrid nets into the original Bayes Net Toolbox. Furthermore, we extend the approach with a learning component to train a BN with simulated traffic data. Finally, we compare the classification performance for lane changes with a Deep Neural Network (DNN) classifier. © 2017 IEEE.</text:p>
          </table:table-cell>
        </table:table-row>
        <table:table-row table:style-name="ro1">
          <table:table-cell office:value-type="string" calcext:value-type="string">
            <text:p>Learning how to drive in a real world simulation with deep Q-Networks</text:p>
          </table:table-cell>
          <table:table-cell office:value-type="string" calcext:value-type="string">
            <text:p>We present a reinforcement learning approach using Deep Q-Networks to steer a vehicle in a 3D physics simulation. Relying solely on camera image input the approach directly learns steering the vehicle in an end-To-end manner. The system is able to learn human driving behavior without the need of any labeled training data. An action-based reward function is proposed, which is motivated by a potential use in real world reinforcement learning scenarios. Compared to a naive distance-based reward function, it improves the overall driving behavior of the vehicle agent. The agent is even able to reach comparable to human driving performance on a previously unseen track in our simulation environment. © 2017 IEEE.</text:p>
          </table:table-cell>
        </table:table-row>
        <table:table-row table:style-name="ro1">
          <table:table-cell office:value-type="string" calcext:value-type="string">
            <text:p>Feature-based lateral position estimation of surrounding vehicles using stereo vision</text:p>
          </table:table-cell>
          <table:table-cell office:value-type="string" calcext:value-type="string">
            <text:p>Driver behavior Prediction has become an important topic in the recent development of Advanced Driver Assistance Systems (ADAS). To predict future behavior and potential risks associated with surrounding vehicles, their lateral position information is required. However, existing computer vision algorithms tend to either focus on longitudinal measurements or provide lateral position information with limited performance for limited scenes (i.e no viewpoint change and occlusion). In this paper, feature-based lateral position estimation algorithm is proposed using stereo vision and provides lateral position regardless of viewpoint change and occlusion by extracting a pixel-wise feature. In the preprocessing step, v-disparity from stereo depth map is calculated and used for ground detection. Then, vehicle candidates are created based on image thresholding and filtering, removing the ground portion from the camera image. These generated candidates are verified as vehicles by using deep convolutional neural network. In order to track and estimate the lateral position of the detected vehicles, speeded up robust feature (SURF) points are matched in consecutive image frames, and the feature point is projected onto the ground; defined as the grounded feature point. Finally, inverse perspective mapping (IPM) is applied on the original image to estimate the lateral position of the grounded feature point. The proposed algorithm successfully detects a feature point of neighboring vehicle and estimates its lateral position by tracking the grounded feature point. For testing the algorithm, the datasets in a highway and an urban setting are used and provide zero mean error and 0.25m standard deviation error in lateral position estimation. © 2017 IEEE.</text:p>
          </table:table-cell>
        </table:table-row>
        <table:table-row table:style-name="ro1">
          <table:table-cell office:value-type="string" calcext:value-type="string">
            <text:p>Velocity estimation from monocular video for automotive applications using convolutional neural networks</text:p>
          </table:table-cell>
          <table:table-cell office:value-type="string" calcext:value-type="string">
            <text:p>We aim to determine the speed of ego-vehicle motion from a video stream. Previous work by Konda et al. [1] has shown that motion can be detected and quantified with the help of a synchrony autoencoder, which has multiplicative gating interactions introduced between its hidden units, and hence, across video frames. In this work we modify their synchrony autoencoder method to achieve a 'real time' performance in a wide variety of driving environments. Our modifications led to a model which is 1.5 times faster and uses only half of the total memory by comparison with the original. We also benchmark the speed estimation performance against a model based on CaffeNet. CaffeNet is known for visual classification and localization but we employ its architecture with a little tweak for speed determination using sequential video frames and blur patterns. We evaluate our models on self-collected data, KITTI, and other standard sets. © 2017 IEEE.</text:p>
          </table:table-cell>
        </table:table-row>
        <table:table-row table:style-name="ro1">
          <table:table-cell office:value-type="string" calcext:value-type="string">
            <text:p>Traffic speed prediction under weekday using convolutional neural networks concepts</text:p>
          </table:table-cell>
          <table:table-cell office:value-type="string" calcext:value-type="string">
            <text:p>For providing drivers with robust traffic information and Optimizing the energy management of Hybrid Electric Vehicles (HEVs), it is important to predict traffic information accurately with past traffic information. As acquisition of the traffic information have been easier by the development of Intelligent Transportation System (ITS), active study on traffic prediction is currently underway. Multi-Layer Perceptron (MLP) model have been widely utilized for predicting traffic information since it is appropriate to represent the non-linear characteristics inherent in traffic prediction. However, the MLP model doesn't reflect local dependencies of traffic data and is prone to noise in traffic data. Convolutional Neural Networks (CNN) based model, on the other hand, can capture the local dependencies of traffic data and is less prone to disturbance in data. In this paper, we use temporal data and speed data collected on main roads in Seoul, South Korea to construct traffic prediction models. The speed data which are collected by every 5 minutes are provided by Ministry of Land, Infrastructure and Transport in South Korea. We construct the CNN based model and two MLP models which predict traffic speed and compare performance of the prediction models in this paper. The comparison results show that the CNN based model's prediction performance is higher than the prediction performance of the other two MLP models. © 2017 IEEE.</text:p>
          </table:table-cell>
        </table:table-row>
        <table:table-row table:style-name="ro1">
          <table:table-cell office:value-type="string" calcext:value-type="string">
            <text:p>On generalizing driver gaze zone estimation using convolutional neural networks</text:p>
          </table:table-cell>
          <table:table-cell office:value-type="string" calcext:value-type="string">
            <text:p>The knowledge of driver distraction will be important for self driving cars in the near future to determine the handoff time to the driver. Drivers gaze direction has been previously shown as an important cue in understanding distraction. While there has been a significant improvement in personalized driver gaze zone estimation systems, a generalized gaze zone estimation system which is invariant to different subjects, perspective and scale is still lagging behind. We take a step towards the generalized system using a Convolutional Neural Network (CNN). For evaluating our system, we collect large naturalistic driving data of 11 drives, driven by 10 subjects in two different cars and label gaze zones for 47515 frames. We train our CNN on 7 subjects and test on the other 3 subjects. Our best performing model achieves an accuracy of 93.36% showing good generalization capability. © 2017 IEEE.</text:p>
          </table:table-cell>
        </table:table-row>
        <table:table-row table:style-name="ro1">
          <table:table-cell office:value-type="string" calcext:value-type="string">
            <text:p>Automated driving by monocular camera using deep mixture of experts</text:p>
          </table:table-cell>
          <table:table-cell office:value-type="string" calcext:value-type="string">
            <text:p>In this paper, we propose a real-Time vision-based filtering algorithm for steering angle estimation in autonomous driving. A novel scene-based particle filtering algorithm is used to estimate and track the steering angle using images obtained from a monocular camera. Highly accurate proposal distributions and likelihood are modeled for the second order particle filter, at the scene-level, using deep learning. For every road scene, an individual proposal distribution and likelihood model is learnt for the corresponding particle filter. The proposal distribution is modeled using a novel long short term memory network-mixture-of-expert-based regression framework. To facilitate the learning of highly accurate proposal distributions, each road scene is partitioned into straight driving, left turning and right turning sub-partitions. Subsequently, each expert in the regression framework accurately model the expert driver's behavior within a specific partition of the given road scene. Owing to the accuracy of the modelled proposal distributions, the steering angle is robustly tracked, even with a limited number of sampled particles. The sampled particles are assigned importance weights using a deep learning-based likelihood. The likelihood is modeled with a convolutional neural network and extra trees-based regression framework, which predicts the steering angle for a given image. We validate our proposed algorithm using multiple sequences. We perform a detailed parameter analysis and a comparative analysis of our proposed algorithm with different baseline algorithms. Experimental results show that the proposed algorithm can robustly track the steering angles with few particles in real-Time even for challenging scenes. © 2017 IEEE.</text:p>
          </table:table-cell>
        </table:table-row>
        <table:table-row table:style-name="ro1">
          <table:table-cell office:value-type="string" calcext:value-type="string">
            <text:p>An efficient vision-based traffic light detection and state recognition for autonomous vehicles</text:p>
          </table:table-cell>
          <table:table-cell office:value-type="string" calcext:value-type="string">
            <text:p>Traffic Light Detection(TLD) and understanding their state semantics at intersections plays a pivotal role in driver assistance systems and, by extension, autonomous vehicles. Despite of several reliable traffic light state detection approaches in literature, traffic light state recognition still remains an open problem due to outdoor perception challenge which includes occlusions, illumination and scale variations. This paper presents a vision-based traffic light structure detection and convolutional neural network (CNN) based state recognition method, which is robust under different illumination and weather conditions. In the first step, traffic light candidate regions are generated by performing HSV based color segmentation, which are then filtered out using shape and area analysis. Further, in order to incorporate the structural information of traffic light in diverse background scenarios, Maximally Stable Extremal Region (MSER) approach is employed, which helps to localize the correct traffic light structure in the image. To further validate the traffic light candidate regions, Histogram of Oriented Gradients (HOG) features are extracted for each region and traffic light structures are validated using Support Vector Machine (SVM). The state of the traffic lights are then recognized using CNN. To evaluate the performance of the proposed method, we present several results under a variety of lighting conditions in a real-world environment. Experimental result shows that the proposed method outperforms other vision based conventional methods under varying light and weather conditions. © 2017 IEEE.</text:p>
          </table:table-cell>
        </table:table-row>
        <table:table-row table:style-name="ro1">
          <table:table-cell office:value-type="string" calcext:value-type="string">
            <text:p>Learning where to attend like a human driver</text:p>
          </table:table-cell>
          <table:table-cell office:value-type="string" calcext:value-type="string">
            <text:p>Despite the advent of autonomous cars, its likely-at least in the near future-that human attention will still maintain a central role as a guarantee in terms of legal responsibility during the driving task. In this paper we study the dynamics of the drivers gaze and use it as a proxy to understand related attentional mechanisms. First, we build our analysis upon two questions: where and what the driver is looking at? Second, we model the drivers gaze by training a coarse-To-fine convolutional network on short sequences extracted from the DR(eye)VE dataset. Experimental comparison against different baselines reveal that the drivers gaze can indeed be learnt to some extent, despite i) being highly subjective and ii) having only one drivers gaze available for each sequence due to the irreproducibility of the scene. Eventually, we advocate for a new assisted driving paradigm which suggests to the driver, with no intervention, where she should focus her attention. © 2017 IEEE.</text:p>
          </table:table-cell>
        </table:table-row>
        <table:table-row table:style-name="ro1">
          <table:table-cell office:value-type="string" calcext:value-type="string">
            <text:p>A computational framework for drivers visual attention using a fully convolutional architecture</text:p>
          </table:table-cell>
          <table:table-cell office:value-type="string" calcext:value-type="string">
            <text:p>It is a challenging and important task to perceive and interact with other traffic participants in a complex driving environment. The human vision system plays one of the crucial roles to achieve this task. Particularly, visual attention mechanisms allow a human driver to cleverly attend to the salient and relevant regions of the scene to further make necessary decisions for the safe driving. Thus, it is significant to investigate human vision systems with great potential to improve assistive, and even autonomous, vehicular technologies. In this paper, we investigate drivers gaze behavior to understand visual attention. We, first, present a Bayesian framework to model visual attention of a human driver. Further, based on the framework, we develop a fully convolutional neural network to estimate the salient region in a novel driving scene. We systematically evaluate the proposed method using on-road driving data and compare it with other state-of-The-Art saliency estimation approaches. Our analyses show promising results. © 2017 IEEE.</text:p>
          </table:table-cell>
        </table:table-row>
        <table:table-row table:style-name="ro1">
          <table:table-cell office:value-type="string" calcext:value-type="string">
            <text:p>Deep stochastic radar models</text:p>
          </table:table-cell>
          <table:table-cell office:value-type="string" calcext:value-type="string">
            <text:p>Accurate simulation and validation of advanced driver assistance systems requires accurate sensor models. Modeling automotive radar is complicated by effects such as multipath reflections, interference, reflective surfaces, discrete cells, and attenuation. Detailed radar simulations based on physical principles exist but are computationally intractable for realistic automotive scenes. This paper describes a methodology for the construction of stochastic automotive radar models based on deep learning with adversarial loss connected to real-world data. The resulting model exhibits fundamental radar effects while remaining real-Time capable. © 2017 IEEE.</text:p>
          </table:table-cell>
        </table:table-row>
        <table:table-row table:style-name="ro1">
          <table:table-cell office:value-type="string" calcext:value-type="string">
            <text:p>Pedestrian detection system for smart communities using deep Convolutional Neural Networks</text:p>
          </table:table-cell>
          <table:table-cell office:value-type="string" calcext:value-type="string">
            <text:p>Pedestrian recognition is a key problem for a number of application domains namely autonomous driving, search and rescue, surveillance and robotics. Real-time pedestrian recognition entails determining if a pedestrian is in an image frame. State-of-art pedestrian detection convolution neural networks(CNN) such as Fast R-CNN depend on computationally expensive region detection algorithms to hypothesize pedestrian locations. This paper presents a simple, fast and very accurate approach by cascading fast regional detection and deep convolution networks. Convolution networks have been shown to excel at image classification. However, convolution networks are notoriously slow at inference time. In this work, we introduce a fast regional detection cascaded with deep convolution networks that enables real-time pedestrian detection that could be used to alert a driver if a pedestrian is on the roadway. The classification CNN has given an accuracy of 95.7%, with a processing rate of about 15 frames per second on a low performance system without a graphical processing unit (GPU). © 2017 IEEE.</text:p>
          </table:table-cell>
        </table:table-row>
        <table:table-row table:style-name="ro1">
          <table:table-cell office:value-type="string" calcext:value-type="string">
            <text:p>Autonomous decision making for a driver-less car</text:p>
          </table:table-cell>
          <table:table-cell office:value-type="string" calcext:value-type="string">
            <text:p>Autonomous driving has been a hot topic with companies like Google, Uber, and Tesla because of the complexity of the problem, seemingly endless applications, and capital gain. The technology's brain child is DARPA's autonomous urban challenge from over a decade ago. Few companies have had some success in applying algorithms to commercial cars. These algorithms range from classical control approaches to Deep Learning. In this paper, we will use Deep Learning techniques and the Tensor flow framework with the goal of navigating a driverless car through an urban environment. The novelty in this system is the use of Deep Learning vs. traditional methods of real-time autonomous operation as well as the application of the Tensorflow framework itself. This paper provides an implementation of AlexNet's Deep Learning model for identifying driving indicators, how to implement them in a real system, and any unforeseen drawbacks to these techniques and how these are minimized and overcome. © 2017 IEEE.</text:p>
          </table:table-cell>
        </table:table-row>
        <table:table-row table:style-name="ro1">
          <table:table-cell office:value-type="string" calcext:value-type="string">
            <text:p>Toward human-like lane following behavior in urban environment with a learning-based behavior-induction potential map</text:p>
          </table:table-cell>
          <table:table-cell office:value-type="string" calcext:value-type="string">
            <text:p>In order to achieve harmony in the mixed traffic, it is crucial to have autonomous vehicles behave like human drivers. This work addresses a vision-based approach toward human-like lane following behavior in complex urban environment. At first, a deep architecture is adopted to generate a set of vehicle hypotheses. Subsequently, a hybrid merging procedure is performed to jointly output the final detection results based on both the image evidence and the statistical support of vehicle hypotheses. After that, the detected vehicles are classified into six categories by Bayesian Network, i.e., leader vehicle, parking vehicle, tail-end vehicle, exiting vehicle, merging vehicle and other vehicle. With this information, a learning-based instance-level behavior-induction potential map is constructed to generate a safe as well as reasonable local path for following a predefined lane-level route. Experimental results in various typical but challenging urban traffic scenes substantiated the effectiveness of the proposed approach. © 2017 IEEE.</text:p>
          </table:table-cell>
        </table:table-row>
        <table:table-row table:style-name="ro1">
          <table:table-cell office:value-type="string" calcext:value-type="string">
            <text:p>Dangerous lane-change detecting model on highway based on deep learning DBN algorithm</text:p>
          </table:table-cell>
          <table:table-cell office:value-type="string" calcext:value-type="string">
            <text:p>Aiming at the problem that the vehicle lane-changing process cannot be quantitatively analyzed and accurately discriminated, a new quantitative discriminant model based on the DBN (deep belief networks) algorithm and the classification analysis method is presented. Twenty-eight participants were recruited. The participators took part in real-scene simulation experiments using the simulation driving platform. The detailed data of vehicle traveling and driving environment was required and used as the input of the model. With the SVM (support vector machine) algorithm as the classifier of the output layer, the discriminant model DBN-SVM and corresponding training method are set up. The discriminant accuracy of the DBN-SVM is 93.78%, increasing by 20.11% and 14.45% compared with the Naïve Bayes model and BP-ANN (back propagation-artificial neural networks), respectively. And, the results are stable with adjusted parameters. The DBN-SVM model can predict and discriminate coming dangerous lane-changing according to drivers' driving history data, and warn drivers. As a result, it can reduce the chance of traffic accidents. This study provides theoretical support for lane-changing discrimination and warning under the connected vehicle environment. © 2017, Editorial Department of Journal of Southeast University. All right reserved.</text:p>
          </table:table-cell>
        </table:table-row>
        <table:table-row table:style-name="ro1">
          <table:table-cell office:value-type="string" calcext:value-type="string">
            <text:p>Road user detection with convolutional neural networks: An application to the autonomous shuttle WEpod</text:p>
          </table:table-cell>
          <table:table-cell office:value-type="string" calcext:value-type="string">
            <text:p>Over a million fatal accidents occur every year with road vehicles. Road user detection for Advanced Driver Assistance Systems and Autonomous Vehicles could significantly reduce the number of accidents. Despite the research focus on road user detection and such systems, there is a surprising lack of research in real-world applications. In this work, radar and camera data are combined on an autonomous shuttle called 'WEpod', driving on the public road in Wageningen, The Netherlands. With experiments we show that our method reduces the candidate region margin to 0.2m and reduces the miss rate significantly. Furthermore, our specifically trained Convolutional Neural Network improves the performance by 1.4% over vision-based road user detection, and combined with radars we improve by 7.6%. Finally, with our approach we show a performance of 95.1% on the WEpod while driving on the public road. © 2017 MVA Organization All Rights Reserved.</text:p>
          </table:table-cell>
        </table:table-row>
        <table:table-row table:style-name="ro1">
          <table:table-cell office:value-type="string" calcext:value-type="string">
            <text:p>2017 IEEE International Symposium on Medical Measurements and Applications, MeMeA 2017 - Proceedings</text:p>
          </table:table-cell>
          <table:table-cell office:value-type="string" calcext:value-type="string">
            <text:p>The proceedings contain 84 papers. The topics discussed include: electrochemical methods to monitor stimulation-induced neurochemical changes in the central &amp; peripheral nervous systems; uncertainties in biomedical instrumentation and signal; development of a test protocol to evaluate infant CPR training manikins; pacemaker: narrow pulses generation for design and sensitivity test; the calibration of targeting errors for an ultrasound-guided high-intensity focused ultrasound system; measuring performance of children with speech and language disorders using a serious game; a synthetic instrument for diagnosis and performance measurement of individuals with visual sequential memory deficit; driver identification using vehicle acceleration and deceleration events from naturalistic driving of older drivers; computer-aided classification of multi-types of dementia via convolutional neural networks; removal of signal artifacts from biomimetic vision sensor based on the common housefly; scintillation sensing of 18F-FDG for the detection of metabolically active atherosclerotic plaque; optically clear biomicroviscometer with modular geometry using disposable PDMS chips; calibration of therapeutic ultrasonic transducers with the modified radiation force balance system; and experimental investigations of viscous heating effect of thermocouples under focused ultrasound applications.</text:p>
          </table:table-cell>
        </table:table-row>
        <table:table-row table:style-name="ro1">
          <table:table-cell office:value-type="string" calcext:value-type="string">
            <text:p>Traffic Signs Detection Based on Faster R-CNN</text:p>
          </table:table-cell>
          <table:table-cell office:value-type="string" calcext:value-type="string">
            <text:p>In this paper, we use a advanced method called Faster R-CNN to detect traffic signs. This new method represents the highest level in object recognition, which don't need to extract image feature manually anymore and can segment image to get candidate region proposals automatically. Our experiment is based on a traffic sign detection competition in 2016 by CCF and UISEE company. The mAP(mean average precision) value of the result is 0.3449 that means Faster R-CNN can indeed be applied in this field. Even though the experiment did not achieve the best results, we explore a new method in the area of the traffic signs detection. We believe that we can get a better achievement in the future. © 2017 IEEE.</text:p>
          </table:table-cell>
        </table:table-row>
        <table:table-row table:style-name="ro1">
          <table:table-cell office:value-type="string" calcext:value-type="string">
            <text:p>Fast and low-power behavior analysis on vehicles using smartphones</text:p>
          </table:table-cell>
          <table:table-cell office:value-type="string" calcext:value-type="string">
            <text:p>More and more deep learning methods are applied in unmanned or assisted driving, and have achieved very excellent performance. This paper describes long short-term memory recurrent neural networks used in assisted driving, which can capture the long temporal dependencies of multiple vehicles sensors' data, supporting drivers' behavior analysis on vehicles. Some optimization methods, such as model compression, weight quantization, adaptive window segmentation, are applied to make the deep network faster and less power. Therefore, it can be easily deployed on smart-phones and other embedded devices due to its moderate energy consumption and low latency. The architecture was trained in a sequence-to-sequence prediction manner, and it explicitly learns to predict the driving patterns given the temporal context. The experiment is executed on the smart-phone. Experimental results for different parameters are also presented in the paper. At last, we reduce the model size to 77 KB, the processing time to 4.27 ms, and the power overhead is 7.7 mW, the percentage of improved performance by our optimizations is over 60%. © 2017 IEEE.</text:p>
          </table:table-cell>
        </table:table-row>
        <table:table-row table:style-name="ro1">
          <table:table-cell office:value-type="string" calcext:value-type="string">
            <text:p>A study of deep CNN-based classification of open and closed eyes using a visible light camera sensor</text:p>
          </table:table-cell>
          <table:table-cell office:value-type="string" calcext:value-type="string">
            <text:p>The necessity for the classification of open and closed eyes is increasing in various fields, including analysis of eye fatigue in 3D TVs, analysis of the psychological states of test subjects, and eye status tracking-based driver drowsiness detection. Previous studies have used various methods to distinguish between open and closed eyes, such as classifiers based on the features obtained from image binarization, edge operators, or texture analysis. However, when it comes to eye images with different lighting conditions and resolutions, it can be difficult to find an optimal threshold for image binarization or optimal filters for edge and texture extraction. In order to address this issue, we propose a method to classify open and closed eye images with different conditions, acquired by a visible light camera, using a deep residual convolutional neural network. After conducting performance analysis on both self-collected and open databases, we have determined that the classification accuracy of the proposed method is superior to that of existing methods. © 2017 by the authors. Licensee MDPI, Basel, Switzerland.</text:p>
          </table:table-cell>
        </table:table-row>
        <table:table-row table:style-name="ro1">
          <table:table-cell office:value-type="string" calcext:value-type="string">
            <text:p>Proceedings - 2017 IEEE 31st International Parallel and Distributed Processing Symposium Workshops, IPDPSW 2017</text:p>
          </table:table-cell>
          <table:table-cell office:value-type="string" calcext:value-type="string">
            <text:p>The proceedings contain 173 papers. The topics discussed include: portable implementation of advanced driver-assistance algorithms on heterogeneous architectures; improving CPU performance through dynamic GPU access throttling in CPU-GPU heterogeneous processors; alternative processor within threshold: flexible scheduling on heterogeneous systems; preemptive resource management for dynamically arriving tasks in an oversubscribed heterogeneous computing system; modeling of applications and hardware to explore task mapping and scheduling strategies on a heterogeneous micro-server system; consumer-and-provider-oriented efficient IaaS resource allocation; a pipelined and scalable dataflow implementation of convolutional neural networks on FPGA; on-chip memory based binarized convolutional deep neural network applying batch normalization free technique on an FPGA; automatic flow selection and quality-of-result estimation for FPGA placement; exploiting decoupled OpenCL work-items with data dependencies on FPGAs: a case study; ReEP: a toolset for generation and programming of reconfigurable datapaths for event processing; a generic approach to the development of coprocessors for elliptic curve cryptosystems; a hardware acceleration for surface EMG non-negative matrix factorization; and on-FPGA real-time processing of biological signals from high-density MEAs: a design space exploration.</text:p>
          </table:table-cell>
        </table:table-row>
        <table:table-row table:style-name="ro1">
          <table:table-cell office:value-type="string" calcext:value-type="string">
            <text:p>Pedestrian detection with dilated convolution, region proposal network and boosted decision trees</text:p>
          </table:table-cell>
          <table:table-cell office:value-type="string" calcext:value-type="string">
            <text:p>With the rapid development of driverless cars, pedestrian detection has been a canonical instance of object detection. Although recent deep learning detectors such as RPN+BF and MS-CNN have shown excellent performance for pedestrian detection, they have limited success for detecting pedestrian, and the importance of final feature receptive field has been awared by previous leading deep learning pedestrian detectors. Applying the dilated convolution to the feature learning of pedestrian detection, we constructed a pedestrian detection framework along with the region proposal network and boosted decision trees. Pipeline of our proposed framework can be briefly generalized as follows: firstly, the fine-tuned RPN with specified aspect ratio is used to get boxes and scores. Secondly, the designed dilated convolution feature extraction model is used to get features. As different dilation factors provide different receptive field scales, we concat the features of different layers with the dilated convolutional features to get the final features. Finally, the candidate boxes are sent to the boosted decision trees to be classified using the scores and features. We evaluated our method on the Caltech Pedestrian Detection Benchmark. Comparing with other state-of-the-art detection methods, the proposed framework with dilated convolution has better performance. © 2017 IEEE.</text:p>
          </table:table-cell>
        </table:table-row>
        <table:table-row table:style-name="ro1">
          <table:table-cell office:value-type="string" calcext:value-type="string">
            <text:p>LiDAR Based 3D Object Detection Using CCD Information</text:p>
          </table:table-cell>
          <table:table-cell office:value-type="string" calcext:value-type="string">
            <text:p>Collecting and analyzing information about the environment around a vehicle is essential in an autonomous driving environment. In order to do this, it is necessary to analyze real-time information, such as location, orientation, and size of objects. In particular, the ability to handle occlusion or truncation helps to ensure safe driving, by providing accurate information about the vehicle surroundings. In this paper, we propose a new method for generating object proposals around a vehicle, using projected LiDAR information, and performing object detection more accurately by exploiting a 2D imagebased classifier: Region-based Fully Convolutional Networks (RFCN). In other words, our method generates object proposals by filtering the LiDAR information into 2D edges having strong affinity. The object proposal is classified by R-FCN, and the resulting label is mapped to the edge points. This class label combines with orientation information of the edge in 3D space, in order to complete the 3D box of the object. This compensates the disadvantage of the charge-coupled device (CCD)-based R-FCN classifier, which demonstrates limitations in obtaining spatial information and in solving problems, such as occlusion. We compared our method with state-of-the-art results on the KITTI Dataset, and obtained good results in terms of speed and accuracy, especially in intersection-over-union (IOU) with ground truth. © 2017 IEEE.</text:p>
          </table:table-cell>
        </table:table-row>
        <table:table-row table:style-name="ro1">
          <table:table-cell office:value-type="string" calcext:value-type="string">
            <text:p>Predicted-occupancy grids for vehicle safety applications based on autoencoders and the Random Forest algorithm</text:p>
          </table:table-cell>
          <table:table-cell office:value-type="string" calcext:value-type="string">
            <text:p>In this paper, a probabilistic space-time representation of complex traffic scenarios is predicted using machine learning algorithms. Such a representation is significant for all active vehicle safety applications especially when performing dynamic maneuvers in a complex traffic scenario. As a first step, a hierarchical situation classifier is used to distinguish the different types of traffic scenarios. This classifier is responsible for identifying the type of the road infrastructure and the safety-relevant traffic participants of the driving environment. With each class representing similar traffic scenarios, a set of Random Forests (RFs) is individually trained to predict the probabilistic space-time representation, which depicts the future behavior of traffic participants. This representation is termed as a Predicted-Occupancy Grid (POG). The input to the RFs is an Augmented Occupancy Grid (AOG). In order to increase the learning accuracy of the RFs and to perform better predictions, the AOG is reduced to low-dimensional features using a Stacked Denoising Autoencoder (SDA). The excellent performance of the proposed machine learning approach consisting of SDAs and RFs is demonstrated in simulations and in experiments with real vehicles. An application of POGs to estimate the criticality of traffic scenarios and to determine safe trajectories is also presented. © 2017 IEEE.</text:p>
          </table:table-cell>
        </table:table-row>
        <table:table-row table:style-name="ro1">
          <table:table-cell office:value-type="string" calcext:value-type="string">
            <text:p>Learning a deep neural net policy for end-to-end control of autonomous vehicles</text:p>
          </table:table-cell>
          <table:table-cell office:value-type="string" calcext:value-type="string">
            <text:p>Deep neural networks are frequently used for computer vision, speech recognition and text processing. The reason is their ability to regress highly nonlinear functions. We present an end-to-end controller for steering autonomous vehicles based on a convolutional neural network (CNN). The deployed framework does not require explicit hand-engineered algorithms for lane detection, object detection or path planning. The trained neural net directly maps pixel data from a front-facing camera to steering commands and does not require any other sensors. We compare the controller performance with the steering behavior of a human driver. © 2017 American Automatic Control Council (AACC).</text:p>
          </table:table-cell>
        </table:table-row>
        <table:table-row table:style-name="ro1">
          <table:table-cell office:value-type="string" calcext:value-type="string">
            <text:p>Design and implementation of the vehicular camera system using deep neural network compression</text:p>
          </table:table-cell>
          <table:table-cell office:value-type="string" calcext:value-type="string">
            <text:p>In recent years, there is a growing interest in advanced driver assistance systems, which can reduce the risk of accidents on various roads. Many vehicular technologies use camera information to collect roadside information. But research and development of image recognition in embedded environments is challenging. Therefore, there is a requirement for research to apply open source image recognition technology to embedded platform. Deep learning, a technology that has been on the spotlight recently, shows excellent performance in image recognition. However, deep learning has a problem that the network size and amount of computation are too large. In this paper, we design and implement a deep learning based object recognition system to recognize vehicles on the road. We recognize vehicles using Faster-RCNN, which has excellent object recognition capabilities. However, it is problematic to apply it to an embedded device due to the feature of deep learning. Therefore, we propose and evaluate the performance of object recognition with quantization and pruning. Through the evaluation, we will show that the proposed system reduces the network size to 16% and reduces the operating time to 64% without a significant decrease in recognition accuracy. © 2017 ACM.</text:p>
          </table:table-cell>
        </table:table-row>
        <table:table-row table:style-name="ro1">
          <table:table-cell office:value-type="string" calcext:value-type="string">
            <text:p>Brain-inspired Cognitive Model with Attention for Self-Driving Cars</text:p>
          </table:table-cell>
          <table:table-cell office:value-type="string" calcext:value-type="string">
            <text:p>The perception-driven approach and end-to-end system are two major vision-based frameworks for self-driving cars. However, it is difficult to introduce attention and historical information into the autonomous driving process, which are essential for achieving human-like driving in these two methods. In this study, we propose a novel model for self-driving cars called the brain-inspired cognitive model with attention (CMA). This model comprises three parts: a convolutional neural network for simulating the human visual cortex, a cognitive map to describe the relationships between objects in a complex traffic scene, and a recurrent neural network, which we combine with the real-time updated cognitive map to implement the attention mechanism and long-short term memory. An advantage of our model is that it can accurately solve three tasks simultaneously: 1) detecting the free space and boundaries for the current and adjacent lanes, 2) estimating the distances to obstacles and vehicle attitude, and 3) learning the driving behavior and decision-making process of a human driver. Importantly, the proposed model can accept external navigation instructions during an end-to-end driving process. To evaluate the model, we built a large-scale road-vehicle dataset containing over 40,000 labeled road images captured by three cameras placed on our self-driving car. Moreover, human driving activities and vehicle states were recorded at the same time. IEEE</text:p>
          </table:table-cell>
        </table:table-row>
        <table:table-row table:style-name="ro1">
          <table:table-cell office:value-type="string" calcext:value-type="string">
            <text:p>Class-specific object proposals re-ranking for object detection in automatic driving</text:p>
          </table:table-cell>
          <table:table-cell office:value-type="string" calcext:value-type="string">
            <text:p>Object proposal generation is an important step in object detection, obtaining high-quality proposals can effectively improve the performance of detection. In this paper, we propose a semantic, class-specific approach to re-rank object proposals, which can consistently improve the recall performance even with fewer proposals. Specifically, we first extract features for each proposal including semantic segmentation, stereo information, contextual information, CNN-based objectness and low-level cue, and then score them using class-specific weights learned by Structured SVM. The advantages of the proposed model are two-fold: 1) it can be easily merged to existing generators with few computational costs, and 2) it can achieve high recall rate under strict critical even using fewer proposals. Experimental evaluation on the KITTI benchmark demonstrates that our approach significantly improves existing popular generators on recall performance. Moreover, in the experiment conducted for object detection, even with 1500 proposals, our approach can still have higher average precision (AP) than baselines with 5000 proposals. © 2017 Elsevier B.V.</text:p>
          </table:table-cell>
        </table:table-row>
        <table:table-row table:style-name="ro1">
          <table:table-cell office:value-type="string" calcext:value-type="string">
            <text:p>Towards a legal definition of machine intelligence: The argument for artificial personhood in the age of deep learning</text:p>
          </table:table-cell>
          <table:table-cell office:value-type="string" calcext:value-type="string">
            <text:p>The paper dissects the intricacies of Automated Decision Making (ADM) and urges for rening the current legal denition of AI when pinpointing the role of algorithms in the advent of ubiquitous computing, data analytics and deep learning. ADM relies upon a plethora of algorithmic approaches and has already found a wide range of applications in marketing automation, social networks, computational neuroscience, robotics, and other elds. Our main aim here is to explain how a thorough understanding of the layers of ADM could be a rst good step towards this direction: AI operates on a formula based on several degrees of automation employed in the interaction between the programmer, the user, and the algorithm; this can take various shapes and thus yield dierent answers to key issues regarding agency. The paper oers a fresh look at the concept of “Machine Intelligence”, which exposes certain vulnerabilities in its current legal interpretation. Most importantly, it further helps us to explore whether the argument for “articial personhood” holds any water. To highlight this argument, analysis proceeds in two parts: Part 1 strives to provide a taxonomy of the various levels of automation that reects distinct degrees of Human – Machine interaction and can thus serve as a point of reference for outlining distinct rights and obligations of the programmer and the consumer: driverless cars are used as a case study to explore the several layers of human and machine interaction. These dierent degrees of automation reect various levels of complexities in the underlying algorithms, and pose very interesting questions in terms of agency and dynamic tasks carried out by software agents. Part 2 further discusses the intricate nature of the underlying algorithms and articial neural networks (ANN) that implement them and considers how one can interpret and utilize observed patterns in acquired data. Is “articial personhood” a sucient legal response to highly sophisticated machine learning techniques employed in decision making that successfully emulate or even enhance human cognitive abilities. © 2017 Copyright held by the owner/author(s).</text:p>
          </table:table-cell>
        </table:table-row>
        <table:table-row table:style-name="ro1">
          <table:table-cell office:value-type="string" calcext:value-type="string">
            <text:p>Optimal launching-intention-aware control strategy for automated clutch engagement</text:p>
          </table:table-cell>
          <table:table-cell office:value-type="string" calcext:value-type="string">
            <text:p>Clutch engagement control is critical during launching process in a vehicle equipped with an automated manual transmission (AMT), which is a problem including muti-objective optimization and nonlinear control. In this paper, a optimal launching-intention-aware control strategy is proposed for clutch engagement. Firstly, a launching-intention-aware machine (LIAM) based on artificial neural network (ANN) is designed to identify the driver’s launching intentions. Then the optimal laws of clutch engagement for different launching conditions are obtained based on the dynamic programming (DP), which regard friction loss, vehicle shock, angular acceleration of engine and engine torque as the optimizing indexes. Next, a slidingmode controller (SMC) is designed for the clutch engagement. Finally, the performances of the optimal laws and the SMC are validated by the joint simulation of Simulink-AMESim, and the results show that the requirements of vehicle launching are met. The proposed clutch engagement control strategy would provide a better theoretical support for the practical-extended application of AMT. © 2017, The Korean Society of Automotive Engineers and Springer-Verlag Berlin Heidelberg.</text:p>
          </table:table-cell>
        </table:table-row>
        <table:table-row table:style-name="ro1">
          <table:table-cell office:value-type="string" calcext:value-type="string">
            <text:p>Traffic Sign Recognition Using Kernel Extreme Learning Machines with Deep Perceptual Features</text:p>
          </table:table-cell>
          <table:table-cell office:value-type="string" calcext:value-type="string">
            <text:p>Traffic sign recognition plays an important role in autonomous vehicles as well as advanced driver assistance systems. Although various methods have been developed, it is still difficult for the state-of-the-art algorithms to obtain high recognition precision with low computational costs. In this paper, based on the investigation on the influence that color spaces have on the representation learning of convolutional neural network, a novel traffic sign recognition approach called DP-KELM is proposed by using a kernel-based extreme learning machine (KELM) classifier with deep perceptual features. Unlike the previous approaches, the representation learning process in DP-KELM is implemented in the perceptual Lab color space. Based on the learned deep perceptual feature, a kernel-based ELM classifier is trained with high computational efficiency and generalization performance. Through the experiments on the German traffic sign recognition benchmark, the proposed method is demonstrated to have higher precision than most of the state-of-the-art approaches. In particular, when compared with the hinge loss stochastic gradient descent method which has the highest precision, the proposed method can achieve a comparable recognition rate with significantly fewer computational costs. © 2000-2011 IEEE.</text:p>
          </table:table-cell>
        </table:table-row>
        <table:table-row table:style-name="ro1">
          <table:table-cell office:value-type="string" calcext:value-type="string">
            <text:p>DeepSafeDrive: A grammar-aware driver parsing approach to Driver Behavioral Situational Awareness (DB-SAW)</text:p>
          </table:table-cell>
          <table:table-cell office:value-type="string" calcext:value-type="string">
            <text:p>This paper presents a Grammar-aware Driver Parsing (GDP) algorithm, with deep features, to provide a novel driver behavior situational awareness system (DB-SAW). A deep model is first trained to extract highly discriminative features of the driver. Then, a grammatical structure on the deep features is defined to be used as prior knowledge for a semi-supervised proposal candidate generation. The Region with Convolutional Neural Networks (R-CNN) method is ultimately utilized to precisely segment parts of the driver. The proposed method not only aims to automatically find parts of the driver in challenging “drivers in the wild” databases, i.e. the standardized Strategic Highway Research Program (SHRP-2) and the challenging Vision for Intelligent Vehicles and Application (VIVA), but is also able to investigate seat belt usage and the position of the driver's hands (on a phone vs on a steering wheel). We conduct experiments on various applications and compare our GDP method against other state-of-the-art detection and segmentation approaches, i.e. SDS [1], CRF-RNN [2], DJTL [3], and R-CNN [4] on SHRP-2 and VIVA databases. © 2017</text:p>
          </table:table-cell>
        </table:table-row>
        <table:table-row table:style-name="ro1">
          <table:table-cell office:value-type="string" calcext:value-type="string">
            <text:p>Learning Framework for Robust Obstacle Detection, Recognition, and Tracking</text:p>
          </table:table-cell>
          <table:table-cell office:value-type="string" calcext:value-type="string">
            <text:p>This paper introduces a general framework for detection, recognition, and tracking preceding vehicles and pedestrians based on a deep learning approach. The proposed framework combines a novel deep learning approach with the use of multiple sources of local patterns and depth information to yield robust on-road vehicle and pedestrian detection, recognition, and tracking. The proposed system is first based on robust obstacle detection to identify obstacles appearing along the road that are likely to be vehicles and pedestrians, implemented as an efficient adaptive U-V disparity algorithm. Second, the results from the obstacle detection stage are input into a novel vehicle and pedestrian recognition system based on a deep learning model that processes multiple sources of depth information and local patterns. Finally, the results from the recognition stage are used to track detected vehicles or pedestrians in the next frame by means of a proposed tracking and validation model. The proposed framework has been thoroughly evaluated by inputting several vehicle and pedestrian data sets that were collected under various driving conditions. Experimental results show that this framework provides robust vehicle and pedestrian detection, recognition, and tracking with high accuracy, and also satisfies the real-time requirements of driver assistance systems. © 2000-2011 IEEE.</text:p>
          </table:table-cell>
        </table:table-row>
        <table:table-row table:style-name="ro1">
          <table:table-cell office:value-type="string" calcext:value-type="string">
            <text:p>DeepSD: Supply-demand prediction for online car-hailing services using deep neural networks</text:p>
          </table:table-cell>
          <table:table-cell office:value-type="string" calcext:value-type="string">
            <text:p>The online car-hailing service has gained great popularity all over the world. As more passengers and more drivers use the service, it becomes increasingly more important for the the car-hailing service providers to effectively schedule the drivers to minimize the waiting time of passengers and maximize the driver utilization, thus to improve the overall user experience. In this paper, we study the problem of predicting the real-Time car-hailing supply-demand, which is one of the most important component of an effective scheduling system. Our objective is to predict the gap between the car-hailing supply and demand in a certain area in the next few minutes. Based on the prediction, we can balance the supply-demands by scheduling the drivers in advance. We present an end-To-end framework called Deep Supply-Demand (DeepSD) using a novel deep neural network structure. Our approach can automatically discover complicated supply-demand patterns from the car-hailing service data while only requires a minimal amount hand-crafted features. Moreover, our framework is highly flexible and extendable. Based on our framework, it is very easy to utilize multiple data sources (e.g., car-hailing orders, weather and traffic data) to achieve a high accuracy. We conduct extensive experimental evaluations, which show that our framework provides more accurate prediction results than the existing methods. © 2017 IEEE.</text:p>
          </table:table-cell>
        </table:table-row>
        <table:table-row table:style-name="ro1">
          <table:table-cell office:value-type="string" calcext:value-type="string">
            <text:p>Automated Traffic Surveillance System with Aerial Camera Arrays Imagery: Macroscopic Data Collection with Vehicle Tracking</text:p>
          </table:table-cell>
          <table:table-cell office:value-type="string" calcext:value-type="string">
            <text:p>The paper presents a novel computer vision-based traffic surveillance system capable of processing aerial imagery to track vehicles and their movements. The system uses a preprocessed 1-Hz image sequence with a coverage of 64.80 km2 (25 sq mi) from an aerial camera array mounted on an airplane. The unique characteristics of the input data make this work challenging. Heuristic and machine-learning approaches are combined and evaluated to detect and track vehicles for the purpose of collecting speed, density, and volume data for uninterrupted flow corridors, which are useful for big-data monitoring of traffic parameters over an entire 64.80 km2 (25 sq mi) area with a single sensor. The deep learning combined with speeded up robust features (SURF)-based approach is able to achieve over 94, 93, and 92% accuracies in speed, density, and volume estimates, respectively, on 50 s of data when compared with manually collected ground truth. It has 100% accuracy in measuring level of service (LOS) for the uninterrupted flow facilities tested. These evaluations were conducted for facilities of different levels of congestion as indicated by the different levels of service. With further research, improved preprocessing, and a higher frame rate, the accuracy of tracking vehicles can be improved, which will allow for other potential applications such as identification of erratic drivers and origin-destination studies. © 2016 American Society of Civil Engineers.</text:p>
          </table:table-cell>
        </table:table-row>
        <table:table-row table:style-name="ro1">
          <table:table-cell office:value-type="string" calcext:value-type="string">
            <text:p>Analysis of Recurrent Neural Networks for Probabilistic Modeling of Driver Behavior</text:p>
          </table:table-cell>
          <table:table-cell office:value-type="string" calcext:value-type="string">
            <text:p>The validity of any traffic simulation model depends on its ability to generate representative driver acceleration profiles. This paper studies the effectiveness of recurrent neural networks in predicting the acceleration distributions for car following on highways. The long short-term memory recurrent networks are trained and used to propagate the simulated vehicle trajectories over 10-s horizons. On the basis of several performance metrics, the recurrent networks are shown to generally match or outperform baseline methods in replicating driver behavior, including smoothness and oscillatory characteristics present in real trajectories. This paper reveals that the strong performance is due to the ability of the recurrent network to identify recent trends in the ego-vehicle's state, and recurrent networks are shown to perform as, well as feedforward networks with longer histories as inputs. © 2000-2011 IEEE.</text:p>
          </table:table-cell>
        </table:table-row>
        <table:table-row table:style-name="ro1">
          <table:table-cell office:value-type="string" calcext:value-type="string">
            <text:p>Real-Time Vehicle Signal Lights Recognition with HDR Camera</text:p>
          </table:table-cell>
          <table:table-cell office:value-type="string" calcext:value-type="string">
            <text:p>Light signal recognition is one of the key issues in autonomous vehicle. Unlike normal object detection and recognition, which can be done by using different sensors, light signal recognition is naturally a computer vision problem. Although commercialized ADAS (Advanced Driving Assistance System) products, such as mobileye, could be used for rear-end collision warning, a cost-effective approach is still needed. In this paper, we have developed a novel two-stage approach to detect vehicles and recognize signal lights from a single image in real-time. Distinct from current state-of-the-art light recognition algorithms, we adopted a HDR (High Dynamic Range) camera instead of a color camera. Taking advantage of the different dynamic range of a HDR camera, the detection of a vehicle and the recognition of the signal light have been done in bright and dark channels, respectively. Furthermore, unlike previous approaches where pair taillight has to be extracted explicitly, we use detected vehicle region instead. On a large database, 'Lights Patterns' (LPs) are learned by a multi-layer perception neural network. The robustness and efficiency of the proposed approach has been verified by the experimental results conducted on some real on-road videos. © 2016 IEEE.</text:p>
          </table:table-cell>
        </table:table-row>
        <table:table-row table:style-name="ro1">
          <table:table-cell office:value-type="string" calcext:value-type="string">
            <text:p>Pedestrian detection with a resolution-aware convolutional network</text:p>
          </table:table-cell>
          <table:table-cell office:value-type="string" calcext:value-type="string">
            <text:p>Pedestrian detection from in-vehicle camera images for the purpose of advanced driver assistance systems is of particular importance in cases of low-resolution pedestrians, because it is desirable to detect the pedestrian as far from the vehicle as possible to effectively provide safe driving support for the driver. Most previous studies on pedestrian detection, however, have focused on pedestrians with comparatively high resolutions. Unfortunately, the scale invariant assumption does not hold in the case of low resolution, and the pedestrian detection performance suffers greatly as the resolution decreases. From this background, this paper deals with pedestrian detection from an image including low-resolution pedestrians. We present a method of detecting pedestrians with a resolution-aware CNN-based architecture, RACNN, that learns low-level image feature with resolution information. Furthermore, we demonstrate the advantage of the proposed method by the evaluation using the Caltech-USA dataset. © 2016 IEEE.</text:p>
          </table:table-cell>
        </table:table-row>
        <table:table-row table:style-name="ro1">
          <table:table-cell office:value-type="string" calcext:value-type="string">
            <text:p>Robust hand detection in Vehicles</text:p>
          </table:table-cell>
          <table:table-cell office:value-type="string" calcext:value-type="string">
            <text:p>The problems of hand detection have been widely addressed in many areas, e.g. human computer interaction environment, driver behaviors monitoring, etc. However, the detection accuracy in recent hand detection systems are still far away from the demands in practice due to a number of challenges, e.g. hand variations, highly occlusions, low-resolution and strong lighting conditions. This paper presents the Multiple Scale Faster Region-based Convolutional Neural Network (MS-FRCNN) to handle the problems of hand detection in given digital images collected under challenging conditions. Our proposed method introduces a multiple scale deep feature extraction approach in order to handle the challenging factors to provide a robust hand detection algorithm. The method is evaluated on the challenging hand database, i.e. the Vision for Intelligent Vehicles and Applications (VIVA) Challenge, and compared against various recent hand detection methods. Our proposed method achieves the state-of-the-art results with 20% of the detection accuracy higher than the second best one in the VIVA challenge. © 2016 IEEE.</text:p>
          </table:table-cell>
        </table:table-row>
        <table:table-row table:style-name="ro1">
          <table:table-cell office:value-type="string" calcext:value-type="string">
            <text:p>On looking at faces in an automobile: Issues, algorithms and evaluation on naturalistic driving dataset</text:p>
          </table:table-cell>
          <table:table-cell office:value-type="string" calcext:value-type="string">
            <text:p>Face detection is a vital step in the process of extracting semantic information about the driver's state, such as distraction and fatigue, from pixel values in images looking at the driver. Therefore, in the context of time and safety critical situation like driving, efficient use of time and reliable detection of faces is essential. While challenges like lighting and occlusion are prevalent in the vehicle cockpit and disruptive for time and reliabilities sake, the automobile cabin has a unique and advantageous environment for face detection. In this study we introduce a deep CNN based face detection method with discrete head pose estimation which address key challenges such as lighting conditions, occlusions, varying view points. One of the vital points in training the CNN based system is the compilation of positive samples via real-world dataset and synthetic data augmentation useful for in-vehicular settings. Performance evaluation on publicly available naturalistic driving data set, called VIVA-Face Dataset, shows promising results compared to baseline methods. © 2016 IEEE.</text:p>
          </table:table-cell>
        </table:table-row>
        <table:table-row table:style-name="ro1">
          <table:table-cell office:value-type="string" calcext:value-type="string">
            <text:p>Deep learning traffic sign detection, recognition and augmentation</text:p>
          </table:table-cell>
          <table:table-cell office:value-type="string" calcext:value-type="string">
            <text:p>Driving is a complex, continuous, and multitask process that involves driver's cognition, perception, and motor movements. The way road traffic signs and vehicle information is displayed impacts strongly driver's attention with increased mental workload leading to safety concerns. Drivers must keep their eyes on the road, but can always use some assistance in maintaining their awareness and directing their attention to potential emerging hazards. Research in perceptual and human factors assessment is needed for relevant and correct display of this information for maximal road traffic safety as well as optimal driver comfort. In-vehicle contextual Augmented Reality (AR) has the potential to provide novel visual feedbacks to drivers for an enhanced driving experience. In this paper, we present a new real-time approach for fast and accurate framework for traffic sign recognition, based on Cascade Deep learning and AR, which superimposes augmented virtual objects onto a real scene under all types of driving situations, including unfavorable weather conditions. Experiments results show that, by combining the Haar Cascade and deep convolutional neural networks show that the joint learning greatly enhances the capability of detection and still retains its realtime performance.</text:p>
          </table:table-cell>
        </table:table-row>
        <table:table-row table:style-name="ro1">
          <table:table-cell office:value-type="string" calcext:value-type="string">
            <text:p>Adding Intelligence to Cars Using the Neural Knowledge DNA</text:p>
          </table:table-cell>
          <table:table-cell office:value-type="string" calcext:value-type="string">
            <text:p>In this paper, we propose a Neural Knowledge DNA (NK-DNA)-based framework that is capable of learning from the car’s daily operations and reusing such learned knowledge in future tasks. The NK-DNA is a novel knowledge representation and reasoning approach designed to support discovering, storing, reusing, improving, and sharing knowledge among machines and computing devices. We examine our framework for drivers’ classification based on their driving behaviors. The experimental data are collected via smartphone sensors. The initial results are presented, and the direction for our future research is defined. © 2017 Taylor &amp; Francis.</text:p>
          </table:table-cell>
        </table:table-row>
        <table:table-row table:style-name="ro1">
          <table:table-cell office:value-type="string" calcext:value-type="string">
            <text:p>Multi-CNN and decision tree based driving behavior evaluation</text:p>
          </table:table-cell>
          <table:table-cell office:value-type="string" calcext:value-type="string">
            <text:p>Driving behavior is directly related to the lives and property safety of the drivers and others, good driving behavior can not only reduce the accident rate, but also reduce the driving risk. In this paper, an effective driving behavior evaluation method is proposed. Features integration is very important, we propose the multi-CNN architecture, it has a higher prediction accuracy. Convolutional neural network is time-consuming and computation intensive, a dynamic fixed point compression method is applied in our system, smaller model size and faster speed can be achieved while the accuracy is high. The lanes, cars and pedestrians on the road are detected, meanwhile, the distance between the host car and the nearest car in front of it is calculated. These data are predicted by a trained Gradient Boosting Decision Tree model, the prediction result is a driving score that can reect the driver's driving behavior is good or bad. The root mean square error of our model is 1.9, which has a high accuracy and is useful in practice. Copyright 2017 ACM.</text:p>
          </table:table-cell>
        </table:table-row>
        <table:table-row table:style-name="ro1">
          <table:table-cell office:value-type="string" calcext:value-type="string">
            <text:p>Are all objects equal? Deep spatio-temporal importance prediction in driving videos</text:p>
          </table:table-cell>
          <table:table-cell office:value-type="string" calcext:value-type="string">
            <text:p>Understanding intent and relevance of surrounding agents from video is an essential task for many applications in robotics and computer vision. The modeling and evaluation of contextual, spatio-temporal situation awareness is particularly important in the domain of intelligent vehicles, where a robot is required to smoothly navigate in a complex environment while also interacting with humans. In this paper, we address these issues by studying the task of on-road object importance ranking from video. First, human-centric object importance annotations are employed in order to analyze the relevance of a variety of multi-modal cues for the importance prediction task. A deep convolutional neural network model is used for capturing video-based contextual spatial and temporal cues of scene type, driving task, and object properties related to intent. Second, the proposed importance annotations are used for producing novel analysis of error types in image-based object detectors. Specifically, we demonstrate how cost-sensitive training, informed by the object importance annotations, results in improved detection performance on objects of higher importance. This insight is essential for an application where navigation mistakes are safety-critical, and the quality of automation and human–robot interaction is key. © 2016</text:p>
          </table:table-cell>
        </table:table-row>
        <table:table-row table:style-name="ro1">
          <table:table-cell office:value-type="string" calcext:value-type="string">
            <text:p>A Practical and Highly Optimized Convolutional Neural Network for Classifying Traffic Signs in Real-Time</text:p>
          </table:table-cell>
          <table:table-cell office:value-type="string" calcext:value-type="string">
            <text:p>Classifying traffic signs is an indispensable part of Advanced Driver Assistant Systems. This strictly requires that the traffic sign classification model accurately classifies the images and consumes as few CPU cycles as possible to immediately release the CPU for other tasks. In this paper, we first propose a new ConvNet architecture. Then, we propose a new method for creating an optimal ensemble of ConvNets with highest possible accuracy and lowest number of ConvNets. Our experiments show that the ensemble of our proposed ConvNets (the ensemble is also constructed using our method) reduces the number of arithmetic operations 88 and 73% compared with two state-of-art ensemble of ConvNets. In addition, our ensemble is 0.1% more accurate than one of the state-of-art ensembles and it is only 0.04% less accurate than the other state-of-art ensemble when tested on the same dataset. Moreover, ensemble of our compact ConvNets reduces the number of the multiplications 95 and 88%, yet, the classification accuracy drops only 0.2 and 0.4% compared with these two ensembles. Besides, we also evaluate the cross-dataset performance of our ConvNet and analyze its transferability power in different layers. We show that our network is easily scalable to new datasets with much more number of traffic sign classes and it only needs to fine-tune the weights starting from the last convolution layer. We also assess our ConvNet through different visualization techniques. Besides, we propose a new method for finding the minimum additive noise which causes the network to incorrectly classify the image by minimum difference compared with the highest score in the loss vector. © 2016, Springer Science+Business Media New York.</text:p>
          </table:table-cell>
        </table:table-row>
        <table:table-row table:style-name="ro1">
          <table:table-cell office:value-type="string" calcext:value-type="string">
            <text:p>A Driver State Detection System - Combining a Capacitive Hand Detection Sensor With Physiological Sensors</text:p>
          </table:table-cell>
          <table:table-cell office:value-type="string" calcext:value-type="string">
            <text:p>With respect to automotive safety, the driver plays a crucial role. Stress level, tiredness, and distraction of the driver are therefore of high interest. In this paper, a driver state detection system based on cellular neural networks (CNNs) to monitor the driver's stress level is presented. We propose to include a capacitive-based wireless hand detection (position and touch) sensor for a steering wheel utilizing ink-jet printed sensor mats as an input sensor in order to improve the performance. A driving simulator platform providing a realistic virtual traffic environment is utilized to conduct a study with 22 participants for the evaluation of the proposed system. Each participant is driving in two different scenarios, each representing one of the two no-stress/stress driver states. A "threefold" cross validation is applied to evaluate our concept. The subject dependence is considered carefully by separating the training and testing data. Furthermore, the CNN approach is benchmarked against other state-of-the-art machine learning techniques. The results show a significant improvement combining sensor inputs from different driver inherent domains, giving a total related detection accuracy of 92%. Besides that, this paper shows that in case of including the capacitive hand detection sensor, the accuracy increases by 10%. These findings indicate that adding a subject-independent sensor, such as the proposed capacitive hand detection sensor, can significantly improve the detection performance. © 2017 IEEE.</text:p>
          </table:table-cell>
        </table:table-row>
        <table:table-row table:style-name="ro1">
          <table:table-cell office:value-type="string" calcext:value-type="string">
            <text:p>Region Proposal Technique for Traffic Light Detection Supplemented by Deep Learning and Virtual Data</text:p>
          </table:table-cell>
          <table:table-cell office:value-type="string" calcext:value-type="string">
            <text:p>In this work, we outline a process for traffic light detection in the context of autonomous vehicles and driver assistance technology features. For our approach, we leverage the automatic annotations from virtually generated data of road scenes. Using the automatically generated bounding boxes around the illuminated traffic lights themselves, we trained an 8-layer deep neural network, without pre-training, for classification of traffic light signals (green, amber, red). After training on virtual data, we tested the network on real world data collected from a forward facing camera on a vehicle. Our new region proposal technique uses color space conversion and contour extraction to identify candidate regions to feed to the deep neural network classifier. Depending on time of day, we convert our RGB images in order to more accurately extract the appropriate regions of interest and filter them based on color, shape and size. These candidate regions are fed to a deep neural network. In this paper, we focus on a region of interest (ROI) proposal method, which works to minimize false negative and false positive candidate regions that are then fed to the deep neural network for classification. This camera-only solution has applications for many levels of autonomy, from driver assistance technology (SAE Level 2) to fully automated vehicles (SAE Level 4). Copyright © 2017 SAE International.</text:p>
          </table:table-cell>
        </table:table-row>
        <table:table-row table:style-name="ro1">
          <table:table-cell office:value-type="string" calcext:value-type="string">
            <text:p>Object Detection from a Vehicle Using Deep Learning Network and Future Integration with Multi-Sensor Fusion Algorithm</text:p>
          </table:table-cell>
          <table:table-cell office:value-type="string" calcext:value-type="string">
            <text:p>Accuracy in detecting a moving object is critical to autonomous driving or advanced driver assistance systems (ADAS). By including the object classification from multiple sensor detections, the model of the object or environment can be identified more accurately. The critical parameters involved in improving the accuracy are the size and the speed of the moving object. All sensor data are to be used in defining a composite object representation so that it could be used for the class information in the core object's description. This composite data can then be used by a deep learning network for complete perception fusion in order to solve the detection and tracking of moving objects problem. Camera image data from subsequent frames along the time axis in conjunction with the speed and size of the object will further contribute in developing better recognition algorithms. In this paper, we present preliminary results using only camera images for detecting various objects using deep learning network, as a first step toward multi-sensor fusion algorithm development. The simulation experiments based on camera images show encouraging results where the proposed deep learning network based detection algorithm was able to detect various objects with certain degree of confidence. A laboratory experimental setup is being commissioned where three different types of sensors, a digital camera with 8 megapixel resolution, a LIDAR with 40m range, and ultrasonic distance transducer sensors will be used for multi-sensor fusion to identify the object in real-time. Copyright © 2017 SAE International.</text:p>
          </table:table-cell>
        </table:table-row>
        <table:table-row table:style-name="ro1">
          <table:table-cell office:value-type="string" calcext:value-type="string">
            <text:p>An encoder-decoder based Convolution Neural Network (CNN) for future Advanced Driver Assistance System (ADAS)</text:p>
          </table:table-cell>
          <table:table-cell office:value-type="string" calcext:value-type="string">
            <text:p>We propose a practical Convolution Neural Network (CNN) model termed the CNN for Semantic Segmentation for driver Assistance system (CSSA). It is a novel semantic segmentation model for probabilistic pixel-wise segmentation, which is able to predict pixel-wise class labels of a given input image. Recently, scene understanding has turned out to be one of the emerging areas of research, and pixel-wise semantic segmentation is a key tool for visual scene understanding. Among future intelligent systems, the Advanced Driver Assistance System (ADAS) is one of the most favorite research topic. The CSSA is a road scene understanding CNN that could be a useful constituent of the ADAS toolkit. The proposed CNN network is an encoder-decoder model, which is built on convolutional encoder layers adopted from the Visual Geometry Group's VGG-16 net, whereas the decoder is inspired by segmentation network (SegNet). The proposed architecture mitigates the limitations of the existing methods based on state-of-the-art encoder-decoder design. The encoder performs convolution, while the decoder is responsible for deconvolution and un-pooling/up-sampling to predict pixel-wise class labels. The key idea is to apply the up-sampling decoder network, which maps the low-resolution encoder feature maps. This architecture substantially reduces the number of trainable parameters and reuses the encoder's pooling indices to up-sample to map pixel-wise classification and segmentation. We have experimented with different activation functions, pooling methods, dropout units and architectures to design an efficient CNN architecture. The proposed network offers a significant improvement in performance in segmentation results while reducing the number of trainable parameters. Moreover, there is a considerable improvement in performance in comparison to the benchmark results over PASCAL VOC-12 and the CamVid. © 2017 by the authors.</text:p>
          </table:table-cell>
        </table:table-row>
        <table:table-row table:style-name="ro1">
          <table:table-cell office:value-type="string" calcext:value-type="string">
            <text:p>Proceedings - 2017 International Conference on Machine Vision and Information Technology, CMVIT 2017</text:p>
          </table:table-cell>
          <table:table-cell office:value-type="string" calcext:value-type="string">
            <text:p>The proceedings contain 21 papers. The topics discussed include: cardiotocography analysis using conjunction of machine learning algorithms; an anti-noise fusion method for the infrared and the visible image based upon sparse representation; robust feature extraction based watermarking method using spread transform dither modulation; quantized segmentation of fibrotic tissue of left atrial from delay-enhancement MRI images using level-set and graph-cut; image segmentation by active contour model with a new data fidelity; scope of video magnification in human pulse rate estimation; fish species classification using graph embedding discriminant analysis; FPGA implementation of high frame rate and ultra-low delay tracking with local-search based block matching; preliminary investigation on stationarity of dynamic smoke texture and dynamic fire texture based on motion coherent metric; driver fatigue detection based on eye state recognition; traffic sign detection based on histograms of oriented gradients and Boolean convolutional neural networks; and augmented reality maintenance training with Intel depth camera.</text:p>
          </table:table-cell>
        </table:table-row>
        <table:table-row table:style-name="ro1">
          <table:table-cell office:value-type="string" calcext:value-type="string">
            <text:p>Driver fatigue detection based on eye state recognition</text:p>
          </table:table-cell>
          <table:table-cell office:value-type="string" calcext:value-type="string">
            <text:p>Driving fatigue is a main factor caused the traffic accidents. Our faces contain a lot of useful information, we can use the state of eyes to detect the fatigue, but the eye state would be affected by wearing sunglasses. In this paper, to solve above problems and make the algorithm keep the accuracy and real-time at the same time, we use the infrared videos for detecting and propose an eye state recognition method based on convolution neural network (CNN), eventually calculating percentage of eyelid closure over the pupil over time (PERCLOS), blink frequency to detect the fatigue. The experimental results show that the proposed method has high recognition accuracy of state of eyes when wearing glasses and can detect the fatigue effectively. © 2017 IEEE.</text:p>
          </table:table-cell>
        </table:table-row>
        <table:table-row table:style-name="ro1">
          <table:table-cell office:value-type="string" calcext:value-type="string">
            <text:p>Prediction of Driver's Brake Pedal Operation in Vehicle Platoon System: Model Development and Proposal</text:p>
          </table:table-cell>
          <table:table-cell office:value-type="string" calcext:value-type="string">
            <text:p>This paper focused on the remaining time to brake pedal operation (TTBP) and proposed the unscented Kalman filter (UKF)- and particle filter (PF)-based models to estimate the TTBP prior to the actual brake pedal operation. The state and measurement equations were simply modeled by partially using an ANN model. Also, the three-vehicle convoy data collected through a driving simulator (DS) experiment showed that the first car started decelerating and shortened the headway two to three seconds before the brake pedal operation. This made sure that the proposed UKF and PF could be applied to the estimation of TTBP by simply measuring the velocity and headway of the preceding cars. © 2016 IEEE.</text:p>
          </table:table-cell>
        </table:table-row>
        <table:table-row table:style-name="ro1">
          <table:table-cell office:value-type="string" calcext:value-type="string">
            <text:p>Combination of ACF detector and multi-task CNN for hand detection</text:p>
          </table:table-cell>
          <table:table-cell office:value-type="string" calcext:value-type="string">
            <text:p>Hand detection is an important issue in the analysis of drivers activities, assessment of drivers alertness, and subsequent development of driver safety monitoring system. In this work, the hand detection problem is addressed in the deep Convolutional Neural Network (CNN) framework. Hypothesis of hand regions are first generated with high recall rate by AdaBoost detector associated with Aggregated Channel Features (ACF) and then the Convolutional neural networks (CNN) are employed to extract the features of each proposal regions. The CNN was trained via multi-task learning paradigm to detect hand and predict the corresponding bounding box simultaneously. Experiments were conducted on the publically available benchmark VIVA hand detection database, showing marked improvement upon previous works. © 2016 IEEE.</text:p>
          </table:table-cell>
        </table:table-row>
        <table:table-row table:style-name="ro1">
          <table:table-cell office:value-type="string" calcext:value-type="string">
            <text:p>Driverless when and cars: Where?</text:p>
          </table:table-cell>
          <table:table-cell office:value-type="string" calcext:value-type="string">
            <text:p>Cars are taking on more and more tasks under computer control. In 2014, trade body SAE International published a classification system for automated vehicles which has been widely accepted by the industry and regulators. The scale ranges from Level 0, where the vehicle has no control but may issue warnings, to level 5 where the only human action is setting the destination and starting the system. To create an Advanced Driver Assistance System (ADAS) capable of safe driving in real-world conditions, the automotive world is turning to AI and a process called 'Deep Learning'. Nvidia's Drive PX2, operating with the company's DriveWorks OS, enables the calibration of the car's sensors and controls the acquisition of surrounding data. It's able to manage the synchronization, recording and processing of this data. The information gathered is then fed through to a supercomputer that can be used to train a deep neural network located in the cloud. Combined with HD maps, the vehicle can use this data, and the information learned. To navigate our streets safely, the computers in automated vehicles rely on a detailed HD render of the environment far in advance of that provided by GPS. Used in combination with the car's inertial sensor, GPS data and cameras the system can precisely position key landmarks. The car's own AI supercomputer and the cloud-based Visual Simultaneous Localization and Mapping (VSLM) technologies work together to help the vehicle navigate a safe course. It is essential that compulsory requirements are extended for automated vehicles with a policy covering the manufacturers' and other entities' product liability, as well as injuries to third parties.</text:p>
          </table:table-cell>
        </table:table-row>
        <table:table-row table:style-name="ro1">
          <table:table-cell office:value-type="string" calcext:value-type="string">
            <text:p>Coupled Multivehicle Detection and Classification with Prior Objectness Measure</text:p>
          </table:table-cell>
          <table:table-cell office:value-type="string" calcext:value-type="string">
            <text:p>Vehicle recognition plays an important role in traffic surveillance systems, advanced driver-assistance systems, and autonomous vehicles. This paper presents a novel approach for multivehicle recognition that considers vehicle space location and classification as a coupled optimization problem. It can speed up the detection process with more accurate vehicle region proposals and can recognize multiple vehicles using a single model. The proposed detector is implemented in three stages: 1) obtaining candidate vehicle locations with prior objectness measure; 2) classifying vehicle region proposals to distinguish the three common types of vehicles (i.e., car, taxi, and bus) by a single convolutional neural network (CNN); and 3) coupling classification results with the detection process, which leads to fewer false positives. In experiments on high-resolution traffic images, our method achieves unique characteristics: 1) It matches the state-of-the-art detection accuracy; 2) it is more efficient in generating a smaller set of high-quality vehicle windows; 3) its searching time is decreased by about 30 times compared with the other two popular detection schemes; and 4) it recognizes different vehicles in each image using a single CNN model with eight layers. © 2016 IEEE.</text:p>
          </table:table-cell>
        </table:table-row>
        <table:table-row table:style-name="ro1">
          <table:table-cell office:value-type="string" calcext:value-type="string">
            <text:p>Fast learning method for convolutional neural networks using extreme learning machine and its application to lane detection</text:p>
          </table:table-cell>
          <table:table-cell office:value-type="string" calcext:value-type="string">
            <text:p>Deep learning has received significant attention recently as a promising solution to many problems in the area of artificial intelligence. Among several deep learning architectures, convolutional neural networks (CNNs) demonstrate superior performance when compared to other machine learning methods in the applications of object detection and recognition. We use a CNN for image enhancement and the detection of driving lanes on motorways. In general, the process of lane detection consists of edge extraction and line detection. A CNN can be used to enhance the input images before lane detection by excluding noise and obstacles that are irrelevant to the edge detection result. However, training conventional CNNs requires considerable computation and a big dataset. Therefore, we suggest a new learning algorithm for CNNs using an extreme learning machine (ELM). The ELM is a fast learning method used to calculate network weights between output and hidden layers in a single iteration and thus, can dramatically reduce learning time while producing accurate results with minimal training data. A conventional ELM can be applied to networks with a single hidden layer; as such, we propose a stacked ELM architecture in the CNN framework. Further, we modify the backpropagation algorithm to find the targets of hidden layers and effectively learn network weights while maintaining performance. Experimental results confirm that the proposed method is effective in reducing learning time and improving performance. © 2016 Elsevier Ltd</text:p>
          </table:table-cell>
        </table:table-row>
        <table:table-row table:style-name="ro1">
          <table:table-cell office:value-type="string" calcext:value-type="string">
            <text:p>Pedestrian Detection with Fusion of Multi-models and Intra-frame Information</text:p>
          </table:table-cell>
          <table:table-cell office:value-type="string" calcext:value-type="string">
            <text:p>Pedestrian detection has significant applications in the field of driver assistance, video surveillance, intelligent robot and so on. To address the problem of many false detections and missing windows produced by existing pedestrian detection algorithm when the videos are of low resolution with complicated background, this paper propose a fusion method with multi-models and intra-frame information for pedestrian detection. It combines complementary detection results generated from Fast R-CNN and Faster R-CNN which can obtain more precise detection windows at first. Then a frame-context information fusion method is proposed to further remove the false positives and false negatives resulting from single frame information. In the Caltech pedestrian detection dataset, under the condition of false positive per image (FPPI) equaling 10%, the missing rate can be reduced to 14.04% which is 2.05% lower than that (16.09%) of Faster R-CNN model. It shows that fusion of multi-models and intra-frame information can correct the results of previous pedestrian detection and improve the detection performance accordingly. © 2017, Beijing China Science Journal Publishing Co. Ltd. All right reserved.</text:p>
          </table:table-cell>
        </table:table-row>
        <table:table-row table:style-name="ro1">
          <table:table-cell office:value-type="string" calcext:value-type="string">
            <text:p>Traffic sign recognition using hybrid features descriptor and artificial neural network classifier</text:p>
          </table:table-cell>
          <table:table-cell office:value-type="string" calcext:value-type="string">
            <text:p>Traffic Sign Recognition (TSR) system is a significant component of Intelligent Transport System (ITS) as traffic signs assist the drivers to drive more safely and efficiently. This paper represents a new approach for TSR system using hybrid features formed by two robust features descriptors, named Histogram Oriented Gradient(HOG) features and Speeded Up Robust Features(SURF) and artificial neural network (ANN) classifier . In the detection step, the region of interest (sign area) is segmented using color based thresholding algorithm, post processed to filter the unwanted region. Next robust features vector named Distance to Borders (DtBs) of the segmented blob is formed to verify the shape of the traffic sign. Finally the recognition of the traffic sign is implemented using ANN classifier upon the training of hybrid features descriptor. The proposed system simulated on offline road scene images shows a high classification rate in the recognition stage. The performance of the ANN model is illustrated in terms of cross entropy, confusion matrix and receiver operating characteristic (ROC) curves. In addition, the performance of hybrid feature descriptor is compared with recognition based on HOG and SURF descriptor respectively. Also, performances of some classifier such as Support Vector Machine (SVM), Decision Trees, Ensembles Learners (Adaboost) and K-Nearest Neighbor (KNN) classifier are assessed with ANN approach. The simulation results illustrates that recognition using hybrid feature descriptor outperforms in all classifier and the recognition accuracy of ANN is higher than classifier stated above. © 2016 IEEE.</text:p>
          </table:table-cell>
        </table:table-row>
        <table:table-row table:style-name="ro1">
          <table:table-cell office:value-type="string" calcext:value-type="string">
            <text:p>Traffic sign recognition using visual attribute learning and convolutional neural network</text:p>
          </table:table-cell>
          <table:table-cell office:value-type="string" calcext:value-type="string">
            <text:p>The problem of extracting high level information from digital images and videos is frequently faced in the area of computer vision and machine learning. For the recognition of traffic signs, a lot of outstanding methods have been proposed, and deep models demonstrates that their powerful representation capacity, can archieve dominant performances. In this paper a method for recognizing traffic signs is proposed founded on a novel visual attribute mechanisms; whereby attributes are generated using Convolutional Neural Networks (CNN). In comparison with previous methods founded on the use of CNN for feature extractor and Multi-Layer Perception (MLP) as classifier, the Max Pooling Positions (MPPs) proposed in this paper predict visual attributes that provide a useful linkage between low-level features and high-level sematic tasks. The results show that outstanding performances can be achieved using MPPs. © 2016 IEEE.</text:p>
          </table:table-cell>
        </table:table-row>
        <table:table-row table:style-name="ro1">
          <table:table-cell office:value-type="string" calcext:value-type="string">
            <text:p>A new approach in efficieny analysis of induction motor without using torquemeter and encoder</text:p>
          </table:table-cell>
          <table:table-cell office:value-type="string" calcext:value-type="string">
            <text:p>Induction motors have very large application areas in industry and urban systems like water pumping and distribution systems, steel and paper industries and etc. Monitoring and controlling the motor operation, have important effect on the operating performance of the motor, driver selection and replacement strategy management of electrical machines. This study describes a sensor less method for monitoring and calculating efficiency of induction motors. Verification and comparing of two sensor less and conventional method have been derived in this study. The method verification was applied on two different three phase induction motors with rated powers of 3 kW and 5.5 kW. The proposed method can be used for optimal control of induction motors, efficiency monitoring and motor replacement strategy. © 2016 IEEE.</text:p>
          </table:table-cell>
        </table:table-row>
        <table:table-row table:style-name="ro1">
          <table:table-cell office:value-type="string" calcext:value-type="string">
            <text:p>Training convolutional neural networks with class based data augmentation for detecting distracted drivers</text:p>
          </table:table-cell>
          <table:table-cell office:value-type="string" calcext:value-type="string">
            <text:p>The work in this paper proposes an approach to reduce overfitting when training a convolutional neural network (CNN) by applying class based data augmentation. The classification task of automatically detecting drivers engaged in distracted behaviors seen from a dashboard camera is addressed. Firstly, important image key-points are detected and their regions extracted. Thereafter, the extracted regions are combined into a single image and class based data augmentation is applied to the different extracted regions. Class based data augmentation randomly interchange regions between different images of the same class. The results show that this approach improves the generalization of the network and increases the variability of the data set which reduces over-fitting. © 2017 ACM.</text:p>
          </table:table-cell>
        </table:table-row>
        <table:table-row table:style-name="ro1">
          <table:table-cell office:value-type="string" calcext:value-type="string">
            <text:p>Traffic sign recognition using SURF: Speeded up robust feature descriptor and artificial neural network classifier</text:p>
          </table:table-cell>
          <table:table-cell office:value-type="string" calcext:value-type="string">
            <text:p>Traffic Sign Recognition (TSR) system is a vital component of intelligent transport system. It plays an important role by enhancing the safety of the drivers, pedestrians and vehicles as traffic signs provide important information of the traffic environment of the road and assist the drivers to drive more safely and easily by guiding and warning. This paper represents road sign detection and recognition system based on speeded up robust feature (SURF) descriptor that is invariant to rotation, skew and occlusion of the sign and artificial neural network (ANN) classifier . The proposed system consists of three steps. In the first step the road scene image is segmented using color based thresholding algorithm followed by some post processing like morphological analysis and filtering using region properties to extract the road sign as a blob of region. Next, shape verification is carried out by using translation, scaling and rotation invariant features vector named Distance to Borders (DtBs) of the segmented blob .Finally the recognition of the traffic sign is implemented using ANN classifier with the training of SURF descriptor. The proposed system simulated on offline road scene images shows a high success rate in the recognition stage. The performance of the classifier is illustrated in terms of cross entropy, confusion matrix and receiver operating characteristic (ROC) curve. © 2016 IEEE.</text:p>
          </table:table-cell>
        </table:table-row>
        <table:table-row table:style-name="ro1">
          <table:table-cell office:value-type="string" calcext:value-type="string">
            <text:p>Travel-time prediction with deep learning</text:p>
          </table:table-cell>
          <table:table-cell office:value-type="string" calcext:value-type="string">
            <text:p>Travel time prediction is a challenging problem in Intelligent Transportation Systems (ITS). Accurate travel time information helps motorists plan their routes more wisely. This, in turn, alleviates traffic congestion and improves operation efficiency. A number of travel time prediction techniques exist; however, most of them are based on shallow learning architectures. In contrast to deep learning architectures, shallow learning architectures are lack of features-learning capability. In this paper, we propose an effective travel time prediction technique based on a concept of Deep Belief Networks (DBN). In our method, a stack of Restricted Boltzmann Machines (RBM) is used to automatically learn generic traffic features in an unsupervised fashion, and then a sigmoid regression is used to predict travel time in a supervised fashion. The experimental results, based on real traffic data, show that the proposed method can achieve great performance in terms of prediction accuracy. © 2016 IEEE.</text:p>
          </table:table-cell>
        </table:table-row>
        <table:table-row table:style-name="ro1">
          <table:table-cell office:value-type="string" calcext:value-type="string">
            <text:p>Automated traffic violation apprehension system using genetic algorithm and artificial neural network</text:p>
          </table:table-cell>
          <table:table-cell office:value-type="string" calcext:value-type="string">
            <text:p>Developing countries face the problem of crowded and congested roads because of inefficient implementation of traffic rules. Motorists ignore the rules because they are not apprehended and can get away easily. This paper proposes an intelligent traffic system that is able to automatically detect and apprehend traffic violators, specifically motorists who either swerve or block the pedestrian lane. The system is designed by integrating three processes: violation detection, plate localization and plate recognition. The violation detection and plate localization were realized using genetic algorithm while the plate recognition process was performed using an artificial neural network. The recognition of the plate number is highly dependent on the position of the detected vehicle with respect to the camera. Thus, the recognized plate number will only be supplementary information about the violator; the physical attributes of the vehicle which is captured by the violation detection process will be the main information on the violator. Based on the results of 48 images tested, the overall system was able to detect the mentioned violations and to identify the plate number of the vehicles that were detected as traffic violators, with an average accuracy of 90.67%, and program runtime of 1.34 seconds. © 2016 IEEE.</text:p>
          </table:table-cell>
        </table:table-row>
        <table:table-row table:style-name="ro1">
          <table:table-cell office:value-type="string" calcext:value-type="string">
            <text:p>Feature abstraction for driver behaviour detection with stacked sparse auto-encoders</text:p>
          </table:table-cell>
          <table:table-cell office:value-type="string" calcext:value-type="string">
            <text:p>Driver behaviour has a significant influence on vehicle accidents. Measuring and providing feedback on driver behaviour can provide significant benefits for understanding and improving road safety. In order to detect driver actions and driving characteristics from the broadest population of drivers, mobile phones can be used to collect low cost information and provide easy accessibility, using sensors available on the mobile phone such as the GPS and IMU. Such information is collected as a time series dataset, which generally has high dimensional variables. Dealing with this high dimensional data is a crucial problem for statistical analysis. Feature abstraction techniques can reduce the dimensionality by extracting salient features from the dataset. This paper proposes a feature abstraction method using stacked sparse autoencoders in order to reduce driver dataset variables. The utility of the derived features is demonstrated on a driver action classification task. © 2016 IEEE.</text:p>
          </table:table-cell>
        </table:table-row>
        <table:table-row table:style-name="ro1">
          <table:table-cell office:value-type="string" calcext:value-type="string">
            <text:p>Road sign classification system using cascade convolutional neural network</text:p>
          </table:table-cell>
          <table:table-cell office:value-type="string" calcext:value-type="string">
            <text:p>We proposed a road sign classification system using C-CNN (cascade convolutional neural network) classifier. The cascade configuration is designed so that the classifier can easily converge with the data. Our system consists of six stages of Network in Network (NiN) architecture based CNN classifier. The data augmentation method is used to enrich the training and testing dataset which also tests the robustness of our system,. Our Japan road sign dataset consists of ten classes with 7,500 examples for each class. Each image cropped from real street images is taken by the camera attached to the top of the car. From the experiments, our system is more efficient compared with bag-of-features method. The execution time of our system is less than 20 ms using appropriate hardware configuration, which is suitable for real-time application approaches like an autonomous car or driver assistance system. © 2017 IJICIC Editorial Office. All rights reserved.</text:p>
          </table:table-cell>
        </table:table-row>
        <table:table-row table:style-name="ro1">
          <table:table-cell office:value-type="string" calcext:value-type="string">
            <text:p>Evaluation of stacked autoencoders for pedestrian detection</text:p>
          </table:table-cell>
          <table:table-cell office:value-type="string" calcext:value-type="string">
            <text:p>Pedestrian detection has multiple applications as video surveillance, automatic driver-assistance systems in vehicles or visual control of access. This task is challenging due to presence of factors such as poor lighting, occlusion or uncertainty in the environment. Deep learning has reached many state-of-art results in visual recognition, where one popular and simple variant is stacked autoencoders. Nonetheless, it is not clear what is the effect of each stacked autoencoders parameter in pedestrian detection performance. In this work, we propose to revise the feature representation for pedestrian detection considering the use of deep learning using stacked autoencoders with a sensitivity analysis of relevant parameters. Additionally, this paper presents a methodology for feature extraction using stacked autoencoders. The experiments show that this model is capable of creating a meaningful visual descriptor for pedestrian detection, which improves the detection performance in comparison to baseline techniques without an optimal setting of parameters. In presence of occlusion or poor people images, we found diffuse and distorted visual patterns. A future avenue is the learning of the degree of noise for improving the generalization capabilities of the learned features. © 2016 IEEE.</text:p>
          </table:table-cell>
        </table:table-row>
        <table:table-row table:style-name="ro1">
          <table:table-cell office:value-type="string" calcext:value-type="string">
            <text:p>Towards neuroimaging real-time driving using convolutional neural networks: Development of CNNs for autonomous steering in the TORCS environment</text:p>
          </table:table-cell>
          <table:table-cell office:value-type="string" calcext:value-type="string">
            <text:p>The majority of previous attempts to autonomous driving in the TORCS environment involve the use of pre-calculated data such as the exact distance to opponents or the actual position of the car with respect to the center of the track. As humans, we drive based on locally available information that is gathered by our senses, mainly sight. This information is not precomputed and it is left to the agent to make sense of it. This work explores and evaluates the development of autonomous steering using visual-only input in real time driving. Convolutional Neural Networks (CNNs) have been proven to excel in categorical image classification, but little has been done on how they could perform in continuous spaces such as deciding steering values. The results presented here show that CNNs are indeed capable of performing well on such spaces and can be trained from example. Various modifications proved to enhance network accuracy and hence driving performance, such as applying edge detection filters to the input image, using a weighted average method to select network outputs and including unusual situations in the training data, making the neurovisual agent much more robust and capable of higher generalization power. © 2016 IEEE.</text:p>
          </table:table-cell>
        </table:table-row>
        <table:table-row table:style-name="ro1">
          <table:table-cell office:value-type="string" calcext:value-type="string">
            <text:p>A control strategy of autonomous vehicles based on deep reinforcement learning</text:p>
          </table:table-cell>
          <table:table-cell office:value-type="string" calcext:value-type="string">
            <text:p>Deep reinforcement learning has received considerable attention after the outstanding performance of AlphaGo. In this paper, we propose a new control strategy of self-driving vehicles using the deep reinforcement learning model, in which learning with an experience of professional driver and a Q-learning algorithm with filtered experience replay are proposed. Experimental results demonstrate that the proposed model can reduce the time consumption of learning by 71.2%, and the stability increases by about 32%, compared with the existing neural fitted Q-iteration algorithm. © 2016 IEEE.</text:p>
          </table:table-cell>
        </table:table-row>
        <table:table-row table:style-name="ro1">
          <table:table-cell office:value-type="string" calcext:value-type="string">
            <text:p>Object detection and classification by decision-level fusion for intelligent vehicle systems</text:p>
          </table:table-cell>
          <table:table-cell office:value-type="string" calcext:value-type="string">
            <text:p>To understand driving environments effectively, it is important to achieve accurate detection and classification of objects detected by sensor-based intelligent vehicle systems, which are significantly important tasks. Object detection is performed for the localization of objects, whereas object classification recognizes object classes from detected object regions. For accurate object detection and classification, fusing multiple sensor information into a key component of the representation and perception processes is necessary. In this paper, we propose a new object-detection and classification method using decision-level fusion. We fuse the classification outputs from independent unary classifiers, such as 3D point clouds and image data using a convolutional neural network (CNN). The unary classifiers for the two sensors are the CNN with five layers, which use more than two pre-trained convolutional layers to consider local to global features as data representation. To represent data using convolutional layers, we apply region of interest (ROI) pooling to the outputs of each layer on the object candidate regions generated using object proposal generation to realize color flattening and semantic grouping for charge-coupled device and Light Detection And Ranging (LiDAR) sensors. We evaluate our proposed method on a KITTI benchmark dataset to detect and classify three object classes: cars, pedestrians and cyclists. The evaluation results show that the proposed method achieves better performance than the previous methods. Our proposed method extracted approximately 500 proposals on a 1226 × 370 image, whereas the original selective search method extracted approximately 106 × n proposals. We obtained classification performance with 77.72% mean average precision over the entirety of the classes in the moderate detection level of the KITTI benchmark dataset. © 2017 by the authors; licensee MDPI, Basel, Switzerland.</text:p>
          </table:table-cell>
        </table:table-row>
        <table:table-row table:style-name="ro1">
          <table:table-cell office:value-type="string" calcext:value-type="string">
            <text:p>Classifying vehicles with convolutional neural network and feature encoding</text:p>
          </table:table-cell>
          <table:table-cell office:value-type="string" calcext:value-type="string">
            <text:p>Vehicle type recognition has many applications in video surveillance, urban traffic management and automatic driving. This paper presents a new vehicle type recognition method using feature encoding combined with Convolutional Neural Network (CNN). This method uses the CNN to learn the properties of the high-level image features. It is able to largely compensate the information loss if we use feature encoding solely. By contrast, to achieve satisfactory classification results, feature encoding algorithms do not need a large number of training samples. Thus, it can help CNN reduce the number of training samples. Therefore, we propose a hybrid algorithm by integrating method on vehicle type recognition in comparison to CNN, feature encoding algorithms and other competitive methods. © 2016 IEEE.</text:p>
          </table:table-cell>
        </table:table-row>
        <table:table-row table:style-name="ro1">
          <table:table-cell office:value-type="string" calcext:value-type="string">
            <text:p>On-road object detection using deep neural network</text:p>
          </table:table-cell>
          <table:table-cell office:value-type="string" calcext:value-type="string">
            <text:p>Industrialization of transportation system has derived serious accidents that resulted in thousands of deaths. To solve the problem, vision based object detection for autonomous vehicle and advanced driver assistance system has been researched. In this study, we provide experimentations of object detection and localization in on-road environment using deep neural network. We compared the detection accuracy among object classes and analyzed the recognition results with fine-Tuned Single shot multibox detector on KITTI dataset. This work improves the performance of original detection model by increasing precision of overall detection about 6%, especially about 10% in pedestrian and cyclist. © 2016 IEEE.</text:p>
          </table:table-cell>
        </table:table-row>
        <table:table-row table:style-name="ro1">
          <table:table-cell office:value-type="string" calcext:value-type="string">
            <text:p>Optimization for object detector using deep residual network on embedded board</text:p>
          </table:table-cell>
          <table:table-cell office:value-type="string" calcext:value-type="string">
            <text:p>Although many studies on deep neural networks for Advanced Driver Assistance Systems(ADAS) have been emerging, using deeper convolutional neural networks (CNNs) implemented on embedded boards or mobile platforms for the road object detection task is challenging. To deploy a deep CNN pipeline, constraints such as computing power, processing time, battery, and memory capacity need to be overcome. To overcome these constraints, this study proposes a smaller residual CNN architecture with 6× fewer parameters and 3× smaller memory that is adopted by the object detector, a single-shot multibox detector. The proposed method was evaluated using the KITTI dataset on the NVIDIA TX1 embedded board and achieves 10.63 frames per second, which is three times faster compared to the well-known model, the VGGNet. © 2016 IEEE.</text:p>
          </table:table-cell>
        </table:table-row>
        <table:table-row table:style-name="ro1">
          <table:table-cell office:value-type="string" calcext:value-type="string">
            <text:p>Distracted driver detection: Deep learning vs handcrafted features</text:p>
          </table:table-cell>
          <table:table-cell office:value-type="string" calcext:value-type="string">
            <text:p>According to the National Highway Traffic Safety Administration, one in ten fatal crashes and two in ten injury crashes were reported as distracted driver accidents in the United State during 2014. In an attempt to mitigate these alarming statistics, this paper explores using a dashboard camera along with computer vision and machine learning to automatically detect distracted drivers. We consider a dataset that incorporates drivers engaging in seven different distracting behaviors using left and/or right hands. Traditional handcrafted features paired with a Support Vector Machine classifier are contrasted with deep Convolutional Neural Networks. The traditional features include a blend of Histogram of Oriented Gradients and Scale-Invariant Feature Transform descriptors used to create Bags of Words. The deep convolutional methods use transfer learning on AlexNet, VGG-16, and ResNet-152. The results yield 85% accuracy with ResNet and 82.5% accuracy with VGG-16, which outperformed AlexNet by almost 10%. Replacing the fully connected layers by a Support Vector Machine classifier did not improve the classification accuracy. The traditional features yielded much lower accuracy than the deep convolutional networks. © 2017, Society for Imaging Science and Technology.</text:p>
          </table:table-cell>
        </table:table-row>
        <table:table-row table:style-name="ro1">
          <table:table-cell office:value-type="string" calcext:value-type="string">
            <text:p>Autoencoder regularized network for driving style representation learning</text:p>
          </table:table-cell>
          <table:table-cell office:value-type="string" calcext:value-type="string">
            <text:p>In this paper, we study learning generalized driving style representations from automobile GPS trip data. We propose a novel Autoencoder Regularized deep neural Network (ARNet) and a trip encoding framework trip2vec to learn drivers' driving styles directly from GPS records, by combining supervised and unsupervised feature learning in a unified architecture. Experiments on a challenging driver number estimation problem and the driver identification problem show that ARNet can learn a good generalized driving style representation: It significantly outperforms existing methods and alternative architectures by reaching the least estimation error on average (0.68, less than one driver) and the highest identification accuracy (by at least 3% improvement) compared with traditional supervised learning methods.</text:p>
          </table:table-cell>
        </table:table-row>
        <table:table-row table:style-name="ro1">
          <table:table-cell office:value-type="string" calcext:value-type="string">
            <text:p>Current trends in text-spotting</text:p>
          </table:table-cell>
          <table:table-cell office:value-type="string" calcext:value-type="string">
            <text:p>Text spotting, i.e., the localization and recognition of text occurrences in natural images and videos, is a challenging problem in computer vision. Important applications of text spotting are: video indexing, retrieval and search, the support of blind persons in finding their way in unknown environments and reading street and shop signs for autonomously driving vehicles or car license plate recognition in traffic control systems. Recently, the use of deep convolutional neural networks as well as recognizing whole words instead of single characters led to significant progress in the field of text spotting. Furthermore, there is a tendency towards merging and unifying the single steps of the text spotting pipeline. Despite current progress, it is still difficult to recognize in-scene text in comparison to overlaid text. This work gives an overview of the state-of-the-art in text spotting and highlights current breakthroughs and trends. © 2017 IEEE.</text:p>
          </table:table-cell>
        </table:table-row>
        <table:table-row table:style-name="ro1">
          <table:table-cell office:value-type="string" calcext:value-type="string">
            <text:p>Driver drowsiness detection via a hierarchical temporal deep belief network</text:p>
          </table:table-cell>
          <table:table-cell office:value-type="string" calcext:value-type="string">
            <text:p>Drowsy driver alert systems have been developed to minimize and prevent car accidents. Existing vision-based systems are usually restricted to using visual cues, depend on tedious parameter tuning, or cannot work under general conditions. One additional crucial issue is the lack of public datasets that can be used to evaluate the performance of different methods. In this paper, we introduce a novel hierarchical temporal Deep Belief Network (HTDBN) method for drowsy detection. Our scheme first extracts high-level facial and head feature representations and then use them to recognize drowsiness-related symptoms. Two continuous-hidden Markov models are constructed on top of the DBNs. These are used to model and capture the interactive relations between eyes, mouth and head motions. We also collect a large comprehensive dataset containing various ethnicities, genders, lighting conditions and driving scenarios in pursuit of wide variations of driver videos. Experimental results demonstrate the feasibility of the proposed HTDBN framework in detecting drowsiness based on different visual cues. © Springer International Publishing AG 2017.</text:p>
          </table:table-cell>
        </table:table-row>
        <table:table-row table:style-name="ro1">
          <table:table-cell office:value-type="string" calcext:value-type="string">
            <text:p>13th Asian Conference on Computer Vision, ACCV 2016</text:p>
          </table:table-cell>
          <table:table-cell office:value-type="string" calcext:value-type="string">
            <text:p>The proceedings contain 46 papers. The special focus in this conference is on Computer Vision. The topics include: Segmentation of trabecular bone for in vivo CT imaging using a novel approach of computing spatial variation in bone and marrow intensities; Bayesian saliency model for focal liver lesion enhancement and detection; a novel iterative method for airway tree segmentation from CT imaging using multiscale leakage detection; rapid analytic optimization of quadratic ICP algorithms; segmentation of partially overlapping convex objects using branch and bound algorithm; a hybrid convolutional neural network for plankton classification; driver drowsiness detection via a hierarchical temporal deep belief network; multistage spatial-temporal network for driver drowsiness detection; driver drowsiness detection system based on feature representation learning using various deep networks; joint shape and local appearance features for real-time driver drowsiness detection; 3D pose estimation of a front pointing hand using a random regression forest; investigating size personalization for more accurate eye tracking glasses; page turning with computer vision based head interaction; exploring manipulation behavior on video see-through head-mounted display with view interpolation; multi-cue information fusion for two-layer activity recognition; piecewise video condensation for complex scenes; unsupervised person re identification via graph-structured image matching; saliency-based person re identification by probability histogram; 3D object recognition with enhanced Grassmann discriminant analysis; an extended sparse classification framework for domain adaptation in video surveillance; benchmark and evaluation of surveillance task and thermal imaging based elderly fall detection.</text:p>
          </table:table-cell>
        </table:table-row>
        <table:table-row table:style-name="ro1">
          <table:table-cell office:value-type="string" calcext:value-type="string">
            <text:p>Driver drowsiness detection system based on feature representation learning using various deep networks</text:p>
          </table:table-cell>
          <table:table-cell office:value-type="string" calcext:value-type="string">
            <text:p>Statistics have shown that 20% of all road accidents are fatigue-related, and drowsy detection is a car safety algorithm that can alert a snoozing driver in hopes of preventing an accident. This paper proposes a deep architecture referred to as deep drowsiness detection (DDD) network for learning effective features and detecting drowsiness given a RGB input video of a driver. The DDD network consists of three deep networks for attaining global robustness to background and environmental variations and learning local facial movements and head gestures important for reliable detection. The outputs of the three networks are integrated and fed to a softmax classifier for drowsiness detection. Experimental results show that DDD achieves 73.06% detection accuracy on NTHU-drowsy driver detection benchmark dataset. © Springer International Publishing AG 2017.</text:p>
          </table:table-cell>
        </table:table-row>
        <table:table-row table:style-name="ro1">
          <table:table-cell office:value-type="string" calcext:value-type="string">
            <text:p>Coarse-to-fine deep neural network for fast pedestrian detection</text:p>
          </table:table-cell>
          <table:table-cell office:value-type="string" calcext:value-type="string">
            <text:p>Pedestrian detection belongs to a category of object detection is a key issue in the field of video surveillance and automatic driving. Although recent object detection methods, such as Fast/Faster RCNN, have achieved excellent performance, it is difficult to meet real-time requirements and limits the application in real scenarios. A coarse-to-fine deep neural network for fast pedestrian detection is proposed in this paper. Two-stage approach is presented to realize fine trade-off between accuracy and speed. In the coarse stage, we train a fast deep convolution neural network to generate most pedestrian candidates at the cost of a number of false positives. The detector can cover the majority of scales, sizes, and occlusions of pedestrians. After that, a classification network is introduced to refine the pedestrian candidates generated from the previous stage. Refining through classification network, most of false detections will be excluded easily and the final pedestrian predictions with bounding box and confidence score are produced. Competitive results have been achieved on INRIA dataset in terms of accuracy, especially the method can achieve real-time detection that is faster than the previous leading methods. The effectiveness of coarse-to-fine approach to detect pedestrians is verified, and the accuracy and stability are also improved. © 2017 SPIE.</text:p>
          </table:table-cell>
        </table:table-row>
        <table:table-row table:style-name="ro1">
          <table:table-cell office:value-type="string" calcext:value-type="string">
            <text:p>Deconvolutional neural network for pupil detection in real-world environments</text:p>
          </table:table-cell>
          <table:table-cell office:value-type="string" calcext:value-type="string">
            <text:p>Eyelid identification provides key data that can be used in several application such as controlling gaze-based HMIs (human machine interfaces), the design of new diagnostic tools for brain diseases, improving driver safety, drowsiness detection, research on advertisement, etc. We propose a novel eyetracking algorithm by learning a deep deconvolutional neural network. To train and test our method, we use several data sets with hand-labeled eye images from real-world tasks. Our method outperforms previous eye tracking methods, improving the results of the current state of the art in a 19%. © Springer International Publishing AG 2017.</text:p>
          </table:table-cell>
        </table:table-row>
        <table:table-row table:style-name="ro1">
          <table:table-cell office:value-type="string" calcext:value-type="string">
            <text:p>IS and T International Symposium on Electronic Imaging Science and Technology</text:p>
          </table:table-cell>
          <table:table-cell office:value-type="string" calcext:value-type="string">
            <text:p>The proceedings contain 13 papers. The topics discussed include: creating the world's largest real-time camera network; multimedia instant messaging with real-time attribute-based encryption; distracted driver detection: deep learning vs handcrafted features; training object detection and recognition CNN models using data augmentation; detection and characterization of coordinate measuring machine (CMM) probes using deep networks for improved quality assurance of machine parts; robust person recognition using CNN; interactive segmentation for indoor scenes; drone detection by acoustic signature identification; aesthetics of fashion photographs: effect on user preferences; local boosted features for illumination invariant face recognition; chromatic domain phase features with gradient and texture for efficient human detection; a real-time smile elegance detection system: a feature-level fusion and SVM based approach; and texture re-rendering tool for re-mixing indoor scene images.</text:p>
          </table:table-cell>
        </table:table-row>
        <table:table-row table:style-name="ro1">
          <table:table-cell office:value-type="string" calcext:value-type="string">
            <text:p>Condition monitoring of driver by deep convolutional neural network with heterogeneous learning</text:p>
          </table:table-cell>
          <table:table-cell office:value-type="string" calcext:value-type="string">
            <text:p>The autonomous driving at level 3 requires hand over the operation to driver when the system could not continue driving automatically. In order to response this requirement, the driver monitoring system is an important technology which estimates the posture and facial angie of driver, in addition, it has to detect the sitting on the driver seat as prior task. The conventional methods take time consuming because it extracts the hand craft features and learn classifiers with them for each task. In this paper, we introduce Heterogeneous Learning for simultaneous learning of multiple tasks by DCNN. It is able to share a feature extraction and output multiple tasks at the same time. We combine 2 tasks in a single DCNN that estimates body posture and facial angle. We also challenge the combination of driver sitting detection and body posture estimation. While the processing time of our method is 2.6 ms in GPU, the conventional DCNN is 3.4 ms. The performance of proposed methods with Heterogeneous Learning are comparable accuracy to DCNNs of single task. Our method is faster than conventional method with equivalent performance.</text:p>
          </table:table-cell>
        </table:table-row>
        <table:table-row table:style-name="ro1">
          <table:table-cell office:value-type="string" calcext:value-type="string">
            <text:p>Transfer learning of temporal information for driver action classification</text:p>
          </table:table-cell>
          <table:table-cell office:value-type="string" calcext:value-type="string">
            <text:p>Correct classification of image data can depend on features learned in multiple sequential frames. We focus on the problem of learning action from video data with an emphasis on driver behavior monitoring. An insuffcient quantity of high quality labeled data is a major problem in machine learning research. This is especially true when deep neural networks are used. Although some sufficiently large, general purpose image databases exist for action recognition, most of these are limited to single frames. This kind of data requires that the action recognition task is applied regardless of the temporal information (information from previous and next frames of a video sequence). In this paper, we show that temporal information is useful for accurate classification of video and that the temporal information in lower layers of a convolutional neural network can successfully be transferred from one network to another to greatly improve performance on the driver behavior monitoring task. © 2017 Copyright retained by the authors.</text:p>
          </table:table-cell>
        </table:table-row>
        <table:table-row table:style-name="ro1">
          <table:table-cell office:value-type="string" calcext:value-type="string">
            <text:p>Detection of driver drowsiness using 3D deep neural network and semi-supervised gradient boosting machine</text:p>
          </table:table-cell>
          <table:table-cell office:value-type="string" calcext:value-type="string">
            <text:p>Detecting drowsiness of the driver with a reliable and confident manner is a challenging task since it requires accurate monitoring of facial behavior such as eye-closure, nodding and yawning. It is even harder to deal with it when she wears sunglasses or scarf, appearing in the data set given for this challenge. One of the popular ways to analyze facial behavior has been using standard face models such as active shape model or active appearance model. These models work well for the frontal faces and yet often stumble for the extreme head pose cases. To handle these issues, we propose an approach based on recent machine learning techniques: first, 3D convolutional neural network to extract features in spatial-temporal domain; secondly, gradient boosting for drowsiness classification; thirdly, semi-supervised learning to enhance overall performance. The highest score from our submissions was 87.46% accuracy, suggesting that this approach has a potential for real application. © Springer International Publishing AG 2017.</text:p>
          </table:table-cell>
        </table:table-row>
        <table:table-row table:style-name="ro1">
          <table:table-cell office:value-type="string" calcext:value-type="string">
            <text:p>14th International Conference on Image Analysis and Recognition, ICIAR 2017</text:p>
          </table:table-cell>
          <table:table-cell office:value-type="string" calcext:value-type="string">
            <text:p>The proceedings contain 73 papers. The special focus in this conference is on Image Analysis and Recognition. The topics include: A weight-selection strategy on training deep neural networks for imbalanced classification; end-to-end deep learning for driver distraction recognition; deep CNN with graph Laplacian regularization for multi-label image annotation; transfer learning using convolutional neural networks for face anti spoofing; depth from defocus via active quasi-random point projections; discovery radiomics via a mixture of deep convnet sequencers for multi-parametric MRI prostate cancer classification; discovery radiomics for pathologically-proven computed tomography lung cancer prediction; left ventricle wall detection from ultrasound images using shape and appearance information; probabilistic segmentation of brain white matter lesions using texture-based classification; a machine learning-driven approach to computational physiological modeling of skin cancer; ejection fraction estimation using a wide convolutional neural network; fully deep convolutional neural networks for segmentation of the prostate gland in diffusion-weighted MR images; compensated row-column ultrasound imaging system using three dimensional random fields; curvelet-based Bayesian estimator for speckle suppression in ultrasound imaging; object boundary based denoising for depth images; a note on boosting algorithms for image denoising; scale and rotation invariant character segmentation from coins; image segmentation based on solving the flow in the mesh with the connections of limited capacities; exploiting semantic segmentation for robust camera motion classification; an event-based optical flow algorithm for dynamic vision sensors and hybrid multi-modal fusion for human action recognition.</text:p>
          </table:table-cell>
        </table:table-row>
        <table:table-row table:style-name="ro1">
          <table:table-cell office:value-type="string" calcext:value-type="string">
            <text:p>PRACE: A taxi recommender for finding passengers with deep learning approaches</text:p>
          </table:table-cell>
          <table:table-cell office:value-type="string" calcext:value-type="string">
            <text:p>In this paper, we propose a real-time recommender system (PRACE) for taxi drivers to find a next passenger and start a new trip efficiently, based on historical GPS trajectories of taxis. To provide high-quality passenger-seeking advice, PRACE takes passenger prediction, road condition estimation, and earnings into ranking simultaneously. Different from many previous researchers, we not only pay more attention to the driving context of taxis (i.e., driving directions, positions, etc.) but also extract meaningful representations of these attributes, using deep neural networks. To enhance the effect of learning, the result of statistics is added to the input of models. Relying on the map meshing method, we treat the prediction task as a multi-classification problem rather than a regression problem and make comparisons with several state-of-the-art methods. Finally, we evaluate our method through extensive experiments, using GPS trajectories generated by more than 10,000 taxis from the same company over a period of two months. The results verify the effectiveness, efficiency, and availability of our recommender system. © Springer International Publishing AG 2017.</text:p>
          </table:table-cell>
        </table:table-row>
        <table:table-row table:style-name="ro1">
          <table:table-cell office:value-type="string" calcext:value-type="string">
            <text:p>Recognizing pedestrian direction using convolutional neural networks</text:p>
          </table:table-cell>
          <table:table-cell office:value-type="string" calcext:value-type="string">
            <text:p>Pedestrian movement direction recognition is an important factor in autonomous driver assistance and security surveillance systems. Pedestrians are the most crucial and fragile moving objects in streets, roads and events where thousands of people may gather on a regular basis. People flow analysis on zebra crossings and in commercial centres or events such as demonstrations, are a key element to improve safety and to enable autonomous cars to drive in real life environments. This paper focuses on deep learning techniques such as Convolutional Neural Networks (CNN) to achieve a good and reliable detection of pedestrians moving in a particular direction. We present a novel input representation that leverages current pedestrian detection techniques to generate a sum of subtracted frames, which are used as an input for the proposed CNN. Moreover, we have also created a new dataset for this purpose. © Springer International Publishing AG 2017.</text:p>
          </table:table-cell>
        </table:table-row>
        <table:table-row table:style-name="ro1">
          <table:table-cell office:value-type="string" calcext:value-type="string">
            <text:p>Efficient application of cloud resources for training and using deep neural networks</text:p>
          </table:table-cell>
          <table:table-cell office:value-type="string" calcext:value-type="string">
            <text:p>Neural networks have great importance in science and technology. Many research teams and engineers are involved in the design and training of neural networks. Many scientists use cloud resources and dedicated GPU accelerators with hourly payment to make the efficient calculations of neural networks. This paper is devoted to research the efficiency of training neural networks on GPU accelerators and server CPUs. We make review of popular frameworks for creation and calculations execution on neural networks. The advantages and disadvantages of frameworks, the features of their work with GPUs and work in cluster mode are considered in this paper. In addition, we consider the advantages of containerization usage with GPU computations on hourly paid cloud systems. One of them is the opportunity to greatly simplify the initial configuration and minimize the discrepancy between the versions of drivers and containers. Also, we consider the impact of containerization on the performance of neural network training. The experiment was planned, and the methods for starting computations and collecting statistics both inside the containers and on the host are described. Different cost parameters of the neural network execution are considered. The experiment shows the acceleration of neural network training when several GPUs and/or CPUs are used. The different need for RAM for CPUs and GPUs is investigated on the same models and data. The opportunity of the efficient model training only on CPUs and overestimated cost characteristics of the use of GPU accelerators are shown. © 2017 CEUR-WS. All rights reserved.</text:p>
          </table:table-cell>
        </table:table-row>
        <table:table-row table:style-name="ro1">
          <table:table-cell office:value-type="string" calcext:value-type="string">
            <text:p>Learning to map vehicles into bird’s eye view</text:p>
          </table:table-cell>
          <table:table-cell office:value-type="string" calcext:value-type="string">
            <text:p>Awareness of the road scene is an essential component for both autonomous vehicles and Advances Driver Assistance Systems and is gaining importance both for the academia and car companies. This paper presents a way to learn a semantic-aware transformation which maps detections from a dashboard camera view onto a broader bird’s eye occupancy map of the scene. To this end, a huge synthetic dataset featuring 1M couples of frames, taken from both car dashboard and bird’s eye view, has been collected and automatically annotated. A deep-network is then trained to warp detections from the first to the second view. We demonstrate the effectiveness of our model against several baselines and observe that is able to generalize on real-world data despite having been trained solely on synthetic ones. © Springer International Publishing AG 2017.</text:p>
          </table:table-cell>
        </table:table-row>
        <table:table-row table:style-name="ro1">
          <table:table-cell office:value-type="string" calcext:value-type="string">
            <text:p>From depth data to head pose estimation: A Siamese approach</text:p>
          </table:table-cell>
          <table:table-cell office:value-type="string" calcext:value-type="string">
            <text:p>The correct estimation of the head pose is a problem of the great importance for many applications. For instance, it is an enabling technology in automotive for driver attention monitoring. In this paper, we tackle the pose estimation problem through a deep learning network working in regression manner. Traditional methods usually rely on visual facial features, such as facial landmarks or nose tip position. In contrast, we exploit a Convolutional Neural Network (CNN) to perform head pose estimation directly from depth data. We exploit a Siamese architecture and we propose a novel loss function to improve the learning of the regression network layer. The system has been tested on two public datasets, Biwi Kinect Head Pose and ICT-3DHP database. The reported results demonstrate the improvement in accuracy with respect to current state-of-the-art approaches and the real time capabilities of the overall framework. Copyright © 2017 by SCITEPRESS - Science and Technology Publications, Lda. All rights reserved.</text:p>
          </table:table-cell>
        </table:table-row>
        <table:table-row table:style-name="ro1">
          <table:table-cell office:value-type="string" calcext:value-type="string">
            <text:p>Age-driven crossing behavior and walkability: Empirical studies towards simulations</text:p>
          </table:table-cell>
          <table:table-cell office:value-type="string" calcext:value-type="string">
            <text:p>The necessity to guarantee the comfort and safety of the elderly pedestrians while walking and crossing in urban environments can be supported by the use of advanced computer-based simulations. Nowadays, simulation of vehicular and pedestrian traffic is a consolidated application domain, but integrated models considering the interactions between these two entities still lack empirical evidences to produce validated simulations. In this paper we introduce the results of two empirical studies aimed at assessing the walkability degree perceived by the elderly inhabitants of a specific area of the city of Milan, considering the impact of drivers' compliance and level of service. Then, the paper proposes an approach to the modeling of pedestrians and vehicles interactions in the area of a zebra crossing, either signalized or not. The model is subject of further improvement and validation with the outcomes of the empirical studies. © 2017, CEUR-WS. All rights reserved.</text:p>
          </table:table-cell>
        </table:table-row>
        <table:table-row table:style-name="ro1">
          <table:table-cell office:value-type="string" calcext:value-type="string">
            <text:p>Representation learning, scene understanding, and feature fusion for drowsiness detection</text:p>
          </table:table-cell>
          <table:table-cell office:value-type="string" calcext:value-type="string">
            <text:p>We propose a novel drowsiness detection method based on 3D-Deep Convolutional Neural Network (3D-DCNN). We design a learning architecture for the drowsiness detection, which consists of three building blocks for representation learning, scene understanding, and feature fusion. In this framework, the model generates a spatio-temporal representation from multiple consecutive frames and analyze the scene conditions which are defined as head, eye, and mouth movements. The result of analysis from the scene condition understanding model is used to auxiliary information for the drowsiness detection. Then the method subsequently generates fusion features using the spatio-temporal representation and the results of the classification of scene conditions. By using the fusion features, we show that the proposed method can boost the performance of drowsiness detection. The proposed method demonstrates with the NTHU Drowsy Driver Detection (NTHU-DDD) video dataset. © Springer International Publishing AG 2017.</text:p>
          </table:table-cell>
        </table:table-row>
        <table:table-row table:style-name="ro1">
          <table:table-cell office:value-type="string" calcext:value-type="string">
            <text:p>Can learning vector quantization be an alternative to SVM and deep learning? - Recent trends and advanced variants of learning vector quantization for classification learning</text:p>
          </table:table-cell>
          <table:table-cell office:value-type="string" calcext:value-type="string">
            <text:p>Learning vector quantization (LVQ) is one of the most powerful approaches for prototype based classification of vector data, intuitively introduced by Kohonen. The prototype adaptation scheme relies on its attraction and repulsion during the learning providing an easy geometric interpretability of the learning as well as of the classification decision scheme. Although deep learning architectures and support vector classifiers frequently achieve comparable or even better results, LVQ models are smart alternatives with low complexity and computational costs making them attractive for many industrial applications like intelligent sensor systems or advanced driver assistance systems. Nowadays, the mathematical theory developed for LVQ delivers sufficient justification of the algorithm making it an appealing alternative to other approaches like support vector machines and deep learning techniques. This review article reports current developments and extensions of LVQ starting from the generalized LVQ (GLVQ), which is known as the most powerful cost function based realization of the original LVQ. The cost function minimized in GLVQ is an soft-approximation of the standard classification error allowing gradient descent learning techniques. The GLVQ variants considered in this contribution, cover many aspects like bordersensitive learning, application of non-Euclidean metrics like kernel distances or divergences, relevance learning as well as optimization of advanced statistical classification quality measures beyond the accuracy including sensitivity and specificity or area under the ROC-curve. According to these topics, the paper highlights the basic motivation for these variants and extensions together with the mathematical prerequisites and treatments for integration into the standard GLVQ scheme and compares them to other machine learning approaches. For detailed description and mathematical theory behind all, the reader is referred to the respective original articles. Thus, the intention of the paper is to provide a comprehensive overview of the stateof- the-art serving as a starting point to search for an appropriate LVQ variant in case of a given specific classification problem as well as a reference to recently developed variants and improvements of the basic GLVQ scheme.</text:p>
          </table:table-cell>
        </table:table-row>
        <table:table-row table:style-name="ro1">
          <table:table-cell office:value-type="string" calcext:value-type="string">
            <text:p>Detecting distracted driving with deep learning</text:p>
          </table:table-cell>
          <table:table-cell office:value-type="string" calcext:value-type="string">
            <text:p>Driver distraction is the leading factor in most car crashes and near-crashes. This paper discusses the types, causes and impacts of distracted driving. A deep learning approach is then presented for the detection of such driving behaviors using images of the driver, where an enhancement has been made to a standard convolutional neural network (CNN). Experimental results on Kaggle challenge dataset have confirmed the capability of a convolutional neural network (CNN) in this complicated computer vision task and illustrated the contribution of the CNN enhancement to a better pattern recognition accuracy. © 2017, Springer International Publishing AG.</text:p>
          </table:table-cell>
        </table:table-row>
        <table:table-row table:style-name="ro1">
          <table:table-cell office:value-type="string" calcext:value-type="string">
            <text:p>EEG-Based Driver Drowsiness Estimation Using Convolutional Neural Networks</text:p>
          </table:table-cell>
          <table:table-cell office:value-type="string" calcext:value-type="string">
            <text:p>Deep learning, including convolutional neural networks (CNNs), has started finding applications in brain-computer interfaces (BCIs). However, so far most such approaches focused on BCI classification problems. This paper extends EEGNet, a 3-layer CNN model for BCI classification, to BCI regression, and also utilizes a novel spectral meta-learner for regression (SMLR) approach to aggregate multiple EEGNets for improved performance. Our model uses the power spectral density (PSD) of EEG signals as the input. Compared with raw EEG inputs, the PSD inputs can reduce the computational cost significantly, yet achieve much better regression performance. Experiments on driver drowsiness estimation from EEG signals demonstrate the outstanding performance of our approach. © 2017, Springer International Publishing AG.</text:p>
          </table:table-cell>
        </table:table-row>
        <table:table-row table:style-name="ro1">
          <table:table-cell office:value-type="string" calcext:value-type="string">
            <text:p>A deep learning approach to detect distracted drivers using a mobile phone</text:p>
          </table:table-cell>
          <table:table-cell office:value-type="string" calcext:value-type="string">
            <text:p>Detect distracted driver is an essential factor to maintain road safety and avoid the risk of accidents and deaths. Studies of the World Health Organization shows that the distraction caused by mobile phones can increase the crash risk by up to 400%. This paper proposes a convolutional neural network that is able to monitor drivers video surveillance, more specifically detect and classify when the driver is using a cell phone. The experiments show an impressive accuracy, achieving up 99% of accuracy detecting distracted driver. © Springer International Publishing AG 2017.</text:p>
          </table:table-cell>
        </table:table-row>
        <table:table-row table:style-name="ro1">
          <table:table-cell office:value-type="string" calcext:value-type="string">
            <text:p>Application of convolutional neural network to the problem of detecting selected symptoms of driver fatigue [Zastosowanie sieci konwolucyjnej do wykrywania wybranych symptomów zmęczenia kierowcy]</text:p>
          </table:table-cell>
          <table:table-cell office:value-type="string" calcext:value-type="string">
            <text:p>The paper presents the results of research aimed at the assessment of the possibilities of using convolutional neural networks to detect the symptoms of driver fatigue in a face image. The research was conducted with the use of own data pool which consisted of monochrome images acquired in the near infrared region. The results show that the proposed approach seems to be useful when implemented in the systems improving the safety of driving. © 2017, Wydawnictwo SIGMA - N O T Sp. z o.o. All rights reserved.</text:p>
          </table:table-cell>
        </table:table-row>
        <table:table-row table:style-name="ro1">
          <table:table-cell office:value-type="string" calcext:value-type="string">
            <text:p>Driver fatigue detection using multitask cascaded convolutional networks</text:p>
          </table:table-cell>
          <table:table-cell office:value-type="string" calcext:value-type="string">
            <text:p>Driving fatigue is one of the main reasons of traffic accidents. In this paper, we apply the multitask cascaded convolutional networks to face detection and alignment in order to ensure the accuracy and real-time of the algorithm. Afterwards another convolution neural network (CNN) is used for eye state recognition. Finally, we calculate the percentage of eyelid closure (PERCLOS) to detect the fatigue. The experimental results show that the proposed method has high recognition accuracy of eye state and can detect the fatigue effectively in real- time. © IFIP International Federation for Information Processing 2017.</text:p>
          </table:table-cell>
        </table:table-row>
        <table:table-row table:style-name="ro1">
          <table:table-cell office:value-type="string" calcext:value-type="string">
            <text:p>IS and T International Symposium on Electronic Imaging Science and Technology</text:p>
          </table:table-cell>
          <table:table-cell office:value-type="string" calcext:value-type="string">
            <text:p>The proceedings contain 13 papers. The topics discussed include: measuring MTF with wedges: pitfalls and best practices; free-view multi-camera visualization and harmonization for automotive systems; accelerated stereo matching for autonomous vehicles using an upright pinhole camera model; perspectively correct bird's views using stereo vision; a sense and avoid algorithm using surround stereo vision for drones; enabling functional safety ASIL compliance for autonomous driving software systems; Milpet - the self-driving wheelchair; efficient pre-processor for CNN; free-space detection with self-supervised and online trained fully convolutional networks; motion estimation using visual odometry and deep learning localization; deep reinforcement learning framework for autonomous driving; automatic glare detection via photometric, geometric, and global positioning information; and face pose estimation from rigid face landmarks for driver monitoring systems.</text:p>
          </table:table-cell>
        </table:table-row>
        <table:table-row table:style-name="ro1">
          <table:table-cell office:value-type="string" calcext:value-type="string">
            <text:p>Deep Passenger State Monitoring Using Viewpoint Warping</text:p>
          </table:table-cell>
          <table:table-cell office:value-type="string" calcext:value-type="string">
            <text:p>The advent of autonomous and semi-autonomous vehicles has meant passengers now play a more significant role in the safety and comfort of vehicle journeys. In this paper, we propose a deep learning method to monitor and classify passenger state with camera data. The training of a convolutional neural network is supplemented by data captured from vehicle occupants in different seats and from different viewpoints. Existing driver data or data from one vehicle is augmented by viewpoint warping using planar homography, which does not require knowledge of the source camera parameters, and overcomes the need to re-train the model with large amounts of additional data. To analyse the performance of our approach, data is collected on occupants in two different vehicles, from different viewpoints inside the vehicle. We show that the inclusion of the additional training data and augmentation by homography increases the average passenger state classification rate by 11.1%. We conclude by proposing how occupant state may be used holistically for activity recognition and intention prediction for intelligent vehicle features. © 2017, Springer International Publishing AG.</text:p>
          </table:table-cell>
        </table:table-row>
        <table:table-row table:style-name="ro1">
          <table:table-cell office:value-type="string" calcext:value-type="string">
            <text:p>2nd IFIP TC 12 International Conference on Intelligence Science, ICIS 2017</text:p>
          </table:table-cell>
          <table:table-cell office:value-type="string" calcext:value-type="string">
            <text:p>The proceedings contain 48 papers. The special focus in this conference is on Intelligence Science. The topics include: HCI based on gesture recognition in an augmented reality system for diagnosis planning and training; the effect of expression geometry and facial identity on the expression aftereffect; a dynamic mining algorithm for multi-granularity user’s learning preference based on ant colony optimization; driver fatigue detection using multitask cascaded convolutional networks; a fast granular method for classifying incomplete inconsistent data; sentiment analysis of movie reviews based on CNN-BLSTM; playlist recommendation based on reinforcement learning; transfer learning for music genre classification; collaborative model in brain-computer integration; a functional model of AIS data fusion; entropy-based support matrix machine; using convolutional neural network with asymmetrical kernels to predict speed of elevated highway; enlightening the relationship between distribution and regression fitting; application and implementation of batch file transfer in redis storage; the optimization algorithm of circle stock problem with standard usage leftover; weighting features before applying machine learning methods to pulsar search; patch image based LSMR method for moving point target detection; an improved image transformation network for neural style transfer; an improved algorithm for redundant readers elimination in dense RFID networks; entanglement of inner product, topos induced by opposition and transformation of contradiction, and tensor flow; a coding efficiency improvement algorithm for future video coding; a two-step pedestrian detection algorithm based on RGB-D data; inferring and analysis drivers violation behavior through trajectory; improved CNN based on super-pixel segmentation; speaker verification channel compensation based on DAE-RBM-PLDA.</text:p>
          </table:table-cell>
        </table:table-row>
        <table:table-row table:style-name="ro1">
          <table:table-cell office:value-type="string" calcext:value-type="string">
            <text:p>The recognition of traffic speed limit sign in hazy weather</text:p>
          </table:table-cell>
          <table:table-cell office:value-type="string" calcext:value-type="string">
            <text:p>Hazy weather affects drivers' sightline seriously and causes a high potential safety hazard. This paper proposes a novel approach for recognizing the speed limit sign in hazy weather. It consists of three major modules: Haze removal, speed limit sign location, and sign recognition. In haze removal, this paper proposes to dehaze image with the dark channel prior. The speed limit sign is located by Histogram of Oriented Gradient (HOG) feature extraction and Support Vector Machine (SVM) classification and is recognized by the seven layers Convolutional Neural Networks (CNN). Experimental results show that the proposed method has better performance than the state-of-art dehazing methods and the processing time is also reduced. The recognition rate of the speed limit signs is 98.51 that is better than the human performance, and the classifier can recognize the speed limit sign with rotation, shift, scale and other distortions. © 2017 - IOS Press and the authors. All rights reserved.</text:p>
          </table:table-cell>
        </table:table-row>
        <table:table-row table:style-name="ro1">
          <table:table-cell office:value-type="string" calcext:value-type="string">
            <text:p>Traffic sign recognition using convolutional neural networks</text:p>
          </table:table-cell>
          <table:table-cell office:value-type="string" calcext:value-type="string">
            <text:p>Traffic sign recognition (TSR) represents an important feature of advanced driver assistance systems, contributing to the safety of the drivers, pedestrians and vehicles as well. Developing TSR systems requires the use of computer vision techniques, which could be considered fundamental in the field of pattern recognition in general. Despite all the previous works and research that has been achieved, traffic sign detection and recognition still remain a very challenging problem, precisely if we want to provide a real time processing solution. In this paper, we present a comparative and analytical study of the two major approaches for traffic sign detection and recognition. The first approach is based on the color segmentation technique and convolutional neural networks (C-CNN), while the second one is based on the fast region-based convolutional neural networks approach (Fast R-CNN). ©2017 IEEE.</text:p>
          </table:table-cell>
        </table:table-row>
        <table:table-row table:style-name="ro1">
          <table:table-cell office:value-type="string" calcext:value-type="string">
            <text:p>User participatory construction of open hazard data for preventing bicycle accidents</text:p>
          </table:table-cell>
          <table:table-cell office:value-type="string" calcext:value-type="string">
            <text:p>Recently, bicycle-related accidents, e.g., collision accidents at intersection increase and account for approximately 20% of all traffic accidents in Japan; thus, it is regarded as one of the serious social problems. However, the Traffic Accident Occurrence Map released by the Japanese Metropolitan Police Department is currently based on accident information records, and thus there are a number of near-miss events, which are overlooked in the map but will be useful for preventing the possible accidents. Therefore, we detect locations with high possibility of bicycle accidents using user participatory sensing and offer them drivers and government officials as Open Hazard Data (OHD) to prevent future bicycle accident. This paper uses smartphone sensors to obtain data for acceleration, location, and handle rotation information. Then, by classifying those data with convolutional neural networks, it was confirmed that the locations, where sudden braking occurred can be detected with an accuracy of 80%. In addition, we defined an RDF model for OHD that is currently publicly available. In future, we plan to develop applications using OHD, e.g., notifying alerts when users are approaching locations where near-miss events have occurred. © 2017, Springer International Publishing AG.</text:p>
          </table:table-cell>
        </table:table-row>
        <table:table-row table:style-name="ro1">
          <table:table-cell office:value-type="string" calcext:value-type="string">
            <text:p>End-to-end deep learning for driver distraction recognition</text:p>
          </table:table-cell>
          <table:table-cell office:value-type="string" calcext:value-type="string">
            <text:p>In this paper, an end-to-end deep learning solution for driver distraction recognition is presented. In the proposed framework, the features from pre-trained convolutional neural networks VGG-19 are extracted. Despite the variation in illumination conditions, camera position, driver’s ethnicity, and genders in our dataset, our best fine-tuned model, VGG-19 has achieved the highest test accuracy of 95% and an average accuracy of 80% per class. The model is tested with leave-one-driver- out cross validation method to ensure generalization. The results show that our framework avoided the overfitting problem which typically occurs in low-variance datasets. A comparison between our framework with the state-of-the-art XGboost shows that the proposed approach outperforms XGBoost in accuracy by approximately 7%. © Springer International Publishing AG 2017.</text:p>
          </table:table-cell>
        </table:table-row>
        <table:table-row table:style-name="ro1">
          <table:table-cell office:value-type="string" calcext:value-type="string">
            <text:p>Speeding up dilated convolution based pedestrian detection with tensor decomposition</text:p>
          </table:table-cell>
          <table:table-cell office:value-type="string" calcext:value-type="string">
            <text:p>Researches show in the test phase of Convolutional Neural Network (CNN), the most time cost occurred in convolutional layers, while the most memory cost occurred in the fully connected layers. With the rapid development of the pedestrian methods, which are based on deep learning, the performance is going better and better. Especially using resemble models, pedestrian detection can get a more excellent performance. However, the performance is improved by the increase in parameters and slow of speed in price. Meanwhile, for some specific tasks, such as driverless cars, due to the limitations of hardware facilities, it is impossible to use these methods on them. In this paper, we applied the tensor decomposition to pedestrian detection task, in order to accelerate the whole pedestrian detection processing. Experiments show even though the decomposition brings some of the rise of miss rate (MR), the saved memory and time indicates the efficiency of our method. © Springer International Publishing AG 2017.</text:p>
          </table:table-cell>
        </table:table-row>
        <table:table-row table:style-name="ro1">
          <table:table-cell office:value-type="string" calcext:value-type="string">
            <text:p>Moving object proposal by grouping with motion feature</text:p>
          </table:table-cell>
          <table:table-cell office:value-type="string" calcext:value-type="string">
            <text:p>Recently, Object Recognition Is Improved Accuracy By Convolutional Neural Network(Cnn) And Growing Object Recognition Demand For Automatic Driving System And Security And So On. However, One Of The Problem Of Object Recognition Is To Extract Object Region Which Have Various Size, Scale And Form. This Paper Propose Moving Object Proposal For Object Recognition. Using Region Grouping And Scoring With Optical Flow, We Can Propose Object Proposal For Moving Objects. The Object Proposal Experiments Show Effective Results Compared With Previous Method On The Ucf Crowd Dataset.</text:p>
          </table:table-cell>
        </table:table-row>
        <table:table-row table:style-name="ro1">
          <table:table-cell office:value-type="string" calcext:value-type="string">
            <text:p>D-STC: Deep learning with spatio-temporal constraints for train drivers detection from videos</text:p>
          </table:table-cell>
          <table:table-cell office:value-type="string" calcext:value-type="string">
            <text:p>Video-based train driver operation monitoring is one of the emerging requirements for train safety management and driving operation regularization. Recent years, deep learning methods such as Faster R-CNN have achieved excellent detection performance on images. However, they are not specially designed for object detection from videos, especially for those train drivers who often perform tiny moving in the monitoring video. Spatial and temporal information of videos are not fully explored together to solve this problem. In this paper, a new framework D-STC is proposed to handles the complex situations in train cab and detect train drivers from videos in a more reliable way. The proposed framework first utilizes fine tuning Faster R-CNN framework to detect the train drivers as the initial detection results. Then, the initial detection results of each frame is processed further to suppress false detection results by using the customized spatial constraints. Finally, an optimal threshold adjustment mechanism is presented to improve detection accuracy for the whole video sequence. The D-STC framework improves the accuracy of train driver detection and fully guarantees the detection speed for videos. Experimental results demonstrate the effectiveness of the proposed framework. © 2017 Elsevier B.V.</text:p>
          </table:table-cell>
        </table:table-row>
        <table:table-row table:style-name="ro1">
          <table:table-cell office:value-type="string" calcext:value-type="string">
            <text:p>A framework for evaluating aggressive driving behaviors based on in-vehicle driving records</text:p>
          </table:table-cell>
          <table:table-cell office:value-type="string" calcext:value-type="string">
            <text:p>Driving behavior is how drivers respond to actual driving environments and a major factor for road traffic safety. Recent advances in in-vehicle sensors facilitate continuous monitoring of driving behaviors; large-scale driving data have been accumulated. This study develops a framework to evaluate large-scale driving records and to establish clusters that can be used to identify potentially aggressive driving behaviors. The framework employs three steps of data analytic methods: abrupt change detection to extract meaningful driving events from raw data, feature extraction using an auto-encoder, and two-level clustering. This framework is applied to real driving data that were obtained from 43 taxis in Korean metropolitan cities. The application shows that the framework can characterize driving patterns from large-scale driving records and identify clusters with high potential for aggressive driving. The findings imply that the outcome clusters represent the norm of driving behavior and thus can be used as a reference in diagnosing other drivers' behavior. © 2017 Elsevier Ltd.</text:p>
          </table:table-cell>
        </table:table-row>
        <table:table-row table:style-name="ro1">
          <table:table-cell office:value-type="string" calcext:value-type="string">
            <text:p>Deep learning in automotive: Challenges and opportunities</text:p>
          </table:table-cell>
          <table:table-cell office:value-type="string" calcext:value-type="string">
            <text:p>The interest of the automotive industry in deep-learning-based technology is growing and related applications are going to be pervasively used in the modern automobiles. Automotive is a domain where different standards addressing the software development process apply, as Automotive SPICE and, for functional safety relevant products, ISO 26262. So, in the automotive software engineering community, the awareness of the need to integrate deep-learning-based development with development approaches derived from these standards is growing, at the technical, methodological, and cultural levels. This paper starts from a lifecycle for deep-learning-based development defined by the authors, called W-model, and addresses the issue of the applicability of Automotive SPICE to deep-learning-based developments. A conceptual mapping between Automotive SPICE and the deep learning lifecycles phases is provided in this paper with the aim of highlighting the open issues related to the applicability of automotive software development standards to deep learning. © Springer International Publishing AG 2017.</text:p>
          </table:table-cell>
        </table:table-row>
        <table:table-row table:style-name="ro1">
          <table:table-cell office:value-type="string" calcext:value-type="string">
            <text:p>Convolutional neural network for person detection using YOLO framework</text:p>
          </table:table-cell>
          <table:table-cell office:value-type="string" calcext:value-type="string">
            <text:p>In this paper we present a real-time person detection system suitable for use in Intelligent Car or Advanced Driver Assistance System (ADAS). The system is based on modified You only Look Once (YOLO) which uses 7 convolutional neural network layers. The experimental results demonstrate that the accuracy of the person detection system is reliable for real time operation. The performance of the detection is benchmarked using the standard testing datasets from Caltech and measured using Piotr’s Matlab Toolbox. The results benchmarking is emphasizing on the performance of false positive per image (FPPI) over the miss rate. ADAS demands both relatively good detection and accuracy in order to work in real time operation. A good detection result is marked by achieving low miss rate and low FPPI. This requirement was achieved by the modified YOLO with 28.5%, 26.4% and 22.7% miss rate at 0.1 FPPI and believed to be an excellent candidate for use in ADAS.</text:p>
          </table:table-cell>
        </table:table-row>
        <table:table-row table:style-name="ro1">
          <table:table-cell office:value-type="string" calcext:value-type="string">
            <text:p>Free-space detection with self-supervised and online trained fully convolutional networks</text:p>
          </table:table-cell>
          <table:table-cell office:value-type="string" calcext:value-type="string">
            <text:p>Recently, vision-based Advanced Driver Assist Systems have gained broad interest. In this work, we investigate free-space detection, for which we propose to employ a Fully Convolutional Network (FCN). We show that this FCN can be trained in a self-supervised manner and achieve similar results compared to training on manually annotated data, thereby reducing the need for large manually annotated training sets. To this end, our self-supervised training relies on a stereo-vision disparity system, to automatically generate (weak) training labels for the color-based FCN. Additionally, our self-supervised training facilitates online training of the FCN instead of offline. Consequently, given that the applied FCN is relatively small, the free-space analysis becomes highly adaptive to any traffic scene that the vehicle encounters. We have validated our algorithm using publicly available data and on a new challenging benchmark dataset that is released with this paper. Experiments show that the online training boosts performance with 5% when compared to offline training, both for Fmax and AP. © 2017, Society for Imaging Science and Technology.</text:p>
          </table:table-cell>
        </table:table-row>
        <table:table-row table:style-name="ro1">
          <table:table-cell office:value-type="string" calcext:value-type="string">
            <text:p>A Multimodal Vigilance Monitoring System Based on Fuzzy Logic Architecture</text:p>
          </table:table-cell>
          <table:table-cell office:value-type="string" calcext:value-type="string">
            <text:p>This paper deals with the problem of vigilance level monitoring. A novel method of hypovigilance detection is presented in this work. It is based on the analysis of eyes’ blinking and head posture. The fusion task of both systems is achieved by the fuzzy logic technique which allows us to obtain five vigilance levels. This paper contains two key contributions. The first is the amelioration of our previous works in the classification field employing fast wavelet network classifier (FWT) by using another classification system based on a deep learning architecture. It provides more accurate results than the wavelet network classifier. The second resides in the conception of a driver alertness control system able to detect five vigilance levels which is different from previous works of the literature characterized by two, three or four levels. Experiments, using different datasets, prove the good performance of our new approach. © 2017, Springer International Publishing AG.</text:p>
          </table:table-cell>
        </table:table-row>
        <table:table-row table:style-name="ro1">
          <table:table-cell office:value-type="string" calcext:value-type="string">
            <text:p>Fast and accurate facial landmark localization in depth images for in-car applications</text:p>
          </table:table-cell>
          <table:table-cell office:value-type="string" calcext:value-type="string">
            <text:p>A correct and reliable localization of facial landmark enables several applications in many fields, ranging from Human Computer Interaction to video surveillance. For instance, it can provide a valuable input to monitor the driver physical state and attention level in automotive context. In this paper, we tackle the problem of facial landmark localization through a deep approach. The developed system runs in real time and, in particular, is more reliable than state-of-the-art competitors specially in presence of light changes and poor illumination, thanks to the use of depth images as input. We also collected and shared a new realistic dataset inside a car, called MotorMark, to train and test the system. In addition, we exploited the public Eurecom Kinect Face Dataset for the evaluation phase, achieving promising results both in terms of accuracy and computational speed. © Springer International Publishing AG 2017.</text:p>
          </table:table-cell>
        </table:table-row>
        <table:table-row table:style-name="ro1">
          <table:table-cell office:value-type="string" calcext:value-type="string">
            <text:p>Semi-Automated annotation of discrete states in large video datasets</text:p>
          </table:table-cell>
          <table:table-cell office:value-type="string" calcext:value-type="string">
            <text:p>We propose a framework for semi-automated annotation of video frames where the video is of an object that at any point in time can be labeled as being in one of a finite number of discrete states. A Hidden Markov Model (HMM) is used to model (1) the behavior of the underlying object and (2) the noisy observation of its state through an image processing algorithm. The key insight of this approach is that the annotation of frame-by-frame video can be reduced from a problem of labeling every single image to a problem of detecting a transition between states of the underlying objected being recording on video. The performance of the framework is evaluated on a driver gaze classification dataset composed of 16,000,000 images that were fully annotated through 6,000 hours of direct manual annotation labor. On this dataset, we achieve a 13x reduction in manual annotation for an average accuracy of 99.1% and a 84x reduction for an average accuracy of 91.2%. © Copyright 2017, Association for the Advancement of Artificial Intelligence (www.aaai.org). All rights reserved.</text:p>
          </table:table-cell>
        </table:table-row>
        <table:table-row table:style-name="ro1">
          <table:table-cell office:value-type="string" calcext:value-type="string">
            <text:p>Multi-task learning with cartesian product-based multi-objective combination for dangerous object detection</text:p>
          </table:table-cell>
          <table:table-cell office:value-type="string" calcext:value-type="string">
            <text:p>Autonomous driving has caused extensively attention of academia and industry. Vision-based dangerous object detection is a crucial technology of autonomous driving which detects object and assesses its danger with distance to warn drivers. Previous vision-based dangerous object detections apply two independent models to deal with object detection and distance prediction, respectively. In this paper, we show that object detection and distance prediction have visual relationship, and they can be improved by exploiting the relationship. We jointly optimize object detection and distance prediction with a novel multi-task learning (MTL) model for using the relationship. In contrast to traditional MTL which uses linear multi-task combination strategy, we propose a Cartesian product-based multi-target combination strategy for MTL to consider the dependent among tasks. The proposed novel MTL method outperforms than the traditional MTL and single task methods by a series of experiments. © Springer International Publishing AG 2017.</text:p>
          </table:table-cell>
        </table:table-row>
        <table:table-row table:style-name="ro1">
          <table:table-cell office:value-type="string" calcext:value-type="string">
            <text:p>Forward rectification: Spatial image normalization for a video from a forward facing vehicle camera</text:p>
          </table:table-cell>
          <table:table-cell office:value-type="string" calcext:value-type="string">
            <text:p>The work in this paper is focused around visual ADAS (Advanced Driver Assistance Systems). We introduce forward rectification- A technique for making computer vision algorithms more robust against camera mount point and mount angles. Using the technique can increase the quality of recognition as well as lower the dimensionality for algorithm invariance, making it possible to apply simpler affine-invariant algorithms for applications that require projective invariance. Providing useful results this rectification requires thorough calibration of the camera, which can be done automatically or semi-automatically. The technique is of general nature and can be applied to different algorithms, such as pattern matching detectors, convolutional neural networks. The applicability of the technique is demonstrated on HOG-based car detector detection rate. © 2017 SPIE.</text:p>
          </table:table-cell>
        </table:table-row>
        <table:table-row table:style-name="ro1">
          <table:table-cell office:value-type="string" calcext:value-type="string">
            <text:p>MSTN: Multistage spatial-temporal network for driver drowsiness detection</text:p>
          </table:table-cell>
          <table:table-cell office:value-type="string" calcext:value-type="string">
            <text:p>Recent survey has shown that drowsy driving is one of the main factors in fatal motor vehicle crashes. In this paper, given only the visual information of the driver, we propose a Multistage Spatial-Temporal Network (MSTN) to efficiently and accurately detect driver drowsiness. The proposed MSTN consists of a spatial CNN, a temporal LSTM, and then followed by a temporal smoothing. Firstly, we use the spatial CNN to effectively extract drowsiness-related features from the face region detected from each video frame. Then, we model the temporal variation of the drowsiness status by feeding a sequence of frame-level features into the Long Short Term Memory (LSTM). Finally, we conduct the temporal smoothing to smooth the predicted drowsiness scores in order to avoid noisy predictions. We evaluate the proposed MSTN using NTHU Drowsy Driver Detection Video Dataset and achieve 82.61% overall accuracy on the testing set. © Springer International Publishing AG 2017.</text:p>
          </table:table-cell>
        </table:table-row>
        <table:table-row table:style-name="ro1">
          <table:table-cell office:value-type="string" calcext:value-type="string">
            <text:p>8th IFIP WG 5.5/SOCOLNET Advanced Doctoral Conference on Computing, Electrical and Industrial Systems, DoCEIS 2017</text:p>
          </table:table-cell>
          <table:table-cell office:value-type="string" calcext:value-type="string">
            <text:p>The proceedings contain 46 papers. The special focus in this conference is on Computing, Electrical and Industrial Systems. The topics include: Supporting the strategies alignment process in collaborative networks; service personalization requirements for elderly care in a collaborative environment; a system dynamics and agent-based approach to model emotions in collaborative networks; efficient fuzzy controller to increase soybean productivity; flexibilizing distribution network systems via dynamic reconfiguration to support large-scale integration of variable energy sources using a genetic algorithm; data fusion of georeferenced events for detection of hazardous areas; a system for driver analysis using Smartphone as smart sensor; multi-criteria analysis and decision methodology for the selection of internet-of-things hardware platforms; dynamic simulation for MAS -based data acquisition and pre-processing in manufacturing using V-REP; enhancing dependability and security of cyber-physical production systems; features extraction from CAD as a basis for assembly process planning; safety active barriers considering different scenarios of faults in modern production systems; signal processing techniques for accurate screening of wrist fractures; feature transformation based on stacked sparse autoencoders for sleep stage classification; quality evaluation strategies for approximate computing in embedded systems; configurable reprogramming methodology for embedded low-power devices; assessment of ancillary service demand response and time of use in a market-based power system through a stochastic security constrained unit commitment; self-scheduling of wind-thermal systems using a stochastic MILP approach and a generalized geometric programming sub-problem of transformer design optimization.</text:p>
          </table:table-cell>
        </table:table-row>
        <table:table-row table:style-name="ro1">
          <table:table-cell office:value-type="string" calcext:value-type="string">
            <text:p>Modeling the perception reaction time and deceleration level for different surface conditions using machine learning techniques</text:p>
          </table:table-cell>
          <table:table-cell office:value-type="string" calcext:value-type="string">
            <text:p>The ability to model the driver’s perception reaction time (PRT) and deceleration level is important for signal-timing design. The current state of practice considers PRT and the deceleration level deterministic and uses of constant values for them. The state of practice ignores the differences in PRT and deceleration level between individual drivers approaching the same intersection at the onset of yellow. The research presented in this paper uses data collected from two controlled field experiments on the Smart Road at the Virginia Tech Transportation Institute (VTTI) to model brake PRT and the deceleration level at the onset of a yellow indication for different roadway surface conditions. The paper uses many of the recent stat of art machine learning to train models that can be used to predict the brake PRT and deceleration level of approaching driver. © Springer International Publishing Switzerland 2017.</text:p>
          </table:table-cell>
        </table:table-row>
        <table:table-row table:style-name="ro1">
          <table:table-cell office:value-type="string" calcext:value-type="string">
            <text:p>Front collision warning based on vehicle detection using CNN</text:p>
          </table:table-cell>
          <table:table-cell office:value-type="string" calcext:value-type="string">
            <text:p>Front Collision Warning(FCW) is a critical safety function of Advanced Driver Assistance System(ADAS). Recently, many researches related to FCW systems which use monocular camera image processing have been introduced. In this paper, we propose an FCW system for highway environment based on vehicle detection using Convolutional Neural Network(CNN) as a classifier. Adaptive Region-of- Interest(ROI) is set using lane detection to enhance speed and detection performance of the system. We measure the distance between our vehicle and the detected vehicle in front by calculating the ratio between the lane width of the position of the detected vehicle and our vehicle, respectively. Tiine-To- Collision(TTC) is used as a collision warning index. For FHD(1920xl080) black-box camera images taken in highway environment, the detection rate of the proposed CNN is 99.1%, and the execution time of the system is 19.8ms per frame. © 2016 IEEE.</text:p>
          </table:table-cell>
        </table:table-row>
        <table:table-row table:style-name="ro1">
          <table:table-cell office:value-type="string" calcext:value-type="string">
            <text:p>Reducing the negative effect of defective data on driving behavior segmentation via a deep sparse autoencoder</text:p>
          </table:table-cell>
          <table:table-cell office:value-type="string" calcext:value-type="string">
            <text:p>Analyzing driving behavior data is essential for developing driver assistance systems. Statistical segmentation is one of the important methods to realize the analysis. Driving behavior data actually include undesirable defects caused by external environment and sensor failures. Defects in the data cause a huge negative effect on the segmentation. In this paper, we showed that a feature extraction method based on a deep sparse autoencoder with fixed point (DSAE-FP) could reduce the negative effect of defective data in a driving behavior segmentation task. In the experiments, we used sticky hierarchical Dirichlet process hidden Markov model to segment the driving behavior. We compared the segmentation results using hidden features extracted by DSAE-FP and other comparative methods. Experimental results showed that segmentation results of non-defective dataset and defective dataset turned out most similar when DSAE-FP was used. © 2016 IEEE.</text:p>
          </table:table-cell>
        </table:table-row>
        <table:table-row table:style-name="ro1">
          <table:table-cell office:value-type="string" calcext:value-type="string">
            <text:p>Kangaroo Vehicle Collision Detection Using Deep Semantic Segmentation Convolutional Neural Network</text:p>
          </table:table-cell>
          <table:table-cell office:value-type="string" calcext:value-type="string">
            <text:p>Kangaroo vehicle collisions are a serious problem threatening the safety of the drivers on Australian roads. It is estimated, according to a recent report by Australian Associated Motor Insurers, that there are around 20,000 kangaroo vehicle collisions during year 2015 in Australia. As a result, more than AU \$75 million in insurance claims, and a number of animal and human severe injuries and fatalities have been reported. Despite how catastrophic these numbers are, yet a little research has been done in order to avoid or minimise the number of kangaroo vehicle collisions. In this work, we are focusing on the problem of recognising and detecting kangaroos in dynamic environments using a deep semantic segmentation convolutional neural network model. Our model is trained on a synthetic labelled depth images obtained using a simulated range sensor. Our approach records average recall value of over 93\% in semantically segmenting any number of kangaroos in the generated testing dataset. © 2016 IEEE.</text:p>
          </table:table-cell>
        </table:table-row>
        <table:table-row table:style-name="ro1">
          <table:table-cell office:value-type="string" calcext:value-type="string">
            <text:p>Deep Learning-Based Fast Hand Gesture Recognition Using Representative Frames</text:p>
          </table:table-cell>
          <table:table-cell office:value-type="string" calcext:value-type="string">
            <text:p>In this paper, we propose a vision-based hand gesture recognition system for intelligent vehicles. Vision-based gesture recognition systems are employed in automotive user interfaces to increase the driver comfort without compromising their safety. In our algorithm, the long-term recurrent convolution network is used to classify the video sequences of hand gestures. In the standard long-term recurrent convolution network-based action classifier, multiple frames sampled from the video sequence are given as an input to the network, to perform classification. However, the use of multiple frames increases the computational complexity, apart from reducing the classification accuracy of the classifier. We propose to address these issues by extracting a fewer representative frames from the video sequence, and inputting them to the long-term recurrent convolution network. To extract the representative frames, we propose to use novel tiled image patterns and tiled binary pattern within a semantic segmentation- based deep learning framework, the deconvolutional neural network. The novel tiled image patterns contain multiple non-overlapping blocks and represent the entire gesture-based video sequence within a single tiled image. These image patterns represent the input to the deconvolution network and are generated from the video sequence. The novel tiled binary pattern also contain multiple non-overlapping blocks and represent the representative frames of the video sequence. These binary patterns represent the output of the deconvolution network. The training binary patterns are generated from the training video sequences using the dictionary learning and sparse modeling framework. We validate our proposed algorithm on the public Cambridge gesture recognition dataset. A comparative analysis is performed with baseline algorithms and an improved classification accuracy is observed. We also perform a detailed parametric analysis of the proposed algorithm. We report a gesture classification accuracy of 91% and report a near real-time computational complexity of $110$ms per video sequence. © 2016 IEEE.</text:p>
          </table:table-cell>
        </table:table-row>
        <table:table-row table:style-name="ro1">
          <table:table-cell office:value-type="string" calcext:value-type="string">
            <text:p>Pedestrians and their phones - Detecting phone-based activities of pedestrians for autonomous vehicles</text:p>
          </table:table-cell>
          <table:table-cell office:value-type="string" calcext:value-type="string">
            <text:p>Over the last decade, there have been many studies that focus on modeling driver behavior, and in particular detecting and overcoming driver distraction in an effort to reduce accidents caused by driver negligence. Such studies assume that the entire onus of avoiding accidents are on the driver alone. In this study, we adopt a different stance and study the behavior of pedestrians instead. In particular, we focus on detecting pedestrians who are engaged in secondary activities involving their cellphones and similar hand-held multimedia devices from a purely vision-based standpoint. To achieve this objective, we propose a pipeline incorporating articulated human pose estimation, and the use gradient based image features to detect the presence/absence of a device in either hand of a pedestrian. Information from different streams and their dependencies on one another are encoded by a belief network. This network is then used to predict a probability score suggesting the involvement of a subject with his/her device. © 2016 IEEE.</text:p>
          </table:table-cell>
        </table:table-row>
        <table:table-row table:style-name="ro1">
          <table:table-cell office:value-type="string" calcext:value-type="string">
            <text:p>Looking at faces in a vehicle: A deep CNN based approach and evaluation</text:p>
          </table:table-cell>
          <table:table-cell office:value-type="string" calcext:value-type="string">
            <text:p>The driver's face is key to a less intrusive method to monitoring the driver to derive information such as distraction, drowsiness, intent, and where they are looking. A vital step in extracting these higher level information is to find the driver's face and individual components such as eyes, nose and mouth, along with the direction they are facing towards. In the context of safety critical situation like driving, it is important that this vital step be robust otherwise the higher level information is not available or unreliable. The lighting condition of a driver's cabin varies greatly from dark due to driving under a bridge or in a parking structure to extremely bright on a sunny day. Various occlusions on the face may also occur due to hand activities such as drinking water or different gestures. This work introduces a system based on existing CNN structures with slight modifications to implement face detection, landmark localization, and landmark-based head pose estimation method which addresses the challenges found in the driver cabin. To handle these challenges, training samples are artificially augmented for the purpose of developing a system robust in the environment of a vehicle. © 2016 IEEE.</text:p>
          </table:table-cell>
        </table:table-row>
        <table:table-row table:style-name="ro1">
          <table:table-cell office:value-type="string" calcext:value-type="string">
            <text:p>CRF based method for Curb Detection using semantic cues and stereo depth</text:p>
          </table:table-cell>
          <table:table-cell office:value-type="string" calcext:value-type="string">
            <text:p>Curb detection is a critical component of driver assistance and autonomous driving systems. In this paper, we present a discriminative approach to the problem of curb detection under diverse road conditions. We define curbs as the intersection of drivable and non-drivable area which are classi fied using dense Conditional random fields(CRF). In our method, we fuse output of a neural network used for pixelwise semantic segmentation with depth and color information from stereo cameras. CRF fuses the output of a deep model and height information available in stereo data and provides improved segmentation. Further we introduce temporal smoothness using a weighted average of Segnet output and output from a probabilistic voxel grid as our unary potential. Finally, we show improvements over the current state of the art neural networks. Our proposed method shows accurate results over large range of variations in curb curvature and appearance, without the need of retraining the model for the specific dataset. © 2016 ACM.</text:p>
          </table:table-cell>
        </table:table-row>
        <table:table-row table:style-name="ro1">
          <table:table-cell office:value-type="string" calcext:value-type="string">
            <text:p>DeepLanes: End-To-End Lane Position Estimation Using Deep Neural Networks</text:p>
          </table:table-cell>
          <table:table-cell office:value-type="string" calcext:value-type="string">
            <text:p>Camera-based lane detection algorithms are one of the key enablers for many semi-autonomous and fullyautonomous systems, ranging from lane keep assist to level-5 automated vehicles. Positioning a vehicle between lane boundaries is the core navigational aspect of a self-driving car. Even though this should be trivial, given the clarity of lane markings on most standard roadway systems, the process is typically mired with tedious pre-processing and computational effort. We present an approach to estimate lane positions directly using a deep neural network that operates on images from laterally-mounted down-facing cameras. To create a diverse training set, we present a method to generate semi-artificial images. Besides the ability to distinguish whether there is a lane-marker present or not, the network is able to estimate the position of a lane marker with sub-centimeter accuracy at an average of 100 frames/s on an embedded automotive platform, requiring no pre-or post-processing. This system can be used not only to estimate lane position for navigation, but also provide an efficient way to validate the robustness of driver-assist features which depend on lane information. © 2016 IEEE.</text:p>
          </table:table-cell>
        </table:table-row>
        <table:table-row table:style-name="ro1">
          <table:table-cell office:value-type="string" calcext:value-type="string">
            <text:p>Recognition of damaged arrow-road markings by visible light camera sensor based on convolutional neural network</text:p>
          </table:table-cell>
          <table:table-cell office:value-type="string" calcext:value-type="string">
            <text:p>Automobile driver information as displayed on marked road signs indicates the state of the road, traffic conditions, proximity to schools, etc. These signs are important to insure the safety of the driver and pedestrians. They are also important input to the automated advanced driver assistance system (ADAS), installed in many automobiles. Over time, the arrow-road markings may be eroded or otherwise damaged by automobile contact, making it difficult for the driver to correctly identify the marking. Failure to properly identify an arrow-road marker creates a dangerous situation that may result in traffic accidents or pedestrian injury. Very little research exists that studies the problem of automated identification of damaged arrow-road marking painted on the road. In this study, we propose a method that uses a convolutional neural network (CNN) to recognize six types of arrow-road markings, possibly damaged, by visible light camera sensor. Experimental results with six databases of Road marking dataset, KITTI dataset, Málaga dataset 2009, Málaga urban dataset, Naver street view dataset, and Road/Lane detection evaluation 2013 dataset, show that our method outperforms conventional methods. © 2016 by the authors; licensee MDPI, Basel, Switzerland.</text:p>
          </table:table-cell>
        </table:table-row>
        <table:table-row table:style-name="ro1">
          <table:table-cell office:value-type="string" calcext:value-type="string">
            <text:p>Multiple Scale Faster-RCNN Approach to Driver's Cell-Phone Usage and Hands on Steering Wheel Detection</text:p>
          </table:table-cell>
          <table:table-cell office:value-type="string" calcext:value-type="string">
            <text:p>In this paper, we present an advanced deep learning based approach to automatically determine whether a driver is using a cell-phone as well as detect if his/her hands are on the steering wheel (i.e. counting the number of hands on the wheel). To robustly detect small objects such as hands, we propose Multiple Scale Faster-RCNN (MSFRCNN) approach that uses a standard Region Proposal Network (RPN) generation and incorporates feature maps from shallower convolution feature maps, i.e. conv3 and conv4, for ROI pooling. In our driver distraction detection framework, we first make use of the proposed MS-FRCNN to detect individual objects, namely, a hand, a cell-phone, and a steering wheel. Then, the geometric information is extracted to determine if a cell-phone is being used or how many hands are on the wheel. The proposed approach is demonstrated and evaluated on the Vision for Intelligent Vehicles and Applications (VIVA) Challenge database and the challenging Strategic Highway Research Program (SHRP-2) face view videos that was acquired to monitor drivers under naturalistic driving conditions. The experimental results show that our method archives better performance than Faster R-CNN on both hands on wheel detection and cell-phone usage detection while remaining at similar testing cost. Compare to the state-of-the-art cell-phone usage detection, our approach obtains higher accuracy, is less time consuming and is independent to landmarking. The groundtruth database will be publicly available. © 2016 IEEE.</text:p>
          </table:table-cell>
        </table:table-row>
        <table:table-row table:style-name="ro1">
          <table:table-cell office:value-type="string" calcext:value-type="string">
            <text:p>A neural network-based autonomous articulated vehicle system considering driver behavior</text:p>
          </table:table-cell>
          <table:table-cell office:value-type="string" calcext:value-type="string">
            <text:p>In view of the steering characteristics of articulated dump trucks, an autonomous articulated vehicle system is proposed based on neural networks and by considering driver behaviors. First, a sensor collecting system based on the laser radar and the angular transducer is established, and an articulated vehicle kinematics model and a dynamics model of articulated dump trucks are constructed by analyzing the steering characteristics of articulated dump trucks. Then, by using the ADAMS software, a dynamic model of the trucks is constructed to perform a steady state test. Moreover, a driver model of the artificial neural network control algorithm is constructed based on the optimal preview control, and it is verified by an Adams-Matlab/Simulink co-simulation. Finally, this control model is also verified by establishing a simulation ground tunnel to perform the straight-road-return and curve-road-following tests. The results show that, when the constructed control model is applied to the variable curvature road, the lateral position error is less than 10% of the passable distance, and 90% of the course angle deviation is optimized, which indicates that the constructed control model has a high convergence speed, a good steady state and an excellent unmanned driving performance. © 2016, Editorial Department, Journal of South China University of Technology. All right reserved.</text:p>
          </table:table-cell>
        </table:table-row>
        <table:table-row table:style-name="ro1">
          <table:table-cell office:value-type="string" calcext:value-type="string">
            <text:p>Project CONVERGE: Impacts of local oceanographic processes on Adélie penguin foraging ecology</text:p>
          </table:table-cell>
          <table:table-cell office:value-type="string" calcext:value-type="string">
            <text:p>The Palmer Deep submarine canyon on the Western Antarctic Peninsula provides a conduit for upwelling of relatively warm, nutrient rich waters which enhance local primary production and support a food web productive enough to sustain a large top predator biomass. In an analysis of ten years of satellite-tagged penguins, showed that circulation features associated with tidal flows may be a key driver of nearshore predator distributions. During diurnal tides, the penguins feed close to their breeding colonies and during semi-diurnal tides, the penguins make foraging trips to the more distant regions of Palmer Deep. It is hypothesized that convergent features act to concentrate primary producers and aggregate schools of krill that influence the behavior of predator species. The initial results from a six month deployment of a High Frequency Radar network in Palmer Deep are presented in an attempt to characterize and quantify convergent features. During a three month period from January through March 2015, we conducted in situ sampling consisting of multiple underwater glider deployments, small boat acoustic surveys of Antarctic krill, and penguin ARGOS-linked satellite telemetry and time-depth recorders (TDRs). The combination of real-time surface current maps with adaptive in situ sampling introduces High Frequency Radar to the Antarctic in a way that allows us to rigorously and efficiently test the influence of local tidal processes on top predator foraging ecology © 2016 IEEE.</text:p>
          </table:table-cell>
        </table:table-row>
        <table:table-row table:style-name="ro1">
          <table:table-cell office:value-type="string" calcext:value-type="string">
            <text:p>Watch this: Scalable cost-function learning for path planning in urban environments</text:p>
          </table:table-cell>
          <table:table-cell office:value-type="string" calcext:value-type="string">
            <text:p>In this work, we present an approach to learn cost maps for driving in complex urban environments from a large number of demonstrations of human driving behaviour. The learned cost maps are constructed directly from raw sensor measurements, bypassing the effort of manually designing cost maps as well as features. When deploying the cost maps, the trajectories generated not only replicate human-like driving behaviour but are also demonstrably robust against systematic errors in putative robot configuration. To achieve this we deploy a Maximum Entropy based, non-linear IRL framework which uses Fully Convolutional Neural Networks (FCNs) to represent the cost model underlying expert driving behaviour. Using a deep, parametric approach enables us to scale efficiently to large datasets and complex behaviours while being run-time independent of dataset extent during deployment. We demonstrate scalability and performance on an ambitious dataset collected over the course of one year including more than 25k demonstration trajectories extracted from over 120km of driving and 13 different drivers. We evaluate against a carefully designed cost map and, in addition, demonstrate robustness to systematic errors by learning precise cost-maps even in the presence of system calibration perturbations. © 2016 IEEE.</text:p>
          </table:table-cell>
        </table:table-row>
        <table:table-row table:style-name="ro1">
          <table:table-cell office:value-type="string" calcext:value-type="string">
            <text:p>The research on traffic sign recognition based on deep learning</text:p>
          </table:table-cell>
          <table:table-cell office:value-type="string" calcext:value-type="string">
            <text:p>With the further and faster urbanization, here come the advent and development of intelligent public transportation system. The identification of the traffic signs, as a key component of the intelligent transit system, has a prospect of widespread use in self-driving and driver assistance system. The paper focuses on the classification and identification of traffic signs based on the researches on traffic signs home and abroad which also include the status quo, technological problems and development tendency. Combined with the significant features of the shape and internal structure of the traffic signs, three new feature-based algorithms on road signs identification have been implemented, including image pretreatment, feature extraction and classifier. The feature extraction work of traffic signs is conducted with the algorithms using an integration of Deep Boltzmann Machines and Canonical Correlation Analysis. Compared with the algorithms based on HOG and LBP feature extraction, the DBM-CCA has higher accuracy. © 2016 IEEE.</text:p>
          </table:table-cell>
        </table:table-row>
        <table:table-row table:style-name="ro1">
          <table:table-cell office:value-type="string" calcext:value-type="string">
            <text:p>Driver-Behavior Modeling Using On-Road Driving Data: A new application for behavior signal processing</text:p>
          </table:table-cell>
          <table:table-cell office:value-type="string" calcext:value-type="string">
            <text:p>This article reviews data-centric approaches for statistical modeling of driver behavior. Modeling driver behavior is challenging due to its stochastic nature and the high degree of inter- and intradriver variability. One way to deal with the highly variable nature of driving behavior is to employ a data-centric approach that models driver behavior using large amounts of driving data collected from numerous drivers in a variety of traffic conditions. To obtain large amounts of realistic driving data, several projects have collected real-world driving data. Statistical machine-learning techniques, such as hidden Markov models (HMMs) and deep learning, have been successfully applied to model driver behavior using large amounts of driving data. We have also collected on-road data recording hundreds of drivers over more than 15 years. We have applied statistical signal processing and machine-learning techniques to this data to model various aspects of driver behavior, e.g., driver pedal-operation, car-following, and lane-change behaviors for predicting driver behavior and detecting risky driver behavior and driver frustration. By reviewing related studies and providing concrete examples of our own research, this article is intended to illustrate the usefulness of such data-centric approaches for statistical driver-behavior modeling. © 2016 IEEE.</text:p>
          </table:table-cell>
        </table:table-row>
        <table:table-row table:style-name="ro1">
          <table:table-cell office:value-type="string" calcext:value-type="string">
            <text:p>MTS-DeepNet for lane change prediction</text:p>
          </table:table-cell>
          <table:table-cell office:value-type="string" calcext:value-type="string">
            <text:p>Time series data are ubiquitous and are of importance in many application problems in engineering, science, medicine, economics and entertainment. Many real world pattern classification problems involve the processing and analysis of multiple variables in the temporal domain. These types of problems are referred to as Multivariate Time Series (MTS) problems. In many real-world applications, an MTS problem can involve a large number of signals, and require algorithms to select signals and extract temporal and spatial features from them. In this paper, we present an innovative convolutional neural network, MTS-DeepNet that is specially designed for MTS pattern classification. The system integrates signal and feature selections with MTS pattern classification in one learning framework. MTS-DeepNet is applied to a real-world problem, namely predicting driver lane departure based on driver's physiological signals. Our experimental results showed that, in comparison to a multi-layer neural network trained with the backpropagation algorithm, MTS-DeepNet gave better prediction accuracy. © 2016 IEEE.</text:p>
          </table:table-cell>
        </table:table-row>
        <table:table-row table:style-name="ro1">
          <table:table-cell office:value-type="string" calcext:value-type="string">
            <text:p>Reduced memory region based deep Convolutional Neural Network detection</text:p>
          </table:table-cell>
          <table:table-cell office:value-type="string" calcext:value-type="string">
            <text:p>Accurate pedestrian detection has a primary role in automotive safety: for example, by issuing warnings to the driver or acting actively on cars brakes, it helps decreasing the probability of injuries and human fatalities. In order to achieve very high accuracy, recent pedestrian detectors have been based on Convolutional Neural Networks (CNN). Unfortunately, such approaches require vast amounts of computational power and memory, preventing efficient implementations on embedded systems. This work proposes a CNN-based detector, adapting a general-purpose convolutional network to the task at hand. By thoroughly analyzing and optimizing each step of the detection pipeline, we develop an architecture that outperforms methods based on traditional image features and achieves an accuracy close to the state-of-the-art while having low computational complexity. Furthermore, the model is compressed in order to fit the tight constrains of low power devices with a limited amount of embedded memory available. This paper makes two main contributions: (1) it proves that a region based deep neural network can be finely tuned to achieve adequate accuracy for pedestrian detection (2) it achieves a very low memory usage without reducing detection accuracy on the Caltech Pedestrian dataset. © 2016 IEEE.</text:p>
          </table:table-cell>
        </table:table-row>
        <table:table-row table:style-name="ro1">
          <table:table-cell office:value-type="string" calcext:value-type="string">
            <text:p>Real-time Traffic Sign Recognition system with deep convolutional neural network</text:p>
          </table:table-cell>
          <table:table-cell office:value-type="string" calcext:value-type="string">
            <text:p>TSR (Traffic Sign Recognition), a part of ADAS (Advanced Drive Assistance System), helps driver (or car) to recognize traffic signs ahead with using front camera. According to EURO NCAP rating policy, car should be able to warn the driver when the car's speed is above the set speed threshold. It is thought that various types of traffic sign should be recognized to get more detailed information of road. In this paper, 6 types of traffic sign images are trained by LeNet-5 convolutional neural network architecture. In the detection phase, light-weight color-based segmentation algorithm and Hough transform algorithm are applied to extract candidate regions of traffic signs. The recognition system nearly achieves real-time performance. On-line recognition test is performed on the KAIST campus road, and the result shows all 16 traffic signs are recognized successfully through the driving. The recognition system is implanted into autonomous vehicle 'Eurecar'. Different types of traffic signs are trained consistently and development of clustering algorithm is considered as a future work for robust recognition system. © 2016 IEEE.</text:p>
          </table:table-cell>
        </table:table-row>
        <table:table-row table:style-name="ro1">
          <table:table-cell office:value-type="string" calcext:value-type="string">
            <text:p>Driver behavior recognition based on deep convolutional neural networks</text:p>
          </table:table-cell>
          <table:table-cell office:value-type="string" calcext:value-type="string">
            <text:p>Traffic safety is a severe problem around the world. Many road accidents are normally related with the driver's unsafe driving behavior, e.g. eating while driving. In this work, we propose a vision-based solution to recognize the driver's behavior based on convolutional neural networks. Specifically, given an image, skin-like regions are extracted by Gaussian Mixture Model, which are passed to a deep convolutional neural networks model, namely RCNN, to generate action labels. The skin-like regions are able to provide abundant semantic information with sufficient discriminative capability. Also, RCNN is able to select the most informative regions from candidates to facilitate the final action recognition. We tested the proposed methods on Southeast University Driving-posture Dataset and achieve mean Average Precision(mAP) of 97.76% on the dataset which prove the proposed method is effective in drivers's action recognition. © 2016 IEEE.</text:p>
          </table:table-cell>
        </table:table-row>
        <table:table-row table:style-name="ro1">
          <table:table-cell office:value-type="string" calcext:value-type="string">
            <text:p>Road surface traffic sign detection with hybrid region proposal and fast R-CNN</text:p>
          </table:table-cell>
          <table:table-cell office:value-type="string" calcext:value-type="string">
            <text:p>Detection of traffic signs plays an important role in autonomous driving, traffic surveillance and traffic safety. Previous research in Traffic Sign Detection (TSD) generally focused on traffic signs which are over the roads, the traffic signs on road surface have not been discussed. In this paper, we propose a road surface traffic sign detection system by applying convolutional neural network (CNN). The proposed system consists of two main stages: 1) a hybrid region proposal method to hypothesize the traffic sign locations by taking into account complementary information of color and edge; 2) feature extraction, classification, bounding box regression and non-maximum suppression by Fast R-CNN. Extensive experiments have been conducted using our field-captured dataset, demonstrating outstanding performance with regard to high recall and precision rate. The overall average precision (AP) is about 85.58%. © 2016 IEEE.</text:p>
          </table:table-cell>
        </table:table-row>
        <table:table-row table:style-name="ro1">
          <table:table-cell office:value-type="string" calcext:value-type="string">
            <text:p>Traffic sign recognition with convolutional neural network based on max pooling positions</text:p>
          </table:table-cell>
          <table:table-cell office:value-type="string" calcext:value-type="string">
            <text:p>Recognition of traffic signs is vary important in many applications such as in self-driving car/driverless car, traffic mapping and traffic surveillance. Recently, deep learning models demonstrated prominent representation capacity, and achieved outstanding performance in traffic sign recognition. In this paper, we propose a traffic sign recognition system by applying convolutional neural network (CNN). In comparison with previous methods which usually use CNN as feature extractor and multi-layer perception (MLP) as classifier, we proposed max pooling positions (MPPs) as an effective discriminative feature to predict category labels. Through extensive experiments, MPPs demonstrates the ideal characteristics of small inter-class variance and large intra-class variance. Moreover, with the German Traffic Sign Recognition Benchmark (GTSRB), outstanding performance has been achieved by using MPPs. © 2016 IEEE.</text:p>
          </table:table-cell>
        </table:table-row>
        <table:table-row table:style-name="ro1">
          <table:table-cell office:value-type="string" calcext:value-type="string">
            <text:p>EEG-based driver fatigue detection using hybrid deep generic model</text:p>
          </table:table-cell>
          <table:table-cell office:value-type="string" calcext:value-type="string">
            <text:p>Classification of electroencephalography (EEG)-based application is one of the important process for biomedical engineering. Driver fatigue is a major case of traffic accidents worldwide and considered as a significant problem in recent decades. In this paper, a hybrid deep generic model (DGM)-based support vector machine is proposed for accurate detection of driver fatigue. Traditionally, a probabilistic DGM with deep architecture is quite good at learning invariant features, but it is not always optimal for classification due to its trainable parameters are in the middle layer. Alternatively, Support Vector Machine (SVM) itself is unable to learn complicated invariance, but produces good decision surface when applied to well-behaved features. Consolidating unsupervised high-level feature extraction techniques, DGM and SVM classification makes the integrated framework stronger and enhance mutually in feature extraction and classification. The experimental results showed that the proposed DBN-based driver fatigue monitoring system achieves better testing accuracy of 73.29 % with 91.10 % sensitivity and 55.48 % specificity. In short, the proposed hybrid DGM-based SVM is an effective method for the detection of driver fatigue in EEG. © 2016 IEEE.</text:p>
          </table:table-cell>
        </table:table-row>
        <table:table-row table:style-name="ro1">
          <table:table-cell office:value-type="string" calcext:value-type="string">
            <text:p>ACM International Conference Proceeding Series</text:p>
          </table:table-cell>
          <table:table-cell office:value-type="string" calcext:value-type="string">
            <text:p>The proceedings contain 40 papers. The topics discussed include: speech feedback reduces driver distraction caused by in-vehicle visual interfaces; innovative tools for sound sketching combining vocalizations and gestures; multimodal interactions, virtual reality and 360 movies: applications using wavefield synthesis; the sound of the smell (and taste) of my shoes too: mapping the senses using emotion as a medium; a study on user acceptance of different auditory content for relaxation; an approach for using information theory to investigate continuous control of analog sensors by humans; convolutional neural networks with batch normalization for classifying hi-hat, snare, and bass percussion sound samples; exploration of sonification design process through an interdisciplinary workshop; and requirements on kinaesthetic interfaces for spatially interactive sonic art.</text:p>
          </table:table-cell>
        </table:table-row>
        <table:table-row table:style-name="ro1">
          <table:table-cell office:value-type="string" calcext:value-type="string">
            <text:p>Exploration of regression models for cancer noncoding mutation recurrence</text:p>
          </table:table-cell>
          <table:table-cell office:value-type="string" calcext:value-type="string">
            <text:p>Cancer initiation and progression are caused by "driver" mutations that are vastly outnumbered by the "passenger" mutations that accumulate due to cancer-associated genome instability. With genome-wide detection of somatic mutations now becoming commonplace for moderate-sized cancer studies, improvements in methods for discriminating driver from passenger mutations would significantly advance the field of cancer biology. In large-cohort studies, recurrence of mutations within a regulatory element can be used to identify probable driver mutations; but for small-cohort studies of new cancer types or subtypes, the recurrence approach by itself has limited statistical power. In such cases, bioinformatic approaches work well for functional assessment of somatic mutations within protein-coding genes, but how to functionally assess noncoding somatic mutations-using largescale datasets of measurements and information about the local genomic context of the mutation-is a fundamental open problem in bioinformatics. Based on recent reports of specific noncoding mutations that drive cancer progression, we proposed and investigated a recurrence-based regression approach for quantifying the cancer-promoting potential of the local genomic and chromatin context of a somatic mutation. We integrated 29 genomic correlates (from sequence conservation, sequence GC content, distance to the nearest gene, and ENCODE project genome location datasets) within seven different regression models in three model classes (generalized linear models (GLMs), ensemble decision tree models, and neural network models). We trained and tested the models using a combined dataset of 4.5 million noncoding somatic mutations from 20 different types of cancer. We then characterized the models' accuracies and obtained relative importance scores for the features. We found that the Poisson regression model performs the best among the regression models and that a deep neural network structure is promising for predicting noncoding mutation recurrence.</text:p>
          </table:table-cell>
        </table:table-row>
        <table:table-row table:style-name="ro1">
          <table:table-cell office:value-type="string" calcext:value-type="string">
            <text:p>The Memory of Cars [The Art of Storage]</text:p>
          </table:table-cell>
          <table:table-cell office:value-type="string" calcext:value-type="string">
            <text:p>Automobiles are steadily becoming rolling application platforms that require computing power, networking, and communication capabilities with other cars and the cloud, as well as with digital memory and storage. Let's look at the requirements for memory and digital storage in automotive entertainment and navigations systems, including expectations for cars with driver-assisted features and autonomous driving. The evolution of memory and storage technology is a key element in creating the deep learning capabilities and rich media that are required for the car of tomorrow. © 2012 IEEE.</text:p>
          </table:table-cell>
        </table:table-row>
        <table:table-row table:style-name="ro1">
          <table:table-cell office:value-type="string" calcext:value-type="string">
            <text:p>Enabling future progress in machine-learning</text:p>
          </table:table-cell>
          <table:table-cell office:value-type="string" calcext:value-type="string">
            <text:p>Amazing progress in machine-learning, largely based on deep neural networks, has started to make applications once considered impossible, such as real-time translation or self-driving cars, a reality. However, even if, on some restricted problems, machine-learning is getting close to human-level performance, we are still far from the capabilities of the human brain. Machine-learning researchers themselves acknowledge that the progress observed in the past 10 years has been largely due to rapid increase in computing performance, allowing to tackle larger neural networks and larger training sets. So the computer systems and circuits communities can play a very significant role in enabling future progress. While GPUs have been a major driver of this recent progress, both the slowing rate of improvement of standard CMOS technology and the need for even faster progress suggest to at least explore alternative approaches. In this talk, we will discuss lessons learned from research on architectures for machine-learning, and that some of the hurdles ahead largely lie at the circuit level, but can possibly be overcome in the near future. © 2016 IEEE.</text:p>
          </table:table-cell>
        </table:table-row>
        <table:table-row table:style-name="ro1">
          <table:table-cell office:value-type="string" calcext:value-type="string">
            <text:p>Human fatigue expression recognition through image-based dynamic multi-information and bimodal deep learning</text:p>
          </table:table-cell>
          <table:table-cell office:value-type="string" calcext:value-type="string">
            <text:p>Human fatigue is an important cause of traffic accidents. To improve the safety of transportation, we propose, in this paper, a framework for fatigue expression recognition using image-based facial dynamic multi-information and a bimodal deep neural network. First, the landmark of face region and the texture of eye region, which complement each other in fatigue expression recognition, are extracted from facial image sequences captured by a single camera. Then, two stacked autoencoder neural networks are trained for landmark and texture, respectively. Finally, the two trained neural networks are combined by learning a joint layer on top of them to construct a bimodal deep neural network. The model can be used to extract a unified representation that fuses landmark and texture modalities together and classify fatigue expressions accurately. The proposed system is tested on a human fatigue dataset obtained from an actual driving environment. The experimental results demonstrate that the proposed method performs stably and robustly, and that the average accuracy achieves 96.2%. © 2016 SPIE and IS and T.</text:p>
          </table:table-cell>
        </table:table-row>
        <table:table-row table:style-name="ro1">
          <table:table-cell office:value-type="string" calcext:value-type="string">
            <text:p>EEG-based prediction of driver's cognitive performance by deep convolutional neural network</text:p>
          </table:table-cell>
          <table:table-cell office:value-type="string" calcext:value-type="string">
            <text:p>We considered the prediction of driver's cognitive states related to driving performance using EEG signals. We proposed a novel channel-wise convolutional neural network (CCNN) whose architecture considers the unique characteristics of EEG data. We also discussed CCNN-R, a CCNN variation that uses Restricted Boltzmann Machine to replace the convolutional filter, and derived the detailed algorithm. To test the performance of CCNN and CCNN-R, we assembled a large EEG dataset from 3 studies of driver fatigue that includes samples from 37 subjects. Using this dataset, we investigated the new CCNN and CCNN-R on raw EEG data and also Independent Component Analysis (ICA) decomposition. We tested both within-subject and cross-subject predictions and the results showed CCNN and CCNN-R achieved robust and improved performance over conventional DNN and CNN as well as other non-DL algorithms. © 2016 Elsevier B.V.</text:p>
          </table:table-cell>
        </table:table-row>
        <table:table-row table:style-name="ro1">
          <table:table-cell office:value-type="string" calcext:value-type="string">
            <text:p>Driver state estimation by convolutional neural network using multimodal sensor data</text:p>
          </table:table-cell>
          <table:table-cell office:value-type="string" calcext:value-type="string">
            <text:p>A driver state estimation algorithm that uses multimodal vehicular and physiological sensor data is proposed. Deep learning is applied to the fused multimodal data rather than each modality being treated as a different feature. A convolutional neural network model is developed and the driver state estimation algorithm is implemented using Google TensorFlow. The results show that deep learning is a very promising approach for driver state estimation compared with previously studied algorithms, such as dynamic Bayesian networks. © 2016 The Institution of Engineering and Technology.</text:p>
          </table:table-cell>
        </table:table-row>
        <table:table-row table:style-name="ro1">
          <table:table-cell office:value-type="string" calcext:value-type="string">
            <text:p>Robust pedestrian attribute recognition for an unbalanced dataset using mini-batch training with rarity rate</text:p>
          </table:table-cell>
          <table:table-cell office:value-type="string" calcext:value-type="string">
            <text:p>Pedestrian attributes are significant information for Advanced Driver Assistance System(ADAS). Pedestrian attributes such as body poses, face orientations and open umbrella are meant action or state of pedestrian. In general, this information is recognized using independent classifiers for each task. Performing all of these separate tasks is too time-consuming at the testing stage. In addition, the processing time increases with the number of tasks. To address this problem, multi-task learning or heterogeneous learning is able to train a single classifier to perform multiple tasks. In particular, heterogeneous learning is able to simultaneously train regression and recognition tasks, because reducing both training and testing time. However, heterogeneous learning tends to result in a lower accuracy rate for classes with a few training samples. In this paper, we propose a method to improve the performance of heterogeneous learning for such classes. We introduce a rarity rate based on the importance and class probability of each task. The appropriate rarity rate is assigned to each training sample. Thus, the samples in a mini-batch for training a deep convolutional neural network are augmented by this rarity rate to focus on the class with a few samples. Our heterogeneous learning approach with the rarity rate attains better performance on pedestrian attribute recognition, especially for classes representing open umbrellas. © 2016 IEEE.</text:p>
          </table:table-cell>
        </table:table-row>
        <table:table-row table:style-name="ro1">
          <table:table-cell office:value-type="string" calcext:value-type="string">
            <text:p>Driver and pedestrian awareness-based collision risk analysis</text:p>
          </table:table-cell>
          <table:table-cell office:value-type="string" calcext:value-type="string">
            <text:p>We present a novel approach for vehicle-pedestrian collision risk analysis that incorporates mutual situational awareness, a degree of potential motion coupling and the spatial layout of the environment. The approach uses a Dynamic Bayesian Network (DBN) for modeling the individual object paths; collision risk is subsequently computed by an intersection operation. © 2016 IEEE.</text:p>
          </table:table-cell>
        </table:table-row>
        <table:table-row table:style-name="ro1">
          <table:table-cell office:value-type="string" calcext:value-type="string">
            <text:p>Visual autonomous road following by symbiotic online learning</text:p>
          </table:table-cell>
          <table:table-cell office:value-type="string" calcext:value-type="string">
            <text:p>Recent years have shown great progress in driving assistance systems, approaching autonomous driving step by step. Many approaches rely on lane markers however, which limits the system to larger paved roads and poses problems during winter. In this work we explore an alternative approach to visual road following based on online learning. The system learns the current visual appearance of the road while the vehicle is operated by a human. When driving onto a new type of road, the human driver will drive for a minute while the system learns. After training, the human driver can let go of the controls. The present work proposes a novel approach to online perception-action learning for the specific problem of road following, which makes interchangeably use of supervised learning (by demonstration), instantaneous reinforcement learning, and unsupervised learning (self-reinforcement learning). The proposed method, symbiotic online learning of associations and regression (SOLAR), extends previous work on qHebb-learning in three ways: priors are introduced to enforce mode selection and to drive learning towards particular goals, the qHebb-learning methods is complemented with a reinforcement variant, and a self-assessment method based on predictive coding is proposed. The SOLAR algorithm is compared to qHebb-learning and deep learning for the task of road following, implemented on a model RC-car. The system demonstrates an ability to learn to follow paved and gravel roads outdoors. Further, the system is evaluated in a controlled indoor environment which provides quantifiable results. The experiments show that the SOLAR algorithm results in autonomous capabilities that go beyond those of existing methods with respect to speed, accuracy, and functionality. © 2016 IEEE.</text:p>
          </table:table-cell>
        </table:table-row>
        <table:table-row table:style-name="ro1">
          <table:table-cell office:value-type="string" calcext:value-type="string">
            <text:p>Appearance-based Brake-Lights recognition using deep learning and vehicle detection</text:p>
          </table:table-cell>
          <table:table-cell office:value-type="string" calcext:value-type="string">
            <text:p>Vehicle following is one of the fundamental functions of an autonomous driving system. Detection and recognition of tail light signal is important to prevent an autonomous vehicle from rear-end collisions or accidents. Although sensors like acoustic sonar or commercialized Advanced Driving Assistance System (ADAS) products such as mobileye could be used for rear-end collision warning, a cost-effective approach is expected. In this paper, we have developed a novel two-stage approach to detect vehicles and recognize brake lights from a single image in real-time. Unlike previous approaches where pair taillight has to be extracted explicitly, we use vehicle rear appearance image instead. On a large database, 'Brake Lights Patterns' (BLP) are learned by a multi-layer perception neural network. Given an image, the vehicles can be classified as 'brake' or 'normal' using the deep classifier. The vehicle can be detected quickly and robustly by combining multi-layer lidar (IBEO Lux fusion system) and a camera. Road segmentation and a novel vanishing point region of interest (ROI) determination method are explored to further speed up the detection and improve the robustness. The experimental results conducted on some real on-road videos have shown the robustness and efficiency of the proposed approach. © 2016 IEEE.</text:p>
          </table:table-cell>
        </table:table-row>
        <table:table-row table:style-name="ro1">
          <table:table-cell office:value-type="string" calcext:value-type="string">
            <text:p>Indoor localization of vehicles using Deep Learning</text:p>
          </table:table-cell>
          <table:table-cell office:value-type="string" calcext:value-type="string">
            <text:p>Modern vehicles are equipped with numerous driver assistance and telematics functions, such as Turn-by-Turn navigation. Most of these systems rely on precise positioning of the vehicle. While Global Navigation Satellite Systems (GNSS) are available outdoors, these systems fail in indoor environments such as a car-park or a tunnel. Alternatively, the vehicle can localize itself with landmark-based positioning and internal car sensors, yet this is not only costly but also requires precise knowledge of the enclosed area. Instead, our approach is to use infrastructure-based positioning. Here, we utilize off-the shelf cameras mounted in the car-park and Vehicle-to-Infrastructure Communication to allow all vehicles to obtain an indoor position given from an infrastructure-based localization service. Our approach uses a Convolutional Neural Network (CNN) with Deep Learning to identify and localize vehicles in a car-park. We thus enable position-based Driver Assistance Systems (DAS) and telematics in an underground facility. We compare the novel Deep Learning classifier to a conventional classifier using Haar-like features. © 2016 IEEE.</text:p>
          </table:table-cell>
        </table:table-row>
        <table:table-row table:style-name="ro1">
          <table:table-cell office:value-type="string" calcext:value-type="string">
            <text:p>A novel warning/avoidance algorithm for intersection collision based on Dynamic Bayesian Networks</text:p>
          </table:table-cell>
          <table:table-cell office:value-type="string" calcext:value-type="string">
            <text:p>Collision on road is a classic and important problem as it brings about great loss on humans' safety and the efficiency of the traffic system. Numerous algorithms have been proposed to address the issue, and most of the existing researches are focused on rear-end, overtaking and lane change scenarios. However, due to the massive computing process, limitation of prediction time and complex layouts at intersections, most conventional algorithms are not suitable for intersection collision avoidance. This paper makes a theoretical analysis on the variations of vehicle states taking advantage of the Dynamic Bayesian Networks (DBNs). Based on the analysis, the risk assessment process is made out to identify a dangerous situation. Different collision avoidance strategies are implemented to avoid accidents if a potential danger is detected and the driver is informed of warning. Simulations are carried out to evaluate the ability of the proposed algorithms on detecting and mitigating a vehicle collision. Results show that the proposed algorithms have great performance in handling the vehicle collisions at intersections. © 2016 IEEE.</text:p>
          </table:table-cell>
        </table:table-row>
        <table:table-row table:style-name="ro1">
          <table:table-cell office:value-type="string" calcext:value-type="string">
            <text:p>Frequency selective convolutional neural networks for traffic sign recognition</text:p>
          </table:table-cell>
          <table:table-cell office:value-type="string" calcext:value-type="string">
            <text:p>Image recognition, especially traffic sign recognition is an important task for autonomous driving and driver assistance systems. A new Convolutional Neural Network model with the ability of feature selection in frequency domain is presented in this paper, called Frequency Selective Filter Aided (FSFA) CNN model. The new model can integrate low-pass and high-pass filters into both forward and backward propagations in order to place special emphases on feature components in different frequency bands. The theoretical basis, as well as forward and backward propagations are also formulated. Experiments on CIFAR and GTSRB traffic sign recognition datasets show that the proposed model yields better performance for the task of image recognition compared with classic methods. © 2016 IEEE.</text:p>
          </table:table-cell>
        </table:table-row>
        <table:table-row table:style-name="ro1">
          <table:table-cell office:value-type="string" calcext:value-type="string">
            <text:p>Multiview fusion for activity recognition using deep neural networks</text:p>
          </table:table-cell>
          <table:table-cell office:value-type="string" calcext:value-type="string">
            <text:p>Convolutional neural networks (ConvNets) coupled with long short term memory (LSTM) networks have been recently shown to be effective for video classification as they combine the automatic feature extraction capabilities of a neural network with additional memory in the temporal domain. This paper shows how multiview fusion can be applied to such a ConvNet LSTM architecture. Two different fusion techniques are presented. The system is first evaluated in the context of a driver activity recognition system using data collected in a multicamera driving simulator. These results show significant improvement in accuracy with multiview fusion and also show that deep learning performs better than a traditional approach using spatiotemporal features even without requiring any background subtraction. The system is also validated on another publicly available multiview action recognition dataset that has 12 action classes and 8 camera views. © 2016 SPIE and IS&amp;T.</text:p>
          </table:table-cell>
        </table:table-row>
        <table:table-row table:style-name="ro1">
          <table:table-cell office:value-type="string" calcext:value-type="string">
            <text:p>Towards Real-Time Traffic Sign Detection and Classification</text:p>
          </table:table-cell>
          <table:table-cell office:value-type="string" calcext:value-type="string">
            <text:p>Traffic sign recognition plays an important role in driver assistant systems and intelligent autonomous vehicles. Its real-Time performance is highly desirable in addition to its recognition performance. This paper aims to deal with real-Time traffic sign recognition, i.e., localizing what type of traffic sign appears in which area of an input image at a fast processing time. To achieve this goal, we first propose an extremely fast detection module, which is 20 times faster than the existing best detection module. Our detection module is based on traffic sign proposal extraction and classification built upon a color probability model and a color HOG. Then, we harvest from a convolutional neural network to further classify the detected signs into their subclasses within each superclass. Experimental results on both German and Chinese roads show that both our detection and classification methods achieve comparable performance with the state-of-The-Art methods, with significantly improved computational efficiency. © 2000-2011 IEEE.</text:p>
          </table:table-cell>
        </table:table-row>
        <table:table-row table:style-name="ro1">
          <table:table-cell office:value-type="string" calcext:value-type="string">
            <text:p>Proceedings of the ACM SIGPLAN Conference on Programming Language Design and Implementation (PLDI)</text:p>
          </table:table-cell>
          <table:table-cell office:value-type="string" calcext:value-type="string">
            <text:p>The proceedings contain 48 papers. The topics discussed include: into the depths of C: elaborating the de facto standards; data-driven precondition inference with learned features; Cartesian Hoare logic for verifying k-safety properties; verifying bit-manipulations of floating-point; coverage-directed differential testing of JVM implementations; lightweight computation tree tracing for lazy functional languages; effective padding of multidimensional arrays to avoid cache conflict misses; input responsiveness: using canary inputs to dynamically steer approximation; configuration synthesis for programmable analog devices with Arco; from datalog to flix: a declarative language for fixed points on lattices; latte: a language, compiler, and runtime for elegant and efficient deep neural networks; on the complexity and performance of parsing with derivatives; and toward compositional verification of interruptible OS kernels and device drivers.</text:p>
          </table:table-cell>
        </table:table-row>
        <table:table-row table:style-name="ro1">
          <table:table-cell office:value-type="string" calcext:value-type="string">
            <text:p>2016 IEEE International Conference on Pervasive Computing and Communication Workshops, PerCom Workshops 2016</text:p>
          </table:table-cell>
          <table:table-cell office:value-type="string" calcext:value-type="string">
            <text:p>The proceedings contain 118 papers. The topics discussed include: MAGI: enabling multi-device gestural applications; weSport: utilising wrist-band sensing to detect player activities in basketball games; characterization of early smartwatch apps; recognizing text using motion data from a smartwatch; WatchUDrive: differentiating drivers and passengers using smartwatches; HealthyOffice: mood recognition at work using smartphones and wearable sensors; from smart to deep: robust activity recognition on smartwatches using deep learning; did you take a break today?: detecting playing foosball using your smartwatch; invisible and forgotten: zero-day blooms in the IoT; obfuscated challenge-response: a secure lightweight authentication mechanism for PUF-based pervasive devices; feasibility characterization of cryptographic primitives for constrained (wearable) iot devices; challenge-response trust assessment model for personal space IoT; and an improved scheme for privacy-preserving collaborative anomaly detection.</text:p>
          </table:table-cell>
        </table:table-row>
        <table:table-row table:style-name="ro1">
          <table:table-cell office:value-type="string" calcext:value-type="string">
            <text:p>Generation and Usage of Virtual Data for the Development of Perception Algorithms Using Vision</text:p>
          </table:table-cell>
          <table:table-cell office:value-type="string" calcext:value-type="string">
            <text:p>Camera data generated in a 3D virtual environment has been used to train object detection and identification algorithms. 40 common US road traffic signs were used as the objects of interest during the investigation of these methods. Traffic signs were placed randomly alongside the road in front of a camera in a virtual driving environment, after the camera itself was randomly placed along the road at an appropriate height for a camera located on a vehicle's rear view mirror. In order to best represent the real world, effects such as shadows, occlusions, washout/fade, skew, rotations, reflections, fog, rain, snow and varied illumination were randomly included in the generated data. Images were generated at a rate of approximately one thousand per minute, and the image data was automatically annotated with the true location of each sign within each image, to facilitate supervised learning as well as testing of the trained algorithms. A deep convolutional neural network was built using 8 hidden layers, 1.5 million free parameters, and 250,000 neurons, with unique configurations optimal for traffic sign classification. This network was then trained using the above mentioned dataset. A high cross-validation accuracy of 98% with stable k-fold validation energy was achieved. This network, trained using virtual images, was then tested on real-world images with promising results, and the network was able to consistently classify signs that appear much smaller and farther away than those in the images it was trained on. The algorithm also attempted to classify signs for which it had not been trained, and predictably classified such signs using the most similar label. © 2016 SAE International.</text:p>
          </table:table-cell>
        </table:table-row>
        <table:table-row table:style-name="ro1">
          <table:table-cell office:value-type="string" calcext:value-type="string">
            <text:p>Real-time raindrop detection based on cellular neural networks for ADAS</text:p>
          </table:table-cell>
          <table:table-cell office:value-type="string" calcext:value-type="string">
            <text:p>A core aspect of advanced driver assistance systems (ADAS) is to support the driver with information about the current environmental situation of the vehicle. Bad weather conditions such as rain might occlude regions of the windshield or a camera lens and therefore affect the visual perception. Hence, the automated detection of raindrops has a significant importance for video-based ADAS. The detection of raindrops is highly time critical since video pre-processing stages are required to improve the image quality and to provide their results in real-time. This paper presents an approach for real-time raindrops detection which is based on cellular neural networks (CNN) and support vector machines (SVM). The major idea is to prove the possibility of transforming the support vectors into CNN templates. The advantage of CNN is its ultra fast precessing on embedded platforms such as FPGAs and GPUs. The proposed approach is capable to detect raindrops that might negatively affect the vision of the driver. Different classification features were extracted to evaluate and compare the performance between the proposed approach and other approaches. © 2016 The Author(s)</text:p>
          </table:table-cell>
        </table:table-row>
        <table:table-row table:style-name="ro1">
          <table:table-cell office:value-type="string" calcext:value-type="string">
            <text:p>Optimizing convolutional neural network on DSP</text:p>
          </table:table-cell>
          <table:table-cell office:value-type="string" calcext:value-type="string">
            <text:p>Deep learning techniques like Convolutional Neural Networks (CNN) are getting traction for classification of objects (e.g. traffic signs, pedestrian, vehicles etc.) in Advanced Driver Assistance Systems (ADAS). Typical CNN based trained networks poses huge computational complexity in feed forward path during operation due to multiple layers and within layer operations like 2D convolution, spatial pooling and non-linear mapping. The paper proposes optimization techniques to efficiently map such networks on Digital Signal processors (DSP). These techniques consist of fixed point conversion, data re-organization, weight placement and LUT usage resulting in optimal utilization of resources on C66xTM DSP. The proposed kernels are developed and simulated on Texas Instruments (TI)'s Driver Assist TDA3X platform with optimal utilization of compute and data resources inside DSP. These optimization techniques are applicable for multiple network topologies published in the literature. © 2016 IEEE.</text:p>
          </table:table-cell>
        </table:table-row>
        <table:table-row table:style-name="ro1">
          <table:table-cell office:value-type="string" calcext:value-type="string">
            <text:p>No more autobahn! Scenic route generation using googles street view</text:p>
          </table:table-cell>
          <table:table-cell office:value-type="string" calcext:value-type="string">
            <text:p>Navigation systems allow drivers to find the shortest or fastest path between two or multiple locations mostly using time or distance as input parameters. Various researchers extended traditional route planning approaches by taking into account the user's preferences, such as enjoying a coastal view or alpine landscapes during a drive. Current approaches mainly rely on volunteered geographic information (VGI), such as point of interest (POI) data from OpenStreetMap, or social media data, such as geotagged photos from Flickr, to generate scenic routes. While these approaches use proximity, distribution or other spatial relationships of the data sets, they do not take into account the actual view on specific route segments. In this paper, we propose Autobahn: a system for generating scenic routes using Google Street View images to classify route segments based on their visual characteristics enhancing the driving experience. We show that this vision-based approach can complement other approaches for scenic route planning and introduce a personalized scenic route by aligning the characteristics of the route to the preferences of the user. © Copyright 2016 ACM.</text:p>
          </table:table-cell>
        </table:table-row>
        <table:table-row table:style-name="ro1">
          <table:table-cell office:value-type="string" calcext:value-type="string">
            <text:p>Driving posture recognition by convolutional neural networks</text:p>
          </table:table-cell>
          <table:table-cell office:value-type="string" calcext:value-type="string">
            <text:p>Driver fatigue and inattention have long been recognised as the main contributing factors in traffic accidents. This study presents a novel system which applies convolutional neural network (CNN) to automatically learn and predict pre-defined driving postures. The main idea is to monitor driver hand position with discriminative information extracted to predict safe/unsafe driving posture. In comparison to previous approaches, CNNs can automatically learn discriminative features directly from raw images. In the authors' works, a CNN model was first pre-trained by an unsupervised feature learning method called sparse filtering, and subsequently fine-tuned with classification. The approach was verified using the Southeast University driving posture dataset, which comprised of video clips covering four driving postures, including normal driving, responding to a cell phone call, eating, and smoking. Compared with other popular approaches with different image descriptors and classification methods, the authors' scheme achieves the best performance with an overall accuracy of 99.78%. To evaluate the effectiveness and generalisation performance in more realistic conditions, the method was further tested using other two specially designed datasets which takes into account of the poor illuminations and different road conditions, achieving an overall accuracy of 99.3 and 95.77%, respectively. © The Institution of Engineering and Technology 2016.</text:p>
          </table:table-cell>
        </table:table-row>
        <table:table-row table:style-name="ro1">
          <table:table-cell office:value-type="string" calcext:value-type="string">
            <text:p>Computing in Cardiology</text:p>
          </table:table-cell>
          <table:table-cell office:value-type="string" calcext:value-type="string">
            <text:p>The proceedings contain 298 papers. The topics discussed include: left atrial hypertrophy increases P-wave terminal force through amplitude but not duration; modelling the effects of disopyramide on short QT syndrome variant 1 in the human ventricles; highest dominant frequency and rotor sites are robust markers for atrial driver location in non-invasive mapping of atrial fibrillation; controlling the inspiration/expiration ratio benefits the deceleration capacity index of heart rate in assessing the sympatho-vagal balance; post-stroke alterations in cardiovascular responses and heart rate variability during orthostatic challenge; postextrasystolic T wave change to stratify risk of pump failure death in patients with chronic heart failure; comparison of two methods for assessment of microvolt T-wave alternans: discrete vs continuous t-wave analysis; subject-specific detection of ventricular tachycardia using convolutional neural networks; enhancement of arrhythmia discrimination in multi modal data with morphological features and interval features extraction via support vector machines and random forest classifier; nonlinear energy operators for defibrillation shock outcome prediction; aortic flow and morphology adaptation to deconditioning after 21-days of head-down bed-rest assessed by phase contrast MRI; and development of 3d patient-specific models for left atrium geometric characterization to support ablation in atrial fibrillation patients.</text:p>
          </table:table-cell>
        </table:table-row>
        <table:table-row table:style-name="ro1">
          <table:table-cell office:value-type="string" calcext:value-type="string">
            <text:p>Recognizing driver inattention by convolutional neural networks</text:p>
          </table:table-cell>
          <table:table-cell office:value-type="string" calcext:value-type="string">
            <text:p>Driver inattention has long been recognized as the main contributing factors in traffic accidents. Development of intelligent driver assistance systems with embedded functionality of driver vigilance monitoring is therefore an urgent and challenging task. This paper presents a novel system which applies convolutional neural network to automatically learn and predict the state of driver's eye, mouth and ear. The initial inspiration is to predict driver fatigue and distraction by analysing these states. In our works, a CNN model was trained with six classes of labeled data. The Approach was verified using self-specified Driving Dataset, which comprised of four activities, including normal driving, responding to a cell phone call, eating and falling asleep. Experiment results demonstrate that our design achieves a promising performance with a overall accuracy of 95.56% in classifying six states of the driver's eye, mouth and ear. © 2015 IEEE.</text:p>
          </table:table-cell>
        </table:table-row>
        <table:table-row table:style-name="ro1">
          <table:table-cell office:value-type="string" calcext:value-type="string">
            <text:p>Traffic sign recognition using visual attributes and bayesian network</text:p>
          </table:table-cell>
          <table:table-cell office:value-type="string" calcext:value-type="string">
            <text:p>Recognizing traffic signs is a crucial task in Advanced Driver Assistant Systems. Current methods for solving this problem are mainly divided into traditional classification approach based on hand-crafted features such as HOG and end-to-end learning approaches based on Convolutional Neural Networks (ConvNets). Despite a high accuracy achieved by ConvNets, they suffer from high computational complexity which restricts their application only on GPU enabled devices. In contrast, traditional classification approaches can be executed on CPU based devices in real-time. However, the main issue with traditional classification approaches is that hand-crafted features have a limited representation power. For this reason, they are not able to discriminate a large number of traffic signs. Consequently, they are less accurate than ConvNets. Regardless, both approaches do not scale well. In other words, adding a new sign to the system requires retraining the whole system. In addition, they are not able to deal with novel inputs such as the falsepositive results produced by the detection module. In other words, if the input of these methods is a non-traffic sign image, they will classify it into one of the traffic sign classes. In this paper, we propose a coarse-to-fine method using visual attributes that is easily scalable and, importantly, it is able to detect the novel inputs and transfer its knowledge to a newly observed sample. To correct the misclassified attributes, we build a Bayesian network considering the dependency between the attributes and find their most probable explanation using the observations. Experimental results on a benchmark dataset indicates that our method is able to outperform the state-of-art methods and it also possesses three important properties of novelty detection, scalability and providing semantic information. © Springer International Publishing Switzerland 2016.</text:p>
          </table:table-cell>
        </table:table-row>
        <table:table-row table:style-name="ro1">
          <table:table-cell office:value-type="string" calcext:value-type="string">
            <text:p>Driving posture recognition by convolutional neural networks</text:p>
          </table:table-cell>
          <table:table-cell office:value-type="string" calcext:value-type="string">
            <text:p>Driver fatigue and inattention have long been recognized as the main contributing factors in traffic accidents. Development of intelligent driver assistance systems with embeded functionality of driver vigilance monitoring is therefore an urgent and challenging task. This paper presents a novel system which applies convolutional neural network to automatically learn and predict four driving postures. The main idea is to monitor driver hand position with discriminative information extracted to predict safe/unsafe driving posture. In comparison to previous approaches, convolutional neural networks (CNN) can automatically learn discriminative features directly from raw images. In our works, a CNN model was first pre-trained by an unsupervised feature learning called using sparse filtering, and subsequently fine-tuned with four classes of labeled data. The Approach was verified using the Southeast University Driving-Posture Dataset, which comprised of video clips covering four driving postures, including normal driving, responding to a cell phone call, eating and smoking. Compared to other popular approaches with different image descriptor and classification, our method achieves the best performance with a overall accuracy of 99.78%. © 2015 IEEE.</text:p>
          </table:table-cell>
        </table:table-row>
        <table:table-row table:style-name="ro1">
          <table:table-cell office:value-type="string" calcext:value-type="string">
            <text:p>Visibility Enhancement of Scene Images Degraded by Foggy Weather Conditions with Deep Neural Networks</text:p>
          </table:table-cell>
          <table:table-cell office:value-type="string" calcext:value-type="string">
            <text:p>Nowadays many camera-based advanced driver assistance systems (ADAS) have been introduced to assist the drivers and ensure their safety under various driving conditions. One of the problems faced by drivers is the faded scene visibility and lower contrast while driving in foggy conditions. In this paper, we present a novel approach to provide a solution to this problem by employing deep neural networks. We assume that the fog in an image can be mathematically modeled by an unknown complex function and we utilize the deep neural network to approximate the corresponding mathematical model for the fog. The advantages of our technique are as follows: (i) its real-time operation and (ii) being based on minimal input, that is, a single image, and exhibiting robustness/generalization for various unseen image data. Experiments carried out on various synthetic images indicate that our proposed technique has the abilities to approximate the corresponding fog function reasonably and remove it for better visibility and safety. © 2016 Farhan Hussain and Jechang Jeong.</text:p>
          </table:table-cell>
        </table:table-row>
        <table:table-row table:style-name="ro1">
          <table:table-cell office:value-type="string" calcext:value-type="string">
            <text:p>Memory-efficient modeling and search techniques for hardware ASR decoders</text:p>
          </table:table-cell>
          <table:table-cell office:value-type="string" calcext:value-type="string">
            <text:p>This paper gives an overview of acoustic modeling and search techniques for low-power embedded ASR decoders. Our design decisions prioritize memory bandwidth, which is the main driver in system power consumption. We evaluate three acoustic modeling approaches-Gaussian mixture model (GMM), subspace GMM (SGMM) and deep neural network (DNN)-and identify tradeoffs between memory bandwidth and recognition accuracy. We also present an HMM search scheme with WFST compression and caching, predictive beam width control, and a word lattice. Our results apply to embedded system implementations using microcontrollers, DSPs, FPGAs, or ASICs. Copyright © 2016 ISCA.</text:p>
          </table:table-cell>
        </table:table-row>
        <table:table-row table:style-name="ro1">
          <table:table-cell office:value-type="string" calcext:value-type="string">
            <text:p>Voyager interstellar mission: Challenges of flying a very old spacecraft on a very long mission</text:p>
          </table:table-cell>
          <table:table-cell office:value-type="string" calcext:value-type="string">
            <text:p>Two Voyager spacecraft were launched in 1977. After the successful flybys of Jupiter and Saturn by both Voyagers and Uranus and Neptune by Voyager 2, the mission has been extended for another 30 years in search of the transition region between the dominance of the solar energy and interstellar energy. The Voyager Interstellar Mission (VIM) started on January 1, 1990. It can be characterized by several factors including extremely long communication distances, aging hardware, reduced staffing levels and difficulty in obtaining Deep Space Network (DSN) resources necessitated by the increasing distance between the spacecraft and Earth. The mission was redesigned to compensate for such factors while maximizing the science return. After 25 years of VIM and several significant science discoveries, both Voyager spacecraft are still functioning well and the Voyager flight team is preparing for an even longer mission - until the year 2025 and beyond. In order to work around the challenges and to continue the mission even further, the team has been implementing numerous changes, mainly through flight software modifications and hardware reconfiguration. The major drivers for the changes are two-fold: resource constraints (such as decreasing power output and difficulty in obtaining the necessary DSN coverage) and anomalies due to the aging hardware. The majority of changes occur through flight software modifications so the state of the on-board responses is appropriate for the changing space environment and mission phase, and the flight software is compatible in allowing the maximum data gathering. The on-board flight software routines such as baseline sequence, fault protection routines, the High Gain Antenna POINTing to Earth (HPOINT) table, and long-term events table need to be maintained through flight software updates. The changes also occur through hardware reconfiguration such as selecting the backup Hybrid Buffer Interface Circuits (HYBIC) or attitude propulsion thrusters. This paper will describe the challenges of VIM and what has been done to overcome or mitigate those challenges. The primary focus will be the major flight software changes made during VIM and the changes that are in store for the near future in preparation for continuing the extended mission, from the originally projected year of 2020 out to the year 2025 and possibly beyond. © 2016, American Institute of Aeronautics and Astronautics Inc, AIAA. All rights reserved.</text:p>
          </table:table-cell>
        </table:table-row>
        <table:table-row table:style-name="ro1">
          <table:table-cell office:value-type="string" calcext:value-type="string">
            <text:p>Voyager interstellar mission: Challenges of flying a very old spacecraft on a very long mission</text:p>
          </table:table-cell>
          <table:table-cell office:value-type="string" calcext:value-type="string">
            <text:p>Two Voyager spacecraft were launched in 1977. After the successful flybys of Jupiter and Saturn by both Voyagers and Uranus and Neptune by Voyager 2, the mission has been extended for another 30 years in search of the transition region between the dominance of the solar energy and interstellar energy. The Voyager Interstellar Mission (VIM) started on January 1, 1990. It can be characterized by several factors including extremely long communication distances, aging hardware, reduced staffing levels and difficulty in obtaining Deep Space Network (DSN) resources necessitated by the increasing distance between the spacecraft and Earth. The mission was redesigned to compensate for such factors while maximizing the science return. After 25 years of VIM and several significant science discoveries, both Voyager spacecraft are still functioning well and the Voyager flight team is preparing for an even longer mission - until the year 2025 and beyond. In order to work around the challenges and to continue the mission even further, the team has been implementing numerous changes, mainly through flight software modifications and hardware reconfiguration. The major drivers for the changes are two-fold: resource constraints (such as decreasing power output and difficulty in obtaining the necessary DSN coverage) and anomalies due to the aging hardware. The majority of changes occur through flight software modifications so the state of the on-board responses is appropriate for the changing space environment and mission phase, and the flight software is compatible in allowing the maximum data gathering. The on-board flight software routines such as baseline sequence, fault protection routines, the High Gain Antenna POINTing to Earth (HPOINT) table, and long-term events table need to be maintained through flight software updates. The changes also occur through hardware reconfiguration such as selecting the backup Hybrid Buffer Interface Circuits (HYBIC) or attitude propulsion thrusters. This paper will describe the challenges of VIM and what has been done to overcome or mitigate those challenges. The primary focus will be the major flight software changes made during VIM and the changes that are in store for the near future in preparation for continuing the extended mission, from the originally projected year of 2020 out to the year 2025 and possibly beyond. © 2016 by the American Institute of Aeronautics and Astronautics, Inc.</text:p>
          </table:table-cell>
        </table:table-row>
        <table:table-row table:style-name="ro1">
          <table:table-cell office:value-type="string" calcext:value-type="string">
            <text:p>Fast traffic sign recognition using color segmentation and deep convolutional networks</text:p>
          </table:table-cell>
          <table:table-cell office:value-type="string" calcext:value-type="string">
            <text:p>The use of Computer Vision techniques for the automatic recognition of road signs is fundamental for the development of intelligent vehicles and advanced driver assistance systems. In this paper, we describe a procedure based on color segmentation, Histogram of Oriented Gradients (HOG), and Convolutional Neural Networks (CNN) for detecting and classifying road signs. Detection is speeded up by a preprocessing step to reduce the search space, while classification is carried out by using a Deep Learning technique. A quantitative evaluation of the proposed approach has been conducted on the well-known German Traffic Sign data set and on the novel Data set of Italian Traffic Signs (DITS), which is publicly available and contains challenging sequences captured in adverse weather conditions and in an urban scenario at night-time. Experimental results demonstrate the effectiveness of the proposed approach in terms of both classification accuracy and computational speed. © Springer International Publishing AG 2016.</text:p>
          </table:table-cell>
        </table:table-row>
        <table:table-row table:style-name="ro1">
          <table:table-cell office:value-type="string" calcext:value-type="string">
            <text:p>Artificial neural network model for estimating temporal and spatial freeway work zone delay using probe-vehicle data</text:p>
          </table:table-cell>
          <table:table-cell office:value-type="string" calcext:value-type="string">
            <text:p>Highway lane closures due to road reconstruction and the resulting work zones have been a major source of nonrecurring congestion on freeways. It is extremely important to calculate the safety and cost impacts of work zones: the use of new technologies that track drivers and vehicles make that possible. A multilayer feed-forward artificial neural network (ANN) model is developed in this paper to estimate work zone delay by using the probe-vehicle data. The probe data include the travel speeds under normal and work zone conditions. Unlike previous models, the proposed model estimates temporal and spatial delays, which are applied to a real world case study in New Jersey. The work zone data (i.e., starting time, duration, length, and number of closed lanes) were collected on New Jersey freeways in 2014 together with actual probe-vehicle speeds. A comparative analysis was conducted; the results indicate that the ANN model outperforms the traditional deterministic queuing model in terms of the accuracy in estimating travel delays. The ANN model can be used to calculate contractor penalty in terms of cost overruns as well as incentivize a reward schedule in case of early work competition. The model can assist work zone planners in designing optimal start and end time of work zone as function of time of day. In assessing the performance of work zones, the model can assist transportation engineers to better develop and evaluate traffic mitigation and management plans. © 2016, National Research Council. All rights reserved.</text:p>
          </table:table-cell>
        </table:table-row>
        <table:table-row table:style-name="ro1">
          <table:table-cell office:value-type="string" calcext:value-type="string">
            <text:p>Real-Time person detection in low-resolution thermal infrared imagery with MSER and CNNs</text:p>
          </table:table-cell>
          <table:table-cell office:value-type="string" calcext:value-type="string">
            <text:p>In many camera-based systems, person detection and localization is an important step for safety and security applications such as search and rescue, reconnaissance, surveillance, or driver assistance. Long-wave infrared (LWIR) imagery promises to simplify this task because it is less affected by background clutter or illumination changes. In contrast to a lot of related work, we make no assumptions about any movement of persons or the camera, i.e. persons may stand still and the camera may move or any combination thereof. Furthermore, persons may appear arbitrarily in near or far distances to the camera leading to low-resolution persons in far distances. To address this task, we propose a two-stage system, including a proposal generation method and a classifier to verify, if the detected proposals really are persons. In contradiction to use all possible proposals as with sliding window approaches, we apply Maximally Stable Extremal Regions (MSER) and classify the detected proposals afterwards with a Convolutional Neural Network (CNN). The MSER algorithm acts as a hot spot detector when applied to LWIR imagery. Because the body temperature of persons is usually higher than the background, they appear as hot spots in the image. However, the MSER algorithm is unable to distinguish between different kinds of hot spots. Thus, all further LWIR sources such as windows, animals or vehicles will be detected, too. Still by applying MSER, the number of proposals is reduced significantly in comparison to a sliding window approach which allows employing the high discriminative capabilities of deep neural networks classifiers that were recently shown in several applications such as face recognition or image content classification. We suggest using a CNN as classifier for the detected hot spots and train it to discriminate between person hot spots and all further hot spots. We specifically design a CNN that is suitable for the low-resolution person hot spots that are common with LWIR imagery applications and is capable of fast classification. Evaluation on several different LWIR person detection datasets shows an error rate reduction of up to 80 percent compared to previous approaches consisting of MSER, local image descriptors and a standard classifier such as an SVM or boosted decision trees. Further time measurements show that the proposed processing chain is capable of real-Time person detection in LWIR camera streams. © COPYRIGHT SPIE. Downloading of the abstract is permitted for personal use only.</text:p>
          </table:table-cell>
        </table:table-row>
        <table:table-row table:style-name="ro1">
          <table:table-cell office:value-type="string" calcext:value-type="string">
            <text:p>Deep learning approach to detection of preceding vehicle in advanced driver assistance</text:p>
          </table:table-cell>
          <table:table-cell office:value-type="string" calcext:value-type="string">
            <text:p>In paper we propose a detection method for objects in video stream taken in front of a car by means of deep learning. The successful detection of preceding cars is a part of the analysis of current road situation including emergency and sudden braking, unintentional lane change, traffic jam, accident, etc. We include the results of preliminary experiments employing video stream captured by camera installed behind frontal wind screen. The detection and classification are performed using Convolutional Neural Network preceded by road lane detection. We performed several experiments on real-world data in order to check the accuracy of the proposed algorithm. © Springer International Publishing AG 2016.</text:p>
          </table:table-cell>
        </table:table-row>
        <table:table-row table:style-name="ro1">
          <table:table-cell office:value-type="string" calcext:value-type="string">
            <text:p>Real-time categorization of driver's gaze zone using the deep learning techniques</text:p>
          </table:table-cell>
          <table:table-cell office:value-type="string" calcext:value-type="string">
            <text:p>This paper presents a study in which driver's gaze zone is categorized using new deep learning techniques. Since the sequence of gaze zones of a driver reflects precisely what and how he behaves, it allows us infer his drowsiness, focusing or distraction by analyzing the images coming from a camera. A Haar feature based face detector is combined with a correlation filter based MOSS tracker for the face detection task to handle a tough visual environment in the car. Driving database is a big-data which was constructed using a recording setup within a compact sedan by driving around the urban area. The gaze zones consist of 9 categories depending on where a driver is looking at during driving. A convolutional neural network is trained to categorize driver's gaze zone from a given face detected image using a multi-GPU platform, and then its network parameters are transferred to a GPU within a PC running on Windows to operate in the real-time basis. Result suggests that the correct rate of gaze zone categorization reaches to 95% in average, indicating that our system outperforms the state-of-art gaze zone categorization methods based on conventional computer vision techniques. © 2016 IEEE.</text:p>
          </table:table-cell>
        </table:table-row>
        <table:table-row table:style-name="ro1">
          <table:table-cell office:value-type="string" calcext:value-type="string">
            <text:p>22nd International Conference on MultiMedia Modeling, MMM 2016</text:p>
          </table:table-cell>
          <table:table-cell office:value-type="string" calcext:value-type="string">
            <text:p>The proceedings contain 44 papers. The special focus in this conference is on MultiMedia Modeling. The topics include: Transfer nonnegative matrix factorization for image representation; sentiment analysis on multi-view social data; single image super-resolution via convolutional neural network and total variation regularization; an effective face verification algorithm to fuse complete features in convolutional neural network; driver fatigue detection system based on DSP platform; real-time grayscale-thermal tracking via laplacian sparse representation; efficient perceptual region detector based on object boundary; 1d barcode region detection based on the Hough transform and support vector machine; a hashing scheme for approximate similarity search with early stop condition; learning Hough transform with latent structures for joint object detection and pose estimation; consensus guided multiple match removal for geometry verification in image retrieval; locality constrained sparse representation for cat recognition; image retrieval using color-aware tag on progressive image search and recommendation system; advancing iterative quantization hashing using isotropic prior; an improved RANSAC image stitching algorithm based similarity degree; a novel emotional saliency map to model emotional attention mechanism; automatic endmember extraction using pixel purity index for hyperspectral imagery; smart ambient sound analysis via structured statistical modeling; a very deep sequences learning approach for human action recognition; ten research questions for scalable multimedia analytics; informed perspectives on human annotation using neural signals and an intelligent multimedia database system for multimodal content extraction and querying.</text:p>
          </table:table-cell>
        </table:table-row>
        <table:table-row table:style-name="ro1">
          <table:table-cell office:value-type="string" calcext:value-type="string">
            <text:p>CEUR Workshop Proceedings</text:p>
          </table:table-cell>
          <table:table-cell office:value-type="string" calcext:value-type="string">
            <text:p>The proceedings contain 9 papers. The topics discussed include: estimating the stress for drivers and passengers using deep learning; a scalable data streaming infrastructure for smart cities; parameter set selection and classification of sleep phases tracing biovital data; towards modeling group=robot interactions using a qualitative spatial representation; exploring the cognitive-affective-conative image of a rural tourism destination using social data; proposal of improvements based on new technologies for the satisfaction of passengers on board passenger ship; using MDE for the reconciliation of entities in large data sources; and dynamic management of appointments in sanitary environments: a systematic literature review.</text:p>
          </table:table-cell>
        </table:table-row>
        <table:table-row table:style-name="ro1">
          <table:table-cell office:value-type="string" calcext:value-type="string">
            <text:p>Estimating the stress for drivers and passengers using deep learning</text:p>
          </table:table-cell>
          <table:table-cell office:value-type="string" calcext:value-type="string">
            <text:p>The number of vehicles in circulation has become a problem both for safety and for the citizens health. Public transport is a solution to reduce its impact on the environment. One of the keys to encourage users to use it is to improve comfort. On the other hand, numerous studies highlight that drivers are more likely to suffer physical and psychological illnesses due to the sedentary nature of this work and workload. In this paper, we propose a model to predict the stress level on drivers and passengers. The solution is based on deep learning algorithms. The proposal employs the Heart Rate Variability (HRV) and telemetry from the vehicle in order to anticipate the incoming stress. It has been validated in a real environment on distinct routes. The results show that it predicts the stress by 86 % on drivers and 92% on passengers. This algorithm could be used to develop driving assistants that recommend actions to smooth driving, reducing the workload and the passenger stress. Copyright © by the paper's authors.</text:p>
          </table:table-cell>
        </table:table-row>
        <table:table-row table:style-name="ro1">
          <table:table-cell office:value-type="string" calcext:value-type="string">
            <text:p>Estimation of the optimum speed to minimize the driver stress based on the previous behavior</text:p>
          </table:table-cell>
          <table:table-cell office:value-type="string" calcext:value-type="string">
            <text:p>Stress is one of the most important factors in car accidents. When the driver is in this mental state, their skills and abilities are reduced. In this paper, we propose an algorithm to predict stress level on a road. Prediction model is based on deep learning. The stress level estimation considers the previous driver’s driving behavior before reaching the road section, the road state (weather and traffic), and the previous driving made by the driver. We employ this algorithm to build a speed assistant. The solution provides an optimum average speed for each road stage that minimizes the stress. Validation experiment has been conducted using five different datasets with 100 samples. The proposal is able to predict the stress level given the average speed by 84.20% on average. The system reduces the heart rate (15.22%) and the aggressiveness of driving. The proposed solution is implemented on Android mobile devices and uses a heart rate chest strap. © Springer International Publishing Switzerland 2016.</text:p>
          </table:table-cell>
        </table:table-row>
        <table:table-row table:style-name="ro1">
          <table:table-cell office:value-type="string" calcext:value-type="string">
            <text:p>Design of a filter buffer based optimized memory access method for processing a CNN algorithm</text:p>
          </table:table-cell>
          <table:table-cell office:value-type="string" calcext:value-type="string">
            <text:p>This paper proposes an architecture that processes Convolution Neural Network (CNN) algorithm applied with Filter Buffer. The performance to be processed varies depending on the number and size of the actually used filter. Furthermore, since hardware included in the advanced driver assistance systems and smart mobile devices requires miniaturization and low power, it has a limited process element. This in turn requires an iterative external memory access. The proposed method improved the processing performance by preventing unnecessary external memory access when processing the algorithm useful to the parallelization among artificial neural network algorithms. When compared to the conventional method, the proposed method exhibited the improvement of processing performance as the memory access rate was found to be reduced by about 20% due to the application of the optimum number and size of the filter. © 2016 Kwang-Yeob Lee.</text:p>
          </table:table-cell>
        </table:table-row>
        <table:table-row table:style-name="ro1">
          <table:table-cell office:value-type="string" calcext:value-type="string">
            <text:p>16th International Conference on Transport Systems Telematics, TST 2016</text:p>
          </table:table-cell>
          <table:table-cell office:value-type="string" calcext:value-type="string">
            <text:p>The proceedings contain 42 papers. The special focus in this conference is on Transport Systems Telematics. The topics include: Knowledge-based approach to selection of weight-in-motion equipment; geoinformatics in shipping and marine transport; transaction costs in the IT Project implementation illustrated with the example of Silesian card of public services; GPRS Network as a cloud’s tool in EU-Wide real time traffic information services; public-private partnerships for the implementation of IT Projects; availability protection of IoT concept based telematics system in transport; ICT and the future of urban transportation. European perspective; design of M2M communications interfaces in transport systems; economical feasibility of eco-driving induction in road vehicles; preparing reports on risk evaluation and assessment in rail transport based on the polish experience; risk analysis of railway workers due to interference into GSM-R System by MFCN; railway radio communication systems in the context of an emergency call; the impact of the tolling system for road traffic safety; implementing high density traffic information dissemination; traffic analysis based on weigh-in-motion system data; supporting the process of information visualisation in transport systems; deep learning approach to detection of preceding vehicle in advanced driver assistance; the scope and capabilities of ITS - the case of Lodz; modeling information spread processes in dynamic traffic networks; telematics in sustainability of urban mobility in Silesian agglomerations; aircraft taxi route choice in case of conflict points existence and a concept of weather information system for city road network.</text:p>
          </table:table-cell>
        </table:table-row>
        <table:table-row table:style-name="ro1">
          <table:table-cell office:value-type="string" calcext:value-type="string">
            <text:p>Improvement of driver- state estimation algorithm using multi-modal information</text:p>
          </table:table-cell>
          <table:table-cell office:value-type="string" calcext:value-type="string">
            <text:p>This paper aims to improve the performance of drivers' state estimation algorithm using multi-modal information. While driving, drivers' abnormal states may increase the likelihood of an accident. Thus, detection of the precise states of drivers is a key factor of preventing car accidents. Driver drowsiness, distraction, and workload was assessed through human-in-the-loop experimental data including vehicle, video, voice and physiological information. Dynamic Bayesian Network (DBN) was applied to assess the drivers' state and integrate sensor data, whereas Hybrid Bayesian Network (HBN) was used previously. This paper shows the improved performance - DBS estimates drowsiness with 67.3% correct detection (n=4), visual distraction with 82.8% correct detection (n=16), cognitive distraction with 80.6% correct detection (n=16), and high workload with 86.6% correct detection (n=16). This research showed improved performance compared to our previous algorithm shown in Ryu et al. (2015). © 2015 Institute of Control, Robotics and Systems - ICROS.</text:p>
          </table:table-cell>
        </table:table-row>
        <table:table-row table:style-name="ro1">
          <table:table-cell office:value-type="string" calcext:value-type="string">
            <text:p>Vehicle Speed Prediction Using Deep Learning</text:p>
          </table:table-cell>
          <table:table-cell office:value-type="string" calcext:value-type="string">
            <text:p>Global optimization of the energy consumption of dual power source vehicles such as hybrid electric vehicles, plug-in hybrid electric vehicles, and plug in fuel cell electric vehicles requires knowledge of the complete route characteristics at the beginning of the trip. One of the main characteristics is the vehicle speed profile across the route. The profile will translate directly into energy requirements for a given vehicle. However, the vehicle speed that a given driver chooses will vary from driver to driver and from time to time, and may be slower, equal to, or faster than the average traffic flow. If the specific driver speed profile can be predicted, the energy usage can be optimized across the route chosen. The purpose of this paper is to research the application of Deep Learning techniques to this problem to identify at the beginning of a drive cycle the driver specific vehicle speed profile for an individual driver repeated drive cycle, which can be used in an optimization algorithm to minimize the amount of fossil fuel energy used during the trip. © 2015 IEEE.</text:p>
          </table:table-cell>
        </table:table-row>
        <table:table-row table:style-name="ro1">
          <table:table-cell office:value-type="string" calcext:value-type="string">
            <text:p>Multi-modal sensor registration for vehicle perception via deep neural networks</text:p>
          </table:table-cell>
          <table:table-cell office:value-type="string" calcext:value-type="string">
            <text:p>The ability to simultaneously leverage multiple modes of sensor information is critical for perception of an automated vehicle's physical surroundings. Spatio-temporal alignment of registration of the incoming information is often a prerequisite to analyzing the fused data. The persistence and reliability of multi-modal registration is therefore the key to the stability of decision support systems ingesting the fused information. LiDAR-video systems like on those many driverless cars are a common example of where keeping the LiDAR and video channels registered to common physical features is important. We develop a deep learning method that takes multiple channels of heterogeneous data, to detect the misalignment of the LiDAR-video inputs. A number of variations were tested on the Ford LiDAR-video driving test data set and will be discussed. To the best of our knowledge the use of multi-modal deep convolutional neural networks for dynamic real-time LiDAR-video registration has not been presented. © 2015 IEEE.</text:p>
          </table:table-cell>
        </table:table-row>
        <table:table-row table:style-name="ro1">
          <table:table-cell office:value-type="string" calcext:value-type="string">
            <text:p>Adjacent vehicle collision warning system using image sensor and inertial measurement unit</text:p>
          </table:table-cell>
          <table:table-cell office:value-type="string" calcext:value-type="string">
            <text:p>Advanced driver assistance systems are the newest addition to vehicular technology. Such systems use a wide array of sensors to provide a superior driving experience. Vehicle safety and driver alert are important parts of these system. This paper proposes a driver alert system to prevent and mitigate adjacent vehicle collisions by proving warning information of on-road vehicles and possible collisions. A dynamic Bayesian network (DBN) is utilized to fuse multiple sensors to provide driver awareness. It detects oncoming adjacent vehicles and gathers ego vehicle motion characteristics using an on-board camera and inertial measurement unit (IMU). A histogram of oriented gradient feature based classifier is used to detect any adjacent vehicles. Vehicles front-rear end and side faces were considered in training the classifier. Ego vehicles heading, speed and acceleration are captured from the IMU and feed into the DBN. The network parameters were learned from data via expectation maximization(EM) algorithm. The DBN is designed to provide two type of warning to the driver, a cautionary warning and a brake alert for possible collision with other vehicles. Experiments were completed on multiple public databases, demonstrating successful warnings and brake alerts in most situations. © 2015 ACM.</text:p>
          </table:table-cell>
        </table:table-row>
        <table:table-row table:style-name="ro1">
          <table:table-cell office:value-type="string" calcext:value-type="string">
            <text:p>Hand gesture recognition with 3D convolutional neural networks</text:p>
          </table:table-cell>
          <table:table-cell office:value-type="string" calcext:value-type="string">
            <text:p>Touchless hand gesture recognition systems are becoming important in automotive user interfaces as they improve safety and comfort. Various computer vision algorithms have employed color and depth cameras for hand gesture recognition, but robust classification of gestures from different subjects performed under widely varying lighting conditions is still challenging. We propose an algorithm for drivers' hand gesture recognition from challenging depth and intensity data using 3D convolutional neural networks. Our solution combines information from multiple spatial scales for the final prediction. It also employs spatio-temporal data augmentation for more effective training and to reduce potential overfitting. Our method achieves a correct classification rate of 77.5% on the VIVA challenge dataset. © 2015 IEEE.</text:p>
          </table:table-cell>
        </table:table-row>
        <table:table-row table:style-name="ro1">
          <table:table-cell office:value-type="string" calcext:value-type="string">
            <text:p>USDOT number localization and recognition from vehicle side-view NIR images</text:p>
          </table:table-cell>
          <table:table-cell office:value-type="string" calcext:value-type="string">
            <text:p>Commercial motor vehicles are mandated to display a valid U.S. Department of Transportation (USDOT) identification number on the side of the vehicle. Automatic recognition of USDOT numbers is of interest to government agencies for the efficient enforcement and management of the commercial trucks. Near infrared (NIR) cameras installed on the side of the road, to capture an image of an incoming truck, can capture USDOT images without distracting the drivers. In this paper, we propose a computer vision based method for recognizing USDOT numbers using an NIR camera system directed at the side of the commercial vehicles. The developed method consists of two stages; first, we localize the USDOT tag in the captured image using the deformable part model (DPM). Next, we train a convolutional neural network (CNN) using street-view house number (SVHN) dataset1 and sweep the trained classifier across the localized region. Based on the calculated scores, we infer the digits and their locations using a probabilistic inference method based on Hidden Markov Models (HMM). The most likely digit sequence is determined by applying the Viterbi algorithm. A data set of 1549 images was collected on a public roadway and is used to perform the experiments. © 2015 IEEE.</text:p>
          </table:table-cell>
        </table:table-row>
        <table:table-row table:style-name="ro1">
          <table:table-cell office:value-type="string" calcext:value-type="string">
            <text:p>Driver yawning detection based on deep convolutional neural learning and robust nose tracking</text:p>
          </table:table-cell>
          <table:table-cell office:value-type="string" calcext:value-type="string">
            <text:p>Driver yawning detection is one of the key technologies used in driver fatigue monitoring systems. Real-time driver yawning detection is a very challenging problem due to the dynamics in driver's movements and lighting conditions. In this paper, we present a yawning detection system that consists of a face detector, a nose detector, a nose tracker and a yawning detector. Deep learning algorithms are developed for detecting driver face area and nose location. A nose tracking algorithm that combines Kalman filter with a dedicated open-source TLD (Track-Learning-Detection) tracker is developed to generate robust tracking results under dynamic driving conditions. Finally a neural network is developed for yawning detection based on the features including nose tracking confidence value, gradient features around corners of mouth and face motion features. Experiments are conducted on real-world driving data, and results show that the deep convolutional networks can generate a satisfactory classification result for detecting driver's face and nose when compared with other pattern classification methods, and the proposed yawning detection system is effective in real-time detection of driver's yawning states. © 2015 IEEE.</text:p>
          </table:table-cell>
        </table:table-row>
        <table:table-row table:style-name="ro1">
          <table:table-cell office:value-type="string" calcext:value-type="string">
            <text:p>Chromatin and genomic determinants of alternative splicing</text:p>
          </table:table-cell>
          <table:table-cell office:value-type="string" calcext:value-type="string">
            <text:p>Alternative splicing significantly contributes to proteomic diversity and mis-regulation of splicing can cause diseases in human. Although both genomic and chromatin features have been shown to associate with splicing, the mechanisms by which various chromatin marks influence splicing is not clear for the most part. Moreover, it is not known whether the influence of specific genomic features on splicing is potentially modulated by the chromatin context. Here we report a deep neural network (DNN) model for predicting exon inclusion based on comprehensive genomic and chromatin features. Our analysis in three cell lines shows that, while both genomic and chromatin features can predict splicing to varying degrees, genomic features are the primary drivers of splicing, and the predictive power of chromatin features can largely be explained by their correlation with genomic features; chromatin features do not yield substantial independent contribution to splicing predictability. However, our model identified specific interactions between chromatin and genomic features suggesting that the effect of genomic elements may be modulated by chromatin context. Copyright 2015 ACM.</text:p>
          </table:table-cell>
        </table:table-row>
        <table:table-row table:style-name="ro1">
          <table:table-cell office:value-type="string" calcext:value-type="string">
            <text:p>Malaysia traffic sign recognition with convolutional neural network</text:p>
          </table:table-cell>
          <table:table-cell office:value-type="string" calcext:value-type="string">
            <text:p>Traffic sign recognition system is an important subsystem in advanced driver assistance systems (ADAS) that assisting a driver to detect a critical driving scenario and subsequently making an immediate decision. Recently, deep architecture neural network is popular because it adapts well in various kind of scenarios, even those which were not used during training. Therefore, a deep architecture neural network is implemented to perform traffic sign classification in order to improve the traffic sign recognition rate. A comparative study for a deep and shallow architecture neural network is presented in this paper. Deep and shallow architecture neural network refer to convolutional neural network (CNN) and radial basis function neural network (RBFNN) respectively. In the simulation result, two types of training modes had been compared i.e. incremental training and batch training. Experimental results show that incremental training mode trains faster than batch training mode. The performance of the convolutional neural network is evaluated with the Malaysian traffic sign database and achieves 99% of the recognition rate. © 2015 IEEE.</text:p>
          </table:table-cell>
        </table:table-row>
        <table:table-row table:style-name="ro1">
          <table:table-cell office:value-type="string" calcext:value-type="string">
            <text:p>Feature extraction with deep belief networks for driver's cognitive states prediction from EEG data</text:p>
          </table:table-cell>
          <table:table-cell office:value-type="string" calcext:value-type="string">
            <text:p>This study considers the prediction of driver's cognitive states from electroencephalographic (EEG) data. Extracting EEG features correlated with driver's cognitive states is key for achieving accurate prediction. However, high dimensionality and temporal-And-spatial correlations of EEG data make extraction of effective features difficult. This study explores the approaches based on deep belief networks (DBN) for feature extraction and dimension reduction. Experimental results of this study showed that DBN applied to channel epochs (DBN-C) produces the most discriminant features and the best classification performance is achieved when DBN-C is applied to the time-frequency and independent-component-Analysis transformed EEG data. The results suggested that DBN-C is a promising new method for extracting complex, discriminant features for EEG-based brain computer interfaces. © 2015 IEEE.</text:p>
          </table:table-cell>
        </table:table-row>
        <table:table-row table:style-name="ro1">
          <table:table-cell office:value-type="string" calcext:value-type="string">
            <text:p>Turn prediction at generalized intersections</text:p>
          </table:table-cell>
          <table:table-cell office:value-type="string" calcext:value-type="string">
            <text:p>Navigating a car at intersections is one of the most challenging parts of urban driving. Successful navigation needs predicting of intention of other traffic participants at the intersection. Such prediction is an important component for both Advanced Driver Assistance Systems (ADAS) and Autonomous Driving (AD) Systems. In this paper, we present a driver intention prediction model for general intersections. Our model incorporates lane-level maps of an intersection and makes a prediction based on past position and movement of the vehicle. We create a real-world dataset of 375 turning tracks at a variety of intersections. We present turn prediction results based on Hidden Markov Model (HMM), Support Vector Machine (SVM), and Dynamic Bayesian Network (DBN). SVM and DBN models give higher accuracy compared to HMM models. We get over 90% turn prediction accuracy 1.6 seconds before the intersection. Our work advances the state of art in ADAS/AD systems with a turn prediction model for general intersections. © 2015 IEEE.</text:p>
          </table:table-cell>
        </table:table-row>
        <table:table-row table:style-name="ro1">
          <table:table-cell office:value-type="string" calcext:value-type="string">
            <text:p>Multi-sensor system for driver's hand-gesture recognition</text:p>
          </table:table-cell>
          <table:table-cell office:value-type="string" calcext:value-type="string">
            <text:p>We propose a novel multi-sensor system for accurate and power-efficient dynamic car-driver hand-gesture recognition, using a short-range radar, a color camera, and a depth camera, which together make the system robust against variable lighting conditions. We present a procedure to jointly calibrate the radar and depth sensors. We employ convolutional deep neural networks to fuse data from multiple sensors and to classify the gestures. Our algorithm accurately recognizes 10 different gestures acquired indoors and outdoors in a car during the day and at night. It consumes significantly less power than purely vision-based systems. © 2015 IEEE.</text:p>
          </table:table-cell>
        </table:table-row>
        <table:table-row table:style-name="ro1">
          <table:table-cell office:value-type="string" calcext:value-type="string">
            <text:p>Learning driver behavior models from traffic observations for decision making and planning</text:p>
          </table:table-cell>
          <table:table-cell office:value-type="string" calcext:value-type="string">
            <text:p>Estimating and predicting traffic situations over time is an essential capability for sophisticated driver assistance systems and autonomous driving. When longer prediction horizons are needed, e.g., in decision making or motion planning, the uncertainty induced by incomplete environment perception and stochastic situation development over time cannot be neglected without sacrificing robustness and safety. Building consistent probabilistic models of drivers interactions with the environment, the road network and other traffic participants poses a complex problem. In this paper, we model the decision making process of drivers by building a hierarchical Dynamic Bayesian Model that describes physical relationships as well as the driver's behaviors and plans. This way, the uncertainties in the process on all abstraction levels can be handled in a mathematically consistent way. As drivers behaviors are difficult to model, we present an approach for learning continuous, non-linear, context-dependent models for the behavior of traffic participants. We propose an Expectation Maximization (EM) approach for learning the models integrated in the DBN from unlabeled observations. Experiments show a significant improvement in estimation and prediction accuracy over standard models which only consider vehicle dynamics. Finally, a novel approach to tactical decision making for autonomous driving is outlined. It is based on a continuous Partially Observable Markov Decision Process (POMDP) that uses the presented model for prediction. © 2009-2012 IEEE.</text:p>
          </table:table-cell>
        </table:table-row>
        <table:table-row table:style-name="ro1">
          <table:table-cell office:value-type="string" calcext:value-type="string">
            <text:p>Car manufacturer and model recognition based on deep network</text:p>
          </table:table-cell>
          <table:table-cell office:value-type="string" calcext:value-type="string">
            <text:p>Vehicle analysis is an important task in many intelligent applications, such as automatic toll collection and driver assistance systems. Among these applications, moving car detection and model recognition is a challenging task due to the close appearance between car models. In this paper, we propose a framework to recognizethe car manufacturer and model based on deep network. We first detect the moving car using frame difference; the resultant binary image is used to detect the frontal view of a car by a symmetry filter. The detected frontal view is used to identify a car based on deep learning with three layers of restricted Boltzmann machines (RBMs). Experiment results show that our proposed framework achieves favorable recognition accuracy. © 2015 Yongbin Gao and Hyo Jong Lee.</text:p>
          </table:table-cell>
        </table:table-row>
        <table:table-row table:style-name="ro1">
          <table:table-cell office:value-type="string" calcext:value-type="string">
            <text:p>Prediction of driver's drowsy and alert states from EEG signals with deep learning</text:p>
          </table:table-cell>
          <table:table-cell office:value-type="string" calcext:value-type="string">
            <text:p>We investigate in this paper deep learning (DL) solutions for prediction of driver's cognitive states (drowsy or alert) using EEG data. We discussed the novel channel-wise convolutional neural network (CCNN) and CCNN-R which is a CCNN variation that uses Restricted Boltzmann Machine in order to replace the convolutional filter. We also consider bagging classifiers based on DL hidden units as an alternative to the conventional DL solutions. To test the performance of the proposed methods, a large EEG dataset from 3 studies of driver's fatigue that includes 70 sessions from 37 subjects is assembled. All proposed methods are tested on both raw EEG and Independent Component Analysis (ICA)-transformed data for cross-session predictions. The results show that CCNN and CCNN-R outperform deep neural networks (DNN) and convolutional neural networks (CNN) as well as other non-DL algorithms and DL with raw EEG inputs achieves better performance than ICA features. © 2015 IEEE.</text:p>
          </table:table-cell>
        </table:table-row>
        <table:table-row table:style-name="ro1">
          <table:table-cell office:value-type="string" calcext:value-type="string">
            <text:p>Traffic sign recognition using deep convolutional networks and extreme learning machine</text:p>
          </table:table-cell>
          <table:table-cell office:value-type="string" calcext:value-type="string">
            <text:p>Traffic sign recognition is an important but challenging task, especially for automated driving and driver assistance. Its accuracy depends on two aspects: feature exactor and classifier. Current popular algorithms mainly use convolutional neural networks (CNN) to execute feature extraction and classification. Such methods could achieve impressive results but usually on the basis of an extremely huge and complex network. What’s more, since the fully-connected layers in CNN form a classical neural network classifier, which is trained by conventional gradient descent-based implementations, the generalization ability is limited. The performance could be further improved if other favorable classifiers are used instead and extreme learning machine (ELM) is just the candidate. In this paper, a novel CNN-ELM model is proposed, which integrates the CNN’s terrific capability of feature learning with the outstanding generalization performance of ELM. Firstly CNN learns deep and robust features and then ELM is used as classifier to conduct a fast and excellent classification. Experiments on German traffic sign recognition benchmark (GTSRB) demonstrate that the proposed method can obtain competitive results with state-of-the-art algorithms with less computation time. © Springer International Publishing Switzerland 2015.</text:p>
          </table:table-cell>
        </table:table-row>
        <table:table-row table:style-name="ro1">
          <table:table-cell office:value-type="string" calcext:value-type="string">
            <text:p>Pedestrian classification and detection in far infrared images</text:p>
          </table:table-cell>
          <table:table-cell office:value-type="string" calcext:value-type="string">
            <text:p>In this paper, a new approach of learning features based on convolutional neural networks for pedestrian detection in far infrared images is presented. Unlike traditional recognition systems which use hand-designed features like SIFT or HOG, our convolutional networks architecture learns new features and representations more appropriate to the classification task in infrared images. Another pedestrian detector based on logistic regression is designed and compared to convolutional networks based classifier. Our system built over non-visible range sensor may have an important role in next generation robotics, especially in perception, advanced driver assistant systems (ADAS) and intelligent surveillance systems. © Springer International Publishing Switzerland 2015.</text:p>
          </table:table-cell>
        </table:table-row>
        <table:table-row table:style-name="ro1">
          <table:table-cell office:value-type="string" calcext:value-type="string">
            <text:p>Proposal of a Computer Vision System to Detect and Track Vehicles in Real Time Using an Embedded Platform Enabled with a Graphical Processing Unit</text:p>
          </table:table-cell>
          <table:table-cell office:value-type="string" calcext:value-type="string">
            <text:p>This paper presents a development proposal of a systemcapable of detecting, localizing and tracking vehicles inreal time using computer vision algorithms in an embeddedplatform for an advanced driver assistance system (ADAS). This project will use a Flea3 monocular color camera fromPointGrey. The video will be processed using support vectormachines (SVM) and convolutional neural networks (CNN). These algorithms will be implemented in a Jetson TK1 developmentboard from Nvidia which has a 192-core KeplerGPU, a quad-core ARM Cortex A15, 2 GB of RAM, 16 GBof internal memory, and a set of basic peripherals for automotiveapplications. Finally, this project will use librariessuch as: CUDA, OpenCV, and CudNN which are optimizedfor the Jetson TK1 as well as the LibSVM and Caffe librariesto train SVM and CNN models. © 2015 IEEE.</text:p>
          </table:table-cell>
        </table:table-row>
        <table:table-row table:style-name="ro1">
          <table:table-cell office:value-type="string" calcext:value-type="string">
            <text:p>Pedestrian detection in thermal images using adaptive fuzzy C-means clustering and convolutional neural networks</text:p>
          </table:table-cell>
          <table:table-cell office:value-type="string" calcext:value-type="string">
            <text:p>Pedestrian detection is paramount for advanced driver assistance systems (ADAS) and autonomous driving. As a key technology in computer vision, it also finds many other applications, such as security and surveillance etc. Generally, pedestrian detection is conducted for images in visible spectrum, which are not suitable for night time detection. Infrared (IR) or thermal imaging is often adopted for night time due to its capability of capturing the emitted energy from pedestrians. The detection process firstly extracts candidate pedestrians from the captured IR image. Robust feature descriptors are formulated to represent those candidates. A binary classification of the extract features is then performed with trained classifier models. In this paper, an algorithm for pedestrian detection from IR image is proposed, where an adaptive fuzzy C-means clustering and convolutional neural networks are adopted. The adaptive fuzzy C-means clustering is used to segment the IR images and retrieve the candidate pedestrians. The candidate pedestrians are then pruned using human posture characteristics and the second central moments ellipse. The convolutional neural network is used to simultaneously learn relevant features and perform the binary classification. The performance of the proposed algorithm is compared with state-of-the-art algorithms on publicly available data set. A better detection accuracy with reduced computational accuracy is achieved. © 2015 MVA organization.</text:p>
          </table:table-cell>
        </table:table-row>
        <table:table-row table:style-name="ro1">
          <table:table-cell office:value-type="string" calcext:value-type="string">
            <text:p>Driver fatigue evaluation model with integration of multi-indicators based on dynamic Bayesian network</text:p>
          </table:table-cell>
          <table:table-cell office:value-type="string" calcext:value-type="string">
            <text:p>Electroencephalogram (EEG) data are an effective indicator to evaluate driver fatigue, but it is usually disturbed by noise. The frequent head nodding, as well as the time of day and total driving time, also have very close relationship with driver fatigue. All these factors should be taken into account for comprehensive driver fatigue evaluation. 50 drivers are recruited to take part in the fatigue-oriented experiment on the driving simulator. Based on the EEG samples, the EEGbased indicator of driver fatigue has been established by artificial neural network. Subsequently, a new algorithm is present to compute the head nodding angle with posture data from the passive tools fixed on the driver's head and trunk, respectively, and then head-based indicator of driver fatigue is determined. Finally, a new evaluation model of driver fatigue is established with integration of four fatigue-based indicators with DBN (Dynamic Bayesian Network). The results show that it is more accurate to evaluate the driver fatigue compared with the sole EEG-based indicator. © The Institution of Engineering and Technology 2015.</text:p>
          </table:table-cell>
        </table:table-row>
        <table:table-row table:style-name="ro1">
          <table:table-cell office:value-type="string" calcext:value-type="string">
            <text:p>Emerging directions in predictive text mining</text:p>
          </table:table-cell>
          <table:table-cell office:value-type="string" calcext:value-type="string">
            <text:p>In recent years, Text Mining has seen a tremendous spurt of growth as data scientists focus their attention on analyzing unstructured data. The main drivers for this growth have been big data as well as complex applications where the information in the text is often combined with other kinds of information in building predictive models. These applications require highly efficient and scalable algorithms to meet the overall performance demands. In this context, six main directions are identified where research in text mining is heading: Deep Learning, Topic Models, Graphical Modeling, Summarization, Sentiment Analysis, Learning from Unlabeled Text. Each direction has its own motivations and goals. There is some overlap of concepts because of the common themes of text and prediction. The predictive models involved are typically ones that involve meta-information or tags that could be added to the text. These tags can then be used in other text processing tasks such as information extraction. While the boundary between the fields of Text Mining and Natural Language Processing is becoming increasingly blurry, the importance of predictive models for various applications involving text means there is still substantial growth potential within the traditional sub-fields of text mining. These data-centric directions are also likely to influence future research in Natural Language Processing, especially in resource-poor languages and in multilingual texts. © 2015 John Wiley &amp; Sons, Ltd.</text:p>
          </table:table-cell>
        </table:table-row>
        <table:table-row table:style-name="ro1">
          <table:table-cell office:value-type="string" calcext:value-type="string">
            <text:p>Visual recognition of pedestrians with deep neural networks</text:p>
          </table:table-cell>
          <table:table-cell office:value-type="string" calcext:value-type="string">
            <text:p>Today's technology provides Advanced Emergency Braking Systems that can detect pedestrians and automatically brake just before collision is unavoidable. We have a vision that the future sensing systems will be able not only to detect pedestrians but also to recognize richer information about pedestrians, such as children/adults/old-aged, holding cell phones or not, and body orientations, to name a few. Putting these pieces of information together, machines will be able to understand the environment in more precise way and to create the most appropriate controlling strategies like a skilled driver. We claim that deep Convolutional Neural Networks (CNN) are the right algorithm for these non-trivial visual tasks, and it is confirmed that NVIDIA's Tegra K1, compact and power-efficient GPU, can run the deep CNN in real-time.</text:p>
          </table:table-cell>
        </table:table-row>
        <table:table-row table:style-name="ro1">
          <table:table-cell office:value-type="string" calcext:value-type="string">
            <text:p>Proceedings of 5th Asia-Pacific Workshop on Systems, APSYS 2014</text:p>
          </table:table-cell>
          <table:table-cell office:value-type="string" calcext:value-type="string">
            <text:p>The proceedings contain 14 papers. The topics discussed include: machine fault tolerance for reliable datacenter systems; experiences in profile-guided operating system kernel optimization; precrime to the rescue: defeating mobile malware one step ahead; realizing privacy by definition in social networks; why does cryptographic software fail? a case study and open problems; building trusted path on untrusted device drivers for mobile devices; draining our glass: an energy and heat characterization of Google glass; device drivers should not do power management; implementation and evaluation of deep neural networks (DNN) on mainstream heterogeneous systems; a scalable and topology configurable protocol for distributed parameter synchronization; and bipartite-oriented distributed graph partitioning for big learning.</text:p>
          </table:table-cell>
        </table:table-row>
        <table:table-row table:style-name="ro1">
          <table:table-cell office:value-type="string" calcext:value-type="string">
            <text:p>5th International Conference on Mechanical, Industrial, and Manufacturing Technologies, MIMT 2014</text:p>
          </table:table-cell>
          <table:table-cell office:value-type="string" calcext:value-type="string">
            <text:p>The proceedings contain 291 papers. The special focus in this conference is on Mechanical, Industrial, and Manufacturing Technologies. The topics include: Random characteristics on cutting interpenetrating network composites; aluminum pigments encapsulated by MTES and TEOS for corrosion inhibition and their characterizations; the deformation behavior of thermal compression for ZK30 magnesium alloy; a preliminary study on the effect of WEC cleaner papermaking chemical on the improvement of paper physical strength; microstructure and properties of 8YSZ with high component BAS; research of compression and energy absorption characteristics of polyimide foam; study on effect of the ternary composite retarder on properties of FGD gypsum plaster material; effect of sodium alginate on the properties of composite protein films; preparation and study on the performance of polymer-modified cement-based composite insulation materials; preparation and study on the waterproof performance of polystyrene lightweight composite insulation materials; development of multifunctional nanomaterials in phototherapy; the influence on the hardness and form of U75V from the different cooling rates; study on the preparation and properties of desulfurization gypsum-based self-leveling material; the preparation of red mud foam lightweight thermal insulation material; autothermal reforming of ethanol for hydrogen production; study on the vacuum insulation panel protected by silicone rubber; influence of CaF2 on the formation kinetics of belite-calcium barium sulphoaluminate cement clinker; influence of limestone powder on the performance of cementitious materials; CO2 fixation using MEA and CaCl2 aqueous solutions; synthesis and performance evaluation on amphoteric surfactant of dodecyl/tetradecyl phosphobetain; effect of material constitution on the properties of thermal insulation materials; gas sensors fabricated by aerosol deposition; effects of titanium oxide precipitate on acicular ferrite nucleation in carbon structural steel; a study of morphology of titanium powder used in electron beam melting; study on preparing coating for the anti-erosion property of artillery; mineral composition and performance of phosphoaluminate clinker with addition of SO3; error analysis of natural vibration characteristic of the diamond wire saw; research on the decoating effect and microstructure of surface damage of high-pressure waterjet; production of phenolic compounds from low temperature catalytic fast pyrolysis of biomass with activated carbon; performance evaluation of polymer microspheres for profile control and oil displacement; the influence of heat treatment on the interface and properties of Mo2FeB2 cermets-steel clad material; study on sucrose powder in selective laser sintering mechanism; Raman study on the crystallization characteristics of amorphous Ge2Sb2Te5 film; strength prediction of double-lap woven CFRP bolted joint incorporating material softening; study on effect of matrix properties on fatigue damage initiation of woven carbon fabric vinylester composites; blinking in photoluminescence of InGaN devices is caused by slow beating of THz vibrations of the quantum well; deep drawing and bulging processes of hard-deformed light alloy sheet with resistance heating; effect of water reducer and cellulose ether on sulphoaluminate cement-based lightweight thermal insulation board; the anti-bending performance study of loaded continuous beam that strengthened with prestressed laterally bonded carbon fiber sheets; characterization of spray angle and velocity in water-mist nozzle by using response surface approximation; mechanical analysis for thin-walled stiffened plates on the base of plants venations growth algorithm; mechanical behavior research of recycled concrete small-sized hollow block based on load test; the beryllium bronze for capacitance sensitive accelerometer; modeling and control techniques for microstructure development; composition characteristics of reconstructed steel slag with electric furnace slag; stabilization of multiple heavy metal contaminated soils using biological materials; study on the recovery of sulfur from a lead-zinc tailings of Fujian; the research of biomass biodegradable material microstructure impact on performance; biomass biodegradable starch material cushioning packaging products and plasticizing properties of compatibility; process factor optimization for reducing warpage and shrinkage in injection molding using design of experiments; performance of brazed carbide end mill tool for machining of Ti6Al4V; giant permittivity of barium titanate prepared by ultra-fast sintering method; experimental study on superficial modification of recycled aggregate with fly ash; effect of minimum quantity lubrication when turning a steel grade; microbial oil production from lignocellulosic biomass recent development and prospect; winding trajectory generation for composite products; the design and test of durability test platform for small scale electromotor; the design of active low pass filter; driveline simulation of 2013 formula student electric racing vehicle; circuit design of high reliability pulse driver for relay control; capacity optimization of steinmetz compensation circuit for electrification railway unbalance controll; the application of phase-locked loop frequency tracking in the intelligence-type induction heating power supply; the coupling effect of electromagnetic pulse and computer; control of cascaded H-bridge STATCOM for load compensation; design of arbitrary waveform generator based on direct digital synthesis technique using code composer studio platform; design sheet beam gun for THz traveling-wave tube; a new hybrid SSD architecture based on SLC and MLC; resonance frequency calculation of long-neck cylindrical acoustic resonators; analysis of novel OLED based four-primary displays; identification parameters with neural network for preisach hysteresis model; stress and modal analysis for rear axle housing of mining scraper; the floquet analysis of liquid interface wave in a double-frequency excited cylindrical container; the body structural optimization based on safe side impact; simulation analysis and optimization design of double-wishbone independent suspension; research and development of steel casting CAD/CAE integration technology based on the neutral STEP file; the research of remanufacturing technology applied to lifting machinery; many-to-many regression analysis of loading characteristic in dieless tube hydroforming; the method of transforming ordinary machine tools to ultrasonic vibration deep hole drilling machine tools; fault diagnosis method of mini excavator slewing bearing; the oil spill analysis and structure improvement of marine sliding bearing; optimization design of rectangular cross-sectional wire race ball bearing; numerical flow simulation in a horizontal-to-vertical elbow; experimental and numerical investigation of circular arc dovetail attachments under fatigue loading; research on racing loss of a high power hydraulic retarder; analysis and research of the technology based on carbide tool passivation; the study on the wear characteristics of flank lock type precision locknut in the dynamic conditions; the study on the variation of friction coefficient of flank lock type precision locknut at the different tightening speed; statics analysis on sail structure for ocean-going ships; research on functional similarity and structural similarity of mechanical components; experimental investigation of vibration characteristics for vapor cavitation in plain journal bearing; research on CAD/CAE system of gate valve based on UG; experimental investigations of single and multi-fault in rotor system; a brief review on fault diagnosis of rotating machineries; the influence of front support on vibration behaviors of TBM cutterhead under impact heavy loads; the performance of TFC slider under second-order discontinuous boundary conditions; analysis of detecting multi crack with location and size in simply supported shaft using ANFIS; the numerical analysis of the velocity and pressure distribution of the oil film in heavy hydrostatic thrust bearing; application of Taguchi design of experiment method in optimization of izod impact testing; multi-objective structure optimization design on the upper carriage of a naval gun; anti-slosh effectiveness of baffles and braking performance of a partly-filled tank truck; research of agricultural machinery modeling method based on virtual reality; dynamic response analysis of motorcycle fenders; dynamic simulation of the stack-manipulator to aluminum-ingot based on ADAMS; the simulation of stack-manipulator to aluminum-ingot based on ADAMS; numerical simulation of particle impact erosion within electric submersible pump based on fluent; the summary research on the noise of high-speed traction elevators; modeling, simulation and design optimization of a series hydraulic hybrid vehicle; research and control for inertia of automobile steering test system; development of piezo driven motion amplified stage; study on development of a urea-SCR system of diesel engine; the design and research of automatic charging parking space; a simple optical coupling method for water-jet guided laser machining system; effect of changing the position of tool point on the moving platform on the kinematics of a 3RRR planar parallel manipulator.</text:p>
          </table:table-cell>
        </table:table-row>
        <table:table-row table:style-name="ro1">
          <table:table-cell office:value-type="string" calcext:value-type="string">
            <text:p>Robust lane detection based on convolutional neural network and random sample consensus</text:p>
          </table:table-cell>
          <table:table-cell office:value-type="string" calcext:value-type="string">
            <text:p>In this paper, we introduce a robust lane detection method based on the combined convolutional neural network (CNN) with random sample consensus (RANSAC) algorithm. At first, we calculate edges in an image using a hat shape kernel and then detect lanes using the CNN combined with the RANSAC. If the road scene is simple, we can easily detect the lane by using the RANSAC algorithm only. But if the road scene is complex and includes roadside trees, fence, or intersection etc., then it is hard to detect lanes robustly because of noisy edges. To alleviate that problem, we use CNN in the lane detection before and after applying the RANSAC algorithm. In training process of CNN, input data consist of edge images in a region of interest (ROI) and target data become the images that have only drawn real white color lane in black background. The CNN structure consists of 8 layers with 3 convolutional layers, 2 subsampling layers and multi-layer perceptron (MLP) including 3 fully- connected layers. Convolutional and subsampling layers are hierarchically arranged and their arrangement represents a deep structure in deep learning. As a result, proposed lane detection algorithm successfully eliminates noise lines and the performance is found to be better than other formal line detection algorithms such as RANSAC and hough transform. © Springer International Publishing Switzerland 2014.</text:p>
          </table:table-cell>
        </table:table-row>
        <table:table-row table:style-name="ro1">
          <table:table-cell office:value-type="string" calcext:value-type="string">
            <text:p>Drowsy driver detection using representation learning</text:p>
          </table:table-cell>
          <table:table-cell office:value-type="string" calcext:value-type="string">
            <text:p>The advancement of computing technology over the years has provided assistance to drivers mainly in the form of intelligent vehicle systems. Driver fatigue is a significant factor in a large number of vehicle accidents. Thus, driver drowsiness detection has been considered a major potential area so as to prevent a huge number of sleep induced road accidents. This paper proposes a vision based intelligent algorithm to detect driver drowsiness. Previous approaches are generally based on blink rate, eye closure, yawning, eye brow shape and other hand engineered facial features. The proposed algorithm makes use of features learnt using convolutional neural network so as to explicitly capture various latent facial features and the complex non-linear feature interactions. A softmax layer is used to classify the driver as drowsy or non-drowsy. This system is hence used for warning the driver of drowsiness or in attention to prevent traffic accidents. We present both qualitative and quantitative results to substantiate the claims made in the paper. © 2014 IEEE.</text:p>
          </table:table-cell>
        </table:table-row>
        <table:table-row table:style-name="ro1">
          <table:table-cell office:value-type="string" calcext:value-type="string">
            <text:p>Traffic light recognition in varying illumination using deep learning and saliency map</text:p>
          </table:table-cell>
          <table:table-cell office:value-type="string" calcext:value-type="string">
            <text:p>The accurate detection and recognition of traffic lights is important for autonomous vehicle navigation and advanced driver aid systems. In this paper, we present a traffic light recognition algorithm for varying illumination conditions using computer vision and machine learning. More specifically, a convolutional neural network is used to extract and detect features from visual camera images. To improve the recognition accuracy, an on-board GPS sensor is employed to identify the region-of-interest, in the visual image, that contains the traffic light. In addition, a saliency map containing the traffic light location is generated using the normal illumination recognition to assist the recognition under low illumination conditions. The proposed algorithm was evaluated on our data sets acquired in a variety of real world environments and compared with the performance of a baseline traffic signal recognition algorithm. The experimental results demonstrate the high recognition accuracy of the proposed algorithm in varied illumination conditions. © 2014 IEEE.</text:p>
          </table:table-cell>
        </table:table-row>
        <table:table-row table:style-name="ro1">
          <table:table-cell office:value-type="string" calcext:value-type="string">
            <text:p>EOG-based drowsiness detection using convolutional neural networks</text:p>
          </table:table-cell>
          <table:table-cell office:value-type="string" calcext:value-type="string">
            <text:p>This study provides a new application of convolutional neural networks for drowsiness detection based on electrooculography (EOG) signals. Drowsiness is charged to be one of the major causes of traffic accidents. Such application is helpful to reduce losses of casualty and property. Most attempts at drowsiness detection based on EOG involve a feature extraction step, which is accounted as time-consuming task, and it is difficult to extract effective features. In this paper, an unsupervised learning is proposed to estimate driver fatigue based on EOG. A convolutional neural network with a linear regression layer is applied to EOG signals in order to avoid using of manual features. With a postprocessing step of linear dynamic system (LDS), we are able to capture the physiological status shifting. The performance of the proposed model is evaluated by the correlation coefficients between the final outputs and the local error rates of the subjects. Compared with the results of a manual ad-hoc feature extraction approach, our method is proven to be effective for drowsiness detection. © 2014 IEEE.</text:p>
          </table:table-cell>
        </table:table-row>
        <table:table-row table:style-name="ro1">
          <table:table-cell office:value-type="string" calcext:value-type="string">
            <text:p>Physiological measurement used in real time experiment to detect driver cognitive distraction</text:p>
          </table:table-cell>
          <table:table-cell office:value-type="string" calcext:value-type="string">
            <text:p>This paper discusses about lips and eyebrows are used to detect driver cognitive distraction by using faceAPI toolkit. A few number of classification algorithms like Support Vector Machine (SVM), Logistic Regression (LR) and Static Bayesian Network (SBN) and Dynamic Bayesian Network (DBN) have been used for accuracy rate comparison. © 2014 IEEE.</text:p>
          </table:table-cell>
        </table:table-row>
        <table:table-row table:style-name="ro1">
          <table:table-cell office:value-type="string" calcext:value-type="string">
            <text:p>A hybrid Bayesian Network approach to detect driver cognitive distraction</text:p>
          </table:table-cell>
          <table:table-cell office:value-type="string" calcext:value-type="string">
            <text:p>Driver cognitive distraction (e.g., hand-free cell phone conversation) can lead to unapparent, but detrimental, impairment to driving safety. Detecting cognitive distraction represents an important function for driver distraction mitigation systems. We developed a layered algorithm that integrated two data mining methods-Dynamic Bayesian Network (DBN) and supervised clustering-to detect cognitive distraction using eye movement and driving performance measures. In this study, the algorithm was trained and tested with the data collected in a simulator-based study, where drivers drove either with or without an auditory secondary task. We calculated 19 distraction indicators and defined cognitive distraction using the experimental condition (i.e., "distraction" as in the drives with the secondary task, and "no distraction" as in the drives without the secondary task). We compared the layered algorithm with previously developed DBN and Support Vector Machine (SVM) algorithms. The results showed that the layered algorithm achieved comparable prediction performance as the two alternatives. Nonetheless, the layered algorithm shortened training and prediction time compared to the original DBN because supervised clustering improved computational efficiency by reducing the number of inputs for DBNs. Moreover, the supervised clustering of the layered algorithm revealed rich information on the relationship between driver cognitive state and performance. This study demonstrates that the layered algorithm can capitalize on the best attributes of component data mining methods and can identify human cognitive state efficiently. The study also shows the value in considering the supervised clustering method as an approach to feature reduction in data mining applications. © 2013 The Authors.</text:p>
          </table:table-cell>
        </table:table-row>
        <table:table-row table:style-name="ro1">
          <table:table-cell office:value-type="string" calcext:value-type="string">
            <text:p>Visualization of driving behavior using deep sparse autoencoder</text:p>
          </table:table-cell>
          <table:table-cell office:value-type="string" calcext:value-type="string">
            <text:p>Driving behavioral data is too high-dimensional for people to review their driving behavior. It includes accelerator opening rate, steering angle, brake Master-Cylinder pressure and other various information. The high-dimensional data is not very intuitive for drivers to understand their driving behavior when they take a look back on their recorded driving behavior. We used a deep sparse autoencoder to extract the low-dimensional high-level representation from high-dimensional raw driving behavioral data obtained from a control area network. Based on this low-dimensional representation, we propose two visualization methods called Driving Cube and Driving Color Map. Driving Cube is a cubic representation displaying extracted three-dimensional features. Driving Color Map is a colored trajectory shown on a road map representing the extracted features. The trajectory is colored using the RGB color space, which corresponds to the extracted three-dimensional features. To evaluate the proposed method for extracting low-dimensional feature, we conducted an experiment and found several differences with recorded driving behavior by viewing the visualized Driving Color Map and that our visualization methods can help people to recognize different driving behavior. To evaluate the effectiveness of low-dimensional representation, we compared deep sparse autoencoder with other conventional methods from the viewpoint of linear separability of elemental driving behavior. As a result, our methods outperformed other conventional methods. © 2014 IEEE.</text:p>
          </table:table-cell>
        </table:table-row>
        <table:table-row table:style-name="ro1">
          <table:table-cell office:value-type="string" calcext:value-type="string">
            <text:p>Chaos synchronization and transmission of information in coupled SC-CNN-based canonical Chua’s circuit</text:p>
          </table:table-cell>
          <table:table-cell office:value-type="string" calcext:value-type="string">
            <text:p>In this paper, an experimental implementation of State Controlled Cellular Neural Network (SC-CNN)-based canonical Chua’s circuit is presented. Two such electronic circuits are realized. One of the circuits is configured as driver or transmitter, and other circuit is configured as response or receiver system. Synchronization of chaos between the driver and the driven system is demonstrated. The conditions under which complete synchronization is ensured are derived by applying a strategy based on the Master Stability Function and Lyapunov function. We show that transmitter and receiver systems consisting of cascaded SC-CNN-based canonical Chua’s oscillator can synchronize when they are coupled using direct information from the transmitter into the receiver. The communication performances of different information signals such as sinusoidal, square, and speech signals are demonstrated by real-time hardware experiments. The experimentally observed results are in agreement with the numerically obtained results, and they closely match with each other. © 2014, Springer Science+Business Media Dordrecht.</text:p>
          </table:table-cell>
        </table:table-row>
        <table:table-row table:style-name="ro1">
          <table:table-cell office:value-type="string" calcext:value-type="string">
            <text:p>Applying Neural-Symbolic Cognitive Agents in Intelligent Transport Systems to reduce CO&lt;inf&gt;2&lt;/inf&gt; emissions</text:p>
          </table:table-cell>
          <table:table-cell office:value-type="string" calcext:value-type="string">
            <text:p>Providing personalized feedback in Intelligent Transport Systems is a powerful tool for instigating a change in driving behaviour and the reduction of CO&lt;inf&gt;2&lt;/inf&gt; emissions. This requires a system that is capable of detecting driver characteristics from real-time vehicle data. In this paper, we apply the architecture and theory of a Neural-Symbolic Cognitive Agent (NSCA) to effectively learn and reason about observed driving behaviour and related driver characteristics. The NSCA architecture combines neural learning and reasoning with symbolic temporal knowledge representation and is capable of encoding background knowledge, learning new hypotheses from observed data, and inferring new beliefs based on these hypotheses. Furthermore, it deals with uncertainty and errors in the data using a Bayesian inference model, and it scales well to hundreds of thousands of data samples as in the application reported in this paper. We have applied the NSCA in an Intelligent Transport System to reduce CO&lt;inf&gt;2&lt;/inf&gt; emissions as part of an European Union project, called EcoDriver. Results reported in this paper show that the NSCA outperforms the state-of-the-art in this application area, and is applicable to very large data. © 2014 IEEE.</text:p>
          </table:table-cell>
        </table:table-row>
        <table:table-row table:style-name="ro1">
          <table:table-cell office:value-type="string" calcext:value-type="string">
            <text:p>What variables affect to a greater extent the driver's vision while driving?</text:p>
          </table:table-cell>
          <table:table-cell office:value-type="string" calcext:value-type="string">
            <text:p>This paper deals with the analysis of the main variables involved in the visual activity of a driver of motor vehicles, in order to identify the most important quantities and implement, therefore, appropriate corrective actions to the achievement of road safety. The first step in this research was to survey a number of variables within the road environment and processing this data base with clustering techniques in order to extract useful information for purpose. In this case, a mixture of procedures based on Fuzzy Logic (FL) and Artificial Neural Network (ANN) were applied not only to extract knowledge not known a priori but, above all, to define the membership functions and rules of the fuzzy model without recourse to the skills of the analyst, not always so objective. This procedure, applied to a rural road open to traffic, showed a good performance in predicting the user's visual behavior and, especially, in identifying the most influential variables. This aspect may allow the agency to direct the maintenance operations so that to facilitate understanding of the information contained within the road environment, thus improving safety. © 2013 Copyright © 2013 Vilnius Gediminas Technical University (VGTU) Press.</text:p>
          </table:table-cell>
        </table:table-row>
        <table:table-row table:style-name="ro1">
          <table:table-cell office:value-type="string" calcext:value-type="string">
            <text:p>Night time road curvature estimation based on Convolutional Neural Networks</text:p>
          </table:table-cell>
          <table:table-cell office:value-type="string" calcext:value-type="string">
            <text:p>Detecting the road geometry at night time is an essential precondition to provide optimal illumination for the driver and the other traffic participants. In this paper we propose a novel approach to estimate the current road curvature based on three sensors: A far infrared camera, a near infrared camera and an imaging radar sensor. Various Convolutional Neural Networks with different configuration are trained for each input. By fusing the classifier responses of all three sensors, a further performance gain is achieved. To annotate the training and evaluation dataset without costly human interaction a fully automatic curvature annotation algorithm based on inertial navigation system is presented as well. © 2013 IEEE.</text:p>
          </table:table-cell>
        </table:table-row>
        <table:table-row table:style-name="ro1">
          <table:table-cell office:value-type="string" calcext:value-type="string">
            <text:p>Convolutional Neural Networks for night-time animal orientation estimation</text:p>
          </table:table-cell>
          <table:table-cell office:value-type="string" calcext:value-type="string">
            <text:p>In rural areas, wildlife animal road crossings are a threat to both the driver and the wildlife population. Since most accidents take place at night, recent night vision driver assistance systems are supporting the driver by automatically detecting animals on infrared camera imagery. After detecting an animal on the roadside, the orientation towards the road can give a first cue for an upcoming trajectory prediction. This paper describes an novel classification-based scheme for nighttime animal orientation estimation from single infrared images. Our system classifies already detected animals, in particular deer, as being either oriented left, right or back/front. We propose an approach based on Convolutional Neural Networks which learns multiple stages of invariant features in a supervised end-to-end fashion. Experiments show that our method outperforms baseline methods like HOG/SVM or boosted Haar-stumps on this task. © 2013 IEEE.</text:p>
          </table:table-cell>
        </table:table-row>
        <table:table-row table:style-name="ro1">
          <table:table-cell office:value-type="string" calcext:value-type="string">
            <text:p>Learning context sensitive behavior models from observations for predicting traffic situations</text:p>
          </table:table-cell>
          <table:table-cell office:value-type="string" calcext:value-type="string">
            <text:p>Estimating and predicting traffic situations over time is an essential capability for sophisticated driver assistance systems or autonomous driving. When longer prediction horizons are needed, e.g., in decision making or motion planning, the uncertainty induced by incomplete environment perception and stochastic situation development over time cannot be neglected without sacrificing robustness and safety. Especially describing the unknown behavior of other traffic participants poses a complex problem. Building consistent probabilistic models of their manifold and changing interactions with the environment, the road network and other traffic participants by hand is error-prone. Further, the results could hardly cover the complete diversity of human behaviors. This paper presents an approach for learning continuous, non-linear, context dependent process models for the behavior of traffic participants from unlabeled observations. The resulting models are naturally embedded into a Dynamic Bayesian Network (DBN) that enables the prediction and estimation of traffic situations based on noisy and incomplete measurements. Using a hybrid state representation it combines discrete and continuous quantities in a mathematically sound way. Experiments show a significant improvement in estimation and prediction accuracy by the learned context dependent models over standard models, which only consider vehicle dynamics. © 2013 IEEE.</text:p>
          </table:table-cell>
        </table:table-row>
        <table:table-row table:style-name="ro1">
          <table:table-cell office:value-type="string" calcext:value-type="string">
            <text:p>The evaluation of serious games supporting creativity through student labs</text:p>
          </table:table-cell>
          <table:table-cell office:value-type="string" calcext:value-type="string">
            <text:p>The success of the European economy is to a large extent depending on the ability of European industry to foster innovation and to develop new product and services. Innovation is perceived to be Europe's key to economic success in the current market environment in which strong competition from both the established and emerging Asian economies concern companies and politics. A key role is here played by people in the culture and creative sector as a driver for new ideas. It is the aim of the Cultural and Creative Industry (CCI) to move towards a creative economy by catalyzing the spill-over effects of CCIs on a wide range of economic and social contexts, such as manufacturing, education, etc. Creative thinking, especially when performed collaboratively, is an engaging activity that fosters participation, discussion and deep reflection about real-world problems. Creative thinking is thus one of the competencies expected from tomorrow's worker. These are all highly desirable characteristics in any learning process, and represent the core of the rapidly increasing academic effort towards using educational games to engage students in situated deep learning activities. This article presents a game used for stimulating the creative thinking process among students aiming at facilitating the application of creativity as part of the learning process. © 2013 Springer-Verlag.</text:p>
          </table:table-cell>
        </table:table-row>
        <table:table-row table:style-name="ro1">
          <table:table-cell office:value-type="string" calcext:value-type="string">
            <text:p>Traffic sign representation using sparse-representations</text:p>
          </table:table-cell>
          <table:table-cell office:value-type="string" calcext:value-type="string">
            <text:p>Automatic Traffic Sign Recognition has gained significant impetus among the research community in recent times. Increasing demands in the arenas of Autonomous Vehicle Navigation and Driver Assistance Systems is making this field of research more attractive. In this paper, we developed a technique which uses Sparse Representation based Classification coupled with Boundary Discriminative Factor (BDF) for recognizing traffic signs. The performance of this system is compared with one of the existing classifiers, Convolutional Neural Networks (CNNs) which has been employed in many real-time systems. This method also helps in reducing the enormous training time required for CNNs. © 2013 IEEE.</text:p>
          </table:table-cell>
        </table:table-row>
        <table:table-row table:style-name="ro1">
          <table:table-cell office:value-type="string" calcext:value-type="string">
            <text:p>Continuous range k-nearest neighbor queries in vehicular ad hoc networks</text:p>
          </table:table-cell>
          <table:table-cell office:value-type="string" calcext:value-type="string">
            <text:p>A driver should constantly keep an eye on nearby vehicles in order to avoid collisions. Unfortunately, the driver often does not see nearby vehicles because of obstacles (e.g.; other vehicles, trees, buildings, etc.). This paper introduces a novel type of query, called a continuous range k-nearest neighbor (CRNN) query, in vehicular ad hoc networks, and it presents a new approach to process such a query. Most existing solutions to continuous nearest neighbor (CNN) queries focus on static objects, such as gas stations and restaurants, while this work concentrates on CRNN queries over moving vehicles. This is a challenging problem due to the high mobility of the vehicles. The CRNN query has characteristics in common with continuous range (CR) and CNN queries. In terms of CNN queries, the proposed approach achieves the same goal as the existing solutions, which is to decide effectively on valid intervals during which the query result remains unchanged. The proposed scheme aims to minimize the use of wireless network bandwidth, the computational cost, and the local storage while preserving information on the continuous movement of vehicles within the broadcast range of a given vehicle. Extensive experimental results confirm the effectiveness and superiority of the proposed scheme in comparison with an existing method. © 2012 Elsevier Inc.</text:p>
          </table:table-cell>
        </table:table-row>
        <table:table-row table:style-name="ro1">
          <table:table-cell office:value-type="string" calcext:value-type="string">
            <text:p>A rule-based neural network approach to model driver naturalistic behavior in traffic</text:p>
          </table:table-cell>
          <table:table-cell office:value-type="string" calcext:value-type="string">
            <text:p>This paper proposes a rule-based neural network model to simulate driver behavior in terms of longitudinal and lateral actions in two driving situations, namely car-following situation and safety critical events. A fuzzy rule based neural network is constructed to obtain driver individual driving rules from their vehicle trajectory data. A machine learning method reinforcement learning is used to train the neural network such that the neural network can mimic driving behavior of individual drivers. Vehicle actions by neural network are compared to actions from naturalistic data. Furthermore, this paper applies the proposed method to analyze the heterogeneities of driving behavior from different drivers' data.Driving data in the two driving situations are extracted from Naturalistic Truck Driving Study and Naturalistic Car Driving Study databases provided by the Virginia Tech Transportation Institute according to pre-defined criteria. Driving actions were recorded in instrumented vehicles that have been equipped with specialized sensing, processing, and recording equipment. © 2012 Elsevier Ltd.</text:p>
          </table:table-cell>
        </table:table-row>
        <table:table-row table:style-name="ro1">
          <table:table-cell office:value-type="string" calcext:value-type="string">
            <text:p>Context-aware driver behavior detection system in intelligent transportation systems</text:p>
          </table:table-cell>
          <table:table-cell office:value-type="string" calcext:value-type="string">
            <text:p>Vehicular ad hoc networks (VANETs) have emerged as an application of mobile ad hoc networks (MANETs), which use dedicated short-range communication (DSRC) to allow vehicles in close proximity to communicate with each other or to communicate with roadside equipment. Applying wireless access technology in vehicular environments has led to the improvement of road safety and a reduction in the number of fatalities caused by road accidents through development of road safety applications and facilitation of information sharing between moving vehicles regarding the road. This paper focuses on developing a novel and nonintrusive driver behavior detection system using a context-aware system in VANETs to detect abnormal behaviors exhibited by drivers and to warn other vehicles on the road to prevent accidents from happening. A five-layer context-aware architecture is proposed, which is able to collect contextual information about the driving environment, to perform reasoning about certain and uncertain contextual information, and to react upon that information. A probabilistic model based on dynamic Bayesian networks (DBNs) in real time, inferring four types of driving behavior (normal, drunk, reckless, and fatigue) by combining contextual information about the driver, the vehicle, and the environment, is presented. The dynamic behavior model can capture the static and the temporal aspects related to the behavior of the driver, thus leading to robust and accurate behavior detection. The evaluation of behavior detection using synthetic data proves the validity of our model and the importance of including contextual information about the driver, the vehicle, and the environment. © 1967-2012 IEEE.</text:p>
          </table:table-cell>
        </table:table-row>
        <table:table-row table:style-name="ro1">
          <table:table-cell office:value-type="string" calcext:value-type="string">
            <text:p>Dynamic recognition model of driver's propensity under multilane traffic environments</text:p>
          </table:table-cell>
          <table:table-cell office:value-type="string" calcext:value-type="string">
            <text:p>Driver's propensity intends to change along with driving environment. In this paper, the situation factors (vehicle groups) that affect directly the driver's affection among environment factors are considered under two-lane conditions. Then dynamic recognition model of driver's propensity can be established in time-varying environment through Dynamic Bayesian Network (DBN). Physiology-psychology experiments and real vehicle tests are designed to collect characteristic data of driver's propensity in different situations. Results show that the model is adaptable to realize the dynamic recognition of driver's propensity type in multilane conditions, and it provides a theoretical basis for the realization of human-centered and personalized automobile active safety systems. Copyright © 2012 Xiaoyuan Wang et al.</text:p>
          </table:table-cell>
        </table:table-row>
        <table:table-row table:style-name="ro1">
          <table:table-cell office:value-type="string" calcext:value-type="string">
            <text:p>Multi-classifier for highly reliable driver drowsiness detection in android platform</text:p>
          </table:table-cell>
          <table:table-cell office:value-type="string" calcext:value-type="string">
            <text:p>For the past decade, it is well defined in the literature that fatigue is one of the most prospective factor in affecting the driver behavior. This paper presents a novel evaluation of driver fatigue condition based on multi-classifier technique and fusion of attributes approach. The process involved fusion of attributes including image of eye movement and photoplethysmography (PPG) signals that are given as inputs to multi-classifier. In order to develop the best inference classifiers, artificial neural network (ANN), dynamic bayesian network (DBN), support vector machine (SVM), independent component analysis (ICA) and genetic algorithm (GA) were tested in our study. The output from each inference classifier are scaled and product in an intervention module to indicate driver aptitude in real-time. Implementation of monitoring system is practically designed in Android-based smartphone device where it can received all the sensory information from the dedicated sensors installed at the steering wheel via a small scale wireless sensor network. Device built-in front camera was utilized to capture driver facial image. No supplementary monitor is required to be installed in the vehicle as the all the information is to be displayed on the smartphone device itself. Warning system is triggered to warn driver once fatigue is suspected. System testing statistical results revealed that the manifold used of the proposed system demonstrates the advantages of performing information fusion, particularly with discrete methods, and the multi-classifier enabled a more authentic and ample driver fatigue evaluation. © 2012 National Taiwan University.</text:p>
          </table:table-cell>
        </table:table-row>
        <table:table-row table:style-name="ro1">
          <table:table-cell office:value-type="string" calcext:value-type="string">
            <text:p>Early model of traffic sign reminder based on neural network</text:p>
          </table:table-cell>
          <table:table-cell office:value-type="string" calcext:value-type="string">
            <text:p>Recognizing the traffic signs installed on the streets is one of the requirements of driving on the road. Laxity in driving may result in traffic accident. This paper describes a real-time reminder model, byutilizing a camera that can be installed in a car to capture image of traffic signs, and is processed and later to inform the driver. The extracting feature harnessing the morphological elements (strel) is used in this paper. Artificial Neural Networks is used to train the system and to produce a final decision. The result shows that the accuracy in detecting and recognizing the ten types of traffic signs in real-time is 80%.</text:p>
          </table:table-cell>
        </table:table-row>
        <table:table-row table:style-name="ro1">
          <table:table-cell office:value-type="string" calcext:value-type="string">
            <text:p>Prediction for traffic accident severity: Comparing the artificial neural network, genetic algorithm, combined genetic algorithm and pattern search methods</text:p>
          </table:table-cell>
          <table:table-cell office:value-type="string" calcext:value-type="string">
            <text:p>This paper focuses on predicting the severity of freeway traffic accidents by employing twelve accident-related parameters in a genetic algorithm (GA), pattern search and artificial neural network (ANN) modelling methods. The models were developed using the input parameters of driver's age and gender, the use of a seat belt, the type and safety of a vehicle, weather conditions, road surface, speed ratio, crash time, crash type, collision type and traffic flow. The models were constructed based on 1000 of crashes in total that occurred during 2007 on the Tehran-Ghom Freeway due to the fact that the remaining records were not suitable for this study. The GA evaluated eleven equations to obtain the best one. Then, GA and PS methods were combined using the best GA equation. The neural network used multi-layer perceptron (MLP) architecture that consisted of a multi-layer feed-forward network with hidden sigmoid and linear output neurons that could also fit multi-dimensional mapping problems arbitrarily well. The ANN was applied during training, testing and validation and had 12 inputs, 25 neurons in the hidden layers and 3 neurons in the output layer. The best-fit model was selected according to the R-value, root mean square errors (RMSE), mean absolute errors (MAE) and the sum of square error (SSE). The highest R-value was obtained for the ANN around 0.87, demonstrating that the ANN provided the best prediction. The combination of GA and PS methods allowed for various prediction rankings ranging from linear relationships to complex equations. The advantage of these models is improving themselves adding new data. © 2011 Copyright Vilnius Gediminas Technical University (VGTU) Press Technika.</text:p>
          </table:table-cell>
        </table:table-row>
        <table:table-row table:style-name="ro1">
          <table:table-cell office:value-type="string" calcext:value-type="string">
            <text:p>Travel time prediction using k nearest neighbor method with combined data from vehicle detector system and automatic toll collection system</text:p>
          </table:table-cell>
          <table:table-cell office:value-type="string" calcext:value-type="string">
            <text:p>Because of the development of scientific technology, drivers now have access to a variety of information to assist their decision making. In particular, an accurate prediction of travel time is valuable to drivers, who can use it to choose a route or decide on departure time. Although many researchers have sought to enhance their accuracy, such predictions are often limited by errors that result from the lagged pattern of predicted travel time, the use of nonrepresentative samples for making predictions, and the use of inefficient and nontransferable models. The proposed model predicts travel times on the basis of the k nearest neighbor method and uses data provided by the vehicle detector system and the automatic toll collection system. By combining these two sets of data, the model minimizes the limitations of each set and enhances the prediction's accuracy. Criteria for traffic conditions allow the direct use of data acquired from the automatic toll collection system as predicted travel time. The proposed model's predictions are compared with the predictions of other models by using actual data to show that the proposed model predicts travel times much more accurately. The proposed model's predictions of travel time are expected to be free from the problems associated with an insufficient number of samples. Further, unlike the widely used artificial neural network and Kalman filter methods, the proposed model does not require long training programs, so the model is easily transferable.</text:p>
          </table:table-cell>
        </table:table-row>
        <table:table-row table:style-name="ro1">
          <table:table-cell office:value-type="string" calcext:value-type="string">
            <text:p>Adaptive contrast enhancement involving CNN-based processing for foggy weather conditions &amp; non-uniform lighting conditions</text:p>
          </table:table-cell>
          <table:table-cell office:value-type="string" calcext:value-type="string">
            <text:p>Adaptive image processing in the context of Advanced Driver Assistance Systems (ADAS) is a crucial issue because bad weather conditions lead to poor vision. In a foggy weather, image contrast and visibility are low due to the presence of airlight that is generated by scattering light, which in turn is caused by fog particles. Since vision based ADAS are affected by inadequate contrast, a real-time capable solution is required. To improve such degraded images, a method is required which processes each image region separately. Hence, real-time processing is required, the method is realized with the CNN paradigm which claims the characteristic of real-time image processing. To compare the proposed method with existing state-of-the-art methods the Tenengrad measure is applied. © 2011 IEEE.</text:p>
          </table:table-cell>
        </table:table-row>
        <table:table-row table:style-name="ro1">
          <table:table-cell office:value-type="string" calcext:value-type="string">
            <text:p>A novel method combining cellular neural networks and the coupled nonlinear oscillators' paradigm involving a related bifurcation analysis for robust image contrast enhancement in dynamically changing difficult visual environments</text:p>
          </table:table-cell>
          <table:table-cell office:value-type="string" calcext:value-type="string">
            <text:p>It is well known that a machine vision-based analysis of a dynamic scene, for example in the context of advanced driver assistance systems (ADAS), does require real-time processing capabilities. Therefore, the system used must be capable of performing both robust and ultrafast analyses. Machine vision in ADAS must fulfil the above requirements when dealing with a dynamically changing visual context (i.e. driving in darkness or in a foggy environment, etc). Among the various challenges related to the analysis of a dynamic scene, this paper focuses on contrast enhancement, which is a well-known basic operation to improve the visual quality of an image (dynamic or static) suffering from poor illumination. The key objective is to develop a systematic and fundamental concept for image contrast enhancement that should be robust despite a dynamic environment and that should fulfil the real-time constraints by ensuring an ultrafast analysis. It is demonstrated that the new approach developed in this paper is capable of fulfilling the expected requirements. The proposed approach combines the good features of the 'coupled oscillators'-based signal processing paradigm with the good features of the 'cellular neural network (CNN)'-based one. The first paradigm in this combination is the 'master system' and consists of a set of coupled nonlinear ordinary differential equations (ODEs) that are (a) the so-called 'van der Pol oscillator' and (b) the so-called 'Duffing oscillator'. It is then implemented or realized on top of a 'slave system' platform consisting of a CNN-processors platform. An offline bifurcation analysis is used to find out, a priori, the windows of parameter settings in which the coupled oscillator system exhibits the best and most appropriate behaviours of interest for an optimal resulting image processing quality. In the frame of the extensive bifurcation analysis carried out, analytical formulae have been derived, which are capable of determining the various states of the system (e.g. quenching state, non-zero equilibrium state, oscillatory states, etc). Both equilibrium and oscillatory states of the system have been depicted. It could be shown that each of these states has a significant impact on the quality of the resulting image contrast enhancement. A benchmark has been considered, whereby a comparison is performed between the results' quality obtained by traditional CNN-based processing, on the one hand, with those obtained by 'coupled nonlinear oscillators'-based processing, on the other hand. Thus, the superiority of the latter approach in terms of ensuring a constantly high enhancement quality despite luminosity-related spatio-temporal scene dynamics has been demonstrated both analytically/conceptually and through various experiments. A key drawback of the latter approach is, however, the potentially huge and challenging computing effort necessary for solving the coupled nonlinear and highly stiff ODEs when one attempts to solve them numerically on 'von Neumann'-type computing platforms; this is evidently difficult to realize in real time for frame rates necessary in ADAS. On the other side, a major drawback of the traditional CNN-based image processing is the practical inability to adjust/recalculate templates in real time in the face of a dynamic scene, that is, in the presence of input images experiencing visibility-and/or lighting-related spatio-temporal dynamics. Nevertheless, CNN has the great advantage of ensuring ultrafast processing due to its inherent parallel processing and 'analogue computing' nature. Thus, the two approaches appear to complement each other very well. Therefore, the novel hybrid approach does integrate both schemes in an efficient way, that is 'coupled nonlinear oscillators'-based image processing is the main processing scheme that is realized on top of a CNN-processors framework. The hybrid approach does evidently overcome the mentioned key practical problems faced by both the original approaches. © 2010 The Royal Swedish Academy of Sciences.</text:p>
          </table:table-cell>
        </table:table-row>
        <table:table-row table:style-name="ro1">
          <table:table-cell office:value-type="string" calcext:value-type="string">
            <text:p>Fault conditions classification of automotive generator using an adaptive neuro-fuzzy inference system</text:p>
          </table:table-cell>
          <table:table-cell office:value-type="string" calcext:value-type="string">
            <text:p>In this paper, an adaptive neuro-fuzzy inference system (ANFIS) was proposed for condition monitoring and fault diagnosis of an automotive generator. Conventional fault indication of an automotive generator generally uses an indicator to inform the driver when the charging system is malfunctioning. Unfortunately, the charge indicator only shows if the generator is normal or in a fault condition. In the present study, an automotive generator fault diagnosis system was developed for fault classification of different fault conditions. The condition monitoring system consists of feature extraction using discrete wavelet analysis to reduce the complexity of the feature vectors with classification using the artificial neural network technique. In the generator output signal classification, the ANFIS is used to classify and compare the synthetic fault types in an experimental engine platform under various engine operating conditions. The experimental results pointed out the proposed condition monitoring and fault diagnosis system has potential in fault diagnosis of the automotive generator. © 2010 Elsevier Ltd. All rights reserved.</text:p>
          </table:table-cell>
        </table:table-row>
        <table:table-row table:style-name="ro1">
          <table:table-cell office:value-type="string" calcext:value-type="string">
            <text:p>Field tests and machine learning approaches for refining algorithms and correlations of driver's model parameters</text:p>
          </table:table-cell>
          <table:table-cell office:value-type="string" calcext:value-type="string">
            <text:p>This paper describes the field tests on a driving simulator carried out to validate the algorithms and the correlations of dynamic parameters, specifically driving task demand and drivers' distraction, able to predict drivers' intentions. These parameters belong to the driver's model developed by AIDE (Adaptive Integrated Driver-vehicle InterfacE) European Integrated Project. Drivers' behavioural data have been collected from the simulator tests to model and validate these parameters using machine learning techniques, specifically the adaptive neuro fuzzy inference systems (ANFIS) and the artificial neural network (ANN). Two models of task demand and distraction have been developed, one for each adopted technique. The paper provides an overview of the driver's model, the description of the task demand and distraction modelling and the tests conducted for the validation of these parameters. A test comparing predicted and expected outcomes of the modelled parameters for each machine learning technique has been carried out: for distraction, in particular, promising results (low prediction errors) have been obtained by adopting an artificial neural network. © 2009 Elsevier Ltd. All rights reserved.</text:p>
          </table:table-cell>
        </table:table-row>
        <table:table-row table:style-name="ro1">
          <table:table-cell office:value-type="string" calcext:value-type="string">
            <text:p>Nonintrusive detection of driver cognitive distraction in real time using Bayesian networks</text:p>
          </table:table-cell>
          <table:table-cell office:value-type="string" calcext:value-type="string">
            <text:p>Driver distraction has become an important and growing safety concern as the use of in-vehicle information systems (IVISs), such as cell phones and navigation systems, continues to increase. One approach to allowing people to benefit from IVISs without compromising safety is to create adaptive IVISs that adjust their functions according to driver and roadway state. A critical element of adaptive IVISs involves monitoring driver distraction in real time; with such a monitoring function it is possible to mitigate that distraction. This study applied Bayesian networks (BNs), a data mining method, to develop a real-time approach to detecting cognitive distraction using drivers' eye movements and driving performance. Data were collected in a simulator experiment involving 10 participants who interacted with an IVIS system while driving. BN models were trained and tested to investigate the influence of three model characteristics on distraction detection: time history of driver behavior, inclusion of hidden nodes in the model structure, and how data are summarized and the length of training sequences. Results showed that BNs could identify driver distraction reliably with an average accuracy of 80.1%. Dynamic BNs (DBNs) that consider time dependencies of driver behavior produced more sensitive models than static BNs (SBNs). Longer training sequences improved DBN model performance. Blink frequency and fixation measures were particularly indicative of distraction. These results demonstrate that BNs, especially DBNs, can detect driver cognitive distraction by extracting information from complex behavioral data. Potential applications include the design of adaptive in-vehicle systems and the evaluation of driver distraction.</text:p>
          </table:table-cell>
        </table:table-row>
        <table:table-row table:style-name="ro1">
          <table:table-cell office:value-type="string" calcext:value-type="string">
            <text:p>State-space dynamic neural network technique for high-speed IC buffer modeling</text:p>
          </table:table-cell>
          <table:table-cell office:value-type="string" calcext:value-type="string">
            <text:p>Artificial neural networks (ANN) have been recently recognized as useful tools for RF/microwave modeling and design. In this paper, a recent state-space dynamic neural network (SSDNN) approach for transient behavior modeling of high-speed nonlinear circuit is summarized. This technique extends the existing dynamic neural network (DNN) approach into a more generalized and robust state-space formulation. A training algorithm exploiting the adjoint sensitivity computation is utilized to enable SSDNN to efficiently learn from the transient input and output waveform data without relying on the circuit internal details. Through an exact circuit representation, the trained SSDNN model can be conveniently implemented and used in SPICE-like circuit simulators. We also review a set of stability criteria for checking local and global stabilities of the SSDNN model. An example of SSDNN modeling of physics-based high-speed driver circuit is presented. It's demonstrated that the SSDNN model can offer fast and accurate transient responses for high-speed interconnect design. © 2007 IEEE.</text:p>
          </table:table-cell>
        </table:table-row>
        <table:table-row table:style-name="ro1">
          <table:table-cell office:value-type="string" calcext:value-type="string">
            <text:p>Deep space network array - Update</text:p>
          </table:table-cell>
          <table:table-cell office:value-type="string" calcext:value-type="string">
            <text:p>JPL, in conjunction with the NASA HQ Science Mission Directorate, is evaluating a cost-effective method of obtaining large apertures for deep space communications, by arraying many small-diameter antennas. Drivers are the need to increase greatly the amount of information received from and transmitted to deep-space mission, both human and robotic, increase the precision of deep space navigation as NASA moves to the Kaband, and replace aging DSN assets. Plans and analysis were previously presented. This paper presents recent updates in the following areas: 1. Results on the cost-effectiveness and performance of small (6m-12m) antennas, at Xand Ka-band. We show performance data for two classes of low-cost antenna that nevertheless meet difficult performance requirements, including blind-pointing at Kaband and use of compact cryogenic front-ends. 2. Results on signal arraying. We show the flexible architecture and initial results of field tests in real-time combining broadband (500 MHz) signals from small antennas, to generate an effective large antenna 3. Methods to achieve a cost-effective uplink, in particular through arraying of uplink signals. We show that using an architecture that separates the uplink antennas from the downlink antennas, and through arraying of uplink antennas, we can achieve highly-efficient allocation of uplink capability to meet a wide range of mission needs in or nominal, emergency, and high-demand scenarios. 4. Selection process for antenna sites, through application of methodology for scoring and weighting of multiple criteria for all candidate sites. The methodology balances factors that tend to favors remote, desert sites that are superior for Ka-band operations, with factors that favor populated areas, e.g. the need to locate operations and maintenance staff near-by. The methodology can be adapted to other applications. © 2006 by the American Institute of Aeronautics and Astronautics, Inc.</text:p>
          </table:table-cell>
        </table:table-row>
        <table:table-row table:style-name="ro1">
          <table:table-cell office:value-type="string" calcext:value-type="string">
            <text:p>Prediction of stopping maneuver considering driver's state</text:p>
          </table:table-cell>
          <table:table-cell office:value-type="string" calcext:value-type="string">
            <text:p>This paper presents how the difference of driving patterns affects prediction of driver's stopping maneuver. Our proposed method has two different driving models based on a driver's state, the model in normal state and the model in hasty state. One of the models is selected depending on a driver's state, and the maneuver is predicted in the selected model. The Hidden Markov Model(HMM), one of the specific form of Dynamic Bayesian Networks(DBN), was applied for modeling of each driving pattern. For estimation of driver's state, Heart Rate Variability(HRV) based index was used because the index reflects stress level which seems to relate to hasty state. We have carried out a driving experiment with a simulator. As the result of evaluating the pattern in hasty state, the proposed method predicted stopping maneuver earlier than a single model method. To predict driver's maneuver is essential to improve the human-machine interface n driver assistance technologies including a collision-warning system. Our approach is intended to enable more accurate prediction of the maneuver for these systems. © 2006 IEEE.</text:p>
          </table:table-cell>
        </table:table-row>
        <table:table-row table:style-name="ro1">
          <table:table-cell office:value-type="string" calcext:value-type="string">
            <text:p>An adjoint sensitivity technique for dynamic neural-network modeling and design of high-speed interconnect</text:p>
          </table:table-cell>
          <table:table-cell office:value-type="string" calcext:value-type="string">
            <text:p>In this article, we develop an adjoint dynamic neural network (ADNN) technique aimed at enhancing computer-aided design (CAD) of high-speed VLSI modules. A novel formulation for exact sensitivities is achieved by defining an adjoint of a dynamic neural network (DNN). We further present an in-depth description of how our ADNN is computationally linked with the original DNN in the transient-simulation environment in order to improve the efficiency of solving the ADNN. Using ADNN-enabled sensitivities, we develop a new training algorithm that facilitates DNN learning of nonlinear transients directly from continuous time-domain waveform data. The proposed algorithm is also expanded to enable physics-based nonlinear circuit CAD through faster sensitivity computations. Applications of our ADNN approach in transient modeling and circuit design are demonstrated by the examples of modeling physics-based high-speed interconnect drivers and gradient-based signal integrity optimization. © 2006 Wiley Periodicals, Inc.</text:p>
          </table:table-cell>
        </table:table-row>
        <table:table-row table:style-name="ro1">
          <table:table-cell office:value-type="string" calcext:value-type="string">
            <text:p>State-Space Dynamic Neural Network Technique for High-Speed IC Applications: Modeling and Stability Analysis</text:p>
          </table:table-cell>
          <table:table-cell office:value-type="string" calcext:value-type="string">
            <text:p>We present a state-space dynamic neural network (SSDNN) method for modeling the transient behaviors of high-speed nonlinear circuits. The SSDNN technique extends the existing dynamic neural network (DNN) approaches into a more generalized and robust formulation. For the first time, stability analysis methods are presented for neural modeling of nonlinear microwave circuits. We derive the stability criteria for both the local stability and global stability of SSDNN models. Stability test matrices are formulated from SSDNN internal weight parameters. The proposed criteria can be conveniently applied to the stability verification of a trained SSDNN model using the eigenvalues of the test matrices. In addition, a new constrained training algorithm is introduced by formulating the proposed stability criteria as training constraints such that the resulting SSDNN models satisfy both the accuracy and stability requirements. The validity of the proposed technique is demonstrated through the transient modeling of high-speed interconnect driver and receiver circuits and the stability verifications of the obtained SSDNN models. © 2006, IEEE. All rights reserved.</text:p>
          </table:table-cell>
        </table:table-row>
        <table:table-row table:style-name="ro1">
          <table:table-cell office:value-type="string" calcext:value-type="string">
            <text:p>Task oriented facial behavior recognition with selective sensing</text:p>
          </table:table-cell>
          <table:table-cell office:value-type="string" calcext:value-type="string">
            <text:p>Facial behaviors represent activities of face or facial feature in spatial or temporal space, such as facial expressions, face pose, gaze, and furrow happenings. An automated system for facial behavior recognition is always desirable. However, it is a challenging task due to the richness and ambiguity in daily facial behaviors. This paper presents an efficient approach to real-world facial behavior recognition. With dynamic Bayesian network (DBN) technology and a general-purpose facial behavior description language (e.g., FACS), a task oriented framework is constructed to systematically represent facial behaviors of interest and the associated visual observations. Based on the task oriented DBN, we can integrate analysis results from previous times and prior knowledge of the application domain both spatially and temporally. With the top-down inference, the system can make dynamic and active selection among multiple visual channels. With the bottom-up inference from observed evidences, the current facial behavior can be classified with a desired confidence via belief propagation. We demonstrate the proposed task-oriented framework for monitoring driver vigilance. Experimental results demonstrate the validity and efficiency of our approach. © 2005 Elsevier Inc. All rights reserved.</text:p>
          </table:table-cell>
        </table:table-row>
        <table:table-row table:style-name="ro1">
          <table:table-cell office:value-type="string" calcext:value-type="string">
            <text:p>Improving balance and mobility through problem-based learning</text:p>
          </table:table-cell>
          <table:table-cell office:value-type="string" calcext:value-type="string">
            <text:p>The paper describes the transformation of a traditionally delivered, interdisciplinary module on environmental liabilities into an IT format in a problem-based learning module. The drivers for this development were quality improvement, internationalisation and accessibility. The outcomes raise questions relating to skills development, deep learning and time allocation to academics for management of distance learning projects. © 2005 Dr Jon Kellett.</text:p>
          </table:table-cell>
        </table:table-row>
        <table:table-row table:style-name="ro1">
          <table:table-cell office:value-type="string" calcext:value-type="string">
            <text:p>Facial event classification with task oriented dynamic Bayesian network</text:p>
          </table:table-cell>
          <table:table-cell office:value-type="string" calcext:value-type="string">
            <text:p>Facial events include all activities of face and facial features in spatial or temporal space, such as facial expressions, face gesture, gaze and furrow happening, etc. Developing an automated system for facial event classification is always a challenging task due to the richness, ambiguity and dynamic nature of facial expressions. This paper presents an efficient approach to real-world facial event classification. By integrating Dynamic Bayesian Network (DBN) with a general-purpose facial behavior description language, a task-oriented stochastic and temporal frame-work is constructed to systematically represent and classify facial events of interest. Based on the task oriented DBN, we can spatially and temporally incorporate results from previous times and prior knowledge of the application domain. With the top-down inference, the system can make active selection among multiple visual channels to identify the most effective sensory channels to use. With the bottom-up inference from observed evidences, the current facial event can be classified with a desired confident level via the belief propagation. We applied the task-oriented DBN frame-work to monitoring driver vigilance. Experimental results demonstrate the feasibility and efficiency of our approach.</text:p>
          </table:table-cell>
        </table:table-row>
        <table:table-row table:style-name="ro1">
          <table:table-cell office:value-type="string" calcext:value-type="string">
            <text:p>A new nonlinear transient modeling technique for high-speed integrated circuit applications based on state-space dynamic neural network</text:p>
          </table:table-cell>
          <table:table-cell office:value-type="string" calcext:value-type="string">
            <text:p>A new state-space dynamic neural network (SSDNN) method is presented to model the transient behaviors of high-speed nonlinear circuits. The proposed technique extends the existing dynamic neural network (DNN) approach into a more generalized and robust formulation. A training algorithm exploiting the adjoint sensitivity computation is developed to enable SSDNN to efficiently learn from the transient input and output waveform data without relying on the circuit internal details. An exact representation is derived to convert the proposed SSDNN into circuit format such that the trained SSDNN model can be conveniently used in SPICE-like circuit simulators. The validity of the proposed technique is demonstrated through the transient modeling of high-speed driver/receiver circuits.</text:p>
          </table:table-cell>
        </table:table-row>
        <table:table-row table:style-name="ro1">
          <table:table-cell office:value-type="string" calcext:value-type="string">
            <text:p>An adjoint dynamic neural network technique for exact sensitivities in nonlinear transient modeling and high-speed interconnect design</text:p>
          </table:table-cell>
          <table:table-cell office:value-type="string" calcext:value-type="string">
            <text:p>We propose a new adjoint dynamic neural network (ADNN) technique aimed at enhancing computer-aided design (CAD) of high-speed VLSI modules. A novel formulation for exact sensitivities is derived employing Lagrange functions approach, and by defining an adjoint of a dynamic neural network (DNN), for the first time. The proposed ADNN is a dynamic model that we solve using integration backwards through time. One ADNN solution can be used to efficiently compute exact sensitivities of the corresponding DNN with respect to all its parameters. Using these sensitivities, we developed a training algorithm that facilitates DNN learning of nonlinear transients directly from continuous time-domain waveform data. Resulting accurate and fast DNN models can be straightaway used for carrying out high-speed VLSI CAD in SPICE-like time-domain environment. The technique can also speed-up physics-based nonlinear circuit CAD through faster sensitivity computations. Applications of the proposed ADNN technique in transient modeling and nonlinear design are demonstrated through high-speed interconnect driver examples.</text:p>
          </table:table-cell>
        </table:table-row>
        <table:table-row table:style-name="ro1">
          <table:table-cell office:value-type="string" calcext:value-type="string">
            <text:p>RD-CNN for driving a 2-D conveyor belt via memory shape alloys</text:p>
          </table:table-cell>
          <table:table-cell office:value-type="string" calcext:value-type="string">
            <text:p>The paper proposes a two-dimensional conveyor belt controlled by using an analog neural processing approach. A particular Cellular Neural Networks (CNN), named Reaction-Diffusion CNN (RD-CNN), is adopted to generate wave propagation phenomena. These waves can propagate on the conveyor belt plane (an elastic membrane) moving an object on it. The adopted actuator is a shape memory alloy such as nitinol. A neural network identification approach was adopted to characterize the membrane model. It is shown how both thermal and timing nitinol behaviors are very similar to the slow-fast dynamics exhibited by a RD-CNN allowing an appropriate driver system to be designed. © 2002 Elsevier Science Ltd. All rights reserved.</text:p>
          </table:table-cell>
        </table:table-row>
        <table:table-row table:style-name="ro1">
          <table:table-cell office:value-type="string" calcext:value-type="string">
            <text:p>Quantum-dot cellular automata: Computing with coupled quantum dots</text:p>
          </table:table-cell>
          <table:table-cell office:value-type="string" calcext:value-type="string">
            <text:p>We discuss novel nanoelectronic architecture paradigms based on cells composed of coupled quantum-dots. Boolean logic functions may be implemented in specific arrays of cells representing binary information, the so-called quantum-dot cellular automata (QCA). Cells may also be viewed as carrying analogue information and we outline a network-theoretic description of such quantum-dot nonlinear networks (Q-CNN). In addition, we discuss possible realizations of these structures in a variety of semiconductor systems (including GaAs/AlGaAs, Si/SiGe, and Si/SiO2), rings of metallic tunnel junctions, and candidates for molecular implementations. We report the experimental demonstration of all the necessary elements of a QCA cell, including direct measurement of the charge polarization of a double-dot system, and direct control of the polarization of those dots via single electron transitions in driver dots. Our experiments are the first demonstration of a single electron controlled by single electrons. © 1999 Taylor and Francis Group, LLC.</text:p>
          </table:table-cell>
        </table:table-row>
        <table:table-row table:style-name="ro1">
          <table:table-cell office:value-type="string" calcext:value-type="string">
            <text:p>Modeling the deep space network costs for future space missions by using major cost drivers</text:p>
          </table:table-cell>
          <table:table-cell office:value-type="string" calcext:value-type="string">
            <text:p>This paper develops a cost model to do long range planning cost estimates for Deep Space Network (DSN) support of future space missions. The model is a function of eight major mission cost drivers such as uplink frequency upgrade (U/L), telemetry upgrade (TEL) and antenna gain/noise temperature (G/T) upgrade. This paper focuses on the costs required to modify and/or enhance the DSN to prepare for supporting future space missions. Two models are derived from actual cost data from three space missions: Voyager (Uranus), Voyager (Neptune), and Magellan. Model A allows you to estimate the total cost, and Model B allows you to estimate the time profile cost and total cost for DSN support of a similar future space mission. The models were back tested against the total cost and the time profile cost for DSN support of three projects, Voyager (U), Voyager (N) and Magellan, and gave cost estimates which range from 17% below to 19% above actual costs for Model A, and 22.5% below to 17.5% above for Model B. The total cost Model A was also applied to estimate the total costs for DSN support of two other independent projects: Mariner Jupiter/Satum (MJS - later became Voyager), and Viking. This model gave total cost estimates for DSN support which range from 15% to 4% above actual total costs for MJS and Viking, respectively. © 1992.</text:p>
          </table:table-cell>
        </table:table-row>
      </table:table>
      <table:table table:name="440" table:style-name="ta1">
        <table:table-column table:style-name="co1" table:number-columns-repeated="2" table:default-cell-style-name="Default"/>
        <table:table-row table:style-name="ro1">
          <table:table-cell office:value-type="string" calcext:value-type="string">
            <text:p>Title</text:p>
          </table:table-cell>
          <table:table-cell office:value-type="string" calcext:value-type="string">
            <text:p>Abstract</text:p>
          </table:table-cell>
        </table:table-row>
        <table:table-row table:style-name="ro1">
          <table:table-cell office:value-type="string" calcext:value-type="string">
            <text:p>Customized performance evaluation approach for Indian green buildings</text:p>
          </table:table-cell>
          <table:table-cell office:value-type="string" calcext:value-type="string">
            <text:p>The green building movement in India is lacking an important link: ensuring that the design intent of such buildings is actually realized. This paper undertakes an exploratory investigation to develop and test a customized building performance evaluation (BPE) approach (I-BPE framework) for the Indian context. As academia is considered to be an initial primary outlet of BPE, a survey of experts is conducted to investigate the drivers and barriers for implementing BPE-based methods in educational curricula. The I-BPE approach is tested in a case study building to gain insights for refining the underlying methods and processes for conducting further BPE studies in the context of India. The expert survey reveals the lack of trained people for teaching BPE as a key challenge to its adoption, implying that trained people are needed as much as frameworks. To enable widespread adoption of I-BPE in India, what will be necessary is a new cadre of building performance evaluators who can be trained (or up-skilled) through formal or continuing education. This will need to be driven by both policy (energy code) and market transformation (‘green’ rating systems). A series of delivery routes are suggested to enable rapid and deeper learning. © 2018, © 2018 The Author(s). Published by Informa UK Limited, trading as Taylor &amp; Francis Group.</text:p>
          </table:table-cell>
        </table:table-row>
        <table:table-row table:style-name="ro1">
          <table:table-cell office:value-type="string" calcext:value-type="string">
            <text:p>Driver identification based on hidden feature extraction by using adaptive nonnegativity-constrained autoencoder</text:p>
          </table:table-cell>
          <table:table-cell office:value-type="string" calcext:value-type="string">
            <text:p>In this paper, we propose a new driver identification method using deep learning. Existing driver identification methods have the disadvantages that the size of the sliding time window is too large and the feature extraction is relatively subjective, which leads to low identification accuracy and long prediction time. We first propose using an unsupervised three-layer nonnegativity-constrained autoencoder to adaptive search the optimal size of the sliding window, then construct a deep nonnegativity-constrained autoencoder network to automatically extract hidden features of driving behavior to further complete driver identification. The results from the public driving behavior dataset indicate that relative to conventional sparse autoencoder, dropout-autoencoder, random tree, and random forest algorithms, our method can effectively search the optimal size of the sliding time window, and the window size is shortened from the traditional 60s to 30s, which can better preserve the intrinsic information of the data while greatly reducing the data volume. Furthermore, our method can extract more distinctive hidden features that aid the classifier to map out the separating boundaries among the classes more easily. Finally, our method can significantly shorten the prediction time and improve the timeliness under the premise of improving the driver identification performance and reducing the model overfitting. © 2018 Elsevier B.V.</text:p>
          </table:table-cell>
        </table:table-row>
        <table:table-row table:style-name="ro1">
          <table:table-cell office:value-type="string" calcext:value-type="string">
            <text:p>Autoencoding Convolutional Representations for Real-Time Eye-Gaze Detection</text:p>
          </table:table-cell>
          <table:table-cell office:value-type="string" calcext:value-type="string">
            <text:p>Several real-life applications, like driver drowsiness detection systems, lie detector systems (eye accessing cues), are based on gaze direction of human eyes. Estimated gaze direction is an indication of user’s region of focus in space. In this work, we present a real-time eye-gaze detection pipeline on Eye Chimera database. Facial landmarks are used to detect face regions accurately, and we do provide a custom modification of Viola-Jones algorithm for eye region localization. The obtained eye regions dataset is fed to CNN models for training. Further, the obtained CNN features from the trained models have been fused using an autoencoder. This idea is not much explored in the literature which was much recommended in the AlexNet paper by Krizhevsky et al. 2012. Results demonstrate statistically significant (p&lt; 0.01 ) improved classification performance than the recently proposed methods on this database. © 2019, Springer Nature Singapore Pte Ltd.</text:p>
          </table:table-cell>
        </table:table-row>
        <table:table-row table:style-name="ro1">
          <table:table-cell office:value-type="string" calcext:value-type="string">
            <text:p>Obstacle detection for auto-driving using convolutional neural network</text:p>
          </table:table-cell>
          <table:table-cell office:value-type="string" calcext:value-type="string">
            <text:p>This paper details about a framework for preceding obstacle detection for autonomous vehicles or driver assistance systems (DAS). Detection and tracking surrounding moving obstacles such as vehicles and pedestrians are crucial for the safety of people and autonomous vehicles. The proposed system uses four main stages: input, feature extraction, obstacle detection, and output of system. The system has input in video format which will be converted into frames. Feature extraction stage extracts LBP+LTP feature and Gabor feature separately. With the help of training set and extracted features, CNN will detect the obstacle in the frame. The system with LBP+LTP feature in cooperation with CNN gives 86.73% detection rate and 4% false alarm rate and the system with Gabor feature in cooperation with CNN gives 86.21% detection rate and 0.27% false alarm rate. From the proposed system, we can conclude that computer vision in combination with deep learning has the potential to bring about a relatively inexpensive, robust solution to autonomous driving. © 2019, Springer Nature Singapore Pte Ltd.</text:p>
          </table:table-cell>
        </table:table-row>
        <table:table-row table:style-name="ro1">
          <table:table-cell office:value-type="string" calcext:value-type="string">
            <text:p>CNN based traffic sign recognition for mini autonomous vehicles</text:p>
          </table:table-cell>
          <table:table-cell office:value-type="string" calcext:value-type="string">
            <text:p>Advanced driving assistance systems (ADAS) could perform basic object detection and classification to alert drivers for road conditions, vehicle speed regulation, and etc. With the advances in the new hardware and software platforms, deep learning has been used in ADAS technologies. Traffic signs are an important part of road infrastructure. So, it is very important task to detect and classify traffic signs for autonomous vehicles. In this paper, we firstly create a traffic sign dataset from ZED stereo camera mounted on the top of Racecar mini autonomous vehicle and we use Tiny-YOLO real-time object detection and classification system to detect and classify traffic signs. Then, we test the model on our dataset in terms of accuracy, loss, precision and intersection over union performance metrics. © 2019, Springer Nature Switzerland AG.</text:p>
          </table:table-cell>
        </table:table-row>
        <table:table-row table:style-name="ro1">
          <table:table-cell office:value-type="string" calcext:value-type="string">
            <text:p>Evaluation of deep neural networks for traffic sign detection systems</text:p>
          </table:table-cell>
          <table:table-cell office:value-type="string" calcext:value-type="string">
            <text:p>Traffic sign detection systems constitute a key component in trending real-world applications, such as autonomous driving, and driver safety and assistance. This paper analyses the state-of-the-art of several object-detection systems (Faster R-CNN, R-FCN, SSD, and YOLO V2) combined with various feature extractors (Resnet V1 50, Resnet V1 101, Inception V2, Inception Resnet V2, Mobilenet V1, and Darknet-19) previously developed by their corresponding authors. We aim to explore the properties of these object-detection models which are modified and specifically adapted to the traffic sign detection problem domain by means of transfer learning. In particular, various publicly available object-detection models that were pre-trained on the Microsoft COCO dataset are fine-tuned on the German Traffic Sign Detection Benchmark dataset. The evaluation and comparison of these models include key metrics, such as the mean average precision (mAP), memory allocation, running time, number of floating point operations, number of parameters of the model, and the effect of traffic sign image sizes. Our findings show that Faster R-CNN Inception Resnet V2 obtains the best mAP, while R-FCN Resnet 101 strikes the best trade-off between accuracy and execution time. YOLO V2 and SSD Mobilenet merit a special mention, in that the former achieves competitive accuracy results and is the second fastest detector, while the latter, is the fastest and the lightest model in terms of memory consumption, making it an optimal choice for deployment in mobile and embedded devices. © 2018 Elsevier B.V.</text:p>
          </table:table-cell>
        </table:table-row>
        <table:table-row table:style-name="ro1">
          <table:table-cell office:value-type="string" calcext:value-type="string">
            <text:p>Deep learning methods in transportation domain: A review</text:p>
          </table:table-cell>
          <table:table-cell office:value-type="string" calcext:value-type="string">
            <text:p>Recent years have seen a significant amount of transportation data collected from multiple sources including road sensors, probe, GPS, CCTV and incident reports. Similar to many other industries, transportation has entered the generation of big data. With a rich volume of traffic data, it is challenging to build reliable prediction models based on traditional shallow machine learning methods. Deep learning is a new state-of-the-art machine learning approach which has been of great interest in both academic research and industrial applications. This study reviews recent studies of deep learning for popular topics in processing traffic data including transportation network representation, traffic flow forecasting, traffic signal control, automatic vehicle detection, traffic incident processing, travel demand prediction, autonomous driving and driver behaviours. In general, the use of deep learning systems in transportation is still limited and there are potential limitations for utilising this advanced approach to improve prediction models. © The Institution of Engineering and Technology 2018</text:p>
          </table:table-cell>
        </table:table-row>
        <table:table-row table:style-name="ro1">
          <table:table-cell office:value-type="string" calcext:value-type="string">
            <text:p>Multivariate time series prediction of lane changing behavior using deep neural network</text:p>
          </table:table-cell>
          <table:table-cell office:value-type="string" calcext:value-type="string">
            <text:p>Many real world pattern classification problems involve the process and analysis of multiple variables in temporal domain. This type of problem is referred to as Multivariate Time Series (MTS) problem. It remains a challenging problem due to the nature of time series data: high dimensionality, large data size and updating continuously. In this paper, we use three types of physiological signals from the driver to predict lane changes before the event actually occurs. These are the electrocardiogram (ECG), galvanic skin response (GSR), and respiration rate (RR) and were determined, in prior studies, to best reflect a driver’s response to the driving environment. A novel Group-wise Convolutional Neural Network, MTS-GCNN model is proposed for MTS pattern classification. In our MTS-GCNN model, we present a new structure learning algorithm in training stage. The algorithm exploits the covariance structure over multiple time series to partition input volume into groups, then learns the MTS-GCNN structure explicitly by clustering input sequences with spectral clustering. Different from other feature-based classification approaches, our MTS-GCNN can select and extract the suitable internal structure to generate temporal and spatial features automatically by using convolution and down-sample operations. The experimental results showed that, in comparison to other state-of-the-art models, our MTS-GCNN performs significantly better in terms of prediction accuracy. © 2018, Springer Science+Business Media, LLC, part of Springer Nature.</text:p>
          </table:table-cell>
        </table:table-row>
        <table:table-row table:style-name="ro1">
          <table:table-cell office:value-type="string" calcext:value-type="string">
            <text:p>Generalized Haar Filter-Based Object Detection for Car Sharing Services</text:p>
          </table:table-cell>
          <table:table-cell office:value-type="string" calcext:value-type="string">
            <text:p>Object detection is important in car sharing services. Accuracy, efficiency, and low memory consumption are desirable for object detection in car sharing services. This paper presents a network system that satisfies all these requirements. Our approach first divides the object detection task into multiple simpler local regression tasks. Then, we propose the generalized Haar filter-based convolutional neural network to reduce the consumption of memory and computing resource. To achieve real-time performance, we introduce a sparse window generation strategy to reduce the number of input image patches without sacrificing accuracy. We perform experiments on both vehicle and pedestrian data sets. Experimental results demonstrate that our approach can accurately detect objects under challenging conditions. Note to Practitioners - Object detection is an important part of intelligent vehicle technologies, which play an important role in car sharing services. Object detection provides metadata for collision avoidance, self-driving systems, and driver-assistance systems, which can result in better safety and consumer experiences in car sharing services. Although deep learning has achieved an excellent performance in object detection, they consume a large amount of storage and computing resource, which makes them difficult to be deployed for car sharing services. This paper suggests a novel approach which is based on the generalized Haar filter and the local regression strategy. Our approach is accurate, efficient, and light. The experimental results verify the effectiveness of the proposed approach in car sharing services. © 2004-2012 IEEE.</text:p>
          </table:table-cell>
        </table:table-row>
        <table:table-row table:style-name="ro1">
          <table:table-cell office:value-type="string" calcext:value-type="string">
            <text:p>Smart parking sensors, technologies and applications for open parking lots: A review</text:p>
          </table:table-cell>
          <table:table-cell office:value-type="string" calcext:value-type="string">
            <text:p>Parking a vehicle in traffic dense environments often leads to excess time of driving in search for free space which leads to congestions and environmental pollution. Lack of guidance information to vacant parking spaces is one reason for inefficient parking behaviour. Smart parking sensors and technologies facilitate guidance of drivers to free parking spaces thereby improving parking efficiency. Currently, no such sensors or technologies is in use for open parking lot. This study reviews the literature on the usage of smart parking sensors, technologies, applications and evaluates their applicability to open parking lots. Magnetometers, ultrasonic sensors and machine vision were few of the widely used sensors and technologies on closed parking lots. However, this study suggests a combination of machine vision, convolutional neural network or multi-agent systems suitable for open parking lots due to less expenditure and resistance to varied environmental conditions. Few smart parking applications show drivers the location of common open parking lots. No application provided real-time parking occupancy information, which is a necessity to guide them along the shortest route to free space. To develop smart parking applications for open parking lots, further research is needed in the fields of deep learning and multi-agent systems. © The Institution of Engineering and Technology 2018.</text:p>
          </table:table-cell>
        </table:table-row>
        <table:table-row table:style-name="ro1">
          <table:table-cell office:value-type="string" calcext:value-type="string">
            <text:p>Real-time traffic sign detection and recognition method based on simplified gabor wavelets and CNNs</text:p>
          </table:table-cell>
          <table:table-cell office:value-type="string" calcext:value-type="string">
            <text:p>Traffic sign detection and recognition plays an important role in expert systems, such as traffic assistance driving systems and automatic driving systems. It instantly assists drivers or automatic driving systems in detecting and recognizing traffic signs effectively. In this paper, a novel approach for real-time traffic sign detection and recognition in a real traffic situation was proposed. First, the images of the road scene were converted to grayscale images, and then we filtered the grayscale images with simplified Gabor wavelets (SGW), where the parameters were optimized. The edges of the traffic signs were strengthened, which was helpful for the next stage of the process. Second, we extracted the region of interest using the maximally stable extremal regions algorithm and classified the superclass of traffic signs using the support vector machine (SVM). Finally, we used convolution neural networks with input by simplified Gabor feature maps, where the parameters were the same as the detection stage, to classify the traffic signs into their subclasses. The experimental results based on Chinese and German traffic sign databases showed that the proposed method obtained a comparable performance with the state-of-the-art method, and furthermore, the processing efficiency of the whole process of detection and classification was improved and met the real-time processing demands. © 2018 by the authors. Licensee MDPI, Basel, Switzerland.</text:p>
          </table:table-cell>
        </table:table-row>
        <table:table-row table:style-name="ro1">
          <table:table-cell office:value-type="string" calcext:value-type="string">
            <text:p>Smartphones as an integrated platform for monitoring driver behaviour: The role of sensor fusion and connectivity</text:p>
          </table:table-cell>
          <table:table-cell office:value-type="string" calcext:value-type="string">
            <text:p>Nowadays, more than half of the world's web traffic comes from mobile phones, and by 2020 approximately 70 percent of the world's population will be using smartphones. The unprecedented market penetration of smartphones combined with the connectivity and embedded sensing capability of smartphones is an enabler for the large-scale deployment of Intelligent Transportation Systems (ITS). On the downside, smartphones have inherent limitations such as relatively limited energy capacity, processing power, and accuracy. These shortcomings may potentially limit their role as an integrated platform for monitoring driver behaviour in the context of ITS. This study examines this hypothesis by reviewing recent scientific contributions. The Cybernetics theoretical framework was employed to allow a systematic comparison. First, only a few studies consider the smartphone as an integrated platform. Second, a lack of consistency between the approaches and metrics used in the literature is noted. Last but not least, areas such as fusion of heterogeneous information sources, Deep Learning and sparse crowd-sensing are identified as relatively unexplored, and future research in these directions is suggested. © 2018 Elsevier Ltd</text:p>
          </table:table-cell>
        </table:table-row>
        <table:table-row table:style-name="ro1">
          <table:table-cell office:value-type="string" calcext:value-type="string">
            <text:p>Drive-net: Convolutional network for driver distraction detection</text:p>
          </table:table-cell>
          <table:table-cell office:value-type="string" calcext:value-type="string">
            <text:p>To help prevent motor vehicle accidents, there has been significant interest in finding an automated method to recognize signs of driver distraction, such as talking to passengers, fixing hair and makeup, eating and drinking, and using a mobile phone. In this paper, we present an automated supervised learning method called Drive-Net for driver distraction detection. Drive-Net uses a combination of a convolutional neural network (CNN) and a random decision forest for classifying images of a driver. We compare the performance of our proposed Drive-Net to two other popular machine-learning approaches: a recurrent neural network (RNN), and a multi-layer perceptron (MLP). We test the methods on a publicly available database of images acquired under a controlled environment containing about 22425 images manually annotated by an expert. Results show that Drive-Net achieves a detection accuracy of 95%, which is 2% more than the best results obtained on the same database using other methods. © 2018 IEEE.</text:p>
          </table:table-cell>
        </table:table-row>
        <table:table-row table:style-name="ro1">
          <table:table-cell office:value-type="string" calcext:value-type="string">
            <text:p>Design and implementation of driver's license recognition system</text:p>
          </table:table-cell>
          <table:table-cell office:value-type="string" calcext:value-type="string">
            <text:p>To meet the actual needs of traffic management, a driver's license recognition system is designed and implemented based on OCR technology. The system preprocesses the input image, divides the region, extracts the characters, and then recognizes the characters by convolutional neural network classifier. The recognition rate of the identification number area reaches the extent that it can be used. © 2018 IEEE.</text:p>
          </table:table-cell>
        </table:table-row>
        <table:table-row table:style-name="ro1">
          <table:table-cell office:value-type="string" calcext:value-type="string">
            <text:p>A Multi-Camera Deep Neural Network for Detecting Elevated Alertness in Drivers</text:p>
          </table:table-cell>
          <table:table-cell office:value-type="string" calcext:value-type="string">
            <text:p>We present a system for the detection of elevated levels of driver alertness in driver-facing video captured from multiple viewpoints. This problem is important in automotive safety as a helpful feedback signal to determine driver engagement and as a means of automatically flagging anomalous driving events. We generated a dataset of videos from 25 participants overseeing an hour each of driving sequences in a simulator consisting of a mixture of normal and near-miss driving events. Our proposed system consists of a deep neural network which fuses information from three driver-facing cameras to estimate moments of elevated driver alertness. A novel aspect of the system is that it learns to actively re-weight the importance of camera inputs depending on their content. We demonstrate that this approach is not only resilient to dropped or occluded frames, but also has significantly improved performance compared to a system trained on any single stream. © 2018 IEEE.</text:p>
          </table:table-cell>
        </table:table-row>
        <table:table-row table:style-name="ro1">
          <table:table-cell office:value-type="string" calcext:value-type="string">
            <text:p>Online Tracker Optimization for Multi-Pedestrian Tracking Using a Moving Vehicle Camera</text:p>
          </table:table-cell>
          <table:table-cell office:value-type="string" calcext:value-type="string">
            <text:p>Multi-pedestrian tracking (MPT) on the road is closely related to a reduction in the possibility of pedestrian-vehicle collisions when using advanced driver assistance systems. Therefore, this paper focuses on MPT on real roads using a moving camera. Although convolutional neural network (CNN)-based single object tracking methods have recently been proposed, the online learning of CNN for MPT is a significant burden in terms of real-time processing. However, because the features extracted from CNN are a good representation and achieve a high generalization capability, to reduce the learning time, a shallow pre-trained CNN was applied in the present study as a feature extractor instead of an object tracker As an online tracker, this study uses random ferns (RF) with pre-trained CNN output feature, which can make the problem computationally tractable and robustness. However, a large RF requires significant amount of memory and computational complexity, and is still a burden in terms of online learning in cases of multi-pedestrian tracking. Therefore, we introduce a teacher-student model compression algorithm for selecting a few optimal ferns for each tracker, thereby, reducing the online learning time. The online learning of a student-RF tracker has an advantage in that it can adaptively update the tracker to achieve robustness against various changes, such as in pose and illumination, and partial occlusions within a limited period of time. The proposed algorithm was successfully applied to benchmark video sequences captured from a moving camera that include multiple pedestrians in various poses. Specifically, the proposed algorithm yields a more accurate tracking performance than the other state-of-the-art methods. © 2013 IEEE.</text:p>
          </table:table-cell>
        </table:table-row>
        <table:table-row table:style-name="ro1">
          <table:table-cell office:value-type="string" calcext:value-type="string">
            <text:p>Using GANs to Enable Semantic Segmentation of Ranging Sensor Data</text:p>
          </table:table-cell>
          <table:table-cell office:value-type="string" calcext:value-type="string">
            <text:p>Ranging sensors, such as radar and lidar, onboard the vehicle are considered to be very robust under changing environmental conditions. Largely owing to this reputation, they have found broad applicability in driver assistance, and consequently in autonomous driving systems. On the other hand, they lack precision. This makes classification tasks of the measurement data rather difficult. In this paper, we propose a method for semantic segmentation of the ranging sensors data using generative adversarial networks. Utilizing the fully unsupervised learning algorithm, we convert the sensor data to artificial, camera-like, environmental images that are further used as input for semantic image segmentation algorithms. © 2018 IEEE.</text:p>
          </table:table-cell>
        </table:table-row>
        <table:table-row table:style-name="ro1">
          <table:table-cell office:value-type="string" calcext:value-type="string">
            <text:p>Indoor Semantic Segmentation for Robot Navigating on Mobile</text:p>
          </table:table-cell>
          <table:table-cell office:value-type="string" calcext:value-type="string">
            <text:p>In recent years, there have been many successes of using Deep Convolutional Neural Networks (DCNNs) in the task of pixel-level classification (also called 'semantic image segmentation'). The advances in DCNN have led to the development of autonomous vehicles that can drive with no driver controls by using sensors like camera, LiDAR, etc. In this paper, we propose a practical method to implement autonomous indoor navigation based on semantic image segmentation using state-of-the-art performance model on mobile devices, especially Android devices. We apply a system called 'Mobile DeepLabv3', which uses atrous convolution when applying semantic image segmentation by using MobileNetV2 as a network backbone. The ADE20K dataset is used to train our models specific to indoor environments. Since this model is for robot navigating, we re-label 150 classes into 20 classes in order to easily classify obstacles and road. We evaluate the trade-offs between accuracy and computational complexity, as well as actual latency and the number of parameters of the trained models. © 2018 IEEE.</text:p>
          </table:table-cell>
        </table:table-row>
        <table:table-row table:style-name="ro1">
          <table:table-cell office:value-type="string" calcext:value-type="string">
            <text:p>Modelling the situation of driving on the grip limit with DDPG algorithm</text:p>
          </table:table-cell>
          <table:table-cell office:value-type="string" calcext:value-type="string">
            <text:p>The number of papers in the topic of autonomous vehicle research is growing exponentially. This paper addresses the problem of self driving a car on tire grip limit, in other words it gives a simple model of a race car driver. Driving is transformed into a simple deep learning problem, where the agent has one action, that is the direction in which the actual speed vector needs to be modified for the next step, and the environment state contains of the actual position and speed. The environment models the race track as a two colour map, to decide on and off track positions, and the car as a point mass with maximal possible acceleration according to the so called GG diagram. Results show that the agent can learn how to drive on the track under the described circumstances. © 2018 Institute of Physics Publishing. All rights reserved.</text:p>
          </table:table-cell>
        </table:table-row>
        <table:table-row table:style-name="ro1">
          <table:table-cell office:value-type="string" calcext:value-type="string">
            <text:p>Semantic Segmentation for Traffic Scene Understanding Based on Mobile Networks</text:p>
          </table:table-cell>
          <table:table-cell office:value-type="string" calcext:value-type="string">
            <text:p>Real-time and reliable perception of the surrounding environment is an important prerequisite for advanced driving assistance system (ADAS) and automatic driving. And vision-based detection plays a significant role in environment perception for automatic vehicles. Although deep convolutional neural networks enable efficient recognition of various objects, it has difficulty in accurately detecting special vehicles, rocks, road pile, construction site, fence and so on. In this work, we address the task of traffic scene understanding with semantic image segmentation. Both driveable area and the classification of object can be attained from the segmentation result. First, we define 29 classes of objects in traffic scenarios with different labels and modify the Deeplab V2 network. Then in order to reduce the running time, MobileNet architecture is applied to generate the feature map instead of the original models. After that, the Cityscapes Dataset, which focuses on semantic understanding of urban street scenes, is used to train the network with the modified labels. Finally, we test the network and measure the performance. With the same network (Deeplab V2), VGG-16 and ResNet-101 are also tested. Consequently, we attain similar performance with MobileNet and ResNet-101 models, but using MobileNet requires much fewer operations and time. Compared with VGG-16, MobileNet architecture has better performance and is also more efficient. The using of lightweight mobile models reduce the computation and enable the on-device applications for semantic segmentation in traffic scene understanding. © 2018 SAE International. All Rights Reserved.</text:p>
          </table:table-cell>
        </table:table-row>
        <table:table-row table:style-name="ro1">
          <table:table-cell office:value-type="string" calcext:value-type="string">
            <text:p>Semantic Segmentation with Inverted Residuals and Atrous Convolution</text:p>
          </table:table-cell>
          <table:table-cell office:value-type="string" calcext:value-type="string">
            <text:p>Semantic segmentation has become a fundamental topic in the field of the computer vision, whose goal is to assign each pixel in the image to the corresponding category label. This topic is of broad interest for potential applications in automatic driving. Recently, modern frameworks of semantic segmentation are mostly based on the deep convolutional neural networks. And the general trend focus on increasing the accuracy of the framework, but at the cost of bringing extra parameters and making the network more complicated, which makes the network hard to implement on the vehicle mobile and embedded devices with limited computational resources. In this paper, a novel architecture is developed based on Inverted Residual and Atrous Convolution, in the sense that not only computation cost can be drastically reduced, but also high accuracy can still be maintained. In addition, two simple global hyper-parameters for seeking a tradeoff between accuracy and computation are introduced to build a model with appropriate size, which can operate in a computational limited platform. The experiments are performed on challenging CityScapes dataset and CamVid dataset. And the results are presented to demonstrate the good performance of the proposed architecture, in comparison with existing state-of-the-art methods. Furthermore, extensive experiments on the tradeoff between the resource and accuracy are also carried out. The results indicate that the model with appropriate size can be obtained by the choice of the two global hyper-parameters, which can be easily matched to the design requirements for mobile vision applications. © 2018 SAE International. All Rights Reserved.</text:p>
          </table:table-cell>
        </table:table-row>
        <table:table-row table:style-name="ro1">
          <table:table-cell office:value-type="string" calcext:value-type="string">
            <text:p>A Real-Time Traffic Light Detection Algorithm Based on Adaptive Edge Information</text:p>
          </table:table-cell>
          <table:table-cell office:value-type="string" calcext:value-type="string">
            <text:p>Traffic light detection has great significant for unmanned vehicle and driver assistance system. Meanwhile many detection algorithms have been proposed in recent years. However, traffic light detection still cannot achieve a desirable result under complicated illumination, bad weather condition and complex road environment. Besides, it is difficult to detect multi-scale traffic lights by embedded devices simultaneously, especially the tiny ones. To solve these problems, this paper presents a robust vision-based method to detect traffic light, the method contains main two stages: the region proposal stage and the traffic light recognition stage. On region proposal stage, we utilize lane detection to remove partial background from the original image. Then, we apply adaptive canny edge detection to highlight region proposal in Cr color channel, where red or green color proposals can be separated easily. Finally, extract the enlarged traffic light RoI (Region of Interest) to classify. On traffic light recognition stage, a tinny but effective convolution neural network (CNN), named TLRNet, classifies each traffic light RoI into its own class. In fact, deep learning (DL) is bad for detecting small object in many fields, so we use region proposal stage to get RoI and classification by CNN to achieve a good result. We validate our method both on Laboratory for Intelligent and Safe Automobiles (LISA) Traffic Lights Dataset and video sequences captured from Beijing's streets. The experimental results prove that the proposed method can achieve a good result for the multi-scales traffic lights in the TX1 embedded platform, and reach a real-time performance at 28fps. © 2018 SAE International. All Rights Reserved.</text:p>
          </table:table-cell>
        </table:table-row>
        <table:table-row table:style-name="ro1">
          <table:table-cell office:value-type="string" calcext:value-type="string">
            <text:p>Camera-Radar Data Fusion for Target Detection via Kalman Filter and Bayesian Estimation</text:p>
          </table:table-cell>
          <table:table-cell office:value-type="string" calcext:value-type="string">
            <text:p>Target detection is essential to the advanced driving assistance system (ADAS) and automatic driving. And the data fusion of millimeter wave radar and camera could provide more accurate and complete information of targets and enhance the environmental perception performance. In this paper, a method of vehicle and pedestrian detection based on the data fusion of millimeter wave radar and camera is proposed to improve the target distance estimation accuracy. The first step is the targets data acquisition. A deep learning model called Single Shot MultiBox Detector (SSD) is utilized for targets detection in consecutive video frames captured by camera and further optimized for high real-time performance and accuracy. Secondly, the coordinate system of camera and radar are unified by coordinate transformation matrix. Then, the parallel Kalman filter is used to track the targets detected by radar and camera respectively. Since targets data provided by the camera and radar are different, different Kalman filters are designed to achieve the tracking process. Finally, the targets data are fused based on Bayesian Estimation. At first, several simulation experiments were designed to test and optimize the proposed method, then the real data was used to prove further. Through experiments, it shows that the measurement noise can be considerably reduced by Kalman filter and the fusion algorithm could improve the estimation accuracy. © 2018 SAE International. All Rights Reserved.</text:p>
          </table:table-cell>
        </table:table-row>
        <table:table-row table:style-name="ro1">
          <table:table-cell office:value-type="string" calcext:value-type="string">
            <text:p>Eye state recognition based on deep integrated neural network and transfer learning</text:p>
          </table:table-cell>
          <table:table-cell office:value-type="string" calcext:value-type="string">
            <text:p>Eye state recognition is widely used in many fields, such as driver drowsiness recognition, facial expression classification, and human–computer interface technology. This study proposes a novel framework based on the deep learning method to classify eye states in still facial images. The proposed method combines a deep neural network and a deep convolutional neural network to construct a deep integrated neural network for characterizing useful information in the eye region by use of the joint optimization method. A transfer learning strategy is applied to extract effective abstract eye features and improve the classification capability of the proposed model on small sample datasets. Experimental results on the Closed Eyes in the Wild (CEW) and Zhejiang University Eyeblink datasets show that the proposed approach outperforms other state-of-the-art methods. In addition, the effects of transfer learning methods with different pretraining datasets on classification accuracy are investigated with the CEW dataset. A driver drowsiness recognition dataset is constructed and used in an experiment to evaluate the effectiveness of the proposed method in driving environments. Experimental results demonstrate that the proposed method performs more stably and robustly than do other methods. © 2017, Springer Science+Business Media, LLC, part of Springer Nature.</text:p>
          </table:table-cell>
        </table:table-row>
        <table:table-row table:style-name="ro1">
          <table:table-cell office:value-type="string" calcext:value-type="string">
            <text:p>Combining CNN and MRF for road detection</text:p>
          </table:table-cell>
          <table:table-cell office:value-type="string" calcext:value-type="string">
            <text:p>Road detection aims at detecting the road surface ahead of the vehicle and plays a crucial role in driver assistance systems. To improve the accuracy and robustness of road detection approaches in complex environments, a new road detection method based on a convolutional neural network (CNN) and Markov random field (MRF) is proposed. The original road image is segmented into super-pixels of uniform size using the simple linear iterative clustering (SLIC) algorithm. On this basis, we train the convolutional neural network, which can automatically learn the features that are most beneficial to the classification. The trained convolutional neural network (CNN) is then applied to classify road and non-road regions. Finally, based on the relationship between the super-pixel neighborhood, we utilize Markov random field (MRF) to optimize the classification results of the convolutional neural network (CNN). The approach provides the better performance. © 2017 Elsevier Ltd</text:p>
          </table:table-cell>
        </table:table-row>
        <table:table-row table:style-name="ro1">
          <table:table-cell office:value-type="string" calcext:value-type="string">
            <text:p>Lane detection method based on lane structural analysis and CNNs</text:p>
          </table:table-cell>
          <table:table-cell office:value-type="string" calcext:value-type="string">
            <text:p>Advanced driving assistance systems (ADASs) play a vital role in the safety of transportation. The detection of lane markings is a very important part of ADASs. For the safety of autonomous vehicles and vehicles driven by human drivers, accurate detection results are necessary. In this study, the authors propose a novel algorithm based on lane structural analysis and convolutional neural networks (CNNs) for lane marking detection. First, a pre-processing stage is used to remove the pavement that constitutes the background of the lane markings. Next, a set of local waveforms from local images is used to generate a region of interest and a CNN classifier is employed to detect lane marking candidates. Finally, a lane geometry analysis stage determines whether or not the candidate is a part of a lane marking. The major contributions of this study can be summarised as follows. First, they propose a novel method to describe a road using waveforms. Second, they analyse the local and global characteristics of the road geometry to detect the lane markings. Third, they provide an effective method to obtain training data for the proposed machine learning method. Experimental results demonstrate that the proposed method outperforms conventional methods. © The Institution of Engineering and Technology 2018.</text:p>
          </table:table-cell>
        </table:table-row>
        <table:table-row table:style-name="ro1">
          <table:table-cell office:value-type="string" calcext:value-type="string">
            <text:p>Fault Detection and Repairing for Intelligent Connected Vehicles Based on Dynamic Bayesian Network Model</text:p>
          </table:table-cell>
          <table:table-cell office:value-type="string" calcext:value-type="string">
            <text:p>With the development of Internet of Things and intelligent transport system, the intelligent connected vehicle (ICV) represents the future direction of the vehicle industry. Due to the open wireless medium, high speed mobility and vulnerability to environmental impact, vehicle data faults are inevitable, which may lead to traffic jam or even accident threatening the life of the driver and passengers. At present, there are few studies for fault detection and repairing of ICV while using traditional methods directly for ICV has a low accuracy. In this paper, we propose a threshold-based fault detection and repairing scheme using a dynamic Bayesian network (DBN) model, which can obtain the temporal and spatial correlations of vehicle data for accurate real-time or history fault detection and repairing. In addition, we give an algorithm of how to select the threshold to achieve the best effect by history data before fault detection and repairing process. Finally, simulation results show that the proposed scheme possesses a good fault detection and repairing accuracy as well as a low false alarm rate compared to other available methods. © 2014 IEEE.</text:p>
          </table:table-cell>
        </table:table-row>
        <table:table-row table:style-name="ro1">
          <table:table-cell office:value-type="string" calcext:value-type="string">
            <text:p>Humanlike Driving: Empirical Decision-Making System for Autonomous Vehicles</text:p>
          </table:table-cell>
          <table:table-cell office:value-type="string" calcext:value-type="string">
            <text:p>The autonomous vehicle, as an emerging and rapidly growing field, has received extensive attention for its futuristic driving experiences. Although the fast developing depth sensors and machine learning methods have given a huge boost to self-driving research, existing autonomous driving vehicles do meet with several avoidable accidents during their road testings. The major cause is the misunderstanding between self-driving systems and human drivers. To solve this problem, we propose a humanlike driving system in this paper to give autonomous vehicles the ability to make decisions like a human. In our method, a convolutional neural network model is used to detect, recognize, and abstract the information in the input road scene, which is captured by the on-board sensors. And then a decision-making system calculates the specific commands to control the vehicles based on the abstractions. The biggest advantage of our work is that we implement a decision-making system which can well adapt to real-life road conditions, in which a massive number of human drivers exist. In addition, we build our perception system with only the depth information, rather than the unstable RGB data. The experimental results give a good demonstration of the efficiency and robustness of the proposed method. © 1967-2012 IEEE.</text:p>
          </table:table-cell>
        </table:table-row>
        <table:table-row table:style-name="ro1">
          <table:table-cell office:value-type="string" calcext:value-type="string">
            <text:p>An improved algorithm for road markings detection with SVM and ROI Restriction: Comparison with a rule-based model</text:p>
          </table:table-cell>
          <table:table-cell office:value-type="string" calcext:value-type="string">
            <text:p>Machine learning method have increased in popularity in Advanced Driving Assistant System (ADAS) field recently. Although most of the best performances are achieved by machine learning and deep learning methods in benchmarks, a matured database of road markings with labels has not yet been built. This paper analyzes the road markings detection using Histogram of Oriented Gradient (HOG) with Support Vector Machine (SVM) on our local database. Compared with the results of the rulebased detection method, our exploration provides a possible solution to improve the machine learning method in order to get a balance on speed and accuracy. © 2018 IEEE.</text:p>
          </table:table-cell>
        </table:table-row>
        <table:table-row table:style-name="ro1">
          <table:table-cell office:value-type="string" calcext:value-type="string">
            <text:p>Reduce cognitive burden on drivers through contextualising environments</text:p>
          </table:table-cell>
          <table:table-cell office:value-type="string" calcext:value-type="string">
            <text:p>Given the rapid increase in urbanisation and a change in the mobility patterns of humans, traffic on our road networks is expanding at an exponential rate. Governments across the globe are investing a vast amount of money on expanding road networks to cater for this ever increasing demand. This, however adds to the cognitive burden of the driver as the moving parts on the road network are also increased. Motivated by this observation, in this paper, we hypothesise that advances in technology-be it connected cars or smart road infrastructures- could play a key role in effectively and efficiently utilising the road network, thus reducing the cognitive burden on drivers. In order to investigate our hypothesis, we have implemented a set of technologies that can seamlessly harness the power of driver specific information and correlate this information with road network features such as properties of the road itself (e.g., roads with high curvature) or traffic information (e.g., traffic flow) such that daily activities of road users can be satisfied. In this paper, we present our initial work to realise this end-to-end framework and present results on contextualising the driving environment by means of feature analysis on the road network. © 2018 IEEE.</text:p>
          </table:table-cell>
        </table:table-row>
        <table:table-row table:style-name="ro1">
          <table:table-cell office:value-type="string" calcext:value-type="string">
            <text:p>Du-parking: Spatio-temporal big data tells you realtime parking availability</text:p>
          </table:table-cell>
          <table:table-cell office:value-type="string" calcext:value-type="string">
            <text:p>Realtime parking availability information is of great importance to help drivers to find a parking space faster and thus to reduce parking search traffic. While there are limited realtime parking availability systems in a city due to the expensive cost of sensor device and maintaining realtime parking information. In this paper, we estimate the realtime parking availability throughout a city using historical parking availability data reported by a limited number of existing sensors of parking lots and a variety of datasets we observed in the city, such as meteorology, events, map mobility trace data and navigation data from Baidu map, and POIs. We propose a deep-learning-based approach, called Du-Parking, which consists of three major components modeling temporal closeness, period and current general influence, respectively. More specifically, we employ long short-term memory (LSTM) to model the temporal closeness and period, and meanwhile using two fully-connected layers to model the current general factors. Our approach learns to dynamically aggregate the output of the three components, to estimate the final parking availability of given parking lot. Using the proposed approach, we have provided the realtime parking availability information in Baidu map app, in nine cities in China. We evaluated our approach in Beijing and Shenzhen. The results show the advantages of our method over two categories of baselines, including linear interpolations, and the well-known classification model like GBDT. © 2018 Copyright held by the owner/author(s).</text:p>
          </table:table-cell>
        </table:table-row>
        <table:table-row table:style-name="ro1">
          <table:table-cell office:value-type="string" calcext:value-type="string">
            <text:p>Outlier detection for multidimensional time series using deep neural networks</text:p>
          </table:table-cell>
          <table:table-cell office:value-type="string" calcext:value-type="string">
            <text:p>Due to the continued digitization of industrial and societal processes, including the deployment of networked sensors, we are witnessing a rapid proliferation of time-ordered observations, known as time series. For example, the behavior of drivers can be captured by GPS or accelerometer as a time series of speeds, directions, and accelerations. We propose a framework for outlier detection in time series that, for example, can be used for identifying dangerous driving behavior and hazardous road locations. Specifically, we first propose a method that generates statistical features to enrich the feature space of raw time series. Next, we utilize an autoencoder to reconstruct the enriched time series. The autoencoder performs dimensionality reduction to capture, using a small feature space, the most representative features of the enriched time series. As a result, the reconstructed time series only capture representative features, whereas outliers often have non-representative features. Therefore, deviations of the enriched time series from the reconstructed time series can be taken as indicators of outliers. We propose and study autoencoders based on convolutional neural networks and long-short term memory neural networks. In addition, we show that embedding of contextual information into the framework has the potential to further improve the accuracy of identifying outliers. We report on empirical studies with multiple time series data sets, which offers insight into the design properties of the proposed framework, indicating that it is effective at detecting outliers. © 2018 IEEE.</text:p>
          </table:table-cell>
        </table:table-row>
        <table:table-row table:style-name="ro1">
          <table:table-cell office:value-type="string" calcext:value-type="string">
            <text:p>Research and application of traffic sign detection and recognition based on deep learning</text:p>
          </table:table-cell>
          <table:table-cell office:value-type="string" calcext:value-type="string">
            <text:p>Nowadays, with the rapid development of society and economy, automobiles have become almost one of the convenient modes of transport for every household. This makes the road traffic environment more and more complicated, and people expect to have an intelligent Vision-assisted applications that provide drivers with traffic sign information, regulate driver operations, or assist in vehicle control to ensure road safety. As one of the more important functions, traffic sign detection and recognition[1], has become a hot research direction of researchers at home and abroad. It is mainly the use of vehicle cameras to capture real-time road images, and then to detect and identify the traffic signs encountered on the road, thus providing accurate information to the driving system. However, the road conditions in the actual scene are very complicated. After many years of hard work, researchers have not yet made the recognition system practical, and further research and improvement are still needed. Traditionally, traffic signage has been detected and categorized using standard computer vision methods, but it also takes considerable time to manually process important features of the image. With the development and progress of science and technology, more and more scholars use deep learning technology to solve this problem. The main reason that the deep learning method is widely accepted is that the model can learn the deep features inside the image autonomously from the training samples, especially for many cases that do not know how to design the feature extractor, such as expression recognition, target detection Wait. Based on the application of road traffic sign detection and recognition, this article focuses on the correctness and high efficiency of detection and recognition. Through Caffe[2] which is the open-source framework, a deep convolution neural network algorithm is proposed to train traffic sign training sets to get a model that can classify traffic signs and to learn and identify the most critical of these traffic signs Features, so as to achieve the purpose of identifying traffic signs in the real scene. © 2018 IEEE.</text:p>
          </table:table-cell>
        </table:table-row>
        <table:table-row table:style-name="ro1">
          <table:table-cell office:value-type="string" calcext:value-type="string">
            <text:p>New source of geospatial data: Crowdsensing by assisted and autonomous vehicle technologies</text:p>
          </table:table-cell>
          <table:table-cell office:value-type="string" calcext:value-type="string">
            <text:p>The ongoing proliferation of remote sensing technologies in the consumer market has been rapidly reshaping the geospatial data acquisition world, and subsequently, the data processing as well as information dissemination processes. Smartphones have clearly established themselves as the primary crowdsourced data generators recently, and provide an incredible volume of remote sensed data with fairly good georeferencing. Besides the potential to map the environment of the smartphone users, they provide information to monitor the dynamic content of the object space. For example, real-time traffic monitoring is one of the most known and widely used real-time crowdsensed application, where the smartphones in vehicles jointly contribute to an unprecedentedly accurate traffic flow estimation. Now we are witnessing another milestone to happen, as driverless vehicle technologies will become another major source of crowdsensed data. Due to safety concerns, the requirements for sensing are higher, as the vehicles should sense other vehicles and the road infrastructure under any condition, not just daylight in favorable weather conditions, and at very fast speed. Furthermore, the sensing is based on using redundant and complementary sensor streams to achieve a robust object space reconstruction, needed to avoid collisions and maintain normal travel patterns. At this point, the remote sensed data in assisted and autonomous vehicles are discarded, or partially recorded for R&amp;D purposes. However, in the long run, as vehicle-to-vehicle (V2V) and vehicle-to-infrastructure (V2I) communication technologies mature, recording data will become a common place, and will provide an excellent source of geospatial information for road mapping, traffic monitoring, etc. This paper reviews the key characteristics of crowdsourced vehicle data based on experimental data, and then the processing aspects, including the Data Science and Deep Learning components. © Authors 2018.</text:p>
          </table:table-cell>
        </table:table-row>
        <table:table-row table:style-name="ro1">
          <table:table-cell office:value-type="string" calcext:value-type="string">
            <text:p>Usage of fully convolutional network with clustering for traffic light detection</text:p>
          </table:table-cell>
          <table:table-cell office:value-type="string" calcext:value-type="string">
            <text:p>In this paper we consider a traffic light detector constructed on the basis of a fully convolutional neural network for segmenting traffic lights on image and subsequent clustering, which allows us to obtain bounding boxes for traffic lights. The proposed approach is compared with one of the most effective object detectors - Single Shot Multibox detector (SSD). We implemented algorithms for objects detection on an embedded system based on the NVidia Jetson TX2 platform. Traffic light detection recall for the proposed approach is better than SSD and higher than 0.9 on both the testing and training samples from relatively small data set (500 training images and 107 testing images). Time of traffic lights detection on one frame is about 50 ms. The results of the traffic light detection prove the possibility of applying the approach based on fully convolutional neural network with clustering for embedded autonomous vehicle control systems and driver assistance systems. © 2018 IEEE.</text:p>
          </table:table-cell>
        </table:table-row>
        <table:table-row table:style-name="ro1">
          <table:table-cell office:value-type="string" calcext:value-type="string">
            <text:p>Modelling the human lane-change execution behaviour through Multilayer Perceptrons and Convolutional Neural Networks</text:p>
          </table:table-cell>
          <table:table-cell office:value-type="string" calcext:value-type="string">
            <text:p>Driving is a highly complex task that involves the execution of multiple cognitive tasks belonging to different levels of abstraction. Traffic emerges from the interaction of a big number of agents implementing those behaviours, but until recent years, modelling it by the interaction of these agents in the so called micro-simulators was a nearly impossible task as their number grows. However, with the growing computing power it is possible to model increasingly large quantities of individual vehicles according to their individual behaviours. These models are usually composed of two sub-models for two well-defined tasks: car-following and lane-change. In the case of lane-change the literature proposes many different models, but few of them use Computational Intelligence (CI) techniques, and much less use personalization for reaching individual granularity. This study explores one of the two aspects of the lane-change called lane-change acceptance, where the driver performs or not a lane-change given his intention and the vehicle environment. We demonstrate how the lane-change acceptance of a specific driver can be learned from his lane change intention and surrounding environment in an urban scenario using CI techniques such as feed-forward Artificial Neural Network (ANN). We work with Multilayer Perceptron (MLP) and Convolutional Neural Networks (CNN) architectures. How they perform one against the other and how the different topologies affect both to the generalization of the problem and the learning process are studied. © 2018 Elsevier Ltd</text:p>
          </table:table-cell>
        </table:table-row>
        <table:table-row table:style-name="ro1">
          <table:table-cell office:value-type="string" calcext:value-type="string">
            <text:p>SIGIR 2018 workshop on ExplainAble Recommendation and Search (EARS 2018)</text:p>
          </table:table-cell>
          <table:table-cell office:value-type="string" calcext:value-type="string">
            <text:p>Explainable recommendation and search attempt to develop models or methods that not only generate high-quality recommendation or search results, but also intuitive explanations of the results for users or system designers, which can help to improve the system transparency, persuasiveness, trustworthiness, and effectiveness, etc. This is even more important in personalized search and recommendation scenarios, where users would like to know why a particular product, web page, news report, or friend suggestion exists in his or her own search and recommendation lists. The motivation of the workshop is to promote the research and application of Explainable Recommendation and Search, under the background of Explainable AI in a more general sense. Early recommendation and search systems adopted intuitive yet easily explainable models to generate recommendation and search lists, such as user-based and item-based collaborative filtering for recommendation, which provide recommendations based on similar users or items, or TF-IDF based retrieval models for search, which provide document ranking lists according to word similarity between different documents. However, state-of-the-art recommendation and search models extensively rely on complex machine learning and latent representation models such as matrix factorization or even deep neural networks, and they work with various types of information sources such as ratings, text, images, audio or video signals. The complexity nature of state-of-the-art models make search and recommendation systems as blank-boxes for end users, and the lack of explainability weakens the persuasiveness and trustworthiness of the system for users, making explainable recommendation and search important research issues to the IR community. In a broader sense, researchers in the whole artificial intelligence community have also realized the importance of Explainable AI, which aims to address a wide range of AI explainability problems in deep learning, computer vision, automatic driving systems, and natural language processing tasks. As an important branch of AI research, this further highlights the importance and urgency for our IR/RecSys community to address the explainability issues of various recommendation and search systems. © 2018 ACM.</text:p>
          </table:table-cell>
        </table:table-row>
        <table:table-row table:style-name="ro1">
          <table:table-cell office:value-type="string" calcext:value-type="string">
            <text:p>Passenger demand prediction with cellular footprints</text:p>
          </table:table-cell>
          <table:table-cell office:value-type="string" calcext:value-type="string">
            <text:p>Accurate forecast of citywide passenger demand helps online car-hailing service providers to better schedule driver supplies. Previous research either uses only passenger order history and fails to capture the deep dependency of passenger demand, or is restricted on grid region partition that loses physical context. Recent advance in mobile traffic analysis has fostered understanding of city functions. In this paper, we propose FlowFlexDP, a demand prediction model that integrates regional crowd flow and applies to flexible region partition. Analysis on a cellular dataset covering 1.5 million users in a major city in China reveals strong correlation between passenger demand and crowd flow. FlowFlexDP extracts both order history and crowd flow from cellular data, and adopts Graph Convolutional Neural Network to adapt prediction for regions of arbitrary shapes and sizes in a city. Evaluation on a large scale data set of DiDi Chuxing from cellular data shows that FlowFlexDP accurately predicts passenger demand and outperforms the state-of-the-art demand prediction methods. © 2018 IEEE.</text:p>
          </table:table-cell>
        </table:table-row>
        <table:table-row table:style-name="ro1">
          <table:table-cell office:value-type="string" calcext:value-type="string">
            <text:p>Developing an entrepreneurial mindset using the KEEN framework for a digital communication system course</text:p>
          </table:table-cell>
          <table:table-cell office:value-type="string" calcext:value-type="string">
            <text:p>The College of Engineering (CoE) is using the Kern Entrepreneurship Education Network (KEEN) model to develop an entrepreneurial mindset while meeting technical objectives in a digital communication course. The authors attended a three and one-half day meeting called the Integrating Curriculum with Entrepreneurial-Mindset (ICE) Workshop to help students develop an entrepreneurial mindset. [1] During the workshop, the authors developed a set of learning modules focused using KEEN's model. The student must deliver a presentation and a written report focused on the entrepreneurial mindset for a digital communication course, identified as EE 463. Several Entrepreneurial-Minded Learning (EML) activities prepared students for the research project and report. Although the senior and adult students were exposed for the firsttime to the KEEN framework, they performed tasks to foster an entrepreneurial mindset based on the following topics covered in six of the eleven weeks: Internet of Things, Light Fidelity (LiFi), Deep Learning/Artificial Intelligence, Smart Everything (Smart Cities, Smart/Driverless Cars, etc.), Bitcoin/Block Chain Technology, and 5G and Enabling Technologies. Each student must summarize their findings in a discussion board for the assigned topic and make at least one connection of a communication system concept studied in class. Their discussion must also include either a business opportunity/business model, economic or social implication. Each student was asked to develop a discussion question to lead a 10-15 minute discussion for the next lesson. The discussion boards are intended to prepare the students for doing the research paper and presentation. An end of course survey and student feedback are presented. © American Society for Engineering Education, 2018.</text:p>
          </table:table-cell>
        </table:table-row>
        <table:table-row table:style-name="ro1">
          <table:table-cell office:value-type="string" calcext:value-type="string">
            <text:p>Impaired driving detection based on deep convolutional neural network using multimodal-sensor data</text:p>
          </table:table-cell>
          <table:table-cell office:value-type="string" calcext:value-type="string">
            <text:p>Intelligent vehicle systems, such as advanced driving assistance systems, are relatively popular nowadays, which facilitate the timely prevention of driving-related accidents and human injuries caused by impaired driving. An often ignored problem in existing systems is the heterogeneousness across multimodal sensor data, which is becoming more crucial due to the widespread use of more different sensors. This paper proposes a novel feature fusion based detection approach using deep convolutional neural network to profile driver-related, vehicle-related, and road-related features, and extract collaborative information from them. Experimental results demonstrate that the proposed approach is capable of providing more accurate detection of impaired driving, compared with that achieved by other state-of-the-art classifier. © 2018 IEEE.</text:p>
          </table:table-cell>
        </table:table-row>
        <table:table-row table:style-name="ro1">
          <table:table-cell office:value-type="string" calcext:value-type="string">
            <text:p>Impaired driving detection based on deep convolutional neural network using multimodal sensor data</text:p>
          </table:table-cell>
          <table:table-cell office:value-type="string" calcext:value-type="string">
            <text:p>Intelligent vehicle systems, such as advanced driving assistance systems, are relatively popular nowadays, which facilitate the timely prevention of driving-related accidents and human injuries caused by impaired driving. An often ignored problem in existing systems is the heterogeneousness across multimodal sensor data, which is becoming more crucial due to the widespread use of more different sensors. This paper proposes a novel feature fusion based detection approach using deep convolutional neural network to profile driver-related, vehicle-related, and road-related features, and extract collaborative information from them. Experimental results demonstrate that the proposed approach is capable of providing more accurate detection of impaired driving, compared with that achieved by other state-of-the-art classifier. © 2018 IEEE.</text:p>
          </table:table-cell>
        </table:table-row>
        <table:table-row table:style-name="ro1">
          <table:table-cell office:value-type="string" calcext:value-type="string">
            <text:p>Lane Detection and Classification for Forward Collision Warning System Based on Stereo Vision</text:p>
          </table:table-cell>
          <table:table-cell office:value-type="string" calcext:value-type="string">
            <text:p>This paper presents a lightweight stereo vision-based driving lane detection and classification system to achieve the ego-car's lateral positioning and forward collision warning to aid advanced driver assistance systems (ADAS). For lane detection, we design a self-adaptive traffic lanes model in Hough Space with a maximum likelihood angle and dynamic pole detection region of interests (ROIs), which is robust to road bumpiness, lane structure changing while the ego-car's driving and interferential markings on the ground. What's more, this model can be improved with geographic information system or electronic map to achieve more accurate results. Besides, the 3-D information acquired by stereo matching is used to generate an obstacle mask to reduce irrelevant objects' interfere and detect forward collision distance. For lane classification, a convolutional neural network is trained by using manually labeled ROI from KITTI data set to classify the left/right-side line of host lane so that we can provide significant information for lane changing strategy making in ADAS. Quantitative experimental evaluation shows good true positive rate on lane detection and classification with a real-time (15Hz) working speed. Experimental results also demonstrate a certain level of system robustness on variation of the environment. © 2001-2012 IEEE.</text:p>
          </table:table-cell>
        </table:table-row>
        <table:table-row table:style-name="ro1">
          <table:table-cell office:value-type="string" calcext:value-type="string">
            <text:p>Automatic railway traffic object detection system using feature fusion refine neural network under shunting mode</text:p>
          </table:table-cell>
          <table:table-cell office:value-type="string" calcext:value-type="string">
            <text:p>Many accidents happen under shunting mode when the speed of a train is below 45 km/h. In this mode, train attendants observe the railway condition ahead using the traditional manual method and tell the observation results to the driver in order to avoid danger. To address this problem, an automatic object detection system based on convolutional neural network (CNN) is proposed to detect objects ahead in shunting mode, which is called Feature Fusion Refine neural network (FR-Net). It consists of three connected modules, i.e., the depthwise-pointwise convolution, the coarse detection module, and the object detection module. Depth-wise-pointwise convolutions are used to improve the detection in real time. The coarse detection module coarsely refine the locations and sizes of prior anchors to provide better initialization for the subsequent module and also reduces search space for the classification, whereas the object detection module aims to regress accurate object locations and predict the class labels for the prior anchors. The experimental results on the railway traffic dataset show that FR-Net achieves 0.8953 mAP with 72.3 FPS performance on a machine with a GeForce GTX1080Ti with the input size of 320 × 320 pixels. The results imply that FR-Net takes a good tradeoff both on effectiveness and real time performance. The proposed method can meet the needs of practical application in shunting mode. © 2018 by the authors. Licensee MDPI, Basel, Switzerland.</text:p>
          </table:table-cell>
        </table:table-row>
        <table:table-row table:style-name="ro1">
          <table:table-cell office:value-type="string" calcext:value-type="string">
            <text:p>Effective vehicle-based kangaroo detection for collision warning systems using region-based convolutional networks</text:p>
          </table:table-cell>
          <table:table-cell office:value-type="string" calcext:value-type="string">
            <text:p>Traffic collisions between kangaroos and motorists are on the rise on Australian roads. According to a recent report, it was estimated that there were more than 20,000 kangaroo vehicle collisions that occurred only during the year 2015 in Australia. In this work, we are proposing a vehicle-based framework for kangaroo detection in urban and highway traffic environment that could be used for collision warning systems. Our proposed framework is based on region-based convolutional neural networks (RCNN). Given the scarcity of labeled data of kangaroos in traffic environments, we utilized our state-of-the-art data generation pipeline to generate 17,000 synthetic depth images of traffic scenes with kangaroo instances annotated in them. We trained our proposed RCNN-based framework on a subset of the generated synthetic depth images dataset. The proposed framework achieved a higher average precision (AP) score of 92% over all the testing synthetic depth image datasets. We compared our proposed framework against other baseline approaches and we outperformed it with more than 37% in AP score over all the testing datasets. Additionally, we evaluated the generalization performance of the proposed framework on real live data and we achieved a resilient detection accuracy without any further fine-tuning of our proposed RCNN-based framework. © 2018 by the authors. Licensee MDPI, Basel, Switzerland.</text:p>
          </table:table-cell>
        </table:table-row>
        <table:table-row table:style-name="ro1">
          <table:table-cell office:value-type="string" calcext:value-type="string">
            <text:p>A globally generalized emotion recognition system involving different physiological signals</text:p>
          </table:table-cell>
          <table:table-cell office:value-type="string" calcext:value-type="string">
            <text:p>Machine learning approaches for human emotion recognition have recently demonstrated high performance. However, only/mostly for subject-dependent approaches, in a variety of applications like advanced driver assisted systems, smart homes and medical environments. Therefore, now the focus is shifted more towards subject-independent approaches, which are more universal and where the emotion recognition system is trained using a specific group of subjects and then tested on totally new persons and thereby possibly while using other sensors of same physiological signals in order to recognize their emotions. In this paper, we explore a novel robust subject-independent human emotion recognition system, which consists of two major models. The first one is an automatic feature calibration model and the second one is a classification model based on Cellular Neural Networks (CNN). The proposed system produces state-of-the-art results with an accuracy rate between 80% and 89% when using the same elicitation materials and physiological sensors brands for both training and testing and an accuracy rate of 71.05% when the elicitation materials and physiological sensors brands used in training are different from those used in training. Here, the following physiological signals are involved: ECG (Electrocardiogram), EDA (Electrodermal activity) and ST (Skin-Temperature). © 2018 by the authors. Licensee MDPI, Basel, Switzerland.</text:p>
          </table:table-cell>
        </table:table-row>
        <table:table-row table:style-name="ro1">
          <table:table-cell office:value-type="string" calcext:value-type="string">
            <text:p>UbeHealth: A personalized ubiquitous cloud and edge-enabled networked healthcare system for smart cities</text:p>
          </table:table-cell>
          <table:table-cell office:value-type="string" calcext:value-type="string">
            <text:p>Smart city advancements are driving massive transformations of healthcare, the largest global industry. The drivers include increasing demands for ubiquitous, preventive, and personalized healthcare, to be provided to the public at reduced risks and costs. Mobile cloud computing could potentially meet the future healthcare demands by enabling anytime, anywhere capture and analyses of patients' data. However, network latency, bandwidth, and reliability are among the many challenges hindering the realization of next-generation healthcare. This paper proposes a ubiquitous healthcare framework, UbeHealth, that leverages edge computing, deep learning, big data, high-performance computing (HPC), and the Internet of Things (IoT) to address the aforementioned challenges. The framework enables an enhanced network quality of service using its three main components and four layers. Deep learning, big data, and HPC are used to predict network traffic, which in turn are used by the Cloudlet and network layers to optimize data rates, data caching, and routing decisions. Application protocols of the traffic flows are classified, enabling the network layer to meet applications' communication requirements better and to detect malicious traffic and anomalous data. Clustering is used to identify the different kinds of data originating from the same application protocols. A proof of concept UbeHealth system has been developed based on the framework. A detailed literature review is used to capture the design requirements for the proposed system. The system is described in detail including the algorithmic implementation of the three components and four layers. Three widely used data sets are used to evaluate the UbeHealth system. © 2013 IEEE.</text:p>
          </table:table-cell>
        </table:table-row>
        <table:table-row table:style-name="ro1">
          <table:table-cell office:value-type="string" calcext:value-type="string">
            <text:p>Continuous real-time vehicle driver authentication using convolutional neural network based face recognition</text:p>
          </table:table-cell>
          <table:table-cell office:value-type="string" calcext:value-type="string">
            <text:p>Continuous driver authentication is useful in the prevention of car thefts, fraudulent switching of designated drivers, and driving beyond a designated amount of time for a single driver. In this paper, we propose a deep neural network based approach for real time and continuous authentication of vehicle drivers. Features extracted from pre-trained neural network models are classified with support vector classifiers. In order to examine realistic conditions, we collect 130 in-car driving videos from 52 different subjects. We investigate the conditions under which current face recognition technology will allow commercialization of continuous driver authentication. © 2018 IEEE.</text:p>
          </table:table-cell>
        </table:table-row>
        <table:table-row table:style-name="ro1">
          <table:table-cell office:value-type="string" calcext:value-type="string">
            <text:p>Behavioral cloning for driverless cars using transfer learning</text:p>
          </table:table-cell>
          <table:table-cell office:value-type="string" calcext:value-type="string">
            <text:p>A machine learning algorithm for decision making in driverless navigation is developed. This method is implemented through adapting existing proved convolutional neural networks to the current problem. Compared to the traditional methods supported by algorithms from computer graphics, this transfer learning method tend to optimize all processing steps simultaneously, thus leading to better performance while maintaining a high performance-to-cost ratio. © 2018 IEEE.</text:p>
          </table:table-cell>
        </table:table-row>
        <table:table-row table:style-name="ro1">
          <table:table-cell office:value-type="string" calcext:value-type="string">
            <text:p>LiDAR and camera detection fusion in a real-time industrial multi-sensor collision avoidance system</text:p>
          </table:table-cell>
          <table:table-cell office:value-type="string" calcext:value-type="string">
            <text:p>Collision avoidance is a critical task in many applications, such as ADAS (advanced driver-assistance systems), industrial automation and robotics. In an industrial automation setting, certain areas should be off limits to an automated vehicle for protection of people and high-valued assets. These areas can be quarantined by mapping (e.g., GPS) or via beacons that delineate a no-entry area. We propose a delineation method where the industrial vehicle utilizes a LiDAR (Light Detection and Ranging) and a single color camera to detect passive beacons and model-predictive control to stop the vehicle from entering a restricted space. The beacons are standard orange traffic cones with a highly reflective vertical pole attached. The LiDAR can readily detect these beacons, but suffers from false positives due to other reflective surfaces such as worker safety vests. Herein, we put forth a method for reducing false positive detection from the LiDAR by projecting the beacons in the camera imagery via a deep learning method and validating the detection using a neural network-learned projection from the camera to the LiDAR space. Experimental data collected at Mississippi State University’s Center for Advanced Vehicular Systems (CAVS) shows the effectiveness of the proposed system in keeping the true detection while mitigating false positives. © 2018 by the authors. Licensee MDPI, Basel, Switzerland.</text:p>
          </table:table-cell>
        </table:table-row>
        <table:table-row table:style-name="ro1">
          <table:table-cell office:value-type="string" calcext:value-type="string">
            <text:p>Body posture and face orientation estimation by convolutional network with heterogeneous learning</text:p>
          </table:table-cell>
          <table:table-cell office:value-type="string" calcext:value-type="string">
            <text:p>Autonomous driving system switches over to a manual driving mode by human when the system is not able to drive itself. The system has to constantly monitor whether the driver can drive the vehicle by the driver's posture and face orientation. Conventional methods for estimating posture and face orientation perform feature extraction and recognition for each task, and thus require an appreciable amount of processing time. In this paper, we propose a method that performs multiple tasks by Deep Convolutional Neural Network (DCNN) with heterogeneous learning, by sharing the feature extraction process. The body posture and face orientation estimation can be performed simultaneously. In evaluation, we have achieved a high accuracy of 98% in body posture estimation, and 91% in face orientation estimation. The processing time for a single image has been 2.6 ms when the we employ a GPU, and 34.1 ms in CPU. We confirm that proposed method can perform body posture and face orientation estimation in real time. © 2018 IEEE.</text:p>
          </table:table-cell>
        </table:table-row>
        <table:table-row table:style-name="ro1">
          <table:table-cell office:value-type="string" calcext:value-type="string">
            <text:p>Simulating object lists using neural networks in automotive radar</text:p>
          </table:table-cell>
          <table:table-cell office:value-type="string" calcext:value-type="string">
            <text:p>Simulation of sensor readings is important within the field of advanced driver-assistance systems, specifically with respect to feasibility studies of high-risk scenarios, where carrying out such test drives in the real world is expensive. Automotive radar signals are multi-dimensional and their data sizes are large, due to multiple measurements being taken within a short time frame in order to resolve ambiguities. Analyzing such signals and generating models from them is therefore no easy task. This paper presents an approach to generate models from data using neural networks. Conditional variational auto-encoders are used for their ability to learn complex distributions and can easily be trained via gradient descent-type algorithms. Our method is able to handle big data sizes and generate synthetic data of high accuracy. © 2018 IEEE.</text:p>
          </table:table-cell>
        </table:table-row>
        <table:table-row table:style-name="ro1">
          <table:table-cell office:value-type="string" calcext:value-type="string">
            <text:p>EEG-based detection of braking intention under different car driving conditions</text:p>
          </table:table-cell>
          <table:table-cell office:value-type="string" calcext:value-type="string">
            <text:p>The anticipatory recognition of braking is essential to prevent traffic accidents. For instance, driving assistance systems can be useful to properly respond to emergency braking situations. Moreover, the response time to emergency braking situations can be affected and even increased by different driver’s cognitive states caused by stress, fatigue, and extra workload. This work investigates the detection of emergency braking from driver’s electroencephalographic (EEG) signals that precede the brake pedal actuation. Bioelectrical signals were recorded while participants were driving in a car simulator while avoiding potential collisions by performing emergency braking. In addition, participants were subjected to stress, workload, and fatigue. EEG signals were classified using support vector machines (SVM) and convolutional neural networks (CNN) in order to discriminate between braking intention and normal driving. Results showed significant recognition of emergency braking intention which was on average 71.1% for SVM and 71.8% CNN. In addition, the classification accuracy for the best participant was 80.1 and 88.1% for SVMand CNN, respectively. These results show the feasibility of incorporating recognizable driver’s bioelectrical responses into advanced driver-assistance systems to carry out early detection of emergency braking situations which could be useful to reduce car accidents. © 2018 Hernández, Mozos, Ferrández and Antelis.</text:p>
          </table:table-cell>
        </table:table-row>
        <table:table-row table:style-name="ro1">
          <table:table-cell office:value-type="string" calcext:value-type="string">
            <text:p>Explainable software analytics</text:p>
          </table:table-cell>
          <table:table-cell office:value-type="string" calcext:value-type="string">
            <text:p>Software analytics has been the subject of considerable recent attention but is yet to receive significant industry traction. One of the key reasons is that software practitioners are reluctant to trust predictions produced by the analytics machinery without understanding the rationale for those predictions. While complex models such as deep learning and ensemble methods improve predictive performance, they have limited explainability. In this paper, we argue that making software analytics models explainable to software practitioners is as important as achieving accurate predictions. Explainability should therefore be a key measure for evaluating software analytics models.We envision that explainability will be a key driver for developing software analytics models that are useful in practice. We outline a research roadmap for this space, building on social science, explainable artificial intelligence and software engineering. © 2018 Association for Computing Machinery.</text:p>
          </table:table-cell>
        </table:table-row>
        <table:table-row table:style-name="ro1">
          <table:table-cell office:value-type="string" calcext:value-type="string">
            <text:p>Etracker: A mobile gaze-tracking system with near-eye display based on a combined gaze-tracking algorithm</text:p>
          </table:table-cell>
          <table:table-cell office:value-type="string" calcext:value-type="string">
            <text:p>Eye tracking technology has become increasingly important for psychological analysis, medical diagnosis, driver assistance systems, and many other applications. Various gaze-tracking models have been established by previous researchers. However, there is currently no near-eye display system with accurate gaze-tracking performance and a convenient user experience. In this paper, we constructed a complete prototype of the mobile gaze-tracking system ‘Etracker’ with a near-eye viewing device for human gaze tracking. We proposed a combined gaze-tracking algorithm. In this algorithm, the convolutional neural network is used to remove blinking images and predict coarse gaze position, and then a geometric model is defined for accurate human gaze tracking. Moreover, we proposed using the mean value of gazes to resolve pupil center changes caused by nystagmus in calibration algorithms, so that an individual user only needs to calibrate it the first time, which makes our system more convenient. The experiments on gaze data from 26 participants show that the eye center detection accuracy is 98% and Etracker can provide an average gaze accuracy of 0.53° at a rate of 30–60 Hz. © 2018 by the authors. Licensee MDPI, Basel, Switzerland.</text:p>
          </table:table-cell>
        </table:table-row>
        <table:table-row table:style-name="ro1">
          <table:table-cell office:value-type="string" calcext:value-type="string">
            <text:p>Shaping Open Source Compute ecosystem with Neo and clDNN</text:p>
          </table:table-cell>
          <table:table-cell office:value-type="string" calcext:value-type="string">
            <text:p>The Compute Library for Deep Neural Networks [1] (clDNN) is an open source performance library for Deep Learning (DL) applications intended for acceleration of DL inference on Intel® Processor Graphics. It was released in 2017 and was recently coupled with Neo [2], which is the open source OpenCL [3] driver for Intel Processor Graphics. Together they provide a complete open source software stack for Deep Learning applications. © 2018 Copyright is held by the owner/author(s).</text:p>
          </table:table-cell>
        </table:table-row>
        <table:table-row table:style-name="ro1">
          <table:table-cell office:value-type="string" calcext:value-type="string">
            <text:p>A novel autonomous taxi model for smart cities</text:p>
          </table:table-cell>
          <table:table-cell office:value-type="string" calcext:value-type="string">
            <text:p>Autonomous taxies are in high demand for smart city scenario. Such taxies have a well specified path to travel. Therefore, these vehicles only required two important parameters. One is detection parameter and other is control parameter. Further, detection parameters require turn detection and obstacle detection. The control parameters contain steering control and speed control. In this paper a novel autonomous taxi model has been proposed for smart city scenario. Deep learning has been used to model the human driver capabilities for the autonomous taxi. A hierarchical Deep Neural Network (DNN) architecture has been utilized to train various driving aspects. In first level, the proposed DNN architecture classifies the straight and turning of road. A parallel DNN is used to detect obstacle at level one. In second level, the DNN discriminates the turning i.e. left or right for steering and speed controls. Two multi layered DNNs have been used on Nvidia Tesla K 40 GPU based system with Core i-7 processor. The mean squared error (MSE) for the detection parameters viz. speed and steering angle were 0.018 and 0.0248 percent, respectively, with 15 milli seconds of real-time response delay. © 2018 IEEE.</text:p>
          </table:table-cell>
        </table:table-row>
        <table:table-row table:style-name="ro1">
          <table:table-cell office:value-type="string" calcext:value-type="string">
            <text:p>From pixels to actions: Learning to drive a car with deep neural networks</text:p>
          </table:table-cell>
          <table:table-cell office:value-type="string" calcext:value-type="string">
            <text:p>The promise of self-driving cars promotes several advantages, e.g. they have the ability to outperform human drivers while being safer. Here we take a deeper look into some aspects from algorithms aimed at making this promise a reality. More specifically, we analyze an end-to-end neural network to predict a car's steering actions on a highway based on images taken from a single car-mounted camera. We focus our analysis on several aspects which could have a significant impact on the performance of the system. These aspects are: the input data format, the temporal dependencies between consecutive inputs, and the origin of the data. We show that, for the task at hand, regression networks outperform their classifier counterparts. In addition, there seems to be a small difference between networks that use coloured images and ones that use grayscale images as input. For the second aspect, by feeding the network three concatenated images, we get a significant decrease of 30% in mean squared error. For the third aspect, by using simulation data we are able to train networks that have a performance comparable to networks trained on real-life datasets. We also qualitatively demonstrate that the standard metrics that are used to evaluate networks do not necessarily accurately reflect a system's driving behaviour. We show that a promising confusion matrix may result in poor driving behaviour while a very ill-looking confusion matrix may result in good driving behaviour. © 2018 IEEE.</text:p>
          </table:table-cell>
        </table:table-row>
        <table:table-row table:style-name="ro1">
          <table:table-cell office:value-type="string" calcext:value-type="string">
            <text:p>Training of CNN with heterogeneous learning for multiple pedestrian attributes recognition using rarity rate</text:p>
          </table:table-cell>
          <table:table-cell office:value-type="string" calcext:value-type="string">
            <text:p>Pedestrian attribute information is important function for an advanced driver assistance system (ADAS). Pedestrian attributes such as body pose, face orientation and open umbrella indicate the intended action or state of the pedestrian. Generally, this information is recognized using independent classifiers for each task. Performing all of these separate tasks is too time-consuming at the testing stage. In addition, the processing time increases with increasing number of tasks. To address this problem, multitask learning or heterogeneous learning is performed to train a single classifier to perform multiple tasks. In particular, heterogeneous learning is able to simultaneously train a classifier to perform regression and recognition tasks, which reduces both training and testing time. However, heterogeneous learning tends to result in a lower accuracy rate for classes with few training samples. In this paper, we propose a method to improve the performance of heterogeneous learning for such classes. We introduce a rarity rate based on the importance and class probability of each task. The appropriate rarity rate is assigned to each training sample. Thus, the samples in a mini-batch for training a deep convolutional neural network are augmented according to this rarity rate to focus on the classes with a few samples. Our heterogeneous learning approach with the rarity rate performs pedestrian attribute recognition better, especially for classes representing few training samples. © 2018 The Institute of Electronics, Information and Communication Engineers.</text:p>
          </table:table-cell>
        </table:table-row>
        <table:table-row table:style-name="ro1">
          <table:table-cell office:value-type="string" calcext:value-type="string">
            <text:p>Real-time head pose estimation using multi-task deep neural network</text:p>
          </table:table-cell>
          <table:table-cell office:value-type="string" calcext:value-type="string">
            <text:p>Driver inattention is one of the main causes of traffic accidents. To avoid such accidents, advanced driver assistance system that passively monitors the driver's activities is needed. In this paper, we present a novel method to estimate a head pose from a monocular camera. The proposed algorithm is based on multi-task learning deep neural network that uses a small grayscale image. The network jointly detects multi-view faces and estimates head pose even under poor environment conditions such as illumination change, vibration, large pose change, and occlusion. We also propose a multi-task learning method that does not bias on a specific task with different datasets. Moreover, in order to fertilize training dataset, we establish and release the RCVFace dataset that has accurate head poses. The proposed framework outperforms state-of-the-art approaches quantitatively and qualitatively with an average head pose mean error of less than 4° in real-time. The algorithm applies to driver monitoring system that is crucial for driver safety. © 2018</text:p>
          </table:table-cell>
        </table:table-row>
        <table:table-row table:style-name="ro1">
          <table:table-cell office:value-type="string" calcext:value-type="string">
            <text:p>Reliability analysis on case-study traffic sign convolutional neural network on APSoC</text:p>
          </table:table-cell>
          <table:table-cell office:value-type="string" calcext:value-type="string">
            <text:p>Deep learning has been widely used to solve computer vision applications such as autonomous cars and Advanced Driver Assistance Systems (ADAS). One of these computer vision applications is traffic sign recognition that plays an essential role in autonomous cars and ADAS. All-Programmable System-on-Chip (APSoC) is an excellent target platform for implementing ADAS applications due to its flexibility. However, as its Programmable Logic (PL) is implemented with SRAM cells and traffic sign recognition is a safety critical application, the reliability under radiation must be analyzed and hardening or mitigation techniques may be required. Thus, random and piled-up fault injections in the APSoC configuration bits were carried out as well as neutron-radiation experiments in order to evaluate the reliability of a Convolutional Neural Network (CNN). Comparison with related work shows that timing-multiplexing neural network architectures present an insignificantly higher Architecture Vulnerability Factor (AVF) than parallel pipelined architectures. © 2018 IEEE.</text:p>
          </table:table-cell>
        </table:table-row>
        <table:table-row table:style-name="ro1">
          <table:table-cell office:value-type="string" calcext:value-type="string">
            <text:p>Cognitive load estimation in the wild</text:p>
          </table:table-cell>
          <table:table-cell office:value-type="string" calcext:value-type="string">
            <text:p>Cognitive load has been shown, over hundreds of validated studies, to be an important variable for understanding human performance. However, establishing practical, non-contact approaches for automated estimation of cognitive load under real-world conditions is far from a solved problem. Toward the goal of designing such a system, we propose two novel vision-based methods for cognitive load estimation, and evaluate them on a large-scale dataset collected under real-world driving conditions. Cognitive load is defined by which of 3 levels of a validated reference task the observed subject was performing. On this 3-class problem, our best proposed method of using 3D convolutional neural networks achieves 86.1% accuracy at predicting task-induced cognitive load in a sample of 92 subjects from video alone. This work uses the driving context as a training and evaluation dataset, but the trained network is not constrained to the driving environment as it requires no calibration and makes no assumptions about the subject's visual appearance, activity, head pose, scale, and perspective. © 2018 Association for Computing Machinery.</text:p>
          </table:table-cell>
        </table:table-row>
        <table:table-row table:style-name="ro1">
          <table:table-cell office:value-type="string" calcext:value-type="string">
            <text:p>Real-time object detection towards high power efficiency</text:p>
          </table:table-cell>
          <table:table-cell office:value-type="string" calcext:value-type="string">
            <text:p>In recent years, Convolutional Neural Network (CNN) has been widely applied in computer vision tasks and has achieved significant improvement in image object detection. The CNN methods consume more computation as well as storage, so GPU is introduced for real-time object detection. However, due to the high power consumption of GPU, it is difficult to adopt GPU in mobile applications like automatic driving. The previous work proposes some optimizing techniques to lower the power consumption of object detection on mobile GPU or FPGA. In the first Low-Power Image Recognition Challenge (LPIRC), our system achieved the best result with mAP/Energy on mobile GPU platforms. We further research the acceleration of detection algorithms and implement two more systems for real-time detection on FPGA with higher energy efficiency. In this paper, we will introduce the object detection algorithms and summarize the optimizing techniques in three of our previous energy efficient detection systems on different hardware platforms for object detection. © 2018 EDAA.</text:p>
          </table:table-cell>
        </table:table-row>
        <table:table-row table:style-name="ro1">
          <table:table-cell office:value-type="string" calcext:value-type="string">
            <text:p>Monocular vehicle distance sensor using HOG and Kalman tracking</text:p>
          </table:table-cell>
          <table:table-cell office:value-type="string" calcext:value-type="string">
            <text:p>Reliable measurement of ground distance between a host vehicle and nearby vehicles is needed for driver assistance and collision avoidance systems. Although Light Detection and Ranging (LIDAR) sensors provide accurate information over a narrow field of view, a single camera system could provide a more versatile, cost-effective alternative. We demonstrate improvement in monocular vision methods for application in automotive distance measuring. We do this with deep learning neural networks that provide well placed and sized bounding boxes on the targets enhanced by a Kalman filter assisted estimator. We compare this work using Mean Absolute Percentage Error (MAPE) to demonstrate measurable performance improvement. © 2017 IEEE.</text:p>
          </table:table-cell>
        </table:table-row>
        <table:table-row table:style-name="ro1">
          <table:table-cell office:value-type="string" calcext:value-type="string">
            <text:p>Depth video-based two-stream convolutional neural networks for driver fatigue detection</text:p>
          </table:table-cell>
          <table:table-cell office:value-type="string" calcext:value-type="string">
            <text:p>Recently, much research efforts have been dedicated to the development of computer-vision-based driver fatigue detection systems. Most of them utilize the RGB data, and focus on driver status detection during the day. However, drivers are more likely to be tired and drowsy during night time. In this paper, we present a driver fatigue detection system based on CNN using depth video sequences, which helps to provide alerts properly to fatigue drivers during the night time. Specifically, the two-stream CNN architecture incorporates spatial information of current depth frame and temporal information of neighboring depth frames which is represented by motion vectors. Besides, we propose a background removal system for depth video sequence of driving. Our method is trained and evaluated on our driver behavior dataset. Experiments show that the accuracy of the proposed method achieves 91.57%, which outperforms the baseline system within the recent state-of-the-art. © 2017 IEEE.</text:p>
          </table:table-cell>
        </table:table-row>
        <table:table-row table:style-name="ro1">
          <table:table-cell office:value-type="string" calcext:value-type="string">
            <text:p>Driving scenario recognition for advanced hybrid electric vehicle control</text:p>
          </table:table-cell>
          <table:table-cell office:value-type="string" calcext:value-type="string">
            <text:p>Fuel consumption in a Hybrid Electric Vehicle (HEV) is typically impacted by powertrain operation modes, short- and long-term driving trend and style, and road type and traffic conditions. Typically, HEVs have rule-based supervisory control using heuristic logic. This approach works sub-optimally because it does not have knowledge of either road conditions or driving trends. We propose a machine learning approach to enhance the HEV controller performance. We create a Driving Scene Recognizer (DSR) that uses the contextual information available to recognize the current driving scenario. This information would be used by the supervisory controller to decide the optimal vehicle commands at each instant of the drive cycle. A hierarchical deep learning network is trained on videos of driving data and vehicle sensor data to classify typical driving scenarios. We demonstrate the performance of the DSR on real-world test data. © 2017 IEEE.</text:p>
          </table:table-cell>
        </table:table-row>
        <table:table-row table:style-name="ro1">
          <table:table-cell office:value-type="string" calcext:value-type="string">
            <text:p>Learning-Based Energy-Efficient Data Collection by Unmanned Vehicles in Smart Cities</text:p>
          </table:table-cell>
          <table:table-cell office:value-type="string" calcext:value-type="string">
            <text:p>Mobile crowdsourcing (MCS) is now an important source of information for smart cities, especially with the help of unmanned aerial vehicles (UAVs) and driverless cars. They are equipped with different kinds of high-precision sensors, and can be scheduled/controlled completely during data collection, which will make MCS system more robust. However, they are limited to energy constraint, especially for long-term, long-distance sensing tasks, and cities are almost too crowded to set stationary charging station. Towards this end, in this paper we propose to leverage emerging deep reinforcement learning (DRL) techniques for enabling model-free unmanned vehicles control, and present a novel and highly effective control framework, called 'DRL-RVC.' It utilizes the powerful convolutional neural network for feature extraction of the necessary information (including sample distribution, traffic flow, etc.), then makes decisions under the guidance of the deep Q network. That is, UAVs will cruise in the city without control and collect most required data in the sensing region, while mobile unmanned charging station will reach the charging point in the shortest possible time. Finally, we validate and evaluate the proposed framework via extensive simulations based on a real dataset in Rome. Extensive simulation results well justify the effectiveness and robustness of our approach. © 2005-2012 IEEE.</text:p>
          </table:table-cell>
        </table:table-row>
        <table:table-row table:style-name="ro1">
          <table:table-cell office:value-type="string" calcext:value-type="string">
            <text:p>Convolutional neural network-based classification of driver’s emotion during aggressive and smooth driving using multi-modal camera sensors</text:p>
          </table:table-cell>
          <table:table-cell office:value-type="string" calcext:value-type="string">
            <text:p>Because aggressive driving often causes large-scale loss of life and property, techniques for advance detection of adverse driver emotional states have become important for the prevention of aggressive driving behaviors. Previous studies have primarily focused on systems for detecting aggressive driver emotion via smart-phone accelerometers and gyro-sensors, or they focused on methods of detecting physiological signals using electroencephalography (EEG) or electrocardiogram (ECG) sensors. Because EEG and ECG sensors cause discomfort to drivers and can be detached from the driver’s body, it becomes difficult to focus on bio-signals to determine their emotional state. Gyro-sensors and accelerometers depend on the performance of GPS receivers and cannot be used in areas where GPS signals are blocked. Moreover, if driving on a mountain road with many quick turns, a driver’s emotional state can easily be misrecognized as that of an aggressive driver. To resolve these problems, we propose a convolutional neural network (CNN)-based method of detecting emotion to identify aggressive driving using input images of the driver’s face, obtained using near-infrared (NIR) light and thermal camera sensors. In this research, we conducted an experiment using our own database, which provides a high classification accuracy for detecting driver emotion leading to either aggressive or smooth (i.e., relaxed) driving. Our proposed method demonstrates better performance than existing methods. © 2018 by the authors. Licensee MDPI, Basel, Switzerland.</text:p>
          </table:table-cell>
        </table:table-row>
        <table:table-row table:style-name="ro1">
          <table:table-cell office:value-type="string" calcext:value-type="string">
            <text:p>Real-time incident clearance time prediction using traffic data from internet of mobility sensors</text:p>
          </table:table-cell>
          <table:table-cell office:value-type="string" calcext:value-type="string">
            <text:p>The time wasted in traffic congestion especially the non-recurring (unexpected) is priceless. Intelligent Transportation Systems (ITS) technologies aims at improving transportation safety and mobility, reduce environmental impacts, and enhance productivity by utilizing the current available infrastructure. Providing the drivers with an accurate clearance time will help them manage their trips efficiently. Existing studies attempted to predict the clearance time of highway incidents through statistical modeling by fitting the incident features to their models. Unfortunately, the incident features are not available at the beginning of the incident. In this study, we develop efficient prediction models by training millions of real-time traffic and weather data from Florida Department of Transportation - District 4 (FDOT-D4), in conjunction with the crash data reported for the same period. Our models can predict the incident clearance time in real-time once the accident happens by using the real-time traffic data. In this paper, we mainly use Deep Leaning (DL) to build the clearance time prediction model. In addition, we build two other models, Distributed Random Forests (DRF)and Generalized Linear Model (GLM) then, we compare the results of all these models. Traffic Management Centers (TMCs) will use the predicted results to display them on Dynamic Message Signs (DMSs) and broadcast them on the Highway Advisory Radio (HAR). The models performances are validated with the actual clearance times provided by the incidents respondents. DL outperforms both DRF and GLM in predicting the clearance time, reflected in the lowest root mean squared error (RMSE) of 0.99 and the lowest mean absolute error (MAE) of 0.6. © 2017 IEEE.</text:p>
          </table:table-cell>
        </table:table-row>
        <table:table-row table:style-name="ro1">
          <table:table-cell office:value-type="string" calcext:value-type="string">
            <text:p>TileNET: Scalable Architecture for High-Throughput Ternary Convolution Neural Networks Using FPGAS</text:p>
          </table:table-cell>
          <table:table-cell office:value-type="string" calcext:value-type="string">
            <text:p>Convolution Neural Networks (CNNs) are becoming increasing popular in Advanced driver assistance systems (ADAS) and Autonomated driving (AD) for camera perception enabling multiple applications like object detection, lane detection and semantic segmentation. Ever increasing need for high resolution multiple cameras around car necessitates a huge-Throughput in the order of about few 10's of TeraMACs per second (TMACS) along with high accuracy of detection. Existing implementations do not scale, with performance ranging only in the order of a few Giga operations per second. This paper, proposes a novel tiled architecture for CNNs that uses only ternarized weights, while input and output features are kept full precision resulting in minimal loss of accuracy. The proposed solution is implemented on Virtex-7 FPGA resulting in throughput of 13.76 TOPS. The post-implementation power simulation for AlexNet consumes 16 W, orders of magnitude lower than exist in GPUs. © 2018 IEEE.</text:p>
          </table:table-cell>
        </table:table-row>
        <table:table-row table:style-name="ro1">
          <table:table-cell office:value-type="string" calcext:value-type="string">
            <text:p>Critical areas detection and vehicle speed estimation system towards intersection-related driving behavior analysis</text:p>
          </table:table-cell>
          <table:table-cell office:value-type="string" calcext:value-type="string">
            <text:p>A large number of serious traffic accidents occur at intersections due to the unsafe driving behaviors. In this paper, we propose a smartphone-based system to provide important information for driving behavior analysis at intersections. Our proposed system consists of two parts: (1) a deep convolutional neural network based model to detect traffic lights, crosswalks, and stop lines. (2) a Long Short-Term Memory (LSTM) neural network based model to estimate vehicle speed using accelerometer and gyroscope embedded in the smartphone. Important objects detection in traffic scenes and real time vehicle speed estimation are crucial for driving behavior analysis. We performed a thorough evaluation of our system, including analysis of the effectiveness of the proposed algorithm itself and the comparison with other methods as well. Our experiments exhibit the robustness of our system in various traffic scenarios. © 2018 IEEE.</text:p>
          </table:table-cell>
        </table:table-row>
        <table:table-row table:style-name="ro1">
          <table:table-cell office:value-type="string" calcext:value-type="string">
            <text:p>Simulation framework for improved UI/UX of AR-HUD display</text:p>
          </table:table-cell>
          <table:table-cell office:value-type="string" calcext:value-type="string">
            <text:p>The AR-HUD (Augmented Reality-Head Up Display) overlays the ADAS (Autonomous Driver Assistant System) information to real world objects on the windshield unlike the normal HUD. This projected ADAS information on the windshield usually occurs the irregularity between the objects and the ADAS information because of the difference between driver and AR-HUD's view plane. To overcome this problem, we present a simulation framework for the improved AR-HUD in ADAS by means of a homographie registration with inference outputs from a region based deep learning model. In order to build this simulation framework, we set up a simulation test bed to mimic on-road driving environment in a darkroom, and use the inference model based on region-based fully convolutional network to obtain on-road ADAS information. And then we apply the homographie registration method to minimize the irregularity between object and ADAS information in terms of driver's perception. We tested the proposed simulation framework with real world driving recordings, and it showed better display results for improved UI/UX with inference outputs from region-based deep learning model. © 2018 IEEE.</text:p>
          </table:table-cell>
        </table:table-row>
        <table:table-row table:style-name="ro1">
          <table:table-cell office:value-type="string" calcext:value-type="string">
            <text:p>Driver's gaze zone estimation by transfer learning</text:p>
          </table:table-cell>
          <table:table-cell office:value-type="string" calcext:value-type="string">
            <text:p>Estimating driver's gaze zone has very important role to support advanced driver assistant system (ADAS). The gaze estimation can monitor the driver focus and indirectly control the user interface/user experience (UI/UX) on a windshield using augmented reality-head up display (AR-HUD). However, to train gaze zone estimator as a classification task, someone pays huge costs to gather a large amount of annotated dataset. To reduce the labor work, we used a transfer-learning method using pre-Trained CNN model to project the gaze estimation task by regression on mobile devices that have large and reliable dataset into new classification task to overcome lack of annotated dataset for gaze zone estimation. We tested the proposed method to our own building simulation test bed. The result is shown in validation accuracy around 99.01 % and test accuracy with unseen driver around 60.25 % for estimating 10 gaze zones in-vehicle. © 2018 IEEE.</text:p>
          </table:table-cell>
        </table:table-row>
        <table:table-row table:style-name="ro1">
          <table:table-cell office:value-type="string" calcext:value-type="string">
            <text:p>Machine learning and deep neural network - Artificial intelligence core for lab and real-world test and validation for ADAS and autonomous vehicles: AI for efficient and quality test and validation</text:p>
          </table:table-cell>
          <table:table-cell office:value-type="string" calcext:value-type="string">
            <text:p>Autonomous vehicles are now the future of automobile industry. Human drivers can be completely taken out of the loop through the implementation of safe and intelligent autonomous vehicles. Although we can say that HW and SW development continues to play a large role in the automotive industry, test and validation of these systems is a must. The ability to test these vehicles thoroughly and efficiently will ensure their proper and flawless operation. When a large number of people with heterogeneous knowledge and skills try to develop an autonomous vehicle together, it is important to use a sensible engineering process. State of the art techniques for such development include Waterfall, Agile &amp; V-model, where test &amp; validation (T&amp;V) process is an integral part of such a development cycle. This paper will propose a new methodology using machine learning &amp; deep neural network (AI-core) for lab &amp; real-world T&amp;V for ADAS (Advanced driver assistance system) and autonomous vehicles. The methodology will initially connect T&amp;V of individual systems in each level of development and that of complete system efficiently, by using the proposed phase methodology, in which autonomous driving functions are grouped under categories, special T&amp;V processes are carried on simulation as well as in HIL systems. The complete transition towards AI in the field of T&amp;V will be a sequence of steps. Initially the AI-core is fed with available test scenarios, boundary conditions for the test cases and scenarios, and examples, the AI-core will conduct virtual tests on simulation environment using available test scenarios and further generates new test cases and scenarios for efficient and precise tests. These test cases and scenarios are meant to cover all available cases and concentrate on the area where bugs or failures occur. The complete surrounding environment in the simulation is also controlled by the AI-core which means that the system can attain endless/all-possible combinations of the surrounding environment which is necessary. Results of the tests are sorted and stored, critical and important tests are again repeated in the real-world environment using automated cars with other real subsystems to depict the surrounding environment, which are all controlled by the AI-core, and meanwhile the AI-core is always in the loop and learning from each and every executed test case and its results/outcomes. The main goal is to achieve efficient and high quality test and validation of systems for automated driving, which can save precious time in the development process. As a future scope of this methodology, we can step-up to make most parts of test and validation completely autonomous. © 2017 IEEE.</text:p>
          </table:table-cell>
        </table:table-row>
        <table:table-row table:style-name="ro1">
          <table:table-cell office:value-type="string" calcext:value-type="string">
            <text:p>EEG-signals based cognitive workload detection of vehicle driver using deep learning</text:p>
          </table:table-cell>
          <table:table-cell office:value-type="string" calcext:value-type="string">
            <text:p>Vehicle driver's ability to maintain optimal performance and attention is essential to ensure the safety of the traffic. Electroencephalography (EEG) signals have been proven to be effective in evaluating human's cognitive state under specific tasks. In this paper, we propose the use of deep learning on EEG signals to detect the driver's cognitive workload under high and low workload tasks. Data used in this research are collected throughout multiple driving sessions conducted on a high fidelity driving simulator. Preliminary experimental results conducted on only 4 channels of EEG show that the proposed system is capable of accurately detecting the cognitive workload of the driver with an enormous potential for improvement. © 2018 Global IT Research Institute (GiRI).</text:p>
          </table:table-cell>
        </table:table-row>
        <table:table-row table:style-name="ro1">
          <table:table-cell office:value-type="string" calcext:value-type="string">
            <text:p>Fusion of an ensemble of augmented image detectors for robust object detection</text:p>
          </table:table-cell>
          <table:table-cell office:value-type="string" calcext:value-type="string">
            <text:p>A significant challenge in object detection is accurate identification of an object’s position in image space, whereas one algorithm with one set of parameters is usually not enough, and the fusion of multiple algorithms and/or parameters can lead to more robust results. Herein, a new computational intelligence fusion approach based on the dynamic analysis of agreement among object detection outputs is proposed. Furthermore, we propose an online versus just in training image augmentation strategy. Experiments comparing the results both with and without fusion are presented. We demonstrate that the augmented and fused combination results are the best, with respect to higher accuracy rates and reduction of outlier influences. The approach is demonstrated in the context of cone, pedestrian and box detection for Advanced Driver Assistance Systems (ADAS) applications. © 2018 by the authors. Licensee MDPI, Basel, Switzerland.</text:p>
          </table:table-cell>
        </table:table-row>
        <table:table-row table:style-name="ro1">
          <table:table-cell office:value-type="string" calcext:value-type="string">
            <text:p>Speed and steering angle prediction for intelligent vehicles based on deep belief network</text:p>
          </table:table-cell>
          <table:table-cell office:value-type="string" calcext:value-type="string">
            <text:p>Learning and predicting human driving behavior plays an important role in the development of advanced driving assistance systems (ADAS). Speed and steering angle which reflect the longitudinal and lateral behavior of drivers are two important parameters for behavior prediction. However, traditional behavior learning methods, especially the methods based on artificial neural networks rely on the human-selected features, and thus have poor adaptability to the highly changeable traffic environment. This paper aims to overcome this drawback by using deep learning which can learn features automatically from the driving data without human interventions. Specifically, the deep belief network (DBN) is used to build the learning model, and the training data are collected from drivers driving on the real-world road. Based on the model, the steering angle of the front wheel and the speed of vehicle are predicted. The prediction results show that, compared with the traditional learning method, DBN has a higher accuracy and can adapt to different driving scenarios with much less modifications. © 2017 IEEE.</text:p>
          </table:table-cell>
        </table:table-row>
        <table:table-row table:style-name="ro1">
          <table:table-cell office:value-type="string" calcext:value-type="string">
            <text:p>DepthCN: Vehicle detection using 3D-LIDAR and ConvNet</text:p>
          </table:table-cell>
          <table:table-cell office:value-type="string" calcext:value-type="string">
            <text:p>This paper addresses the problem of vehicle detection using Deep Convolutional Neural Network (ConvNet) and 3D-LIDAR data with application in advanced driver assistance systems and autonomous driving. A vehicle detection system based on the Hypothesis Generation (HG) and Verification (HV) paradigms is proposed. The data inputted to the system is a point cloud obtained from a 3D-LIDAR mounted on board an instrumented vehicle, which is transformed to a Dense-depth Map (DM). The proposed solution starts by removing ground points followed by point cloud segmentation. Then, segmented obstacles (object hypotheses) are projected onto the DM. Bounding boxes are fitted to the segmented objects as vehicle hypotheses (the HG step). Finally, the bounding boxes are used as inputs to a ConvNet to classify/verify the hypotheses of belonging to the category 'vehicle' (the HV step). In this paper, we present an evaluation of ConvNet using LIDAR-based DMs and also the impact of domain-specific data augmentation on vehicle detection performance. To train and to evaluate the proposed vehicle detection system, the KITTI Benchmark Suite was used. © 2017 IEEE.</text:p>
          </table:table-cell>
        </table:table-row>
        <table:table-row table:style-name="ro1">
          <table:table-cell office:value-type="string" calcext:value-type="string">
            <text:p>Predicting hazardous events in work zones using naturalistic driving data</text:p>
          </table:table-cell>
          <table:table-cell office:value-type="string" calcext:value-type="string">
            <text:p>In the United States, someone is injured in a work zone every 14 minutes. Work zone crashes are not only a problem for the drivers, they are a serious concern for highway workers who are injured or killed by errant vehicles. Each year, over 20,000 workers are injured in work zones. A number of factors contribute to work zone crashes, including inattention, speeding, and driving under influence, all driver behavior factors. Unfortunately, driver behavior in work zones is not well understood. The naturalistic driving study (NDS) data, collected by the second Strategic Highway Research Program (SHRP 2), offers a rare opportunity for a first-hand view of crashes and near-crashes that occur around work zones and to compare them to non-work zone events. Four machine learning algorithms: Random forest, Deep Neural Network, Multilayer Feedforward Neural Network, and t-Distributed Stochastic Neighbor Embedding (t-SNE), were applied to work zone events within NDS data. The Random forest algorithm performed the best in classifying NDS data into crashes, near-crashes, and baseline using pre-event variables. The prediction accuracy for work zone events was 97.7% for three classes: Crash, near-crash, and baseline and 88.7% for two classes: Crash and near-crash. These accuracies were significantly higher than a Naïve predictor's accuracies of 62.6% and 74.2%, respectively. The high accuracies of Random forest models show that these models can be used to predict the occurrence of a safety critical event by only using pre-event variables. © 2017 IEEE.</text:p>
          </table:table-cell>
        </table:table-row>
        <table:table-row table:style-name="ro1">
          <table:table-cell office:value-type="string" calcext:value-type="string">
            <text:p>Probabilistic vehicle trajectory prediction over occupancy grid map via recurrent neural network</text:p>
          </table:table-cell>
          <table:table-cell office:value-type="string" calcext:value-type="string">
            <text:p>In this paper, we propose an efficient vehicle trajectory prediction framework based on recurrent neural network. Basically, the characteristic of the vehicle's trajectory is different from that of regular moving objects since it is affected by various latent factors including road structure, traffic rules, and driver's intention. Previous state of the art approaches use sophisticated vehicle behavior model describing these factors and derive the complex trajectory prediction algorithm, which requires a system designer to conduct intensive model optimization for practical use. Our approach is data-driven and simple to use in that it learns complex behavior of the vehicles from the massive amount of trajectory data through deep neural network model. The proposed trajectory prediction method employs the recurrent neural network called long short-term memory (LSTM) to analyze the temporal behavior and predict the future coordinate of the surrounding vehicles. The proposed scheme feeds the sequence of vehicles' coordinates obtained from sensor measurements to the LSTM and produces the probabilistic information on the future location of the vehicles over occupancy grid map. The experiments conducted using the data collected from highway driving show that the proposed method can produce reasonably good estimate of future trajectory. © 2017 IEEE.</text:p>
          </table:table-cell>
        </table:table-row>
        <table:table-row table:style-name="ro1">
          <table:table-cell office:value-type="string" calcext:value-type="string">
            <text:p>Intent prediction of vulnerable road users from motion trajectories using stacked LSTM network</text:p>
          </table:table-cell>
          <table:table-cell office:value-type="string" calcext:value-type="string">
            <text:p>Intent prediction of vulnerable road users (VRUs) has got some attention recently from the research community, due to its critical role in the advancement of both advanced driving assistance systems (ADAS) and highly automated vehicles development. Most of the proposed techniques for addressing the intent prediction problem have been focusing mainly on two methodologies, namely dynamical motion modelling and motion planning. Despite how powerful these techniques are, but they both rely on hand crafting a set of specific features which are scene specific, which in return affects their generalization to unseen scenes which involves VRUs. In this paper a novel end-to-end data-driven approach is proposed for long-term intent prediction of VRUs such as pedestrians in urban traffic environment based solely on their motion trajectories. The intent prediction problem was formulated as a time-series prediction problem, whereas by just observing a short-window sequence of motion trajectory of pedestrians, a forecasting about their future lateral positions can be made up to 4 secs ahead. In the proposed approach, we utilized the widely adopted architecture of recurrent neural networks, Long-Short Term Memory networks (LSTM) architecture to form a deep stacked LSTM network. The proposed stacked LSTM model was evaluated on one of the popular datasets for intent and path prediction of pedestrians in four unique traffic scenarios that involve pedestrians in an urban environment. Our proposed approach demonstrated competent results in comparison to the baseline approaches in terms of long-term prediction with small lateral position error of 0.39 meters, 0.48 meters, 0.46 meters and 0.51 meters respectively in the four scenarios of the testing dataset. © 2017 IEEE.</text:p>
          </table:table-cell>
        </table:table-row>
        <table:table-row table:style-name="ro1">
          <table:table-cell office:value-type="string" calcext:value-type="string">
            <text:p>Imitation learning for vision-based lane keeping assistance</text:p>
          </table:table-cell>
          <table:table-cell office:value-type="string" calcext:value-type="string">
            <text:p>This paper aims to investigate direct imitation learning from human drivers for the task of lane keeping assistance in highway and country roads using grayscale images from a single front view camera. The employed method utilizes convolutional neural networks (CNN) to act as a policy that is driving a vehicle. The policy is successfully learned via imitation learning using real-world data collected from human drivers and is evaluated in closed-loop simulated environments, demonstrating good driving behaviour and a robustness for domain changes. Evaluation is based on two proposed performance metrics measuring how well the vehicle is positioned in a lane and the smoothness of the driven trajectory. © 2017 IEEE.</text:p>
          </table:table-cell>
        </table:table-row>
        <table:table-row table:style-name="ro1">
          <table:table-cell office:value-type="string" calcext:value-type="string">
            <text:p>Saliency-guided region proposal network for CNN based object detection</text:p>
          </table:table-cell>
          <table:table-cell office:value-type="string" calcext:value-type="string">
            <text:p>Robust sensing of the environment is fundamental for driver assistance systems performing safe maneuvers. While approaches to object detection have experienced tremendous improvements since the introduction and combination of region proposal and convolutional neural networks in one framework, the detection of distant objects occupying just a few pixels in images can be challenging though. The convolutional and pooling layers reduce the image information to feature maps; yet, relevant information may be lost through pooling and convolution for small objects. In order to address this challenge, a new approach to proposing regions is presented that extends the architecture of a region proposal network by incorporating priors to guide the proposals towards regions containing potential target objects. Moreover, inspired by the concept of saliency, a saliency-based prior is chosen to guide the RPN towards important regions in order to make efficient use of differences between objects and background in an unsupervised fashion. This allows the network not only to consider local information provided by the convolutional layers, but also to take into account global information provided by the saliency priors. Experimental results based on a distant vehicle dataset and different configurations including three priors show that the incorporation of saliency-inspired priors into a region proposal network can improve its performance significantly. © 2017 IEEE.</text:p>
          </table:table-cell>
        </table:table-row>
        <table:table-row table:style-name="ro1">
          <table:table-cell office:value-type="string" calcext:value-type="string">
            <text:p>Time-to-lane-change prediction with deep learning</text:p>
          </table:table-cell>
          <table:table-cell office:value-type="string" calcext:value-type="string">
            <text:p>Predicting driver behavior in general, and the problem of predicting an impending lane change in particular have been studied in the community under different aspects and setups. Mostly the problem is approached as a classification problem in which each class represents a possible action in the next few seconds. In this work, we re-define the task as a regression problem, in which the time until the ego-vehicle touches the other lane is predicted. In particular, we use Long-Short-Term-Memory (LSTM) networks to learn to predict the time to lane change. Even though a regression-based formulation of the problem captures more information and should thus be harder to learn, we can show that it provides slightly better results than a comparable classification-based approach. Moreover, the additional precision that we get about the exact time of the impending the lane change could be used to further increase a user's acceptance of advanced driver assistance systems. We also show that it is possible to individualize the network by fine-tuning it to a particular driver's behavior. The fine-tuning results in an improvement of F1-Score while observing about 20 minutes of driving data from that driver. © 2017 IEEE.</text:p>
          </table:table-cell>
        </table:table-row>
        <table:table-row table:style-name="ro1">
          <table:table-cell office:value-type="string" calcext:value-type="string">
            <text:p>Convolution neural network-based lane change intention prediction of surrounding vehicles for ACC</text:p>
          </table:table-cell>
          <table:table-cell office:value-type="string" calcext:value-type="string">
            <text:p>Adaptive cruise control is one of the most widely used vehicle driver assistance systems. However, uncertainty about drivers' lane change maneuvers in surrounding vehicles, such as unexpected cut-in, remains a challenge. We propose a novel adaptive cruise control framework combining convolution neural network (CNN)-based lane-change-intention inference and a predictive controller. We transform real-world driving data, collected on public roads with only standard production sensors, to a simplified bird's-eye view. This enables a CNN-based inference approach with low computational cost and robustness to noisy input. The predicted inference of traffic participants' lane change intention is utilized to improve safety and ride comfort with model predictive control. Simulation results based on driving scene reconstruction demonstrate the superior performance of inference using the proposed CNN-based approach, as well as enhanced safety and ride comfort. © 2017 IEEE.</text:p>
          </table:table-cell>
        </table:table-row>
        <table:table-row table:style-name="ro1">
          <table:table-cell office:value-type="string" calcext:value-type="string">
            <text:p>Driver's gaze prediction in dynamic automotive scenes</text:p>
          </table:table-cell>
          <table:table-cell office:value-type="string" calcext:value-type="string">
            <text:p>For future Advanced Driver Assistance Systems (ADAS), knowledge about what the driver perceived in his surrounding environment is important to estimate the driver's situation awareness. This estimate can then be used for example to adapt the systems' warning and intervention strategies according to the driver's needs. We propose a Dynamic Bayesian Network (DBN) which operates in the ground plane at pixel level and simultaneously tracks two gaze motion models to model the driver's focus of attention. We introduce a new time variant transition probability for motion hypotheses of fixations and saccades combining spatial and temporal domain motivated by human gaze motion characteristics. For environment perception, we solely rely on series sensors, while for gaze tracking, a commercial eye tracker is employed. Our system efficiently smooths the measured gaze target point during estimated fixations while preserving the characteristics of saccadic jump behavior. Thereby, the driver's gaze target in the world is effectively extracted. © 2017 IEEE.</text:p>
          </table:table-cell>
        </table:table-row>
        <table:table-row table:style-name="ro1">
          <table:table-cell office:value-type="string" calcext:value-type="string">
            <text:p>Cognitive map-based model: Toward a developmental framework for self-driving cars</text:p>
          </table:table-cell>
          <table:table-cell office:value-type="string" calcext:value-type="string">
            <text:p>End-to-end learning and multi-sensor fusion-based methods are two major frameworks used for self-driving cars. To enable these intelligence vehicles to acquire driving skills at a level comparable to that of human drivers, long short-term memory of previous self-driving processes is necessary, but is difficult to introduce into the above-mentioned frameworks. In this paper, we propose a model for self-driving cars called the cognitive map-based neural network (CMNN). Our framework consists of three parts: a convolutional neural network that can perceive the environment in the manner that the human visual cortex does, a cognitive map to describe the locations of objects in a complex traffic scene and the relationships among them, and a recurrent neural network to process long short-term memory from the cognitive map, which is updated in real time. The proposed model is built to simultaneously handle three tasks: i) detecting free space and lane boundaries, ii) estimating vehicle pose and obstacle distance, and iii) learning to plan and control based on the behaviors of a human driver. More significantly, our approach introduces external instructions during an end-to-end driving process. To test it, we created a large-scale road vehicle dataset (RVD) containing more than 50,000 labeled road images captured by three cameras. We implemented the proposed model on an embedded system. © 2017 IEEE.</text:p>
          </table:table-cell>
        </table:table-row>
        <table:table-row table:style-name="ro1">
          <table:table-cell office:value-type="string" calcext:value-type="string">
            <text:p>Benchmark for road marking detection: Dataset specification and performance baseline</text:p>
          </table:table-cell>
          <table:table-cell office:value-type="string" calcext:value-type="string">
            <text:p>Detection of drivable road area and other critical objects like obstacles and landmarks in traffic scenes is fundamental to advanced driver assistance systems (ADAS) and self-driving car. Although scene parsing is able to make segmentation of road area from other objects and background, it basically does not get involved in recognizing other on-road markings. In fact, detection and classification of road area are only one small step towards true autonomous driving, because there are many categories of informative markings embodied within road area, such as lane markings, arrows, guiding lines, pedestrian crosswalks, and no-vehicle signs. If system identifies those markings, more information for both ADAS and self-driving car system can be provided. For this purpose, we release a benchmark dataset named TRoM (Tsinghua Road Marking), which is served for detection of 19 road-marking categories in urban scenarios. TRoM was built by means of over one-month data covering a full spectrum of time, weather, and traffic-load. An annotation toolkit was also presented to facilitate enriching such dataset. By directly applying our state-of-the-art method called RPP (ResNet with Pyramid Pooling), a reasonably accurate baseline on TRoM benchmark is made public for further performance comparison and evaluation. © 2017 IEEE.</text:p>
          </table:table-cell>
        </table:table-row>
        <table:table-row table:style-name="ro1">
          <table:table-cell office:value-type="string" calcext:value-type="string">
            <text:p>High performance and fast object detection in road environments</text:p>
          </table:table-cell>
          <table:table-cell office:value-type="string" calcext:value-type="string">
            <text:p>In this paper, we present a high performance and fast object detection method based on a fully convolutional network (FCN) for advanced driver assistance systems (ADAS). Object detection methods based on deep learning have high performance but they require high computational complexity. Even if a method works on the high-performance graphics processing unit (GPU) hardware platform, it is hard to guarantee real-time processing. General object detectors based on deep learning try to localize too many classes of objects in various dynamic environments. The proposed detection method based on FCN improves detection performance and maintains real-time processing in road environments through various schemes related to the limitation of object class type, data augmentation, network architecture, and multi-ratio default boxes. Our experimental results show that the proposed method outperforms a previous method both in terms of performance and speed. © 2017 IEEE.</text:p>
          </table:table-cell>
        </table:table-row>
        <table:table-row table:style-name="ro1">
          <table:table-cell office:value-type="string" calcext:value-type="string">
            <text:p>Vehicle boundary improvement and passing vehicle detection in driver assistance by flow distribution</text:p>
          </table:table-cell>
          <table:table-cell office:value-type="string" calcext:value-type="string">
            <text:p>Research in advanced driver assistance system (ADAS) is an important step towards achieving the goal of autonomous intelligent vehicle. Vehicle detection and its distance estimation is an important solution of ADAS for forward collision warning applications. Partial occlusions of passing vehicles makes their detections tedious yet the accuracy of vehicle detection in all its forms in the scene and their corresponding distance estimation is a vital factor to deploy the solution. A small deviation in detection and distance accuracy could end up in a greater mishap in ADAS and AV (Autonomous Vehicle). The proposed framework addresses the aforementioned problems of detection of passing vehicles and perfecting distance measurement by accurate lower bound estimation through Inter and Intra-Frame Flow Correspondence (I2F2C). The proposed generic framework of 12F2C could be employed as a plug-in for the existing machine learning (ML) [1]/ deep learning (DL) [2] based algorithms for improving accuracy of distance estimation of vehicles and also improve accuracy and performance of passing vehicle detection with a detailed mathematical model of motion confidence. © 2017 IEEE.</text:p>
          </table:table-cell>
        </table:table-row>
        <table:table-row table:style-name="ro1">
          <table:table-cell office:value-type="string" calcext:value-type="string">
            <text:p>A 16Gb/s/pin 8Gb GDDR6 DRAM with bandwidth extension techniques for high-speed applications</text:p>
          </table:table-cell>
          <table:table-cell office:value-type="string" calcext:value-type="string">
            <text:p>Recently the demand for high-bandwidth graphic DRAM, for game consoles and graphic cards, has dramatically increased due to the development of virtual reality, artificial intelligence, deep learning, autonomous driving cars, etc. These applications require greater data transfer speeds than pervious devices, GDDR5 [1] and GDDR5X [2], which are limited to 12Gb/s/pin. This paper introduces an 8Gb GDDR6 operating at up to 16Gb/s/pin. To exceed the prior speed limit various bandwidth extension techniques are proposed. WCK is driven with a dividing scheme to overcome speed limitations and to reduce power consumption. In addition, a dual-band architecture with different types of nibble drivers is proposed in order to cover stability of CML-to-CMOS in all frequency regions; CML nibble is used for high-speed, while CMOS nibble is used for low-speed. A DC-split scheme is implemented for duty-cycle correction and skew compensation. The bandwidth of the high-frequency divider is extended by using a proposed mode-changed flip-flop. The receiver uses a loop-unrolled one-tap decision-feedback equalizer (DFE) designed to eliminate channel inter-symbol interference (ISI). A two-stage pre-amplifier is also used for bandwidth extension. The transmitter uses a 4:1 multiplexer using a half-rate sampler, where a 1UI pulse is unnecessary to minimize the full-rate operation. To secure on-chip signal transmission characteristic, the bandwidth limitation of transistor in a DRAM process is extended by adopting an on-chip feedback EQ filter. © 2018 IEEE.</text:p>
          </table:table-cell>
        </table:table-row>
        <table:table-row table:style-name="ro1">
          <table:table-cell office:value-type="string" calcext:value-type="string">
            <text:p>Adverse weather simulation for training neural networks</text:p>
          </table:table-cell>
          <table:table-cell office:value-type="string" calcext:value-type="string">
            <text:p>Convolutional neural networks generally require considerable amount of data for training to perform adequately well in all real-world scenarios. Many times, the data for all scenarios is hard to collect and ground truth annotation is also a challenge. Similar problem exists in training networks for the autonomous vehicles given the diverse weather conditions where these cars are expected to be driven. Thus, a synthetic data generation model is imperative and we go about building a weather simulation framework. This framework is intended to generate weather conditions over different driving scenarios. To start with, we go about implementing a completely configurable rain/fog/windshield simulation model. The scope of this framework, however is much more than these three models. Apart from refining these models further as and when need, we intend to build in mechanisms to simulate more diverse weather conditions within this framework. There are multiple challenges in the implementation of these models. To begin with, we need a mechanism to simulate diverse weather conditions in a driving environment. One method could be to simulate the entire 3D environment, with the roads, automobiles, and an artificial world, but this approach would be extremely challenging both in terms of the realism that can be achieved, and in terms of the time it would take for the implementation. Another method is to overlay the rain/fog effect on top of pre-rendered videos. This 2D overlaying technique is a practical solution, since there exist many driving videos at our disposal. In this paper, we outline methods to implement this effectively, and showcase the results obtained in training a Neural Network with this approach. © 2017 IEEE.</text:p>
          </table:table-cell>
        </table:table-row>
        <table:table-row table:style-name="ro1">
          <table:table-cell office:value-type="string" calcext:value-type="string">
            <text:p>Capturing Car-Following Behaviors by Deep Learning</text:p>
          </table:table-cell>
          <table:table-cell office:value-type="string" calcext:value-type="string">
            <text:p>In this paper, we propose a deep neural network-based car-following model that has two distinctive properties. First, unlike most existing car-following models that take only the instantaneous velocity, velocity difference, and position difference as inputs, this new model takes the velocities, velocity differences, and position differences that were observed in the last few time intervals as inputs. That is, we assume that drivers' actions are temporally dependent in this model and try to embed prediction capability or memory effect of human drivers in a natural and efficient way. Second, this car-following model is built in a data-driven way, in which we reduce human interference to the minimum degree. Specially, we use recently developing deep neural networks rather than conventional neural networks to establish the model, since deep learning technique provides us more flexibility and accuracy to describe complicated human actions. Tests on empirical trajectory records show that this deep neural network-based car-following model yield significantly higher simulation accuracy than existing car-following models. All these findings provide a novel way to study traffic flow theory and traffic simulations. © 2000-2011 IEEE.</text:p>
          </table:table-cell>
        </table:table-row>
        <table:table-row table:style-name="ro1">
          <table:table-cell office:value-type="string" calcext:value-type="string">
            <text:p>Sensor-based risk perception ability network design for drivers in snow and ice environmental freeway: a deep learning and rough sets approach</text:p>
          </table:table-cell>
          <table:table-cell office:value-type="string" calcext:value-type="string">
            <text:p>Due to factors such as snow and ice impeding drivers’ vision, the number of automobile crashes significantly rises during winter months. This study sets forth an automatic evaluation network of the risk perceived ability for motorists driving on the freeway in snow and ice environments, using a deep learning approach and the rough sets technique. First, a naturalistic driving experiment involving thirteen licensed drivers was conducted on a freeway in Jilin, China, with a crash hot spot set prior to the start of the experiment. Then multi-sensor (eye-trackers, mini-cameras, and speed detectors) apparatuses, collecting both images and numerical data, were utilized. Afterward, restricted Boltzmann machine was used to develop a deep belief network (DBN) along with training procedures. Rough sets technique was added as judgment in output layer of the DBN. Finally, fixation duration, pupil size, changes in speed, etc., were used as input impact factors and the perception conditions were used as output variables to train the network. Furthermore, after comparing the DBN-based risk perception ability network with Naïve Bayes and BP-ANN (artificial neural networks with back propagations), the results indicate that the DBN-FS not only outperforms both Naïve Bayes and BP-ANN, but also improves the accuracy of perceiving risky conditions. This approach can provide reference for the design of hazard detection systems of partially automated vehicles. © 2017, Springer-Verlag GmbH Germany.</text:p>
          </table:table-cell>
        </table:table-row>
        <table:table-row table:style-name="ro1">
          <table:table-cell office:value-type="string" calcext:value-type="string">
            <text:p>Driver drowsiness detection using facial dynamic fusion information and a DBN</text:p>
          </table:table-cell>
          <table:table-cell office:value-type="string" calcext:value-type="string">
            <text:p>Driver drowsiness is a frequent cause of traffic accidents. Research on driver drowsiness detection methods is important to improve road traffic safety. Previous driving fatigue detection methods frequently extracted single features such as eye or mouth changes and trained shallow classifiers, which limit the generalisation capability of these methods. This study proposes a framework for recognising driver drowsiness expression by using facial dynamic fusion information and a deep belief network (DBN) to address the aforementioned problem. First, the landmarks and textures of the facial region are extracted from videos captured using a high-definition camera. Then, a DBN is built to classify facial drowsiness expressions. Finally, the authors' method is tested on a driver drowsiness dataset, which includes different genders, ages, head poses and illuminations. Certain experiments are also carried out to investigate the effects of different facial subregions and temporal resolutions on the accuracy of driver fatigue recognition. Results demonstrate the validity of the proposed method, which has an average accuracy of 96.7%. © The Institution of Engineering and Technology 2017.</text:p>
          </table:table-cell>
        </table:table-row>
        <table:table-row table:style-name="ro1">
          <table:table-cell office:value-type="string" calcext:value-type="string">
            <text:p>Cross-Domain Traffic Scene Understanding: A Dense Correspondence-Based Transfer Learning Approach</text:p>
          </table:table-cell>
          <table:table-cell office:value-type="string" calcext:value-type="string">
            <text:p>Understanding traffic scene images taken from vehicle mounted cameras is important for high-level tasks, such as advanced driver assistance systems and autonomous driving. It is a challenging problem due to large variations under different weather or illumination conditions. In this paper, we tackle the problem of traffic scene understanding from a cross-domain perspective. We attempt to understand the traffic scene from images taken from the same location but under different weather or illumination conditions (e.g., understanding the same traffic scene from images on a rainy night with the help of images taken on a sunny day). To this end, we propose a dense correspondence-based transfer learning (DCTL) approach, which consists of three main steps: 1) extracting deep representations of traffic scene images via a fine-tuned convolutional neural network; 2) constructing compact and effective representations via cross-domain metric learning and subspace alignment for cross-domain retrieval; and 3) transferring the annotations from the retrieved best matching image to the test image based on cross-domain dense correspondences and a probabilistic Markov random field. To verify the effectiveness of our DCTL approach, we conduct extensive experiments on a challenging data set, which contains 1828 images from six weather or illumination conditions. © 2000-2011 IEEE.</text:p>
          </table:table-cell>
        </table:table-row>
        <table:table-row table:style-name="ro1">
          <table:table-cell office:value-type="string" calcext:value-type="string">
            <text:p>Efficient deep learning for stereo matching with larger image patches</text:p>
          </table:table-cell>
          <table:table-cell office:value-type="string" calcext:value-type="string">
            <text:p>Stereo matching plays an important role in many applications, such as Advanced Driver Assistance Systems, 3D reconstruction, navigation, etc. However it is still an open problem with many difficult. Most difficult are often occlusions, object boundaries, and low or repetitive textures. In this paper, we propose a method for processing the stereo matching problem. We propose an efficient convolutional neural network to measure how likely the two patches matched or not and use the similarity as their stereo matching cost. Then the cost is refined by stereo methods, such as semiglobal maching, subpixel interpolation, median filter, etc. Our architecture uses large image patches which makes the results more robust to texture-less or repetitive textures areas. We experiment our approach on the KITTI2015 dataset which obtain an error rate of 4.42% and only needs 0.8 second for each image pairs. © 2017 IEEE.</text:p>
          </table:table-cell>
        </table:table-row>
        <table:table-row table:style-name="ro1">
          <table:table-cell office:value-type="string" calcext:value-type="string">
            <text:p>Reliable pedestrian detection using a deep neural network trained on pedestrian counts</text:p>
          </table:table-cell>
          <table:table-cell office:value-type="string" calcext:value-type="string">
            <text:p>Pedestrian detection is an important task for applications like surveillance, driver assistance systems and autonomous driving. We present a novel approach for detecting pedestrians using a deep convolutional neural network (CNN) trained for counting pedestrians. Our method avoids the need for annotation of the position of the pedestrians in the training data via bounding boxes. The deconvolved outputs of the filters of the trained counting model are used to detect the pedestrians. The average miss rate values on the tested datasets were found to be in the same range as other methods in spite of a simpler training using only pedestrian counts. This method is found to be suitable for detecting pedestrians in crowded scenes with occlusion as well as less crowded scenes. © 2017 IEEE.</text:p>
          </table:table-cell>
        </table:table-row>
        <table:table-row table:style-name="ro1">
          <table:table-cell office:value-type="string" calcext:value-type="string">
            <text:p>Deep CNN with color lines model for unmarked road segmentation</text:p>
          </table:table-cell>
          <table:table-cell office:value-type="string" calcext:value-type="string">
            <text:p>Road detection from a monocular camera is an important perception module in any advanced driver assistance or autonomous driving system. Traditional techniques [1, 2, 3, 4, 5, 6] work reasonably well for this problem, when the roads are well maintained and the boundaries are clearly marked. However, in many developing countries or even for the rural areas in the developed countries, the assumption does not hold which leads to failure of such techniques. In this paper we propose a novel technique based on the combination of deep convolutional neural networks (CNNs), along with color lines model [7] based prior in a conditional random field (CRF) framework. While the CNN learns the road texture, the color lines model allows to adapt to varying illumination conditions. We show that our technique outperforms the state of the art segmentation techniques on the unmarked road segmentation problem. Though, not a focus of this paper, we show that even on the standard benchmark datasets like KITTI [8] and CamVid [9], where the road boundaries are well marked, the proposed technique performs competitively to the contemporary techniques. © 2017 IEEE.</text:p>
          </table:table-cell>
        </table:table-row>
        <table:table-row table:style-name="ro1">
          <table:table-cell office:value-type="string" calcext:value-type="string">
            <text:p>Low-light pedestrian detection from RGB images using multi-modal knowledge distillation</text:p>
          </table:table-cell>
          <table:table-cell office:value-type="string" calcext:value-type="string">
            <text:p>While deep learning based pedestrian detection systems have continued to scale new heights in recent times, the performance of such algorithms tends to degrade under challenging illumination conditions. This causes a bottleneck in ready portability of such systems to Advanced Driver Assistance Systems (ADAS), where consistent performance across varying environmental lighting is desired. Inspired by the concept of dark knowledge, this paper proposes a novel guided deep network that distills knowledge from a multi-modal pedestrian detector. The proposed network learns to extract both RGB and thermal-like features from RGB images alone, thus compensating for the requirement of significantly costly automotive-grade thermal cameras. Compelling detection performance in severe lighting conditions is demonstrated on a publicly available night-time pedestrian dataset - KAIST. We achieve an effective miss-rate of 12% lower than the recent state-of-the-art methods. © 2017 IEEE.</text:p>
          </table:table-cell>
        </table:table-row>
        <table:table-row table:style-name="ro1">
          <table:table-cell office:value-type="string" calcext:value-type="string">
            <text:p>A survey on security threats and defensive techniques of machine learning: A data driven view</text:p>
          </table:table-cell>
          <table:table-cell office:value-type="string" calcext:value-type="string">
            <text:p>Machine learning is one of the most prevailing techniques in computer science, and it has been widely applied in image processing, natural language processing, pattern recognition, cybersecurity, and other fields. Regardless of successful applications of machine learning algorithms in many scenarios, e.g., facial recognition, malware detection, automatic driving, and intrusion detection, these algorithms and corresponding training data are vulnerable to a variety of security threats, inducing a significant performance decrease. Hence, it is vital to call for further attention regarding security threats and corresponding defensive techniques of machine learning, which motivates a comprehensive survey in this paper. Until now, researchers from academia and industry have found out many security threats against a variety of learning algorithms, including naive Bayes, logistic regression, decision tree, support vector machine (SVM), principle component analysis, clustering, and prevailing deep neural networks. Thus, we revisit existing security threats and give a systematic survey on them from two aspects, the training phase and the testing/inferring phase. After that, we categorize current defensive techniques of machine learning into four groups: security assessment mechanisms, countermeasures in the training phase, those in the testing or inferring phase, data security, and privacy. Finally, we provide five notable trends in the research on security threats and defensive techniques of machine learning, which are worth doing in-depth studies in future. © 2013 IEEE.</text:p>
          </table:table-cell>
        </table:table-row>
        <table:table-row table:style-name="ro1">
          <table:table-cell office:value-type="string" calcext:value-type="string">
            <text:p>Traffic sign detection - A new approach and recognition using convolution neural network</text:p>
          </table:table-cell>
          <table:table-cell office:value-type="string" calcext:value-type="string">
            <text:p>Traffic Sign Recognition (TSR) system is a component of Driving Assistance System (ADAS). The TSR system assists the drivers in safe driving as road signs provide important information of the road. This research focuses to design and develop a TSR system by using color cues and Convolution Neural Network (CNN) as both features extractor and classifier for Bangladeshi traffic signs. In the first step, after image acquisition, some pre-processing task is performed. Then the image is segmented using color information of HSV color model. After that, morphological closing is executed to fine the segmented image. Consequently, after filtering the image by using region properties and shape signature, the desired region is cropped. Finally, the extracted sign area is classified by means of automatic features extraction with deep CNN. The experimental results illustrate that the proposed algorithm shows comparable performance with good recognition accuracy. © 2017 IEEE.</text:p>
          </table:table-cell>
        </table:table-row>
        <table:table-row table:style-name="ro1">
          <table:table-cell office:value-type="string" calcext:value-type="string">
            <text:p>Impact to longitude velocity control of autonomous vehicle from human Driver's distraction behavior</text:p>
          </table:table-cell>
          <table:table-cell office:value-type="string" calcext:value-type="string">
            <text:p>Driver distraction behaviors are usually blind to autonomous vehicles (AVs), leading to probable late preparation for AVs to take emergency measures. Hence, this paper aims to build a bridge between AV control and driver behavior detection, to assist AVs to predict the potential risk and avoid abnormal drivers carefully like experienced drivers. Our main contributions of this paper consist: i) put forward a practicable system framework integrating driver distraction monitoring, vehicle-tovehicle communication and AV velocity control; ii) provide a real-time driver distraction monitoring implementation building on convolutional neural network trained offline; iii) propose a method of longitude velocity control of AV considering the risk of driver distraction behavior based on model predictive control strategy. Simulation results validate the effectiveness of our work. © 2017 IEEE.</text:p>
          </table:table-cell>
        </table:table-row>
        <table:table-row table:style-name="ro1">
          <table:table-cell office:value-type="string" calcext:value-type="string">
            <text:p>Stacked LSTM deep learning model for traffic prediction in vehicle-to-vehicle communication</text:p>
          </table:table-cell>
          <table:table-cell office:value-type="string" calcext:value-type="string">
            <text:p>Vehicle-to-Vehicle (V2V) communication becomes an emerging topic because of its capability to provide efficient solution which guarantees more pleasant driving environment and eliminates the possibility of traffic accidents. However, the limitation of resource in V2V communication determines that a dynamic resource allocation strategy must be implemented to provide a balanced communication resource usage. Instead of focusing on the small topology of vehicular wireless communication, we look at a bigger picture of the scenery to deal with the challenge of limitation of resource in V2V communication. In this paper, we propose a long short-term memory (LSTM) based regression model to predict 24-hour traffic counts data. The main steps of our work are as follow: First, we collect 24-hour traffic counts data online and label those data. Second, we construct a stacked LSTM model to implement regression. Third, compared with the performance of logistic regression, the efficiency of our regression model is found out. Finally, we analyze the potential resource allocation patterns according to the regression results. Index Terms - Vehicle-to-Vehicle Communication, Long Short-Term Memory, Artificial Neural Networks. © 2017 IEEE.</text:p>
          </table:table-cell>
        </table:table-row>
        <table:table-row table:style-name="ro1">
          <table:table-cell office:value-type="string" calcext:value-type="string">
            <text:p>Deep learning-based gaze detection system for automobile drivers using a NIR camera sensor</text:p>
          </table:table-cell>
          <table:table-cell office:value-type="string" calcext:value-type="string">
            <text:p>A paradigm shift is required to prevent the increasing automobile accident deaths that are mostly due to the inattentive behavior of drivers. Knowledge of gaze region can provide valuable information regarding a driver’s point of attention. Accurate and inexpensive gaze classification systems in cars can improve safe driving. However, monitoring real-time driving behaviors and conditions presents some challenges: dizziness due to long drives, extreme lighting variations, glasses reflections, and occlusions. Past studies on gaze detection in cars have been chiefly based on head movements. The margin of error in gaze detection increases when drivers gaze at objects by moving their eyes without moving their heads. To solve this problem, a pupil center corneal reflection (PCCR)-based method has been considered. However, the error of accurately detecting the pupil center and corneal reflection center is increased in a car environment due to various environment light changes, reflections on glasses surface, and motion and optical blurring of captured eye image. In addition, existing PCCR-based methods require initial user calibration, which is difficult to perform in a car environment. To address this issue, we propose a deep learning-based gaze detection method using a near-infrared (NIR) camera sensor considering driver head and eye movement that does not require any initial user calibration. The proposed system is evaluated on our self-constructed database as well as on open Columbia gaze dataset (CAVE-DB). The proposed method demonstrated greater accuracy than the previous gaze classification methods. © 2018 by the authors. Licensee MDPI, Basel, Switzerland.</text:p>
          </table:table-cell>
        </table:table-row>
        <table:table-row table:style-name="ro1">
          <table:table-cell office:value-type="string" calcext:value-type="string">
            <text:p>Moving vehicle detection using deep neural network</text:p>
          </table:table-cell>
          <table:table-cell office:value-type="string" calcext:value-type="string">
            <text:p>In recent years, vehicle recognition has become one of the most important applications in the field of intelligent traffic monitoring and management. Vehicles detection on road is a necessary component in many intelligent applications, such as driver assistance systems, automatic toll collection, intelligent parking systems, self-guided vehicles and traffic statistics such as speed, flow and vehicle count. The main goal of our study is to detect the moving vehicles on road for driverless car assistance system. We address the vehicle detection and recognition problems using Deep Neural Networks (DNNs) approach. Our proposed approach outperforms state-of-the art method. © 2017 IEEE.</text:p>
          </table:table-cell>
        </table:table-row>
        <table:table-row table:style-name="ro1">
          <table:table-cell office:value-type="string" calcext:value-type="string">
            <text:p>Driver yawning detection based on long short term memory networks</text:p>
          </table:table-cell>
          <table:table-cell office:value-type="string" calcext:value-type="string">
            <text:p>This paper proposes an efficient and nonintrusive approach for detecting Driver's Yawn using a single camera based on Long Short Term Memory Networks. Fatigue is a significant cause of accidents since it reduces drivers' capacity of responding to emergency. Because drivers' drowsiness involves several external facial expression including continuous yawns. We propose an system employing Convolutional Neural Networks to extract spatial image features and an Long Short Term Memory Network to Analyze temporal characteristics. Experimental results indicate that the proposed method perform a high accuracy rate more than 87%. These experiments are applied over real video sequences acquired by our angle fixed web camera and the yawning detection dataset. © 2017 IEEE.</text:p>
          </table:table-cell>
        </table:table-row>
        <table:table-row table:style-name="ro1">
          <table:table-cell office:value-type="string" calcext:value-type="string">
            <text:p>Convolutional neural network based vehicle turn signal recognition</text:p>
          </table:table-cell>
          <table:table-cell office:value-type="string" calcext:value-type="string">
            <text:p>This Automated driving is an emerging technology in which a car performs recognition, decision making, and control. Recognizing surrounding vehicles is a key technology in order to generate a trajectory of ego vehicle. This paper is focused on detecting a turn signal information as one of the driver's intention for surrounding vehicles. Such information helps to predict their behavior in advance especially about lane change and turn left-or-right on intersection. Using their intension, the automated vehicle is able to generate the safety trajectory before they begin to change their behavior. The proposed method recognizes the turn signal for target vehicle based on mono-camera. It detects lighting state using Convolutional Neural Network, and then calculates a flashing frequency using Fast Fourier Transform. © 2017 IEEE.</text:p>
          </table:table-cell>
        </table:table-row>
        <table:table-row table:style-name="ro1">
          <table:table-cell office:value-type="string" calcext:value-type="string">
            <text:p>Modelling the effect of driving events on electrical vehicle energy consumption using inertial sensors in smartphones</text:p>
          </table:table-cell>
          <table:table-cell office:value-type="string" calcext:value-type="string">
            <text:p>Air pollution and climate change are some of the main problems that humankind is currently facing. The electrification of the transport sector will help to reduce these problems, but one of the major barriers for the massive adoption of electric vehicles is their limited range. The energy consumption in these vehicles is affected, among other variables, by the driving behavior, making range a value that must be personalized to each driver and each type of electric vehicle. In this paper we offer a way to estimate a personalized energy consumption model by the use of the vehicle dynamics and the driving events detected by the use of the smartphone inertial sensors, allowing an easy and non-intrusive manner to predict the correct range for each user. This paper proposes, for the classification of events, a deep neural network (Long-Short Time Memory) which has been trained with more than 22,000 car trips, and the application to improve the consumption model taking into account the driver behavior captured across different trips, allowing a personalized prediction. Results and validation in real cases show that errors in the predicted consumption values are halved when abrupt events are considered in the model. © 2018 by the authors. Licensee MDPI, Basel, Switzerland.</text:p>
          </table:table-cell>
        </table:table-row>
        <table:table-row table:style-name="ro1">
          <table:table-cell office:value-type="string" calcext:value-type="string">
            <text:p>Unsupervised obstacle detection in driving environments using deep-learning-based stereovision</text:p>
          </table:table-cell>
          <table:table-cell office:value-type="string" calcext:value-type="string">
            <text:p>A vision-based obstacle detection system is a key enabler for the development of autonomous robots and vehicles and intelligent transportation systems. This paper addresses the problem of urban scene monitoring and tracking of obstacles based on unsupervised, deep-learning approaches. Here, we design an innovative hybrid encoder that integrates deep Boltzmann machines (DBM) and auto-encoders (AE). This hybrid auto-encode (HAE) model combines the greedy learning features of DBM with the dimensionality reduction capacity of AE to accurately and reliably detect the presence of obstacles. We combine the proposed hybrid model with the one-class support vector machines (OCSVM) to visually monitor an urban scene. We also propose an efficient approach to estimating obstacles location and track their positions via scene densities. Specifically, we address obstacle detection as an anomaly detection problem. If an obstacle is detected by the OCSVM algorithm, then localization and tracking algorithm is executed. We validated the effectiveness of our approach by using experimental data from two publicly available dataset, the Malaga stereovision urban dataset (MSVUD) and the Daimler urban segmentation dataset (DUSD). Results show the capacity of the proposed approach to reliably detect obstacles. © 2017 Elsevier B.V.</text:p>
          </table:table-cell>
        </table:table-row>
        <table:table-row table:style-name="ro1">
          <table:table-cell office:value-type="string" calcext:value-type="string">
            <text:p>Text Detection in Traffic Informatory Signs Using Synthetic Data</text:p>
          </table:table-cell>
          <table:table-cell office:value-type="string" calcext:value-type="string">
            <text:p>Traffic informatory signs, which is a category of traffic signs and text-based signs, is very important to both drivers and intelligent transport systems. Previous studies have usually sought to extract text lines in signs to apply to optical character recognition (OCR) system, but they do not work well in real-world conditions with severe disturbance. In this paper, we report on our study of place name text detection and recognition on traffic informatory signs using convolutional neural networks (CNNs) and transform traditional text detection and recognition into word-level multi-class robust image classification. In our study, each place name corresponds to one class. Because the number of word classes is large and collecting real images for training dataset is difficult, we generate several synthetic datasets mainly by means of two methods and use them to train the CNN respectively. One method generates with standard templates of the signs, while the other method renders text in natural images which have no relationship with the signs. Our experimental results show that our method can achieve high levels of accuracy when reading traffic informatory signs in real-world conditions. Accuracy of 0.891 and 0.981 are achieved in the former and latter method of generating dataset, which verify that proposed methods are effective in our task. We also analyze the dependence of color channels in text detection during our task, which help generate the more efficacious synthetic dataset. © 2017 IEEE.</text:p>
          </table:table-cell>
        </table:table-row>
        <table:table-row table:style-name="ro1">
          <table:table-cell office:value-type="string" calcext:value-type="string">
            <text:p>Automatic discrimination of attention levels estimated by frontal EEG activity in drivers</text:p>
          </table:table-cell>
          <table:table-cell office:value-type="string" calcext:value-type="string">
            <text:p>Development of the assistance system based on driver's brain signals may prevent car accidents. The attention or concentration level during driving is associated with the total amount of information-processing resources in the brain. The frontal midline (Fm) theta wave is regarded as an objective evaluation index on the attention or concentration. The Fm theta wave during recognition of road signs was detected by the wavelet analysis in electroencephalogram data. The image features in the wavelet analysis were abstracted through deep convolutional neural networks. This result will enable the brain-computer interface to discriminate the change in attentional levels during driving and alert a driver to danger. © 2017 IEEE.</text:p>
          </table:table-cell>
        </table:table-row>
        <table:table-row table:style-name="ro1">
          <table:table-cell office:value-type="string" calcext:value-type="string">
            <text:p>Driver drowsiness detection using behavioral measures and machine learning techniques: A review of state-of-art techniques</text:p>
          </table:table-cell>
          <table:table-cell office:value-type="string" calcext:value-type="string">
            <text:p>This paper presents a literature review of driver drowsiness detection based on behavioral measures using machine learning techniques. Faces contain information that can be used to interpret levels of drowsiness. There are many facial features that can be extracted from the face to infer the level of drowsiness. These include eye blinks, head movements and yawning. However, the development of a drowsiness detection system that yields reliable and accurate results is a challenging task as it requires accurate and robust algorithms. A wide range of techniques has been examined to detect driver drowsiness in the past. The recent rise of deep learning requires that these algorithms be revisited to evaluate their accuracy in detection of drowsiness. As a result, this paper reviews machine learning techniques which include support vector machines, convolutional neural networks and hidden Markov models in the context of drowsiness detection. Furthermore, a meta-analysis is conducted on 25 papers that use machine learning techniques for drowsiness detection. The analysis reveals that support vector machine technique is the most commonly used technique to detect drowsiness, but convolutional neural networks performed better than the other two techniques. Finally, this paper lists publicly available datasets that can be used as benchmarks for drowsiness detection. © 2017 IEEE.</text:p>
          </table:table-cell>
        </table:table-row>
        <table:table-row table:style-name="ro1">
          <table:table-cell office:value-type="string" calcext:value-type="string">
            <text:p>Generalized Haar filter based CNN for object detection in traffic scenes</text:p>
          </table:table-cell>
          <table:table-cell office:value-type="string" calcext:value-type="string">
            <text:p>Vision-based object detection is one of the fundamental functions in numerous traffic scene applications such as self-driving vehicle systems and advance driver assistance systems (ADAS). Meanwhile, it also poses to be a demanding task due to the diversity of traffic scenes and resource limitations of the platforms for traffic scene applications. To address these issues, we present a generalized Haar filter based CNN (Convolutional Neural Network) which is suitable for the object detection tasks in traffic scenes. In this approach, we first decompose an object detection task into multiple local regression tasks. Thereafter, we handle these local regression tasks using several light and efficient networks which simultaneously output the bounding boxes, categories and confidence scores of detected objects. To reduce the consumption of storage and computing resources, the weights of these deep networks are constrained to the form of generalized Haar filters. Finally, we carry out various experiments to evaluate the performance of our proposed approach in traffic scene datasets. Experimental results demonstrate that our object detection system is light and effective in comparison with the state-of-the-art. © 2017 IEEE.</text:p>
          </table:table-cell>
        </table:table-row>
        <table:table-row table:style-name="ro1">
          <table:table-cell office:value-type="string" calcext:value-type="string">
            <text:p>A review of optimization method in face recognition: Comparison deep learning and non-deep learning methods</text:p>
          </table:table-cell>
          <table:table-cell office:value-type="string" calcext:value-type="string">
            <text:p>Currently, face recognition system is growing sustainably on a larger scope. A few years ago, face recognition was used as a personal identification with a limited scope, now this technology has grown in the field of security, in terms of preventing fraudsters, criminals, and terrorists. In addition, face recognition is also used in detecting how tired a driver is, reducing the occurrence of road accidents, as well as in marketing, advertising, health, and others. Many method are developed to give the best accuracy in face recognition. Deep learning approach become trend in this field because of stunning results, and fast computation. However, the problem about accuracy, complexity, and scalability become a challenges in face recognition. This paper focus on recognizing the importance of this technology, how to achieve high accuracy with low complexity. Deep learning and non-deep learning methods are discussed and compared to analyze their advantages and disadvantages. From critical analysis using experiment with YALE dataset, non-deep learning algorithm can reach up to 90.6% for low-high complexity and 94.67% in deep learning method for low-high complexity. Genetic algorithm combining with CNN and SVM was an optimization method for overcome accuracy and complexity problems. © 2017 IEEE.</text:p>
          </table:table-cell>
        </table:table-row>
        <table:table-row table:style-name="ro1">
          <table:table-cell office:value-type="string" calcext:value-type="string">
            <text:p>FPGA-based convolution neural network for traffic sign recognition</text:p>
          </table:table-cell>
          <table:table-cell office:value-type="string" calcext:value-type="string">
            <text:p>Due to the rise in the number of vehicles in the past few years, the frequency of traffic accident has increased as well, resulting in huge losses. As a means to improve traffic safety, advanced driver assistance system (ADAS) has gradually gained more attention. However, it is difficult for traditional traffic sign recognition algorithms to achieve high accuracy in the ADAS whose scenarios are various in the practical application. And most current methods based on convolution neural network (CNN) for traffic sign recognition has large amount of parameters, making its implementation on resource-limited hardware platform challenging. In this work, we present a FPGA-based convolution neural network module for the recognition of traffic signs in ADAS. Experimental results shows that the accuracy rate of the model is 98.1%, the total number of parameters is 4.7M, only accounting for 12.5% of AlexNet, and the number of calculation in single forward transmission is 703.2M, which takes up 61.4% of AlexNet. © 2017 IEEE.</text:p>
          </table:table-cell>
        </table:table-row>
        <table:table-row table:style-name="ro1">
          <table:table-cell office:value-type="string" calcext:value-type="string">
            <text:p>Anticipating driver actions via deep neural networks and new driver personalization technique through transfer learning</text:p>
          </table:table-cell>
          <table:table-cell office:value-type="string" calcext:value-type="string">
            <text:p>Anticipating driving behaviours is a promising technology for novel advanced driver assistance systems. In recent years, predicting a driver’s future action became an important element to preventive safety technologies and has been advancing greatly contributing to a reduction in road accidents. In this paper, we propose a deep learning network that anticipates driving actions based on information of subject vehicle as well as surrounding vehicles and environment. By re-using a network trained on a great number of various drivers’ data with different driving behaviours and linking it to a particular driver with particular taste we propose a method that enables the anticipation of driving behaviours that can be tailored to each driver individually, leading to improved user experiences. We experimentally test our method for acceleration, deceleration and brake profile anticipation task using actual driving data. Our results demonstrate the effectiveness of our approach, achieving a great improvement when anticipating for individuals. Copyright © 2018 by SCITEPRESS – Science and Technology Publications, Lda. All rights reserved</text:p>
          </table:table-cell>
        </table:table-row>
        <table:table-row table:style-name="ro1">
          <table:table-cell office:value-type="string" calcext:value-type="string">
            <text:p>Real-time Driver Drowsiness Detection for Android Application Using Deep Neural Networks Techniques</text:p>
          </table:table-cell>
          <table:table-cell office:value-type="string" calcext:value-type="string">
            <text:p>Road crashes and related forms of accidents are a common cause of injury and death among the human population. According to 2015 data from the World Health Organization, road traffic injuries resulted in approximately 1.25 million deaths worldwide, i.e. approximately every 25 seconds an individual will experience a fatal crash. While the cost of traffic accidents in Europe is estimated at around 160 billion Euros, driver drowsiness accounts for approximately 100,000 accidents per year in the United States alone as reported by The American National Highway Traffic Safety Administration (NHTSA). In this paper, a novel approach towards real-time drowsiness detection is proposed. This approach is based on a deep learning method that can be implemented on Android applications with high accuracy. The main contribution of this work is the compression of heavy baseline model to a lightweight model. Moreover, minimal network structure is designed based on facial landmark key point detection to recognize whether the driver is drowsy. The proposed model is able to achieve an accuracy of more than 80%. © 2018 The Authors. Published by Elsevier B.V.</text:p>
          </table:table-cell>
        </table:table-row>
        <table:table-row table:style-name="ro1">
          <table:table-cell office:value-type="string" calcext:value-type="string">
            <text:p>A Low-Power Speech Recognizer and Voice Activity Detector Using Deep Neural Networks</text:p>
          </table:table-cell>
          <table:table-cell office:value-type="string" calcext:value-type="string">
            <text:p>This paper describes digital circuit architectures for automatic speech recognition (ASR) and voice activity detection (VAD) with improved accuracy, programmability, and scalability. Our ASR architecture is designed to minimize off-chip memory bandwidth, which is the main driver of system power consumption. A SIMD processor with 32 parallel execution units efficiently evaluates feed-forward deep neural networks (NNs) for ASR, limiting memory usage with a sparse quantized weight matrix format. We argue that VADs should prioritize accuracy over area and power, and introduce a VAD circuit that uses an NN to classify modulation frequency features with 22.3- μW power consumption. The 65-nm test chip is shown to perform a variety of ASR tasks in real time, with vocabularies ranging from 11 words to 145 000 words and full-chip power consumption ranging from 172 μW to 7.78 mW. © 1966-2012 IEEE.</text:p>
          </table:table-cell>
        </table:table-row>
        <table:table-row table:style-name="ro1">
          <table:table-cell office:value-type="string" calcext:value-type="string">
            <text:p>A real-time object detection framework for aerial imagery using deep neural networks and synthetic training images</text:p>
          </table:table-cell>
          <table:table-cell office:value-type="string" calcext:value-type="string">
            <text:p>Efficient and accurate real-time perception systems are critical for Unmanned Aerial Vehicle (UAV) applications that aim to provide enhanced situational awareness to users. Specifically, object recognition is a crucial element for surveillance and reconnaissance missions since it provides fundamental semantic information of the aerial scene. In this study, we describe the development and implementation of a perception frame-work on an embedded computer vision platform, mounted on a hexacopter for real-time object detection. The framework includes a camera driver and a deep neural network based object detection module and has distributed computing capabilities between the aerial platform and the corresponding ground station. Preliminary aerial real-time object detections using YOLO are performed onboard a UAV and a sequence of images are streamed to the base station where an advanced computer vision algorithm, referred to as Multi-Expert Region-based CNN (ME- RCNN), is leveraged to provide enhanced and fine-grained analytics on the aerial video feeds. Since annotated aerial imagery in the UAV domain is hard to obtain and not routinely available, we use a combination of aerial data as well as air-to-ground synthetic images, such as vehicles, generated by video gaming engines for training the neural network. Through this study, we quantify the level of improvements with the use of the synthetic dataset and the efficacy of using advanced object detection algorithms. © 2018 SPIE.</text:p>
          </table:table-cell>
        </table:table-row>
        <table:table-row table:style-name="ro1">
          <table:table-cell office:value-type="string" calcext:value-type="string">
            <text:p>fNIRS-based brain–computer interface using deep neural networks for classifying the mental state of drivers</text:p>
          </table:table-cell>
          <table:table-cell office:value-type="string" calcext:value-type="string">
            <text:p>Accidents on the road mostly occur because of human error. Understanding and predicting the manner in which the brain functions when driving can help in reduce fatalities. Particularly, with the recent development of auto-driving cars, it is important to ensure that the driver is ready to retake the control of the vehicle at all times in the event of a system failure. This study attempts to create a brain–computer interface (BCI) using signals obtained through functional near-infrared spectroscopy (fNIRS) to evaluate the impact of different external conditions on the driver’s mental state: weather condition, type of road, including manual driving versus auto-pilot. A deep neural network (DNN) and a recurrent neural network (RNN) are employed for their ability of pattern recognition in the processing of fNIRS signals and are compared to other common classification methods. The results of the study demonstrated that both DNN and RNN offer the same performance. Furthermore, brain activity under different weather conditions cannot be classified by any of the proposed methods. Nevertheless, DNN and RNN have proven their effectiveness in the road type classification with 63% accuracy. © Springer Nature Switzerland AG 2018.</text:p>
          </table:table-cell>
        </table:table-row>
        <table:table-row table:style-name="ro1">
          <table:table-cell office:value-type="string" calcext:value-type="string">
            <text:p>Deep Feedback Learning</text:p>
          </table:table-cell>
          <table:table-cell office:value-type="string" calcext:value-type="string">
            <text:p>An agent acting in an environment aims to minimise uncertainties so that being attacked can be predicted, and rewards are not only found by chance. These events define an error signal which can be used to improve performance. In this paper we present a new algorithm where an error signal from a reflex trains a novel deep network: the error is propagated forwards through the network from its input to its output, in order to generate pro-active actions. We demonstrate the algorithm in two scenarios: a 1st-person shooter game and a driving car scenario, where in both cases the network develops strategies to become pro-active. © 2018, Springer Nature Switzerland AG.</text:p>
          </table:table-cell>
        </table:table-row>
        <table:table-row table:style-name="ro1">
          <table:table-cell office:value-type="string" calcext:value-type="string">
            <text:p>Traffic Incident Recognition Using Empirical Deep Convolutional Neural Networks Model</text:p>
          </table:table-cell>
          <table:table-cell office:value-type="string" calcext:value-type="string">
            <text:p>Traffic incident detection plays an important role for a broad range of intelligent transport systems and applications such as driver- assistant, accident warning, and traffic data analysis. The primary goal of traffic incident detection systems in real-world is to identify traffic violations happening on the road in real-time. Although research community has made a significant attempt for detecting on-road violations, there are still challenges such as poor performance under real-world circumstances and real-time detection. In this paper, we propose a novel method which utilizes the powerful deep convolutional neural networks for vehicle recognition task to detect traffic events on the separate lane. Experimental results on real-world dataset videos as well as live stream in real-time from digital cameras demonstrate the feasibility and effectiveness of the proposed method for identifying incidents under various conditions of urban roads and highways. © 2018, ICST Institute for Computer Sciences, Social Informatics and Telecommunications Engineering.</text:p>
          </table:table-cell>
        </table:table-row>
        <table:table-row table:style-name="ro1">
          <table:table-cell office:value-type="string" calcext:value-type="string">
            <text:p>Driver head analysis based on deeply supervised transfer metric learning with virtual data</text:p>
          </table:table-cell>
          <table:table-cell office:value-type="string" calcext:value-type="string">
            <text:p>Driver head analysis is of paramount interest for the advanced driver assistance systems (ADAS). Recently proposed methods almost rely on training with labeled samples, especially deep learning. However, the labeling process is a subjective and tiresome manual task. Even trickier, our application scene is driver assistance systems, where the training dataset is more difficult to capture. In this paper, we present a rendering pipeline to synthesize virtual-world driver head pose and facial landmark dataset with annotation by computer 3D animation software, in which we consider driver’s gender, dress, hairstyle, hats and glasses. This large amounts of virtual-world labeled dataset and a small amount of real-world labeled dataset are trained together firstly by deeply supervised transfer metric learning method. We treat it as a cross-domain task, the labeled virtual data is a source domain and the unlabeled real-world data is a target domain. By exploiting the feature self-learning characteristic of deep networks, we find the common feature subspace between them, and transfer discriminative knowledge from the labeled source domain to the labeled target domain. Finally we employ a small number of real-world dataset to fine-tune the model iteratively. Our experiments show high accuracy on real-world driver head images. © Springer International Publishing AG, part of Springer Nature 2018.</text:p>
          </table:table-cell>
        </table:table-row>
        <table:table-row table:style-name="ro1">
          <table:table-cell office:value-type="string" calcext:value-type="string">
            <text:p>Eliminating the blind spot: Adapting 3D object detection and monocular depth estimation to 360 ° Panoramic Imagery</text:p>
          </table:table-cell>
          <table:table-cell office:value-type="string" calcext:value-type="string">
            <text:p>Recent automotive vision work has focused almost exclusively on processing forward-facing cameras. However, future autonomous vehicles will not be viable without a more comprehensive surround sensing, akin to a human driver, as can be provided by 360 ° panoramic cameras. We present an approach to adapt contemporary deep network architectures developed on conventional rectilinear imagery to work on equirectangular 360 ∘ panoramic imagery. To address the lack of annotated panoramic automotive datasets availability, we adapt contemporary automotive dataset, via style and projection transformations, to facilitate the cross-domain retraining of contemporary algorithms for panoramic imagery. Following this approach we retrain and adapt existing architectures to recover scene depth and 3D pose of vehicles from monocular panoramic imagery without any panoramic training labels or calibration parameters. Our approach is evaluated qualitatively on crowd-sourced panoramic images and quantitatively using an automotive environment simulator to provide the first benchmark for such techniques within panoramic imagery. © Springer Nature Switzerland AG 2018.</text:p>
          </table:table-cell>
        </table:table-row>
        <table:table-row table:style-name="ro1">
          <table:table-cell office:value-type="string" calcext:value-type="string">
            <text:p>Smart Shift Decision Method Based on Stacked Autoencoders</text:p>
          </table:table-cell>
          <table:table-cell office:value-type="string" calcext:value-type="string">
            <text:p>Manual calibration and testing on real vehicles are common methods of generating shifting schedules for newly developed vehicles. However, these methods are time-consuming. Shifting gear timing is an important operating parameter that affects shifting time, power loss, fuel efficiency, and driver comfort. The stacked autoencoder (SAE) algorithm, a type of artificial neural network, is used in this study to predict shifting gear timing on the basis of throttle percentage, vehicle velocity, and acceleration. Experiments are conducted to obtain training and testing data. Different neural networks are trained with experimental data on a real vehicle under different road conditions collected using the CANcaseXL device and control AMESim simulation model, which was constructed based on real vehicle parameters. The input number of SAE is determined through a comparison between two and three parameters. The output type of SAE is determined through a comparative experiment on pattern recognition and multifitting. Meanwhile, the network structure of SAE is determined through a comparative experiment on simple and deep-learning neural networks. Experimental results demonstrate that using the SAE intelligent shift control strategy to determine shift timing not only is feasible and accurate but also saves time and development costs. © 2018 Zengcai Wang et al.</text:p>
          </table:table-cell>
        </table:table-row>
        <table:table-row table:style-name="ro1">
          <table:table-cell office:value-type="string" calcext:value-type="string">
            <text:p>Automatic driving decision algorithm based on multi-dimensional deep space-time network</text:p>
          </table:table-cell>
          <table:table-cell office:value-type="string" calcext:value-type="string">
            <text:p>A model of autopilot decision algorithm based on multidimensional depth space-time network was studied in this paper. The forward images of vehicle driving was taken by the camera mounted on the vehicle. The images and the steering wheel angle and speed were collected as the model training input data. The multi frame vehicle image was pre-processed, the underlying feature image and the original image were used as the input of the multi-dimensional space-time decision network. The multi-dimensional space-time decision network was set up. The multiple three-dimensional convolution paths were used to extract and fuse the high level spatiotemporal features of the original and the underlying features, and the fusion features were used. In the decision of autopilot. The multidimensional spatiotemporal network was trained by using the driver’s driving data, and the multidimensional spatiotemporal decision-making model was obtained. The decision model of the autopilot makes use of multidimensional space-time information to directly output the decision information of autopilot. The model can effectively output the driver’s decision data. © IFIP International Federation for Information Processing 2018.</text:p>
          </table:table-cell>
        </table:table-row>
        <table:table-row table:style-name="ro1">
          <table:table-cell office:value-type="string" calcext:value-type="string">
            <text:p>Deep learning for identification and validation of objects and data viewed through vehicle windshield in lab environment – a DCNN approach</text:p>
          </table:table-cell>
          <table:table-cell office:value-type="string" calcext:value-type="string">
            <text:p>Automobiles are becoming more complicated system considering the safety, environment and user luxury. It is becoming a great challenge considering the complexity of driving and safety in modern automotive world with human interaction systems. The current display systems on the instrument panel, which are used for displaying messages, forces the driver to get away from the road view. To overcome this critical behaviour of the driver windshield is used display the information. This unit is called as Head up Display (HUD), which reduces the duration and frequency of the driver to look/deviate away from the traffic situation/scene. As an advance to the HUD, Augmented Reality (AR) concept has come into play, to overcome the drawbacks of HUD such as the risk of hindering pertinent objects of traffic and phenomena like insight channeling and intellectual capture. In order to validate the HUD content, such as object detection, a deep learning based approach for recognizing and identifying the object types along with predicting and interpreting composite situation is proposed. A Deep Convolutional Neural Network (D CNN) is implemented to identify the object of interest in one evaluation from full image and adding to this performance analysis are carried out on different dataset scenarios. The network is implemented and deployed in lab environment aiming for real-time object detection testing system that is used for testing HUD contents. © 2018, Institute of Advanced Scientific Research, Inc. All rights reserved.</text:p>
          </table:table-cell>
        </table:table-row>
        <table:table-row table:style-name="ro1">
          <table:table-cell office:value-type="string" calcext:value-type="string">
            <text:p>Methodologies for Evaluating and Optimizing Multimodal Human-Machine-Interface of Autonomous Vehicles</text:p>
          </table:table-cell>
          <table:table-cell office:value-type="string" calcext:value-type="string">
            <text:p>With the rapid development of artificial intelligence, autonomous driving technology will finally reshape an automotive industry. Although fully autonomous cars are not commercially available to common consumers at this stage, partially autonomous vehicles, which are defined as level 2 and level 3 autonomous vehicles by SAE J3016 standard, are widely tested by automakers and researchers. A typical Human-Machine-Interface (HMI) for a vehicle takes a form to support a human domination role. Although modern driving assistance systems allow vehicles to take over control at certain scenarios, the typical human-machine-interface has not changed dramatically for a long time. With deep learning neural network technologies penetrating into automotive applications, multi-modal communications between a driver and a vehicle can be enabled by a cost-effective solution. The multi-modal human-machine-interface will allow a driver to easily interact with autonomous vehicles, supporting smooth switching between human manual control and automation. However, unlike a steering wheel of vehicles, there is no normal or standard multi-modal human-machine-interface for autonomous vehicles. Moreover, unlike buttons and knobs, which cause little confusions in applications across different countries, multi-modal communications are affected by cultural nuances. Automotive Original Equipment Manufacturers (OEMs) can promote the typical human-machine-interface in different countries or automotive markets with little adaption, but OMEs need to adjust multi-modal human-machine-interface by taking into consideration cultural impacts, driving habits, social cognition and a traffic legal system. Design methodologies for human-machine-interface systems on different level autonomous vehicles are elaborated. The goal of multi-modal human-machine-interface in partially driving autonomous vehicles (SAE level 2 autonomous vehicles) and conditionally driving autonomous vehicles (SAE level 3 autonomous vehicles) is not only to mitigate a driver's fatigue during driving, but also to keep certain amount of the driver's engagement to ensure that the driver can take over control in a short time when the switching is necessary. The two sides of the design goal of multi-modal HMI systems are actually on a trade-off curve. Methodologies to optimize multi-modal communications to support HMI design are elaborated and compared in this paper. © 2018 SAE International. All Rights Reserved.</text:p>
          </table:table-cell>
        </table:table-row>
        <table:table-row table:style-name="ro1">
          <table:table-cell office:value-type="string" calcext:value-type="string">
            <text:p>A Performance Study of Machine and Deep Learning Frameworks on Cineca HPC Systems</text:p>
          </table:table-cell>
          <table:table-cell office:value-type="string" calcext:value-type="string">
            <text:p>With the data doubling every year, data intensive applications are increasing as well as the demand of high-end resource capacity to analyse collected data sets. The explosion of analysis applications have become a major driver for revising system architecture and tools leading to the proliferation of software components and frameworks which may require multi-node and multi-core systems to scale-up and provide good performance. In this context, Machine learning and Deep learning are steadily proving to be successful methods for a variety of use cases, and their popularity has resulted in numerous open-source software tools becoming accessible to the public and popular across different scientific disciplines. But with the growth of applications and tools, it is becoming difficult for researchers to estimate how much resource is needed to run their analyses and select appropriate software and hardware components. The goal of this paper is to present the results of a preliminary comparative study of state-of-the-art machine and deep learning tools and benchmark them on Cineca HPC systems. The comparison has been done taking in consideration different factors including the impossibility to benchmark all tools available on the market, the existence of tools supporting hardware accelerators, such as GPU, and the availability of precedent studies [1,2]. Our preliminary results show that tested tools are able to leverage underneath system capabilities to achieve significant performance and that no single software exists that outperforms others opening space to further optimisation. © 2018 The authors and IOS Press.</text:p>
          </table:table-cell>
        </table:table-row>
        <table:table-row table:style-name="ro1">
          <table:table-cell office:value-type="string" calcext:value-type="string">
            <text:p>Performance evaluation for vision-based vehicle classification using Convolutional Neural Network</text:p>
          </table:table-cell>
          <table:table-cell office:value-type="string" calcext:value-type="string">
            <text:p>Vision-based vehicle classification is a very challenging task due to vehicle pose and angle variations, weather conditions, lighting qual ity, and limited number of available datasets for training. It can be applied for driver assistance system and autonomous veh icles. This paper conducted a performance evaluation for this task based on three Convolutional Neural Network (CNN) models, which are simple CNN, and pretrained CNN models that are AlexNet and GoogleNet. A dataset of more than 7000 images from the Image Processing Group (IPG) has been used for training and testing and the results indicate that AlexNet achieves the best classification result that is 65.09%. This result is obtained because of the variations of the quality of the images. © 2018 Authors.</text:p>
          </table:table-cell>
        </table:table-row>
        <table:table-row table:style-name="ro1">
          <table:table-cell office:value-type="string" calcext:value-type="string">
            <text:p>Traffic signs recognition and classification based on deep feature learning</text:p>
          </table:table-cell>
          <table:table-cell office:value-type="string" calcext:value-type="string">
            <text:p>Traffic signs recognition and classification play an important role in the unmanned automatic driving. Various methods were proposed in the past years to deal with this problem, yet the performance of these algorithms still needs to be improved to meet the requirements in real applications. In this paper, a novel traffic signs recognition and classification method is presented based on Convolutional Neural Network and Support Vector Machine (CNN-SVM). In this method, the YCbCr color space is introduced in CNN to divide the color channels for feature extraction. A SVM classifier is used for classification based on the extracted features. The experiments are conducted on a real world data set with images and videos captured from ordinary car driving. The experimental results show that compared with the state-of-the-art methods, our method achieves the best performance on traffic signs recognition and classification, with a highest 98.6% accuracy rate. Copyright © 2018 by SCITEPRESS – Science and Technology Publications, Lda. All rights reserved.</text:p>
          </table:table-cell>
        </table:table-row>
        <table:table-row table:style-name="ro1">
          <table:table-cell office:value-type="string" calcext:value-type="string">
            <text:p>Fast-tracking application for traffic signs recognition</text:p>
          </table:table-cell>
          <table:table-cell office:value-type="string" calcext:value-type="string">
            <text:p>Traffic sign recognition is among the major tasks on driver assistance system. The convolutional neural networks (CNN) play an important role to find a good accuracy of traffic sign recognition in order to limit the dangerous acts of the driver and to respect the road laws. The accuracy of the Detection and Classification determines how powerful of the technique used is. Whereas SSD Multibox (Single Shot MultiBox Detector) is an approach based on convolutional neural networks paradigm, it is adopted in this paper, firstly because we can rely on it for the real-time applications, this approach runs on 59 FPS (frame per second). Secondly, in order to optimize difficulties in multiple layers of DeeperCNN to provide a finer accuracy. Moreover, our experiment on German traffic sign recognition benchmark (GTSRB) demonstrated that the proposed approach could achieve competitive results (83.2% in 140.000 learning steps) using GPU parallel system and Tensorflow. © Springer Nature Switzerland AG 2018.</text:p>
          </table:table-cell>
        </table:table-row>
        <table:table-row table:style-name="ro1">
          <table:table-cell office:value-type="string" calcext:value-type="string">
            <text:p>Cubesat simulation and detection using monocular camera images and convolutional neural networks</text:p>
          </table:table-cell>
          <table:table-cell office:value-type="string" calcext:value-type="string">
            <text:p>This paper provides a method for dynamic simulation and target vehicle detection of the CubeSat spacecraft in the Low Earth Orbit. The technique for orbit prediction is verified against the Clohessy-Wiltshire solution while allowing for delta-V adjustments. Attitude simulation is performed using the Modified-Rodriguez Parameters variation of the Euler’s equation for rigid body motion. An attitude kinematic-driver was developed to target the chaser vehicle camera towards the client CubeSat. Camera images are generated using rendering software with specified target and chaser spacecraft predicted motion. Spacecraft detection is performed using two state-of-the-art deep learning Convolutional Neural Networks, namely, the 101-layer ResNet and the Inception-ResNet-V2 classifiers with Faster-R-CNN as the object detection engine. Results show, after applying transfer learning, both classification networks work well for simulation and laboratory experiment images. © 2018, American Institute of Aeronautics and Astronautics Inc, AIAA. All right reserved.</text:p>
          </table:table-cell>
        </table:table-row>
        <table:table-row table:style-name="ro1">
          <table:table-cell office:value-type="string" calcext:value-type="string">
            <text:p>Stereo Vision-Based Convolutional Networks for Object Detection in Driving Environments</text:p>
          </table:table-cell>
          <table:table-cell office:value-type="string" calcext:value-type="string">
            <text:p>Deep learning has become the predominant paradigm in image recognition nowadays. Perception systems in vehicles can also benefit from the improved features provided by modern neural networks to increase the robustness of critical tasks such as obstacle avoidance. This work proposes a vision-based approach for on-road object detection which incorporates depth information from a stereo vision system within the framework of a state-of-art deep learning algorithm. Experiments performed on the KITTI benchmark show that the proposed approach results in significant improvements in the detection accuracy. © 2018, Springer International Publishing AG.</text:p>
          </table:table-cell>
        </table:table-row>
        <table:table-row table:style-name="ro1">
          <table:table-cell office:value-type="string" calcext:value-type="string">
            <text:p>Computer aided diagnosis in ophthalmology: Deep learning applications</text:p>
          </table:table-cell>
          <table:table-cell office:value-type="string" calcext:value-type="string">
            <text:p>The automated diagnosis of ophthalmologic diseases to assist the medical ophthalmologist in their daily practice is the subject of much research. Recently, image processing based on very deep and complex processing structures became the focus of renewed interest, mostly as a result of excellent performance in a wide range of problems. One of the main drivers of this interest in these structures, convolutional neural networks (CNNs), is the availability of fast and highly parallel hardware, enabling the fast training and efficient use of these structures. In this chapter, we briefly describe the major characteristics of CNNs and discuss the anatomy and physiology of the eye and common ocular diseases. A review of the state-of-the-art use of CNNs in the diagnosis of common eye diseases is then presented. The selection of the works reviewed followed the criteria of utility, recency and quality in order to assemble a set of representative works. An original contribution reporting the use of CNNs to quantify some corneal endothelial morphometric parameters is then presented in a separate section. Finally, some considerations are made on possible developments of the techniques described, as made possible by the evolution of computing technology. © 2018, Springer International Publishing AG.</text:p>
          </table:table-cell>
        </table:table-row>
        <table:table-row table:style-name="ro1">
          <table:table-cell office:value-type="string" calcext:value-type="string">
            <text:p>Superpixel-based road segmentation for real-time systems using CNN</text:p>
          </table:table-cell>
          <table:table-cell office:value-type="string" calcext:value-type="string">
            <text:p>Convolutional Neural Networks (CNN) contributed considerable improvements for image segmentation tasks in the field of computer vision. Despite their success, an inherent challenge is the trade-off between accuracy and computational cost. The high computational efforts for large networks operating on the image’s pixel grid makes them ineligible for many real time applications such as various Advanced Driver Assistance Systems (ADAS). In this work, we propose a novel CNN approach, based on the combination of super-pixels and high dimensional feature channels applied for road segmentation. The core idea is to reduce the computational complexity by segmenting the image into homogeneous regions (superpixels) and feed image descriptors extracted from these regions into a CNN rather than working on the pixel grid directly. To enable the necessary convolutional operations on the irregular arranged superpixels, we introduce a lattice projection scheme as part of the superpixel creation method, which composes neighbourhood relations and forces the topology to stay fixed during the segmentation process. Reducing the input to the superpixel domain allows the CNN’s structure to stay small and efficient to compute while keeping the advantage of convolutional layers. The method is generic and can be easily generalized for segmentation tasks other than road segmentation. © 2018 by SCITEPRESS – Science and Technology Publications, Lda. All rights reserved.</text:p>
          </table:table-cell>
        </table:table-row>
        <table:table-row table:style-name="ro1">
          <table:table-cell office:value-type="string" calcext:value-type="string">
            <text:p>Object segmentation for vehicle video and dental CBCT by neuromorphic convolutional recurrent neural network</text:p>
          </table:table-cell>
          <table:table-cell office:value-type="string" calcext:value-type="string">
            <text:p>The neuromorphic visual processing inspired by the biological vision system of brain offers an alternative process into applying machine vision in various environments. With the emerging interests on transportation safety enhancement of Advanced Driver Assistance System or a driverless car, the neuromorphic convolutional recurrent neural networks was proposed and tested for the night-time vehicle or VRU detection. The effectiveness of proposed convolutional-recurrent neural networks of neuromorphic visual processing was evaluated successfully for the object detection without optimized complex template matching or prior denoising neural network. The real life road video dataset at night time demonstrated 98% of successful detection/segmentation rate with 0% False Positive. The robust performance of proposed convolutional-recurrent neural network was also applied successfully to the tooth segmentation of dental X-ray 3D CT including the gum region. The feature extraction was based on neuromorphic visual processing filters of either hand-cut filters mimicking the visual cortex experimentation or the auto-encoder filter trained by partial X-ray images. The consistent performance of either hand-cut filters or the small auto-encoder filters demonstrated the feasibility of real-time and robust neuromorphic vision implemented by either the small embedded system or the portable computer. © Springer International Publishing AG 2018.</text:p>
          </table:table-cell>
        </table:table-row>
        <table:table-row table:style-name="ro1">
          <table:table-cell office:value-type="string" calcext:value-type="string">
            <text:p>Combining CNN and MRF for Road Detection</text:p>
          </table:table-cell>
          <table:table-cell office:value-type="string" calcext:value-type="string">
            <text:p>Road detection aims at detecting the (drivable) road surface ahead vehicle and plays a crucial role in driver assistance system. To improve the accuracy and robustness of road detection approaches in complex environments, a new road detection method based on CNN (convolutional neural network) and MRF (markov random field) is proposed. The original road image is segmented into super-pixels of uniform size using simple linear iterative clustering (SLIC) algorithm. On this basis, we train the CNN which can automatically learn the features that are most beneficial to classification. Then, the trained CNN is applied to classify road region and non-road region. Finally, based on the relationship between the super-pixels neighborhood, we utilize MRF to optimize the classification results of CNN. Quantitative and qualitative experiments on the publicly datasets demonstrate that the proposed method is robust in complex environments. Furthermore, compared with state-of-the-art algorithms, the approach provides the better performance. © Springer International Publishing AG 2018.</text:p>
          </table:table-cell>
        </table:table-row>
        <table:table-row table:style-name="ro1">
          <table:table-cell office:value-type="string" calcext:value-type="string">
            <text:p>Overtaking vehicle detection techniques based on optical flow and convolutional neural network</text:p>
          </table:table-cell>
          <table:table-cell office:value-type="string" calcext:value-type="string">
            <text:p>As the rise of the intelligent vehicle applications in recent years, the development of onboard vision systems for advanced driving assistance has become a popular research topic. This paper presents a real-time system using a monocular camera mounted on the rear of a vehicle to perform overtaking detection for safe lane change operations. In this work, the possible overtaking vehicle is first located based on motion cues. The candidate is then identified using Convolutional Neural Network (CNN) and tracked for behavior analysis in a short period of time. We also propose an algorithm to solve the issue of repetitive patterns which is commonly appeared in the highway driving. A series of experiments are carried out with real scene video sequences recorded by a dashcam. The performance evaluation has demonstrated the effectiveness of the proposed technique. Copyright © 2018 by SCITEPRESS – Science and Technology Publications, Lda. All rights reserved</text:p>
          </table:table-cell>
        </table:table-row>
        <table:table-row table:style-name="ro1">
          <table:table-cell office:value-type="string" calcext:value-type="string">
            <text:p>Road traffic sign recognition algorithm based on computer vision</text:p>
          </table:table-cell>
          <table:table-cell office:value-type="string" calcext:value-type="string">
            <text:p>As road traffic sign recognition is a crucial component for automatic driver assistance systems, it is a key problem in computer vision as well. Therefore, in this paper, we study on the problem of road traffic sign recognition utilising the computer vision technology. The main innovation of this paper is to propose an improved convolutional neural network, and then use it to tackle the road traffic sign recognition problem. Convolutional neural network can learn features from training data set, and a convolutional network contains alternating layers of convolution and pooling. Particularly, RGB traffic images are transformed to grey scale images, and then grey scale images are input to the improved convolutional neural network. Furthermore, the fixed layers are utilised to discover region of interests, and the learnable layers are used to extract features. In general, output information of the proposed two learnable layers are input to the classifier separately, and parameters of learnable layers and the classifier are trained at the same time. Finally, GTSDB data set is chosen to make performance evaluation, among which 600 images and 300 images are regarded as training and testing data set respectively. Experimental results demonstrate that the improved CNN-based traffic sign recognition performs better than the traditional CNN. © Copyright 2018 Inderscience Enterprises Ltd.</text:p>
          </table:table-cell>
        </table:table-row>
        <table:table-row table:style-name="ro1">
          <table:table-cell office:value-type="string" calcext:value-type="string">
            <text:p>Real-time pedestrian detection for driver assistance systems based on deep learning</text:p>
          </table:table-cell>
          <table:table-cell office:value-type="string" calcext:value-type="string">
            <text:p>We present a model for real-time pedestrian detection based on a deep learning framework. With respect to the base network for feature extraction, we have improved the network based on Mobilenet which is a simple and fast convolutional neural network. We only use the front part of its network and then build several new multi-scale convolutional layers to calculate multi-scale feature maps. With respect to the detection network behind the feature extraction, we use a simplified SSD(single shot multibox detector) model to detect pedestrians with fewer feature maps. In addition, we design detection boxes with specific sizes according to pedestrian's shape characteristics. To avoid overfitting, we apply data augmentation and dropout techniques to training. Experimental results on PASCAL VOC and KITTI confirm that the speed of our detection model has been increased by 22.2% while precision remains almost unchanged. Our approach makes a trade-off between speed and precision, and has an obvious speed advantage over other detection approaches. © 2018 SPIE.</text:p>
          </table:table-cell>
        </table:table-row>
        <table:table-row table:style-name="ro1">
          <table:table-cell office:value-type="string" calcext:value-type="string">
            <text:p>Traffic sign recognition with inception convolutional neural networks</text:p>
          </table:table-cell>
          <table:table-cell office:value-type="string" calcext:value-type="string">
            <text:p>Traffic Sign Recognition (TSR) is very important for driverless systems and driver assistance systems. Due to the small size of traffic signs in the wild, the traffic sign becomes very challenging. In this paper, an inception convolutional neural network is designed to solve the traffic sign classification problem. A large receptive field is generated by multiple small filters instead of a single large filter. Moreover, Inspired by Inception V3, inception block is used, which makes the combination of multiple convolution output be optimized. Thus, the coarse cue in the shallow layer and the fine cue in the deeper layer are fused to improve the visual expression capability of the model. The proposed method is evaluated on three famous traffic sign datasets: the German Traffic Sign Recognition Benchmark (GTSRB), the Swedish Traffic Signs Dataset (STSD), and the 2015 Traffic Sign Recognition Competition Dataset. The experimental results demonstrate the effectiveness and robustness of our methods. © Springer Nature Singapore Pte Ltd. 2018.</text:p>
          </table:table-cell>
        </table:table-row>
        <table:table-row table:style-name="ro1">
          <table:table-cell office:value-type="string" calcext:value-type="string">
            <text:p>Enhancing Driver Awareness Using See-Through Technology</text:p>
          </table:table-cell>
          <table:table-cell office:value-type="string" calcext:value-type="string">
            <text:p>This paper presents a real-time application of see-through technology using computer vision (e.g., object detection) and Vehicle-to-X (V2X) communication (e.g., Vehicle-to-Vehicle (V2V) and Vehicle-to-Infrastructure (V2I)). Each access point (AP) was connected to Chattanooga's fiber optics internet, supporting a data transfer rate up to 10-Gbps. Using a 5Ghz frequency, vehicular communications were set up with a seamless handover for transferring real-time data. Two web cameras acting as clients were mounted on the windshield of two of three vehicles to send image data to the offsite server. Using multi-threaded programming, both image feeds were processed simultaneously. Once the server received the images, it performed an object recognition algorithm on each image using a convolutional neural network (CNN). Post- identification, the images from the second vehicle were sent and overlaid dynamically to the third vehicle's image. This repetitive overlapping of images allowed the third vehicle to "see-through" the second vehicle in real-time. This experiment was showcased during the US Ignite Smart Cities Summit in June 2017 to emphasize the benefits of drivers being able to "see-through" the car in front to make more intelligent decisions when passing a vehicle, stopping for a pedestrian, or seeing an upcoming detour due to construction before the view is within their line of sight. Using V2X communication with computer vision gives the driver a higher level of awareness and allows better decision making in the case of a roadway conflict, ultimately increasing the level of safety on our roadways. © 2018 SAE International. All Rights Reserved.</text:p>
          </table:table-cell>
        </table:table-row>
        <table:table-row table:style-name="ro1">
          <table:table-cell office:value-type="string" calcext:value-type="string">
            <text:p>Transfer Learning Based Strategy for Improving Driver Distraction Recognition</text:p>
          </table:table-cell>
          <table:table-cell office:value-type="string" calcext:value-type="string">
            <text:p>This paper describes a deep learning-based approach for driver distraction recognition. The proposed strategy consists of applying transfer learning to overcome the scarcity of training images. More specifically, ResNet-50 model pre-trained on ImageNet is used as the basis for a more specific training aimed at classifying three driving behaviors: normal driving, texting while driving, and talking on the phone while driving. We propose different training strategies using two different datasets composed of images collected from the Internet and from real world simulations. The experimental results show that the best performance is achieved when the model is fine-tuned using a combination of images from both datasets. Specifically, the proposed system achieves accuracies of 98% and 95% when tested separately on the simulation and the Internet datasets, respectively. In addition, we evaluate the proposed system under different light conditions and show its robustness to light variations. In the worst case, the proposed system loses only 5.09% in accuracy when compared to its performance without light variations. © 2018, Springer International Publishing AG, part of Springer Nature.</text:p>
          </table:table-cell>
        </table:table-row>
        <table:table-row table:style-name="ro1">
          <table:table-cell office:value-type="string" calcext:value-type="string">
            <text:p>A Deep Reinforcement Learning Method for Self-driving</text:p>
          </table:table-cell>
          <table:table-cell office:value-type="string" calcext:value-type="string">
            <text:p>Self-driving technology is an important issue of artificial intelligence. Basing on the end-to-end architecture, deep reinforcement learning has been applied to research for self-driving. However, self-driving environment yields sparse rewards when using deep reinforcement learning, resulting in local optimum to network training. As a result, the self-driving vehicle does not obtain correct actions from outputs of neural network. This paper proposes a deep reinforcement learning method for self-driving. According to the classification threshold value that is dynamically adjusted by reward distributions, the sparse rewards is divided into three groups. The experience information for different rewards is fully utilized and the local optimum problem in the network training process is avoided. By comparing with the traditional method, simulation results show that the proposed method significantly reduces the training time of network. © Springer International Publishing AG, part of Springer Nature 2018.</text:p>
          </table:table-cell>
        </table:table-row>
        <table:table-row table:style-name="ro1">
          <table:table-cell office:value-type="string" calcext:value-type="string">
            <text:p>Sleep Deprivation Detection for Real-Time Driver Monitoring Using Deep Learning</text:p>
          </table:table-cell>
          <table:table-cell office:value-type="string" calcext:value-type="string">
            <text:p>We propose a non-invasive method to detect sleep deprivation by evaluating a short video sequence of a subject. Computer Vision techniques are used to crop the face from every frame and classify it (within a Deep Learning framework) into two classes: “rested” or “sleep deprived”. The system has been trained on a database of subjects recorded under severe sleep deprivation conditions. A prototype has been implemented in a low-cost Android device proving its viability for real-time driver monitoring applications. Tests on real world data have been carried out and show encouraging performances but also reveal the need of larger datasets for training. © 2018, Springer International Publishing AG, part of Springer Nature.</text:p>
          </table:table-cell>
        </table:table-row>
        <table:table-row table:style-name="ro1">
          <table:table-cell office:value-type="string" calcext:value-type="string">
            <text:p>Could we issue driving licenses to autonomous vehicles?</text:p>
          </table:table-cell>
          <table:table-cell office:value-type="string" calcext:value-type="string">
            <text:p>Many companies are studying autonomous vehicles. One trend in the development of control algorithms for autonomous vehicles is the use of deep-learning approaches. The general idea is to simulate a human driver’s decision-making and behavior in various scenarios without necessarily knowing why the decision is made. In this position paper, we first argue that traditional safety analysis methods need to be extended to verify deep-learning-based autonomous vehicles. Then, we propose borrowing ideas from the process of issuing driving licenses to human drivers to verify autonomous vehicles. Verification of autonomous vehicles could focus on sufficient training as well as mental and physical health checks. Based on this position, we list several challenges that need to be addressed. © Springer Nature Switzerland AG 2018.</text:p>
          </table:table-cell>
        </table:table-row>
        <table:table-row table:style-name="ro1">
          <table:table-cell office:value-type="string" calcext:value-type="string">
            <text:p>Exploring Freeway Merging Behavior Using Dynamic Bayesian Network Models</text:p>
          </table:table-cell>
          <table:table-cell office:value-type="string" calcext:value-type="string">
            <text:p>Merging behaviors are viewed as a key trigger in early-onset breakdown at urban expressway on-ramp bottlenecks. This paper proposes a dynamic Bayesian network (DBN) model to predict the various behaviors, which considers the impact of drivers' history behavior choices on the current behavior decision. The two sites of U.S. Highway 101 (Hollywood Freeway) in Los Angeles, CA, (for short US101) and HongXu on-ramp bottleneck of Yan-an Expressway in Shanghai, China, (for short SHHX) are studied. 411 non-merging and 306 merging events at US101 and 525 non-merging and 328 merging events at SHHX are obtained. For the purpose of comparison, this paper investigates static Bayesian network (SBN) models only considering the current merging conditions. The results indicate that DBN models show better prediction accuracy than the SBN ones. The precision has respectively improved 3.56% and 3.66% for the two study sites. © 2018 American Society of Civil Engineers.</text:p>
          </table:table-cell>
        </table:table-row>
        <table:table-row table:style-name="ro1">
          <table:table-cell office:value-type="string" calcext:value-type="string">
            <text:p>Selection of algorithms for pedestrian detection during day and night</text:p>
          </table:table-cell>
          <table:table-cell office:value-type="string" calcext:value-type="string">
            <text:p>This paper presents an image processing based pedestrian detection system for day and night contributing to Advance Driver Assistance System (ADAS). The process, Histogram of Oriented Gradient (HOG) with Support Vector Machine (SVM) as linear classifier is compared and analyzed against Convolution Neural Network (CNN) for performance selection of best algorithm for pedestrian detection during both day and night. Performance analysis was done on standard datasets like INRIA, ETH, etc. and locally created datasets on Intel Processor with Ubuntu operating system. Implementation of HOG-SVM algorithm was performed, using DLib, python (2.7) and OpenCV (3.1.0) and accuracy of 96.25% for day and 96.55% for night was obtained. The implementation of Convolution Neural Network was performed using Anaconda3, TFLearn and python (3.6) and the scheme achieved an accuracy of 99.35% for day and 99.9% for night. © 2018, Springer International Publishing AG.</text:p>
          </table:table-cell>
        </table:table-row>
        <table:table-row table:style-name="ro1">
          <table:table-cell office:value-type="string" calcext:value-type="string">
            <text:p>Domain-Specific Approximation for Object Detection</text:p>
          </table:table-cell>
          <table:table-cell office:value-type="string" calcext:value-type="string">
            <text:p>There is growing interest in object detection in advanced driver assistance systems and autonomous robots and vehicles. To enable such innovative systems, we need faster object detection. In this work, we investigate the trade-off between accuracy and speed with domain-specific approximations, i.e. category-aware image size scaling and proposals scaling, for two state-of-the-art deep learning-based object detection meta-architectures. We study the effectiveness of applying approximation both statically and dynamically to understand the potential and the applicability of them. By conducting experiments on the ImageNet VID dataset, we show that domain-specific approximation has great potential to improve the speed of the system without deteriorating the accuracy of object detectors, i.e. up to 7.5x speedup for dynamic domain-specific approximation. To this end, we present our insights toward harvesting domain-specific approximation as well as devise a proof-of-concept runtime, AutoFocus, that exploits dynamic domain-specific approximation. © 2017 IEEE.</text:p>
          </table:table-cell>
        </table:table-row>
        <table:table-row table:style-name="ro1">
          <table:table-cell office:value-type="string" calcext:value-type="string">
            <text:p>Border-oriented post-processing refinement on detected vehicle bounding box for ADAS</text:p>
          </table:table-cell>
          <table:table-cell office:value-type="string" calcext:value-type="string">
            <text:p>We investigate a new approach for improving localization accuracy of detected vehicles for object detection in advanced driver assistance systems(ADAS). Specifically, we implement a bounding box refinement as a post-processing of the state-of-the-art object detectors (Faster R-CNN, YOLOv2, etc.). The bounding box refinement is achieved by individually adjusting each border of the detected bounding box to its target location using a regression method. We use HOG features which perform well on the edge detection of vehicles to train the regressor and the regressor is independent of the CNN-based object detectors. Experiment results on the KITTI 2012 benchmark show that we can achieve up to 6% improvements over YOLOv2 and Faster R-CNN object detectors on the IoU threshold of 0.8. Also, the proposed refinement framework is computationally light, allowing for processing one bounding box within a few milliseconds on CPU. Further, this refinement method can be added to any object detectors, especially those with high speed but less accuracy. © 2018 SPIE.</text:p>
          </table:table-cell>
        </table:table-row>
        <table:table-row table:style-name="ro1">
          <table:table-cell office:value-type="string" calcext:value-type="string">
            <text:p>Utility decomposition for planning under uncertainty for autonomous driving</text:p>
          </table:table-cell>
          <table:table-cell office:value-type="string" calcext:value-type="string">
            <text:p>The objective of this research is to provide scalable decision making algorithms for autonomously navigating urban environments. The vehicle must plan in a stochastic environment with many entities to avoid, rapid changes in driver behavior, and partial observability. Partially observable Markov decision processes (POMDP) offer a theoretically grounded framework to model such problems. We aim at developing a scalable POMDP formulation that takes into account dynamic occlusions, interaction between entities, and can generalize to a variety of different scenarios. This work demonstrates utility fusion and deep reinforcement learning methods to efficiently find optimal policies to navigate occluded urban environments. © 2018 International Foundation for Autonomous Agents and Multiagent Systems (www.ifaamas.org). All rights reserved.</text:p>
          </table:table-cell>
        </table:table-row>
        <table:table-row table:style-name="ro1">
          <table:table-cell office:value-type="string" calcext:value-type="string">
            <text:p>Emerging ADAS Thermal Reliability Needs and Solutions</text:p>
          </table:table-cell>
          <table:table-cell office:value-type="string" calcext:value-type="string">
            <text:p>Advanced driver assistance systems (ADASs) used for pedestrian detection, parking assist, night vision, blind-spot monitoring, collision avoidance, and other such capabilities have significantly enhanced car safety and reduced the risk of dangerous accidents. Their further evolution into a network of intelligent systems using vehicle-to-infrastructure (V2I) and vehicle-to-vehicle (V2V) communications is paving the way for autonomous driving. To support these advanced technologies, automotive electronics must be overhauled to enable machine learning capabilities, particularly deep learning, to transform the typical car into a smart system on wheels. Thermal reliability is critical because these high-power, intelligent electronics systems must last more than 10 years under often hostile thermal environments. This article presents an innovative multiphysics solution for thermal, thermal-aware electromigration, and thermal-induced stress analysis of a chip-package-system realized in 3DIC, an example of which is an AI system used in ADAS. © 2017 IEEE.</text:p>
          </table:table-cell>
        </table:table-row>
        <table:table-row table:style-name="ro1">
          <table:table-cell office:value-type="string" calcext:value-type="string">
            <text:p>Inference of Pattern Variation of Taxi Ridership Using Deep Learning Methods: A Case Study of New York City</text:p>
          </table:table-cell>
          <table:table-cell office:value-type="string" calcext:value-type="string">
            <text:p>Taxis constitute an important component of the public transportation infrastructure in large metropolitan areas. However, when seen within a supply and demand framework the operation of taxi transportation system is far away from its optimal equilibrium, yielding a missed cost of opportunity for customers, drivers, and city planners. The key for optimizing its market lies in forecasting taxi demand with high geospatial-temporal precision. In this paper taxi pickup pattern is predicted by utilizing a deep learning approach that leverages long short-term memory (LSTM) neural networks. This study is based on publicly available taxi data for the New York City. Pickup data is binned based on geospatial and temporal informational tags, which are then clustered using principal component analysis. The spatiotemporal distribution of the taxi pickup demand is studied within short-term periods (next one hour) as well as long-term periods (next 48 hours) within each cluster. The performance and robustness of the proposed technique is evaluated through a comparison with adaptive boosting and decision tree regression models fitted to the same dataset. Numerical results show the dominance of the LSTM model on the short-term horizon and relatively smaller errors for the long-term prediction. © 2018 American Society of Civil Engineers.</text:p>
          </table:table-cell>
        </table:table-row>
        <table:table-row table:style-name="ro1">
          <table:table-cell office:value-type="string" calcext:value-type="string">
            <text:p>D2TFRS: An object recognition method for autonomous vehicles based on RGB and spatial values of pixels</text:p>
          </table:table-cell>
          <table:table-cell office:value-type="string" calcext:value-type="string">
            <text:p>Autonomous driving is now near future reality which will transform our world due to its numerous benefits. The foremost challenge to this task is to correctly identify the objects in the driving environment. In this work, we propose an object recognition method known as Decision Tree and Decision Fusion based Recognition System (D2TFRS) for autonomous driving. We combined two separate feature sets, which are RGB pixel values and spatial points X,Y of each pixel to form our dataset. The D2TFRS is based on our intuition that reclassification of pre-identified misclassified objects in a driving environment can give better prediction accuracy. Results showed that D2TFRS outperformed AdaBoost classifier and performed better than C5.0 classifier in terms of the classification accuracy and Kappa. In terms of speed, C5.0 outperforms both AdaBoost and D2TFRS. However, D2TFRS outperformed AdaBoost with respect to speed. We strongly believe that D2TFRS will have better parallelization performance compared to the other two methods and it will be investigated in our future work. © 2018, ICST Institute for Computer Sciences, Social Informatics and Telecommunications Engineering.</text:p>
          </table:table-cell>
        </table:table-row>
        <table:table-row table:style-name="ro1">
          <table:table-cell office:value-type="string" calcext:value-type="string">
            <text:p>Orthogonally-Divergent Fisheye Stereo</text:p>
          </table:table-cell>
          <table:table-cell office:value-type="string" calcext:value-type="string">
            <text:p>An integral part of driver assistance technology is surround-view (SV), a system which uses four fisheye (wide-angle) cameras on the front, right, rear, and left sides of a vehicle to completely capture the surroundings. Inherent in SV are four wide-baseline orthogonally-divergent fisheye stereo systems, from which, depth information may be extracted and used in 3D scene understanding. Traditional stereo approaches typically require fisheye distortion removal and stereo rectification for efficient correspondence matching. However, such approaches suffer from loss of data and cannot account for widely disparate appearances of objects in corresponding views. We introduce a novel method for computing depth from fisheye stereo that uses an understanding of the underlying lens models and a convolutional network to predict correspondences. We also built a synthetic database for developing and testing fisheye stereo and SV algorithms. We demonstrate the performance of our depth estimation method on this database. © 2018, Springer Nature Switzerland AG.</text:p>
          </table:table-cell>
        </table:table-row>
        <table:table-row table:style-name="ro1">
          <table:table-cell office:value-type="string" calcext:value-type="string">
            <text:p>On offline evaluation of vision-based driving models</text:p>
          </table:table-cell>
          <table:table-cell office:value-type="string" calcext:value-type="string">
            <text:p>Autonomous driving models should ideally be evaluated by deploying them on a fleet of physical vehicles in the real world. Unfortunately, this approach is not practical for the vast majority of researchers. An attractive alternative is to evaluate models offline, on a pre-collected validation dataset with ground truth annotation. In this paper, we investigate the relation between various online and offline metrics for evaluation of autonomous driving models. We find that offline prediction error is not necessarily correlated with driving quality, and two models with identical prediction error can differ dramatically in their driving performance. We show that the correlation of offline evaluation with driving quality can be significantly improved by selecting an appropriate validation dataset and suitable offline metrics. © Springer Nature Switzerland AG 2018.</text:p>
          </table:table-cell>
        </table:table-row>
        <table:table-row table:style-name="ro1">
          <table:table-cell office:value-type="string" calcext:value-type="string">
            <text:p>Foresee: Attentive future projections of chaotic road environments</text:p>
          </table:table-cell>
          <table:table-cell office:value-type="string" calcext:value-type="string">
            <text:p>In this paper, we train a recurrent neural network to learn dynamics of a chaotic road environment and to project the future of the environment on an image. Future projection can be used to anticipate an unseen environment for autonomous driving. Road environment is highly dynamic and complex due to the interaction among traffic participants such as vehicles and pedestrians. Even in such a complex environment, a human driver can easily anticipate the environment and is efficacious to drive safely on the chaotic roads. Proliferation in deep learning research has shown the efficacy of neural networks in learning this kind of human behavior. In the same direction, we investigate recurrent neural networks to understand the road environment. We propose Foresee, a unidirectional gated recurrent units (GRUs) network with attention to project future of the environment in the form of images. We have collected several videos on Delhi roads consisting of various traffic participants, background and infrastructure differences (like 3D pedestrian crossing) at various times on various days. We show that our proposed model performs better than state of the art methods (prednet [9], Enc. Dec. LSTM [15]). © 2018 International Foundation for Autonomous Agents and Multiagent Systems (www.ifaamas.org). All rights reserved.</text:p>
          </table:table-cell>
        </table:table-row>
        <table:table-row table:style-name="ro1">
          <table:table-cell office:value-type="string" calcext:value-type="string">
            <text:p>Comparing model-based and data-driven controllers for an autonomous vehicle task</text:p>
          </table:table-cell>
          <table:table-cell office:value-type="string" calcext:value-type="string">
            <text:p>The advent of autonomous vehicles comes with many questions from an ethical and technological point of view. The need for high performing controllers, which show transparency and predictability is crucial to generate trust in such systems. Popular data-driven, black box-like approaches such as deep learning and reinforcement learning are used more and more in robotics due to their ability to process large amounts of information, with outstanding performance, but raising concerns about their transparency and predictability. Model-based control approaches are still a reliable and predictable alternative, used extensively in industry but with restrictions of their own. Which of these approaches is preferable is difficult to assess as they are rarely directly compared with each other for the same task, especially for autonomous vehicles. Here we compare two popular approaches for control synthesis, model-based control i.e. Model Predictive Controller (MPC), and data-driven control i.e. Reinforcement Learning (RL) for a lane keeping task with speed limit for an autonomous vehicle; controllers were to take control after a human driver had departed lanes or gone above the speed limit. We report the differences between both control approaches from analysis, architecture, synthesis, tuning and deployment and compare performance, taking overall benefits and difficulties of each control approach into account. © Springer International Publishing AG, part of Springer Nature 2018.</text:p>
          </table:table-cell>
        </table:table-row>
        <table:table-row table:style-name="ro1">
          <table:table-cell office:value-type="string" calcext:value-type="string">
            <text:p>Creating Autonomous Vehicle Systems</text:p>
          </table:table-cell>
          <table:table-cell office:value-type="string" calcext:value-type="string">
            <text:p>This book is the first technical overview of autonomous vehicles written for a general computing and engineering audience. The authors share their practical experiences of creating autonomous vehicle systems. These systems are complex, consisting of three major subsystems: (1) algorithms for localization, perception, and planning and control; (2) client systems, such as the robotics operating system and hardware platform; and (3) the cloud platform, which includes data storage, simulation, high-definition (HD) mapping, and deep learning model training. The algorithm subsystem extracts meaningful information from sensor raw data to understand its environment and make decisions about its actions. The client subsystem integrates these algorithms to meet real-time and reliability requirements. The cloud platform provides offline computing and storage capabilities for autonomous vehicles. Using the cloud platform, we are able to test new algorithms and update the HD map-plus, train better recognition, tracking, and decision models. This book consists of nine chapters. Chapter 1 provides an overview of autonomous vehicle systems; Chapter 2 focuses on localization technologies; Chapter 3 discusses traditional techniques used for perception; Chapter 4 discusses deep learning based techniques for perception; Chapter 5 introduces the planning and control sub-system, especially prediction and routing technologies; Chapter 6 focuses on motion planning and feedback control of the planning and control subsystem; Chapter 7 introduces reinforcement learning-based planning and control; Chapter 8 delves into the details of client systems design; and Chapter 9 provides the details of cloud platforms for autonomous driving. This book should be useful to students, researchers, and practitioners alike. Whether you are an undergraduate or a graduate student interested in autonomous driving, you will find herein a comprehensive overview of the whole autonomous vehicle technology stack. If you are an autonomous driving practitioner, the many practical techniques introduced in this book will be of interest to you. Researchers will also find plenty of references for an effective, deeper exploration of the various technologies. © 2018 by Morgan &amp; Claypool.</text:p>
          </table:table-cell>
        </table:table-row>
        <table:table-row table:style-name="ro1">
          <table:table-cell office:value-type="string" calcext:value-type="string">
            <text:p>Smart parking tools suitability for open parking lots: A review</text:p>
          </table:table-cell>
          <table:table-cell office:value-type="string" calcext:value-type="string">
            <text:p>Parking a vehicle in traffic dense environments is a common issue in many parts of the world which often leads to congestion and environmental pollution. Lack of guidance information to vacant parking spaces is one of the reasons for inefficient parking behaviour. Smart parking sensors and technologies facilitate guidance of drivers to free parking spaces thereby improving parking efficiency. Currently, no such sensors or technologies are in use for the common open parking lot. This paper reviews the literature on the usage of smart parking sensors, technologies, applications and evaluate their suitability to open parking lots. Suitability was made in terms of expenditure and reliability. Magnetometers, ultrasonic sensors and machine vision were few of the widely used sensors and technologies used in closed parking lots. However, this paper suggests a combination of machine vision, fuzzy logic or multi-agent systems suitable for open parking lots due to less expenditure and resistance to varied environmental conditions. No application provided real time parking occupancy information of open parking lots, which is a necessity to guide them along the shortest route to free space. To develop smart parking applications for open parking lots, further research is needed in the fields of deep learning. Copyright © 2018 by SCITEPRESS – Science and Technology Publications, Lda. All rights reserved.</text:p>
          </table:table-cell>
        </table:table-row>
        <table:table-row table:style-name="ro1">
          <table:table-cell office:value-type="string" calcext:value-type="string">
            <text:p>Human Emotion Based Interior Lighting Control</text:p>
          </table:table-cell>
          <table:table-cell office:value-type="string" calcext:value-type="string">
            <text:p>In recent years, research on Human Computer Interaction (HCI) based on emotion recognition using behavioral and physiological signals have attracted immense interest in research circles. Lighting inside the automotive make us feel differently about our driving and how we feel or behave. From the literature, it is observed that ambient lighting makes an impact on the driving experience and it delivers an emotional atmosphere inside the automotive. Driving fatigue can be reduced if the lighting is controlled properly. These days, ambient interior lighting can be considered to be the point of fashion for high end automotive and also impact driver's mood and comfort. There are different types of automotive based lighting automation systems available but emotion based control is in early or nascent stages of research. Speech controlled light control systems, control the light by the recognition of speech of the user and by using facial expressions lighting can be controlled. Facial/speech signals consist of both outward physical expression and the inborn emotions. These emotional signals thus exhibited vary from situation to situation and are mostly dependent on the conditions. In this work, we attempted an emotion based interior lighting control. Based on the emotions observed through the Emotion Recognition System (ERS), the lighting can be modified in a predefined fashion. In the proposed ERS, five types of emotions are considered, like happy, sad, angry, neutral and disgust. Live image expression and voice data of the driver/passengers are considered as inputs to the system and based on the output from the ERS, interior lighting is controlled. Standard databases are used for training ERS system. The proposed algorithm is tested, and the results demonstrate the approach and the reliability of the method to obtain the solution for lighting control. Machine Learning methods like Convolution Neural Networks (CNN) are used for classification of features in ERS system. © 2018 SAE International. All Rights Reserved.</text:p>
          </table:table-cell>
        </table:table-row>
        <table:table-row table:style-name="ro1">
          <table:table-cell office:value-type="string" calcext:value-type="string">
            <text:p>Multispectral pedestrian detection based on deep convolutional neural networks</text:p>
          </table:table-cell>
          <table:table-cell office:value-type="string" calcext:value-type="string">
            <text:p>Vision-based pedestrian detection for all day are crucial in Advance Driver Assistance Systems (ADAS), autonomous vehicles and video surveillance. Based on the fact that human body radiation falls around 9.3pm, thermal images have distinctive advantages in pedestrian detection at nighttime. With the recent success of CNNs in vision community, how to properly explore information in color and thermal images in CNNs-based methods attracts attention of researchers. The contributions of this paper are twofold: First, multiple multispectral pedestrian detectors based on the Single Shot Detector (SSD) framework have been developed. Second, the performance of different pixel-level image fusion methods in multispectral CNN-based pedestrian detectors is evaluated. Extensive results based on KAIST multispectral pedestrian benchmark show that good pixel-level image fusion methods are complementary to both early-fusion and late-fusion CNN architectures at nighttime. The combination of image fusion and late-fusion CNN architectures can more properly exploit the multispectral information and achieve the best detection performance. © 2017 IEEE.</text:p>
          </table:table-cell>
        </table:table-row>
        <table:table-row table:style-name="ro1">
          <table:table-cell office:value-type="string" calcext:value-type="string">
            <text:p>Monocular Free-Head 3D Gaze Tracking with Deep Learning and Geometry Constraints</text:p>
          </table:table-cell>
          <table:table-cell office:value-type="string" calcext:value-type="string">
            <text:p>Free-head 3D gaze tracking outputs both the eye location and the gaze vector in 3D space, and it has wide applications in scenarios such as driver monitoring, advertisement analysis and surveillance. A reliable and low-cost monocular solution is critical for pervasive usage in these areas. Noticing that a gaze vector is a composition of head pose and eyeball movement in a geometrically deterministic way, we propose a novel gaze transform layer to connect separate head pose and eyeball movement models. The proposed decomposition does not suffer from head-gaze correlation overfitting and makes it possible to use datasets existing for other tasks. To add stronger supervision for better network training, we propose a two-step training strategy, which first trains sub-tasks with rough labels and then jointly trains with accurate gaze labels. To enable good cross-subject performance under various conditions, we collect a large dataset which has full coverage of head poses and eyeball movements, contains 200 subjects, and has diverse illumination conditions. Our deep solution achieves state-of-the-art gaze tracking accuracy, reaching 5.6° cross-subject prediction error using a small network running at 1000 fps on a single CPU (excluding face alignment time) and 4.3° cross-subject error with a deeper network. © 2017 IEEE.</text:p>
          </table:table-cell>
        </table:table-row>
        <table:table-row table:style-name="ro1">
          <table:table-cell office:value-type="string" calcext:value-type="string">
            <text:p>Analysis of driving skills based on deep learning using stacked autoencoders</text:p>
          </table:table-cell>
          <table:table-cell office:value-type="string" calcext:value-type="string">
            <text:p>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7 IEEE.</text:p>
          </table:table-cell>
        </table:table-row>
        <table:table-row table:style-name="ro1">
          <table:table-cell office:value-type="string" calcext:value-type="string">
            <text:p>Augmented intelligence: Enhancing human capabilities</text:p>
          </table:table-cell>
          <table:table-cell office:value-type="string" calcext:value-type="string">
            <text:p>Recent times have seen an exponential increase in the use of artificial intelligence in numerous regions. Fields like education, transport, finance, and health have made drastic improvements in the last decade; from predicting the stock market prices and driverless cars to predicting cancer cells in human body. Artificial intelligence and Machine learning combined, have shaped the world to be a better place than yesterday. In this paper, I describe a novel approach towards augmenting artificial and human intelligence with the goal of enhancing the capabilities of human activity using adaptive intelligent agents and deep neural networks. Any intelligent system would have come across a situation where human intervention is essential; wherein human intelligence is required for the complete functioning of the agent. This crossover of the worlds is the key to augmenting both human and artificial intelligence. We can enhance the capabilities of both the entities by introducing behavior and context as variables in the cognitive process. © 2017 IEEE.</text:p>
          </table:table-cell>
        </table:table-row>
        <table:table-row table:style-name="ro1">
          <table:table-cell office:value-type="string" calcext:value-type="string">
            <text:p>Deep Physiological Arousal Detection in a Driving Simulator Using Wearable Sensors</text:p>
          </table:table-cell>
          <table:table-cell office:value-type="string" calcext:value-type="string">
            <text:p>Driving is an activity that requires considerable alertness. Insufficient attention, imperfect perception, inadequate information processing, and sub-optimal arousal are possible causes of poor human performance. Understanding of these causes and the implementation of effective remedies is of key importance to increase traffic safety and improve driver's well-being. For this purpose, we used deep learning algorithms to detect arousal level, namely, under-aroused, normal and over-aroused for professional truck drivers in a simulated environment. The physiological signals are collected from 11 participants by wrist wearable devices. We presented a cost effective ground-truth generation scheme for arousal based on a subjective measure of sleepiness and score of stress stimuli. On this dataset, we evaluated a range of deep neural network models for representation learning as an alternative to handcrafted feature extraction. Our results show that a 7-layers convolutional neural network trained on raw physiological signals (such as heart rate, skin conductance and skin temperature) outperforms a baseline neural network and denoising autoencoder models with weighted F-score of 0.82 vs. 0.75 and Kappa of 0.64 vs. 0.53, respectively. The proposed convolutional model not only improves the overall results but also enhances the detection rate for every driver in the dataset as determined by leave-one-subject-out cross-validation. © 2017 IEEE.</text:p>
          </table:table-cell>
        </table:table-row>
        <table:table-row table:style-name="ro1">
          <table:table-cell office:value-type="string" calcext:value-type="string">
            <text:p>A deep learning model for predicting tumor suppressor genes and oncogenes from PDB structure</text:p>
          </table:table-cell>
          <table:table-cell office:value-type="string" calcext:value-type="string">
            <text:p>While cancer is a heterogeneous complex of distinct diseases, the common underlying mechanism for uncontrolled tumor growth is due to mutations in proto-oncogenes and the loss of the regulatory function of tumor suppression genes. In this paper we propose a novel deep learning model for predicting tumor suppression genes (TSGs) and proto-oncogenes (OGs) from their Protein Data Bank (PDB) three dimensional structures. Specifically, we develop a convolutional neural network (CNN) to classify the feature map sets extracted from the tertiary protein structures. Each feature map set represents particular biological features associated with the atomic coordinates appearing on the outer surface of protein's three dimensional structure. The experimental results on the collected dataset for classifying TSGs and OGs demonstrate promising performance with 82.57% accuracy and 0.89 area under ROC curve. The initial success of the proposed model warrants further study to develop a comprehensive model to identify the cancer driver genes or events using the principle cancer genes (TSG and OG). © 2017 IEEE.</text:p>
          </table:table-cell>
        </table:table-row>
        <table:table-row table:style-name="ro1">
          <table:table-cell office:value-type="string" calcext:value-type="string">
            <text:p>Image classification system based on deep learning applied to the recognition of traffic signs for intelligent robotic vehicle navigation purposes</text:p>
          </table:table-cell>
          <table:table-cell office:value-type="string" calcext:value-type="string">
            <text:p>This paper presents a system for classifying images based on Deep Learning and applied in the recognition of traffic signals aiming to increase road safety increased road safety using autonomous and semi-autonomous intelligent robotic vehicles. This Advanced Driver Assistance System (ADAS) is a system created to automate vehicles, but also to help the human drivers to increase safety and the respect of traffic rules while driving the car. The system must be able to classify several different traffic signs (e.g. maximum speed allowed, stop, slow down, turn ahead, pedestrian), thus helping to make navigation within the local traffic rules. The obtained results are promising and very satisfactory, where we get 97.24% of test accuracy in a well known traffic sign benchmark dataset (INI - German Traffic Sign Benchmark). © 2017 IEEE.</text:p>
          </table:table-cell>
        </table:table-row>
        <table:table-row table:style-name="ro1">
          <table:table-cell office:value-type="string" calcext:value-type="string">
            <text:p>Deep learning lane marker segmentation from automatically generated labels</text:p>
          </table:table-cell>
          <table:table-cell office:value-type="string" calcext:value-type="string">
            <text:p>Reliable lane detection is a fundamental necessity for driver assistance, driver safety functions and fully automated vehicles. Based on other detection and classification tasks, deep learning based methods are likely to yield the most accurate outputs for detecting lane markers, but require vast amounts of labeled data. We propose to train a deep neural network for detecting lane markers in camera images without manually labeling any images. To achieve this, we project high definition maps for automated driving into our image and correct for misalignments due to inaccuracies in localization and coordinate frame transformations. The corrections are performed by calculating the offset between features within our map and detected ones in the images. By using detections in the actual image for refining the projections, our labels become close to pixel perfect. After a fast, visual quality check, our projected lane markers can be used for training a fully convolutional network to segment lane markers in images. A single worker can easily generate 20,000 of those labels within a single day. Our fully convolutional network is trained only on automatically generated labels. All of our detections are based solely on gray-scale mono camera inputs without any additional information. The resulting network regularly detects clean lane markers at distances of around 150 meters on a 1 Megapixel camera. © 2017 IEEE.</text:p>
          </table:table-cell>
        </table:table-row>
        <table:table-row table:style-name="ro1">
          <table:table-cell office:value-type="string" calcext:value-type="string">
            <text:p>Performance of convolutional neural network and recurrent neural network for anticipation of driver's conduct</text:p>
          </table:table-cell>
          <table:table-cell office:value-type="string" calcext:value-type="string">
            <text:p>With the advancements in Internet of Things (IoT), we could efficiently improve our daily life activities like health care, monitoring, transportation, smart homes etc. Artificial Intelligence along with Machine learning has played a very supportive role to analyze various situations and take decisions accordingly. Maneuver anticipation supplements existing Advance Driver Assistance Systems (ADAS) by anticipating mishaps and giving drivers more opportunity to respond to road circumstances proactively. The capacity to sort the driver conduct is extremely beneficial for advance driver assistance system (ADAS). Deep learning solutions would further be an endeavor of for driving conduct recognition. A technique for distinguishing driver's conduct is imperative to help operative mode transition between the driver and independent vehicles. We propose a novel approach of dissecting driver's conduct by using Convolutional Neural Network (CNN), Recurrent Neural Network(RNN) and a combination of Convolutional Neural Network with Long-Short Term Memory (LSTM) that would give better results in less response time. We are likewise proposing to concentrate high level features and interpretable features depicting complex driving examples by trying CNN, RNN and then CNN with LSTM. We could improve the system accuracy to 95% by combining CNN with LSTM. © 2017 IEEE.</text:p>
          </table:table-cell>
        </table:table-row>
        <table:table-row table:style-name="ro1">
          <table:table-cell office:value-type="string" calcext:value-type="string">
            <text:p>A vehicle detection using selective multi-stage features in convolutional neural networks</text:p>
          </table:table-cell>
          <table:table-cell office:value-type="string" calcext:value-type="string">
            <text:p>Vehicle detection is the most basic and important technology in advanced driver assistant system. Conventional methods do not reflect characteristic information of vehicle images, so they were vulnerable to noise. In order to improve the performance of vehicle detection, this paper proposes a vehicle detection framework using selective multi-stage features in convolutional neural networks. We design the convolutional neural network (CNN) model with 10 layers and use a visualization technique to selectively extract features from the activation feature map in CNN. Our proposed features have the characteristic information of vehicle images and are more robust to noise than traditional appearance based features. We train the Adaboost algorithm using these features to implement a vehicle detector. The result of the experiments proves that our proposed vehicle detection framework has a better performance than other frameworks. © 2017 Institute of Control, Robotics and Systems - ICROS.</text:p>
          </table:table-cell>
        </table:table-row>
        <table:table-row table:style-name="ro1">
          <table:table-cell office:value-type="string" calcext:value-type="string">
            <text:p>ToolNet: Holistically-nested real-time segmentation of robotic surgical tools</text:p>
          </table:table-cell>
          <table:table-cell office:value-type="string" calcext:value-type="string">
            <text:p>Real-time tool segmentation from endoscopic videos is an essential part of many computer-assisted robotic surgical systems and of critical importance in robotic surgical data science. We propose two novel deep learning architectures for automatic segmentation of non-rigid surgical instruments. Both methods take advantage of automated deep-learning-based multi-scale feature extraction while trying to maintain an accurate segmentation quality at all resolutions. The two proposed methods encode the multi-scale constraint inside the network architecture. The first proposed architecture enforces it by cascaded aggregation of predictions and the second proposed network does it by means of a holistically-nested architecture where the loss at each scale is taken into account for the optimization process. As the proposed methods are for real-time semantic labeling, both present a reduced number of parameters. We propose the use of parametric rectified linear units for semantic labeling in these small architectures to increase the regularization of the network while maintaining the segmentation accuracy. We compare the proposed architectures against state-of-the-art fully convolutional networks. We validate our methods using existing benchmark datasets, including ex vivo cases with phantom tissue and different robotic surgical instruments present in the scene. Our results show a statistically significant improved Dice Similarity Coefficient over previous instrument segmentation methods. We analyze our design choices and discuss the key drivers for improving accuracy. © 2017 IEEE.</text:p>
          </table:table-cell>
        </table:table-row>
        <table:table-row table:style-name="ro1">
          <table:table-cell office:value-type="string" calcext:value-type="string">
            <text:p>Driver distraction detection using single convolutional neural network</text:p>
          </table:table-cell>
          <table:table-cell office:value-type="string" calcext:value-type="string">
            <text:p>Driver status detection is an essential task because driver distraction, fatigue, and drowsiness of driver are serious causes of traffic accident in recent. In this paper, we focus on driver distraction and propose a method to detect driver distraction. We detect driver distraction using single Convolutional Neural Network model such as Inception ResNet and MobileNet. As our experiments, both models can be trained with a small amount of dataset and checkpoints which were pre-trained with ILSVRC2012 dataset. Furthermore, although our training dataset consists images of two subjects, our method shows reliable result for other subjects. © 2017 IEEE.</text:p>
          </table:table-cell>
        </table:table-row>
        <table:table-row table:style-name="ro1">
          <table:table-cell office:value-type="string" calcext:value-type="string">
            <text:p>DarNet: A deep learning solution for distracted driving detection</text:p>
          </table:table-cell>
          <table:table-cell office:value-type="string" calcext:value-type="string">
            <text:p>Distracted driving is known to be the leading cause of motor vehicle accidents. With the increase in the number of IoT devices available within vehicles, there exists an abundance of data for monitoring driver behavior. However, designing a system around this goal presents two key challenges - how to concurrently collect data spanning multiple IoT devices, and how to jointly analyze this multimodal input. To that end, we present a unified data collection and analysis framework, DarNet, capable of detecting and classifying distracted driving behavior. DarNet consists of two primary components: A data collection system and an analytics engine. Our system takes advantage of advances in machine learning (ML) to classify driving behavior based on input sensor data. In our system implementation, we collect image data from an inward facing camera, and Inertial Measurement Unit (IMU) data from a mobile device, both located within the vehicle. Using deep learning techniques, we show that DarNet achieves a Top-1 classification percentage of 87.02% on our collected dataset, significantly outperforming our baseline model of 73.88%. Additionally, we address the privacy concerns associated with collecting image data by presenting an alternative framework designed to operate on down-sampled data which produces a Top-1 classification percentage of 80.00%. © 2017 ACM.</text:p>
          </table:table-cell>
        </table:table-row>
        <table:table-row table:style-name="ro1">
          <table:table-cell office:value-type="string" calcext:value-type="string">
            <text:p>On the use of monte-carlo simulation and deep fourier neural network in lane departure warning</text:p>
          </table:table-cell>
          <table:table-cell office:value-type="string" calcext:value-type="string">
            <text:p>To make improvements on vision-based lane departure warning systems (LDWS), a lane departure prediction (LDP) method based on Monte-Carlo simulation and deep Fourier neural network (DFNN) is proposed. Firstly, a closed-loop driver-vehicle-road (DVR) system model is built up and the parameters of the system, consisting of vehicle states, positioning and road conditions, are initialized by random sampling. After simulating a large number of DVR systems with random parameters, the obtained results are used as samples to train a DFNN which predicts the forthcoming maximum lateral deviation and is optimized by employing deep learning method. Then, a LDP strategy is proposed by combining the DFNN with a driver activity index, which takes driver adaptation into consideration. The experimental evaluation shows that the proposed lane departure warning algorithm can predict the lane departure event in time and reduce the false-warning rate of existing methods in a significant way. More importantly, the proposed technique enhances the system's functions of over-speed warning on curved road and over-steer warning on low-adhesion road. © 2009-2012 IEEE.</text:p>
          </table:table-cell>
        </table:table-row>
        <table:table-row table:style-name="ro1">
          <table:table-cell office:value-type="string" calcext:value-type="string">
            <text:p>Qualitative Action Recognition by Wireless Radio Signals in Human-Machine Systems</text:p>
          </table:table-cell>
          <table:table-cell office:value-type="string" calcext:value-type="string">
            <text:p>Human-machine systems required a deep understanding of human behaviors. Most existing research on action recognition has focused on discriminating between different actions, however, the quality of executing an action has received little attention thus far. In this paper, we study the quality assessment of driving behaviors and present WiQ, a system to assess the quality of actions based on radio signals. This system includes three key components, a deep neural network based learning engine to extract the quality information from the changes of signal strength, a gradient-based method to detect the signal boundary for an individual action, and an activity-based fusion policy to improve the recognition performance in a noisy environment. By using the quality information, WiQ can differentiate a triple body status with an accuracy of 97%, whereas for identification among 15 drivers, the average accuracy is 88%. Our results show that, via dedicated analysis of radio signals, a fine-grained action characterization can be achieved, which can facilitate a large variety of applications, such as smart driving assistants. © 2013 IEEE.</text:p>
          </table:table-cell>
        </table:table-row>
        <table:table-row table:style-name="ro1">
          <table:table-cell office:value-type="string" calcext:value-type="string">
            <text:p>Training my car to see using virtual worlds</text:p>
          </table:table-cell>
          <table:table-cell office:value-type="string" calcext:value-type="string">
            <text:p>Computer vision technologies are at the core of different advanced driver assistance systems (ADAS) and will play a key role in oncoming autonomous vehicles too. One of the main challenges for such technologies is to perceive the driving environment, i.e. to detect and track relevant driving information in a reliable manner (e.g. pedestrians in the vehicle route, free space to drive through). Nowadays it is clear that machine learning techniques are essential for developing such a visual perception for driving. In particular, the standard working pipeline consists of collecting data (i.e. on-board images), manually annotating the data (e.g. drawing bounding boxes around pedestrians), learning a discriminative data representation taking advantage of such annotations (e.g. a deformable part-based model, a deep convolutional neural network), and then assessing the reliability of such representation with the acquired data. In the last two decades most of the research efforts focused on representation learning (first, designing descriptors and learning classifiers; later doing it end-to-end). Hence, collecting data and, especially, annotating it, is essential for learning good representations. While this has been the case from the very beginning, only after the disruptive appearance of deep convolutional neural networks that it became a serious issue due to their data hungry nature. In this context, the problem is that manual data annotation is a tiresome work prone to errors. Accordingly, in the late 00’s we initiated a research line consisting of training visual models using photo-realistic computer graphics, especially focusing on assisted and autonomous driving. In this paper, we summarize such a work and show how it has become a new tendency with increasing acceptance. © 2017 Elsevier B.V.</text:p>
          </table:table-cell>
        </table:table-row>
        <table:table-row table:style-name="ro1">
          <table:table-cell office:value-type="string" calcext:value-type="string">
            <text:p>The Stixel World: A medium-level representation of traffic scenes</text:p>
          </table:table-cell>
          <table:table-cell office:value-type="string" calcext:value-type="string">
            <text:p>Recent progress in advanced driver assistance systems and the race towards autonomous vehicles is mainly driven by two factors: (1) increasingly sophisticated algorithms that interpret the environment around the vehicle and react accordingly, and (2) the continuous improvements of sensor technology itself. In terms of cameras, these improvements typically include higher spatial resolution, which as a consequence requires more data to be processed. The trend to add multiple cameras to cover the entire surrounding of the vehicle is not conducive in that matter. At the same time, an increasing number of special purpose algorithms need access to the sensor input data to correctly interpret the various complex situations that can occur, particularly in urban traffic. By observing those trends, it becomes clear that a key challenge for vision architectures in intelligent vehicles is to share computational resources. We believe this challenge should be faced by introducing a representation of the sensory data that provides compressed and structured access to all relevant visual content of the scene. The Stixel World discussed in this paper is such a representation. It is a medium-level model of the environment that is specifically designed to compress information about obstacles by leveraging the typical layout of outdoor traffic scenes. It has proven useful for a multitude of automotive vision applications, including object detection, tracking, segmentation, and mapping. In this paper, we summarize the ideas behind the model and generalize it to take into account multiple dense input streams: the image itself, stereo depth maps, and semantic class probability maps that can be generated, e.g., by deep convolutional neural networks. Our generalization is embedded into a novel mathematical formulation for the Stixel model. We further sketch how the free parameters of the model can be learned using structured SVMs. © 2017 Elsevier B.V.</text:p>
          </table:table-cell>
        </table:table-row>
        <table:table-row table:style-name="ro1">
          <table:table-cell office:value-type="string" calcext:value-type="string">
            <text:p>Pedestrian Movement Direction Recognition Using Convolutional Neural Networks</text:p>
          </table:table-cell>
          <table:table-cell office:value-type="string" calcext:value-type="string">
            <text:p>Pedestrian movement direction recognition is an important factor in autonomous driver assistance and security surveillance systems. Pedestrians are the most crucial and fragile moving objects in streets, roads, and events, where thousands of people may gather on a regular basis. People flow analysis on zebra crossings and in shopping centers or events such as demonstrations are a key element to improve safety and to enable autonomous cars to drive in real life environments. This paper focuses on deep learning techniques such as convolutional neural networks (CNN) to achieve a reliable detection of pedestrians moving in a particular direction. We propose a CNN-based technique that leverages current pedestrian detection techniques (histograms of oriented gradients-linSVM) to generate a sum of subtracted frames (flow estimation around the detected pedestrian), which are used as an input for the proposed modified versions of various state-of-the-art CNN networks, such as AlexNet, GoogleNet, and ResNet. Moreover, we have also created a new data set for this purpose, and analyzed the importance of training in a known data set for the neural networks to achieve reliable results. © 2000-2011 IEEE.</text:p>
          </table:table-cell>
        </table:table-row>
        <table:table-row table:style-name="ro1">
          <table:table-cell office:value-type="string" calcext:value-type="string">
            <text:p>Toward Safer Highways: Predicting Driver Stress in Varying Conditions on Habitual Routes</text:p>
          </table:table-cell>
          <table:table-cell office:value-type="string" calcext:value-type="string">
            <text:p>Driver stress is a growing problem in the transportation industry. It causes a deterioration of cognitive skills, resulting in poor driving and an increase in the likelihood of traffic accidents. Prediction models allow us to avoid or at least minimize the negative consequences of stress. In this article, an algorithm based on deep learning is proposed to predict driver stress. This type of algorithm detects complex relationships among variables. At the same time, it avoids overfitting. The prediction of the upcoming stress level is made by taking into account driving behavior (acceleration, deceleration, speed) and the previous stress level. © 2005-2012 IEEE.</text:p>
          </table:table-cell>
        </table:table-row>
        <table:table-row table:style-name="ro1">
          <table:table-cell office:value-type="string" calcext:value-type="string">
            <text:p>Semi-supervised deep generative models for change detection in very high resolution imagery</text:p>
          </table:table-cell>
          <table:table-cell office:value-type="string" calcext:value-type="string">
            <text:p>Increasing population, rapid urbanization, quest for biofuels, pollution, diseases, and adverse climate changes are some of the major drivers behind the changing surface of our planet. Timely monitoring and assessment of these changes, along with dissemination of accurate information, is important for policy makers, city planners, and humanitarian relief workers. Advances in remote sensing technologies have led to acquisition of very high resolution remote sensing imagery in the past decade. This data is highly useful for the aforementioned applications, and machine learning technology can be used to identify and quantify the changed regions. In this study we explore a semi-supervised deep generative model for change detection in very high resolution multispectral and bitemporal imagery. We constructed an auxiliary variational autoencoder that infers class labels without incurring high sample complexity costs. The resulting classifier was able to produce accurate predictions of real changes over images that appear significantly different due to environmental conditions (not real changes) while utilizing only a small set of labeled samples. © 2017 IEEE.</text:p>
          </table:table-cell>
        </table:table-row>
        <table:table-row table:style-name="ro1">
          <table:table-cell office:value-type="string" calcext:value-type="string">
            <text:p>Machine Learning for Nuclear Mechano-Morphometric Biomarkers in Cancer Diagnosis</text:p>
          </table:table-cell>
          <table:table-cell office:value-type="string" calcext:value-type="string">
            <text:p>Current cancer diagnosis employs various nuclear morphometric measures. While these have allowed accurate late-stage prognosis, early diagnosis is still a major challenge. Recent evidence highlights the importance of alterations in mechanical properties of single cells and their nuclei as critical drivers for the onset of cancer. We here present a method to detect subtle changes in nuclear morphometrics at single-cell resolution by combining fluorescence imaging and deep learning. This assay includes a convolutional neural net pipeline and allows us to discriminate between normal and human breast cancer cell lines (fibrocystic and metastatic states) as well as normal and cancer cells in tissue slices with high accuracy. Further, we establish the sensitivity of our pipeline by detecting subtle alterations in normal cells when subjected to small mechano-chemical perturbations that mimic tumor microenvironments. In addition, our assay provides interpretable features that could aid pathological inspections. This pipeline opens new avenues for early disease diagnostics and drug discovery. © 2017 The Author(s).</text:p>
          </table:table-cell>
        </table:table-row>
        <table:table-row table:style-name="ro1">
          <table:table-cell office:value-type="string" calcext:value-type="string">
            <text:p>Community based repository for georeferenced traffic signs</text:p>
          </table:table-cell>
          <table:table-cell office:value-type="string" calcext:value-type="string">
            <text:p>Traffic sign maintenance requires periodic on-site inspection to determine if signs are in good conditions and visible, both day and night. However, periodic inspections are time and cost consuming. Another issue is related to the drivers awareness to the traffic signs on the road. Many factors may potentially contribute to a driver missing a sign, such as the sign being damaged or occluded, or distraction caused by the many gadgets inside the vehicle. We propose a dual purpose community based approach. On the one hand, each driver can use his mobile device to detect, recognize and geolocate traffic signs, contributing to the traffic sign central repository. Detection is performed using cascade classifiers, while a convolutional neural network support the recognition phase. The repository, based on the information received from the clients, can be used to provide reports about sign status, preventing the need for global inspections and providing the information required for more direct and timely inspections. On the other hand, the drivers would have access to the database of traffic signs therefore being able to receive real-time notifications regarding traffic signs such as speed limit signs, school proximity, or road construction signs. © 2017 IEEE.</text:p>
          </table:table-cell>
        </table:table-row>
        <table:table-row table:style-name="ro1">
          <table:table-cell office:value-type="string" calcext:value-type="string">
            <text:p>Rebooting the data access hierarchy of computing systems</text:p>
          </table:table-cell>
          <table:table-cell office:value-type="string" calcext:value-type="string">
            <text:p>We have been experiencing two very important movements in computing. On the one hand, a tremendous amount of resource has been invested into innovative applications such as first-principle-based methods, deep learning and cognitive computing. On the other hand, the industry has been taking a technological path where application performance and energy efficiency vary by more than two orders of magnitude depending on their parallelism, heterogeneity, and locality. We envision that a “perfect storm” is coming because of the interaction between these two movements. Many of these new and high-valued applications need to touch a very large amount of data with little data reuse and data movement has become the dominating factor for both power and performance of these applications. It will be critical to match the compute throughput to the data access bandwidth and to locate the compute near data. Much has been and continuously needs to be learned about algorithms, languages, compilers and hardware architecture in this movement. What are the killer applications that may become the new driver for future technology development? How hard is it to program existing systems to address the data movement issues today? How will we program these systems in the future? How will innovations in memory devices present further opportunities and challenges in designing new systems? What is the impact on long-term software engineering cost of applications? In this paper, we present some lessons learned as we design the IBM-Illinois C3SR (Center for Cognitive Computing Systems Research) Erudite system inside this perfect storm. © 2017 IEEE.</text:p>
          </table:table-cell>
        </table:table-row>
        <table:table-row table:style-name="ro1">
          <table:table-cell office:value-type="string" calcext:value-type="string">
            <text:p>Driver's fatigue prediction by deep covariance learning from EEG</text:p>
          </table:table-cell>
          <table:table-cell office:value-type="string" calcext:value-type="string">
            <text:p>We present here deep covariance learning models for predicting drivers' drowsy and alert states from Electroencephalography (EEG). Three types of deep covariance learning models are proposed: SPDNet, CNN, and DNN on covariance matrices. Our test results show that all the deep covariance learning methods reported better performance than shallow learning methods including Riemannian methods and STCNN, a previously proposed CNN model for EEG classification. Among the deep covariance learning methods, the best classification performance is obtained by a CNN model applied on sample spatial EEG covariance matrices and it improved the AUC of the best shallow algorithm (logistic regression + Log-Euclidean Metric) by 12.32% from 70.96% to 86.14%. Our study showed that deep covariance learning is a very promising approach for drivers' fatigue prediction. © 2017 IEEE.</text:p>
          </table:table-cell>
        </table:table-row>
        <table:table-row table:style-name="ro1">
          <table:table-cell office:value-type="string" calcext:value-type="string">
            <text:p>An introduction to deep learning on biological sequence data: Examples and solutions</text:p>
          </table:table-cell>
          <table:table-cell office:value-type="string" calcext:value-type="string">
            <text:p>Motivation Deep neural network architectures such as convolutional and long short-term memory networks have become increasingly popular as machine learning tools during the recent years. The availability of greater computational resources, more data, new algorithms for training deep models and easy to use libraries for implementation and training of neural networks are the drivers of this development. The use of deep learning has been especially successful in image recognition; and the development of tools, applications and code examples are in most cases centered within this field rather than within biology. Results Here, we aim to further the development of deep learning methods within biology by providing application examples and ready to apply and adapt code templates. Given such examples, we illustrate how architectures consisting of convolutional and long short-term memory neural networks can relatively easily be designed and trained to state-of-the-art performance on three biological sequence problems: prediction of subcellular localization, protein secondary structure and the binding of peptides to MHC Class II molecules. Availability and implementation All implementations and datasets are available online to the scientific community at https://github.com/vanessajurtz/lasagne4bio. Contact skaaesonderby@gmail.com Supplementary informationSupplementary dataare available at Bioinformatics online. © The Author 2017. Published by Oxford University Press. All rights reserved.</text:p>
          </table:table-cell>
        </table:table-row>
        <table:table-row table:style-name="ro1">
          <table:table-cell office:value-type="string" calcext:value-type="string">
            <text:p>A Performance Comparison of Pedestrian Detection Using Faster RCNN and ACF</text:p>
          </table:table-cell>
          <table:table-cell office:value-type="string" calcext:value-type="string">
            <text:p>This paper presents a performance comparison of pedestrian detection using faster RCNN and ACF. RCNN finds independently candidate areas for detectable object and extracts feature vector of CNN from each regional image. These images are classified by class-specific linear SVMs. ACF computes several channels from one image and gets a low resolution channel by integrating them into smoothed one. Each pixel becomes a feature and these pixels turn a feature vector. Finally, pedestrian and background are separated by using decision tree and boost. The databases used in this study are downloaded from Youtube. The videos include vehicle driving environment scenes. The experiment result shows that precision of faster RCNN is 56.73% higher than precision of ACF on the manual works. To automating works, label image is formed by human. And recall rate and precision are compared. The ACF detector with Caltech model shows good recall rate than other methods but its precision is the worst. The faster RCNNs precision is 7 times higher than second better method. © 2017 IEEE.</text:p>
          </table:table-cell>
        </table:table-row>
        <table:table-row table:style-name="ro1">
          <table:table-cell office:value-type="string" calcext:value-type="string">
            <text:p>Analysis of large optical ground stations for deep-space optical communications</text:p>
          </table:table-cell>
          <table:table-cell office:value-type="string" calcext:value-type="string">
            <text:p>Inter-satellite and ground to satellite optical communications have been successfully demonstrated over more than a decade with several experiments, the most recent being NASA's lunar mission Lunar Atmospheric Dust Environment Explorer (LADEE). The technology is in a mature stage that allows to consider optical communications as a high-capacity solution for future deep-space communications [1][2], where there is an increasing demand on downlink data rate to improve science return. To serve these deep-space missions, suitable optical ground stations (OGS) have to be developed providing large collecting areas. The design of such OGSs must face both technical and cost constraints in order to achieve an optimum implementation. To that end, different approaches have already been proposed and analyzed, namely, a large telescope based on a segmented primary mirror, telescope arrays, and even the combination of RF and optical receivers in modified versions of existing Deep-Space Network (DSN) antennas [3][4][5]. Array architectures have been proposed to relax some requirements, acting as one of the key drivers of the present study. The advantages offered by the array approach are attained at the expense of adding subsystems. Critical issues identified for each implementation include their inherent efficiency and losses, as well as its performance under high-background conditions, and the acquisition, pointing, tracking, and synchronization capabilities. It is worth noticing that, due to the photon-counting nature of detection, the system performance is not solely given by the signal-to-noise ratio parameter. To start with the analysis, first the main implications of the deep space scenarios are summarized, since they are the driving requirements to establish the technical specifications for the large OGS. Next, both the main characteristics of the OGS and the potential configuration approaches are presented, getting deeper in key subsystems with strong impact in the performance. The different configurations are compared from the technical point of view, taking into account the effect of atmospheric conditions. Finally a very preliminary cost analysis for a large aperture OGS is presented. © 2018 SPIE.</text:p>
          </table:table-cell>
        </table:table-row>
        <table:table-row table:style-name="ro1">
          <table:table-cell office:value-type="string" calcext:value-type="string">
            <text:p>An autopilot system based on ROS distributed architecture and deep learning</text:p>
          </table:table-cell>
          <table:table-cell office:value-type="string" calcext:value-type="string">
            <text:p>An autopilot system includes several modules, and the software architecture has a variety of programs. As we all know, it is necessary that there exists one brand with a compatible sensor system till now, owing to complexity and variety of sensors before. In this paper, we apply (Robot Operating System) ROS-based distributed architecture. Deep learning methods also adopted by perception modules. Experimental results demonstrate that the system can reduce the dependence on the hardware effectively, and the sensor involved is convenient to achieve well the expected functionalities. The system adapts well to some specific driving scenes, relatively fixed and simple driving environment, such as the inner factories, bus lines, parks, highways, etc. This paper presents the case study of autopilot system based on ROS and deep learning, especially convolution neural network (CNN), from the perspective of system implementation. And we also introduce the algorithm and realization process including the core module of perception, decision, control and system management emphatically. © 2017 IEEE.</text:p>
          </table:table-cell>
        </table:table-row>
        <table:table-row table:style-name="ro1">
          <table:table-cell office:value-type="string" calcext:value-type="string">
            <text:p>POSEidon: Face-from-Depth for driver pose estimation</text:p>
          </table:table-cell>
          <table:table-cell office:value-type="string" calcext:value-type="string">
            <text:p>Fast and accurate upper-body and head pose estimation is a key task for automatic monitoring of driver attention, a challenging context characterized by severe illumination changes, occlusions and extreme poses. In this work, we present a new deep learning framework for head localization and pose estimation on depth images. The core of the proposal is a regressive neural network, called POSEidon, which is composed of three independent convolutional nets followed by a fusion layer, specially conceived for understanding the pose by depth. In addition, to recover the intrinsic value of face appearance for understanding head position and orientation, we propose a new Face-from-Depth model for learning image faces from depth. Results in face reconstruction are qualitatively impressive. We test the proposed framework on two public datasets, namely Biwi Kinect Head Pose and ICT-3DHP, and on Pandora, a new challenging dataset mainly inspired by the automotive setup. Results show that our method overcomes all recent state-of-art works, running in real time at more than 30 frames per second. © 2017 IEEE.</text:p>
          </table:table-cell>
        </table:table-row>
        <table:table-row table:style-name="ro1">
          <table:table-cell office:value-type="string" calcext:value-type="string">
            <text:p>End-to-end learning of driving models from large-scale video datasets</text:p>
          </table:table-cell>
          <table:table-cell office:value-type="string" calcext:value-type="string">
            <text:p>Robust perception-action models should be learned from training data with diverse visual appearances and realistic behaviors, yet current approaches to deep visuomotor policy learning have been generally limited to in-situ models learned from a single vehicle or simulation environment. We advocate learning a generic vehicle motion model from large scale crowd-sourced video data, and develop an endto-end trainable architecture for learning to predict a distribution over future vehicle egomotion from instantaneous monocular camera observations and previous vehicle state. Our model incorporates a novel FCN-LSTM architecture, which can be learned from large-scale crowd-sourced vehicle action data, and leverages available scene segmentation side tasks to improve performance under a privileged learning paradigm. We provide a novel large-scale dataset of crowd-sourced driving behavior suitable for training our model, and report results predicting the driver action on held out sequences across diverse conditions. © 2017 IEEE.</text:p>
          </table:table-cell>
        </table:table-row>
        <table:table-row table:style-name="ro1">
          <table:table-cell office:value-type="string" calcext:value-type="string">
            <text:p>A deep learning container cloud for GPU resources</text:p>
          </table:table-cell>
          <table:table-cell office:value-type="string" calcext:value-type="string">
            <text:p>With the development of deep learning, deep learning framework has become an important tool for the deep neural network development. The framework greatly shortens the network construction and computing time, and its powerful computing ability comes from GPU. But It is an important issue that how to effectively allocate and use GPU resources in heterogeneous cluster among many frameworks. In this paper, we propose a Deep Learning Container Cloud (DLC) architecture for GPU resources specifically. With the characteristics of easy deployment and easy migration, the frameworks can be deployed on heterogeneous cluster in the form of container, and the GPU driver and container can be decoupled according to NVIDIA-docker volume. The DLC provides services in the form of the MESOS framework. After obtaining resources through scheduler, a deep learning framework is created quickly to meet the requirements. DLC will loads the specified GPU resource and the corresponding runtime library to achieve the rapid creation of a deep learning environment with specific version. In addition, this paper proposes an allocation algorithm based on GPU topology. DLC constructs the topo-tree by analyzing the GPU topology structure in agent node, and on this basis, assigns the GPU with the P2P function within the node. Our experiment shows that the use of P2P data transmission in containers will significantly increase bandwidth. It is of great significance for promoting the development of deep learning.</text:p>
          </table:table-cell>
        </table:table-row>
        <table:table-row table:style-name="ro1">
          <table:table-cell office:value-type="string" calcext:value-type="string">
            <text:p>Deep learning based traffic direction sign detection and determining driving style</text:p>
          </table:table-cell>
          <table:table-cell office:value-type="string" calcext:value-type="string">
            <text:p>Intelligent automobiles and advanced driver assistance systems (ADAS) are some of the major technological developments that affect human daily life. Today, many studies are being generated to develop state of the art transportation systems. The general objective in these studies is to cope with negative effects of traffic. In this work, our aim is to contribute to the development of ADAS by determining driver behavior and traffic direction sign detection. The data employed are acquired by smartphone sensors, which are accelerometer, gyroscope, GPS, and camera, while the subject car moves between two specific points. The proposed method consists of two simultaneously running algorithms. The first one determines driver maneuvers, and the second one is the deep learning based algorithm that detects traffic direction sign using Convolution Neural Network (CNN). Here, the results of these two simultaneously running algorithms are assessed, and driving type is determined. GPS data is used for synchronization. Consequently, it is determined whether riding style is safe or aggressive, involving in traffic direction sign detection. © 2017 IEEE.</text:p>
          </table:table-cell>
        </table:table-row>
        <table:table-row table:style-name="ro1">
          <table:table-cell office:value-type="string" calcext:value-type="string">
            <text:p>A Probabilistic Combination of CNN and RNN Estimates for Hand Gesture Based Interaction in Car</text:p>
          </table:table-cell>
          <table:table-cell office:value-type="string" calcext:value-type="string">
            <text:p>Hand Gesture Recognition is completed on top-view hand images observed by a Time of Flight(ToF) camera in a car. The work attempts to solve two important problems of touchless interactions inside a car. First, low latency identification of the gestures which are unobtrusive for the driver. Second, reducing the labelled data required to train learning based solutions, this is particularly important because labelling of gesture sequences is expensive and exigent. This work attempts to improve the fast detection of hand-gestures by correcting the probability estimate of a Long Short Term Memory (LSTM) network by pose prediction made by a Convolutional Neural Network(CNN). Weak models for hand gesture classes based on five hand poses are designed to assist in the predictioncorrection scheme. A training procedure to reduce the labelled data required for hand pose classification is also introduced. This method tries to utilise the statistical property of the dataset to identify a good initialization of weights for the CNN, here we demonstrate this using the Principal Component Analysis(PCA) embedding of non-labelled hand pose sequences. While solving a nine class hand gesture problem we demonstrate an accuracy of 89.50% which is better than existing systems. We also show that a PCA embedding based initialization improves the classification performance of the CNN based pose classifier. © 2017 IEEE.</text:p>
          </table:table-cell>
        </table:table-row>
        <table:table-row table:style-name="ro1">
          <table:table-cell office:value-type="string" calcext:value-type="string">
            <text:p>Dynamic representations for autonomous driving</text:p>
          </table:table-cell>
          <table:table-cell office:value-type="string" calcext:value-type="string">
            <text:p>This paper presents a method for observational learning in autonomous agents. A formalism based on deep learning implementations of variational methods and Bayesian filtering theory is presented. It is explained how the proposed method is capable of modeling the environment to mimic behaviors in an observed interaction by building internal representations and discovering temporal and causal relations. The method is evaluated in a typical surveillance scenario, i.e., perimeter monitoring. It is shown that the vehicle learns how to drive itself by simultaneously observing its surroundings and the actions taken by a human driver for a given task. That is achieved by embedding knowledge regarding perception-action couplings in dynamic representational states used to produce action flows. Thereby, representations link sensory data to control signals. In particular, the representational states associate visual features to stable action concepts such as turning or going straight. © 2017 IEEE.</text:p>
          </table:table-cell>
        </table:table-row>
        <table:table-row table:style-name="ro1">
          <table:table-cell office:value-type="string" calcext:value-type="string">
            <text:p>Semantic image segmentation for pedestrian detection</text:p>
          </table:table-cell>
          <table:table-cell office:value-type="string" calcext:value-type="string">
            <text:p>A typical traffic monitoring system for pedestrian detection uses a stationary camera. In Advanced Driving Assistance Systems (ADAS), the camera is mounted in front of the vehicle's window so that the camera and the object move in any arbitrary direction. Semantic image segmentation is widely used for road scene interpretation. In this paper, a method for semantic image segmentation using a convolution neural network is proposed. After a candidate region is segmented we perform pedestrian detection based on shape and size features of the candidate region. The experiments show that the proposed approach can accurately detect pedestrians in real-time (40fps). © 2017 IEEE.</text:p>
          </table:table-cell>
        </table:table-row>
        <table:table-row table:style-name="ro1">
          <table:table-cell office:value-type="string" calcext:value-type="string">
            <text:p>Mobile outdoor parking space detection application</text:p>
          </table:table-cell>
          <table:table-cell office:value-type="string" calcext:value-type="string">
            <text:p>Finding a vacant parking space in outdoor parking lots is a daily concern of most vehicle drivers during rush hours, especially in the urban context. In this paper, an outdoor parking space vacancy detection system is proposed, using mobile devices to improve parking space searching experience for vehicle drivers by providing them with the location and occupancy information of parking spaces. The system uses state-of-the-art image recognition algorithm, namely Convolutional Neural Network with a Raspberry Pi to identify vacant parking spaces from a parking lot image retrieved in real time via an IP camera. A university parking lot has been chosen as the test bed to deploy the proposed system for real time parking space vacancy detection. An Android smartphone application called Driver App is developed to enable ubiquitous visualization of real time outdoor parking spaces occupancy information for vehicle drivers. Evaluation outcomes based on the responses to System Usability Scale (SUS) questionnaire revealed high usability of the Driver App as a tool that provides smart parking service to assist vehicle drivers in searching for a vacant parking space. © 2017 IEEE.</text:p>
          </table:table-cell>
        </table:table-row>
        <table:table-row table:style-name="ro1">
          <table:table-cell office:value-type="string" calcext:value-type="string">
            <text:p>Improving night time driving safety using vision-based classification techniques</text:p>
          </table:table-cell>
          <table:table-cell office:value-type="string" calcext:value-type="string">
            <text:p>The risks involved in nighttime driving include drowsy drivers and dangerous vehicles. Prominent among the more dangerous vehicles around at night are the larger vehicles which are usually moving faster at night on a highway. In addition, the risk level of driving around larger vehicles rises significantly when the driver’s attention becomes distracted, even for a short period of time. For the purpose of alerting the driver and elevating his or her safety, in this paper we propose two components for any modern vision-based Advanced Drivers Assistance System (ADAS). These two components work separately for the single purpose of alerting the driver in dangerous situations. The purpose of the first component is to ascertain that the driver would be in a sufficiently wakeful state to receive and process warnings, this is the driver drowsiness detection component. The driver drowsiness detection component uses infrared images of the driver to analyze his eyes’ movements using a MSR plus a simple heuristic. This component issues alerts to the driver when the driver’s eyes show distraction and are closed for a longer than usual duration. Experimental results show that this component can detect closed eyes with an accuracy of 94.26% on average, which is comparable to previous results using more sophisticated methods. The purpose of the second component is to alert the driver when the driver’s vehicle is moving around larger vehicles at dusk or night time. The large vehicle detection component accepts images from a regular video driving recorder as input. A bi-level system of classifiers, which included a novel MSR-enhanced KAZE-base Bag-of-Features classifier, is proposed to avoid false negatives. In both components, we propose an improved version of the Multi-Scale Retinex (MSR) algorithm to augment the contrast of the input. Several experiments were performed to test the effects of the MSR and each classifier, and the results are presented in experimental results section of this paper. © 2017 by the authors. Licensee MDPI, Basel, Switzerland.</text:p>
          </table:table-cell>
        </table:table-row>
        <table:table-row table:style-name="ro1">
          <table:table-cell office:value-type="string" calcext:value-type="string">
            <text:p>On-board detection of pedestrian intentions</text:p>
          </table:table-cell>
          <table:table-cell office:value-type="string" calcext:value-type="string">
            <text:p>Avoiding vehicle-to-pedestrian crashes is a critical requirement for nowadays advanced driver assistant systems (ADAS) and future self-driving vehicles. Accordingly, detecting pedestrians from raw sensor data has a history of more than 15 years of research, with vision playing a central role. During the last years, deep learning has boosted the accuracy of image-based pedestrian detectors. However, detection is just the first step towards answering the core question, namely is the vehicle going to crash with a pedestrian provided preventive actions are not taken? Therefore, knowing as soon as possible if a detected pedestrian has the intention of crossing the road ahead of the vehicle is essential for performing safe and comfortable maneuvers that prevent a crash. However, compared to pedestrian detection, there is relatively little literature on detecting pedestrian intentions. This paper aims to contribute along this line by presenting a new vision-based approach which analyzes the pose of a pedestrian along several frames to determine if he or she is going to enter the road or not. We present experiments showing 750 ms of anticipation for pedestrians crossing the road, which at a typical urban driving speed of 50 km/h can provide 15 additional meters (compared to a pure pedestrian detector) for vehicle automatic reactions or to warn the driver. Moreover, in contrast with state-of-the-art methods, our approach is monocular, neither requiring stereo nor optical flow information. © 2017 by the authors. Licensee MDPI, Basel, Switzerland.</text:p>
          </table:table-cell>
        </table:table-row>
        <table:table-row table:style-name="ro1">
          <table:table-cell office:value-type="string" calcext:value-type="string">
            <text:p>Embedded multiple object detection based on deep learning technique for advanced driver assistance system</text:p>
          </table:table-cell>
          <table:table-cell office:value-type="string" calcext:value-type="string">
            <text:p>This paper proposes an optimized pedestrian and vehicle detection method based on deep learning technique. We optimize the convolutional neural network architecture by three mainly methods. The first one is the choice of the learning policy. The second one is to simplify the convolutional neural network architecture. The last one is careful choice of training samples. With limited loss of accuracy, we can greatly speed up the original deep learning method coming from CAFFE. The proposed system is developed on PCs and implemented on the platforms of both the PC and embedded systems. We can achieve around 90% accuracy when it is tested on an open-source dataset. On PCs with Intel i7@3.5GHz CPU, the proposed design can reach the performance about 720×480 video at 25 frames per second. On the NVIDIA JETSON TX1 embedded system, the proposed design can reach the performance about 720×480 video at 5 frames per second. © 2017 IEEE.</text:p>
          </table:table-cell>
        </table:table-row>
        <table:table-row table:style-name="ro1">
          <table:table-cell office:value-type="string" calcext:value-type="string">
            <text:p>Traffic sign recognition based on the NVIDIA Jetson TX1 embedded system using convolutional neural networks</text:p>
          </table:table-cell>
          <table:table-cell office:value-type="string" calcext:value-type="string">
            <text:p>Traffic sign recognition is an important step for integrating smart vehicles into existing road transportation systems. In this paper, an NVIDIA Jetson TX1-based traffic sign recognition system is introduced for driver assistance applications. The system incorporates two major operations, traffic sign detection and recognition. Image color and shape based detection is used to locate potential signs in each frame. A pre-trained convolutional neural network performs classification on these potential sign candidates. The proposed system is implemented on NVIDIA Jetson TX1 board with web-camera. Based on a well-known benchmark suite, 96% detection accuracy is achieved while executing at 1.6 frames per seconds. © 2017 IEEE.</text:p>
          </table:table-cell>
        </table:table-row>
        <table:table-row table:style-name="ro1">
          <table:table-cell office:value-type="string" calcext:value-type="string">
            <text:p>Boosted Deep Neural Network with Weighted Output Layers</text:p>
          </table:table-cell>
          <table:table-cell office:value-type="string" calcext:value-type="string">
            <text:p>Vision based driving environment perception is current research hotspot in automatic driving field, which has made great progress due to the continuous breakthroughs in the research of deep neural network. As is well known, deep neural network has won tremendous successes in a wide variety of image recognition tasks, such as pedestrian detection and vehicle identification, which have accomplished the commercialization successfully in intelligent monitor system. Nevertheless, driving environment perception has a higher request for the generalization performance of deep neural network, which needs further studies on its design and training methods. In this paper, we presented a new boosted deep neural network in order to improve its generalization performance and meanwhile keep computational budget constant. Above all, the most representative methods to improve the generalization performance of deep neural network were introduced. Next, we analyzed the merits and demerits of these methods under limited training samples and computation resources. Then we described a new boosted deep neural network with weighted output layers. On one hand, there are several output layers that constitute sequential classifiers, which boost the final performance of presented deep neural network. On the other hand, it saves the computation consumption through sharing partial network structure among the classifiers. Our proposed model improves the generalization performance and avoids excessively increasing computing at the same time. Finally, we made experiments to confirm the effectiveness of our model. Copyright © 2017 SAE International.</text:p>
          </table:table-cell>
        </table:table-row>
        <table:table-row table:style-name="ro1">
          <table:table-cell office:value-type="string" calcext:value-type="string">
            <text:p>Locally optimal detection of adversarial inputs to image classifiers</text:p>
          </table:table-cell>
          <table:table-cell office:value-type="string" calcext:value-type="string">
            <text:p>Deep neural networks achieve state-of-the-art performance for image classification and other tasks but are easily fooled by forgeries which slightly modify a legitimate image in a specific direction and are visually indistinguishable from the original. This presents a security risk for applications such as driverless transportation systems. We formulate detection of such forgeries as a watermark detection problem and derive locally optimal statistical tests for identifying them. Motivated by this optimal structure, we present a procedure for learning a forgery detector from a training set. The reliability of our forgery detector is assessed for several image classification tasks. © 2017 IEEE.</text:p>
          </table:table-cell>
        </table:table-row>
        <table:table-row table:style-name="ro1">
          <table:table-cell office:value-type="string" calcext:value-type="string">
            <text:p>Traffic sign detection from lower-quality and noisy mobile videos</text:p>
          </table:table-cell>
          <table:table-cell office:value-type="string" calcext:value-type="string">
            <text:p>Accurate traffic sign detection, from vehicle-mounted cameras, is an important task for autonomous driving and driver assistance. It is a challenging task especially when the videos acquired from mobile cameras on portable devices are lowquality. In this paper, we focus on naturalistic videos captured from vehicle-mounted cameras. It has been shown that Regionbased Convolutional Neural Networks provide high accuracy rates in object detection tasks. Yet, they are computationally expensive, and often require a GPU for faster training and processing. In this paper, we present a new method, incorporating Aggregate Channel Features and Chain Code Histograms, with the goal of much faster training and testing, and comparable or better performance without requiring specialized processors. Our test videos cover a range of different weather and daytime scenarios. The experimental results show the promise of the proposed method and a faster performance compared to the other detectors. © 2017 Association for Computing Machinery.</text:p>
          </table:table-cell>
        </table:table-row>
        <table:table-row table:style-name="ro1">
          <table:table-cell office:value-type="string" calcext:value-type="string">
            <text:p>Applying Channel Expansion and Self-Determination Theory in predicting use behaviour of cloud-based VLE</text:p>
          </table:table-cell>
          <table:table-cell office:value-type="string" calcext:value-type="string">
            <text:p>Existence of cloud computing has led to the emergence of cloud-based virtual learning environments (VLEs). Unlike existing grid-based VLE studies which engaged extrinsic motivational drivers, e.g. TAM, UTAUT, etc., this study examined the effects of intrinsic motivational factors namely the Self-Determination Theory. The existing studies also focused on the perspective of intention to use or continuance intention among undergraduates. However, this study examined the actual use behaviour and instructional effectiveness of a cloud-based VLE among teachers. Channel Expansion Theory, VLE attributes and demographics are also incorporated in predicting use behaviour. The instrument has been rigorously developed and validated and 608 teachers were selected in two waves (T1 and T2) of survey using random sampling from 351 schools nationwide. multi-layer perceptron (MLP) using neural network was used to analyse the data. All predictors were found to be relevant in predicting use behaviour. The study may offer an opportunity for a new paradigm shift from behavioural intention and continuance intention to actual use behaviour. It also provides the theoretical foundation for parametric hypothesis testing in future related studies. Several theoretical and practical implications for scholars, Ministry of Education, VLE providers, school authorities and educationists were discussed. © 2017 Informa UK Limited, trading as Taylor &amp; Francis Group.</text:p>
          </table:table-cell>
        </table:table-row>
        <table:table-row table:style-name="ro1">
          <table:table-cell office:value-type="string" calcext:value-type="string">
            <text:p>Vehicle recognition and its trajectory registration on the image sequence using deep convolutional neural network</text:p>
          </table:table-cell>
          <table:table-cell office:value-type="string" calcext:value-type="string">
            <text:p>The article shows the methods of vehicle recognition on the image sequence and its trajectory registration. As a recognition algorithm authors used Viola-Jones method with optical flow filter and the deep convolutional neural network in combination with sliding window technique for vehicle detection task. Also authors analyze approaches to registration of detected vehicle trajectories on image sequence based on its linear and angular velocities and Kalman filter. The efficiency of vehicle detection is shown in terms of the precision and recall of recognition. Quality of vehicle registration on the image sequence is estimated by the standard deviation of results from sample values. The article also shows usage prospects of proposed algorithms as a part of driver assistance system and unmanned vehicle control system. © 2017 IEEE.</text:p>
          </table:table-cell>
        </table:table-row>
        <table:table-row table:style-name="ro1">
          <table:table-cell office:value-type="string" calcext:value-type="string">
            <text:p>Analysis of driving skills based on deep learning using stacked autoencoders</text:p>
          </table:table-cell>
          <table:table-cell office:value-type="string" calcext:value-type="string">
            <text:p>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8, Institute of Advanced Engineering and Science. All rights reserved.</text:p>
          </table:table-cell>
        </table:table-row>
        <table:table-row table:style-name="ro1">
          <table:table-cell office:value-type="string" calcext:value-type="string">
            <text:p>Real-Time Driver Drowsiness Detection for Embedded System Using Model Compression of Deep Neural Networks</text:p>
          </table:table-cell>
          <table:table-cell office:value-type="string" calcext:value-type="string">
            <text:p>Driver's status is crucial because one of the main reasons for motor vehicular accidents is related to driver's inattention or drowsiness. Drowsiness detector on a car can reduce numerous accidents. Accidents occur because of a single moment of negligence, thus driver monitoring system which works in real-time is necessary. This detector should be deployable to an embedded device and perform at high accuracy. In this paper, a novel approach towards real-time drowsiness detection based on deep learning which can be implemented on a low cost embedded board and performs with a high accuracy is proposed. Main contribution of our paper is compression of heavy baseline model to a light weight model deployable to an embedded board. Moreover, minimized network structure was designed based on facial landmark input to recognize whether driver is drowsy or not. The proposed model achieved an accuracy of 89.5% on 3-class classification and speed of 14.9 frames per second (FPS) on Jetson TK1. © 2017 IEEE.</text:p>
          </table:table-cell>
        </table:table-row>
        <table:table-row table:style-name="ro1">
          <table:table-cell office:value-type="string" calcext:value-type="string">
            <text:p>DriveAHead - A Large-Scale Driver Head Pose Dataset</text:p>
          </table:table-cell>
          <table:table-cell office:value-type="string" calcext:value-type="string">
            <text:p>Head pose monitoring is an important task for driver assistance systems, since it is a key indicator for human attention and behavior. However, current head pose datasets either lack complexity or do not adequately represent the conditions that occur while driving. Therefore, we introduce DriveAHead, a novel dataset designed to develop and evaluate head pose monitoring algorithms in real driving conditions. We provide frame-by-frame head pose labels obtained from a motion-capture system, as well as annotations about occlusions of the driver's face. To the best of our knowledge, DriveAHead is the largest publicly available driver head pose dataset, and also the only one that provides 2D and 3D data aligned at the pixel level using the Kinect v2. Existing performance metrics are based on the mean error without any consideration of the bias towards one position or another. Here, we suggest a new performance metric, named Balanced Mean Angular Error, that addresses the bias towards the forward looking position existing in driving datasets. Finally, we present the Head Pose Network, a deep learning model that achieves better performance than current state-of-the-art algorithms, and we analyze its performance when using our dataset. © 2017 IEEE.</text:p>
          </table:table-cell>
        </table:table-row>
        <table:table-row table:style-name="ro1">
          <table:table-cell office:value-type="string" calcext:value-type="string">
            <text:p>Diagnostic Mechanism and Robustness of Safety Relevant Automotive Deep Convolutional Networks</text:p>
          </table:table-cell>
          <table:table-cell office:value-type="string" calcext:value-type="string">
            <text:p>Convolution Neural Networks today provide the best results for many image detection and image recognition problems. The computational complexity and the amount of parameters learned has increased, yet there is little to no research on the topic of functional safety for systems incorporating CNNs. The analysis on false detections due to random hardware faults concentrates on human made adversarial examples obtained by adding unrealistic noise sources over carefully selected images. Redundant execution of these networks is prohibitive in application domains where power and price constraints dominate, pushing for alternate approaches. In this paper we investigate functional safety aspects for a road labeling application, a common task in the advance driver assistance systems. We introduce computationally light safety checks that reduce the error space significantly, train a CNN on the Cityscape dataset that reaches 93% mean IU (intersection over union) and use Monte Carlo simulations to assess the impact of single event upset random hardware faults. The results show that the networks based on convolution and ReLU (rectified linear unit) have some intrinsic robustness and that together with additional constraints strong function safety claims can be made. We compare also the diagnostic coverage between floating point and fixed point implementation of CNNs and summarize key safety features needed to achieve a high diagnostic coverage. © 2017 IEEE.</text:p>
          </table:table-cell>
        </table:table-row>
        <table:table-row table:style-name="ro1">
          <table:table-cell office:value-type="string" calcext:value-type="string">
            <text:p>Robust Hand Detection and Classification in Vehicles and in the Wild</text:p>
          </table:table-cell>
          <table:table-cell office:value-type="string" calcext:value-type="string">
            <text:p>Robust hand detection and classification is one of the most crucial pre-processing steps to support human computer interaction, driver behavior monitoring, virtual reality, etc. This problem, however, is very challenging due to numerous variations of hand images in real-world scenarios. This work presents a novel approach named Multiple Scale Region-based Fully Convolutional Networks (MSRFCN) to robustly detect and classify human hand regions under various challenging conditions, e.g. occlusions, illumination, low-resolutions. In this approach, the whole image is passed through the proposed fully convolutional network to compute score maps. Those score maps with their position-sensitive properties can help to efficiently address a dilemma between translation-invariance in classification and detection. The method is evaluated on the challenging hand databases, i.e. the Vision for Intelligent Vehicles and Applications (VIVA) Challenge, Oxford hand dataset and compared against various recent hand detection methods. The experimental results show that our proposed MS-FRCN approach consistently achieves the state-of-the-art hand detection results, i.e. Average Precision (AP) / Average Recall (AR) of 95.1% / 94.5% at level 1 and 86.0% / 83.4% at level 2, on the VIVA challenge. In addition, the proposed method achieves the state-of-the-art results for left/right hand and driver/passenger classification tasks on the VIVA database with a significant improvement on AP/AR of ~7% and ~13% for both classification tasks, respectively. The hand detection performance of MS-RFCN reaches to 75.1% of AP and 77.8% of AR on Oxford database. © 2017 IEEE.</text:p>
          </table:table-cell>
        </table:table-row>
        <table:table-row table:style-name="ro1">
          <table:table-cell office:value-type="string" calcext:value-type="string">
            <text:p>Deep design: Product aesthetics for heterogeneous markets</text:p>
          </table:table-cell>
          <table:table-cell office:value-type="string" calcext:value-type="string">
            <text:p>Aesthetic appeal is a primary driver of customer consideration for products such as automobiles. Product designers must accordingly convey design attributes (e.g., 'Sportiness'), a challenging proposition given the subjective nature of aesthetics and heterogeneous market segments with potentially different aesthetic preferences. We introduce a scalable deep learning approach that predicts how customers across different market segments perceive aesthetic designs and provides a visualization that can aid in product design. We tested this approach using a large-scale product design and crowdsourced customer data set with a Siamese neural network architecture containing a pair of conditional generative adversarial networks. The results show that the model predicts aesthetic design attributes of customers in heterogeneous market segments and provides a visualization of these aesthetic perceptions. This suggests that the proposed deep learning approach provides a scalable method for understanding customer aesthetic perceptions. © 2017 Copyright held by the owner/author(s).</text:p>
          </table:table-cell>
        </table:table-row>
        <table:table-row table:style-name="ro1">
          <table:table-cell office:value-type="string" calcext:value-type="string">
            <text:p>A Semi-Automatic Annotation Technology for Traffic Scene Image Labeling Based on Deep Learning Preprocessing</text:p>
          </table:table-cell>
          <table:table-cell office:value-type="string" calcext:value-type="string">
            <text:p>Massive traffic scene data for algorithm research and model training is the fundamental for self-driving car technology development. In the procedure of scene image labeling, the most accurate method is manual annotation, but with the increasing of the amount of image data, artificial annotation method becomes infeasible due to its disadvantages of vast cost, inefficiency and subjective deviation. In order to reduce the time and cost of annotation processing while ensuring the accuracy, this paper proposed a semi-automatic annotation procedure. The core idea is using an automatic preprocessing method developed with convolution neural network to roughly annotate the image, just before the human review and revision. The innovation of the proposed automatic annotation method includes: 1.) the results of CNN processing are improved by combining with the object detection outcome; 2.) a variable parameter outlier-merging algorithm based on the sliding window is provided to deal with the large number of outliers. It shows about 5 percentage improvement in class average accuracy and 4/5 decrease of time to process one picture by using our processing method. © 2017 IEEE.</text:p>
          </table:table-cell>
        </table:table-row>
        <table:table-row table:style-name="ro1">
          <table:table-cell office:value-type="string" calcext:value-type="string">
            <text:p>Research on Scene Parsing Algorithm Cascading Object Detection Network</text:p>
          </table:table-cell>
          <table:table-cell office:value-type="string" calcext:value-type="string">
            <text:p>Using deep learning for visual scene parsing will satisfy the demand of the next generation of automatic driving technology. However, current parsing algorithms are not mature enough for practical applications unless higher accuracy and efficiency are obtained. We propose a novel scene parsing algorithm framework which integrates the object detection technologies into convolution neural network to improve the overall effectiveness. The framework consists of three components: i) a scene parsing network presenting primary semantic segmentation result. ii)an object detection network calculating the location and confidence of the targets in images. iii) an integration and filter module that cascades previous two results. Extensive experiments suggest that our model is capable of practical use and achieving more favorable scene parsing performance of mIoU score as 69.4% on CamVid dataset. © 2017 IEEE.</text:p>
          </table:table-cell>
        </table:table-row>
        <table:table-row table:style-name="ro1">
          <table:table-cell office:value-type="string" calcext:value-type="string">
            <text:p>A big data based deep learning approach for vehicle speed prediction</text:p>
          </table:table-cell>
          <table:table-cell office:value-type="string" calcext:value-type="string">
            <text:p>Vehicle speed prediction plays an important role in Data-Driven Intelligent Transportation System (D2ITS) and electric vehicle energy management. Accurately predicting vehicle speed for an individual trip is a challenging topic because vehicle speed is subjected to various factors such as route types, route curvature, driver behavior, weather and traffic condition. A big data based deep learning vehicle speed prediction algorithm featuring big data analytics and Adaptive Neuro-Fuzzy Inference System (ANFIS) is presented in this paper. Big data analytics examines copious amounts of speed related data to identify the pattern and correlation between input factors and vehicle speed. ANFIS model is constructed and configured, based on the analytics. The proposed speed prediction algorithm is trained and evaluated using the actual driving data collected by one test driver. Experiment results indicate that the proposed algorithm is capable of accurately predicting vehicle speed for both freeway and urban traffic networks. © 2017 IEEE.</text:p>
          </table:table-cell>
        </table:table-row>
        <table:table-row table:style-name="ro1">
          <table:table-cell office:value-type="string" calcext:value-type="string">
            <text:p>Domain-specific data augmentation for on-road object detection based on a deep neural network</text:p>
          </table:table-cell>
          <table:table-cell office:value-type="string" calcext:value-type="string">
            <text:p>This paper proposes a data augmentation strategy for improving on-road object detection based on a deep neural network. The method uses a single camera and detects objects based on an optimized deep neural network for a driving environment. The strategy also uses a single-shot multi-box detector (SSD) for object detection, which is a state-of-The-Art deep-learning algorithm. The performance is improved by using data augmentation for an advanced driver assist system (ADAS) specific to on-road object recognition. The problem of object detection is first analyzed based on a deep neural network in the ADAS domain, and then representative object detection methods that use deep neural networks are surveyed. A restricted random crop process is suggested for detecting small objects in an image, and then a patch resampling strategy is proposed for solving the long tail property in an on-road dataset. The proposed ADAS domain-specific data augmentation method is adjusted for the original object detection method based on a deep neural network. The object detection results were evaluated using an embedded board on the KITTI benchmark dataset, and the suggested data augmentation method improves the average precision by 30%. © 2017 IEEE.</text:p>
          </table:table-cell>
        </table:table-row>
        <table:table-row table:style-name="ro1">
          <table:table-cell office:value-type="string" calcext:value-type="string">
            <text:p>CiFi: Deep convolutional neural networks for indoor localization with 5 GHz Wi-Fi</text:p>
          </table:table-cell>
          <table:table-cell office:value-type="string" calcext:value-type="string">
            <text:p>With the increasing demand of location-based services, Wi-Fi based localization has attracted great interest because it provides ubiquitous access in indoor environments. In this paper, we propose CiFi, deep convolutional neural networks (DCNN) for indoor localization with commodity 5GHz WiFi. First, by leveraging a modified device driver, we extract phase data of channel state information (CSI), which is used to estimate angle of arriving (AOA). We then create estimated AOA images as input to the DCNN, to train the weights in the offline phase. The location of mobile device is predicted based on the trained DCNN and new CSI AOA images. We implement the proposed CiFi system with commodity Wi-Fi devices in the 5GHz band and verify its performance with extensive experiments in two representative indoor environments. © 2017 IEEE.</text:p>
          </table:table-cell>
        </table:table-row>
        <table:table-row table:style-name="ro1">
          <table:table-cell office:value-type="string" calcext:value-type="string">
            <text:p>End-To-end learning of image based lane-change decision</text:p>
          </table:table-cell>
          <table:table-cell office:value-type="string" calcext:value-type="string">
            <text:p>We propose an image based end-To-end learning framework that helps lane-change decisions for human drivers and autonomous vehicles. The proposed system, Safe Lane-Change Aid Network (SLCAN), trains a deep convolutional neural network to classify the status of adjacent lanes from rear view images acquired by cameras mounted on both sides of the vehicle. Rather than depending on any explicit object detection or tracking scheme, SLCAN reads the whole input image and directly decides whether initiation of the lane-change at the moment is safe or not. We collected and annotated 77,273 rear side view images to train and test SLCAN. Experimental results show that the proposed framework achieves 96.98% classification accuracy although the test images are from unseen roadways. We also visualize the saliency map to understand which part of image SLCAN looks at for correct decisions. © 2017 IEEE.</text:p>
          </table:table-cell>
        </table:table-row>
        <table:table-row table:style-name="ro1">
          <table:table-cell office:value-type="string" calcext:value-type="string">
            <text:p>Navigation-orientated natural spoken language understanding for intelligent vehicle dialogue</text:p>
          </table:table-cell>
          <table:table-cell office:value-type="string" calcext:value-type="string">
            <text:p>Voice-based human-machine interfaces are becoming a key feature for next generation intelligent vehicles. For the navigation dialogue systems, it is desired to understand a drivers spoken language in a natural way. This study proposes a two-stage framework, which first converts the audio streams into text sentences through Automatic Speech Recognition (ASR), followed by Natural Language Processing (NLP) to retrieve the navigation-Associated information. The NLP stage is based on a Deep Neural Network (DNN) framework, which contains sentence-level sentiment analysis and word/phrase-level context extraction. Experiments are conducted using the CU-Move in-vehicle speech corpus. Results indicate that the DNN architecture is effective for navigation dialog language understanding, whereas the NLP performances are affected by ASR errors. Overall, it is expected that the proposed RNN-based NLP approach, with the corresponding reduced vocabulary designed for navigation-oriented tasks, will benefit the development of advanced intelligent vehicle human-machine interfaces. © 2017 IEEE.</text:p>
          </table:table-cell>
        </table:table-row>
        <table:table-row table:style-name="ro1">
          <table:table-cell office:value-type="string" calcext:value-type="string">
            <text:p>Exact inference and learning in hybrid Bayesian Networks for lane change intention classification</text:p>
          </table:table-cell>
          <table:table-cell office:value-type="string" calcext:value-type="string">
            <text:p>Determining the current intentions of other drivers is essential for correctly predicting or simulating their future actions. Especially unpredicted lane changes can result in very uncomfortable or even dangerous braking maneuvers for succeeding vehicles. Bayesian Networks (BN) allow for a physically motivated probabilistic representation of features influencing driver intentions. While features often take continuous values, e.g. velocity and distance, maneuver intentions are discrete, which results in hybrid BN. For efficient and exact inference, we implement an approach for hybrid nets into the original Bayes Net Toolbox. Furthermore, we extend the approach with a learning component to train a BN with simulated traffic data. Finally, we compare the classification performance for lane changes with a Deep Neural Network (DNN) classifier. © 2017 IEEE.</text:p>
          </table:table-cell>
        </table:table-row>
        <table:table-row table:style-name="ro1">
          <table:table-cell office:value-type="string" calcext:value-type="string">
            <text:p>Learning how to drive in a real world simulation with deep Q-Networks</text:p>
          </table:table-cell>
          <table:table-cell office:value-type="string" calcext:value-type="string">
            <text:p>We present a reinforcement learning approach using Deep Q-Networks to steer a vehicle in a 3D physics simulation. Relying solely on camera image input the approach directly learns steering the vehicle in an end-To-end manner. The system is able to learn human driving behavior without the need of any labeled training data. An action-based reward function is proposed, which is motivated by a potential use in real world reinforcement learning scenarios. Compared to a naive distance-based reward function, it improves the overall driving behavior of the vehicle agent. The agent is even able to reach comparable to human driving performance on a previously unseen track in our simulation environment. © 2017 IEEE.</text:p>
          </table:table-cell>
        </table:table-row>
        <table:table-row table:style-name="ro1">
          <table:table-cell office:value-type="string" calcext:value-type="string">
            <text:p>Feature-based lateral position estimation of surrounding vehicles using stereo vision</text:p>
          </table:table-cell>
          <table:table-cell office:value-type="string" calcext:value-type="string">
            <text:p>Driver behavior Prediction has become an important topic in the recent development of Advanced Driver Assistance Systems (ADAS). To predict future behavior and potential risks associated with surrounding vehicles, their lateral position information is required. However, existing computer vision algorithms tend to either focus on longitudinal measurements or provide lateral position information with limited performance for limited scenes (i.e no viewpoint change and occlusion). In this paper, feature-based lateral position estimation algorithm is proposed using stereo vision and provides lateral position regardless of viewpoint change and occlusion by extracting a pixel-wise feature. In the preprocessing step, v-disparity from stereo depth map is calculated and used for ground detection. Then, vehicle candidates are created based on image thresholding and filtering, removing the ground portion from the camera image. These generated candidates are verified as vehicles by using deep convolutional neural network. In order to track and estimate the lateral position of the detected vehicles, speeded up robust feature (SURF) points are matched in consecutive image frames, and the feature point is projected onto the ground; defined as the grounded feature point. Finally, inverse perspective mapping (IPM) is applied on the original image to estimate the lateral position of the grounded feature point. The proposed algorithm successfully detects a feature point of neighboring vehicle and estimates its lateral position by tracking the grounded feature point. For testing the algorithm, the datasets in a highway and an urban setting are used and provide zero mean error and 0.25m standard deviation error in lateral position estimation. © 2017 IEEE.</text:p>
          </table:table-cell>
        </table:table-row>
        <table:table-row table:style-name="ro1">
          <table:table-cell office:value-type="string" calcext:value-type="string">
            <text:p>Velocity estimation from monocular video for automotive applications using convolutional neural networks</text:p>
          </table:table-cell>
          <table:table-cell office:value-type="string" calcext:value-type="string">
            <text:p>We aim to determine the speed of ego-vehicle motion from a video stream. Previous work by Konda et al. [1] has shown that motion can be detected and quantified with the help of a synchrony autoencoder, which has multiplicative gating interactions introduced between its hidden units, and hence, across video frames. In this work we modify their synchrony autoencoder method to achieve a 'real time' performance in a wide variety of driving environments. Our modifications led to a model which is 1.5 times faster and uses only half of the total memory by comparison with the original. We also benchmark the speed estimation performance against a model based on CaffeNet. CaffeNet is known for visual classification and localization but we employ its architecture with a little tweak for speed determination using sequential video frames and blur patterns. We evaluate our models on self-collected data, KITTI, and other standard sets. © 2017 IEEE.</text:p>
          </table:table-cell>
        </table:table-row>
        <table:table-row table:style-name="ro1">
          <table:table-cell office:value-type="string" calcext:value-type="string">
            <text:p>Traffic speed prediction under weekday using convolutional neural networks concepts</text:p>
          </table:table-cell>
          <table:table-cell office:value-type="string" calcext:value-type="string">
            <text:p>For providing drivers with robust traffic information and Optimizing the energy management of Hybrid Electric Vehicles (HEVs), it is important to predict traffic information accurately with past traffic information. As acquisition of the traffic information have been easier by the development of Intelligent Transportation System (ITS), active study on traffic prediction is currently underway. Multi-Layer Perceptron (MLP) model have been widely utilized for predicting traffic information since it is appropriate to represent the non-linear characteristics inherent in traffic prediction. However, the MLP model doesn't reflect local dependencies of traffic data and is prone to noise in traffic data. Convolutional Neural Networks (CNN) based model, on the other hand, can capture the local dependencies of traffic data and is less prone to disturbance in data. In this paper, we use temporal data and speed data collected on main roads in Seoul, South Korea to construct traffic prediction models. The speed data which are collected by every 5 minutes are provided by Ministry of Land, Infrastructure and Transport in South Korea. We construct the CNN based model and two MLP models which predict traffic speed and compare performance of the prediction models in this paper. The comparison results show that the CNN based model's prediction performance is higher than the prediction performance of the other two MLP models. © 2017 IEEE.</text:p>
          </table:table-cell>
        </table:table-row>
        <table:table-row table:style-name="ro1">
          <table:table-cell office:value-type="string" calcext:value-type="string">
            <text:p>On generalizing driver gaze zone estimation using convolutional neural networks</text:p>
          </table:table-cell>
          <table:table-cell office:value-type="string" calcext:value-type="string">
            <text:p>The knowledge of driver distraction will be important for self driving cars in the near future to determine the handoff time to the driver. Drivers gaze direction has been previously shown as an important cue in understanding distraction. While there has been a significant improvement in personalized driver gaze zone estimation systems, a generalized gaze zone estimation system which is invariant to different subjects, perspective and scale is still lagging behind. We take a step towards the generalized system using a Convolutional Neural Network (CNN). For evaluating our system, we collect large naturalistic driving data of 11 drives, driven by 10 subjects in two different cars and label gaze zones for 47515 frames. We train our CNN on 7 subjects and test on the other 3 subjects. Our best performing model achieves an accuracy of 93.36% showing good generalization capability. © 2017 IEEE.</text:p>
          </table:table-cell>
        </table:table-row>
        <table:table-row table:style-name="ro1">
          <table:table-cell office:value-type="string" calcext:value-type="string">
            <text:p>Automated driving by monocular camera using deep mixture of experts</text:p>
          </table:table-cell>
          <table:table-cell office:value-type="string" calcext:value-type="string">
            <text:p>In this paper, we propose a real-Time vision-based filtering algorithm for steering angle estimation in autonomous driving. A novel scene-based particle filtering algorithm is used to estimate and track the steering angle using images obtained from a monocular camera. Highly accurate proposal distributions and likelihood are modeled for the second order particle filter, at the scene-level, using deep learning. For every road scene, an individual proposal distribution and likelihood model is learnt for the corresponding particle filter. The proposal distribution is modeled using a novel long short term memory network-mixture-of-expert-based regression framework. To facilitate the learning of highly accurate proposal distributions, each road scene is partitioned into straight driving, left turning and right turning sub-partitions. Subsequently, each expert in the regression framework accurately model the expert driver's behavior within a specific partition of the given road scene. Owing to the accuracy of the modelled proposal distributions, the steering angle is robustly tracked, even with a limited number of sampled particles. The sampled particles are assigned importance weights using a deep learning-based likelihood. The likelihood is modeled with a convolutional neural network and extra trees-based regression framework, which predicts the steering angle for a given image. We validate our proposed algorithm using multiple sequences. We perform a detailed parameter analysis and a comparative analysis of our proposed algorithm with different baseline algorithms. Experimental results show that the proposed algorithm can robustly track the steering angles with few particles in real-Time even for challenging scenes. © 2017 IEEE.</text:p>
          </table:table-cell>
        </table:table-row>
        <table:table-row table:style-name="ro1">
          <table:table-cell office:value-type="string" calcext:value-type="string">
            <text:p>An efficient vision-based traffic light detection and state recognition for autonomous vehicles</text:p>
          </table:table-cell>
          <table:table-cell office:value-type="string" calcext:value-type="string">
            <text:p>Traffic Light Detection(TLD) and understanding their state semantics at intersections plays a pivotal role in driver assistance systems and, by extension, autonomous vehicles. Despite of several reliable traffic light state detection approaches in literature, traffic light state recognition still remains an open problem due to outdoor perception challenge which includes occlusions, illumination and scale variations. This paper presents a vision-based traffic light structure detection and convolutional neural network (CNN) based state recognition method, which is robust under different illumination and weather conditions. In the first step, traffic light candidate regions are generated by performing HSV based color segmentation, which are then filtered out using shape and area analysis. Further, in order to incorporate the structural information of traffic light in diverse background scenarios, Maximally Stable Extremal Region (MSER) approach is employed, which helps to localize the correct traffic light structure in the image. To further validate the traffic light candidate regions, Histogram of Oriented Gradients (HOG) features are extracted for each region and traffic light structures are validated using Support Vector Machine (SVM). The state of the traffic lights are then recognized using CNN. To evaluate the performance of the proposed method, we present several results under a variety of lighting conditions in a real-world environment. Experimental result shows that the proposed method outperforms other vision based conventional methods under varying light and weather conditions. © 2017 IEEE.</text:p>
          </table:table-cell>
        </table:table-row>
        <table:table-row table:style-name="ro1">
          <table:table-cell office:value-type="string" calcext:value-type="string">
            <text:p>Learning where to attend like a human driver</text:p>
          </table:table-cell>
          <table:table-cell office:value-type="string" calcext:value-type="string">
            <text:p>Despite the advent of autonomous cars, its likely-at least in the near future-that human attention will still maintain a central role as a guarantee in terms of legal responsibility during the driving task. In this paper we study the dynamics of the drivers gaze and use it as a proxy to understand related attentional mechanisms. First, we build our analysis upon two questions: where and what the driver is looking at? Second, we model the drivers gaze by training a coarse-To-fine convolutional network on short sequences extracted from the DR(eye)VE dataset. Experimental comparison against different baselines reveal that the drivers gaze can indeed be learnt to some extent, despite i) being highly subjective and ii) having only one drivers gaze available for each sequence due to the irreproducibility of the scene. Eventually, we advocate for a new assisted driving paradigm which suggests to the driver, with no intervention, where she should focus her attention. © 2017 IEEE.</text:p>
          </table:table-cell>
        </table:table-row>
        <table:table-row table:style-name="ro1">
          <table:table-cell office:value-type="string" calcext:value-type="string">
            <text:p>A computational framework for drivers visual attention using a fully convolutional architecture</text:p>
          </table:table-cell>
          <table:table-cell office:value-type="string" calcext:value-type="string">
            <text:p>It is a challenging and important task to perceive and interact with other traffic participants in a complex driving environment. The human vision system plays one of the crucial roles to achieve this task. Particularly, visual attention mechanisms allow a human driver to cleverly attend to the salient and relevant regions of the scene to further make necessary decisions for the safe driving. Thus, it is significant to investigate human vision systems with great potential to improve assistive, and even autonomous, vehicular technologies. In this paper, we investigate drivers gaze behavior to understand visual attention. We, first, present a Bayesian framework to model visual attention of a human driver. Further, based on the framework, we develop a fully convolutional neural network to estimate the salient region in a novel driving scene. We systematically evaluate the proposed method using on-road driving data and compare it with other state-of-The-Art saliency estimation approaches. Our analyses show promising results. © 2017 IEEE.</text:p>
          </table:table-cell>
        </table:table-row>
        <table:table-row table:style-name="ro1">
          <table:table-cell office:value-type="string" calcext:value-type="string">
            <text:p>Deep stochastic radar models</text:p>
          </table:table-cell>
          <table:table-cell office:value-type="string" calcext:value-type="string">
            <text:p>Accurate simulation and validation of advanced driver assistance systems requires accurate sensor models. Modeling automotive radar is complicated by effects such as multipath reflections, interference, reflective surfaces, discrete cells, and attenuation. Detailed radar simulations based on physical principles exist but are computationally intractable for realistic automotive scenes. This paper describes a methodology for the construction of stochastic automotive radar models based on deep learning with adversarial loss connected to real-world data. The resulting model exhibits fundamental radar effects while remaining real-Time capable. © 2017 IEEE.</text:p>
          </table:table-cell>
        </table:table-row>
        <table:table-row table:style-name="ro1">
          <table:table-cell office:value-type="string" calcext:value-type="string">
            <text:p>Pedestrian detection system for smart communities using deep Convolutional Neural Networks</text:p>
          </table:table-cell>
          <table:table-cell office:value-type="string" calcext:value-type="string">
            <text:p>Pedestrian recognition is a key problem for a number of application domains namely autonomous driving, search and rescue, surveillance and robotics. Real-time pedestrian recognition entails determining if a pedestrian is in an image frame. State-of-art pedestrian detection convolution neural networks(CNN) such as Fast R-CNN depend on computationally expensive region detection algorithms to hypothesize pedestrian locations. This paper presents a simple, fast and very accurate approach by cascading fast regional detection and deep convolution networks. Convolution networks have been shown to excel at image classification. However, convolution networks are notoriously slow at inference time. In this work, we introduce a fast regional detection cascaded with deep convolution networks that enables real-time pedestrian detection that could be used to alert a driver if a pedestrian is on the roadway. The classification CNN has given an accuracy of 95.7%, with a processing rate of about 15 frames per second on a low performance system without a graphical processing unit (GPU). © 2017 IEEE.</text:p>
          </table:table-cell>
        </table:table-row>
        <table:table-row table:style-name="ro1">
          <table:table-cell office:value-type="string" calcext:value-type="string">
            <text:p>Autonomous decision making for a driver-less car</text:p>
          </table:table-cell>
          <table:table-cell office:value-type="string" calcext:value-type="string">
            <text:p>Autonomous driving has been a hot topic with companies like Google, Uber, and Tesla because of the complexity of the problem, seemingly endless applications, and capital gain. The technology's brain child is DARPA's autonomous urban challenge from over a decade ago. Few companies have had some success in applying algorithms to commercial cars. These algorithms range from classical control approaches to Deep Learning. In this paper, we will use Deep Learning techniques and the Tensor flow framework with the goal of navigating a driverless car through an urban environment. The novelty in this system is the use of Deep Learning vs. traditional methods of real-time autonomous operation as well as the application of the Tensorflow framework itself. This paper provides an implementation of AlexNet's Deep Learning model for identifying driving indicators, how to implement them in a real system, and any unforeseen drawbacks to these techniques and how these are minimized and overcome. © 2017 IEEE.</text:p>
          </table:table-cell>
        </table:table-row>
        <table:table-row table:style-name="ro1">
          <table:table-cell office:value-type="string" calcext:value-type="string">
            <text:p>Toward human-like lane following behavior in urban environment with a learning-based behavior-induction potential map</text:p>
          </table:table-cell>
          <table:table-cell office:value-type="string" calcext:value-type="string">
            <text:p>In order to achieve harmony in the mixed traffic, it is crucial to have autonomous vehicles behave like human drivers. This work addresses a vision-based approach toward human-like lane following behavior in complex urban environment. At first, a deep architecture is adopted to generate a set of vehicle hypotheses. Subsequently, a hybrid merging procedure is performed to jointly output the final detection results based on both the image evidence and the statistical support of vehicle hypotheses. After that, the detected vehicles are classified into six categories by Bayesian Network, i.e., leader vehicle, parking vehicle, tail-end vehicle, exiting vehicle, merging vehicle and other vehicle. With this information, a learning-based instance-level behavior-induction potential map is constructed to generate a safe as well as reasonable local path for following a predefined lane-level route. Experimental results in various typical but challenging urban traffic scenes substantiated the effectiveness of the proposed approach. © 2017 IEEE.</text:p>
          </table:table-cell>
        </table:table-row>
        <table:table-row table:style-name="ro1">
          <table:table-cell office:value-type="string" calcext:value-type="string">
            <text:p>Road user detection with convolutional neural networks: An application to the autonomous shuttle WEpod</text:p>
          </table:table-cell>
          <table:table-cell office:value-type="string" calcext:value-type="string">
            <text:p>Over a million fatal accidents occur every year with road vehicles. Road user detection for Advanced Driver Assistance Systems and Autonomous Vehicles could significantly reduce the number of accidents. Despite the research focus on road user detection and such systems, there is a surprising lack of research in real-world applications. In this work, radar and camera data are combined on an autonomous shuttle called 'WEpod', driving on the public road in Wageningen, The Netherlands. With experiments we show that our method reduces the candidate region margin to 0.2m and reduces the miss rate significantly. Furthermore, our specifically trained Convolutional Neural Network improves the performance by 1.4% over vision-based road user detection, and combined with radars we improve by 7.6%. Finally, with our approach we show a performance of 95.1% on the WEpod while driving on the public road. © 2017 MVA Organization All Rights Reserved.</text:p>
          </table:table-cell>
        </table:table-row>
        <table:table-row table:style-name="ro1">
          <table:table-cell office:value-type="string" calcext:value-type="string">
            <text:p>Traffic Signs Detection Based on Faster R-CNN</text:p>
          </table:table-cell>
          <table:table-cell office:value-type="string" calcext:value-type="string">
            <text:p>In this paper, we use a advanced method called Faster R-CNN to detect traffic signs. This new method represents the highest level in object recognition, which don't need to extract image feature manually anymore and can segment image to get candidate region proposals automatically. Our experiment is based on a traffic sign detection competition in 2016 by CCF and UISEE company. The mAP(mean average precision) value of the result is 0.3449 that means Faster R-CNN can indeed be applied in this field. Even though the experiment did not achieve the best results, we explore a new method in the area of the traffic signs detection. We believe that we can get a better achievement in the future. © 2017 IEEE.</text:p>
          </table:table-cell>
        </table:table-row>
        <table:table-row table:style-name="ro1">
          <table:table-cell office:value-type="string" calcext:value-type="string">
            <text:p>Fast and low-power behavior analysis on vehicles using smartphones</text:p>
          </table:table-cell>
          <table:table-cell office:value-type="string" calcext:value-type="string">
            <text:p>More and more deep learning methods are applied in unmanned or assisted driving, and have achieved very excellent performance. This paper describes long short-term memory recurrent neural networks used in assisted driving, which can capture the long temporal dependencies of multiple vehicles sensors' data, supporting drivers' behavior analysis on vehicles. Some optimization methods, such as model compression, weight quantization, adaptive window segmentation, are applied to make the deep network faster and less power. Therefore, it can be easily deployed on smart-phones and other embedded devices due to its moderate energy consumption and low latency. The architecture was trained in a sequence-to-sequence prediction manner, and it explicitly learns to predict the driving patterns given the temporal context. The experiment is executed on the smart-phone. Experimental results for different parameters are also presented in the paper. At last, we reduce the model size to 77 KB, the processing time to 4.27 ms, and the power overhead is 7.7 mW, the percentage of improved performance by our optimizations is over 60%. © 2017 IEEE.</text:p>
          </table:table-cell>
        </table:table-row>
        <table:table-row table:style-name="ro1">
          <table:table-cell office:value-type="string" calcext:value-type="string">
            <text:p>A study of deep CNN-based classification of open and closed eyes using a visible light camera sensor</text:p>
          </table:table-cell>
          <table:table-cell office:value-type="string" calcext:value-type="string">
            <text:p>The necessity for the classification of open and closed eyes is increasing in various fields, including analysis of eye fatigue in 3D TVs, analysis of the psychological states of test subjects, and eye status tracking-based driver drowsiness detection. Previous studies have used various methods to distinguish between open and closed eyes, such as classifiers based on the features obtained from image binarization, edge operators, or texture analysis. However, when it comes to eye images with different lighting conditions and resolutions, it can be difficult to find an optimal threshold for image binarization or optimal filters for edge and texture extraction. In order to address this issue, we propose a method to classify open and closed eye images with different conditions, acquired by a visible light camera, using a deep residual convolutional neural network. After conducting performance analysis on both self-collected and open databases, we have determined that the classification accuracy of the proposed method is superior to that of existing methods. © 2017 by the authors. Licensee MDPI, Basel, Switzerland.</text:p>
          </table:table-cell>
        </table:table-row>
        <table:table-row table:style-name="ro1">
          <table:table-cell office:value-type="string" calcext:value-type="string">
            <text:p>Pedestrian detection with dilated convolution, region proposal network and boosted decision trees</text:p>
          </table:table-cell>
          <table:table-cell office:value-type="string" calcext:value-type="string">
            <text:p>With the rapid development of driverless cars, pedestrian detection has been a canonical instance of object detection. Although recent deep learning detectors such as RPN+BF and MS-CNN have shown excellent performance for pedestrian detection, they have limited success for detecting pedestrian, and the importance of final feature receptive field has been awared by previous leading deep learning pedestrian detectors. Applying the dilated convolution to the feature learning of pedestrian detection, we constructed a pedestrian detection framework along with the region proposal network and boosted decision trees. Pipeline of our proposed framework can be briefly generalized as follows: firstly, the fine-tuned RPN with specified aspect ratio is used to get boxes and scores. Secondly, the designed dilated convolution feature extraction model is used to get features. As different dilation factors provide different receptive field scales, we concat the features of different layers with the dilated convolutional features to get the final features. Finally, the candidate boxes are sent to the boosted decision trees to be classified using the scores and features. We evaluated our method on the Caltech Pedestrian Detection Benchmark. Comparing with other state-of-the-art detection methods, the proposed framework with dilated convolution has better performance. © 2017 IEEE.</text:p>
          </table:table-cell>
        </table:table-row>
        <table:table-row table:style-name="ro1">
          <table:table-cell office:value-type="string" calcext:value-type="string">
            <text:p>LiDAR Based 3D Object Detection Using CCD Information</text:p>
          </table:table-cell>
          <table:table-cell office:value-type="string" calcext:value-type="string">
            <text:p>Collecting and analyzing information about the environment around a vehicle is essential in an autonomous driving environment. In order to do this, it is necessary to analyze real-time information, such as location, orientation, and size of objects. In particular, the ability to handle occlusion or truncation helps to ensure safe driving, by providing accurate information about the vehicle surroundings. In this paper, we propose a new method for generating object proposals around a vehicle, using projected LiDAR information, and performing object detection more accurately by exploiting a 2D imagebased classifier: Region-based Fully Convolutional Networks (RFCN). In other words, our method generates object proposals by filtering the LiDAR information into 2D edges having strong affinity. The object proposal is classified by R-FCN, and the resulting label is mapped to the edge points. This class label combines with orientation information of the edge in 3D space, in order to complete the 3D box of the object. This compensates the disadvantage of the charge-coupled device (CCD)-based R-FCN classifier, which demonstrates limitations in obtaining spatial information and in solving problems, such as occlusion. We compared our method with state-of-the-art results on the KITTI Dataset, and obtained good results in terms of speed and accuracy, especially in intersection-over-union (IOU) with ground truth. © 2017 IEEE.</text:p>
          </table:table-cell>
        </table:table-row>
        <table:table-row table:style-name="ro1">
          <table:table-cell office:value-type="string" calcext:value-type="string">
            <text:p>Predicted-occupancy grids for vehicle safety applications based on autoencoders and the Random Forest algorithm</text:p>
          </table:table-cell>
          <table:table-cell office:value-type="string" calcext:value-type="string">
            <text:p>In this paper, a probabilistic space-time representation of complex traffic scenarios is predicted using machine learning algorithms. Such a representation is significant for all active vehicle safety applications especially when performing dynamic maneuvers in a complex traffic scenario. As a first step, a hierarchical situation classifier is used to distinguish the different types of traffic scenarios. This classifier is responsible for identifying the type of the road infrastructure and the safety-relevant traffic participants of the driving environment. With each class representing similar traffic scenarios, a set of Random Forests (RFs) is individually trained to predict the probabilistic space-time representation, which depicts the future behavior of traffic participants. This representation is termed as a Predicted-Occupancy Grid (POG). The input to the RFs is an Augmented Occupancy Grid (AOG). In order to increase the learning accuracy of the RFs and to perform better predictions, the AOG is reduced to low-dimensional features using a Stacked Denoising Autoencoder (SDA). The excellent performance of the proposed machine learning approach consisting of SDAs and RFs is demonstrated in simulations and in experiments with real vehicles. An application of POGs to estimate the criticality of traffic scenarios and to determine safe trajectories is also presented. © 2017 IEEE.</text:p>
          </table:table-cell>
        </table:table-row>
        <table:table-row table:style-name="ro1">
          <table:table-cell office:value-type="string" calcext:value-type="string">
            <text:p>Learning a deep neural net policy for end-to-end control of autonomous vehicles</text:p>
          </table:table-cell>
          <table:table-cell office:value-type="string" calcext:value-type="string">
            <text:p>Deep neural networks are frequently used for computer vision, speech recognition and text processing. The reason is their ability to regress highly nonlinear functions. We present an end-to-end controller for steering autonomous vehicles based on a convolutional neural network (CNN). The deployed framework does not require explicit hand-engineered algorithms for lane detection, object detection or path planning. The trained neural net directly maps pixel data from a front-facing camera to steering commands and does not require any other sensors. We compare the controller performance with the steering behavior of a human driver. © 2017 American Automatic Control Council (AACC).</text:p>
          </table:table-cell>
        </table:table-row>
        <table:table-row table:style-name="ro1">
          <table:table-cell office:value-type="string" calcext:value-type="string">
            <text:p>Design and implementation of the vehicular camera system using deep neural network compression</text:p>
          </table:table-cell>
          <table:table-cell office:value-type="string" calcext:value-type="string">
            <text:p>In recent years, there is a growing interest in advanced driver assistance systems, which can reduce the risk of accidents on various roads. Many vehicular technologies use camera information to collect roadside information. But research and development of image recognition in embedded environments is challenging. Therefore, there is a requirement for research to apply open source image recognition technology to embedded platform. Deep learning, a technology that has been on the spotlight recently, shows excellent performance in image recognition. However, deep learning has a problem that the network size and amount of computation are too large. In this paper, we design and implement a deep learning based object recognition system to recognize vehicles on the road. We recognize vehicles using Faster-RCNN, which has excellent object recognition capabilities. However, it is problematic to apply it to an embedded device due to the feature of deep learning. Therefore, we propose and evaluate the performance of object recognition with quantization and pruning. Through the evaluation, we will show that the proposed system reduces the network size to 16% and reduces the operating time to 64% without a significant decrease in recognition accuracy. © 2017 ACM.</text:p>
          </table:table-cell>
        </table:table-row>
        <table:table-row table:style-name="ro1">
          <table:table-cell office:value-type="string" calcext:value-type="string">
            <text:p>Class-specific object proposals re-ranking for object detection in automatic driving</text:p>
          </table:table-cell>
          <table:table-cell office:value-type="string" calcext:value-type="string">
            <text:p>Object proposal generation is an important step in object detection, obtaining high-quality proposals can effectively improve the performance of detection. In this paper, we propose a semantic, class-specific approach to re-rank object proposals, which can consistently improve the recall performance even with fewer proposals. Specifically, we first extract features for each proposal including semantic segmentation, stereo information, contextual information, CNN-based objectness and low-level cue, and then score them using class-specific weights learned by Structured SVM. The advantages of the proposed model are two-fold: 1) it can be easily merged to existing generators with few computational costs, and 2) it can achieve high recall rate under strict critical even using fewer proposals. Experimental evaluation on the KITTI benchmark demonstrates that our approach significantly improves existing popular generators on recall performance. Moreover, in the experiment conducted for object detection, even with 1500 proposals, our approach can still have higher average precision (AP) than baselines with 5000 proposals. © 2017 Elsevier B.V.</text:p>
          </table:table-cell>
        </table:table-row>
        <table:table-row table:style-name="ro1">
          <table:table-cell office:value-type="string" calcext:value-type="string">
            <text:p>Towards a legal definition of machine intelligence: The argument for artificial personhood in the age of deep learning</text:p>
          </table:table-cell>
          <table:table-cell office:value-type="string" calcext:value-type="string">
            <text:p>The paper dissects the intricacies of Automated Decision Making (ADM) and urges for rening the current legal denition of AI when pinpointing the role of algorithms in the advent of ubiquitous computing, data analytics and deep learning. ADM relies upon a plethora of algorithmic approaches and has already found a wide range of applications in marketing automation, social networks, computational neuroscience, robotics, and other elds. Our main aim here is to explain how a thorough understanding of the layers of ADM could be a rst good step towards this direction: AI operates on a formula based on several degrees of automation employed in the interaction between the programmer, the user, and the algorithm; this can take various shapes and thus yield dierent answers to key issues regarding agency. The paper oers a fresh look at the concept of “Machine Intelligence”, which exposes certain vulnerabilities in its current legal interpretation. Most importantly, it further helps us to explore whether the argument for “articial personhood” holds any water. To highlight this argument, analysis proceeds in two parts: Part 1 strives to provide a taxonomy of the various levels of automation that reects distinct degrees of Human – Machine interaction and can thus serve as a point of reference for outlining distinct rights and obligations of the programmer and the consumer: driverless cars are used as a case study to explore the several layers of human and machine interaction. These dierent degrees of automation reect various levels of complexities in the underlying algorithms, and pose very interesting questions in terms of agency and dynamic tasks carried out by software agents. Part 2 further discusses the intricate nature of the underlying algorithms and articial neural networks (ANN) that implement them and considers how one can interpret and utilize observed patterns in acquired data. Is “articial personhood” a sucient legal response to highly sophisticated machine learning techniques employed in decision making that successfully emulate or even enhance human cognitive abilities. © 2017 Copyright held by the owner/author(s).</text:p>
          </table:table-cell>
        </table:table-row>
        <table:table-row table:style-name="ro1">
          <table:table-cell office:value-type="string" calcext:value-type="string">
            <text:p>Optimal launching-intention-aware control strategy for automated clutch engagement</text:p>
          </table:table-cell>
          <table:table-cell office:value-type="string" calcext:value-type="string">
            <text:p>Clutch engagement control is critical during launching process in a vehicle equipped with an automated manual transmission (AMT), which is a problem including muti-objective optimization and nonlinear control. In this paper, a optimal launching-intention-aware control strategy is proposed for clutch engagement. Firstly, a launching-intention-aware machine (LIAM) based on artificial neural network (ANN) is designed to identify the driver’s launching intentions. Then the optimal laws of clutch engagement for different launching conditions are obtained based on the dynamic programming (DP), which regard friction loss, vehicle shock, angular acceleration of engine and engine torque as the optimizing indexes. Next, a slidingmode controller (SMC) is designed for the clutch engagement. Finally, the performances of the optimal laws and the SMC are validated by the joint simulation of Simulink-AMESim, and the results show that the requirements of vehicle launching are met. The proposed clutch engagement control strategy would provide a better theoretical support for the practical-extended application of AMT. © 2017, The Korean Society of Automotive Engineers and Springer-Verlag Berlin Heidelberg.</text:p>
          </table:table-cell>
        </table:table-row>
        <table:table-row table:style-name="ro1">
          <table:table-cell office:value-type="string" calcext:value-type="string">
            <text:p>Traffic Sign Recognition Using Kernel Extreme Learning Machines with Deep Perceptual Features</text:p>
          </table:table-cell>
          <table:table-cell office:value-type="string" calcext:value-type="string">
            <text:p>Traffic sign recognition plays an important role in autonomous vehicles as well as advanced driver assistance systems. Although various methods have been developed, it is still difficult for the state-of-the-art algorithms to obtain high recognition precision with low computational costs. In this paper, based on the investigation on the influence that color spaces have on the representation learning of convolutional neural network, a novel traffic sign recognition approach called DP-KELM is proposed by using a kernel-based extreme learning machine (KELM) classifier with deep perceptual features. Unlike the previous approaches, the representation learning process in DP-KELM is implemented in the perceptual Lab color space. Based on the learned deep perceptual feature, a kernel-based ELM classifier is trained with high computational efficiency and generalization performance. Through the experiments on the German traffic sign recognition benchmark, the proposed method is demonstrated to have higher precision than most of the state-of-the-art approaches. In particular, when compared with the hinge loss stochastic gradient descent method which has the highest precision, the proposed method can achieve a comparable recognition rate with significantly fewer computational costs. © 2000-2011 IEEE.</text:p>
          </table:table-cell>
        </table:table-row>
        <table:table-row table:style-name="ro1">
          <table:table-cell office:value-type="string" calcext:value-type="string">
            <text:p>DeepSafeDrive: A grammar-aware driver parsing approach to Driver Behavioral Situational Awareness (DB-SAW)</text:p>
          </table:table-cell>
          <table:table-cell office:value-type="string" calcext:value-type="string">
            <text:p>This paper presents a Grammar-aware Driver Parsing (GDP) algorithm, with deep features, to provide a novel driver behavior situational awareness system (DB-SAW). A deep model is first trained to extract highly discriminative features of the driver. Then, a grammatical structure on the deep features is defined to be used as prior knowledge for a semi-supervised proposal candidate generation. The Region with Convolutional Neural Networks (R-CNN) method is ultimately utilized to precisely segment parts of the driver. The proposed method not only aims to automatically find parts of the driver in challenging “drivers in the wild” databases, i.e. the standardized Strategic Highway Research Program (SHRP-2) and the challenging Vision for Intelligent Vehicles and Application (VIVA), but is also able to investigate seat belt usage and the position of the driver's hands (on a phone vs on a steering wheel). We conduct experiments on various applications and compare our GDP method against other state-of-the-art detection and segmentation approaches, i.e. SDS [1], CRF-RNN [2], DJTL [3], and R-CNN [4] on SHRP-2 and VIVA databases. © 2017</text:p>
          </table:table-cell>
        </table:table-row>
        <table:table-row table:style-name="ro1">
          <table:table-cell office:value-type="string" calcext:value-type="string">
            <text:p>Learning Framework for Robust Obstacle Detection, Recognition, and Tracking</text:p>
          </table:table-cell>
          <table:table-cell office:value-type="string" calcext:value-type="string">
            <text:p>This paper introduces a general framework for detection, recognition, and tracking preceding vehicles and pedestrians based on a deep learning approach. The proposed framework combines a novel deep learning approach with the use of multiple sources of local patterns and depth information to yield robust on-road vehicle and pedestrian detection, recognition, and tracking. The proposed system is first based on robust obstacle detection to identify obstacles appearing along the road that are likely to be vehicles and pedestrians, implemented as an efficient adaptive U-V disparity algorithm. Second, the results from the obstacle detection stage are input into a novel vehicle and pedestrian recognition system based on a deep learning model that processes multiple sources of depth information and local patterns. Finally, the results from the recognition stage are used to track detected vehicles or pedestrians in the next frame by means of a proposed tracking and validation model. The proposed framework has been thoroughly evaluated by inputting several vehicle and pedestrian data sets that were collected under various driving conditions. Experimental results show that this framework provides robust vehicle and pedestrian detection, recognition, and tracking with high accuracy, and also satisfies the real-time requirements of driver assistance systems. © 2000-2011 IEEE.</text:p>
          </table:table-cell>
        </table:table-row>
        <table:table-row table:style-name="ro1">
          <table:table-cell office:value-type="string" calcext:value-type="string">
            <text:p>DeepSD: Supply-demand prediction for online car-hailing services using deep neural networks</text:p>
          </table:table-cell>
          <table:table-cell office:value-type="string" calcext:value-type="string">
            <text:p>The online car-hailing service has gained great popularity all over the world. As more passengers and more drivers use the service, it becomes increasingly more important for the the car-hailing service providers to effectively schedule the drivers to minimize the waiting time of passengers and maximize the driver utilization, thus to improve the overall user experience. In this paper, we study the problem of predicting the real-Time car-hailing supply-demand, which is one of the most important component of an effective scheduling system. Our objective is to predict the gap between the car-hailing supply and demand in a certain area in the next few minutes. Based on the prediction, we can balance the supply-demands by scheduling the drivers in advance. We present an end-To-end framework called Deep Supply-Demand (DeepSD) using a novel deep neural network structure. Our approach can automatically discover complicated supply-demand patterns from the car-hailing service data while only requires a minimal amount hand-crafted features. Moreover, our framework is highly flexible and extendable. Based on our framework, it is very easy to utilize multiple data sources (e.g., car-hailing orders, weather and traffic data) to achieve a high accuracy. We conduct extensive experimental evaluations, which show that our framework provides more accurate prediction results than the existing methods. © 2017 IEEE.</text:p>
          </table:table-cell>
        </table:table-row>
        <table:table-row table:style-name="ro1">
          <table:table-cell office:value-type="string" calcext:value-type="string">
            <text:p>Automated Traffic Surveillance System with Aerial Camera Arrays Imagery: Macroscopic Data Collection with Vehicle Tracking</text:p>
          </table:table-cell>
          <table:table-cell office:value-type="string" calcext:value-type="string">
            <text:p>The paper presents a novel computer vision-based traffic surveillance system capable of processing aerial imagery to track vehicles and their movements. The system uses a preprocessed 1-Hz image sequence with a coverage of 64.80 km2 (25 sq mi) from an aerial camera array mounted on an airplane. The unique characteristics of the input data make this work challenging. Heuristic and machine-learning approaches are combined and evaluated to detect and track vehicles for the purpose of collecting speed, density, and volume data for uninterrupted flow corridors, which are useful for big-data monitoring of traffic parameters over an entire 64.80 km2 (25 sq mi) area with a single sensor. The deep learning combined with speeded up robust features (SURF)-based approach is able to achieve over 94, 93, and 92% accuracies in speed, density, and volume estimates, respectively, on 50 s of data when compared with manually collected ground truth. It has 100% accuracy in measuring level of service (LOS) for the uninterrupted flow facilities tested. These evaluations were conducted for facilities of different levels of congestion as indicated by the different levels of service. With further research, improved preprocessing, and a higher frame rate, the accuracy of tracking vehicles can be improved, which will allow for other potential applications such as identification of erratic drivers and origin-destination studies. © 2016 American Society of Civil Engineers.</text:p>
          </table:table-cell>
        </table:table-row>
        <table:table-row table:style-name="ro1">
          <table:table-cell office:value-type="string" calcext:value-type="string">
            <text:p>Analysis of Recurrent Neural Networks for Probabilistic Modeling of Driver Behavior</text:p>
          </table:table-cell>
          <table:table-cell office:value-type="string" calcext:value-type="string">
            <text:p>The validity of any traffic simulation model depends on its ability to generate representative driver acceleration profiles. This paper studies the effectiveness of recurrent neural networks in predicting the acceleration distributions for car following on highways. The long short-term memory recurrent networks are trained and used to propagate the simulated vehicle trajectories over 10-s horizons. On the basis of several performance metrics, the recurrent networks are shown to generally match or outperform baseline methods in replicating driver behavior, including smoothness and oscillatory characteristics present in real trajectories. This paper reveals that the strong performance is due to the ability of the recurrent network to identify recent trends in the ego-vehicle's state, and recurrent networks are shown to perform as, well as feedforward networks with longer histories as inputs. © 2000-2011 IEEE.</text:p>
          </table:table-cell>
        </table:table-row>
        <table:table-row table:style-name="ro1">
          <table:table-cell office:value-type="string" calcext:value-type="string">
            <text:p>Real-Time Vehicle Signal Lights Recognition with HDR Camera</text:p>
          </table:table-cell>
          <table:table-cell office:value-type="string" calcext:value-type="string">
            <text:p>Light signal recognition is one of the key issues in autonomous vehicle. Unlike normal object detection and recognition, which can be done by using different sensors, light signal recognition is naturally a computer vision problem. Although commercialized ADAS (Advanced Driving Assistance System) products, such as mobileye, could be used for rear-end collision warning, a cost-effective approach is still needed. In this paper, we have developed a novel two-stage approach to detect vehicles and recognize signal lights from a single image in real-time. Distinct from current state-of-the-art light recognition algorithms, we adopted a HDR (High Dynamic Range) camera instead of a color camera. Taking advantage of the different dynamic range of a HDR camera, the detection of a vehicle and the recognition of the signal light have been done in bright and dark channels, respectively. Furthermore, unlike previous approaches where pair taillight has to be extracted explicitly, we use detected vehicle region instead. On a large database, 'Lights Patterns' (LPs) are learned by a multi-layer perception neural network. The robustness and efficiency of the proposed approach has been verified by the experimental results conducted on some real on-road videos. © 2016 IEEE.</text:p>
          </table:table-cell>
        </table:table-row>
        <table:table-row table:style-name="ro1">
          <table:table-cell office:value-type="string" calcext:value-type="string">
            <text:p>Pedestrian detection with a resolution-aware convolutional network</text:p>
          </table:table-cell>
          <table:table-cell office:value-type="string" calcext:value-type="string">
            <text:p>Pedestrian detection from in-vehicle camera images for the purpose of advanced driver assistance systems is of particular importance in cases of low-resolution pedestrians, because it is desirable to detect the pedestrian as far from the vehicle as possible to effectively provide safe driving support for the driver. Most previous studies on pedestrian detection, however, have focused on pedestrians with comparatively high resolutions. Unfortunately, the scale invariant assumption does not hold in the case of low resolution, and the pedestrian detection performance suffers greatly as the resolution decreases. From this background, this paper deals with pedestrian detection from an image including low-resolution pedestrians. We present a method of detecting pedestrians with a resolution-aware CNN-based architecture, RACNN, that learns low-level image feature with resolution information. Furthermore, we demonstrate the advantage of the proposed method by the evaluation using the Caltech-USA dataset. © 2016 IEEE.</text:p>
          </table:table-cell>
        </table:table-row>
        <table:table-row table:style-name="ro1">
          <table:table-cell office:value-type="string" calcext:value-type="string">
            <text:p>Robust hand detection in Vehicles</text:p>
          </table:table-cell>
          <table:table-cell office:value-type="string" calcext:value-type="string">
            <text:p>The problems of hand detection have been widely addressed in many areas, e.g. human computer interaction environment, driver behaviors monitoring, etc. However, the detection accuracy in recent hand detection systems are still far away from the demands in practice due to a number of challenges, e.g. hand variations, highly occlusions, low-resolution and strong lighting conditions. This paper presents the Multiple Scale Faster Region-based Convolutional Neural Network (MS-FRCNN) to handle the problems of hand detection in given digital images collected under challenging conditions. Our proposed method introduces a multiple scale deep feature extraction approach in order to handle the challenging factors to provide a robust hand detection algorithm. The method is evaluated on the challenging hand database, i.e. the Vision for Intelligent Vehicles and Applications (VIVA) Challenge, and compared against various recent hand detection methods. Our proposed method achieves the state-of-the-art results with 20% of the detection accuracy higher than the second best one in the VIVA challenge. © 2016 IEEE.</text:p>
          </table:table-cell>
        </table:table-row>
        <table:table-row table:style-name="ro1">
          <table:table-cell office:value-type="string" calcext:value-type="string">
            <text:p>On looking at faces in an automobile: Issues, algorithms and evaluation on naturalistic driving dataset</text:p>
          </table:table-cell>
          <table:table-cell office:value-type="string" calcext:value-type="string">
            <text:p>Face detection is a vital step in the process of extracting semantic information about the driver's state, such as distraction and fatigue, from pixel values in images looking at the driver. Therefore, in the context of time and safety critical situation like driving, efficient use of time and reliable detection of faces is essential. While challenges like lighting and occlusion are prevalent in the vehicle cockpit and disruptive for time and reliabilities sake, the automobile cabin has a unique and advantageous environment for face detection. In this study we introduce a deep CNN based face detection method with discrete head pose estimation which address key challenges such as lighting conditions, occlusions, varying view points. One of the vital points in training the CNN based system is the compilation of positive samples via real-world dataset and synthetic data augmentation useful for in-vehicular settings. Performance evaluation on publicly available naturalistic driving data set, called VIVA-Face Dataset, shows promising results compared to baseline methods. © 2016 IEEE.</text:p>
          </table:table-cell>
        </table:table-row>
        <table:table-row table:style-name="ro1">
          <table:table-cell office:value-type="string" calcext:value-type="string">
            <text:p>Deep learning traffic sign detection, recognition and augmentation</text:p>
          </table:table-cell>
          <table:table-cell office:value-type="string" calcext:value-type="string">
            <text:p>Driving is a complex, continuous, and multitask process that involves driver's cognition, perception, and motor movements. The way road traffic signs and vehicle information is displayed impacts strongly driver's attention with increased mental workload leading to safety concerns. Drivers must keep their eyes on the road, but can always use some assistance in maintaining their awareness and directing their attention to potential emerging hazards. Research in perceptual and human factors assessment is needed for relevant and correct display of this information for maximal road traffic safety as well as optimal driver comfort. In-vehicle contextual Augmented Reality (AR) has the potential to provide novel visual feedbacks to drivers for an enhanced driving experience. In this paper, we present a new real-time approach for fast and accurate framework for traffic sign recognition, based on Cascade Deep learning and AR, which superimposes augmented virtual objects onto a real scene under all types of driving situations, including unfavorable weather conditions. Experiments results show that, by combining the Haar Cascade and deep convolutional neural networks show that the joint learning greatly enhances the capability of detection and still retains its realtime performance.</text:p>
          </table:table-cell>
        </table:table-row>
        <table:table-row table:style-name="ro1">
          <table:table-cell office:value-type="string" calcext:value-type="string">
            <text:p>Adding Intelligence to Cars Using the Neural Knowledge DNA</text:p>
          </table:table-cell>
          <table:table-cell office:value-type="string" calcext:value-type="string">
            <text:p>In this paper, we propose a Neural Knowledge DNA (NK-DNA)-based framework that is capable of learning from the car’s daily operations and reusing such learned knowledge in future tasks. The NK-DNA is a novel knowledge representation and reasoning approach designed to support discovering, storing, reusing, improving, and sharing knowledge among machines and computing devices. We examine our framework for drivers’ classification based on their driving behaviors. The experimental data are collected via smartphone sensors. The initial results are presented, and the direction for our future research is defined. © 2017 Taylor &amp; Francis.</text:p>
          </table:table-cell>
        </table:table-row>
        <table:table-row table:style-name="ro1">
          <table:table-cell office:value-type="string" calcext:value-type="string">
            <text:p>Multi-CNN and decision tree based driving behavior evaluation</text:p>
          </table:table-cell>
          <table:table-cell office:value-type="string" calcext:value-type="string">
            <text:p>Driving behavior is directly related to the lives and property safety of the drivers and others, good driving behavior can not only reduce the accident rate, but also reduce the driving risk. In this paper, an effective driving behavior evaluation method is proposed. Features integration is very important, we propose the multi-CNN architecture, it has a higher prediction accuracy. Convolutional neural network is time-consuming and computation intensive, a dynamic fixed point compression method is applied in our system, smaller model size and faster speed can be achieved while the accuracy is high. The lanes, cars and pedestrians on the road are detected, meanwhile, the distance between the host car and the nearest car in front of it is calculated. These data are predicted by a trained Gradient Boosting Decision Tree model, the prediction result is a driving score that can reect the driver's driving behavior is good or bad. The root mean square error of our model is 1.9, which has a high accuracy and is useful in practice. Copyright 2017 ACM.</text:p>
          </table:table-cell>
        </table:table-row>
        <table:table-row table:style-name="ro1">
          <table:table-cell office:value-type="string" calcext:value-type="string">
            <text:p>Are all objects equal? Deep spatio-temporal importance prediction in driving videos</text:p>
          </table:table-cell>
          <table:table-cell office:value-type="string" calcext:value-type="string">
            <text:p>Understanding intent and relevance of surrounding agents from video is an essential task for many applications in robotics and computer vision. The modeling and evaluation of contextual, spatio-temporal situation awareness is particularly important in the domain of intelligent vehicles, where a robot is required to smoothly navigate in a complex environment while also interacting with humans. In this paper, we address these issues by studying the task of on-road object importance ranking from video. First, human-centric object importance annotations are employed in order to analyze the relevance of a variety of multi-modal cues for the importance prediction task. A deep convolutional neural network model is used for capturing video-based contextual spatial and temporal cues of scene type, driving task, and object properties related to intent. Second, the proposed importance annotations are used for producing novel analysis of error types in image-based object detectors. Specifically, we demonstrate how cost-sensitive training, informed by the object importance annotations, results in improved detection performance on objects of higher importance. This insight is essential for an application where navigation mistakes are safety-critical, and the quality of automation and human–robot interaction is key. © 2016</text:p>
          </table:table-cell>
        </table:table-row>
        <table:table-row table:style-name="ro1">
          <table:table-cell office:value-type="string" calcext:value-type="string">
            <text:p>A Practical and Highly Optimized Convolutional Neural Network for Classifying Traffic Signs in Real-Time</text:p>
          </table:table-cell>
          <table:table-cell office:value-type="string" calcext:value-type="string">
            <text:p>Classifying traffic signs is an indispensable part of Advanced Driver Assistant Systems. This strictly requires that the traffic sign classification model accurately classifies the images and consumes as few CPU cycles as possible to immediately release the CPU for other tasks. In this paper, we first propose a new ConvNet architecture. Then, we propose a new method for creating an optimal ensemble of ConvNets with highest possible accuracy and lowest number of ConvNets. Our experiments show that the ensemble of our proposed ConvNets (the ensemble is also constructed using our method) reduces the number of arithmetic operations 88 and 73% compared with two state-of-art ensemble of ConvNets. In addition, our ensemble is 0.1% more accurate than one of the state-of-art ensembles and it is only 0.04% less accurate than the other state-of-art ensemble when tested on the same dataset. Moreover, ensemble of our compact ConvNets reduces the number of the multiplications 95 and 88%, yet, the classification accuracy drops only 0.2 and 0.4% compared with these two ensembles. Besides, we also evaluate the cross-dataset performance of our ConvNet and analyze its transferability power in different layers. We show that our network is easily scalable to new datasets with much more number of traffic sign classes and it only needs to fine-tune the weights starting from the last convolution layer. We also assess our ConvNet through different visualization techniques. Besides, we propose a new method for finding the minimum additive noise which causes the network to incorrectly classify the image by minimum difference compared with the highest score in the loss vector. © 2016, Springer Science+Business Media New York.</text:p>
          </table:table-cell>
        </table:table-row>
        <table:table-row table:style-name="ro1">
          <table:table-cell office:value-type="string" calcext:value-type="string">
            <text:p>A Driver State Detection System - Combining a Capacitive Hand Detection Sensor With Physiological Sensors</text:p>
          </table:table-cell>
          <table:table-cell office:value-type="string" calcext:value-type="string">
            <text:p>With respect to automotive safety, the driver plays a crucial role. Stress level, tiredness, and distraction of the driver are therefore of high interest. In this paper, a driver state detection system based on cellular neural networks (CNNs) to monitor the driver's stress level is presented. We propose to include a capacitive-based wireless hand detection (position and touch) sensor for a steering wheel utilizing ink-jet printed sensor mats as an input sensor in order to improve the performance. A driving simulator platform providing a realistic virtual traffic environment is utilized to conduct a study with 22 participants for the evaluation of the proposed system. Each participant is driving in two different scenarios, each representing one of the two no-stress/stress driver states. A "threefold" cross validation is applied to evaluate our concept. The subject dependence is considered carefully by separating the training and testing data. Furthermore, the CNN approach is benchmarked against other state-of-the-art machine learning techniques. The results show a significant improvement combining sensor inputs from different driver inherent domains, giving a total related detection accuracy of 92%. Besides that, this paper shows that in case of including the capacitive hand detection sensor, the accuracy increases by 10%. These findings indicate that adding a subject-independent sensor, such as the proposed capacitive hand detection sensor, can significantly improve the detection performance. © 2017 IEEE.</text:p>
          </table:table-cell>
        </table:table-row>
        <table:table-row table:style-name="ro1">
          <table:table-cell office:value-type="string" calcext:value-type="string">
            <text:p>Region Proposal Technique for Traffic Light Detection Supplemented by Deep Learning and Virtual Data</text:p>
          </table:table-cell>
          <table:table-cell office:value-type="string" calcext:value-type="string">
            <text:p>In this work, we outline a process for traffic light detection in the context of autonomous vehicles and driver assistance technology features. For our approach, we leverage the automatic annotations from virtually generated data of road scenes. Using the automatically generated bounding boxes around the illuminated traffic lights themselves, we trained an 8-layer deep neural network, without pre-training, for classification of traffic light signals (green, amber, red). After training on virtual data, we tested the network on real world data collected from a forward facing camera on a vehicle. Our new region proposal technique uses color space conversion and contour extraction to identify candidate regions to feed to the deep neural network classifier. Depending on time of day, we convert our RGB images in order to more accurately extract the appropriate regions of interest and filter them based on color, shape and size. These candidate regions are fed to a deep neural network. In this paper, we focus on a region of interest (ROI) proposal method, which works to minimize false negative and false positive candidate regions that are then fed to the deep neural network for classification. This camera-only solution has applications for many levels of autonomy, from driver assistance technology (SAE Level 2) to fully automated vehicles (SAE Level 4). Copyright © 2017 SAE International.</text:p>
          </table:table-cell>
        </table:table-row>
        <table:table-row table:style-name="ro1">
          <table:table-cell office:value-type="string" calcext:value-type="string">
            <text:p>Object Detection from a Vehicle Using Deep Learning Network and Future Integration with Multi-Sensor Fusion Algorithm</text:p>
          </table:table-cell>
          <table:table-cell office:value-type="string" calcext:value-type="string">
            <text:p>Accuracy in detecting a moving object is critical to autonomous driving or advanced driver assistance systems (ADAS). By including the object classification from multiple sensor detections, the model of the object or environment can be identified more accurately. The critical parameters involved in improving the accuracy are the size and the speed of the moving object. All sensor data are to be used in defining a composite object representation so that it could be used for the class information in the core object's description. This composite data can then be used by a deep learning network for complete perception fusion in order to solve the detection and tracking of moving objects problem. Camera image data from subsequent frames along the time axis in conjunction with the speed and size of the object will further contribute in developing better recognition algorithms. In this paper, we present preliminary results using only camera images for detecting various objects using deep learning network, as a first step toward multi-sensor fusion algorithm development. The simulation experiments based on camera images show encouraging results where the proposed deep learning network based detection algorithm was able to detect various objects with certain degree of confidence. A laboratory experimental setup is being commissioned where three different types of sensors, a digital camera with 8 megapixel resolution, a LIDAR with 40m range, and ultrasonic distance transducer sensors will be used for multi-sensor fusion to identify the object in real-time. Copyright © 2017 SAE International.</text:p>
          </table:table-cell>
        </table:table-row>
        <table:table-row table:style-name="ro1">
          <table:table-cell office:value-type="string" calcext:value-type="string">
            <text:p>An encoder-decoder based Convolution Neural Network (CNN) for future Advanced Driver Assistance System (ADAS)</text:p>
          </table:table-cell>
          <table:table-cell office:value-type="string" calcext:value-type="string">
            <text:p>We propose a practical Convolution Neural Network (CNN) model termed the CNN for Semantic Segmentation for driver Assistance system (CSSA). It is a novel semantic segmentation model for probabilistic pixel-wise segmentation, which is able to predict pixel-wise class labels of a given input image. Recently, scene understanding has turned out to be one of the emerging areas of research, and pixel-wise semantic segmentation is a key tool for visual scene understanding. Among future intelligent systems, the Advanced Driver Assistance System (ADAS) is one of the most favorite research topic. The CSSA is a road scene understanding CNN that could be a useful constituent of the ADAS toolkit. The proposed CNN network is an encoder-decoder model, which is built on convolutional encoder layers adopted from the Visual Geometry Group's VGG-16 net, whereas the decoder is inspired by segmentation network (SegNet). The proposed architecture mitigates the limitations of the existing methods based on state-of-the-art encoder-decoder design. The encoder performs convolution, while the decoder is responsible for deconvolution and un-pooling/up-sampling to predict pixel-wise class labels. The key idea is to apply the up-sampling decoder network, which maps the low-resolution encoder feature maps. This architecture substantially reduces the number of trainable parameters and reuses the encoder's pooling indices to up-sample to map pixel-wise classification and segmentation. We have experimented with different activation functions, pooling methods, dropout units and architectures to design an efficient CNN architecture. The proposed network offers a significant improvement in performance in segmentation results while reducing the number of trainable parameters. Moreover, there is a considerable improvement in performance in comparison to the benchmark results over PASCAL VOC-12 and the CamVid. © 2017 by the authors.</text:p>
          </table:table-cell>
        </table:table-row>
        <table:table-row table:style-name="ro1">
          <table:table-cell office:value-type="string" calcext:value-type="string">
            <text:p>Driver fatigue detection based on eye state recognition</text:p>
          </table:table-cell>
          <table:table-cell office:value-type="string" calcext:value-type="string">
            <text:p>Driving fatigue is a main factor caused the traffic accidents. Our faces contain a lot of useful information, we can use the state of eyes to detect the fatigue, but the eye state would be affected by wearing sunglasses. In this paper, to solve above problems and make the algorithm keep the accuracy and real-time at the same time, we use the infrared videos for detecting and propose an eye state recognition method based on convolution neural network (CNN), eventually calculating percentage of eyelid closure over the pupil over time (PERCLOS), blink frequency to detect the fatigue. The experimental results show that the proposed method has high recognition accuracy of state of eyes when wearing glasses and can detect the fatigue effectively. © 2017 IEEE.</text:p>
          </table:table-cell>
        </table:table-row>
        <table:table-row table:style-name="ro1">
          <table:table-cell office:value-type="string" calcext:value-type="string">
            <text:p>Prediction of Driver's Brake Pedal Operation in Vehicle Platoon System: Model Development and Proposal</text:p>
          </table:table-cell>
          <table:table-cell office:value-type="string" calcext:value-type="string">
            <text:p>This paper focused on the remaining time to brake pedal operation (TTBP) and proposed the unscented Kalman filter (UKF)- and particle filter (PF)-based models to estimate the TTBP prior to the actual brake pedal operation. The state and measurement equations were simply modeled by partially using an ANN model. Also, the three-vehicle convoy data collected through a driving simulator (DS) experiment showed that the first car started decelerating and shortened the headway two to three seconds before the brake pedal operation. This made sure that the proposed UKF and PF could be applied to the estimation of TTBP by simply measuring the velocity and headway of the preceding cars. © 2016 IEEE.</text:p>
          </table:table-cell>
        </table:table-row>
        <table:table-row table:style-name="ro1">
          <table:table-cell office:value-type="string" calcext:value-type="string">
            <text:p>Combination of ACF detector and multi-task CNN for hand detection</text:p>
          </table:table-cell>
          <table:table-cell office:value-type="string" calcext:value-type="string">
            <text:p>Hand detection is an important issue in the analysis of drivers activities, assessment of drivers alertness, and subsequent development of driver safety monitoring system. In this work, the hand detection problem is addressed in the deep Convolutional Neural Network (CNN) framework. Hypothesis of hand regions are first generated with high recall rate by AdaBoost detector associated with Aggregated Channel Features (ACF) and then the Convolutional neural networks (CNN) are employed to extract the features of each proposal regions. The CNN was trained via multi-task learning paradigm to detect hand and predict the corresponding bounding box simultaneously. Experiments were conducted on the publically available benchmark VIVA hand detection database, showing marked improvement upon previous works. © 2016 IEEE.</text:p>
          </table:table-cell>
        </table:table-row>
        <table:table-row table:style-name="ro1">
          <table:table-cell office:value-type="string" calcext:value-type="string">
            <text:p>Driverless when and cars: Where?</text:p>
          </table:table-cell>
          <table:table-cell office:value-type="string" calcext:value-type="string">
            <text:p>Cars are taking on more and more tasks under computer control. In 2014, trade body SAE International published a classification system for automated vehicles which has been widely accepted by the industry and regulators. The scale ranges from Level 0, where the vehicle has no control but may issue warnings, to level 5 where the only human action is setting the destination and starting the system. To create an Advanced Driver Assistance System (ADAS) capable of safe driving in real-world conditions, the automotive world is turning to AI and a process called 'Deep Learning'. Nvidia's Drive PX2, operating with the company's DriveWorks OS, enables the calibration of the car's sensors and controls the acquisition of surrounding data. It's able to manage the synchronization, recording and processing of this data. The information gathered is then fed through to a supercomputer that can be used to train a deep neural network located in the cloud. Combined with HD maps, the vehicle can use this data, and the information learned. To navigate our streets safely, the computers in automated vehicles rely on a detailed HD render of the environment far in advance of that provided by GPS. Used in combination with the car's inertial sensor, GPS data and cameras the system can precisely position key landmarks. The car's own AI supercomputer and the cloud-based Visual Simultaneous Localization and Mapping (VSLM) technologies work together to help the vehicle navigate a safe course. It is essential that compulsory requirements are extended for automated vehicles with a policy covering the manufacturers' and other entities' product liability, as well as injuries to third parties.</text:p>
          </table:table-cell>
        </table:table-row>
        <table:table-row table:style-name="ro1">
          <table:table-cell office:value-type="string" calcext:value-type="string">
            <text:p>Coupled Multivehicle Detection and Classification with Prior Objectness Measure</text:p>
          </table:table-cell>
          <table:table-cell office:value-type="string" calcext:value-type="string">
            <text:p>Vehicle recognition plays an important role in traffic surveillance systems, advanced driver-assistance systems, and autonomous vehicles. This paper presents a novel approach for multivehicle recognition that considers vehicle space location and classification as a coupled optimization problem. It can speed up the detection process with more accurate vehicle region proposals and can recognize multiple vehicles using a single model. The proposed detector is implemented in three stages: 1) obtaining candidate vehicle locations with prior objectness measure; 2) classifying vehicle region proposals to distinguish the three common types of vehicles (i.e., car, taxi, and bus) by a single convolutional neural network (CNN); and 3) coupling classification results with the detection process, which leads to fewer false positives. In experiments on high-resolution traffic images, our method achieves unique characteristics: 1) It matches the state-of-the-art detection accuracy; 2) it is more efficient in generating a smaller set of high-quality vehicle windows; 3) its searching time is decreased by about 30 times compared with the other two popular detection schemes; and 4) it recognizes different vehicles in each image using a single CNN model with eight layers. © 2016 IEEE.</text:p>
          </table:table-cell>
        </table:table-row>
        <table:table-row table:style-name="ro1">
          <table:table-cell office:value-type="string" calcext:value-type="string">
            <text:p>Fast learning method for convolutional neural networks using extreme learning machine and its application to lane detection</text:p>
          </table:table-cell>
          <table:table-cell office:value-type="string" calcext:value-type="string">
            <text:p>Deep learning has received significant attention recently as a promising solution to many problems in the area of artificial intelligence. Among several deep learning architectures, convolutional neural networks (CNNs) demonstrate superior performance when compared to other machine learning methods in the applications of object detection and recognition. We use a CNN for image enhancement and the detection of driving lanes on motorways. In general, the process of lane detection consists of edge extraction and line detection. A CNN can be used to enhance the input images before lane detection by excluding noise and obstacles that are irrelevant to the edge detection result. However, training conventional CNNs requires considerable computation and a big dataset. Therefore, we suggest a new learning algorithm for CNNs using an extreme learning machine (ELM). The ELM is a fast learning method used to calculate network weights between output and hidden layers in a single iteration and thus, can dramatically reduce learning time while producing accurate results with minimal training data. A conventional ELM can be applied to networks with a single hidden layer; as such, we propose a stacked ELM architecture in the CNN framework. Further, we modify the backpropagation algorithm to find the targets of hidden layers and effectively learn network weights while maintaining performance. Experimental results confirm that the proposed method is effective in reducing learning time and improving performance. © 2016 Elsevier Ltd</text:p>
          </table:table-cell>
        </table:table-row>
        <table:table-row table:style-name="ro1">
          <table:table-cell office:value-type="string" calcext:value-type="string">
            <text:p>Traffic sign recognition using hybrid features descriptor and artificial neural network classifier</text:p>
          </table:table-cell>
          <table:table-cell office:value-type="string" calcext:value-type="string">
            <text:p>Traffic Sign Recognition (TSR) system is a significant component of Intelligent Transport System (ITS) as traffic signs assist the drivers to drive more safely and efficiently. This paper represents a new approach for TSR system using hybrid features formed by two robust features descriptors, named Histogram Oriented Gradient(HOG) features and Speeded Up Robust Features(SURF) and artificial neural network (ANN) classifier . In the detection step, the region of interest (sign area) is segmented using color based thresholding algorithm, post processed to filter the unwanted region. Next robust features vector named Distance to Borders (DtBs) of the segmented blob is formed to verify the shape of the traffic sign. Finally the recognition of the traffic sign is implemented using ANN classifier upon the training of hybrid features descriptor. The proposed system simulated on offline road scene images shows a high classification rate in the recognition stage. The performance of the ANN model is illustrated in terms of cross entropy, confusion matrix and receiver operating characteristic (ROC) curves. In addition, the performance of hybrid feature descriptor is compared with recognition based on HOG and SURF descriptor respectively. Also, performances of some classifier such as Support Vector Machine (SVM), Decision Trees, Ensembles Learners (Adaboost) and K-Nearest Neighbor (KNN) classifier are assessed with ANN approach. The simulation results illustrates that recognition using hybrid feature descriptor outperforms in all classifier and the recognition accuracy of ANN is higher than classifier stated above. © 2016 IEEE.</text:p>
          </table:table-cell>
        </table:table-row>
        <table:table-row table:style-name="ro1">
          <table:table-cell office:value-type="string" calcext:value-type="string">
            <text:p>Traffic sign recognition using visual attribute learning and convolutional neural network</text:p>
          </table:table-cell>
          <table:table-cell office:value-type="string" calcext:value-type="string">
            <text:p>The problem of extracting high level information from digital images and videos is frequently faced in the area of computer vision and machine learning. For the recognition of traffic signs, a lot of outstanding methods have been proposed, and deep models demonstrates that their powerful representation capacity, can archieve dominant performances. In this paper a method for recognizing traffic signs is proposed founded on a novel visual attribute mechanisms; whereby attributes are generated using Convolutional Neural Networks (CNN). In comparison with previous methods founded on the use of CNN for feature extractor and Multi-Layer Perception (MLP) as classifier, the Max Pooling Positions (MPPs) proposed in this paper predict visual attributes that provide a useful linkage between low-level features and high-level sematic tasks. The results show that outstanding performances can be achieved using MPPs. © 2016 IEEE.</text:p>
          </table:table-cell>
        </table:table-row>
        <table:table-row table:style-name="ro1">
          <table:table-cell office:value-type="string" calcext:value-type="string">
            <text:p>A new approach in efficieny analysis of induction motor without using torquemeter and encoder</text:p>
          </table:table-cell>
          <table:table-cell office:value-type="string" calcext:value-type="string">
            <text:p>Induction motors have very large application areas in industry and urban systems like water pumping and distribution systems, steel and paper industries and etc. Monitoring and controlling the motor operation, have important effect on the operating performance of the motor, driver selection and replacement strategy management of electrical machines. This study describes a sensor less method for monitoring and calculating efficiency of induction motors. Verification and comparing of two sensor less and conventional method have been derived in this study. The method verification was applied on two different three phase induction motors with rated powers of 3 kW and 5.5 kW. The proposed method can be used for optimal control of induction motors, efficiency monitoring and motor replacement strategy. © 2016 IEEE.</text:p>
          </table:table-cell>
        </table:table-row>
        <table:table-row table:style-name="ro1">
          <table:table-cell office:value-type="string" calcext:value-type="string">
            <text:p>Training convolutional neural networks with class based data augmentation for detecting distracted drivers</text:p>
          </table:table-cell>
          <table:table-cell office:value-type="string" calcext:value-type="string">
            <text:p>The work in this paper proposes an approach to reduce overfitting when training a convolutional neural network (CNN) by applying class based data augmentation. The classification task of automatically detecting drivers engaged in distracted behaviors seen from a dashboard camera is addressed. Firstly, important image key-points are detected and their regions extracted. Thereafter, the extracted regions are combined into a single image and class based data augmentation is applied to the different extracted regions. Class based data augmentation randomly interchange regions between different images of the same class. The results show that this approach improves the generalization of the network and increases the variability of the data set which reduces over-fitting. © 2017 ACM.</text:p>
          </table:table-cell>
        </table:table-row>
        <table:table-row table:style-name="ro1">
          <table:table-cell office:value-type="string" calcext:value-type="string">
            <text:p>Traffic sign recognition using SURF: Speeded up robust feature descriptor and artificial neural network classifier</text:p>
          </table:table-cell>
          <table:table-cell office:value-type="string" calcext:value-type="string">
            <text:p>Traffic Sign Recognition (TSR) system is a vital component of intelligent transport system. It plays an important role by enhancing the safety of the drivers, pedestrians and vehicles as traffic signs provide important information of the traffic environment of the road and assist the drivers to drive more safely and easily by guiding and warning. This paper represents road sign detection and recognition system based on speeded up robust feature (SURF) descriptor that is invariant to rotation, skew and occlusion of the sign and artificial neural network (ANN) classifier . The proposed system consists of three steps. In the first step the road scene image is segmented using color based thresholding algorithm followed by some post processing like morphological analysis and filtering using region properties to extract the road sign as a blob of region. Next, shape verification is carried out by using translation, scaling and rotation invariant features vector named Distance to Borders (DtBs) of the segmented blob .Finally the recognition of the traffic sign is implemented using ANN classifier with the training of SURF descriptor. The proposed system simulated on offline road scene images shows a high success rate in the recognition stage. The performance of the classifier is illustrated in terms of cross entropy, confusion matrix and receiver operating characteristic (ROC) curve. © 2016 IEEE.</text:p>
          </table:table-cell>
        </table:table-row>
        <table:table-row table:style-name="ro1">
          <table:table-cell office:value-type="string" calcext:value-type="string">
            <text:p>Travel-time prediction with deep learning</text:p>
          </table:table-cell>
          <table:table-cell office:value-type="string" calcext:value-type="string">
            <text:p>Travel time prediction is a challenging problem in Intelligent Transportation Systems (ITS). Accurate travel time information helps motorists plan their routes more wisely. This, in turn, alleviates traffic congestion and improves operation efficiency. A number of travel time prediction techniques exist; however, most of them are based on shallow learning architectures. In contrast to deep learning architectures, shallow learning architectures are lack of features-learning capability. In this paper, we propose an effective travel time prediction technique based on a concept of Deep Belief Networks (DBN). In our method, a stack of Restricted Boltzmann Machines (RBM) is used to automatically learn generic traffic features in an unsupervised fashion, and then a sigmoid regression is used to predict travel time in a supervised fashion. The experimental results, based on real traffic data, show that the proposed method can achieve great performance in terms of prediction accuracy. © 2016 IEEE.</text:p>
          </table:table-cell>
        </table:table-row>
        <table:table-row table:style-name="ro1">
          <table:table-cell office:value-type="string" calcext:value-type="string">
            <text:p>Automated traffic violation apprehension system using genetic algorithm and artificial neural network</text:p>
          </table:table-cell>
          <table:table-cell office:value-type="string" calcext:value-type="string">
            <text:p>Developing countries face the problem of crowded and congested roads because of inefficient implementation of traffic rules. Motorists ignore the rules because they are not apprehended and can get away easily. This paper proposes an intelligent traffic system that is able to automatically detect and apprehend traffic violators, specifically motorists who either swerve or block the pedestrian lane. The system is designed by integrating three processes: violation detection, plate localization and plate recognition. The violation detection and plate localization were realized using genetic algorithm while the plate recognition process was performed using an artificial neural network. The recognition of the plate number is highly dependent on the position of the detected vehicle with respect to the camera. Thus, the recognized plate number will only be supplementary information about the violator; the physical attributes of the vehicle which is captured by the violation detection process will be the main information on the violator. Based on the results of 48 images tested, the overall system was able to detect the mentioned violations and to identify the plate number of the vehicles that were detected as traffic violators, with an average accuracy of 90.67%, and program runtime of 1.34 seconds. © 2016 IEEE.</text:p>
          </table:table-cell>
        </table:table-row>
        <table:table-row table:style-name="ro1">
          <table:table-cell office:value-type="string" calcext:value-type="string">
            <text:p>Feature abstraction for driver behaviour detection with stacked sparse auto-encoders</text:p>
          </table:table-cell>
          <table:table-cell office:value-type="string" calcext:value-type="string">
            <text:p>Driver behaviour has a significant influence on vehicle accidents. Measuring and providing feedback on driver behaviour can provide significant benefits for understanding and improving road safety. In order to detect driver actions and driving characteristics from the broadest population of drivers, mobile phones can be used to collect low cost information and provide easy accessibility, using sensors available on the mobile phone such as the GPS and IMU. Such information is collected as a time series dataset, which generally has high dimensional variables. Dealing with this high dimensional data is a crucial problem for statistical analysis. Feature abstraction techniques can reduce the dimensionality by extracting salient features from the dataset. This paper proposes a feature abstraction method using stacked sparse autoencoders in order to reduce driver dataset variables. The utility of the derived features is demonstrated on a driver action classification task. © 2016 IEEE.</text:p>
          </table:table-cell>
        </table:table-row>
        <table:table-row table:style-name="ro1">
          <table:table-cell office:value-type="string" calcext:value-type="string">
            <text:p>Road sign classification system using cascade convolutional neural network</text:p>
          </table:table-cell>
          <table:table-cell office:value-type="string" calcext:value-type="string">
            <text:p>We proposed a road sign classification system using C-CNN (cascade convolutional neural network) classifier. The cascade configuration is designed so that the classifier can easily converge with the data. Our system consists of six stages of Network in Network (NiN) architecture based CNN classifier. The data augmentation method is used to enrich the training and testing dataset which also tests the robustness of our system,. Our Japan road sign dataset consists of ten classes with 7,500 examples for each class. Each image cropped from real street images is taken by the camera attached to the top of the car. From the experiments, our system is more efficient compared with bag-of-features method. The execution time of our system is less than 20 ms using appropriate hardware configuration, which is suitable for real-time application approaches like an autonomous car or driver assistance system. © 2017 IJICIC Editorial Office. All rights reserved.</text:p>
          </table:table-cell>
        </table:table-row>
        <table:table-row table:style-name="ro1">
          <table:table-cell office:value-type="string" calcext:value-type="string">
            <text:p>Towards neuroimaging real-time driving using convolutional neural networks: Development of CNNs for autonomous steering in the TORCS environment</text:p>
          </table:table-cell>
          <table:table-cell office:value-type="string" calcext:value-type="string">
            <text:p>The majority of previous attempts to autonomous driving in the TORCS environment involve the use of pre-calculated data such as the exact distance to opponents or the actual position of the car with respect to the center of the track. As humans, we drive based on locally available information that is gathered by our senses, mainly sight. This information is not precomputed and it is left to the agent to make sense of it. This work explores and evaluates the development of autonomous steering using visual-only input in real time driving. Convolutional Neural Networks (CNNs) have been proven to excel in categorical image classification, but little has been done on how they could perform in continuous spaces such as deciding steering values. The results presented here show that CNNs are indeed capable of performing well on such spaces and can be trained from example. Various modifications proved to enhance network accuracy and hence driving performance, such as applying edge detection filters to the input image, using a weighted average method to select network outputs and including unusual situations in the training data, making the neurovisual agent much more robust and capable of higher generalization power. © 2016 IEEE.</text:p>
          </table:table-cell>
        </table:table-row>
        <table:table-row table:style-name="ro1">
          <table:table-cell office:value-type="string" calcext:value-type="string">
            <text:p>A control strategy of autonomous vehicles based on deep reinforcement learning</text:p>
          </table:table-cell>
          <table:table-cell office:value-type="string" calcext:value-type="string">
            <text:p>Deep reinforcement learning has received considerable attention after the outstanding performance of AlphaGo. In this paper, we propose a new control strategy of self-driving vehicles using the deep reinforcement learning model, in which learning with an experience of professional driver and a Q-learning algorithm with filtered experience replay are proposed. Experimental results demonstrate that the proposed model can reduce the time consumption of learning by 71.2%, and the stability increases by about 32%, compared with the existing neural fitted Q-iteration algorithm. © 2016 IEEE.</text:p>
          </table:table-cell>
        </table:table-row>
        <table:table-row table:style-name="ro1">
          <table:table-cell office:value-type="string" calcext:value-type="string">
            <text:p>Object detection and classification by decision-level fusion for intelligent vehicle systems</text:p>
          </table:table-cell>
          <table:table-cell office:value-type="string" calcext:value-type="string">
            <text:p>To understand driving environments effectively, it is important to achieve accurate detection and classification of objects detected by sensor-based intelligent vehicle systems, which are significantly important tasks. Object detection is performed for the localization of objects, whereas object classification recognizes object classes from detected object regions. For accurate object detection and classification, fusing multiple sensor information into a key component of the representation and perception processes is necessary. In this paper, we propose a new object-detection and classification method using decision-level fusion. We fuse the classification outputs from independent unary classifiers, such as 3D point clouds and image data using a convolutional neural network (CNN). The unary classifiers for the two sensors are the CNN with five layers, which use more than two pre-trained convolutional layers to consider local to global features as data representation. To represent data using convolutional layers, we apply region of interest (ROI) pooling to the outputs of each layer on the object candidate regions generated using object proposal generation to realize color flattening and semantic grouping for charge-coupled device and Light Detection And Ranging (LiDAR) sensors. We evaluate our proposed method on a KITTI benchmark dataset to detect and classify three object classes: cars, pedestrians and cyclists. The evaluation results show that the proposed method achieves better performance than the previous methods. Our proposed method extracted approximately 500 proposals on a 1226 × 370 image, whereas the original selective search method extracted approximately 106 × n proposals. We obtained classification performance with 77.72% mean average precision over the entirety of the classes in the moderate detection level of the KITTI benchmark dataset. © 2017 by the authors; licensee MDPI, Basel, Switzerland.</text:p>
          </table:table-cell>
        </table:table-row>
        <table:table-row table:style-name="ro1">
          <table:table-cell office:value-type="string" calcext:value-type="string">
            <text:p>Classifying vehicles with convolutional neural network and feature encoding</text:p>
          </table:table-cell>
          <table:table-cell office:value-type="string" calcext:value-type="string">
            <text:p>Vehicle type recognition has many applications in video surveillance, urban traffic management and automatic driving. This paper presents a new vehicle type recognition method using feature encoding combined with Convolutional Neural Network (CNN). This method uses the CNN to learn the properties of the high-level image features. It is able to largely compensate the information loss if we use feature encoding solely. By contrast, to achieve satisfactory classification results, feature encoding algorithms do not need a large number of training samples. Thus, it can help CNN reduce the number of training samples. Therefore, we propose a hybrid algorithm by integrating method on vehicle type recognition in comparison to CNN, feature encoding algorithms and other competitive methods. © 2016 IEEE.</text:p>
          </table:table-cell>
        </table:table-row>
        <table:table-row table:style-name="ro1">
          <table:table-cell office:value-type="string" calcext:value-type="string">
            <text:p>On-road object detection using deep neural network</text:p>
          </table:table-cell>
          <table:table-cell office:value-type="string" calcext:value-type="string">
            <text:p>Industrialization of transportation system has derived serious accidents that resulted in thousands of deaths. To solve the problem, vision based object detection for autonomous vehicle and advanced driver assistance system has been researched. In this study, we provide experimentations of object detection and localization in on-road environment using deep neural network. We compared the detection accuracy among object classes and analyzed the recognition results with fine-Tuned Single shot multibox detector on KITTI dataset. This work improves the performance of original detection model by increasing precision of overall detection about 6%, especially about 10% in pedestrian and cyclist. © 2016 IEEE.</text:p>
          </table:table-cell>
        </table:table-row>
        <table:table-row table:style-name="ro1">
          <table:table-cell office:value-type="string" calcext:value-type="string">
            <text:p>Optimization for object detector using deep residual network on embedded board</text:p>
          </table:table-cell>
          <table:table-cell office:value-type="string" calcext:value-type="string">
            <text:p>Although many studies on deep neural networks for Advanced Driver Assistance Systems(ADAS) have been emerging, using deeper convolutional neural networks (CNNs) implemented on embedded boards or mobile platforms for the road object detection task is challenging. To deploy a deep CNN pipeline, constraints such as computing power, processing time, battery, and memory capacity need to be overcome. To overcome these constraints, this study proposes a smaller residual CNN architecture with 6× fewer parameters and 3× smaller memory that is adopted by the object detector, a single-shot multibox detector. The proposed method was evaluated using the KITTI dataset on the NVIDIA TX1 embedded board and achieves 10.63 frames per second, which is three times faster compared to the well-known model, the VGGNet. © 2016 IEEE.</text:p>
          </table:table-cell>
        </table:table-row>
        <table:table-row table:style-name="ro1">
          <table:table-cell office:value-type="string" calcext:value-type="string">
            <text:p>Distracted driver detection: Deep learning vs handcrafted features</text:p>
          </table:table-cell>
          <table:table-cell office:value-type="string" calcext:value-type="string">
            <text:p>According to the National Highway Traffic Safety Administration, one in ten fatal crashes and two in ten injury crashes were reported as distracted driver accidents in the United State during 2014. In an attempt to mitigate these alarming statistics, this paper explores using a dashboard camera along with computer vision and machine learning to automatically detect distracted drivers. We consider a dataset that incorporates drivers engaging in seven different distracting behaviors using left and/or right hands. Traditional handcrafted features paired with a Support Vector Machine classifier are contrasted with deep Convolutional Neural Networks. The traditional features include a blend of Histogram of Oriented Gradients and Scale-Invariant Feature Transform descriptors used to create Bags of Words. The deep convolutional methods use transfer learning on AlexNet, VGG-16, and ResNet-152. The results yield 85% accuracy with ResNet and 82.5% accuracy with VGG-16, which outperformed AlexNet by almost 10%. Replacing the fully connected layers by a Support Vector Machine classifier did not improve the classification accuracy. The traditional features yielded much lower accuracy than the deep convolutional networks. © 2017, Society for Imaging Science and Technology.</text:p>
          </table:table-cell>
        </table:table-row>
        <table:table-row table:style-name="ro1">
          <table:table-cell office:value-type="string" calcext:value-type="string">
            <text:p>Autoencoder regularized network for driving style representation learning</text:p>
          </table:table-cell>
          <table:table-cell office:value-type="string" calcext:value-type="string">
            <text:p>In this paper, we study learning generalized driving style representations from automobile GPS trip data. We propose a novel Autoencoder Regularized deep neural Network (ARNet) and a trip encoding framework trip2vec to learn drivers' driving styles directly from GPS records, by combining supervised and unsupervised feature learning in a unified architecture. Experiments on a challenging driver number estimation problem and the driver identification problem show that ARNet can learn a good generalized driving style representation: It significantly outperforms existing methods and alternative architectures by reaching the least estimation error on average (0.68, less than one driver) and the highest identification accuracy (by at least 3% improvement) compared with traditional supervised learning methods.</text:p>
          </table:table-cell>
        </table:table-row>
        <table:table-row table:style-name="ro1">
          <table:table-cell office:value-type="string" calcext:value-type="string">
            <text:p>Current trends in text-spotting</text:p>
          </table:table-cell>
          <table:table-cell office:value-type="string" calcext:value-type="string">
            <text:p>Text spotting, i.e., the localization and recognition of text occurrences in natural images and videos, is a challenging problem in computer vision. Important applications of text spotting are: video indexing, retrieval and search, the support of blind persons in finding their way in unknown environments and reading street and shop signs for autonomously driving vehicles or car license plate recognition in traffic control systems. Recently, the use of deep convolutional neural networks as well as recognizing whole words instead of single characters led to significant progress in the field of text spotting. Furthermore, there is a tendency towards merging and unifying the single steps of the text spotting pipeline. Despite current progress, it is still difficult to recognize in-scene text in comparison to overlaid text. This work gives an overview of the state-of-the-art in text spotting and highlights current breakthroughs and trends. © 2017 IEEE.</text:p>
          </table:table-cell>
        </table:table-row>
        <table:table-row table:style-name="ro1">
          <table:table-cell office:value-type="string" calcext:value-type="string">
            <text:p>Driver drowsiness detection via a hierarchical temporal deep belief network</text:p>
          </table:table-cell>
          <table:table-cell office:value-type="string" calcext:value-type="string">
            <text:p>Drowsy driver alert systems have been developed to minimize and prevent car accidents. Existing vision-based systems are usually restricted to using visual cues, depend on tedious parameter tuning, or cannot work under general conditions. One additional crucial issue is the lack of public datasets that can be used to evaluate the performance of different methods. In this paper, we introduce a novel hierarchical temporal Deep Belief Network (HTDBN) method for drowsy detection. Our scheme first extracts high-level facial and head feature representations and then use them to recognize drowsiness-related symptoms. Two continuous-hidden Markov models are constructed on top of the DBNs. These are used to model and capture the interactive relations between eyes, mouth and head motions. We also collect a large comprehensive dataset containing various ethnicities, genders, lighting conditions and driving scenarios in pursuit of wide variations of driver videos. Experimental results demonstrate the feasibility of the proposed HTDBN framework in detecting drowsiness based on different visual cues. © Springer International Publishing AG 2017.</text:p>
          </table:table-cell>
        </table:table-row>
        <table:table-row table:style-name="ro1">
          <table:table-cell office:value-type="string" calcext:value-type="string">
            <text:p>Driver drowsiness detection system based on feature representation learning using various deep networks</text:p>
          </table:table-cell>
          <table:table-cell office:value-type="string" calcext:value-type="string">
            <text:p>Statistics have shown that 20% of all road accidents are fatigue-related, and drowsy detection is a car safety algorithm that can alert a snoozing driver in hopes of preventing an accident. This paper proposes a deep architecture referred to as deep drowsiness detection (DDD) network for learning effective features and detecting drowsiness given a RGB input video of a driver. The DDD network consists of three deep networks for attaining global robustness to background and environmental variations and learning local facial movements and head gestures important for reliable detection. The outputs of the three networks are integrated and fed to a softmax classifier for drowsiness detection. Experimental results show that DDD achieves 73.06% detection accuracy on NTHU-drowsy driver detection benchmark dataset. © Springer International Publishing AG 2017.</text:p>
          </table:table-cell>
        </table:table-row>
        <table:table-row table:style-name="ro1">
          <table:table-cell office:value-type="string" calcext:value-type="string">
            <text:p>Coarse-to-fine deep neural network for fast pedestrian detection</text:p>
          </table:table-cell>
          <table:table-cell office:value-type="string" calcext:value-type="string">
            <text:p>Pedestrian detection belongs to a category of object detection is a key issue in the field of video surveillance and automatic driving. Although recent object detection methods, such as Fast/Faster RCNN, have achieved excellent performance, it is difficult to meet real-time requirements and limits the application in real scenarios. A coarse-to-fine deep neural network for fast pedestrian detection is proposed in this paper. Two-stage approach is presented to realize fine trade-off between accuracy and speed. In the coarse stage, we train a fast deep convolution neural network to generate most pedestrian candidates at the cost of a number of false positives. The detector can cover the majority of scales, sizes, and occlusions of pedestrians. After that, a classification network is introduced to refine the pedestrian candidates generated from the previous stage. Refining through classification network, most of false detections will be excluded easily and the final pedestrian predictions with bounding box and confidence score are produced. Competitive results have been achieved on INRIA dataset in terms of accuracy, especially the method can achieve real-time detection that is faster than the previous leading methods. The effectiveness of coarse-to-fine approach to detect pedestrians is verified, and the accuracy and stability are also improved. © 2017 SPIE.</text:p>
          </table:table-cell>
        </table:table-row>
        <table:table-row table:style-name="ro1">
          <table:table-cell office:value-type="string" calcext:value-type="string">
            <text:p>Deconvolutional neural network for pupil detection in real-world environments</text:p>
          </table:table-cell>
          <table:table-cell office:value-type="string" calcext:value-type="string">
            <text:p>Eyelid identification provides key data that can be used in several application such as controlling gaze-based HMIs (human machine interfaces), the design of new diagnostic tools for brain diseases, improving driver safety, drowsiness detection, research on advertisement, etc. We propose a novel eyetracking algorithm by learning a deep deconvolutional neural network. To train and test our method, we use several data sets with hand-labeled eye images from real-world tasks. Our method outperforms previous eye tracking methods, improving the results of the current state of the art in a 19%. © Springer International Publishing AG 2017.</text:p>
          </table:table-cell>
        </table:table-row>
        <table:table-row table:style-name="ro1">
          <table:table-cell office:value-type="string" calcext:value-type="string">
            <text:p>Transfer learning of temporal information for driver action classification</text:p>
          </table:table-cell>
          <table:table-cell office:value-type="string" calcext:value-type="string">
            <text:p>Correct classification of image data can depend on features learned in multiple sequential frames. We focus on the problem of learning action from video data with an emphasis on driver behavior monitoring. An insuffcient quantity of high quality labeled data is a major problem in machine learning research. This is especially true when deep neural networks are used. Although some sufficiently large, general purpose image databases exist for action recognition, most of these are limited to single frames. This kind of data requires that the action recognition task is applied regardless of the temporal information (information from previous and next frames of a video sequence). In this paper, we show that temporal information is useful for accurate classification of video and that the temporal information in lower layers of a convolutional neural network can successfully be transferred from one network to another to greatly improve performance on the driver behavior monitoring task. © 2017 Copyright retained by the authors.</text:p>
          </table:table-cell>
        </table:table-row>
        <table:table-row table:style-name="ro1">
          <table:table-cell office:value-type="string" calcext:value-type="string">
            <text:p>Detection of driver drowsiness using 3D deep neural network and semi-supervised gradient boosting machine</text:p>
          </table:table-cell>
          <table:table-cell office:value-type="string" calcext:value-type="string">
            <text:p>Detecting drowsiness of the driver with a reliable and confident manner is a challenging task since it requires accurate monitoring of facial behavior such as eye-closure, nodding and yawning. It is even harder to deal with it when she wears sunglasses or scarf, appearing in the data set given for this challenge. One of the popular ways to analyze facial behavior has been using standard face models such as active shape model or active appearance model. These models work well for the frontal faces and yet often stumble for the extreme head pose cases. To handle these issues, we propose an approach based on recent machine learning techniques: first, 3D convolutional neural network to extract features in spatial-temporal domain; secondly, gradient boosting for drowsiness classification; thirdly, semi-supervised learning to enhance overall performance. The highest score from our submissions was 87.46% accuracy, suggesting that this approach has a potential for real application. © Springer International Publishing AG 2017.</text:p>
          </table:table-cell>
        </table:table-row>
        <table:table-row table:style-name="ro1">
          <table:table-cell office:value-type="string" calcext:value-type="string">
            <text:p>PRACE: A taxi recommender for finding passengers with deep learning approaches</text:p>
          </table:table-cell>
          <table:table-cell office:value-type="string" calcext:value-type="string">
            <text:p>In this paper, we propose a real-time recommender system (PRACE) for taxi drivers to find a next passenger and start a new trip efficiently, based on historical GPS trajectories of taxis. To provide high-quality passenger-seeking advice, PRACE takes passenger prediction, road condition estimation, and earnings into ranking simultaneously. Different from many previous researchers, we not only pay more attention to the driving context of taxis (i.e., driving directions, positions, etc.) but also extract meaningful representations of these attributes, using deep neural networks. To enhance the effect of learning, the result of statistics is added to the input of models. Relying on the map meshing method, we treat the prediction task as a multi-classification problem rather than a regression problem and make comparisons with several state-of-the-art methods. Finally, we evaluate our method through extensive experiments, using GPS trajectories generated by more than 10,000 taxis from the same company over a period of two months. The results verify the effectiveness, efficiency, and availability of our recommender system. © Springer International Publishing AG 2017.</text:p>
          </table:table-cell>
        </table:table-row>
        <table:table-row table:style-name="ro1">
          <table:table-cell office:value-type="string" calcext:value-type="string">
            <text:p>Recognizing pedestrian direction using convolutional neural networks</text:p>
          </table:table-cell>
          <table:table-cell office:value-type="string" calcext:value-type="string">
            <text:p>Pedestrian movement direction recognition is an important factor in autonomous driver assistance and security surveillance systems. Pedestrians are the most crucial and fragile moving objects in streets, roads and events where thousands of people may gather on a regular basis. People flow analysis on zebra crossings and in commercial centres or events such as demonstrations, are a key element to improve safety and to enable autonomous cars to drive in real life environments. This paper focuses on deep learning techniques such as Convolutional Neural Networks (CNN) to achieve a good and reliable detection of pedestrians moving in a particular direction. We present a novel input representation that leverages current pedestrian detection techniques to generate a sum of subtracted frames, which are used as an input for the proposed CNN. Moreover, we have also created a new dataset for this purpose. © Springer International Publishing AG 2017.</text:p>
          </table:table-cell>
        </table:table-row>
        <table:table-row table:style-name="ro1">
          <table:table-cell office:value-type="string" calcext:value-type="string">
            <text:p>Learning to map vehicles into bird’s eye view</text:p>
          </table:table-cell>
          <table:table-cell office:value-type="string" calcext:value-type="string">
            <text:p>Awareness of the road scene is an essential component for both autonomous vehicles and Advances Driver Assistance Systems and is gaining importance both for the academia and car companies. This paper presents a way to learn a semantic-aware transformation which maps detections from a dashboard camera view onto a broader bird’s eye occupancy map of the scene. To this end, a huge synthetic dataset featuring 1M couples of frames, taken from both car dashboard and bird’s eye view, has been collected and automatically annotated. A deep-network is then trained to warp detections from the first to the second view. We demonstrate the effectiveness of our model against several baselines and observe that is able to generalize on real-world data despite having been trained solely on synthetic ones. © Springer International Publishing AG 2017.</text:p>
          </table:table-cell>
        </table:table-row>
        <table:table-row table:style-name="ro1">
          <table:table-cell office:value-type="string" calcext:value-type="string">
            <text:p>From depth data to head pose estimation: A Siamese approach</text:p>
          </table:table-cell>
          <table:table-cell office:value-type="string" calcext:value-type="string">
            <text:p>The correct estimation of the head pose is a problem of the great importance for many applications. For instance, it is an enabling technology in automotive for driver attention monitoring. In this paper, we tackle the pose estimation problem through a deep learning network working in regression manner. Traditional methods usually rely on visual facial features, such as facial landmarks or nose tip position. In contrast, we exploit a Convolutional Neural Network (CNN) to perform head pose estimation directly from depth data. We exploit a Siamese architecture and we propose a novel loss function to improve the learning of the regression network layer. The system has been tested on two public datasets, Biwi Kinect Head Pose and ICT-3DHP database. The reported results demonstrate the improvement in accuracy with respect to current state-of-the-art approaches and the real time capabilities of the overall framework. Copyright © 2017 by SCITEPRESS - Science and Technology Publications, Lda. All rights reserved.</text:p>
          </table:table-cell>
        </table:table-row>
        <table:table-row table:style-name="ro1">
          <table:table-cell office:value-type="string" calcext:value-type="string">
            <text:p>Age-driven crossing behavior and walkability: Empirical studies towards simulations</text:p>
          </table:table-cell>
          <table:table-cell office:value-type="string" calcext:value-type="string">
            <text:p>The necessity to guarantee the comfort and safety of the elderly pedestrians while walking and crossing in urban environments can be supported by the use of advanced computer-based simulations. Nowadays, simulation of vehicular and pedestrian traffic is a consolidated application domain, but integrated models considering the interactions between these two entities still lack empirical evidences to produce validated simulations. In this paper we introduce the results of two empirical studies aimed at assessing the walkability degree perceived by the elderly inhabitants of a specific area of the city of Milan, considering the impact of drivers' compliance and level of service. Then, the paper proposes an approach to the modeling of pedestrians and vehicles interactions in the area of a zebra crossing, either signalized or not. The model is subject of further improvement and validation with the outcomes of the empirical studies. © 2017, CEUR-WS. All rights reserved.</text:p>
          </table:table-cell>
        </table:table-row>
        <table:table-row table:style-name="ro1">
          <table:table-cell office:value-type="string" calcext:value-type="string">
            <text:p>Representation learning, scene understanding, and feature fusion for drowsiness detection</text:p>
          </table:table-cell>
          <table:table-cell office:value-type="string" calcext:value-type="string">
            <text:p>We propose a novel drowsiness detection method based on 3D-Deep Convolutional Neural Network (3D-DCNN). We design a learning architecture for the drowsiness detection, which consists of three building blocks for representation learning, scene understanding, and feature fusion. In this framework, the model generates a spatio-temporal representation from multiple consecutive frames and analyze the scene conditions which are defined as head, eye, and mouth movements. The result of analysis from the scene condition understanding model is used to auxiliary information for the drowsiness detection. Then the method subsequently generates fusion features using the spatio-temporal representation and the results of the classification of scene conditions. By using the fusion features, we show that the proposed method can boost the performance of drowsiness detection. The proposed method demonstrates with the NTHU Drowsy Driver Detection (NTHU-DDD) video dataset. © Springer International Publishing AG 2017.</text:p>
          </table:table-cell>
        </table:table-row>
        <table:table-row table:style-name="ro1">
          <table:table-cell office:value-type="string" calcext:value-type="string">
            <text:p>Can learning vector quantization be an alternative to SVM and deep learning? - Recent trends and advanced variants of learning vector quantization for classification learning</text:p>
          </table:table-cell>
          <table:table-cell office:value-type="string" calcext:value-type="string">
            <text:p>Learning vector quantization (LVQ) is one of the most powerful approaches for prototype based classification of vector data, intuitively introduced by Kohonen. The prototype adaptation scheme relies on its attraction and repulsion during the learning providing an easy geometric interpretability of the learning as well as of the classification decision scheme. Although deep learning architectures and support vector classifiers frequently achieve comparable or even better results, LVQ models are smart alternatives with low complexity and computational costs making them attractive for many industrial applications like intelligent sensor systems or advanced driver assistance systems. Nowadays, the mathematical theory developed for LVQ delivers sufficient justification of the algorithm making it an appealing alternative to other approaches like support vector machines and deep learning techniques. This review article reports current developments and extensions of LVQ starting from the generalized LVQ (GLVQ), which is known as the most powerful cost function based realization of the original LVQ. The cost function minimized in GLVQ is an soft-approximation of the standard classification error allowing gradient descent learning techniques. The GLVQ variants considered in this contribution, cover many aspects like bordersensitive learning, application of non-Euclidean metrics like kernel distances or divergences, relevance learning as well as optimization of advanced statistical classification quality measures beyond the accuracy including sensitivity and specificity or area under the ROC-curve. According to these topics, the paper highlights the basic motivation for these variants and extensions together with the mathematical prerequisites and treatments for integration into the standard GLVQ scheme and compares them to other machine learning approaches. For detailed description and mathematical theory behind all, the reader is referred to the respective original articles. Thus, the intention of the paper is to provide a comprehensive overview of the stateof- the-art serving as a starting point to search for an appropriate LVQ variant in case of a given specific classification problem as well as a reference to recently developed variants and improvements of the basic GLVQ scheme.</text:p>
          </table:table-cell>
        </table:table-row>
        <table:table-row table:style-name="ro1">
          <table:table-cell office:value-type="string" calcext:value-type="string">
            <text:p>Detecting distracted driving with deep learning</text:p>
          </table:table-cell>
          <table:table-cell office:value-type="string" calcext:value-type="string">
            <text:p>Driver distraction is the leading factor in most car crashes and near-crashes. This paper discusses the types, causes and impacts of distracted driving. A deep learning approach is then presented for the detection of such driving behaviors using images of the driver, where an enhancement has been made to a standard convolutional neural network (CNN). Experimental results on Kaggle challenge dataset have confirmed the capability of a convolutional neural network (CNN) in this complicated computer vision task and illustrated the contribution of the CNN enhancement to a better pattern recognition accuracy. © 2017, Springer International Publishing AG.</text:p>
          </table:table-cell>
        </table:table-row>
        <table:table-row table:style-name="ro1">
          <table:table-cell office:value-type="string" calcext:value-type="string">
            <text:p>EEG-Based Driver Drowsiness Estimation Using Convolutional Neural Networks</text:p>
          </table:table-cell>
          <table:table-cell office:value-type="string" calcext:value-type="string">
            <text:p>Deep learning, including convolutional neural networks (CNNs), has started finding applications in brain-computer interfaces (BCIs). However, so far most such approaches focused on BCI classification problems. This paper extends EEGNet, a 3-layer CNN model for BCI classification, to BCI regression, and also utilizes a novel spectral meta-learner for regression (SMLR) approach to aggregate multiple EEGNets for improved performance. Our model uses the power spectral density (PSD) of EEG signals as the input. Compared with raw EEG inputs, the PSD inputs can reduce the computational cost significantly, yet achieve much better regression performance. Experiments on driver drowsiness estimation from EEG signals demonstrate the outstanding performance of our approach. © 2017, Springer International Publishing AG.</text:p>
          </table:table-cell>
        </table:table-row>
        <table:table-row table:style-name="ro1">
          <table:table-cell office:value-type="string" calcext:value-type="string">
            <text:p>A deep learning approach to detect distracted drivers using a mobile phone</text:p>
          </table:table-cell>
          <table:table-cell office:value-type="string" calcext:value-type="string">
            <text:p>Detect distracted driver is an essential factor to maintain road safety and avoid the risk of accidents and deaths. Studies of the World Health Organization shows that the distraction caused by mobile phones can increase the crash risk by up to 400%. This paper proposes a convolutional neural network that is able to monitor drivers video surveillance, more specifically detect and classify when the driver is using a cell phone. The experiments show an impressive accuracy, achieving up 99% of accuracy detecting distracted driver. © Springer International Publishing AG 2017.</text:p>
          </table:table-cell>
        </table:table-row>
        <table:table-row table:style-name="ro1">
          <table:table-cell office:value-type="string" calcext:value-type="string">
            <text:p>Driver fatigue detection using multitask cascaded convolutional networks</text:p>
          </table:table-cell>
          <table:table-cell office:value-type="string" calcext:value-type="string">
            <text:p>Driving fatigue is one of the main reasons of traffic accidents. In this paper, we apply the multitask cascaded convolutional networks to face detection and alignment in order to ensure the accuracy and real-time of the algorithm. Afterwards another convolution neural network (CNN) is used for eye state recognition. Finally, we calculate the percentage of eyelid closure (PERCLOS) to detect the fatigue. The experimental results show that the proposed method has high recognition accuracy of eye state and can detect the fatigue effectively in real- time. © IFIP International Federation for Information Processing 2017.</text:p>
          </table:table-cell>
        </table:table-row>
        <table:table-row table:style-name="ro1">
          <table:table-cell office:value-type="string" calcext:value-type="string">
            <text:p>Deep Passenger State Monitoring Using Viewpoint Warping</text:p>
          </table:table-cell>
          <table:table-cell office:value-type="string" calcext:value-type="string">
            <text:p>The advent of autonomous and semi-autonomous vehicles has meant passengers now play a more significant role in the safety and comfort of vehicle journeys. In this paper, we propose a deep learning method to monitor and classify passenger state with camera data. The training of a convolutional neural network is supplemented by data captured from vehicle occupants in different seats and from different viewpoints. Existing driver data or data from one vehicle is augmented by viewpoint warping using planar homography, which does not require knowledge of the source camera parameters, and overcomes the need to re-train the model with large amounts of additional data. To analyse the performance of our approach, data is collected on occupants in two different vehicles, from different viewpoints inside the vehicle. We show that the inclusion of the additional training data and augmentation by homography increases the average passenger state classification rate by 11.1%. We conclude by proposing how occupant state may be used holistically for activity recognition and intention prediction for intelligent vehicle features. © 2017, Springer International Publishing AG.</text:p>
          </table:table-cell>
        </table:table-row>
        <table:table-row table:style-name="ro1">
          <table:table-cell office:value-type="string" calcext:value-type="string">
            <text:p>The recognition of traffic speed limit sign in hazy weather</text:p>
          </table:table-cell>
          <table:table-cell office:value-type="string" calcext:value-type="string">
            <text:p>Hazy weather affects drivers' sightline seriously and causes a high potential safety hazard. This paper proposes a novel approach for recognizing the speed limit sign in hazy weather. It consists of three major modules: Haze removal, speed limit sign location, and sign recognition. In haze removal, this paper proposes to dehaze image with the dark channel prior. The speed limit sign is located by Histogram of Oriented Gradient (HOG) feature extraction and Support Vector Machine (SVM) classification and is recognized by the seven layers Convolutional Neural Networks (CNN). Experimental results show that the proposed method has better performance than the state-of-art dehazing methods and the processing time is also reduced. The recognition rate of the speed limit signs is 98.51 that is better than the human performance, and the classifier can recognize the speed limit sign with rotation, shift, scale and other distortions. © 2017 - IOS Press and the authors. All rights reserved.</text:p>
          </table:table-cell>
        </table:table-row>
        <table:table-row table:style-name="ro1">
          <table:table-cell office:value-type="string" calcext:value-type="string">
            <text:p>Traffic sign recognition using convolutional neural networks</text:p>
          </table:table-cell>
          <table:table-cell office:value-type="string" calcext:value-type="string">
            <text:p>Traffic sign recognition (TSR) represents an important feature of advanced driver assistance systems, contributing to the safety of the drivers, pedestrians and vehicles as well. Developing TSR systems requires the use of computer vision techniques, which could be considered fundamental in the field of pattern recognition in general. Despite all the previous works and research that has been achieved, traffic sign detection and recognition still remain a very challenging problem, precisely if we want to provide a real time processing solution. In this paper, we present a comparative and analytical study of the two major approaches for traffic sign detection and recognition. The first approach is based on the color segmentation technique and convolutional neural networks (C-CNN), while the second one is based on the fast region-based convolutional neural networks approach (Fast R-CNN). ©2017 IEEE.</text:p>
          </table:table-cell>
        </table:table-row>
        <table:table-row table:style-name="ro1">
          <table:table-cell office:value-type="string" calcext:value-type="string">
            <text:p>User participatory construction of open hazard data for preventing bicycle accidents</text:p>
          </table:table-cell>
          <table:table-cell office:value-type="string" calcext:value-type="string">
            <text:p>Recently, bicycle-related accidents, e.g., collision accidents at intersection increase and account for approximately 20% of all traffic accidents in Japan; thus, it is regarded as one of the serious social problems. However, the Traffic Accident Occurrence Map released by the Japanese Metropolitan Police Department is currently based on accident information records, and thus there are a number of near-miss events, which are overlooked in the map but will be useful for preventing the possible accidents. Therefore, we detect locations with high possibility of bicycle accidents using user participatory sensing and offer them drivers and government officials as Open Hazard Data (OHD) to prevent future bicycle accident. This paper uses smartphone sensors to obtain data for acceleration, location, and handle rotation information. Then, by classifying those data with convolutional neural networks, it was confirmed that the locations, where sudden braking occurred can be detected with an accuracy of 80%. In addition, we defined an RDF model for OHD that is currently publicly available. In future, we plan to develop applications using OHD, e.g., notifying alerts when users are approaching locations where near-miss events have occurred. © 2017, Springer International Publishing AG.</text:p>
          </table:table-cell>
        </table:table-row>
        <table:table-row table:style-name="ro1">
          <table:table-cell office:value-type="string" calcext:value-type="string">
            <text:p>End-to-end deep learning for driver distraction recognition</text:p>
          </table:table-cell>
          <table:table-cell office:value-type="string" calcext:value-type="string">
            <text:p>In this paper, an end-to-end deep learning solution for driver distraction recognition is presented. In the proposed framework, the features from pre-trained convolutional neural networks VGG-19 are extracted. Despite the variation in illumination conditions, camera position, driver’s ethnicity, and genders in our dataset, our best fine-tuned model, VGG-19 has achieved the highest test accuracy of 95% and an average accuracy of 80% per class. The model is tested with leave-one-driver- out cross validation method to ensure generalization. The results show that our framework avoided the overfitting problem which typically occurs in low-variance datasets. A comparison between our framework with the state-of-the-art XGboost shows that the proposed approach outperforms XGBoost in accuracy by approximately 7%. © Springer International Publishing AG 2017.</text:p>
          </table:table-cell>
        </table:table-row>
        <table:table-row table:style-name="ro1">
          <table:table-cell office:value-type="string" calcext:value-type="string">
            <text:p>Speeding up dilated convolution based pedestrian detection with tensor decomposition</text:p>
          </table:table-cell>
          <table:table-cell office:value-type="string" calcext:value-type="string">
            <text:p>Researches show in the test phase of Convolutional Neural Network (CNN), the most time cost occurred in convolutional layers, while the most memory cost occurred in the fully connected layers. With the rapid development of the pedestrian methods, which are based on deep learning, the performance is going better and better. Especially using resemble models, pedestrian detection can get a more excellent performance. However, the performance is improved by the increase in parameters and slow of speed in price. Meanwhile, for some specific tasks, such as driverless cars, due to the limitations of hardware facilities, it is impossible to use these methods on them. In this paper, we applied the tensor decomposition to pedestrian detection task, in order to accelerate the whole pedestrian detection processing. Experiments show even though the decomposition brings some of the rise of miss rate (MR), the saved memory and time indicates the efficiency of our method. © Springer International Publishing AG 2017.</text:p>
          </table:table-cell>
        </table:table-row>
        <table:table-row table:style-name="ro1">
          <table:table-cell office:value-type="string" calcext:value-type="string">
            <text:p>Deep learning in automotive: Challenges and opportunities</text:p>
          </table:table-cell>
          <table:table-cell office:value-type="string" calcext:value-type="string">
            <text:p>The interest of the automotive industry in deep-learning-based technology is growing and related applications are going to be pervasively used in the modern automobiles. Automotive is a domain where different standards addressing the software development process apply, as Automotive SPICE and, for functional safety relevant products, ISO 26262. So, in the automotive software engineering community, the awareness of the need to integrate deep-learning-based development with development approaches derived from these standards is growing, at the technical, methodological, and cultural levels. This paper starts from a lifecycle for deep-learning-based development defined by the authors, called W-model, and addresses the issue of the applicability of Automotive SPICE to deep-learning-based developments. A conceptual mapping between Automotive SPICE and the deep learning lifecycles phases is provided in this paper with the aim of highlighting the open issues related to the applicability of automotive software development standards to deep learning. © Springer International Publishing AG 2017.</text:p>
          </table:table-cell>
        </table:table-row>
        <table:table-row table:style-name="ro1">
          <table:table-cell office:value-type="string" calcext:value-type="string">
            <text:p>Convolutional neural network for person detection using YOLO framework</text:p>
          </table:table-cell>
          <table:table-cell office:value-type="string" calcext:value-type="string">
            <text:p>In this paper we present a real-time person detection system suitable for use in Intelligent Car or Advanced Driver Assistance System (ADAS). The system is based on modified You only Look Once (YOLO) which uses 7 convolutional neural network layers. The experimental results demonstrate that the accuracy of the person detection system is reliable for real time operation. The performance of the detection is benchmarked using the standard testing datasets from Caltech and measured using Piotr’s Matlab Toolbox. The results benchmarking is emphasizing on the performance of false positive per image (FPPI) over the miss rate. ADAS demands both relatively good detection and accuracy in order to work in real time operation. A good detection result is marked by achieving low miss rate and low FPPI. This requirement was achieved by the modified YOLO with 28.5%, 26.4% and 22.7% miss rate at 0.1 FPPI and believed to be an excellent candidate for use in ADAS.</text:p>
          </table:table-cell>
        </table:table-row>
        <table:table-row table:style-name="ro1">
          <table:table-cell office:value-type="string" calcext:value-type="string">
            <text:p>Free-space detection with self-supervised and online trained fully convolutional networks</text:p>
          </table:table-cell>
          <table:table-cell office:value-type="string" calcext:value-type="string">
            <text:p>Recently, vision-based Advanced Driver Assist Systems have gained broad interest. In this work, we investigate free-space detection, for which we propose to employ a Fully Convolutional Network (FCN). We show that this FCN can be trained in a self-supervised manner and achieve similar results compared to training on manually annotated data, thereby reducing the need for large manually annotated training sets. To this end, our self-supervised training relies on a stereo-vision disparity system, to automatically generate (weak) training labels for the color-based FCN. Additionally, our self-supervised training facilitates online training of the FCN instead of offline. Consequently, given that the applied FCN is relatively small, the free-space analysis becomes highly adaptive to any traffic scene that the vehicle encounters. We have validated our algorithm using publicly available data and on a new challenging benchmark dataset that is released with this paper. Experiments show that the online training boosts performance with 5% when compared to offline training, both for Fmax and AP. © 2017, Society for Imaging Science and Technology.</text:p>
          </table:table-cell>
        </table:table-row>
        <table:table-row table:style-name="ro1">
          <table:table-cell office:value-type="string" calcext:value-type="string">
            <text:p>A Multimodal Vigilance Monitoring System Based on Fuzzy Logic Architecture</text:p>
          </table:table-cell>
          <table:table-cell office:value-type="string" calcext:value-type="string">
            <text:p>This paper deals with the problem of vigilance level monitoring. A novel method of hypovigilance detection is presented in this work. It is based on the analysis of eyes’ blinking and head posture. The fusion task of both systems is achieved by the fuzzy logic technique which allows us to obtain five vigilance levels. This paper contains two key contributions. The first is the amelioration of our previous works in the classification field employing fast wavelet network classifier (FWT) by using another classification system based on a deep learning architecture. It provides more accurate results than the wavelet network classifier. The second resides in the conception of a driver alertness control system able to detect five vigilance levels which is different from previous works of the literature characterized by two, three or four levels. Experiments, using different datasets, prove the good performance of our new approach. © 2017, Springer International Publishing AG.</text:p>
          </table:table-cell>
        </table:table-row>
        <table:table-row table:style-name="ro1">
          <table:table-cell office:value-type="string" calcext:value-type="string">
            <text:p>Fast and accurate facial landmark localization in depth images for in-car applications</text:p>
          </table:table-cell>
          <table:table-cell office:value-type="string" calcext:value-type="string">
            <text:p>A correct and reliable localization of facial landmark enables several applications in many fields, ranging from Human Computer Interaction to video surveillance. For instance, it can provide a valuable input to monitor the driver physical state and attention level in automotive context. In this paper, we tackle the problem of facial landmark localization through a deep approach. The developed system runs in real time and, in particular, is more reliable than state-of-the-art competitors specially in presence of light changes and poor illumination, thanks to the use of depth images as input. We also collected and shared a new realistic dataset inside a car, called MotorMark, to train and test the system. In addition, we exploited the public Eurecom Kinect Face Dataset for the evaluation phase, achieving promising results both in terms of accuracy and computational speed. © Springer International Publishing AG 2017.</text:p>
          </table:table-cell>
        </table:table-row>
        <table:table-row table:style-name="ro1">
          <table:table-cell office:value-type="string" calcext:value-type="string">
            <text:p>Semi-Automated annotation of discrete states in large video datasets</text:p>
          </table:table-cell>
          <table:table-cell office:value-type="string" calcext:value-type="string">
            <text:p>We propose a framework for semi-automated annotation of video frames where the video is of an object that at any point in time can be labeled as being in one of a finite number of discrete states. A Hidden Markov Model (HMM) is used to model (1) the behavior of the underlying object and (2) the noisy observation of its state through an image processing algorithm. The key insight of this approach is that the annotation of frame-by-frame video can be reduced from a problem of labeling every single image to a problem of detecting a transition between states of the underlying objected being recording on video. The performance of the framework is evaluated on a driver gaze classification dataset composed of 16,000,000 images that were fully annotated through 6,000 hours of direct manual annotation labor. On this dataset, we achieve a 13x reduction in manual annotation for an average accuracy of 99.1% and a 84x reduction for an average accuracy of 91.2%. © Copyright 2017, Association for the Advancement of Artificial Intelligence (www.aaai.org). All rights reserved.</text:p>
          </table:table-cell>
        </table:table-row>
        <table:table-row table:style-name="ro1">
          <table:table-cell office:value-type="string" calcext:value-type="string">
            <text:p>Multi-task learning with cartesian product-based multi-objective combination for dangerous object detection</text:p>
          </table:table-cell>
          <table:table-cell office:value-type="string" calcext:value-type="string">
            <text:p>Autonomous driving has caused extensively attention of academia and industry. Vision-based dangerous object detection is a crucial technology of autonomous driving which detects object and assesses its danger with distance to warn drivers. Previous vision-based dangerous object detections apply two independent models to deal with object detection and distance prediction, respectively. In this paper, we show that object detection and distance prediction have visual relationship, and they can be improved by exploiting the relationship. We jointly optimize object detection and distance prediction with a novel multi-task learning (MTL) model for using the relationship. In contrast to traditional MTL which uses linear multi-task combination strategy, we propose a Cartesian product-based multi-target combination strategy for MTL to consider the dependent among tasks. The proposed novel MTL method outperforms than the traditional MTL and single task methods by a series of experiments. © Springer International Publishing AG 2017.</text:p>
          </table:table-cell>
        </table:table-row>
        <table:table-row table:style-name="ro1">
          <table:table-cell office:value-type="string" calcext:value-type="string">
            <text:p>Forward rectification: Spatial image normalization for a video from a forward facing vehicle camera</text:p>
          </table:table-cell>
          <table:table-cell office:value-type="string" calcext:value-type="string">
            <text:p>The work in this paper is focused around visual ADAS (Advanced Driver Assistance Systems). We introduce forward rectification- A technique for making computer vision algorithms more robust against camera mount point and mount angles. Using the technique can increase the quality of recognition as well as lower the dimensionality for algorithm invariance, making it possible to apply simpler affine-invariant algorithms for applications that require projective invariance. Providing useful results this rectification requires thorough calibration of the camera, which can be done automatically or semi-automatically. The technique is of general nature and can be applied to different algorithms, such as pattern matching detectors, convolutional neural networks. The applicability of the technique is demonstrated on HOG-based car detector detection rate. © 2017 SPIE.</text:p>
          </table:table-cell>
        </table:table-row>
        <table:table-row table:style-name="ro1">
          <table:table-cell office:value-type="string" calcext:value-type="string">
            <text:p>MSTN: Multistage spatial-temporal network for driver drowsiness detection</text:p>
          </table:table-cell>
          <table:table-cell office:value-type="string" calcext:value-type="string">
            <text:p>Recent survey has shown that drowsy driving is one of the main factors in fatal motor vehicle crashes. In this paper, given only the visual information of the driver, we propose a Multistage Spatial-Temporal Network (MSTN) to efficiently and accurately detect driver drowsiness. The proposed MSTN consists of a spatial CNN, a temporal LSTM, and then followed by a temporal smoothing. Firstly, we use the spatial CNN to effectively extract drowsiness-related features from the face region detected from each video frame. Then, we model the temporal variation of the drowsiness status by feeding a sequence of frame-level features into the Long Short Term Memory (LSTM). Finally, we conduct the temporal smoothing to smooth the predicted drowsiness scores in order to avoid noisy predictions. We evaluate the proposed MSTN using NTHU Drowsy Driver Detection Video Dataset and achieve 82.61% overall accuracy on the testing set. © Springer International Publishing AG 2017.</text:p>
          </table:table-cell>
        </table:table-row>
        <table:table-row table:style-name="ro1">
          <table:table-cell office:value-type="string" calcext:value-type="string">
            <text:p>Modeling the perception reaction time and deceleration level for different surface conditions using machine learning techniques</text:p>
          </table:table-cell>
          <table:table-cell office:value-type="string" calcext:value-type="string">
            <text:p>The ability to model the driver’s perception reaction time (PRT) and deceleration level is important for signal-timing design. The current state of practice considers PRT and the deceleration level deterministic and uses of constant values for them. The state of practice ignores the differences in PRT and deceleration level between individual drivers approaching the same intersection at the onset of yellow. The research presented in this paper uses data collected from two controlled field experiments on the Smart Road at the Virginia Tech Transportation Institute (VTTI) to model brake PRT and the deceleration level at the onset of a yellow indication for different roadway surface conditions. The paper uses many of the recent stat of art machine learning to train models that can be used to predict the brake PRT and deceleration level of approaching driver. © Springer International Publishing Switzerland 2017.</text:p>
          </table:table-cell>
        </table:table-row>
        <table:table-row table:style-name="ro1">
          <table:table-cell office:value-type="string" calcext:value-type="string">
            <text:p>Front collision warning based on vehicle detection using CNN</text:p>
          </table:table-cell>
          <table:table-cell office:value-type="string" calcext:value-type="string">
            <text:p>Front Collision Warning(FCW) is a critical safety function of Advanced Driver Assistance System(ADAS). Recently, many researches related to FCW systems which use monocular camera image processing have been introduced. In this paper, we propose an FCW system for highway environment based on vehicle detection using Convolutional Neural Network(CNN) as a classifier. Adaptive Region-of- Interest(ROI) is set using lane detection to enhance speed and detection performance of the system. We measure the distance between our vehicle and the detected vehicle in front by calculating the ratio between the lane width of the position of the detected vehicle and our vehicle, respectively. Tiine-To- Collision(TTC) is used as a collision warning index. For FHD(1920xl080) black-box camera images taken in highway environment, the detection rate of the proposed CNN is 99.1%, and the execution time of the system is 19.8ms per frame. © 2016 IEEE.</text:p>
          </table:table-cell>
        </table:table-row>
        <table:table-row table:style-name="ro1">
          <table:table-cell office:value-type="string" calcext:value-type="string">
            <text:p>Reducing the negative effect of defective data on driving behavior segmentation via a deep sparse autoencoder</text:p>
          </table:table-cell>
          <table:table-cell office:value-type="string" calcext:value-type="string">
            <text:p>Analyzing driving behavior data is essential for developing driver assistance systems. Statistical segmentation is one of the important methods to realize the analysis. Driving behavior data actually include undesirable defects caused by external environment and sensor failures. Defects in the data cause a huge negative effect on the segmentation. In this paper, we showed that a feature extraction method based on a deep sparse autoencoder with fixed point (DSAE-FP) could reduce the negative effect of defective data in a driving behavior segmentation task. In the experiments, we used sticky hierarchical Dirichlet process hidden Markov model to segment the driving behavior. We compared the segmentation results using hidden features extracted by DSAE-FP and other comparative methods. Experimental results showed that segmentation results of non-defective dataset and defective dataset turned out most similar when DSAE-FP was used. © 2016 IEEE.</text:p>
          </table:table-cell>
        </table:table-row>
        <table:table-row table:style-name="ro1">
          <table:table-cell office:value-type="string" calcext:value-type="string">
            <text:p>Kangaroo Vehicle Collision Detection Using Deep Semantic Segmentation Convolutional Neural Network</text:p>
          </table:table-cell>
          <table:table-cell office:value-type="string" calcext:value-type="string">
            <text:p>Kangaroo vehicle collisions are a serious problem threatening the safety of the drivers on Australian roads. It is estimated, according to a recent report by Australian Associated Motor Insurers, that there are around 20,000 kangaroo vehicle collisions during year 2015 in Australia. As a result, more than AU \$75 million in insurance claims, and a number of animal and human severe injuries and fatalities have been reported. Despite how catastrophic these numbers are, yet a little research has been done in order to avoid or minimise the number of kangaroo vehicle collisions. In this work, we are focusing on the problem of recognising and detecting kangaroos in dynamic environments using a deep semantic segmentation convolutional neural network model. Our model is trained on a synthetic labelled depth images obtained using a simulated range sensor. Our approach records average recall value of over 93\% in semantically segmenting any number of kangaroos in the generated testing dataset. © 2016 IEEE.</text:p>
          </table:table-cell>
        </table:table-row>
        <table:table-row table:style-name="ro1">
          <table:table-cell office:value-type="string" calcext:value-type="string">
            <text:p>Deep Learning-Based Fast Hand Gesture Recognition Using Representative Frames</text:p>
          </table:table-cell>
          <table:table-cell office:value-type="string" calcext:value-type="string">
            <text:p>In this paper, we propose a vision-based hand gesture recognition system for intelligent vehicles. Vision-based gesture recognition systems are employed in automotive user interfaces to increase the driver comfort without compromising their safety. In our algorithm, the long-term recurrent convolution network is used to classify the video sequences of hand gestures. In the standard long-term recurrent convolution network-based action classifier, multiple frames sampled from the video sequence are given as an input to the network, to perform classification. However, the use of multiple frames increases the computational complexity, apart from reducing the classification accuracy of the classifier. We propose to address these issues by extracting a fewer representative frames from the video sequence, and inputting them to the long-term recurrent convolution network. To extract the representative frames, we propose to use novel tiled image patterns and tiled binary pattern within a semantic segmentation- based deep learning framework, the deconvolutional neural network. The novel tiled image patterns contain multiple non-overlapping blocks and represent the entire gesture-based video sequence within a single tiled image. These image patterns represent the input to the deconvolution network and are generated from the video sequence. The novel tiled binary pattern also contain multiple non-overlapping blocks and represent the representative frames of the video sequence. These binary patterns represent the output of the deconvolution network. The training binary patterns are generated from the training video sequences using the dictionary learning and sparse modeling framework. We validate our proposed algorithm on the public Cambridge gesture recognition dataset. A comparative analysis is performed with baseline algorithms and an improved classification accuracy is observed. We also perform a detailed parametric analysis of the proposed algorithm. We report a gesture classification accuracy of 91% and report a near real-time computational complexity of $110$ms per video sequence. © 2016 IEEE.</text:p>
          </table:table-cell>
        </table:table-row>
        <table:table-row table:style-name="ro1">
          <table:table-cell office:value-type="string" calcext:value-type="string">
            <text:p>Pedestrians and their phones - Detecting phone-based activities of pedestrians for autonomous vehicles</text:p>
          </table:table-cell>
          <table:table-cell office:value-type="string" calcext:value-type="string">
            <text:p>Over the last decade, there have been many studies that focus on modeling driver behavior, and in particular detecting and overcoming driver distraction in an effort to reduce accidents caused by driver negligence. Such studies assume that the entire onus of avoiding accidents are on the driver alone. In this study, we adopt a different stance and study the behavior of pedestrians instead. In particular, we focus on detecting pedestrians who are engaged in secondary activities involving their cellphones and similar hand-held multimedia devices from a purely vision-based standpoint. To achieve this objective, we propose a pipeline incorporating articulated human pose estimation, and the use gradient based image features to detect the presence/absence of a device in either hand of a pedestrian. Information from different streams and their dependencies on one another are encoded by a belief network. This network is then used to predict a probability score suggesting the involvement of a subject with his/her device. © 2016 IEEE.</text:p>
          </table:table-cell>
        </table:table-row>
        <table:table-row table:style-name="ro1">
          <table:table-cell office:value-type="string" calcext:value-type="string">
            <text:p>Looking at faces in a vehicle: A deep CNN based approach and evaluation</text:p>
          </table:table-cell>
          <table:table-cell office:value-type="string" calcext:value-type="string">
            <text:p>The driver's face is key to a less intrusive method to monitoring the driver to derive information such as distraction, drowsiness, intent, and where they are looking. A vital step in extracting these higher level information is to find the driver's face and individual components such as eyes, nose and mouth, along with the direction they are facing towards. In the context of safety critical situation like driving, it is important that this vital step be robust otherwise the higher level information is not available or unreliable. The lighting condition of a driver's cabin varies greatly from dark due to driving under a bridge or in a parking structure to extremely bright on a sunny day. Various occlusions on the face may also occur due to hand activities such as drinking water or different gestures. This work introduces a system based on existing CNN structures with slight modifications to implement face detection, landmark localization, and landmark-based head pose estimation method which addresses the challenges found in the driver cabin. To handle these challenges, training samples are artificially augmented for the purpose of developing a system robust in the environment of a vehicle. © 2016 IEEE.</text:p>
          </table:table-cell>
        </table:table-row>
        <table:table-row table:style-name="ro1">
          <table:table-cell office:value-type="string" calcext:value-type="string">
            <text:p>CRF based method for Curb Detection using semantic cues and stereo depth</text:p>
          </table:table-cell>
          <table:table-cell office:value-type="string" calcext:value-type="string">
            <text:p>Curb detection is a critical component of driver assistance and autonomous driving systems. In this paper, we present a discriminative approach to the problem of curb detection under diverse road conditions. We define curbs as the intersection of drivable and non-drivable area which are classi fied using dense Conditional random fields(CRF). In our method, we fuse output of a neural network used for pixelwise semantic segmentation with depth and color information from stereo cameras. CRF fuses the output of a deep model and height information available in stereo data and provides improved segmentation. Further we introduce temporal smoothness using a weighted average of Segnet output and output from a probabilistic voxel grid as our unary potential. Finally, we show improvements over the current state of the art neural networks. Our proposed method shows accurate results over large range of variations in curb curvature and appearance, without the need of retraining the model for the specific dataset. © 2016 ACM.</text:p>
          </table:table-cell>
        </table:table-row>
        <table:table-row table:style-name="ro1">
          <table:table-cell office:value-type="string" calcext:value-type="string">
            <text:p>DeepLanes: End-To-End Lane Position Estimation Using Deep Neural Networks</text:p>
          </table:table-cell>
          <table:table-cell office:value-type="string" calcext:value-type="string">
            <text:p>Camera-based lane detection algorithms are one of the key enablers for many semi-autonomous and fullyautonomous systems, ranging from lane keep assist to level-5 automated vehicles. Positioning a vehicle between lane boundaries is the core navigational aspect of a self-driving car. Even though this should be trivial, given the clarity of lane markings on most standard roadway systems, the process is typically mired with tedious pre-processing and computational effort. We present an approach to estimate lane positions directly using a deep neural network that operates on images from laterally-mounted down-facing cameras. To create a diverse training set, we present a method to generate semi-artificial images. Besides the ability to distinguish whether there is a lane-marker present or not, the network is able to estimate the position of a lane marker with sub-centimeter accuracy at an average of 100 frames/s on an embedded automotive platform, requiring no pre-or post-processing. This system can be used not only to estimate lane position for navigation, but also provide an efficient way to validate the robustness of driver-assist features which depend on lane information. © 2016 IEEE.</text:p>
          </table:table-cell>
        </table:table-row>
        <table:table-row table:style-name="ro1">
          <table:table-cell office:value-type="string" calcext:value-type="string">
            <text:p>Recognition of damaged arrow-road markings by visible light camera sensor based on convolutional neural network</text:p>
          </table:table-cell>
          <table:table-cell office:value-type="string" calcext:value-type="string">
            <text:p>Automobile driver information as displayed on marked road signs indicates the state of the road, traffic conditions, proximity to schools, etc. These signs are important to insure the safety of the driver and pedestrians. They are also important input to the automated advanced driver assistance system (ADAS), installed in many automobiles. Over time, the arrow-road markings may be eroded or otherwise damaged by automobile contact, making it difficult for the driver to correctly identify the marking. Failure to properly identify an arrow-road marker creates a dangerous situation that may result in traffic accidents or pedestrian injury. Very little research exists that studies the problem of automated identification of damaged arrow-road marking painted on the road. In this study, we propose a method that uses a convolutional neural network (CNN) to recognize six types of arrow-road markings, possibly damaged, by visible light camera sensor. Experimental results with six databases of Road marking dataset, KITTI dataset, Málaga dataset 2009, Málaga urban dataset, Naver street view dataset, and Road/Lane detection evaluation 2013 dataset, show that our method outperforms conventional methods. © 2016 by the authors; licensee MDPI, Basel, Switzerland.</text:p>
          </table:table-cell>
        </table:table-row>
        <table:table-row table:style-name="ro1">
          <table:table-cell office:value-type="string" calcext:value-type="string">
            <text:p>Multiple Scale Faster-RCNN Approach to Driver's Cell-Phone Usage and Hands on Steering Wheel Detection</text:p>
          </table:table-cell>
          <table:table-cell office:value-type="string" calcext:value-type="string">
            <text:p>In this paper, we present an advanced deep learning based approach to automatically determine whether a driver is using a cell-phone as well as detect if his/her hands are on the steering wheel (i.e. counting the number of hands on the wheel). To robustly detect small objects such as hands, we propose Multiple Scale Faster-RCNN (MSFRCNN) approach that uses a standard Region Proposal Network (RPN) generation and incorporates feature maps from shallower convolution feature maps, i.e. conv3 and conv4, for ROI pooling. In our driver distraction detection framework, we first make use of the proposed MS-FRCNN to detect individual objects, namely, a hand, a cell-phone, and a steering wheel. Then, the geometric information is extracted to determine if a cell-phone is being used or how many hands are on the wheel. The proposed approach is demonstrated and evaluated on the Vision for Intelligent Vehicles and Applications (VIVA) Challenge database and the challenging Strategic Highway Research Program (SHRP-2) face view videos that was acquired to monitor drivers under naturalistic driving conditions. The experimental results show that our method archives better performance than Faster R-CNN on both hands on wheel detection and cell-phone usage detection while remaining at similar testing cost. Compare to the state-of-the-art cell-phone usage detection, our approach obtains higher accuracy, is less time consuming and is independent to landmarking. The groundtruth database will be publicly available. © 2016 IEEE.</text:p>
          </table:table-cell>
        </table:table-row>
        <table:table-row table:style-name="ro1">
          <table:table-cell office:value-type="string" calcext:value-type="string">
            <text:p>Project CONVERGE: Impacts of local oceanographic processes on Adélie penguin foraging ecology</text:p>
          </table:table-cell>
          <table:table-cell office:value-type="string" calcext:value-type="string">
            <text:p>The Palmer Deep submarine canyon on the Western Antarctic Peninsula provides a conduit for upwelling of relatively warm, nutrient rich waters which enhance local primary production and support a food web productive enough to sustain a large top predator biomass. In an analysis of ten years of satellite-tagged penguins, showed that circulation features associated with tidal flows may be a key driver of nearshore predator distributions. During diurnal tides, the penguins feed close to their breeding colonies and during semi-diurnal tides, the penguins make foraging trips to the more distant regions of Palmer Deep. It is hypothesized that convergent features act to concentrate primary producers and aggregate schools of krill that influence the behavior of predator species. The initial results from a six month deployment of a High Frequency Radar network in Palmer Deep are presented in an attempt to characterize and quantify convergent features. During a three month period from January through March 2015, we conducted in situ sampling consisting of multiple underwater glider deployments, small boat acoustic surveys of Antarctic krill, and penguin ARGOS-linked satellite telemetry and time-depth recorders (TDRs). The combination of real-time surface current maps with adaptive in situ sampling introduces High Frequency Radar to the Antarctic in a way that allows us to rigorously and efficiently test the influence of local tidal processes on top predator foraging ecology © 2016 IEEE.</text:p>
          </table:table-cell>
        </table:table-row>
        <table:table-row table:style-name="ro1">
          <table:table-cell office:value-type="string" calcext:value-type="string">
            <text:p>Watch this: Scalable cost-function learning for path planning in urban environments</text:p>
          </table:table-cell>
          <table:table-cell office:value-type="string" calcext:value-type="string">
            <text:p>In this work, we present an approach to learn cost maps for driving in complex urban environments from a large number of demonstrations of human driving behaviour. The learned cost maps are constructed directly from raw sensor measurements, bypassing the effort of manually designing cost maps as well as features. When deploying the cost maps, the trajectories generated not only replicate human-like driving behaviour but are also demonstrably robust against systematic errors in putative robot configuration. To achieve this we deploy a Maximum Entropy based, non-linear IRL framework which uses Fully Convolutional Neural Networks (FCNs) to represent the cost model underlying expert driving behaviour. Using a deep, parametric approach enables us to scale efficiently to large datasets and complex behaviours while being run-time independent of dataset extent during deployment. We demonstrate scalability and performance on an ambitious dataset collected over the course of one year including more than 25k demonstration trajectories extracted from over 120km of driving and 13 different drivers. We evaluate against a carefully designed cost map and, in addition, demonstrate robustness to systematic errors by learning precise cost-maps even in the presence of system calibration perturbations. © 2016 IEEE.</text:p>
          </table:table-cell>
        </table:table-row>
        <table:table-row table:style-name="ro1">
          <table:table-cell office:value-type="string" calcext:value-type="string">
            <text:p>The research on traffic sign recognition based on deep learning</text:p>
          </table:table-cell>
          <table:table-cell office:value-type="string" calcext:value-type="string">
            <text:p>With the further and faster urbanization, here come the advent and development of intelligent public transportation system. The identification of the traffic signs, as a key component of the intelligent transit system, has a prospect of widespread use in self-driving and driver assistance system. The paper focuses on the classification and identification of traffic signs based on the researches on traffic signs home and abroad which also include the status quo, technological problems and development tendency. Combined with the significant features of the shape and internal structure of the traffic signs, three new feature-based algorithms on road signs identification have been implemented, including image pretreatment, feature extraction and classifier. The feature extraction work of traffic signs is conducted with the algorithms using an integration of Deep Boltzmann Machines and Canonical Correlation Analysis. Compared with the algorithms based on HOG and LBP feature extraction, the DBM-CCA has higher accuracy. © 2016 IEEE.</text:p>
          </table:table-cell>
        </table:table-row>
        <table:table-row table:style-name="ro1">
          <table:table-cell office:value-type="string" calcext:value-type="string">
            <text:p>Driver-Behavior Modeling Using On-Road Driving Data: A new application for behavior signal processing</text:p>
          </table:table-cell>
          <table:table-cell office:value-type="string" calcext:value-type="string">
            <text:p>This article reviews data-centric approaches for statistical modeling of driver behavior. Modeling driver behavior is challenging due to its stochastic nature and the high degree of inter- and intradriver variability. One way to deal with the highly variable nature of driving behavior is to employ a data-centric approach that models driver behavior using large amounts of driving data collected from numerous drivers in a variety of traffic conditions. To obtain large amounts of realistic driving data, several projects have collected real-world driving data. Statistical machine-learning techniques, such as hidden Markov models (HMMs) and deep learning, have been successfully applied to model driver behavior using large amounts of driving data. We have also collected on-road data recording hundreds of drivers over more than 15 years. We have applied statistical signal processing and machine-learning techniques to this data to model various aspects of driver behavior, e.g., driver pedal-operation, car-following, and lane-change behaviors for predicting driver behavior and detecting risky driver behavior and driver frustration. By reviewing related studies and providing concrete examples of our own research, this article is intended to illustrate the usefulness of such data-centric approaches for statistical driver-behavior modeling. © 2016 IEEE.</text:p>
          </table:table-cell>
        </table:table-row>
        <table:table-row table:style-name="ro1">
          <table:table-cell office:value-type="string" calcext:value-type="string">
            <text:p>MTS-DeepNet for lane change prediction</text:p>
          </table:table-cell>
          <table:table-cell office:value-type="string" calcext:value-type="string">
            <text:p>Time series data are ubiquitous and are of importance in many application problems in engineering, science, medicine, economics and entertainment. Many real world pattern classification problems involve the processing and analysis of multiple variables in the temporal domain. These types of problems are referred to as Multivariate Time Series (MTS) problems. In many real-world applications, an MTS problem can involve a large number of signals, and require algorithms to select signals and extract temporal and spatial features from them. In this paper, we present an innovative convolutional neural network, MTS-DeepNet that is specially designed for MTS pattern classification. The system integrates signal and feature selections with MTS pattern classification in one learning framework. MTS-DeepNet is applied to a real-world problem, namely predicting driver lane departure based on driver's physiological signals. Our experimental results showed that, in comparison to a multi-layer neural network trained with the backpropagation algorithm, MTS-DeepNet gave better prediction accuracy. © 2016 IEEE.</text:p>
          </table:table-cell>
        </table:table-row>
        <table:table-row table:style-name="ro1">
          <table:table-cell office:value-type="string" calcext:value-type="string">
            <text:p>Reduced memory region based deep Convolutional Neural Network detection</text:p>
          </table:table-cell>
          <table:table-cell office:value-type="string" calcext:value-type="string">
            <text:p>Accurate pedestrian detection has a primary role in automotive safety: for example, by issuing warnings to the driver or acting actively on cars brakes, it helps decreasing the probability of injuries and human fatalities. In order to achieve very high accuracy, recent pedestrian detectors have been based on Convolutional Neural Networks (CNN). Unfortunately, such approaches require vast amounts of computational power and memory, preventing efficient implementations on embedded systems. This work proposes a CNN-based detector, adapting a general-purpose convolutional network to the task at hand. By thoroughly analyzing and optimizing each step of the detection pipeline, we develop an architecture that outperforms methods based on traditional image features and achieves an accuracy close to the state-of-the-art while having low computational complexity. Furthermore, the model is compressed in order to fit the tight constrains of low power devices with a limited amount of embedded memory available. This paper makes two main contributions: (1) it proves that a region based deep neural network can be finely tuned to achieve adequate accuracy for pedestrian detection (2) it achieves a very low memory usage without reducing detection accuracy on the Caltech Pedestrian dataset. © 2016 IEEE.</text:p>
          </table:table-cell>
        </table:table-row>
        <table:table-row table:style-name="ro1">
          <table:table-cell office:value-type="string" calcext:value-type="string">
            <text:p>Real-time Traffic Sign Recognition system with deep convolutional neural network</text:p>
          </table:table-cell>
          <table:table-cell office:value-type="string" calcext:value-type="string">
            <text:p>TSR (Traffic Sign Recognition), a part of ADAS (Advanced Drive Assistance System), helps driver (or car) to recognize traffic signs ahead with using front camera. According to EURO NCAP rating policy, car should be able to warn the driver when the car's speed is above the set speed threshold. It is thought that various types of traffic sign should be recognized to get more detailed information of road. In this paper, 6 types of traffic sign images are trained by LeNet-5 convolutional neural network architecture. In the detection phase, light-weight color-based segmentation algorithm and Hough transform algorithm are applied to extract candidate regions of traffic signs. The recognition system nearly achieves real-time performance. On-line recognition test is performed on the KAIST campus road, and the result shows all 16 traffic signs are recognized successfully through the driving. The recognition system is implanted into autonomous vehicle 'Eurecar'. Different types of traffic signs are trained consistently and development of clustering algorithm is considered as a future work for robust recognition system. © 2016 IEEE.</text:p>
          </table:table-cell>
        </table:table-row>
        <table:table-row table:style-name="ro1">
          <table:table-cell office:value-type="string" calcext:value-type="string">
            <text:p>Driver behavior recognition based on deep convolutional neural networks</text:p>
          </table:table-cell>
          <table:table-cell office:value-type="string" calcext:value-type="string">
            <text:p>Traffic safety is a severe problem around the world. Many road accidents are normally related with the driver's unsafe driving behavior, e.g. eating while driving. In this work, we propose a vision-based solution to recognize the driver's behavior based on convolutional neural networks. Specifically, given an image, skin-like regions are extracted by Gaussian Mixture Model, which are passed to a deep convolutional neural networks model, namely RCNN, to generate action labels. The skin-like regions are able to provide abundant semantic information with sufficient discriminative capability. Also, RCNN is able to select the most informative regions from candidates to facilitate the final action recognition. We tested the proposed methods on Southeast University Driving-posture Dataset and achieve mean Average Precision(mAP) of 97.76% on the dataset which prove the proposed method is effective in drivers's action recognition. © 2016 IEEE.</text:p>
          </table:table-cell>
        </table:table-row>
        <table:table-row table:style-name="ro1">
          <table:table-cell office:value-type="string" calcext:value-type="string">
            <text:p>Road surface traffic sign detection with hybrid region proposal and fast R-CNN</text:p>
          </table:table-cell>
          <table:table-cell office:value-type="string" calcext:value-type="string">
            <text:p>Detection of traffic signs plays an important role in autonomous driving, traffic surveillance and traffic safety. Previous research in Traffic Sign Detection (TSD) generally focused on traffic signs which are over the roads, the traffic signs on road surface have not been discussed. In this paper, we propose a road surface traffic sign detection system by applying convolutional neural network (CNN). The proposed system consists of two main stages: 1) a hybrid region proposal method to hypothesize the traffic sign locations by taking into account complementary information of color and edge; 2) feature extraction, classification, bounding box regression and non-maximum suppression by Fast R-CNN. Extensive experiments have been conducted using our field-captured dataset, demonstrating outstanding performance with regard to high recall and precision rate. The overall average precision (AP) is about 85.58%. © 2016 IEEE.</text:p>
          </table:table-cell>
        </table:table-row>
        <table:table-row table:style-name="ro1">
          <table:table-cell office:value-type="string" calcext:value-type="string">
            <text:p>Traffic sign recognition with convolutional neural network based on max pooling positions</text:p>
          </table:table-cell>
          <table:table-cell office:value-type="string" calcext:value-type="string">
            <text:p>Recognition of traffic signs is vary important in many applications such as in self-driving car/driverless car, traffic mapping and traffic surveillance. Recently, deep learning models demonstrated prominent representation capacity, and achieved outstanding performance in traffic sign recognition. In this paper, we propose a traffic sign recognition system by applying convolutional neural network (CNN). In comparison with previous methods which usually use CNN as feature extractor and multi-layer perception (MLP) as classifier, we proposed max pooling positions (MPPs) as an effective discriminative feature to predict category labels. Through extensive experiments, MPPs demonstrates the ideal characteristics of small inter-class variance and large intra-class variance. Moreover, with the German Traffic Sign Recognition Benchmark (GTSRB), outstanding performance has been achieved by using MPPs. © 2016 IEEE.</text:p>
          </table:table-cell>
        </table:table-row>
        <table:table-row table:style-name="ro1">
          <table:table-cell office:value-type="string" calcext:value-type="string">
            <text:p>EEG-based driver fatigue detection using hybrid deep generic model</text:p>
          </table:table-cell>
          <table:table-cell office:value-type="string" calcext:value-type="string">
            <text:p>Classification of electroencephalography (EEG)-based application is one of the important process for biomedical engineering. Driver fatigue is a major case of traffic accidents worldwide and considered as a significant problem in recent decades. In this paper, a hybrid deep generic model (DGM)-based support vector machine is proposed for accurate detection of driver fatigue. Traditionally, a probabilistic DGM with deep architecture is quite good at learning invariant features, but it is not always optimal for classification due to its trainable parameters are in the middle layer. Alternatively, Support Vector Machine (SVM) itself is unable to learn complicated invariance, but produces good decision surface when applied to well-behaved features. Consolidating unsupervised high-level feature extraction techniques, DGM and SVM classification makes the integrated framework stronger and enhance mutually in feature extraction and classification. The experimental results showed that the proposed DBN-based driver fatigue monitoring system achieves better testing accuracy of 73.29 % with 91.10 % sensitivity and 55.48 % specificity. In short, the proposed hybrid DGM-based SVM is an effective method for the detection of driver fatigue in EEG. © 2016 IEEE.</text:p>
          </table:table-cell>
        </table:table-row>
        <table:table-row table:style-name="ro1">
          <table:table-cell office:value-type="string" calcext:value-type="string">
            <text:p>Exploration of regression models for cancer noncoding mutation recurrence</text:p>
          </table:table-cell>
          <table:table-cell office:value-type="string" calcext:value-type="string">
            <text:p>Cancer initiation and progression are caused by "driver" mutations that are vastly outnumbered by the "passenger" mutations that accumulate due to cancer-associated genome instability. With genome-wide detection of somatic mutations now becoming commonplace for moderate-sized cancer studies, improvements in methods for discriminating driver from passenger mutations would significantly advance the field of cancer biology. In large-cohort studies, recurrence of mutations within a regulatory element can be used to identify probable driver mutations; but for small-cohort studies of new cancer types or subtypes, the recurrence approach by itself has limited statistical power. In such cases, bioinformatic approaches work well for functional assessment of somatic mutations within protein-coding genes, but how to functionally assess noncoding somatic mutations-using largescale datasets of measurements and information about the local genomic context of the mutation-is a fundamental open problem in bioinformatics. Based on recent reports of specific noncoding mutations that drive cancer progression, we proposed and investigated a recurrence-based regression approach for quantifying the cancer-promoting potential of the local genomic and chromatin context of a somatic mutation. We integrated 29 genomic correlates (from sequence conservation, sequence GC content, distance to the nearest gene, and ENCODE project genome location datasets) within seven different regression models in three model classes (generalized linear models (GLMs), ensemble decision tree models, and neural network models). We trained and tested the models using a combined dataset of 4.5 million noncoding somatic mutations from 20 different types of cancer. We then characterized the models' accuracies and obtained relative importance scores for the features. We found that the Poisson regression model performs the best among the regression models and that a deep neural network structure is promising for predicting noncoding mutation recurrence.</text:p>
          </table:table-cell>
        </table:table-row>
        <table:table-row table:style-name="ro1">
          <table:table-cell office:value-type="string" calcext:value-type="string">
            <text:p>The Memory of Cars [The Art of Storage]</text:p>
          </table:table-cell>
          <table:table-cell office:value-type="string" calcext:value-type="string">
            <text:p>Automobiles are steadily becoming rolling application platforms that require computing power, networking, and communication capabilities with other cars and the cloud, as well as with digital memory and storage. Let's look at the requirements for memory and digital storage in automotive entertainment and navigations systems, including expectations for cars with driver-assisted features and autonomous driving. The evolution of memory and storage technology is a key element in creating the deep learning capabilities and rich media that are required for the car of tomorrow. © 2012 IEEE.</text:p>
          </table:table-cell>
        </table:table-row>
        <table:table-row table:style-name="ro1">
          <table:table-cell office:value-type="string" calcext:value-type="string">
            <text:p>Enabling future progress in machine-learning</text:p>
          </table:table-cell>
          <table:table-cell office:value-type="string" calcext:value-type="string">
            <text:p>Amazing progress in machine-learning, largely based on deep neural networks, has started to make applications once considered impossible, such as real-time translation or self-driving cars, a reality. However, even if, on some restricted problems, machine-learning is getting close to human-level performance, we are still far from the capabilities of the human brain. Machine-learning researchers themselves acknowledge that the progress observed in the past 10 years has been largely due to rapid increase in computing performance, allowing to tackle larger neural networks and larger training sets. So the computer systems and circuits communities can play a very significant role in enabling future progress. While GPUs have been a major driver of this recent progress, both the slowing rate of improvement of standard CMOS technology and the need for even faster progress suggest to at least explore alternative approaches. In this talk, we will discuss lessons learned from research on architectures for machine-learning, and that some of the hurdles ahead largely lie at the circuit level, but can possibly be overcome in the near future. © 2016 IEEE.</text:p>
          </table:table-cell>
        </table:table-row>
        <table:table-row table:style-name="ro1">
          <table:table-cell office:value-type="string" calcext:value-type="string">
            <text:p>Human fatigue expression recognition through image-based dynamic multi-information and bimodal deep learning</text:p>
          </table:table-cell>
          <table:table-cell office:value-type="string" calcext:value-type="string">
            <text:p>Human fatigue is an important cause of traffic accidents. To improve the safety of transportation, we propose, in this paper, a framework for fatigue expression recognition using image-based facial dynamic multi-information and a bimodal deep neural network. First, the landmark of face region and the texture of eye region, which complement each other in fatigue expression recognition, are extracted from facial image sequences captured by a single camera. Then, two stacked autoencoder neural networks are trained for landmark and texture, respectively. Finally, the two trained neural networks are combined by learning a joint layer on top of them to construct a bimodal deep neural network. The model can be used to extract a unified representation that fuses landmark and texture modalities together and classify fatigue expressions accurately. The proposed system is tested on a human fatigue dataset obtained from an actual driving environment. The experimental results demonstrate that the proposed method performs stably and robustly, and that the average accuracy achieves 96.2%. © 2016 SPIE and IS and T.</text:p>
          </table:table-cell>
        </table:table-row>
        <table:table-row table:style-name="ro1">
          <table:table-cell office:value-type="string" calcext:value-type="string">
            <text:p>EEG-based prediction of driver's cognitive performance by deep convolutional neural network</text:p>
          </table:table-cell>
          <table:table-cell office:value-type="string" calcext:value-type="string">
            <text:p>We considered the prediction of driver's cognitive states related to driving performance using EEG signals. We proposed a novel channel-wise convolutional neural network (CCNN) whose architecture considers the unique characteristics of EEG data. We also discussed CCNN-R, a CCNN variation that uses Restricted Boltzmann Machine to replace the convolutional filter, and derived the detailed algorithm. To test the performance of CCNN and CCNN-R, we assembled a large EEG dataset from 3 studies of driver fatigue that includes samples from 37 subjects. Using this dataset, we investigated the new CCNN and CCNN-R on raw EEG data and also Independent Component Analysis (ICA) decomposition. We tested both within-subject and cross-subject predictions and the results showed CCNN and CCNN-R achieved robust and improved performance over conventional DNN and CNN as well as other non-DL algorithms. © 2016 Elsevier B.V.</text:p>
          </table:table-cell>
        </table:table-row>
        <table:table-row table:style-name="ro1">
          <table:table-cell office:value-type="string" calcext:value-type="string">
            <text:p>Driver state estimation by convolutional neural network using multimodal sensor data</text:p>
          </table:table-cell>
          <table:table-cell office:value-type="string" calcext:value-type="string">
            <text:p>A driver state estimation algorithm that uses multimodal vehicular and physiological sensor data is proposed. Deep learning is applied to the fused multimodal data rather than each modality being treated as a different feature. A convolutional neural network model is developed and the driver state estimation algorithm is implemented using Google TensorFlow. The results show that deep learning is a very promising approach for driver state estimation compared with previously studied algorithms, such as dynamic Bayesian networks. © 2016 The Institution of Engineering and Technology.</text:p>
          </table:table-cell>
        </table:table-row>
        <table:table-row table:style-name="ro1">
          <table:table-cell office:value-type="string" calcext:value-type="string">
            <text:p>Robust pedestrian attribute recognition for an unbalanced dataset using mini-batch training with rarity rate</text:p>
          </table:table-cell>
          <table:table-cell office:value-type="string" calcext:value-type="string">
            <text:p>Pedestrian attributes are significant information for Advanced Driver Assistance System(ADAS). Pedestrian attributes such as body poses, face orientations and open umbrella are meant action or state of pedestrian. In general, this information is recognized using independent classifiers for each task. Performing all of these separate tasks is too time-consuming at the testing stage. In addition, the processing time increases with the number of tasks. To address this problem, multi-task learning or heterogeneous learning is able to train a single classifier to perform multiple tasks. In particular, heterogeneous learning is able to simultaneously train regression and recognition tasks, because reducing both training and testing time. However, heterogeneous learning tends to result in a lower accuracy rate for classes with a few training samples. In this paper, we propose a method to improve the performance of heterogeneous learning for such classes. We introduce a rarity rate based on the importance and class probability of each task. The appropriate rarity rate is assigned to each training sample. Thus, the samples in a mini-batch for training a deep convolutional neural network are augmented by this rarity rate to focus on the class with a few samples. Our heterogeneous learning approach with the rarity rate attains better performance on pedestrian attribute recognition, especially for classes representing open umbrellas. © 2016 IEEE.</text:p>
          </table:table-cell>
        </table:table-row>
        <table:table-row table:style-name="ro1">
          <table:table-cell office:value-type="string" calcext:value-type="string">
            <text:p>Driver and pedestrian awareness-based collision risk analysis</text:p>
          </table:table-cell>
          <table:table-cell office:value-type="string" calcext:value-type="string">
            <text:p>We present a novel approach for vehicle-pedestrian collision risk analysis that incorporates mutual situational awareness, a degree of potential motion coupling and the spatial layout of the environment. The approach uses a Dynamic Bayesian Network (DBN) for modeling the individual object paths; collision risk is subsequently computed by an intersection operation. © 2016 IEEE.</text:p>
          </table:table-cell>
        </table:table-row>
        <table:table-row table:style-name="ro1">
          <table:table-cell office:value-type="string" calcext:value-type="string">
            <text:p>Visual autonomous road following by symbiotic online learning</text:p>
          </table:table-cell>
          <table:table-cell office:value-type="string" calcext:value-type="string">
            <text:p>Recent years have shown great progress in driving assistance systems, approaching autonomous driving step by step. Many approaches rely on lane markers however, which limits the system to larger paved roads and poses problems during winter. In this work we explore an alternative approach to visual road following based on online learning. The system learns the current visual appearance of the road while the vehicle is operated by a human. When driving onto a new type of road, the human driver will drive for a minute while the system learns. After training, the human driver can let go of the controls. The present work proposes a novel approach to online perception-action learning for the specific problem of road following, which makes interchangeably use of supervised learning (by demonstration), instantaneous reinforcement learning, and unsupervised learning (self-reinforcement learning). The proposed method, symbiotic online learning of associations and regression (SOLAR), extends previous work on qHebb-learning in three ways: priors are introduced to enforce mode selection and to drive learning towards particular goals, the qHebb-learning methods is complemented with a reinforcement variant, and a self-assessment method based on predictive coding is proposed. The SOLAR algorithm is compared to qHebb-learning and deep learning for the task of road following, implemented on a model RC-car. The system demonstrates an ability to learn to follow paved and gravel roads outdoors. Further, the system is evaluated in a controlled indoor environment which provides quantifiable results. The experiments show that the SOLAR algorithm results in autonomous capabilities that go beyond those of existing methods with respect to speed, accuracy, and functionality. © 2016 IEEE.</text:p>
          </table:table-cell>
        </table:table-row>
        <table:table-row table:style-name="ro1">
          <table:table-cell office:value-type="string" calcext:value-type="string">
            <text:p>Appearance-based Brake-Lights recognition using deep learning and vehicle detection</text:p>
          </table:table-cell>
          <table:table-cell office:value-type="string" calcext:value-type="string">
            <text:p>Vehicle following is one of the fundamental functions of an autonomous driving system. Detection and recognition of tail light signal is important to prevent an autonomous vehicle from rear-end collisions or accidents. Although sensors like acoustic sonar or commercialized Advanced Driving Assistance System (ADAS) products such as mobileye could be used for rear-end collision warning, a cost-effective approach is expected. In this paper, we have developed a novel two-stage approach to detect vehicles and recognize brake lights from a single image in real-time. Unlike previous approaches where pair taillight has to be extracted explicitly, we use vehicle rear appearance image instead. On a large database, 'Brake Lights Patterns' (BLP) are learned by a multi-layer perception neural network. Given an image, the vehicles can be classified as 'brake' or 'normal' using the deep classifier. The vehicle can be detected quickly and robustly by combining multi-layer lidar (IBEO Lux fusion system) and a camera. Road segmentation and a novel vanishing point region of interest (ROI) determination method are explored to further speed up the detection and improve the robustness. The experimental results conducted on some real on-road videos have shown the robustness and efficiency of the proposed approach. © 2016 IEEE.</text:p>
          </table:table-cell>
        </table:table-row>
        <table:table-row table:style-name="ro1">
          <table:table-cell office:value-type="string" calcext:value-type="string">
            <text:p>Indoor localization of vehicles using Deep Learning</text:p>
          </table:table-cell>
          <table:table-cell office:value-type="string" calcext:value-type="string">
            <text:p>Modern vehicles are equipped with numerous driver assistance and telematics functions, such as Turn-by-Turn navigation. Most of these systems rely on precise positioning of the vehicle. While Global Navigation Satellite Systems (GNSS) are available outdoors, these systems fail in indoor environments such as a car-park or a tunnel. Alternatively, the vehicle can localize itself with landmark-based positioning and internal car sensors, yet this is not only costly but also requires precise knowledge of the enclosed area. Instead, our approach is to use infrastructure-based positioning. Here, we utilize off-the shelf cameras mounted in the car-park and Vehicle-to-Infrastructure Communication to allow all vehicles to obtain an indoor position given from an infrastructure-based localization service. Our approach uses a Convolutional Neural Network (CNN) with Deep Learning to identify and localize vehicles in a car-park. We thus enable position-based Driver Assistance Systems (DAS) and telematics in an underground facility. We compare the novel Deep Learning classifier to a conventional classifier using Haar-like features. © 2016 IEEE.</text:p>
          </table:table-cell>
        </table:table-row>
        <table:table-row table:style-name="ro1">
          <table:table-cell office:value-type="string" calcext:value-type="string">
            <text:p>A novel warning/avoidance algorithm for intersection collision based on Dynamic Bayesian Networks</text:p>
          </table:table-cell>
          <table:table-cell office:value-type="string" calcext:value-type="string">
            <text:p>Collision on road is a classic and important problem as it brings about great loss on humans' safety and the efficiency of the traffic system. Numerous algorithms have been proposed to address the issue, and most of the existing researches are focused on rear-end, overtaking and lane change scenarios. However, due to the massive computing process, limitation of prediction time and complex layouts at intersections, most conventional algorithms are not suitable for intersection collision avoidance. This paper makes a theoretical analysis on the variations of vehicle states taking advantage of the Dynamic Bayesian Networks (DBNs). Based on the analysis, the risk assessment process is made out to identify a dangerous situation. Different collision avoidance strategies are implemented to avoid accidents if a potential danger is detected and the driver is informed of warning. Simulations are carried out to evaluate the ability of the proposed algorithms on detecting and mitigating a vehicle collision. Results show that the proposed algorithms have great performance in handling the vehicle collisions at intersections. © 2016 IEEE.</text:p>
          </table:table-cell>
        </table:table-row>
        <table:table-row table:style-name="ro1">
          <table:table-cell office:value-type="string" calcext:value-type="string">
            <text:p>Frequency selective convolutional neural networks for traffic sign recognition</text:p>
          </table:table-cell>
          <table:table-cell office:value-type="string" calcext:value-type="string">
            <text:p>Image recognition, especially traffic sign recognition is an important task for autonomous driving and driver assistance systems. A new Convolutional Neural Network model with the ability of feature selection in frequency domain is presented in this paper, called Frequency Selective Filter Aided (FSFA) CNN model. The new model can integrate low-pass and high-pass filters into both forward and backward propagations in order to place special emphases on feature components in different frequency bands. The theoretical basis, as well as forward and backward propagations are also formulated. Experiments on CIFAR and GTSRB traffic sign recognition datasets show that the proposed model yields better performance for the task of image recognition compared with classic methods. © 2016 IEEE.</text:p>
          </table:table-cell>
        </table:table-row>
        <table:table-row table:style-name="ro1">
          <table:table-cell office:value-type="string" calcext:value-type="string">
            <text:p>Multiview fusion for activity recognition using deep neural networks</text:p>
          </table:table-cell>
          <table:table-cell office:value-type="string" calcext:value-type="string">
            <text:p>Convolutional neural networks (ConvNets) coupled with long short term memory (LSTM) networks have been recently shown to be effective for video classification as they combine the automatic feature extraction capabilities of a neural network with additional memory in the temporal domain. This paper shows how multiview fusion can be applied to such a ConvNet LSTM architecture. Two different fusion techniques are presented. The system is first evaluated in the context of a driver activity recognition system using data collected in a multicamera driving simulator. These results show significant improvement in accuracy with multiview fusion and also show that deep learning performs better than a traditional approach using spatiotemporal features even without requiring any background subtraction. The system is also validated on another publicly available multiview action recognition dataset that has 12 action classes and 8 camera views. © 2016 SPIE and IS&amp;T.</text:p>
          </table:table-cell>
        </table:table-row>
        <table:table-row table:style-name="ro1">
          <table:table-cell office:value-type="string" calcext:value-type="string">
            <text:p>Towards Real-Time Traffic Sign Detection and Classification</text:p>
          </table:table-cell>
          <table:table-cell office:value-type="string" calcext:value-type="string">
            <text:p>Traffic sign recognition plays an important role in driver assistant systems and intelligent autonomous vehicles. Its real-Time performance is highly desirable in addition to its recognition performance. This paper aims to deal with real-Time traffic sign recognition, i.e., localizing what type of traffic sign appears in which area of an input image at a fast processing time. To achieve this goal, we first propose an extremely fast detection module, which is 20 times faster than the existing best detection module. Our detection module is based on traffic sign proposal extraction and classification built upon a color probability model and a color HOG. Then, we harvest from a convolutional neural network to further classify the detected signs into their subclasses within each superclass. Experimental results on both German and Chinese roads show that both our detection and classification methods achieve comparable performance with the state-of-The-Art methods, with significantly improved computational efficiency. © 2000-2011 IEEE.</text:p>
          </table:table-cell>
        </table:table-row>
        <table:table-row table:style-name="ro1">
          <table:table-cell office:value-type="string" calcext:value-type="string">
            <text:p>Generation and Usage of Virtual Data for the Development of Perception Algorithms Using Vision</text:p>
          </table:table-cell>
          <table:table-cell office:value-type="string" calcext:value-type="string">
            <text:p>Camera data generated in a 3D virtual environment has been used to train object detection and identification algorithms. 40 common US road traffic signs were used as the objects of interest during the investigation of these methods. Traffic signs were placed randomly alongside the road in front of a camera in a virtual driving environment, after the camera itself was randomly placed along the road at an appropriate height for a camera located on a vehicle's rear view mirror. In order to best represent the real world, effects such as shadows, occlusions, washout/fade, skew, rotations, reflections, fog, rain, snow and varied illumination were randomly included in the generated data. Images were generated at a rate of approximately one thousand per minute, and the image data was automatically annotated with the true location of each sign within each image, to facilitate supervised learning as well as testing of the trained algorithms. A deep convolutional neural network was built using 8 hidden layers, 1.5 million free parameters, and 250,000 neurons, with unique configurations optimal for traffic sign classification. This network was then trained using the above mentioned dataset. A high cross-validation accuracy of 98% with stable k-fold validation energy was achieved. This network, trained using virtual images, was then tested on real-world images with promising results, and the network was able to consistently classify signs that appear much smaller and farther away than those in the images it was trained on. The algorithm also attempted to classify signs for which it had not been trained, and predictably classified such signs using the most similar label. © 2016 SAE International.</text:p>
          </table:table-cell>
        </table:table-row>
        <table:table-row table:style-name="ro1">
          <table:table-cell office:value-type="string" calcext:value-type="string">
            <text:p>Optimizing convolutional neural network on DSP</text:p>
          </table:table-cell>
          <table:table-cell office:value-type="string" calcext:value-type="string">
            <text:p>Deep learning techniques like Convolutional Neural Networks (CNN) are getting traction for classification of objects (e.g. traffic signs, pedestrian, vehicles etc.) in Advanced Driver Assistance Systems (ADAS). Typical CNN based trained networks poses huge computational complexity in feed forward path during operation due to multiple layers and within layer operations like 2D convolution, spatial pooling and non-linear mapping. The paper proposes optimization techniques to efficiently map such networks on Digital Signal processors (DSP). These techniques consist of fixed point conversion, data re-organization, weight placement and LUT usage resulting in optimal utilization of resources on C66xTM DSP. The proposed kernels are developed and simulated on Texas Instruments (TI)'s Driver Assist TDA3X platform with optimal utilization of compute and data resources inside DSP. These optimization techniques are applicable for multiple network topologies published in the literature. © 2016 IEEE.</text:p>
          </table:table-cell>
        </table:table-row>
        <table:table-row table:style-name="ro1">
          <table:table-cell office:value-type="string" calcext:value-type="string">
            <text:p>No more autobahn! Scenic route generation using googles street view</text:p>
          </table:table-cell>
          <table:table-cell office:value-type="string" calcext:value-type="string">
            <text:p>Navigation systems allow drivers to find the shortest or fastest path between two or multiple locations mostly using time or distance as input parameters. Various researchers extended traditional route planning approaches by taking into account the user's preferences, such as enjoying a coastal view or alpine landscapes during a drive. Current approaches mainly rely on volunteered geographic information (VGI), such as point of interest (POI) data from OpenStreetMap, or social media data, such as geotagged photos from Flickr, to generate scenic routes. While these approaches use proximity, distribution or other spatial relationships of the data sets, they do not take into account the actual view on specific route segments. In this paper, we propose Autobahn: a system for generating scenic routes using Google Street View images to classify route segments based on their visual characteristics enhancing the driving experience. We show that this vision-based approach can complement other approaches for scenic route planning and introduce a personalized scenic route by aligning the characteristics of the route to the preferences of the user. © Copyright 2016 ACM.</text:p>
          </table:table-cell>
        </table:table-row>
        <table:table-row table:style-name="ro1">
          <table:table-cell office:value-type="string" calcext:value-type="string">
            <text:p>Driving posture recognition by convolutional neural networks</text:p>
          </table:table-cell>
          <table:table-cell office:value-type="string" calcext:value-type="string">
            <text:p>Driver fatigue and inattention have long been recognised as the main contributing factors in traffic accidents. This study presents a novel system which applies convolutional neural network (CNN) to automatically learn and predict pre-defined driving postures. The main idea is to monitor driver hand position with discriminative information extracted to predict safe/unsafe driving posture. In comparison to previous approaches, CNNs can automatically learn discriminative features directly from raw images. In the authors' works, a CNN model was first pre-trained by an unsupervised feature learning method called sparse filtering, and subsequently fine-tuned with classification. The approach was verified using the Southeast University driving posture dataset, which comprised of video clips covering four driving postures, including normal driving, responding to a cell phone call, eating, and smoking. Compared with other popular approaches with different image descriptors and classification methods, the authors' scheme achieves the best performance with an overall accuracy of 99.78%. To evaluate the effectiveness and generalisation performance in more realistic conditions, the method was further tested using other two specially designed datasets which takes into account of the poor illuminations and different road conditions, achieving an overall accuracy of 99.3 and 95.77%, respectively. © The Institution of Engineering and Technology 2016.</text:p>
          </table:table-cell>
        </table:table-row>
        <table:table-row table:style-name="ro1">
          <table:table-cell office:value-type="string" calcext:value-type="string">
            <text:p>Recognizing driver inattention by convolutional neural networks</text:p>
          </table:table-cell>
          <table:table-cell office:value-type="string" calcext:value-type="string">
            <text:p>Driver inattention has long been recognized as the main contributing factors in traffic accidents. Development of intelligent driver assistance systems with embedded functionality of driver vigilance monitoring is therefore an urgent and challenging task. This paper presents a novel system which applies convolutional neural network to automatically learn and predict the state of driver's eye, mouth and ear. The initial inspiration is to predict driver fatigue and distraction by analysing these states. In our works, a CNN model was trained with six classes of labeled data. The Approach was verified using self-specified Driving Dataset, which comprised of four activities, including normal driving, responding to a cell phone call, eating and falling asleep. Experiment results demonstrate that our design achieves a promising performance with a overall accuracy of 95.56% in classifying six states of the driver's eye, mouth and ear. © 2015 IEEE.</text:p>
          </table:table-cell>
        </table:table-row>
        <table:table-row table:style-name="ro1">
          <table:table-cell office:value-type="string" calcext:value-type="string">
            <text:p>Traffic sign recognition using visual attributes and bayesian network</text:p>
          </table:table-cell>
          <table:table-cell office:value-type="string" calcext:value-type="string">
            <text:p>Recognizing traffic signs is a crucial task in Advanced Driver Assistant Systems. Current methods for solving this problem are mainly divided into traditional classification approach based on hand-crafted features such as HOG and end-to-end learning approaches based on Convolutional Neural Networks (ConvNets). Despite a high accuracy achieved by ConvNets, they suffer from high computational complexity which restricts their application only on GPU enabled devices. In contrast, traditional classification approaches can be executed on CPU based devices in real-time. However, the main issue with traditional classification approaches is that hand-crafted features have a limited representation power. For this reason, they are not able to discriminate a large number of traffic signs. Consequently, they are less accurate than ConvNets. Regardless, both approaches do not scale well. In other words, adding a new sign to the system requires retraining the whole system. In addition, they are not able to deal with novel inputs such as the falsepositive results produced by the detection module. In other words, if the input of these methods is a non-traffic sign image, they will classify it into one of the traffic sign classes. In this paper, we propose a coarse-to-fine method using visual attributes that is easily scalable and, importantly, it is able to detect the novel inputs and transfer its knowledge to a newly observed sample. To correct the misclassified attributes, we build a Bayesian network considering the dependency between the attributes and find their most probable explanation using the observations. Experimental results on a benchmark dataset indicates that our method is able to outperform the state-of-art methods and it also possesses three important properties of novelty detection, scalability and providing semantic information. © Springer International Publishing Switzerland 2016.</text:p>
          </table:table-cell>
        </table:table-row>
        <table:table-row table:style-name="ro1">
          <table:table-cell office:value-type="string" calcext:value-type="string">
            <text:p>Driving posture recognition by convolutional neural networks</text:p>
          </table:table-cell>
          <table:table-cell office:value-type="string" calcext:value-type="string">
            <text:p>Driver fatigue and inattention have long been recognized as the main contributing factors in traffic accidents. Development of intelligent driver assistance systems with embeded functionality of driver vigilance monitoring is therefore an urgent and challenging task. This paper presents a novel system which applies convolutional neural network to automatically learn and predict four driving postures. The main idea is to monitor driver hand position with discriminative information extracted to predict safe/unsafe driving posture. In comparison to previous approaches, convolutional neural networks (CNN) can automatically learn discriminative features directly from raw images. In our works, a CNN model was first pre-trained by an unsupervised feature learning called using sparse filtering, and subsequently fine-tuned with four classes of labeled data. The Approach was verified using the Southeast University Driving-Posture Dataset, which comprised of video clips covering four driving postures, including normal driving, responding to a cell phone call, eating and smoking. Compared to other popular approaches with different image descriptor and classification, our method achieves the best performance with a overall accuracy of 99.78%. © 2015 IEEE.</text:p>
          </table:table-cell>
        </table:table-row>
        <table:table-row table:style-name="ro1">
          <table:table-cell office:value-type="string" calcext:value-type="string">
            <text:p>Visibility Enhancement of Scene Images Degraded by Foggy Weather Conditions with Deep Neural Networks</text:p>
          </table:table-cell>
          <table:table-cell office:value-type="string" calcext:value-type="string">
            <text:p>Nowadays many camera-based advanced driver assistance systems (ADAS) have been introduced to assist the drivers and ensure their safety under various driving conditions. One of the problems faced by drivers is the faded scene visibility and lower contrast while driving in foggy conditions. In this paper, we present a novel approach to provide a solution to this problem by employing deep neural networks. We assume that the fog in an image can be mathematically modeled by an unknown complex function and we utilize the deep neural network to approximate the corresponding mathematical model for the fog. The advantages of our technique are as follows: (i) its real-time operation and (ii) being based on minimal input, that is, a single image, and exhibiting robustness/generalization for various unseen image data. Experiments carried out on various synthetic images indicate that our proposed technique has the abilities to approximate the corresponding fog function reasonably and remove it for better visibility and safety. © 2016 Farhan Hussain and Jechang Jeong.</text:p>
          </table:table-cell>
        </table:table-row>
        <table:table-row table:style-name="ro1">
          <table:table-cell office:value-type="string" calcext:value-type="string">
            <text:p>Memory-efficient modeling and search techniques for hardware ASR decoders</text:p>
          </table:table-cell>
          <table:table-cell office:value-type="string" calcext:value-type="string">
            <text:p>This paper gives an overview of acoustic modeling and search techniques for low-power embedded ASR decoders. Our design decisions prioritize memory bandwidth, which is the main driver in system power consumption. We evaluate three acoustic modeling approaches-Gaussian mixture model (GMM), subspace GMM (SGMM) and deep neural network (DNN)-and identify tradeoffs between memory bandwidth and recognition accuracy. We also present an HMM search scheme with WFST compression and caching, predictive beam width control, and a word lattice. Our results apply to embedded system implementations using microcontrollers, DSPs, FPGAs, or ASICs. Copyright © 2016 ISCA.</text:p>
          </table:table-cell>
        </table:table-row>
        <table:table-row table:style-name="ro1">
          <table:table-cell office:value-type="string" calcext:value-type="string">
            <text:p>Voyager interstellar mission: Challenges of flying a very old spacecraft on a very long mission</text:p>
          </table:table-cell>
          <table:table-cell office:value-type="string" calcext:value-type="string">
            <text:p>Two Voyager spacecraft were launched in 1977. After the successful flybys of Jupiter and Saturn by both Voyagers and Uranus and Neptune by Voyager 2, the mission has been extended for another 30 years in search of the transition region between the dominance of the solar energy and interstellar energy. The Voyager Interstellar Mission (VIM) started on January 1, 1990. It can be characterized by several factors including extremely long communication distances, aging hardware, reduced staffing levels and difficulty in obtaining Deep Space Network (DSN) resources necessitated by the increasing distance between the spacecraft and Earth. The mission was redesigned to compensate for such factors while maximizing the science return. After 25 years of VIM and several significant science discoveries, both Voyager spacecraft are still functioning well and the Voyager flight team is preparing for an even longer mission - until the year 2025 and beyond. In order to work around the challenges and to continue the mission even further, the team has been implementing numerous changes, mainly through flight software modifications and hardware reconfiguration. The major drivers for the changes are two-fold: resource constraints (such as decreasing power output and difficulty in obtaining the necessary DSN coverage) and anomalies due to the aging hardware. The majority of changes occur through flight software modifications so the state of the on-board responses is appropriate for the changing space environment and mission phase, and the flight software is compatible in allowing the maximum data gathering. The on-board flight software routines such as baseline sequence, fault protection routines, the High Gain Antenna POINTing to Earth (HPOINT) table, and long-term events table need to be maintained through flight software updates. The changes also occur through hardware reconfiguration such as selecting the backup Hybrid Buffer Interface Circuits (HYBIC) or attitude propulsion thrusters. This paper will describe the challenges of VIM and what has been done to overcome or mitigate those challenges. The primary focus will be the major flight software changes made during VIM and the changes that are in store for the near future in preparation for continuing the extended mission, from the originally projected year of 2020 out to the year 2025 and possibly beyond. © 2016, American Institute of Aeronautics and Astronautics Inc, AIAA. All rights reserved.</text:p>
          </table:table-cell>
        </table:table-row>
        <table:table-row table:style-name="ro1">
          <table:table-cell office:value-type="string" calcext:value-type="string">
            <text:p>Voyager interstellar mission: Challenges of flying a very old spacecraft on a very long mission</text:p>
          </table:table-cell>
          <table:table-cell office:value-type="string" calcext:value-type="string">
            <text:p>Two Voyager spacecraft were launched in 1977. After the successful flybys of Jupiter and Saturn by both Voyagers and Uranus and Neptune by Voyager 2, the mission has been extended for another 30 years in search of the transition region between the dominance of the solar energy and interstellar energy. The Voyager Interstellar Mission (VIM) started on January 1, 1990. It can be characterized by several factors including extremely long communication distances, aging hardware, reduced staffing levels and difficulty in obtaining Deep Space Network (DSN) resources necessitated by the increasing distance between the spacecraft and Earth. The mission was redesigned to compensate for such factors while maximizing the science return. After 25 years of VIM and several significant science discoveries, both Voyager spacecraft are still functioning well and the Voyager flight team is preparing for an even longer mission - until the year 2025 and beyond. In order to work around the challenges and to continue the mission even further, the team has been implementing numerous changes, mainly through flight software modifications and hardware reconfiguration. The major drivers for the changes are two-fold: resource constraints (such as decreasing power output and difficulty in obtaining the necessary DSN coverage) and anomalies due to the aging hardware. The majority of changes occur through flight software modifications so the state of the on-board responses is appropriate for the changing space environment and mission phase, and the flight software is compatible in allowing the maximum data gathering. The on-board flight software routines such as baseline sequence, fault protection routines, the High Gain Antenna POINTing to Earth (HPOINT) table, and long-term events table need to be maintained through flight software updates. The changes also occur through hardware reconfiguration such as selecting the backup Hybrid Buffer Interface Circuits (HYBIC) or attitude propulsion thrusters. This paper will describe the challenges of VIM and what has been done to overcome or mitigate those challenges. The primary focus will be the major flight software changes made during VIM and the changes that are in store for the near future in preparation for continuing the extended mission, from the originally projected year of 2020 out to the year 2025 and possibly beyond. © 2016 by the American Institute of Aeronautics and Astronautics, Inc.</text:p>
          </table:table-cell>
        </table:table-row>
        <table:table-row table:style-name="ro1">
          <table:table-cell office:value-type="string" calcext:value-type="string">
            <text:p>Fast traffic sign recognition using color segmentation and deep convolutional networks</text:p>
          </table:table-cell>
          <table:table-cell office:value-type="string" calcext:value-type="string">
            <text:p>The use of Computer Vision techniques for the automatic recognition of road signs is fundamental for the development of intelligent vehicles and advanced driver assistance systems. In this paper, we describe a procedure based on color segmentation, Histogram of Oriented Gradients (HOG), and Convolutional Neural Networks (CNN) for detecting and classifying road signs. Detection is speeded up by a preprocessing step to reduce the search space, while classification is carried out by using a Deep Learning technique. A quantitative evaluation of the proposed approach has been conducted on the well-known German Traffic Sign data set and on the novel Data set of Italian Traffic Signs (DITS), which is publicly available and contains challenging sequences captured in adverse weather conditions and in an urban scenario at night-time. Experimental results demonstrate the effectiveness of the proposed approach in terms of both classification accuracy and computational speed. © Springer International Publishing AG 2016.</text:p>
          </table:table-cell>
        </table:table-row>
        <table:table-row table:style-name="ro1">
          <table:table-cell office:value-type="string" calcext:value-type="string">
            <text:p>Artificial neural network model for estimating temporal and spatial freeway work zone delay using probe-vehicle data</text:p>
          </table:table-cell>
          <table:table-cell office:value-type="string" calcext:value-type="string">
            <text:p>Highway lane closures due to road reconstruction and the resulting work zones have been a major source of nonrecurring congestion on freeways. It is extremely important to calculate the safety and cost impacts of work zones: the use of new technologies that track drivers and vehicles make that possible. A multilayer feed-forward artificial neural network (ANN) model is developed in this paper to estimate work zone delay by using the probe-vehicle data. The probe data include the travel speeds under normal and work zone conditions. Unlike previous models, the proposed model estimates temporal and spatial delays, which are applied to a real world case study in New Jersey. The work zone data (i.e., starting time, duration, length, and number of closed lanes) were collected on New Jersey freeways in 2014 together with actual probe-vehicle speeds. A comparative analysis was conducted; the results indicate that the ANN model outperforms the traditional deterministic queuing model in terms of the accuracy in estimating travel delays. The ANN model can be used to calculate contractor penalty in terms of cost overruns as well as incentivize a reward schedule in case of early work competition. The model can assist work zone planners in designing optimal start and end time of work zone as function of time of day. In assessing the performance of work zones, the model can assist transportation engineers to better develop and evaluate traffic mitigation and management plans. © 2016, National Research Council. All rights reserved.</text:p>
          </table:table-cell>
        </table:table-row>
        <table:table-row table:style-name="ro1">
          <table:table-cell office:value-type="string" calcext:value-type="string">
            <text:p>Real-Time person detection in low-resolution thermal infrared imagery with MSER and CNNs</text:p>
          </table:table-cell>
          <table:table-cell office:value-type="string" calcext:value-type="string">
            <text:p>In many camera-based systems, person detection and localization is an important step for safety and security applications such as search and rescue, reconnaissance, surveillance, or driver assistance. Long-wave infrared (LWIR) imagery promises to simplify this task because it is less affected by background clutter or illumination changes. In contrast to a lot of related work, we make no assumptions about any movement of persons or the camera, i.e. persons may stand still and the camera may move or any combination thereof. Furthermore, persons may appear arbitrarily in near or far distances to the camera leading to low-resolution persons in far distances. To address this task, we propose a two-stage system, including a proposal generation method and a classifier to verify, if the detected proposals really are persons. In contradiction to use all possible proposals as with sliding window approaches, we apply Maximally Stable Extremal Regions (MSER) and classify the detected proposals afterwards with a Convolutional Neural Network (CNN). The MSER algorithm acts as a hot spot detector when applied to LWIR imagery. Because the body temperature of persons is usually higher than the background, they appear as hot spots in the image. However, the MSER algorithm is unable to distinguish between different kinds of hot spots. Thus, all further LWIR sources such as windows, animals or vehicles will be detected, too. Still by applying MSER, the number of proposals is reduced significantly in comparison to a sliding window approach which allows employing the high discriminative capabilities of deep neural networks classifiers that were recently shown in several applications such as face recognition or image content classification. We suggest using a CNN as classifier for the detected hot spots and train it to discriminate between person hot spots and all further hot spots. We specifically design a CNN that is suitable for the low-resolution person hot spots that are common with LWIR imagery applications and is capable of fast classification. Evaluation on several different LWIR person detection datasets shows an error rate reduction of up to 80 percent compared to previous approaches consisting of MSER, local image descriptors and a standard classifier such as an SVM or boosted decision trees. Further time measurements show that the proposed processing chain is capable of real-Time person detection in LWIR camera streams. © COPYRIGHT SPIE. Downloading of the abstract is permitted for personal use only.</text:p>
          </table:table-cell>
        </table:table-row>
        <table:table-row table:style-name="ro1">
          <table:table-cell office:value-type="string" calcext:value-type="string">
            <text:p>Deep learning approach to detection of preceding vehicle in advanced driver assistance</text:p>
          </table:table-cell>
          <table:table-cell office:value-type="string" calcext:value-type="string">
            <text:p>In paper we propose a detection method for objects in video stream taken in front of a car by means of deep learning. The successful detection of preceding cars is a part of the analysis of current road situation including emergency and sudden braking, unintentional lane change, traffic jam, accident, etc. We include the results of preliminary experiments employing video stream captured by camera installed behind frontal wind screen. The detection and classification are performed using Convolutional Neural Network preceded by road lane detection. We performed several experiments on real-world data in order to check the accuracy of the proposed algorithm. © Springer International Publishing AG 2016.</text:p>
          </table:table-cell>
        </table:table-row>
        <table:table-row table:style-name="ro1">
          <table:table-cell office:value-type="string" calcext:value-type="string">
            <text:p>Real-time categorization of driver's gaze zone using the deep learning techniques</text:p>
          </table:table-cell>
          <table:table-cell office:value-type="string" calcext:value-type="string">
            <text:p>This paper presents a study in which driver's gaze zone is categorized using new deep learning techniques. Since the sequence of gaze zones of a driver reflects precisely what and how he behaves, it allows us infer his drowsiness, focusing or distraction by analyzing the images coming from a camera. A Haar feature based face detector is combined with a correlation filter based MOSS tracker for the face detection task to handle a tough visual environment in the car. Driving database is a big-data which was constructed using a recording setup within a compact sedan by driving around the urban area. The gaze zones consist of 9 categories depending on where a driver is looking at during driving. A convolutional neural network is trained to categorize driver's gaze zone from a given face detected image using a multi-GPU platform, and then its network parameters are transferred to a GPU within a PC running on Windows to operate in the real-time basis. Result suggests that the correct rate of gaze zone categorization reaches to 95% in average, indicating that our system outperforms the state-of-art gaze zone categorization methods based on conventional computer vision techniques. © 2016 IEEE.</text:p>
          </table:table-cell>
        </table:table-row>
        <table:table-row table:style-name="ro1">
          <table:table-cell office:value-type="string" calcext:value-type="string">
            <text:p>Estimating the stress for drivers and passengers using deep learning</text:p>
          </table:table-cell>
          <table:table-cell office:value-type="string" calcext:value-type="string">
            <text:p>The number of vehicles in circulation has become a problem both for safety and for the citizens health. Public transport is a solution to reduce its impact on the environment. One of the keys to encourage users to use it is to improve comfort. On the other hand, numerous studies highlight that drivers are more likely to suffer physical and psychological illnesses due to the sedentary nature of this work and workload. In this paper, we propose a model to predict the stress level on drivers and passengers. The solution is based on deep learning algorithms. The proposal employs the Heart Rate Variability (HRV) and telemetry from the vehicle in order to anticipate the incoming stress. It has been validated in a real environment on distinct routes. The results show that it predicts the stress by 86 % on drivers and 92% on passengers. This algorithm could be used to develop driving assistants that recommend actions to smooth driving, reducing the workload and the passenger stress. Copyright © by the paper's authors.</text:p>
          </table:table-cell>
        </table:table-row>
        <table:table-row table:style-name="ro1">
          <table:table-cell office:value-type="string" calcext:value-type="string">
            <text:p>Estimation of the optimum speed to minimize the driver stress based on the previous behavior</text:p>
          </table:table-cell>
          <table:table-cell office:value-type="string" calcext:value-type="string">
            <text:p>Stress is one of the most important factors in car accidents. When the driver is in this mental state, their skills and abilities are reduced. In this paper, we propose an algorithm to predict stress level on a road. Prediction model is based on deep learning. The stress level estimation considers the previous driver’s driving behavior before reaching the road section, the road state (weather and traffic), and the previous driving made by the driver. We employ this algorithm to build a speed assistant. The solution provides an optimum average speed for each road stage that minimizes the stress. Validation experiment has been conducted using five different datasets with 100 samples. The proposal is able to predict the stress level given the average speed by 84.20% on average. The system reduces the heart rate (15.22%) and the aggressiveness of driving. The proposed solution is implemented on Android mobile devices and uses a heart rate chest strap. © Springer International Publishing Switzerland 2016.</text:p>
          </table:table-cell>
        </table:table-row>
        <table:table-row table:style-name="ro1">
          <table:table-cell office:value-type="string" calcext:value-type="string">
            <text:p>Design of a filter buffer based optimized memory access method for processing a CNN algorithm</text:p>
          </table:table-cell>
          <table:table-cell office:value-type="string" calcext:value-type="string">
            <text:p>This paper proposes an architecture that processes Convolution Neural Network (CNN) algorithm applied with Filter Buffer. The performance to be processed varies depending on the number and size of the actually used filter. Furthermore, since hardware included in the advanced driver assistance systems and smart mobile devices requires miniaturization and low power, it has a limited process element. This in turn requires an iterative external memory access. The proposed method improved the processing performance by preventing unnecessary external memory access when processing the algorithm useful to the parallelization among artificial neural network algorithms. When compared to the conventional method, the proposed method exhibited the improvement of processing performance as the memory access rate was found to be reduced by about 20% due to the application of the optimum number and size of the filter. © 2016 Kwang-Yeob Lee.</text:p>
          </table:table-cell>
        </table:table-row>
        <table:table-row table:style-name="ro1">
          <table:table-cell office:value-type="string" calcext:value-type="string">
            <text:p>Improvement of driver- state estimation algorithm using multi-modal information</text:p>
          </table:table-cell>
          <table:table-cell office:value-type="string" calcext:value-type="string">
            <text:p>This paper aims to improve the performance of drivers' state estimation algorithm using multi-modal information. While driving, drivers' abnormal states may increase the likelihood of an accident. Thus, detection of the precise states of drivers is a key factor of preventing car accidents. Driver drowsiness, distraction, and workload was assessed through human-in-the-loop experimental data including vehicle, video, voice and physiological information. Dynamic Bayesian Network (DBN) was applied to assess the drivers' state and integrate sensor data, whereas Hybrid Bayesian Network (HBN) was used previously. This paper shows the improved performance - DBS estimates drowsiness with 67.3% correct detection (n=4), visual distraction with 82.8% correct detection (n=16), cognitive distraction with 80.6% correct detection (n=16), and high workload with 86.6% correct detection (n=16). This research showed improved performance compared to our previous algorithm shown in Ryu et al. (2015). © 2015 Institute of Control, Robotics and Systems - ICROS.</text:p>
          </table:table-cell>
        </table:table-row>
        <table:table-row table:style-name="ro1">
          <table:table-cell office:value-type="string" calcext:value-type="string">
            <text:p>Vehicle Speed Prediction Using Deep Learning</text:p>
          </table:table-cell>
          <table:table-cell office:value-type="string" calcext:value-type="string">
            <text:p>Global optimization of the energy consumption of dual power source vehicles such as hybrid electric vehicles, plug-in hybrid electric vehicles, and plug in fuel cell electric vehicles requires knowledge of the complete route characteristics at the beginning of the trip. One of the main characteristics is the vehicle speed profile across the route. The profile will translate directly into energy requirements for a given vehicle. However, the vehicle speed that a given driver chooses will vary from driver to driver and from time to time, and may be slower, equal to, or faster than the average traffic flow. If the specific driver speed profile can be predicted, the energy usage can be optimized across the route chosen. The purpose of this paper is to research the application of Deep Learning techniques to this problem to identify at the beginning of a drive cycle the driver specific vehicle speed profile for an individual driver repeated drive cycle, which can be used in an optimization algorithm to minimize the amount of fossil fuel energy used during the trip. © 2015 IEEE.</text:p>
          </table:table-cell>
        </table:table-row>
        <table:table-row table:style-name="ro1">
          <table:table-cell office:value-type="string" calcext:value-type="string">
            <text:p>Multi-modal sensor registration for vehicle perception via deep neural networks</text:p>
          </table:table-cell>
          <table:table-cell office:value-type="string" calcext:value-type="string">
            <text:p>The ability to simultaneously leverage multiple modes of sensor information is critical for perception of an automated vehicle's physical surroundings. Spatio-temporal alignment of registration of the incoming information is often a prerequisite to analyzing the fused data. The persistence and reliability of multi-modal registration is therefore the key to the stability of decision support systems ingesting the fused information. LiDAR-video systems like on those many driverless cars are a common example of where keeping the LiDAR and video channels registered to common physical features is important. We develop a deep learning method that takes multiple channels of heterogeneous data, to detect the misalignment of the LiDAR-video inputs. A number of variations were tested on the Ford LiDAR-video driving test data set and will be discussed. To the best of our knowledge the use of multi-modal deep convolutional neural networks for dynamic real-time LiDAR-video registration has not been presented. © 2015 IEEE.</text:p>
          </table:table-cell>
        </table:table-row>
        <table:table-row table:style-name="ro1">
          <table:table-cell office:value-type="string" calcext:value-type="string">
            <text:p>Adjacent vehicle collision warning system using image sensor and inertial measurement unit</text:p>
          </table:table-cell>
          <table:table-cell office:value-type="string" calcext:value-type="string">
            <text:p>Advanced driver assistance systems are the newest addition to vehicular technology. Such systems use a wide array of sensors to provide a superior driving experience. Vehicle safety and driver alert are important parts of these system. This paper proposes a driver alert system to prevent and mitigate adjacent vehicle collisions by proving warning information of on-road vehicles and possible collisions. A dynamic Bayesian network (DBN) is utilized to fuse multiple sensors to provide driver awareness. It detects oncoming adjacent vehicles and gathers ego vehicle motion characteristics using an on-board camera and inertial measurement unit (IMU). A histogram of oriented gradient feature based classifier is used to detect any adjacent vehicles. Vehicles front-rear end and side faces were considered in training the classifier. Ego vehicles heading, speed and acceleration are captured from the IMU and feed into the DBN. The network parameters were learned from data via expectation maximization(EM) algorithm. The DBN is designed to provide two type of warning to the driver, a cautionary warning and a brake alert for possible collision with other vehicles. Experiments were completed on multiple public databases, demonstrating successful warnings and brake alerts in most situations. © 2015 ACM.</text:p>
          </table:table-cell>
        </table:table-row>
        <table:table-row table:style-name="ro1">
          <table:table-cell office:value-type="string" calcext:value-type="string">
            <text:p>Hand gesture recognition with 3D convolutional neural networks</text:p>
          </table:table-cell>
          <table:table-cell office:value-type="string" calcext:value-type="string">
            <text:p>Touchless hand gesture recognition systems are becoming important in automotive user interfaces as they improve safety and comfort. Various computer vision algorithms have employed color and depth cameras for hand gesture recognition, but robust classification of gestures from different subjects performed under widely varying lighting conditions is still challenging. We propose an algorithm for drivers' hand gesture recognition from challenging depth and intensity data using 3D convolutional neural networks. Our solution combines information from multiple spatial scales for the final prediction. It also employs spatio-temporal data augmentation for more effective training and to reduce potential overfitting. Our method achieves a correct classification rate of 77.5% on the VIVA challenge dataset. © 2015 IEEE.</text:p>
          </table:table-cell>
        </table:table-row>
        <table:table-row table:style-name="ro1">
          <table:table-cell office:value-type="string" calcext:value-type="string">
            <text:p>USDOT number localization and recognition from vehicle side-view NIR images</text:p>
          </table:table-cell>
          <table:table-cell office:value-type="string" calcext:value-type="string">
            <text:p>Commercial motor vehicles are mandated to display a valid U.S. Department of Transportation (USDOT) identification number on the side of the vehicle. Automatic recognition of USDOT numbers is of interest to government agencies for the efficient enforcement and management of the commercial trucks. Near infrared (NIR) cameras installed on the side of the road, to capture an image of an incoming truck, can capture USDOT images without distracting the drivers. In this paper, we propose a computer vision based method for recognizing USDOT numbers using an NIR camera system directed at the side of the commercial vehicles. The developed method consists of two stages; first, we localize the USDOT tag in the captured image using the deformable part model (DPM). Next, we train a convolutional neural network (CNN) using street-view house number (SVHN) dataset1 and sweep the trained classifier across the localized region. Based on the calculated scores, we infer the digits and their locations using a probabilistic inference method based on Hidden Markov Models (HMM). The most likely digit sequence is determined by applying the Viterbi algorithm. A data set of 1549 images was collected on a public roadway and is used to perform the experiments. © 2015 IEEE.</text:p>
          </table:table-cell>
        </table:table-row>
        <table:table-row table:style-name="ro1">
          <table:table-cell office:value-type="string" calcext:value-type="string">
            <text:p>Driver yawning detection based on deep convolutional neural learning and robust nose tracking</text:p>
          </table:table-cell>
          <table:table-cell office:value-type="string" calcext:value-type="string">
            <text:p>Driver yawning detection is one of the key technologies used in driver fatigue monitoring systems. Real-time driver yawning detection is a very challenging problem due to the dynamics in driver's movements and lighting conditions. In this paper, we present a yawning detection system that consists of a face detector, a nose detector, a nose tracker and a yawning detector. Deep learning algorithms are developed for detecting driver face area and nose location. A nose tracking algorithm that combines Kalman filter with a dedicated open-source TLD (Track-Learning-Detection) tracker is developed to generate robust tracking results under dynamic driving conditions. Finally a neural network is developed for yawning detection based on the features including nose tracking confidence value, gradient features around corners of mouth and face motion features. Experiments are conducted on real-world driving data, and results show that the deep convolutional networks can generate a satisfactory classification result for detecting driver's face and nose when compared with other pattern classification methods, and the proposed yawning detection system is effective in real-time detection of driver's yawning states. © 2015 IEEE.</text:p>
          </table:table-cell>
        </table:table-row>
        <table:table-row table:style-name="ro1">
          <table:table-cell office:value-type="string" calcext:value-type="string">
            <text:p>Chromatin and genomic determinants of alternative splicing</text:p>
          </table:table-cell>
          <table:table-cell office:value-type="string" calcext:value-type="string">
            <text:p>Alternative splicing significantly contributes to proteomic diversity and mis-regulation of splicing can cause diseases in human. Although both genomic and chromatin features have been shown to associate with splicing, the mechanisms by which various chromatin marks influence splicing is not clear for the most part. Moreover, it is not known whether the influence of specific genomic features on splicing is potentially modulated by the chromatin context. Here we report a deep neural network (DNN) model for predicting exon inclusion based on comprehensive genomic and chromatin features. Our analysis in three cell lines shows that, while both genomic and chromatin features can predict splicing to varying degrees, genomic features are the primary drivers of splicing, and the predictive power of chromatin features can largely be explained by their correlation with genomic features; chromatin features do not yield substantial independent contribution to splicing predictability. However, our model identified specific interactions between chromatin and genomic features suggesting that the effect of genomic elements may be modulated by chromatin context. Copyright 2015 ACM.</text:p>
          </table:table-cell>
        </table:table-row>
        <table:table-row table:style-name="ro1">
          <table:table-cell office:value-type="string" calcext:value-type="string">
            <text:p>Malaysia traffic sign recognition with convolutional neural network</text:p>
          </table:table-cell>
          <table:table-cell office:value-type="string" calcext:value-type="string">
            <text:p>Traffic sign recognition system is an important subsystem in advanced driver assistance systems (ADAS) that assisting a driver to detect a critical driving scenario and subsequently making an immediate decision. Recently, deep architecture neural network is popular because it adapts well in various kind of scenarios, even those which were not used during training. Therefore, a deep architecture neural network is implemented to perform traffic sign classification in order to improve the traffic sign recognition rate. A comparative study for a deep and shallow architecture neural network is presented in this paper. Deep and shallow architecture neural network refer to convolutional neural network (CNN) and radial basis function neural network (RBFNN) respectively. In the simulation result, two types of training modes had been compared i.e. incremental training and batch training. Experimental results show that incremental training mode trains faster than batch training mode. The performance of the convolutional neural network is evaluated with the Malaysian traffic sign database and achieves 99% of the recognition rate. © 2015 IEEE.</text:p>
          </table:table-cell>
        </table:table-row>
        <table:table-row table:style-name="ro1">
          <table:table-cell office:value-type="string" calcext:value-type="string">
            <text:p>Feature extraction with deep belief networks for driver's cognitive states prediction from EEG data</text:p>
          </table:table-cell>
          <table:table-cell office:value-type="string" calcext:value-type="string">
            <text:p>This study considers the prediction of driver's cognitive states from electroencephalographic (EEG) data. Extracting EEG features correlated with driver's cognitive states is key for achieving accurate prediction. However, high dimensionality and temporal-And-spatial correlations of EEG data make extraction of effective features difficult. This study explores the approaches based on deep belief networks (DBN) for feature extraction and dimension reduction. Experimental results of this study showed that DBN applied to channel epochs (DBN-C) produces the most discriminant features and the best classification performance is achieved when DBN-C is applied to the time-frequency and independent-component-Analysis transformed EEG data. The results suggested that DBN-C is a promising new method for extracting complex, discriminant features for EEG-based brain computer interfaces. © 2015 IEEE.</text:p>
          </table:table-cell>
        </table:table-row>
        <table:table-row table:style-name="ro1">
          <table:table-cell office:value-type="string" calcext:value-type="string">
            <text:p>Turn prediction at generalized intersections</text:p>
          </table:table-cell>
          <table:table-cell office:value-type="string" calcext:value-type="string">
            <text:p>Navigating a car at intersections is one of the most challenging parts of urban driving. Successful navigation needs predicting of intention of other traffic participants at the intersection. Such prediction is an important component for both Advanced Driver Assistance Systems (ADAS) and Autonomous Driving (AD) Systems. In this paper, we present a driver intention prediction model for general intersections. Our model incorporates lane-level maps of an intersection and makes a prediction based on past position and movement of the vehicle. We create a real-world dataset of 375 turning tracks at a variety of intersections. We present turn prediction results based on Hidden Markov Model (HMM), Support Vector Machine (SVM), and Dynamic Bayesian Network (DBN). SVM and DBN models give higher accuracy compared to HMM models. We get over 90% turn prediction accuracy 1.6 seconds before the intersection. Our work advances the state of art in ADAS/AD systems with a turn prediction model for general intersections. © 2015 IEEE.</text:p>
          </table:table-cell>
        </table:table-row>
        <table:table-row table:style-name="ro1">
          <table:table-cell office:value-type="string" calcext:value-type="string">
            <text:p>Multi-sensor system for driver's hand-gesture recognition</text:p>
          </table:table-cell>
          <table:table-cell office:value-type="string" calcext:value-type="string">
            <text:p>We propose a novel multi-sensor system for accurate and power-efficient dynamic car-driver hand-gesture recognition, using a short-range radar, a color camera, and a depth camera, which together make the system robust against variable lighting conditions. We present a procedure to jointly calibrate the radar and depth sensors. We employ convolutional deep neural networks to fuse data from multiple sensors and to classify the gestures. Our algorithm accurately recognizes 10 different gestures acquired indoors and outdoors in a car during the day and at night. It consumes significantly less power than purely vision-based systems. © 2015 IEEE.</text:p>
          </table:table-cell>
        </table:table-row>
        <table:table-row table:style-name="ro1">
          <table:table-cell office:value-type="string" calcext:value-type="string">
            <text:p>Learning driver behavior models from traffic observations for decision making and planning</text:p>
          </table:table-cell>
          <table:table-cell office:value-type="string" calcext:value-type="string">
            <text:p>Estimating and predicting traffic situations over time is an essential capability for sophisticated driver assistance systems and autonomous driving. When longer prediction horizons are needed, e.g., in decision making or motion planning, the uncertainty induced by incomplete environment perception and stochastic situation development over time cannot be neglected without sacrificing robustness and safety. Building consistent probabilistic models of drivers interactions with the environment, the road network and other traffic participants poses a complex problem. In this paper, we model the decision making process of drivers by building a hierarchical Dynamic Bayesian Model that describes physical relationships as well as the driver's behaviors and plans. This way, the uncertainties in the process on all abstraction levels can be handled in a mathematically consistent way. As drivers behaviors are difficult to model, we present an approach for learning continuous, non-linear, context-dependent models for the behavior of traffic participants. We propose an Expectation Maximization (EM) approach for learning the models integrated in the DBN from unlabeled observations. Experiments show a significant improvement in estimation and prediction accuracy over standard models which only consider vehicle dynamics. Finally, a novel approach to tactical decision making for autonomous driving is outlined. It is based on a continuous Partially Observable Markov Decision Process (POMDP) that uses the presented model for prediction. © 2009-2012 IEEE.</text:p>
          </table:table-cell>
        </table:table-row>
        <table:table-row table:style-name="ro1">
          <table:table-cell office:value-type="string" calcext:value-type="string">
            <text:p>Car manufacturer and model recognition based on deep network</text:p>
          </table:table-cell>
          <table:table-cell office:value-type="string" calcext:value-type="string">
            <text:p>Vehicle analysis is an important task in many intelligent applications, such as automatic toll collection and driver assistance systems. Among these applications, moving car detection and model recognition is a challenging task due to the close appearance between car models. In this paper, we propose a framework to recognizethe car manufacturer and model based on deep network. We first detect the moving car using frame difference; the resultant binary image is used to detect the frontal view of a car by a symmetry filter. The detected frontal view is used to identify a car based on deep learning with three layers of restricted Boltzmann machines (RBMs). Experiment results show that our proposed framework achieves favorable recognition accuracy. © 2015 Yongbin Gao and Hyo Jong Lee.</text:p>
          </table:table-cell>
        </table:table-row>
        <table:table-row table:style-name="ro1">
          <table:table-cell office:value-type="string" calcext:value-type="string">
            <text:p>Prediction of driver's drowsy and alert states from EEG signals with deep learning</text:p>
          </table:table-cell>
          <table:table-cell office:value-type="string" calcext:value-type="string">
            <text:p>We investigate in this paper deep learning (DL) solutions for prediction of driver's cognitive states (drowsy or alert) using EEG data. We discussed the novel channel-wise convolutional neural network (CCNN) and CCNN-R which is a CCNN variation that uses Restricted Boltzmann Machine in order to replace the convolutional filter. We also consider bagging classifiers based on DL hidden units as an alternative to the conventional DL solutions. To test the performance of the proposed methods, a large EEG dataset from 3 studies of driver's fatigue that includes 70 sessions from 37 subjects is assembled. All proposed methods are tested on both raw EEG and Independent Component Analysis (ICA)-transformed data for cross-session predictions. The results show that CCNN and CCNN-R outperform deep neural networks (DNN) and convolutional neural networks (CNN) as well as other non-DL algorithms and DL with raw EEG inputs achieves better performance than ICA features. © 2015 IEEE.</text:p>
          </table:table-cell>
        </table:table-row>
        <table:table-row table:style-name="ro1">
          <table:table-cell office:value-type="string" calcext:value-type="string">
            <text:p>Traffic sign recognition using deep convolutional networks and extreme learning machine</text:p>
          </table:table-cell>
          <table:table-cell office:value-type="string" calcext:value-type="string">
            <text:p>Traffic sign recognition is an important but challenging task, especially for automated driving and driver assistance. Its accuracy depends on two aspects: feature exactor and classifier. Current popular algorithms mainly use convolutional neural networks (CNN) to execute feature extraction and classification. Such methods could achieve impressive results but usually on the basis of an extremely huge and complex network. What’s more, since the fully-connected layers in CNN form a classical neural network classifier, which is trained by conventional gradient descent-based implementations, the generalization ability is limited. The performance could be further improved if other favorable classifiers are used instead and extreme learning machine (ELM) is just the candidate. In this paper, a novel CNN-ELM model is proposed, which integrates the CNN’s terrific capability of feature learning with the outstanding generalization performance of ELM. Firstly CNN learns deep and robust features and then ELM is used as classifier to conduct a fast and excellent classification. Experiments on German traffic sign recognition benchmark (GTSRB) demonstrate that the proposed method can obtain competitive results with state-of-the-art algorithms with less computation time. © Springer International Publishing Switzerland 2015.</text:p>
          </table:table-cell>
        </table:table-row>
        <table:table-row table:style-name="ro1">
          <table:table-cell office:value-type="string" calcext:value-type="string">
            <text:p>Pedestrian classification and detection in far infrared images</text:p>
          </table:table-cell>
          <table:table-cell office:value-type="string" calcext:value-type="string">
            <text:p>In this paper, a new approach of learning features based on convolutional neural networks for pedestrian detection in far infrared images is presented. Unlike traditional recognition systems which use hand-designed features like SIFT or HOG, our convolutional networks architecture learns new features and representations more appropriate to the classification task in infrared images. Another pedestrian detector based on logistic regression is designed and compared to convolutional networks based classifier. Our system built over non-visible range sensor may have an important role in next generation robotics, especially in perception, advanced driver assistant systems (ADAS) and intelligent surveillance systems. © Springer International Publishing Switzerland 2015.</text:p>
          </table:table-cell>
        </table:table-row>
        <table:table-row table:style-name="ro1">
          <table:table-cell office:value-type="string" calcext:value-type="string">
            <text:p>Proposal of a Computer Vision System to Detect and Track Vehicles in Real Time Using an Embedded Platform Enabled with a Graphical Processing Unit</text:p>
          </table:table-cell>
          <table:table-cell office:value-type="string" calcext:value-type="string">
            <text:p>This paper presents a development proposal of a systemcapable of detecting, localizing and tracking vehicles inreal time using computer vision algorithms in an embeddedplatform for an advanced driver assistance system (ADAS). This project will use a Flea3 monocular color camera fromPointGrey. The video will be processed using support vectormachines (SVM) and convolutional neural networks (CNN). These algorithms will be implemented in a Jetson TK1 developmentboard from Nvidia which has a 192-core KeplerGPU, a quad-core ARM Cortex A15, 2 GB of RAM, 16 GBof internal memory, and a set of basic peripherals for automotiveapplications. Finally, this project will use librariessuch as: CUDA, OpenCV, and CudNN which are optimizedfor the Jetson TK1 as well as the LibSVM and Caffe librariesto train SVM and CNN models. © 2015 IEEE.</text:p>
          </table:table-cell>
        </table:table-row>
        <table:table-row table:style-name="ro1">
          <table:table-cell office:value-type="string" calcext:value-type="string">
            <text:p>Pedestrian detection in thermal images using adaptive fuzzy C-means clustering and convolutional neural networks</text:p>
          </table:table-cell>
          <table:table-cell office:value-type="string" calcext:value-type="string">
            <text:p>Pedestrian detection is paramount for advanced driver assistance systems (ADAS) and autonomous driving. As a key technology in computer vision, it also finds many other applications, such as security and surveillance etc. Generally, pedestrian detection is conducted for images in visible spectrum, which are not suitable for night time detection. Infrared (IR) or thermal imaging is often adopted for night time due to its capability of capturing the emitted energy from pedestrians. The detection process firstly extracts candidate pedestrians from the captured IR image. Robust feature descriptors are formulated to represent those candidates. A binary classification of the extract features is then performed with trained classifier models. In this paper, an algorithm for pedestrian detection from IR image is proposed, where an adaptive fuzzy C-means clustering and convolutional neural networks are adopted. The adaptive fuzzy C-means clustering is used to segment the IR images and retrieve the candidate pedestrians. The candidate pedestrians are then pruned using human posture characteristics and the second central moments ellipse. The convolutional neural network is used to simultaneously learn relevant features and perform the binary classification. The performance of the proposed algorithm is compared with state-of-the-art algorithms on publicly available data set. A better detection accuracy with reduced computational accuracy is achieved. © 2015 MVA organization.</text:p>
          </table:table-cell>
        </table:table-row>
        <table:table-row table:style-name="ro1">
          <table:table-cell office:value-type="string" calcext:value-type="string">
            <text:p>Driver fatigue evaluation model with integration of multi-indicators based on dynamic Bayesian network</text:p>
          </table:table-cell>
          <table:table-cell office:value-type="string" calcext:value-type="string">
            <text:p>Electroencephalogram (EEG) data are an effective indicator to evaluate driver fatigue, but it is usually disturbed by noise. The frequent head nodding, as well as the time of day and total driving time, also have very close relationship with driver fatigue. All these factors should be taken into account for comprehensive driver fatigue evaluation. 50 drivers are recruited to take part in the fatigue-oriented experiment on the driving simulator. Based on the EEG samples, the EEGbased indicator of driver fatigue has been established by artificial neural network. Subsequently, a new algorithm is present to compute the head nodding angle with posture data from the passive tools fixed on the driver's head and trunk, respectively, and then head-based indicator of driver fatigue is determined. Finally, a new evaluation model of driver fatigue is established with integration of four fatigue-based indicators with DBN (Dynamic Bayesian Network). The results show that it is more accurate to evaluate the driver fatigue compared with the sole EEG-based indicator. © The Institution of Engineering and Technology 2015.</text:p>
          </table:table-cell>
        </table:table-row>
        <table:table-row table:style-name="ro1">
          <table:table-cell office:value-type="string" calcext:value-type="string">
            <text:p>Emerging directions in predictive text mining</text:p>
          </table:table-cell>
          <table:table-cell office:value-type="string" calcext:value-type="string">
            <text:p>In recent years, Text Mining has seen a tremendous spurt of growth as data scientists focus their attention on analyzing unstructured data. The main drivers for this growth have been big data as well as complex applications where the information in the text is often combined with other kinds of information in building predictive models. These applications require highly efficient and scalable algorithms to meet the overall performance demands. In this context, six main directions are identified where research in text mining is heading: Deep Learning, Topic Models, Graphical Modeling, Summarization, Sentiment Analysis, Learning from Unlabeled Text. Each direction has its own motivations and goals. There is some overlap of concepts because of the common themes of text and prediction. The predictive models involved are typically ones that involve meta-information or tags that could be added to the text. These tags can then be used in other text processing tasks such as information extraction. While the boundary between the fields of Text Mining and Natural Language Processing is becoming increasingly blurry, the importance of predictive models for various applications involving text means there is still substantial growth potential within the traditional sub-fields of text mining. These data-centric directions are also likely to influence future research in Natural Language Processing, especially in resource-poor languages and in multilingual texts. © 2015 John Wiley &amp; Sons, Ltd.</text:p>
          </table:table-cell>
        </table:table-row>
        <table:table-row table:style-name="ro1">
          <table:table-cell office:value-type="string" calcext:value-type="string">
            <text:p>Visual recognition of pedestrians with deep neural networks</text:p>
          </table:table-cell>
          <table:table-cell office:value-type="string" calcext:value-type="string">
            <text:p>Today's technology provides Advanced Emergency Braking Systems that can detect pedestrians and automatically brake just before collision is unavoidable. We have a vision that the future sensing systems will be able not only to detect pedestrians but also to recognize richer information about pedestrians, such as children/adults/old-aged, holding cell phones or not, and body orientations, to name a few. Putting these pieces of information together, machines will be able to understand the environment in more precise way and to create the most appropriate controlling strategies like a skilled driver. We claim that deep Convolutional Neural Networks (CNN) are the right algorithm for these non-trivial visual tasks, and it is confirmed that NVIDIA's Tegra K1, compact and power-efficient GPU, can run the deep CNN in real-time.</text:p>
          </table:table-cell>
        </table:table-row>
        <table:table-row table:style-name="ro1">
          <table:table-cell office:value-type="string" calcext:value-type="string">
            <text:p>Robust lane detection based on convolutional neural network and random sample consensus</text:p>
          </table:table-cell>
          <table:table-cell office:value-type="string" calcext:value-type="string">
            <text:p>In this paper, we introduce a robust lane detection method based on the combined convolutional neural network (CNN) with random sample consensus (RANSAC) algorithm. At first, we calculate edges in an image using a hat shape kernel and then detect lanes using the CNN combined with the RANSAC. If the road scene is simple, we can easily detect the lane by using the RANSAC algorithm only. But if the road scene is complex and includes roadside trees, fence, or intersection etc., then it is hard to detect lanes robustly because of noisy edges. To alleviate that problem, we use CNN in the lane detection before and after applying the RANSAC algorithm. In training process of CNN, input data consist of edge images in a region of interest (ROI) and target data become the images that have only drawn real white color lane in black background. The CNN structure consists of 8 layers with 3 convolutional layers, 2 subsampling layers and multi-layer perceptron (MLP) including 3 fully- connected layers. Convolutional and subsampling layers are hierarchically arranged and their arrangement represents a deep structure in deep learning. As a result, proposed lane detection algorithm successfully eliminates noise lines and the performance is found to be better than other formal line detection algorithms such as RANSAC and hough transform. © Springer International Publishing Switzerland 2014.</text:p>
          </table:table-cell>
        </table:table-row>
        <table:table-row table:style-name="ro1">
          <table:table-cell office:value-type="string" calcext:value-type="string">
            <text:p>Drowsy driver detection using representation learning</text:p>
          </table:table-cell>
          <table:table-cell office:value-type="string" calcext:value-type="string">
            <text:p>The advancement of computing technology over the years has provided assistance to drivers mainly in the form of intelligent vehicle systems. Driver fatigue is a significant factor in a large number of vehicle accidents. Thus, driver drowsiness detection has been considered a major potential area so as to prevent a huge number of sleep induced road accidents. This paper proposes a vision based intelligent algorithm to detect driver drowsiness. Previous approaches are generally based on blink rate, eye closure, yawning, eye brow shape and other hand engineered facial features. The proposed algorithm makes use of features learnt using convolutional neural network so as to explicitly capture various latent facial features and the complex non-linear feature interactions. A softmax layer is used to classify the driver as drowsy or non-drowsy. This system is hence used for warning the driver of drowsiness or in attention to prevent traffic accidents. We present both qualitative and quantitative results to substantiate the claims made in the paper. © 2014 IEEE.</text:p>
          </table:table-cell>
        </table:table-row>
        <table:table-row table:style-name="ro1">
          <table:table-cell office:value-type="string" calcext:value-type="string">
            <text:p>Traffic light recognition in varying illumination using deep learning and saliency map</text:p>
          </table:table-cell>
          <table:table-cell office:value-type="string" calcext:value-type="string">
            <text:p>The accurate detection and recognition of traffic lights is important for autonomous vehicle navigation and advanced driver aid systems. In this paper, we present a traffic light recognition algorithm for varying illumination conditions using computer vision and machine learning. More specifically, a convolutional neural network is used to extract and detect features from visual camera images. To improve the recognition accuracy, an on-board GPS sensor is employed to identify the region-of-interest, in the visual image, that contains the traffic light. In addition, a saliency map containing the traffic light location is generated using the normal illumination recognition to assist the recognition under low illumination conditions. The proposed algorithm was evaluated on our data sets acquired in a variety of real world environments and compared with the performance of a baseline traffic signal recognition algorithm. The experimental results demonstrate the high recognition accuracy of the proposed algorithm in varied illumination conditions. © 2014 IEEE.</text:p>
          </table:table-cell>
        </table:table-row>
        <table:table-row table:style-name="ro1">
          <table:table-cell office:value-type="string" calcext:value-type="string">
            <text:p>EOG-based drowsiness detection using convolutional neural networks</text:p>
          </table:table-cell>
          <table:table-cell office:value-type="string" calcext:value-type="string">
            <text:p>This study provides a new application of convolutional neural networks for drowsiness detection based on electrooculography (EOG) signals. Drowsiness is charged to be one of the major causes of traffic accidents. Such application is helpful to reduce losses of casualty and property. Most attempts at drowsiness detection based on EOG involve a feature extraction step, which is accounted as time-consuming task, and it is difficult to extract effective features. In this paper, an unsupervised learning is proposed to estimate driver fatigue based on EOG. A convolutional neural network with a linear regression layer is applied to EOG signals in order to avoid using of manual features. With a postprocessing step of linear dynamic system (LDS), we are able to capture the physiological status shifting. The performance of the proposed model is evaluated by the correlation coefficients between the final outputs and the local error rates of the subjects. Compared with the results of a manual ad-hoc feature extraction approach, our method is proven to be effective for drowsiness detection. © 2014 IEEE.</text:p>
          </table:table-cell>
        </table:table-row>
        <table:table-row table:style-name="ro1">
          <table:table-cell office:value-type="string" calcext:value-type="string">
            <text:p>Physiological measurement used in real time experiment to detect driver cognitive distraction</text:p>
          </table:table-cell>
          <table:table-cell office:value-type="string" calcext:value-type="string">
            <text:p>This paper discusses about lips and eyebrows are used to detect driver cognitive distraction by using faceAPI toolkit. A few number of classification algorithms like Support Vector Machine (SVM), Logistic Regression (LR) and Static Bayesian Network (SBN) and Dynamic Bayesian Network (DBN) have been used for accuracy rate comparison. © 2014 IEEE.</text:p>
          </table:table-cell>
        </table:table-row>
        <table:table-row table:style-name="ro1">
          <table:table-cell office:value-type="string" calcext:value-type="string">
            <text:p>A hybrid Bayesian Network approach to detect driver cognitive distraction</text:p>
          </table:table-cell>
          <table:table-cell office:value-type="string" calcext:value-type="string">
            <text:p>Driver cognitive distraction (e.g., hand-free cell phone conversation) can lead to unapparent, but detrimental, impairment to driving safety. Detecting cognitive distraction represents an important function for driver distraction mitigation systems. We developed a layered algorithm that integrated two data mining methods-Dynamic Bayesian Network (DBN) and supervised clustering-to detect cognitive distraction using eye movement and driving performance measures. In this study, the algorithm was trained and tested with the data collected in a simulator-based study, where drivers drove either with or without an auditory secondary task. We calculated 19 distraction indicators and defined cognitive distraction using the experimental condition (i.e., "distraction" as in the drives with the secondary task, and "no distraction" as in the drives without the secondary task). We compared the layered algorithm with previously developed DBN and Support Vector Machine (SVM) algorithms. The results showed that the layered algorithm achieved comparable prediction performance as the two alternatives. Nonetheless, the layered algorithm shortened training and prediction time compared to the original DBN because supervised clustering improved computational efficiency by reducing the number of inputs for DBNs. Moreover, the supervised clustering of the layered algorithm revealed rich information on the relationship between driver cognitive state and performance. This study demonstrates that the layered algorithm can capitalize on the best attributes of component data mining methods and can identify human cognitive state efficiently. The study also shows the value in considering the supervised clustering method as an approach to feature reduction in data mining applications. © 2013 The Authors.</text:p>
          </table:table-cell>
        </table:table-row>
        <table:table-row table:style-name="ro1">
          <table:table-cell office:value-type="string" calcext:value-type="string">
            <text:p>Visualization of driving behavior using deep sparse autoencoder</text:p>
          </table:table-cell>
          <table:table-cell office:value-type="string" calcext:value-type="string">
            <text:p>Driving behavioral data is too high-dimensional for people to review their driving behavior. It includes accelerator opening rate, steering angle, brake Master-Cylinder pressure and other various information. The high-dimensional data is not very intuitive for drivers to understand their driving behavior when they take a look back on their recorded driving behavior. We used a deep sparse autoencoder to extract the low-dimensional high-level representation from high-dimensional raw driving behavioral data obtained from a control area network. Based on this low-dimensional representation, we propose two visualization methods called Driving Cube and Driving Color Map. Driving Cube is a cubic representation displaying extracted three-dimensional features. Driving Color Map is a colored trajectory shown on a road map representing the extracted features. The trajectory is colored using the RGB color space, which corresponds to the extracted three-dimensional features. To evaluate the proposed method for extracting low-dimensional feature, we conducted an experiment and found several differences with recorded driving behavior by viewing the visualized Driving Color Map and that our visualization methods can help people to recognize different driving behavior. To evaluate the effectiveness of low-dimensional representation, we compared deep sparse autoencoder with other conventional methods from the viewpoint of linear separability of elemental driving behavior. As a result, our methods outperformed other conventional methods. © 2014 IEEE.</text:p>
          </table:table-cell>
        </table:table-row>
        <table:table-row table:style-name="ro1">
          <table:table-cell office:value-type="string" calcext:value-type="string">
            <text:p>Chaos synchronization and transmission of information in coupled SC-CNN-based canonical Chua’s circuit</text:p>
          </table:table-cell>
          <table:table-cell office:value-type="string" calcext:value-type="string">
            <text:p>In this paper, an experimental implementation of State Controlled Cellular Neural Network (SC-CNN)-based canonical Chua’s circuit is presented. Two such electronic circuits are realized. One of the circuits is configured as driver or transmitter, and other circuit is configured as response or receiver system. Synchronization of chaos between the driver and the driven system is demonstrated. The conditions under which complete synchronization is ensured are derived by applying a strategy based on the Master Stability Function and Lyapunov function. We show that transmitter and receiver systems consisting of cascaded SC-CNN-based canonical Chua’s oscillator can synchronize when they are coupled using direct information from the transmitter into the receiver. The communication performances of different information signals such as sinusoidal, square, and speech signals are demonstrated by real-time hardware experiments. The experimentally observed results are in agreement with the numerically obtained results, and they closely match with each other. © 2014, Springer Science+Business Media Dordrecht.</text:p>
          </table:table-cell>
        </table:table-row>
        <table:table-row table:style-name="ro1">
          <table:table-cell office:value-type="string" calcext:value-type="string">
            <text:p>Applying Neural-Symbolic Cognitive Agents in Intelligent Transport Systems to reduce CO&lt;inf&gt;2&lt;/inf&gt; emissions</text:p>
          </table:table-cell>
          <table:table-cell office:value-type="string" calcext:value-type="string">
            <text:p>Providing personalized feedback in Intelligent Transport Systems is a powerful tool for instigating a change in driving behaviour and the reduction of CO&lt;inf&gt;2&lt;/inf&gt; emissions. This requires a system that is capable of detecting driver characteristics from real-time vehicle data. In this paper, we apply the architecture and theory of a Neural-Symbolic Cognitive Agent (NSCA) to effectively learn and reason about observed driving behaviour and related driver characteristics. The NSCA architecture combines neural learning and reasoning with symbolic temporal knowledge representation and is capable of encoding background knowledge, learning new hypotheses from observed data, and inferring new beliefs based on these hypotheses. Furthermore, it deals with uncertainty and errors in the data using a Bayesian inference model, and it scales well to hundreds of thousands of data samples as in the application reported in this paper. We have applied the NSCA in an Intelligent Transport System to reduce CO&lt;inf&gt;2&lt;/inf&gt; emissions as part of an European Union project, called EcoDriver. Results reported in this paper show that the NSCA outperforms the state-of-the-art in this application area, and is applicable to very large data. © 2014 IEEE.</text:p>
          </table:table-cell>
        </table:table-row>
        <table:table-row table:style-name="ro1">
          <table:table-cell office:value-type="string" calcext:value-type="string">
            <text:p>What variables affect to a greater extent the driver's vision while driving?</text:p>
          </table:table-cell>
          <table:table-cell office:value-type="string" calcext:value-type="string">
            <text:p>This paper deals with the analysis of the main variables involved in the visual activity of a driver of motor vehicles, in order to identify the most important quantities and implement, therefore, appropriate corrective actions to the achievement of road safety. The first step in this research was to survey a number of variables within the road environment and processing this data base with clustering techniques in order to extract useful information for purpose. In this case, a mixture of procedures based on Fuzzy Logic (FL) and Artificial Neural Network (ANN) were applied not only to extract knowledge not known a priori but, above all, to define the membership functions and rules of the fuzzy model without recourse to the skills of the analyst, not always so objective. This procedure, applied to a rural road open to traffic, showed a good performance in predicting the user's visual behavior and, especially, in identifying the most influential variables. This aspect may allow the agency to direct the maintenance operations so that to facilitate understanding of the information contained within the road environment, thus improving safety. © 2013 Copyright © 2013 Vilnius Gediminas Technical University (VGTU) Press.</text:p>
          </table:table-cell>
        </table:table-row>
        <table:table-row table:style-name="ro1">
          <table:table-cell office:value-type="string" calcext:value-type="string">
            <text:p>Night time road curvature estimation based on Convolutional Neural Networks</text:p>
          </table:table-cell>
          <table:table-cell office:value-type="string" calcext:value-type="string">
            <text:p>Detecting the road geometry at night time is an essential precondition to provide optimal illumination for the driver and the other traffic participants. In this paper we propose a novel approach to estimate the current road curvature based on three sensors: A far infrared camera, a near infrared camera and an imaging radar sensor. Various Convolutional Neural Networks with different configuration are trained for each input. By fusing the classifier responses of all three sensors, a further performance gain is achieved. To annotate the training and evaluation dataset without costly human interaction a fully automatic curvature annotation algorithm based on inertial navigation system is presented as well. © 2013 IEEE.</text:p>
          </table:table-cell>
        </table:table-row>
        <table:table-row table:style-name="ro1">
          <table:table-cell office:value-type="string" calcext:value-type="string">
            <text:p>Convolutional Neural Networks for night-time animal orientation estimation</text:p>
          </table:table-cell>
          <table:table-cell office:value-type="string" calcext:value-type="string">
            <text:p>In rural areas, wildlife animal road crossings are a threat to both the driver and the wildlife population. Since most accidents take place at night, recent night vision driver assistance systems are supporting the driver by automatically detecting animals on infrared camera imagery. After detecting an animal on the roadside, the orientation towards the road can give a first cue for an upcoming trajectory prediction. This paper describes an novel classification-based scheme for nighttime animal orientation estimation from single infrared images. Our system classifies already detected animals, in particular deer, as being either oriented left, right or back/front. We propose an approach based on Convolutional Neural Networks which learns multiple stages of invariant features in a supervised end-to-end fashion. Experiments show that our method outperforms baseline methods like HOG/SVM or boosted Haar-stumps on this task. © 2013 IEEE.</text:p>
          </table:table-cell>
        </table:table-row>
        <table:table-row table:style-name="ro1">
          <table:table-cell office:value-type="string" calcext:value-type="string">
            <text:p>Learning context sensitive behavior models from observations for predicting traffic situations</text:p>
          </table:table-cell>
          <table:table-cell office:value-type="string" calcext:value-type="string">
            <text:p>Estimating and predicting traffic situations over time is an essential capability for sophisticated driver assistance systems or autonomous driving. When longer prediction horizons are needed, e.g., in decision making or motion planning, the uncertainty induced by incomplete environment perception and stochastic situation development over time cannot be neglected without sacrificing robustness and safety. Especially describing the unknown behavior of other traffic participants poses a complex problem. Building consistent probabilistic models of their manifold and changing interactions with the environment, the road network and other traffic participants by hand is error-prone. Further, the results could hardly cover the complete diversity of human behaviors. This paper presents an approach for learning continuous, non-linear, context dependent process models for the behavior of traffic participants from unlabeled observations. The resulting models are naturally embedded into a Dynamic Bayesian Network (DBN) that enables the prediction and estimation of traffic situations based on noisy and incomplete measurements. Using a hybrid state representation it combines discrete and continuous quantities in a mathematically sound way. Experiments show a significant improvement in estimation and prediction accuracy by the learned context dependent models over standard models, which only consider vehicle dynamics. © 2013 IEEE.</text:p>
          </table:table-cell>
        </table:table-row>
        <table:table-row table:style-name="ro1">
          <table:table-cell office:value-type="string" calcext:value-type="string">
            <text:p>The evaluation of serious games supporting creativity through student labs</text:p>
          </table:table-cell>
          <table:table-cell office:value-type="string" calcext:value-type="string">
            <text:p>The success of the European economy is to a large extent depending on the ability of European industry to foster innovation and to develop new product and services. Innovation is perceived to be Europe's key to economic success in the current market environment in which strong competition from both the established and emerging Asian economies concern companies and politics. A key role is here played by people in the culture and creative sector as a driver for new ideas. It is the aim of the Cultural and Creative Industry (CCI) to move towards a creative economy by catalyzing the spill-over effects of CCIs on a wide range of economic and social contexts, such as manufacturing, education, etc. Creative thinking, especially when performed collaboratively, is an engaging activity that fosters participation, discussion and deep reflection about real-world problems. Creative thinking is thus one of the competencies expected from tomorrow's worker. These are all highly desirable characteristics in any learning process, and represent the core of the rapidly increasing academic effort towards using educational games to engage students in situated deep learning activities. This article presents a game used for stimulating the creative thinking process among students aiming at facilitating the application of creativity as part of the learning process. © 2013 Springer-Verlag.</text:p>
          </table:table-cell>
        </table:table-row>
        <table:table-row table:style-name="ro1">
          <table:table-cell office:value-type="string" calcext:value-type="string">
            <text:p>Traffic sign representation using sparse-representations</text:p>
          </table:table-cell>
          <table:table-cell office:value-type="string" calcext:value-type="string">
            <text:p>Automatic Traffic Sign Recognition has gained significant impetus among the research community in recent times. Increasing demands in the arenas of Autonomous Vehicle Navigation and Driver Assistance Systems is making this field of research more attractive. In this paper, we developed a technique which uses Sparse Representation based Classification coupled with Boundary Discriminative Factor (BDF) for recognizing traffic signs. The performance of this system is compared with one of the existing classifiers, Convolutional Neural Networks (CNNs) which has been employed in many real-time systems. This method also helps in reducing the enormous training time required for CNNs. © 2013 IEEE.</text:p>
          </table:table-cell>
        </table:table-row>
        <table:table-row table:style-name="ro1">
          <table:table-cell office:value-type="string" calcext:value-type="string">
            <text:p>Continuous range k-nearest neighbor queries in vehicular ad hoc networks</text:p>
          </table:table-cell>
          <table:table-cell office:value-type="string" calcext:value-type="string">
            <text:p>A driver should constantly keep an eye on nearby vehicles in order to avoid collisions. Unfortunately, the driver often does not see nearby vehicles because of obstacles (e.g.; other vehicles, trees, buildings, etc.). This paper introduces a novel type of query, called a continuous range k-nearest neighbor (CRNN) query, in vehicular ad hoc networks, and it presents a new approach to process such a query. Most existing solutions to continuous nearest neighbor (CNN) queries focus on static objects, such as gas stations and restaurants, while this work concentrates on CRNN queries over moving vehicles. This is a challenging problem due to the high mobility of the vehicles. The CRNN query has characteristics in common with continuous range (CR) and CNN queries. In terms of CNN queries, the proposed approach achieves the same goal as the existing solutions, which is to decide effectively on valid intervals during which the query result remains unchanged. The proposed scheme aims to minimize the use of wireless network bandwidth, the computational cost, and the local storage while preserving information on the continuous movement of vehicles within the broadcast range of a given vehicle. Extensive experimental results confirm the effectiveness and superiority of the proposed scheme in comparison with an existing method. © 2012 Elsevier Inc.</text:p>
          </table:table-cell>
        </table:table-row>
        <table:table-row table:style-name="ro1">
          <table:table-cell office:value-type="string" calcext:value-type="string">
            <text:p>A rule-based neural network approach to model driver naturalistic behavior in traffic</text:p>
          </table:table-cell>
          <table:table-cell office:value-type="string" calcext:value-type="string">
            <text:p>This paper proposes a rule-based neural network model to simulate driver behavior in terms of longitudinal and lateral actions in two driving situations, namely car-following situation and safety critical events. A fuzzy rule based neural network is constructed to obtain driver individual driving rules from their vehicle trajectory data. A machine learning method reinforcement learning is used to train the neural network such that the neural network can mimic driving behavior of individual drivers. Vehicle actions by neural network are compared to actions from naturalistic data. Furthermore, this paper applies the proposed method to analyze the heterogeneities of driving behavior from different drivers' data.Driving data in the two driving situations are extracted from Naturalistic Truck Driving Study and Naturalistic Car Driving Study databases provided by the Virginia Tech Transportation Institute according to pre-defined criteria. Driving actions were recorded in instrumented vehicles that have been equipped with specialized sensing, processing, and recording equipment. © 2012 Elsevier Ltd.</text:p>
          </table:table-cell>
        </table:table-row>
        <table:table-row table:style-name="ro1">
          <table:table-cell office:value-type="string" calcext:value-type="string">
            <text:p>Context-aware driver behavior detection system in intelligent transportation systems</text:p>
          </table:table-cell>
          <table:table-cell office:value-type="string" calcext:value-type="string">
            <text:p>Vehicular ad hoc networks (VANETs) have emerged as an application of mobile ad hoc networks (MANETs), which use dedicated short-range communication (DSRC) to allow vehicles in close proximity to communicate with each other or to communicate with roadside equipment. Applying wireless access technology in vehicular environments has led to the improvement of road safety and a reduction in the number of fatalities caused by road accidents through development of road safety applications and facilitation of information sharing between moving vehicles regarding the road. This paper focuses on developing a novel and nonintrusive driver behavior detection system using a context-aware system in VANETs to detect abnormal behaviors exhibited by drivers and to warn other vehicles on the road to prevent accidents from happening. A five-layer context-aware architecture is proposed, which is able to collect contextual information about the driving environment, to perform reasoning about certain and uncertain contextual information, and to react upon that information. A probabilistic model based on dynamic Bayesian networks (DBNs) in real time, inferring four types of driving behavior (normal, drunk, reckless, and fatigue) by combining contextual information about the driver, the vehicle, and the environment, is presented. The dynamic behavior model can capture the static and the temporal aspects related to the behavior of the driver, thus leading to robust and accurate behavior detection. The evaluation of behavior detection using synthetic data proves the validity of our model and the importance of including contextual information about the driver, the vehicle, and the environment. © 1967-2012 IEEE.</text:p>
          </table:table-cell>
        </table:table-row>
        <table:table-row table:style-name="ro1">
          <table:table-cell office:value-type="string" calcext:value-type="string">
            <text:p>Dynamic recognition model of driver's propensity under multilane traffic environments</text:p>
          </table:table-cell>
          <table:table-cell office:value-type="string" calcext:value-type="string">
            <text:p>Driver's propensity intends to change along with driving environment. In this paper, the situation factors (vehicle groups) that affect directly the driver's affection among environment factors are considered under two-lane conditions. Then dynamic recognition model of driver's propensity can be established in time-varying environment through Dynamic Bayesian Network (DBN). Physiology-psychology experiments and real vehicle tests are designed to collect characteristic data of driver's propensity in different situations. Results show that the model is adaptable to realize the dynamic recognition of driver's propensity type in multilane conditions, and it provides a theoretical basis for the realization of human-centered and personalized automobile active safety systems. Copyright © 2012 Xiaoyuan Wang et al.</text:p>
          </table:table-cell>
        </table:table-row>
        <table:table-row table:style-name="ro1">
          <table:table-cell office:value-type="string" calcext:value-type="string">
            <text:p>Multi-classifier for highly reliable driver drowsiness detection in android platform</text:p>
          </table:table-cell>
          <table:table-cell office:value-type="string" calcext:value-type="string">
            <text:p>For the past decade, it is well defined in the literature that fatigue is one of the most prospective factor in affecting the driver behavior. This paper presents a novel evaluation of driver fatigue condition based on multi-classifier technique and fusion of attributes approach. The process involved fusion of attributes including image of eye movement and photoplethysmography (PPG) signals that are given as inputs to multi-classifier. In order to develop the best inference classifiers, artificial neural network (ANN), dynamic bayesian network (DBN), support vector machine (SVM), independent component analysis (ICA) and genetic algorithm (GA) were tested in our study. The output from each inference classifier are scaled and product in an intervention module to indicate driver aptitude in real-time. Implementation of monitoring system is practically designed in Android-based smartphone device where it can received all the sensory information from the dedicated sensors installed at the steering wheel via a small scale wireless sensor network. Device built-in front camera was utilized to capture driver facial image. No supplementary monitor is required to be installed in the vehicle as the all the information is to be displayed on the smartphone device itself. Warning system is triggered to warn driver once fatigue is suspected. System testing statistical results revealed that the manifold used of the proposed system demonstrates the advantages of performing information fusion, particularly with discrete methods, and the multi-classifier enabled a more authentic and ample driver fatigue evaluation. © 2012 National Taiwan University.</text:p>
          </table:table-cell>
        </table:table-row>
        <table:table-row table:style-name="ro1">
          <table:table-cell office:value-type="string" calcext:value-type="string">
            <text:p>Early model of traffic sign reminder based on neural network</text:p>
          </table:table-cell>
          <table:table-cell office:value-type="string" calcext:value-type="string">
            <text:p>Recognizing the traffic signs installed on the streets is one of the requirements of driving on the road. Laxity in driving may result in traffic accident. This paper describes a real-time reminder model, byutilizing a camera that can be installed in a car to capture image of traffic signs, and is processed and later to inform the driver. The extracting feature harnessing the morphological elements (strel) is used in this paper. Artificial Neural Networks is used to train the system and to produce a final decision. The result shows that the accuracy in detecting and recognizing the ten types of traffic signs in real-time is 80%.</text:p>
          </table:table-cell>
        </table:table-row>
        <table:table-row table:style-name="ro1">
          <table:table-cell office:value-type="string" calcext:value-type="string">
            <text:p>Prediction for traffic accident severity: Comparing the artificial neural network, genetic algorithm, combined genetic algorithm and pattern search methods</text:p>
          </table:table-cell>
          <table:table-cell office:value-type="string" calcext:value-type="string">
            <text:p>This paper focuses on predicting the severity of freeway traffic accidents by employing twelve accident-related parameters in a genetic algorithm (GA), pattern search and artificial neural network (ANN) modelling methods. The models were developed using the input parameters of driver's age and gender, the use of a seat belt, the type and safety of a vehicle, weather conditions, road surface, speed ratio, crash time, crash type, collision type and traffic flow. The models were constructed based on 1000 of crashes in total that occurred during 2007 on the Tehran-Ghom Freeway due to the fact that the remaining records were not suitable for this study. The GA evaluated eleven equations to obtain the best one. Then, GA and PS methods were combined using the best GA equation. The neural network used multi-layer perceptron (MLP) architecture that consisted of a multi-layer feed-forward network with hidden sigmoid and linear output neurons that could also fit multi-dimensional mapping problems arbitrarily well. The ANN was applied during training, testing and validation and had 12 inputs, 25 neurons in the hidden layers and 3 neurons in the output layer. The best-fit model was selected according to the R-value, root mean square errors (RMSE), mean absolute errors (MAE) and the sum of square error (SSE). The highest R-value was obtained for the ANN around 0.87, demonstrating that the ANN provided the best prediction. The combination of GA and PS methods allowed for various prediction rankings ranging from linear relationships to complex equations. The advantage of these models is improving themselves adding new data. © 2011 Copyright Vilnius Gediminas Technical University (VGTU) Press Technika.</text:p>
          </table:table-cell>
        </table:table-row>
        <table:table-row table:style-name="ro1">
          <table:table-cell office:value-type="string" calcext:value-type="string">
            <text:p>Travel time prediction using k nearest neighbor method with combined data from vehicle detector system and automatic toll collection system</text:p>
          </table:table-cell>
          <table:table-cell office:value-type="string" calcext:value-type="string">
            <text:p>Because of the development of scientific technology, drivers now have access to a variety of information to assist their decision making. In particular, an accurate prediction of travel time is valuable to drivers, who can use it to choose a route or decide on departure time. Although many researchers have sought to enhance their accuracy, such predictions are often limited by errors that result from the lagged pattern of predicted travel time, the use of nonrepresentative samples for making predictions, and the use of inefficient and nontransferable models. The proposed model predicts travel times on the basis of the k nearest neighbor method and uses data provided by the vehicle detector system and the automatic toll collection system. By combining these two sets of data, the model minimizes the limitations of each set and enhances the prediction's accuracy. Criteria for traffic conditions allow the direct use of data acquired from the automatic toll collection system as predicted travel time. The proposed model's predictions are compared with the predictions of other models by using actual data to show that the proposed model predicts travel times much more accurately. The proposed model's predictions of travel time are expected to be free from the problems associated with an insufficient number of samples. Further, unlike the widely used artificial neural network and Kalman filter methods, the proposed model does not require long training programs, so the model is easily transferable.</text:p>
          </table:table-cell>
        </table:table-row>
        <table:table-row table:style-name="ro1">
          <table:table-cell office:value-type="string" calcext:value-type="string">
            <text:p>Adaptive contrast enhancement involving CNN-based processing for foggy weather conditions &amp; non-uniform lighting conditions</text:p>
          </table:table-cell>
          <table:table-cell office:value-type="string" calcext:value-type="string">
            <text:p>Adaptive image processing in the context of Advanced Driver Assistance Systems (ADAS) is a crucial issue because bad weather conditions lead to poor vision. In a foggy weather, image contrast and visibility are low due to the presence of airlight that is generated by scattering light, which in turn is caused by fog particles. Since vision based ADAS are affected by inadequate contrast, a real-time capable solution is required. To improve such degraded images, a method is required which processes each image region separately. Hence, real-time processing is required, the method is realized with the CNN paradigm which claims the characteristic of real-time image processing. To compare the proposed method with existing state-of-the-art methods the Tenengrad measure is applied. © 2011 IEEE.</text:p>
          </table:table-cell>
        </table:table-row>
        <table:table-row table:style-name="ro1">
          <table:table-cell office:value-type="string" calcext:value-type="string">
            <text:p>A novel method combining cellular neural networks and the coupled nonlinear oscillators' paradigm involving a related bifurcation analysis for robust image contrast enhancement in dynamically changing difficult visual environments</text:p>
          </table:table-cell>
          <table:table-cell office:value-type="string" calcext:value-type="string">
            <text:p>It is well known that a machine vision-based analysis of a dynamic scene, for example in the context of advanced driver assistance systems (ADAS), does require real-time processing capabilities. Therefore, the system used must be capable of performing both robust and ultrafast analyses. Machine vision in ADAS must fulfil the above requirements when dealing with a dynamically changing visual context (i.e. driving in darkness or in a foggy environment, etc). Among the various challenges related to the analysis of a dynamic scene, this paper focuses on contrast enhancement, which is a well-known basic operation to improve the visual quality of an image (dynamic or static) suffering from poor illumination. The key objective is to develop a systematic and fundamental concept for image contrast enhancement that should be robust despite a dynamic environment and that should fulfil the real-time constraints by ensuring an ultrafast analysis. It is demonstrated that the new approach developed in this paper is capable of fulfilling the expected requirements. The proposed approach combines the good features of the 'coupled oscillators'-based signal processing paradigm with the good features of the 'cellular neural network (CNN)'-based one. The first paradigm in this combination is the 'master system' and consists of a set of coupled nonlinear ordinary differential equations (ODEs) that are (a) the so-called 'van der Pol oscillator' and (b) the so-called 'Duffing oscillator'. It is then implemented or realized on top of a 'slave system' platform consisting of a CNN-processors platform. An offline bifurcation analysis is used to find out, a priori, the windows of parameter settings in which the coupled oscillator system exhibits the best and most appropriate behaviours of interest for an optimal resulting image processing quality. In the frame of the extensive bifurcation analysis carried out, analytical formulae have been derived, which are capable of determining the various states of the system (e.g. quenching state, non-zero equilibrium state, oscillatory states, etc). Both equilibrium and oscillatory states of the system have been depicted. It could be shown that each of these states has a significant impact on the quality of the resulting image contrast enhancement. A benchmark has been considered, whereby a comparison is performed between the results' quality obtained by traditional CNN-based processing, on the one hand, with those obtained by 'coupled nonlinear oscillators'-based processing, on the other hand. Thus, the superiority of the latter approach in terms of ensuring a constantly high enhancement quality despite luminosity-related spatio-temporal scene dynamics has been demonstrated both analytically/conceptually and through various experiments. A key drawback of the latter approach is, however, the potentially huge and challenging computing effort necessary for solving the coupled nonlinear and highly stiff ODEs when one attempts to solve them numerically on 'von Neumann'-type computing platforms; this is evidently difficult to realize in real time for frame rates necessary in ADAS. On the other side, a major drawback of the traditional CNN-based image processing is the practical inability to adjust/recalculate templates in real time in the face of a dynamic scene, that is, in the presence of input images experiencing visibility-and/or lighting-related spatio-temporal dynamics. Nevertheless, CNN has the great advantage of ensuring ultrafast processing due to its inherent parallel processing and 'analogue computing' nature. Thus, the two approaches appear to complement each other very well. Therefore, the novel hybrid approach does integrate both schemes in an efficient way, that is 'coupled nonlinear oscillators'-based image processing is the main processing scheme that is realized on top of a CNN-processors framework. The hybrid approach does evidently overcome the mentioned key practical problems faced by both the original approaches. © 2010 The Royal Swedish Academy of Sciences.</text:p>
          </table:table-cell>
        </table:table-row>
        <table:table-row table:style-name="ro1">
          <table:table-cell office:value-type="string" calcext:value-type="string">
            <text:p>Fault conditions classification of automotive generator using an adaptive neuro-fuzzy inference system</text:p>
          </table:table-cell>
          <table:table-cell office:value-type="string" calcext:value-type="string">
            <text:p>In this paper, an adaptive neuro-fuzzy inference system (ANFIS) was proposed for condition monitoring and fault diagnosis of an automotive generator. Conventional fault indication of an automotive generator generally uses an indicator to inform the driver when the charging system is malfunctioning. Unfortunately, the charge indicator only shows if the generator is normal or in a fault condition. In the present study, an automotive generator fault diagnosis system was developed for fault classification of different fault conditions. The condition monitoring system consists of feature extraction using discrete wavelet analysis to reduce the complexity of the feature vectors with classification using the artificial neural network technique. In the generator output signal classification, the ANFIS is used to classify and compare the synthetic fault types in an experimental engine platform under various engine operating conditions. The experimental results pointed out the proposed condition monitoring and fault diagnosis system has potential in fault diagnosis of the automotive generator. © 2010 Elsevier Ltd. All rights reserved.</text:p>
          </table:table-cell>
        </table:table-row>
        <table:table-row table:style-name="ro1">
          <table:table-cell office:value-type="string" calcext:value-type="string">
            <text:p>Field tests and machine learning approaches for refining algorithms and correlations of driver's model parameters</text:p>
          </table:table-cell>
          <table:table-cell office:value-type="string" calcext:value-type="string">
            <text:p>This paper describes the field tests on a driving simulator carried out to validate the algorithms and the correlations of dynamic parameters, specifically driving task demand and drivers' distraction, able to predict drivers' intentions. These parameters belong to the driver's model developed by AIDE (Adaptive Integrated Driver-vehicle InterfacE) European Integrated Project. Drivers' behavioural data have been collected from the simulator tests to model and validate these parameters using machine learning techniques, specifically the adaptive neuro fuzzy inference systems (ANFIS) and the artificial neural network (ANN). Two models of task demand and distraction have been developed, one for each adopted technique. The paper provides an overview of the driver's model, the description of the task demand and distraction modelling and the tests conducted for the validation of these parameters. A test comparing predicted and expected outcomes of the modelled parameters for each machine learning technique has been carried out: for distraction, in particular, promising results (low prediction errors) have been obtained by adopting an artificial neural network. © 2009 Elsevier Ltd. All rights reserved.</text:p>
          </table:table-cell>
        </table:table-row>
        <table:table-row table:style-name="ro1">
          <table:table-cell office:value-type="string" calcext:value-type="string">
            <text:p>Nonintrusive detection of driver cognitive distraction in real time using Bayesian networks</text:p>
          </table:table-cell>
          <table:table-cell office:value-type="string" calcext:value-type="string">
            <text:p>Driver distraction has become an important and growing safety concern as the use of in-vehicle information systems (IVISs), such as cell phones and navigation systems, continues to increase. One approach to allowing people to benefit from IVISs without compromising safety is to create adaptive IVISs that adjust their functions according to driver and roadway state. A critical element of adaptive IVISs involves monitoring driver distraction in real time; with such a monitoring function it is possible to mitigate that distraction. This study applied Bayesian networks (BNs), a data mining method, to develop a real-time approach to detecting cognitive distraction using drivers' eye movements and driving performance. Data were collected in a simulator experiment involving 10 participants who interacted with an IVIS system while driving. BN models were trained and tested to investigate the influence of three model characteristics on distraction detection: time history of driver behavior, inclusion of hidden nodes in the model structure, and how data are summarized and the length of training sequences. Results showed that BNs could identify driver distraction reliably with an average accuracy of 80.1%. Dynamic BNs (DBNs) that consider time dependencies of driver behavior produced more sensitive models than static BNs (SBNs). Longer training sequences improved DBN model performance. Blink frequency and fixation measures were particularly indicative of distraction. These results demonstrate that BNs, especially DBNs, can detect driver cognitive distraction by extracting information from complex behavioral data. Potential applications include the design of adaptive in-vehicle systems and the evaluation of driver distraction.</text:p>
          </table:table-cell>
        </table:table-row>
        <table:table-row table:style-name="ro1">
          <table:table-cell office:value-type="string" calcext:value-type="string">
            <text:p>State-space dynamic neural network technique for high-speed IC buffer modeling</text:p>
          </table:table-cell>
          <table:table-cell office:value-type="string" calcext:value-type="string">
            <text:p>Artificial neural networks (ANN) have been recently recognized as useful tools for RF/microwave modeling and design. In this paper, a recent state-space dynamic neural network (SSDNN) approach for transient behavior modeling of high-speed nonlinear circuit is summarized. This technique extends the existing dynamic neural network (DNN) approach into a more generalized and robust state-space formulation. A training algorithm exploiting the adjoint sensitivity computation is utilized to enable SSDNN to efficiently learn from the transient input and output waveform data without relying on the circuit internal details. Through an exact circuit representation, the trained SSDNN model can be conveniently implemented and used in SPICE-like circuit simulators. We also review a set of stability criteria for checking local and global stabilities of the SSDNN model. An example of SSDNN modeling of physics-based high-speed driver circuit is presented. It's demonstrated that the SSDNN model can offer fast and accurate transient responses for high-speed interconnect design. © 2007 IEEE.</text:p>
          </table:table-cell>
        </table:table-row>
        <table:table-row table:style-name="ro1">
          <table:table-cell office:value-type="string" calcext:value-type="string">
            <text:p>Deep space network array - Update</text:p>
          </table:table-cell>
          <table:table-cell office:value-type="string" calcext:value-type="string">
            <text:p>JPL, in conjunction with the NASA HQ Science Mission Directorate, is evaluating a cost-effective method of obtaining large apertures for deep space communications, by arraying many small-diameter antennas. Drivers are the need to increase greatly the amount of information received from and transmitted to deep-space mission, both human and robotic, increase the precision of deep space navigation as NASA moves to the Kaband, and replace aging DSN assets. Plans and analysis were previously presented. This paper presents recent updates in the following areas: 1. Results on the cost-effectiveness and performance of small (6m-12m) antennas, at Xand Ka-band. We show performance data for two classes of low-cost antenna that nevertheless meet difficult performance requirements, including blind-pointing at Kaband and use of compact cryogenic front-ends. 2. Results on signal arraying. We show the flexible architecture and initial results of field tests in real-time combining broadband (500 MHz) signals from small antennas, to generate an effective large antenna 3. Methods to achieve a cost-effective uplink, in particular through arraying of uplink signals. We show that using an architecture that separates the uplink antennas from the downlink antennas, and through arraying of uplink antennas, we can achieve highly-efficient allocation of uplink capability to meet a wide range of mission needs in or nominal, emergency, and high-demand scenarios. 4. Selection process for antenna sites, through application of methodology for scoring and weighting of multiple criteria for all candidate sites. The methodology balances factors that tend to favors remote, desert sites that are superior for Ka-band operations, with factors that favor populated areas, e.g. the need to locate operations and maintenance staff near-by. The methodology can be adapted to other applications. © 2006 by the American Institute of Aeronautics and Astronautics, Inc.</text:p>
          </table:table-cell>
        </table:table-row>
        <table:table-row table:style-name="ro1">
          <table:table-cell office:value-type="string" calcext:value-type="string">
            <text:p>Prediction of stopping maneuver considering driver's state</text:p>
          </table:table-cell>
          <table:table-cell office:value-type="string" calcext:value-type="string">
            <text:p>This paper presents how the difference of driving patterns affects prediction of driver's stopping maneuver. Our proposed method has two different driving models based on a driver's state, the model in normal state and the model in hasty state. One of the models is selected depending on a driver's state, and the maneuver is predicted in the selected model. The Hidden Markov Model(HMM), one of the specific form of Dynamic Bayesian Networks(DBN), was applied for modeling of each driving pattern. For estimation of driver's state, Heart Rate Variability(HRV) based index was used because the index reflects stress level which seems to relate to hasty state. We have carried out a driving experiment with a simulator. As the result of evaluating the pattern in hasty state, the proposed method predicted stopping maneuver earlier than a single model method. To predict driver's maneuver is essential to improve the human-machine interface n driver assistance technologies including a collision-warning system. Our approach is intended to enable more accurate prediction of the maneuver for these systems. © 2006 IEEE.</text:p>
          </table:table-cell>
        </table:table-row>
        <table:table-row table:style-name="ro1">
          <table:table-cell office:value-type="string" calcext:value-type="string">
            <text:p>An adjoint sensitivity technique for dynamic neural-network modeling and design of high-speed interconnect</text:p>
          </table:table-cell>
          <table:table-cell office:value-type="string" calcext:value-type="string">
            <text:p>In this article, we develop an adjoint dynamic neural network (ADNN) technique aimed at enhancing computer-aided design (CAD) of high-speed VLSI modules. A novel formulation for exact sensitivities is achieved by defining an adjoint of a dynamic neural network (DNN). We further present an in-depth description of how our ADNN is computationally linked with the original DNN in the transient-simulation environment in order to improve the efficiency of solving the ADNN. Using ADNN-enabled sensitivities, we develop a new training algorithm that facilitates DNN learning of nonlinear transients directly from continuous time-domain waveform data. The proposed algorithm is also expanded to enable physics-based nonlinear circuit CAD through faster sensitivity computations. Applications of our ADNN approach in transient modeling and circuit design are demonstrated by the examples of modeling physics-based high-speed interconnect drivers and gradient-based signal integrity optimization. © 2006 Wiley Periodicals, Inc.</text:p>
          </table:table-cell>
        </table:table-row>
        <table:table-row table:style-name="ro1">
          <table:table-cell office:value-type="string" calcext:value-type="string">
            <text:p>State-Space Dynamic Neural Network Technique for High-Speed IC Applications: Modeling and Stability Analysis</text:p>
          </table:table-cell>
          <table:table-cell office:value-type="string" calcext:value-type="string">
            <text:p>We present a state-space dynamic neural network (SSDNN) method for modeling the transient behaviors of high-speed nonlinear circuits. The SSDNN technique extends the existing dynamic neural network (DNN) approaches into a more generalized and robust formulation. For the first time, stability analysis methods are presented for neural modeling of nonlinear microwave circuits. We derive the stability criteria for both the local stability and global stability of SSDNN models. Stability test matrices are formulated from SSDNN internal weight parameters. The proposed criteria can be conveniently applied to the stability verification of a trained SSDNN model using the eigenvalues of the test matrices. In addition, a new constrained training algorithm is introduced by formulating the proposed stability criteria as training constraints such that the resulting SSDNN models satisfy both the accuracy and stability requirements. The validity of the proposed technique is demonstrated through the transient modeling of high-speed interconnect driver and receiver circuits and the stability verifications of the obtained SSDNN models. © 2006, IEEE. All rights reserved.</text:p>
          </table:table-cell>
        </table:table-row>
        <table:table-row table:style-name="ro1">
          <table:table-cell office:value-type="string" calcext:value-type="string">
            <text:p>Task oriented facial behavior recognition with selective sensing</text:p>
          </table:table-cell>
          <table:table-cell office:value-type="string" calcext:value-type="string">
            <text:p>Facial behaviors represent activities of face or facial feature in spatial or temporal space, such as facial expressions, face pose, gaze, and furrow happenings. An automated system for facial behavior recognition is always desirable. However, it is a challenging task due to the richness and ambiguity in daily facial behaviors. This paper presents an efficient approach to real-world facial behavior recognition. With dynamic Bayesian network (DBN) technology and a general-purpose facial behavior description language (e.g., FACS), a task oriented framework is constructed to systematically represent facial behaviors of interest and the associated visual observations. Based on the task oriented DBN, we can integrate analysis results from previous times and prior knowledge of the application domain both spatially and temporally. With the top-down inference, the system can make dynamic and active selection among multiple visual channels. With the bottom-up inference from observed evidences, the current facial behavior can be classified with a desired confidence via belief propagation. We demonstrate the proposed task-oriented framework for monitoring driver vigilance. Experimental results demonstrate the validity and efficiency of our approach. © 2005 Elsevier Inc. All rights reserved.</text:p>
          </table:table-cell>
        </table:table-row>
        <table:table-row table:style-name="ro1">
          <table:table-cell office:value-type="string" calcext:value-type="string">
            <text:p>Improving balance and mobility through problem-based learning</text:p>
          </table:table-cell>
          <table:table-cell office:value-type="string" calcext:value-type="string">
            <text:p>The paper describes the transformation of a traditionally delivered, interdisciplinary module on environmental liabilities into an IT format in a problem-based learning module. The drivers for this development were quality improvement, internationalisation and accessibility. The outcomes raise questions relating to skills development, deep learning and time allocation to academics for management of distance learning projects. © 2005 Dr Jon Kellett.</text:p>
          </table:table-cell>
        </table:table-row>
        <table:table-row table:style-name="ro1">
          <table:table-cell office:value-type="string" calcext:value-type="string">
            <text:p>Facial event classification with task oriented dynamic Bayesian network</text:p>
          </table:table-cell>
          <table:table-cell office:value-type="string" calcext:value-type="string">
            <text:p>Facial events include all activities of face and facial features in spatial or temporal space, such as facial expressions, face gesture, gaze and furrow happening, etc. Developing an automated system for facial event classification is always a challenging task due to the richness, ambiguity and dynamic nature of facial expressions. This paper presents an efficient approach to real-world facial event classification. By integrating Dynamic Bayesian Network (DBN) with a general-purpose facial behavior description language, a task-oriented stochastic and temporal frame-work is constructed to systematically represent and classify facial events of interest. Based on the task oriented DBN, we can spatially and temporally incorporate results from previous times and prior knowledge of the application domain. With the top-down inference, the system can make active selection among multiple visual channels to identify the most effective sensory channels to use. With the bottom-up inference from observed evidences, the current facial event can be classified with a desired confident level via the belief propagation. We applied the task-oriented DBN frame-work to monitoring driver vigilance. Experimental results demonstrate the feasibility and efficiency of our approach.</text:p>
          </table:table-cell>
        </table:table-row>
        <table:table-row table:style-name="ro1">
          <table:table-cell office:value-type="string" calcext:value-type="string">
            <text:p>A new nonlinear transient modeling technique for high-speed integrated circuit applications based on state-space dynamic neural network</text:p>
          </table:table-cell>
          <table:table-cell office:value-type="string" calcext:value-type="string">
            <text:p>A new state-space dynamic neural network (SSDNN) method is presented to model the transient behaviors of high-speed nonlinear circuits. The proposed technique extends the existing dynamic neural network (DNN) approach into a more generalized and robust formulation. A training algorithm exploiting the adjoint sensitivity computation is developed to enable SSDNN to efficiently learn from the transient input and output waveform data without relying on the circuit internal details. An exact representation is derived to convert the proposed SSDNN into circuit format such that the trained SSDNN model can be conveniently used in SPICE-like circuit simulators. The validity of the proposed technique is demonstrated through the transient modeling of high-speed driver/receiver circuits.</text:p>
          </table:table-cell>
        </table:table-row>
        <table:table-row table:style-name="ro1">
          <table:table-cell office:value-type="string" calcext:value-type="string">
            <text:p>An adjoint dynamic neural network technique for exact sensitivities in nonlinear transient modeling and high-speed interconnect design</text:p>
          </table:table-cell>
          <table:table-cell office:value-type="string" calcext:value-type="string">
            <text:p>We propose a new adjoint dynamic neural network (ADNN) technique aimed at enhancing computer-aided design (CAD) of high-speed VLSI modules. A novel formulation for exact sensitivities is derived employing Lagrange functions approach, and by defining an adjoint of a dynamic neural network (DNN), for the first time. The proposed ADNN is a dynamic model that we solve using integration backwards through time. One ADNN solution can be used to efficiently compute exact sensitivities of the corresponding DNN with respect to all its parameters. Using these sensitivities, we developed a training algorithm that facilitates DNN learning of nonlinear transients directly from continuous time-domain waveform data. Resulting accurate and fast DNN models can be straightaway used for carrying out high-speed VLSI CAD in SPICE-like time-domain environment. The technique can also speed-up physics-based nonlinear circuit CAD through faster sensitivity computations. Applications of the proposed ADNN technique in transient modeling and nonlinear design are demonstrated through high-speed interconnect driver examples.</text:p>
          </table:table-cell>
        </table:table-row>
        <table:table-row table:style-name="ro1">
          <table:table-cell office:value-type="string" calcext:value-type="string">
            <text:p>RD-CNN for driving a 2-D conveyor belt via memory shape alloys</text:p>
          </table:table-cell>
          <table:table-cell office:value-type="string" calcext:value-type="string">
            <text:p>The paper proposes a two-dimensional conveyor belt controlled by using an analog neural processing approach. A particular Cellular Neural Networks (CNN), named Reaction-Diffusion CNN (RD-CNN), is adopted to generate wave propagation phenomena. These waves can propagate on the conveyor belt plane (an elastic membrane) moving an object on it. The adopted actuator is a shape memory alloy such as nitinol. A neural network identification approach was adopted to characterize the membrane model. It is shown how both thermal and timing nitinol behaviors are very similar to the slow-fast dynamics exhibited by a RD-CNN allowing an appropriate driver system to be designed. © 2002 Elsevier Science Ltd. All rights reserved.</text:p>
          </table:table-cell>
        </table:table-row>
        <table:table-row table:style-name="ro1">
          <table:table-cell office:value-type="string" calcext:value-type="string">
            <text:p>Quantum-dot cellular automata: Computing with coupled quantum dots</text:p>
          </table:table-cell>
          <table:table-cell office:value-type="string" calcext:value-type="string">
            <text:p>We discuss novel nanoelectronic architecture paradigms based on cells composed of coupled quantum-dots. Boolean logic functions may be implemented in specific arrays of cells representing binary information, the so-called quantum-dot cellular automata (QCA). Cells may also be viewed as carrying analogue information and we outline a network-theoretic description of such quantum-dot nonlinear networks (Q-CNN). In addition, we discuss possible realizations of these structures in a variety of semiconductor systems (including GaAs/AlGaAs, Si/SiGe, and Si/SiO2), rings of metallic tunnel junctions, and candidates for molecular implementations. We report the experimental demonstration of all the necessary elements of a QCA cell, including direct measurement of the charge polarization of a double-dot system, and direct control of the polarization of those dots via single electron transitions in driver dots. Our experiments are the first demonstration of a single electron controlled by single electrons. © 1999 Taylor and Francis Group, LLC.</text:p>
          </table:table-cell>
        </table:table-row>
        <table:table-row table:style-name="ro1">
          <table:table-cell office:value-type="string" calcext:value-type="string">
            <text:p>Modeling the deep space network costs for future space missions by using major cost drivers</text:p>
          </table:table-cell>
          <table:table-cell office:value-type="string" calcext:value-type="string">
            <text:p>This paper develops a cost model to do long range planning cost estimates for Deep Space Network (DSN) support of future space missions. The model is a function of eight major mission cost drivers such as uplink frequency upgrade (U/L), telemetry upgrade (TEL) and antenna gain/noise temperature (G/T) upgrade. This paper focuses on the costs required to modify and/or enhance the DSN to prepare for supporting future space missions. Two models are derived from actual cost data from three space missions: Voyager (Uranus), Voyager (Neptune), and Magellan. Model A allows you to estimate the total cost, and Model B allows you to estimate the time profile cost and total cost for DSN support of a similar future space mission. The models were back tested against the total cost and the time profile cost for DSN support of three projects, Voyager (U), Voyager (N) and Magellan, and gave cost estimates which range from 17% below to 19% above actual costs for Model A, and 22.5% below to 17.5% above for Model B. The total cost Model A was also applied to estimate the total costs for DSN support of two other independent projects: Mariner Jupiter/Satum (MJS - later became Voyager), and Viking. This model gave total cost estimates for DSN support which range from 15% to 4% above actual total costs for MJS and Viking, respectively. © 1992.</text:p>
          </table:table-cell>
        </table:table-row>
      </table:table>
      <table:table table:name="123" table:style-name="ta1">
        <table:table-column table:style-name="co1" table:default-cell-style-name="ce1"/>
        <table:table-column table:style-name="co1" table:default-cell-style-name="ce4"/>
        <table:table-row table:style-name="ro2">
          <table:table-cell office:value-type="string" calcext:value-type="string">
            <text:p>Title</text:p>
          </table:table-cell>
          <table:table-cell table:style-name="ce3" office:value-type="string" calcext:value-type="string">
            <text:p>Abstract</text:p>
          </table:table-cell>
        </table:table-row>
        <table:table-row table:style-name="ro1">
          <table:table-cell office:value-type="string" calcext:value-type="string">
            <text:p>A big data based deep learning approach for vehicle speed prediction</text:p>
          </table:table-cell>
          <table:table-cell office:value-type="string" calcext:value-type="string">
            <text:p>Vehicle speed prediction plays an important role in Data-Driven Intelligent Transportation System (D2ITS) and electric vehicle energy management. Accurately predicting vehicle speed for an individual trip is a challenging topic because vehicle speed is subjected to various factors such as route types, route curvature, driver behavior, weather and traffic condition. A big data based deep learning vehicle speed prediction algorithm featuring big data analytics and Adaptive Neuro-Fuzzy Inference System (ANFIS) is presented in this paper. Big data analytics examines copious amounts of speed related data to identify the pattern and correlation between input factors and vehicle speed. ANFIS model is constructed and configured, based on the analytics. The proposed speed prediction algorithm is trained and evaluated using the actual driving data collected by one test driver. Experiment results indicate that the proposed algorithm is capable of accurately predicting vehicle speed for both freeway and urban traffic networks. © 2017 IEEE.</text:p>
          </table:table-cell>
        </table:table-row>
        <table:table-row table:style-name="ro1">
          <table:table-cell office:value-type="string" calcext:value-type="string">
            <text:p>A Computer-Aided Decision Support System for Detection and Localization of Cutaneous Vasculature in Dermoscopy Images Via Deep Feature Learning</text:p>
          </table:table-cell>
          <table:table-cell office:value-type="string" calcext:value-type="string">
            <text:p>Vascular structures of skin are important biomarkers in diagnosis and assessment of cutaneous conditions. Presence and distribution of lesional vessels are associated with specific abnormalities. Therefore, detection and localization of cutaneous vessels provide critical information towards diagnosis and stage status of diseases. However, cutaneous vessels are highly variable in shape, size, color and architecture, which complicate the detection task. Considering the large variability of these structures, conventional vessel detection techniques lack the generalizability to detect different vessel types and require separate algorithms to be designed for each type. Furthermore, such techniques are highly dependent on precise hand-crafted features which are time-consuming and computationally inefficient. As a solution, we propose a data-driven feature learning framework based on stacked sparse auto-encoders (SSAE) for comprehensive detection of cutaneous vessels. Each training image is divided into small patches of either containing or non-containing vasculature. A multilayer SSAE is designed to learn hidden features of the data in hierarchical layers in an unsupervised manner. The high-level learned features are subsequently fed into a classifier which categorizes each patch into absence or presence of vasculature and localizes vessels within the lesion. Over a test set of 3095 patches derived from 200 images, the proposed framework demonstrated superior performance of 95.4% detection accuracy over a variety of vessel patterns; outperforming other techniques by achieving the highest positive predictive value of 94.7%. The proposed Computer-Aided Diagnosis (CAD) framework can serve as a decision support system assisting dermatologists for more accurate diagnosis, especially in teledermatology applications in remote areas. © 2018, Springer Science+Business Media, LLC, part of Springer Nature.</text:p>
          </table:table-cell>
        </table:table-row>
        <table:table-row table:style-name="ro1">
          <table:table-cell office:value-type="string" calcext:value-type="string">
            <text:p>A data-driven method based on deep belief networks for backlash error prediction in machining centers</text:p>
          </table:table-cell>
          <table:table-cell office:value-type="string" calcext:value-type="string">
            <text:p>Backlash error occurs in a machining center may lead to a series of changes in the geometry of the components and subsequently deteriorate the overall performance of the equipment. Due to the uncertainty of mechanical wear between kinematic pairs, it is challenging to predict backlash error through physical models directly. An alternative method is to leverage data-driven models to map the degradation. This paper proposes a data-driven method for backlash error predication through Deep Belief Network (DBN). The proposed method focuses on the assessment of both current and future geometric errors for backlash error prediction and subsequent maintenance in machining centers. During the process of prognosis, a DBN via stacking Restricted Boltzmann Machines is constructed for backlash error prediction. Energy-based models enable DBN to mine information hidden behind highly coupled inputs, which makes DBN a feasible method for fault diagnosis and prognosis when the target condition is beyond the historical data. In the experiment, to confirm the effectiveness of deep learning for backlash error prediction, similar popular regression methods, including Support Vector Machine Regression and Back Propagation Neural Network, are employed to present a comprehensive comparison in both diagnosis and prognosis. The experimental results show that the performances of all these regression methods are acceptable in the diagnostic stage. In the prognostic stage, DBN demonstrates its superiority and significantly outperforms the other models for backlash error prediction in machining centers. © 2017 Springer Science+Business Media, LLC, part of Springer Nature</text:p>
          </table:table-cell>
        </table:table-row>
        <table:table-row table:style-name="ro1">
          <table:table-cell office:value-type="string" calcext:value-type="string">
            <text:p>A Data-Driven Model of Tonal Chord Sequence Complexity</text:p>
          </table:table-cell>
          <table:table-cell office:value-type="string" calcext:value-type="string">
            <text:p>We present a compound language model of tonal chord sequences, and evaluate its capability to estimate perceived harmonic complexity. In order to build the compound model, we trained three different models: prediction by partial matching, a hidden Markov model and a deep recurrent neural network on a novel large dataset containing half a million annotated chord sequences. We describe the training process and propose an interpretation of the harmonic patterns that are learned by the hidden states of these models. We use the compound model to generate new chord sequences and estimate their probability, which we then relate to perceived harmonic complexity. In order to collect subjective ratings of complexity, we devised a listening test comprising two different experiments. In the first, subjects choose the more complex chord sequence between two. In the second, subjects rate with a continuous scale the complexity of a single chord sequence. The results of both experiments show a strong relation between negative log probability, given by our language model, and the perceived complexity ratings. The relation is stronger for subjects with high musical sophistication index, acquired through the GoldMSI standard questionnaire. The analysis of the results also includes the preference ratings that have been collected along with the complexity ratings; a weak negative correlation emerged between preference and log probability. © 2014 IEEE.</text:p>
          </table:table-cell>
        </table:table-row>
        <table:table-row table:style-name="ro1">
          <table:table-cell office:value-type="string" calcext:value-type="string">
            <text:p>A dataset for activity recognition in an unmodified kitchen using smart-watch accelerometers</text:p>
          </table:table-cell>
          <table:table-cell office:value-type="string" calcext:value-type="string">
            <text:p>Activity recognition from smart devices and wearable sensors is an active area of research due to the widespread adoption of smart devices and the benefits it provide for supporting people in their daily lives. Many of the available datasets for fine-grained primitive activity recognition focus on locomotion or sports activities with less emphasis on real-world day-to-day behavior. This paper presents a new dataset for activity recognition in a realistic unmodified kitchen environment. Data was collected using only smart-watches from 10 lay participants while they prepared food in an unmodified rented kitchen. The paper also providing baseline performance measures for different classifiers on this dataset. Moreover, a deep feature learning system and more traditional statistical features based approaches are compared. This analysis shows that - for all evaluation criteria - data-driven feature learning allows the classifier to achieve best performance compared with hand-crafted features. Copyright © 2017 ACM</text:p>
          </table:table-cell>
        </table:table-row>
        <table:table-row table:style-name="ro1">
          <table:table-cell office:value-type="string" calcext:value-type="string">
            <text:p>A deep learning approach to detect distracted drivers using a mobile phone</text:p>
          </table:table-cell>
          <table:table-cell office:value-type="string" calcext:value-type="string">
            <text:p>Detect distracted driver is an essential factor to maintain road safety and avoid the risk of accidents and deaths. Studies of the World Health Organization shows that the distraction caused by mobile phones can increase the crash risk by up to 400%. This paper proposes a convolutional neural network that is able to monitor drivers video surveillance, more specifically detect and classify when the driver is using a cell phone. The experiments show an impressive accuracy, achieving up 99% of accuracy detecting distracted driver. © Springer International Publishing AG 2017.</text:p>
          </table:table-cell>
        </table:table-row>
        <table:table-row table:style-name="ro1">
          <table:table-cell office:value-type="string" calcext:value-type="string">
            <text:p>A Deep Neural Network-Driven Feature Learning Method for Multi-view Facial Expression Recognition</text:p>
          </table:table-cell>
          <table:table-cell office:value-type="string" calcext:value-type="string">
            <text:p>In this paper, a novel deep neural network (DNN)-driven feature learning method is proposed and applied to multi-view facial expression recognition (FER). In this method, scale invariant feature transform (SIFT) features corresponding to a set of landmark points are first extracted from each facial image. Then, a feature matrix consisting of the extracted SIFT feature vectors is used as input data and sent to a well-designed DNN model for learning optimal discriminative features for expression classification. The proposed DNN model employs several layers to characterize the corresponding relationship between the SIFT feature vectors and their corresponding high-level semantic information. By training the DNN model, we are able to learn a set of optimal features that are well suitable for classifying the facial expressions across different facial views. To evaluate the effectiveness of the proposed method, two nonfrontal facial expression databases, namely BU-3DFE and Multi-PIE, are respectively used to testify our method and the experimental results show that our algorithm outperforms the state-of-the-art methods. © 2016 IEEE.</text:p>
          </table:table-cell>
        </table:table-row>
        <table:table-row table:style-name="ro1">
          <table:table-cell office:value-type="string" calcext:value-type="string">
            <text:p>A framework for evaluating aggressive driving behaviors based on in-vehicle driving records</text:p>
          </table:table-cell>
          <table:table-cell office:value-type="string" calcext:value-type="string">
            <text:p>Driving behavior is how drivers respond to actual driving environments and a major factor for road traffic safety. Recent advances in in-vehicle sensors facilitate continuous monitoring of driving behaviors; large-scale driving data have been accumulated. This study develops a framework to evaluate large-scale driving records and to establish clusters that can be used to identify potentially aggressive driving behaviors. The framework employs three steps of data analytic methods: abrupt change detection to extract meaningful driving events from raw data, feature extraction using an auto-encoder, and two-level clustering. This framework is applied to real driving data that were obtained from 43 taxis in Korean metropolitan cities. The application shows that the framework can characterize driving patterns from large-scale driving records and identify clusters with high potential for aggressive driving. The findings imply that the outcome clusters represent the norm of driving behavior and thus can be used as a reference in diagnosing other drivers' behavior. © 2017 Elsevier Ltd.</text:p>
          </table:table-cell>
        </table:table-row>
        <table:table-row table:style-name="ro1">
          <table:table-cell office:value-type="string" calcext:value-type="string">
            <text:p>A Hierarchical Fused Fuzzy Deep Neural Network for Data Classification</text:p>
          </table:table-cell>
          <table:table-cell office:value-type="string" calcext:value-type="string">
            <text:p>Deep learning (DL) is an emerging and powerful paradigm that allows large-scale task-driven feature learning from big data. However, typical DL is a fully deterministic model that sheds no light on data uncertainty reductions. In this paper, we show how to introduce the concepts of fuzzy learning into DL to overcome the shortcomings of fixed representation. The bulk of the proposed fuzzy system is a hierarchical deep neural network that derives information from both fuzzy and neural representations. Then, the knowledge learnt from these two respective views are fused altogether forming the final data representation to be classified. The effectiveness of the model is verified on three practical tasks of image categorization, high-frequency financial data prediction and brain MRI segmentation that all contain high level of uncertainties in the raw data. The fuzzy dDL paradigm greatly outperforms other nonfuzzy and shallow learning approaches on these tasks. © 2016 IEEE.</text:p>
          </table:table-cell>
        </table:table-row>
        <table:table-row table:style-name="ro1">
          <table:table-cell office:value-type="string" calcext:value-type="string">
            <text:p>A hybrid Bayesian Network approach to detect driver cognitive distraction</text:p>
          </table:table-cell>
          <table:table-cell office:value-type="string" calcext:value-type="string">
            <text:p>Driver cognitive distraction (e.g., hand-free cell phone conversation) can lead to unapparent, but detrimental, impairment to driving safety. Detecting cognitive distraction represents an important function for driver distraction mitigation systems. We developed a layered algorithm that integrated two data mining methods-Dynamic Bayesian Network (DBN) and supervised clustering-to detect cognitive distraction using eye movement and driving performance measures. In this study, the algorithm was trained and tested with the data collected in a simulator-based study, where drivers drove either with or without an auditory secondary task. We calculated 19 distraction indicators and defined cognitive distraction using the experimental condition (i.e., "distraction" as in the drives with the secondary task, and "no distraction" as in the drives without the secondary task). We compared the layered algorithm with previously developed DBN and Support Vector Machine (SVM) algorithms. The results showed that the layered algorithm achieved comparable prediction performance as the two alternatives. Nonetheless, the layered algorithm shortened training and prediction time compared to the original DBN because supervised clustering improved computational efficiency by reducing the number of inputs for DBNs. Moreover, the supervised clustering of the layered algorithm revealed rich information on the relationship between driver cognitive state and performance. This study demonstrates that the layered algorithm can capitalize on the best attributes of component data mining methods and can identify human cognitive state efficiently. The study also shows the value in considering the supervised clustering method as an approach to feature reduction in data mining applications. © 2013 The Authors.</text:p>
          </table:table-cell>
        </table:table-row>
        <table:table-row table:style-name="ro1">
          <table:table-cell office:value-type="string" calcext:value-type="string">
            <text:p>A hybrid convolutional neural networks with extreme learning machine for WCE image classification</text:p>
          </table:table-cell>
          <table:table-cell office:value-type="string" calcext:value-type="string">
            <text:p>Wireless Capsule Endoscopy (WCE) is considered as a promising technology for non-invasive gastrointestinal disease examination. This paper studies the classification problem of the digestive organs for wireless capsule endoscopy (WCE) images aiming at saving the review time of doctors. Our previous study has proved the Convolutional Neural Networks (CNN)-based WCE classification system is able to achieve 95% classification accuracy in average, but it is difficult to further improve the classification accuracy owing to the variations of individuals and the complex digestive tract circumstance. Research shows that there are two possible approaches to improve classification accuracy: to extract more discriminative image features and to employ a more powerful classifier. In this paper, we propose to design a WCE classification system by a hybrid CNN with Extreme Learning Machine (ELM). In our approach, we construct the CNN as a data-driven feature extractor and the cascaded ELM as a strong classifier instead of the conventional used full-connection classifier in deep CNN classification system. Moreover, to improve the convergence and classification capability of ELM under supervision manner, a new initialization is employed. Our developed WCE image classification system is named as HCNN-NELM. With about 1 million real WCE images (25 examinations), intensive experiments are conducted to evaluate its performance. Results illustrate its superior performance compared to traditional classification methods and conventional CNN-based method, where about 97.25% classification accuracy can be achieved in average. © 2015 IEEE.</text:p>
          </table:table-cell>
        </table:table-row>
        <table:table-row table:style-name="ro1">
          <table:table-cell office:value-type="string" calcext:value-type="string">
            <text:p>A multiscale multi-permeability poroplasticity model linked by recursive homogenizations and deep learning</text:p>
          </table:table-cell>
          <table:table-cell office:value-type="string" calcext:value-type="string">
            <text:p>Many geological materials, such as shale, mudstone, carbonate rock, limestone and rock salt are multi-porosity porous media in which pores of different scales may co-exist in the host matrix. When fractures propagate in these multi-porosity materials, these pores may enlarge and coalesce and therefore change the magnitude and the principal directions of the effective permeability tensors. The pore-fluid inside the cracks and the pores of host matrix may interact and exchange fluid mass, but the difference in hydraulic properties of these pores often means that a single homogenized effective permeability tensor field is insufficient to characterize the evolving hydraulic properties of these materials at smaller time scale. Furthermore, the complexity of the hydro-mechanical coupling process and the induced mechanical and hydraulic anisotropy originated from the micro-fracture and plasticity at grain scale also makes it difficult to propose, implement and validate separated macroscopic constitutive laws for numerical simulations. This article presents a hybrid data-driven method designed to capture the multiscale hydro-mechanical coupling effect of porous media with pores of various different sizes. At each scale, data-driven models generated from supervised machine learning are hybridized with classical constitutive laws in a directed graph that represents the numerical models. By using sub-scale simulations to generate database to train material models, an offline homogenization procedure is used to replace the up-scaling procedure to generate cohesive laws for localized physical discontinuities at both grain and specimen scales. Through a proper homogenization procedure that preserves spatial length scales, the proposed method enables field-scale simulations to gather insights from meso-scale and grain-scale micro-structural attributes. This method is proven to be much more computationally efficient than the classical DEM–FEM or FEM2 approach while at the same time more robust and flexible than the classical surrogate modeling approach. Due to the usage of bridging-scale technique, the proposed model may provide multiple opportunities to incorporate different types of simulations and experimental data across different length scales for machine learning. Numerical issues will also be discussed. © 2018 Elsevier B.V.</text:p>
          </table:table-cell>
        </table:table-row>
        <table:table-row table:style-name="ro1">
          <table:table-cell office:value-type="string" calcext:value-type="string">
            <text:p>A neural network-based autonomous articulated vehicle system considering driver behavior</text:p>
          </table:table-cell>
          <table:table-cell office:value-type="string" calcext:value-type="string">
            <text:p>In view of the steering characteristics of articulated dump trucks, an autonomous articulated vehicle system is proposed based on neural networks and by considering driver behaviors. First, a sensor collecting system based on the laser radar and the angular transducer is established, and an articulated vehicle kinematics model and a dynamics model of articulated dump trucks are constructed by analyzing the steering characteristics of articulated dump trucks. Then, by using the ADAMS software, a dynamic model of the trucks is constructed to perform a steady state test. Moreover, a driver model of the artificial neural network control algorithm is constructed based on the optimal preview control, and it is verified by an Adams-Matlab/Simulink co-simulation. Finally, this control model is also verified by establishing a simulation ground tunnel to perform the straight-road-return and curve-road-following tests. The results show that, when the constructed control model is applied to the variable curvature road, the lateral position error is less than 10% of the passable distance, and 90% of the course angle deviation is optimized, which indicates that the constructed control model has a high convergence speed, a good steady state and an excellent unmanned driving performance. © 2016, Editorial Department, Journal of South China University of Technology. All right reserved.</text:p>
          </table:table-cell>
        </table:table-row>
        <table:table-row table:style-name="ro1">
          <table:table-cell office:value-type="string" calcext:value-type="string">
            <text:p>A new variance-based approach for discriminative feature extraction in machine hearing classification using spectrogram features</text:p>
          </table:table-cell>
          <table:table-cell office:value-type="string" calcext:value-type="string">
            <text:p>Machine hearing is an emerging research field that is analogous to machine vision in that it aims to equip computers with the ability to hear and recognise a variety of sounds. It is a key enabler of natural human-computer speech interfacing, as well as in areas such as automated security surveillance, environmental monitoring, smart homes/buildings/cities. Recent advances in machine learning allow current systems to accurately recognise a diverse range of sounds under controlled conditions. However doing so in real-world noisy conditions remains a challenging task. Several front-end feature extraction methods have been used for machine hearing, employing speech recognition features like MFCC and PLP, as well as image-like features such as AIM and SIF. The best choice of feature is found to be dependent upon the noise environment and machine learning techniques used. Machine learning methods such as deep neural networks have been shown capable of inferring discriminative classification rules from less structured front-end features in related domains. In the machine hearing field, spectrogram image features have recently shown good performance for noise-corrupted classification using deep neural networks. However there are many methods of extracting features from spectrograms. This paper explores a novel data-driven feature extraction method that uses variance-based criteria to define spectral pooling of features from spectrograms. The proposed method, based on maximising the pooled spectral variance of foreground and background sound models, is shown to achieve very good performance for robust classification. © 2016 Elsevier Inc. All rights reserved.</text:p>
          </table:table-cell>
        </table:table-row>
        <table:table-row table:style-name="ro1">
          <table:table-cell office:value-type="string" calcext:value-type="string">
            <text:p>A novel approach to generate a large scale of supervised data for short text sentiment analysis</text:p>
          </table:table-cell>
          <table:table-cell office:value-type="string" calcext:value-type="string">
            <text:p>As for the complexity of language structure, the semantic structure, and the relative scarcity of labeled data and context information, sentiment analysis has been regarded as a challenging task in Natural Language Processing especially in the field of short-text processing. Deep learning model need a large scale of training data to overcome data sparseness and the over-fitting problem, we propose multi-granularity text-oriented data augmentation technologies to generate large-scale artificial data for training model, which is compared with Generative adversarial network(GAN). In this paper, a novel hybrid neural network model architecture(LSCNN) was proposed with our data augmentation technology, which is can outperforms many single neural network models. The proposed data augmentation method enhances the generalization ability of the proposed model. Experiment results show that the proposed data augmentation method in combination with the neural networks model can achieve astonishing performance without any handcrafted features on sentiment analysis or short text classification. It was validated on a Chinese on-line comment dataset and Chinese news headline corpus, and outperforms many state-of-the-art models. Evidence shows that the proposed data argumentation technology can obtain more accurate distribution representation from data for deep learning, which improves the generalization characteristics of the extracted features. The combination of the data argumentation technology and LSCNN fusion model is well suited to short text sentiment analysis, especially on small scale corpus. © 2018 Springer Science+Business Media, LLC, part of Springer Nature</text:p>
          </table:table-cell>
        </table:table-row>
        <table:table-row table:style-name="ro1">
          <table:table-cell office:value-type="string" calcext:value-type="string">
            <text:p>A novel knowledge-driven systems biology approach for phenotype prediction upon genetic intervention</text:p>
          </table:table-cell>
          <table:table-cell office:value-type="string" calcext:value-type="string">
            <text:p>Deciphering the biological networks underlying complex phenotypic traits, e.g., human disease is undoubtedly crucial to understand the underlying molecular mechanisms and to develop effective therapeutics. Due to the network complexity and the relatively small number of available experiments, data-driven modeling is a great challenge for deducing the functions of genes/proteins in the network and in phenotype formation. We propose a novel knowledge-driven systems biology method that utilizes qualitative knowledge to construct a Dynamic Bayesian network (DBN) to represent the biological network underlying a specific phenotype. Edges in this network depict physical interactions between genes and/or proteins. A qualitative knowledge model first translates typical molecular interactions into constraints when resolving the DBN structure and parameters. Therefore, the uncertainty of the network is restricted to a subset of models which are consistent with the qualitative knowledge. All models satisfying the constraints are considered as candidates for the underlying network. These consistent models are used to perform quantitative inference. By in silico inference, we can predict phenotypic traits upon genetic interventions and perturbing in the network. We applied our method to analyze the puzzling mechanism of breast cancer cell proliferation network and we accurately predicted cancer cell growth rate upon manipulating (anti)cancerous marker genes/proteins. © 2006 IEEE.</text:p>
          </table:table-cell>
        </table:table-row>
        <table:table-row table:style-name="ro1">
          <table:table-cell office:value-type="string" calcext:value-type="string">
            <text:p>A rule-based neural network approach to model driver naturalistic behavior in traffic</text:p>
          </table:table-cell>
          <table:table-cell office:value-type="string" calcext:value-type="string">
            <text:p>This paper proposes a rule-based neural network model to simulate driver behavior in terms of longitudinal and lateral actions in two driving situations, namely car-following situation and safety critical events. A fuzzy rule based neural network is constructed to obtain driver individual driving rules from their vehicle trajectory data. A machine learning method reinforcement learning is used to train the neural network such that the neural network can mimic driving behavior of individual drivers. Vehicle actions by neural network are compared to actions from naturalistic data. Furthermore, this paper applies the proposed method to analyze the heterogeneities of driving behavior from different drivers' data.Driving data in the two driving situations are extracted from Naturalistic Truck Driving Study and Naturalistic Car Driving Study databases provided by the Virginia Tech Transportation Institute according to pre-defined criteria. Driving actions were recorded in instrumented vehicles that have been equipped with specialized sensing, processing, and recording equipment. © 2012 Elsevier Ltd.</text:p>
          </table:table-cell>
        </table:table-row>
        <table:table-row table:style-name="ro1">
          <table:table-cell office:value-type="string" calcext:value-type="string">
            <text:p>Adding Intelligence to Cars Using the Neural Knowledge DNA</text:p>
          </table:table-cell>
          <table:table-cell office:value-type="string" calcext:value-type="string">
            <text:p>In this paper, we propose a Neural Knowledge DNA (NK-DNA)-based framework that is capable of learning from the car’s daily operations and reusing such learned knowledge in future tasks. The NK-DNA is a novel knowledge representation and reasoning approach designed to support discovering, storing, reusing, improving, and sharing knowledge among machines and computing devices. We examine our framework for drivers’ classification based on their driving behaviors. The experimental data are collected via smartphone sensors. The initial results are presented, and the direction for our future research is defined. © 2017 Taylor &amp; Francis.</text:p>
          </table:table-cell>
        </table:table-row>
        <table:table-row table:style-name="ro1">
          <table:table-cell office:value-type="string" calcext:value-type="string">
            <text:p>Advanced data-driven prediction models for BOF endpoint detection</text:p>
          </table:table-cell>
          <table:table-cell office:value-type="string" calcext:value-type="string">
            <text:p>With increasing computing power, data storage capacity, advanced algorithms and innovative sensor technologies it is today possible to approach the BOF process from another point of view: machine learning models and Data-driven Prediction Models (DdPM). These approaches process large amounts of data to predict the BOF process conditions, e. g. temperature, carbon and phosphorus content of the melt at the end-of-blow (EOB). In a cooperative effort between SMS group and ArcelorMittal Gent, a detailed study based on approx. 10,000 BOF heats has been carried out. The target values of the investigation were chosen to be melt temperature TEOB and carbon content [%C]EOB-In an off-line analysis, different strategies for preprocessing and validation were employed in combination with several supervised learning approaches (e. g. Bayesian regression, Support Vector Machine (SVM), deep neural networks (DNN)) as well as different learning schemes (e. g. sliding learning). The data-driven methods can either directly predict the target values TEOB and [%C]EOB or predict deviations from the already existing metallurgical model to improve the prediction accuracy. The metallurgical model is based on known physical and chemical correlations, i.e. mass balance, energy balance, and empirical/statistical equations. It could be assessed that the DdPM model provides higher prediction accuracy as compared to the conventional metallurgical model. One aim of using offline DdPM approaches is to gain a better understanding of influencing factors such as scrap type, lance pattern, bottom stirring rate etc., to detect drifts or shifts in the process and to improve the metallurgical model. In a next step, the DdPM approach is to be incorporated in the online BOF process control in order to improve the accuracy in reaching the desired melt temperature. The paper summarizes fundamental R&amp;amp;D work of the partners, focuses on the applied mathematical models and shows DdPM potentials. © 2017 by AIST.</text:p>
          </table:table-cell>
        </table:table-row>
        <table:table-row table:style-name="ro1">
          <table:table-cell office:value-type="string" calcext:value-type="string">
            <text:p>Analysis of driving skills based on deep learning using stacked autoencoders</text:p>
          </table:table-cell>
          <table:table-cell office:value-type="string" calcext:value-type="string">
            <text:p>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8, Institute of Advanced Engineering and Science. All rights reserved.</text:p>
          </table:table-cell>
        </table:table-row>
        <table:table-row table:style-name="ro1">
          <table:table-cell office:value-type="string" calcext:value-type="string">
            <text:p>Analysis of Recurrent Neural Networks for Probabilistic Modeling of Driver Behavior</text:p>
          </table:table-cell>
          <table:table-cell office:value-type="string" calcext:value-type="string">
            <text:p>The validity of any traffic simulation model depends on its ability to generate representative driver acceleration profiles. This paper studies the effectiveness of recurrent neural networks in predicting the acceleration distributions for car following on highways. The long short-term memory recurrent networks are trained and used to propagate the simulated vehicle trajectories over 10-s horizons. On the basis of several performance metrics, the recurrent networks are shown to generally match or outperform baseline methods in replicating driver behavior, including smoothness and oscillatory characteristics present in real trajectories. This paper reveals that the strong performance is due to the ability of the recurrent network to identify recent trends in the ego-vehicle's state, and recurrent networks are shown to perform as, well as feedforward networks with longer histories as inputs. © 2000-2011 IEEE.</text:p>
          </table:table-cell>
        </table:table-row>
        <table:table-row table:style-name="ro1">
          <table:table-cell office:value-type="string" calcext:value-type="string">
            <text:p>Applications of deep learning for smart water networks</text:p>
          </table:table-cell>
          <table:table-cell office:value-type="string" calcext:value-type="string">
            <text:p>Deep Learning (DL) is the state-of-art paradigm of Artificial Neural Network (ANN) computing. It is a new breakthrough in machine learning, and differentiates from the conventional or shallow learning algorithms by emulating the six-layer human neocortex, which is unique for human brain containing billions of interconnected neurons. Unlike canonical ANN, DL is capable of self-learning data features by mimicking the self-learning functions layer by layer in human cortex and creating a data-driven model with the given dataset. This paper reports the initial applications of deep learning for simulation, optimization and operation control of water distribution systems. It elaborates the development of efficient deep learning framework with potential applications of facilitating the data fusion, system simulation and predictive analysis, detection of abnormal events from the recorded time series data (pressures, flows and consumptions etc.), water usage prediction, construction of a meta-model as a surrogate to the physics-based models (hydraulic and water quality), and acceleration of the solution search for smart water distribution management, which aims at improving operation efficiency, reducing carbon footprint, and exceling customers' expectation. © 2015 The Authors. Published by Elsevier Ltd.</text:p>
          </table:table-cell>
        </table:table-row>
        <table:table-row table:style-name="ro1">
          <table:table-cell office:value-type="string" calcext:value-type="string">
            <text:p>Applying Neural-Symbolic Cognitive Agents in Intelligent Transport Systems to reduce CO&lt;inf&gt;2&lt;/inf&gt; emissions</text:p>
          </table:table-cell>
          <table:table-cell office:value-type="string" calcext:value-type="string">
            <text:p>Providing personalized feedback in Intelligent Transport Systems is a powerful tool for instigating a change in driving behaviour and the reduction of CO&lt;inf&gt;2&lt;/inf&gt; emissions. This requires a system that is capable of detecting driver characteristics from real-time vehicle data. In this paper, we apply the architecture and theory of a Neural-Symbolic Cognitive Agent (NSCA) to effectively learn and reason about observed driving behaviour and related driver characteristics. The NSCA architecture combines neural learning and reasoning with symbolic temporal knowledge representation and is capable of encoding background knowledge, learning new hypotheses from observed data, and inferring new beliefs based on these hypotheses. Furthermore, it deals with uncertainty and errors in the data using a Bayesian inference model, and it scales well to hundreds of thousands of data samples as in the application reported in this paper. We have applied the NSCA in an Intelligent Transport System to reduce CO&lt;inf&gt;2&lt;/inf&gt; emissions as part of an European Union project, called EcoDriver. Results reported in this paper show that the NSCA outperforms the state-of-the-art in this application area, and is applicable to very large data. © 2014 IEEE.</text:p>
          </table:table-cell>
        </table:table-row>
        <table:table-row table:style-name="ro1">
          <table:table-cell office:value-type="string" calcext:value-type="string">
            <text:p>Autoencoder regularized network for driving style representation learning</text:p>
          </table:table-cell>
          <table:table-cell office:value-type="string" calcext:value-type="string">
            <text:p>In this paper, we study learning generalized driving style representations from automobile GPS trip data. We propose a novel Autoencoder Regularized deep neural Network (ARNet) and a trip encoding framework trip2vec to learn drivers' driving styles directly from GPS records, by combining supervised and unsupervised feature learning in a unified architecture. Experiments on a challenging driver number estimation problem and the driver identification problem show that ARNet can learn a good generalized driving style representation: It significantly outperforms existing methods and alternative architectures by reaching the least estimation error on average (0.68, less than one driver) and the highest identification accuracy (by at least 3% improvement) compared with traditional supervised learning methods.</text:p>
          </table:table-cell>
        </table:table-row>
        <table:table-row table:style-name="ro1">
          <table:table-cell office:value-type="string" calcext:value-type="string">
            <text:p>AutoHair: Fully automatic hair modeling from a single image</text:p>
          </table:table-cell>
          <table:table-cell office:value-type="string" calcext:value-type="string">
            <text:p>We introduce AutoHair, the first fully automatic method for 3D hair modeling from a single portrait image, with no user interaction or parameter tuning. Our method efficiently generates complete and high-quality hair geometries, which are comparable to those generated by the state-of-the-art methods, where user interaction is required. The core components of our method are: a novel hierarchical deep neural network for automatic hair segmentation and hair growth direction estimation, trained over an annotated hair image database; and an efficient and automatic data-driven hair matching and modeling algorithm, based on a large set of 3D hair exemplars. We demonstrate the efficacy and robustness of our method on Internet photos, resulting in a database of around 50K 3D hair models and a corresponding hairstyle space that covers a wide variety of real-world hairstyles. We also show novel applications enabled by our method, including 3D hairstyle space navigation and hair-aware image retrieval. © 2016 ACM.</text:p>
          </table:table-cell>
        </table:table-row>
        <table:table-row table:style-name="ro1">
          <table:table-cell office:value-type="string" calcext:value-type="string">
            <text:p>Automated driving by monocular camera using deep mixture of experts</text:p>
          </table:table-cell>
          <table:table-cell office:value-type="string" calcext:value-type="string">
            <text:p>In this paper, we propose a real-Time vision-based filtering algorithm for steering angle estimation in autonomous driving. A novel scene-based particle filtering algorithm is used to estimate and track the steering angle using images obtained from a monocular camera. Highly accurate proposal distributions and likelihood are modeled for the second order particle filter, at the scene-level, using deep learning. For every road scene, an individual proposal distribution and likelihood model is learnt for the corresponding particle filter. The proposal distribution is modeled using a novel long short term memory network-mixture-of-expert-based regression framework. To facilitate the learning of highly accurate proposal distributions, each road scene is partitioned into straight driving, left turning and right turning sub-partitions. Subsequently, each expert in the regression framework accurately model the expert driver's behavior within a specific partition of the given road scene. Owing to the accuracy of the modelled proposal distributions, the steering angle is robustly tracked, even with a limited number of sampled particles. The sampled particles are assigned importance weights using a deep learning-based likelihood. The likelihood is modeled with a convolutional neural network and extra trees-based regression framework, which predicts the steering angle for a given image. We validate our proposed algorithm using multiple sequences. We perform a detailed parameter analysis and a comparative analysis of our proposed algorithm with different baseline algorithms. Experimental results show that the proposed algorithm can robustly track the steering angles with few particles in real-Time even for challenging scenes. © 2017 IEEE.</text:p>
          </table:table-cell>
        </table:table-row>
        <table:table-row table:style-name="ro1">
          <table:table-cell office:value-type="string" calcext:value-type="string">
            <text:p>Automatic detection and classification of regions of FDG uptake in whole-body PET-CT lymphoma studies</text:p>
          </table:table-cell>
          <table:table-cell office:value-type="string" calcext:value-type="string">
            <text:p>[18F]-Fluorodeoxyglucose (FDG) positron emission tomography–computed tomography (PET–CT) scans of lymphoma patients usually show disease involvement as foci of increased radiotracer uptake. Existing methods for detecting abnormalities, model the characteristics of these foci; this is challenging due to the inconsistent shape and localization information about the lesions. Thresholding the degree of FDG uptake is the standard method to separate different sites of involvement. But may fragment sites into smaller regions, and may also incorrectly identify sites of normal physiological FDG uptake and normal FDG excretion (sFEPU) such as the kidneys, bladder, brain and heart. These sFEPU can obscure sites of abnormal uptake, which can make image interpretation problematic. Identifying sFEPU is therefore important for improving the sensitivity of lesion detection and image interpretation. Existing methods to identify sFEPU are inaccurate because they fail to account for the low inter-class differences between sFEPU fragments and their inconsistent localization information. In this study, we address this issue by using a multi-scale superpixel-based encoding (MSE) to group the individual sFEPU fragments into larger regions, thereby, enabling the extraction of highly discriminative image features via domain transferred convolutional neural networks. We then classify there regions into one of the sFEPU classes using a class-driven feature selection and classification model (CFSC) method that avoids overfitting to the most frequently occurring classes. Our experiments on 40 whole-body lymphoma PET-CT studies show that our method achieved better accuracy (an average F-score of 91.73%) compared to existing methods in the classification of sFEPU. © 2016 Elsevier Ltd</text:p>
          </table:table-cell>
        </table:table-row>
        <table:table-row table:style-name="ro1">
          <table:table-cell office:value-type="string" calcext:value-type="string">
            <text:p>Brain-inspired Cognitive Model with Attention for Self-Driving Cars</text:p>
          </table:table-cell>
          <table:table-cell office:value-type="string" calcext:value-type="string">
            <text:p>The perception-driven approach and end-to-end system are two major vision-based frameworks for self-driving cars. However, it is difficult to introduce attention and historical information into the autonomous driving process, which are essential for achieving human-like driving in these two methods. In this study, we propose a novel model for self-driving cars called the brain-inspired cognitive model with attention (CMA). This model comprises three parts: a convolutional neural network for simulating the human visual cortex, a cognitive map to describe the relationships between objects in a complex traffic scene, and a recurrent neural network, which we combine with the real-time updated cognitive map to implement the attention mechanism and long-short term memory. An advantage of our model is that it can accurately solve three tasks simultaneously: 1) detecting the free space and boundaries for the current and adjacent lanes, 2) estimating the distances to obstacles and vehicle attitude, and 3) learning the driving behavior and decision-making process of a human driver. Importantly, the proposed model can accept external navigation instructions during an end-to-end driving process. To evaluate the model, we built a large-scale road-vehicle dataset containing over 40,000 labeled road images captured by three cameras placed on our self-driving car. Moreover, human driving activities and vehicle states were recorded at the same time. IEEE</text:p>
          </table:table-cell>
        </table:table-row>
        <table:table-row table:style-name="ro1">
          <table:table-cell office:value-type="string" calcext:value-type="string">
            <text:p>Central focused convolutional neural networks: Developing a data-driven model for lung nodule segmentation</text:p>
          </table:table-cell>
          <table:table-cell office:value-type="string" calcext:value-type="string">
            <text:p>Accurate lung nodule segmentation from computed tomography (CT) images is of great importance for image-driven lung cancer analysis. However, the heterogeneity of lung nodules and the presence of similar visual characteristics between nodules and their surroundings make it difficult for robust nodule segmentation. In this study, we propose a data-driven model, termed the Central Focused Convolutional Neural Networks (CF-CNN), to segment lung nodules from heterogeneous CT images. Our approach combines two key insights: 1) the proposed model captures a diverse set of nodule-sensitive features from both 3-D and 2-D CT images simultaneously; 2) when classifying an image voxel, the effects of its neighbor voxels can vary according to their spatial locations. We describe this phenomenon by proposing a novel central pooling layer retaining much information on voxel patch center, followed by a multi-scale patch learning strategy. Moreover, we design a weighted sampling to facilitate the model training, where training samples are selected according to their degree of segmentation difficulty. The proposed method has been extensively evaluated on the public LIDC dataset including 893 nodules and an independent dataset with 74 nodules from Guangdong General Hospital (GDGH). We showed that CF-CNN achieved superior segmentation performance with average dice scores of 82.15% and 80.02% for the two datasets respectively. Moreover, we compared our results with the inter-radiologists consistency on LIDC dataset, showing a difference in average dice score of only 1.98%. © 2017</text:p>
          </table:table-cell>
        </table:table-row>
        <table:table-row table:style-name="ro1">
          <table:table-cell office:value-type="string" calcext:value-type="string">
            <text:p>Cognitive and personality determinants of fitness to drive</text:p>
          </table:table-cell>
          <table:table-cell office:value-type="string" calcext:value-type="string">
            <text:p>Despite a wealth of literature supporting the predictive relevance of various driving-related ability and personality traits in predicting different aspects of traffic safety, these predictors have in previous studies been studied in isolation. The present study investigated the utility of combining these predictor variables in the prediction of safe driving behaviour as measured in a standardised driving test. A total of 159 predominately male respondents participated in this study. The respondents completed a standardised test battery measuring the driving-related ability traits reaction speed, perceptual speed, selective and divided attention, resilience of attention and reaction speed, fluid intelligence, and driving-related personality traits such as subjectively accepted level of risk, sensation-seeking, social responsibility, self-control and emotional stability. The incremental validity of these predictor variables was investigated by means of a multivariate logistic regression analysis and artificial neural network. The results indicate that the artificial neural network outperforms the logistic regression analysis, suggesting a more complex relation between psychometric tests and standardised driving tests. The results replicate previous findings with regard to the incremental validity of ability and personality tests and extend them in demonstrating the incremental validity of selected personality measures over and above other driving-related predictor variables. © 2008.</text:p>
          </table:table-cell>
        </table:table-row>
        <table:table-row table:style-name="ro1">
          <table:table-cell office:value-type="string" calcext:value-type="string">
            <text:p>Context-aware driver behavior detection system in intelligent transportation systems</text:p>
          </table:table-cell>
          <table:table-cell office:value-type="string" calcext:value-type="string">
            <text:p>Vehicular ad hoc networks (VANETs) have emerged as an application of mobile ad hoc networks (MANETs), which use dedicated short-range communication (DSRC) to allow vehicles in close proximity to communicate with each other or to communicate with roadside equipment. Applying wireless access technology in vehicular environments has led to the improvement of road safety and a reduction in the number of fatalities caused by road accidents through development of road safety applications and facilitation of information sharing between moving vehicles regarding the road. This paper focuses on developing a novel and nonintrusive driver behavior detection system using a context-aware system in VANETs to detect abnormal behaviors exhibited by drivers and to warn other vehicles on the road to prevent accidents from happening. A five-layer context-aware architecture is proposed, which is able to collect contextual information about the driving environment, to perform reasoning about certain and uncertain contextual information, and to react upon that information. A probabilistic model based on dynamic Bayesian networks (DBNs) in real time, inferring four types of driving behavior (normal, drunk, reckless, and fatigue) by combining contextual information about the driver, the vehicle, and the environment, is presented. The dynamic behavior model can capture the static and the temporal aspects related to the behavior of the driver, thus leading to robust and accurate behavior detection. The evaluation of behavior detection using synthetic data proves the validity of our model and the importance of including contextual information about the driver, the vehicle, and the environment. © 1967-2012 IEEE.</text:p>
          </table:table-cell>
        </table:table-row>
        <table:table-row table:style-name="ro1">
          <table:table-cell office:value-type="string" calcext:value-type="string">
            <text:p>Control-oriented Denoising Autoencoder: Robustified Data-Driven Model Reduction</text:p>
          </table:table-cell>
          <table:table-cell office:value-type="string" calcext:value-type="string">
            <text:p>Controllability quantification and model reduction of complex systems play an important role in many scientific and engineering fields. For this problem, the authors proposed a data-driven method based on statistical learning using neural networks, which we refer to as the control-oriented autoencoder. The important feature is that it is applicable to nonlinear systems, and that a suitable nonlinear projection can be given. For some systems, however, the method is excessively sensitive to computational error. In this paper, we analyze these phenomena from an over-fitting viewpoint, and enhance the robustness via denoising technique. © 2017</text:p>
          </table:table-cell>
        </table:table-row>
        <table:table-row table:style-name="ro1">
          <table:table-cell office:value-type="string" calcext:value-type="string">
            <text:p>Convolutional networks on graphs for learning molecular fingerprints</text:p>
          </table:table-cell>
          <table:table-cell office:value-type="string" calcext:value-type="string">
            <text:p>We introduce a convolutional neural network that operates directly on graphs. These networks allow end-to-end learning of prediction pipelines whose inputs are graphs of arbitrary size and shape. The architecture we present generalizes standard molecular feature extraction methods based on circular fingerprints. We show that these data-driven features are more interpretable, and have better predictive performance on a variety of tasks.</text:p>
          </table:table-cell>
        </table:table-row>
        <table:table-row table:style-name="ro1">
          <table:table-cell office:value-type="string" calcext:value-type="string">
            <text:p>Convolutional neural network-based classification of driver’s emotion during aggressive and smooth driving using multi-modal camera sensors</text:p>
          </table:table-cell>
          <table:table-cell office:value-type="string" calcext:value-type="string">
            <text:p>Because aggressive driving often causes large-scale loss of life and property, techniques for advance detection of adverse driver emotional states have become important for the prevention of aggressive driving behaviors. Previous studies have primarily focused on systems for detecting aggressive driver emotion via smart-phone accelerometers and gyro-sensors, or they focused on methods of detecting physiological signals using electroencephalography (EEG) or electrocardiogram (ECG) sensors. Because EEG and ECG sensors cause discomfort to drivers and can be detached from the driver’s body, it becomes difficult to focus on bio-signals to determine their emotional state. Gyro-sensors and accelerometers depend on the performance of GPS receivers and cannot be used in areas where GPS signals are blocked. Moreover, if driving on a mountain road with many quick turns, a driver’s emotional state can easily be misrecognized as that of an aggressive driver. To resolve these problems, we propose a convolutional neural network (CNN)-based method of detecting emotion to identify aggressive driving using input images of the driver’s face, obtained using near-infrared (NIR) light and thermal camera sensors. In this research, we conducted an experiment using our own database, which provides a high classification accuracy for detecting driver emotion leading to either aggressive or smooth (i.e., relaxed) driving. Our proposed method demonstrates better performance than existing methods. © 2018 by the authors. Licensee MDPI, Basel, Switzerland.</text:p>
          </table:table-cell>
        </table:table-row>
        <table:table-row table:style-name="ro1">
          <table:table-cell office:value-type="string" calcext:value-type="string">
            <text:p>Cooperation based on communication: An approach for an autonomous driving system</text:p>
          </table:table-cell>
          <table:table-cell office:value-type="string" calcext:value-type="string">
            <text:p>Autonomous driving in real road traffic is still an unsolved challenge. While sensor systems and image processing certainly make up a great part of the needed system, intelligent algorithms for the actual driving behaviour must likewise be developed. Communication and cooperation between different vehicles on the road can be a great help for achieving such a system. In the CarTalk2000 project, a new system for inter-vehicle communication is introduced. This system, which allows the generation of wireless ad-hoc networks between all equipped vehicles on the road, can be very efficiently used for driving assistance systems as well as fully autonomous driving systems. The following paper describes the cooperative driving system developed during the project, which enables the autonomous handling of typical freeway situations like lane merging, overtaking up to fully autonomous freeway driving.</text:p>
          </table:table-cell>
        </table:table-row>
        <table:table-row table:style-name="ro1">
          <table:table-cell office:value-type="string" calcext:value-type="string">
            <text:p>Coupled deep autoencoder for single image super-resolution</text:p>
          </table:table-cell>
          <table:table-cell office:value-type="string" calcext:value-type="string">
            <text:p>Sparse coding has been widely applied to learningbased single image super-resolution (SR) and has obtained promising performance by jointly learning effective representations for low-resolution (LR) and high-resolution (HR) image patch pairs. However, the resulting HR images often suffer from ringing, jaggy, and blurring artifacts due to the strong yet ad hoc assumptions that the LR image patch representation is equal to, is linear with, lies on a manifold similar to, or has the same support set as the corresponding HR image patch representation. Motivated by the success of deep learning, we develop a datadriven model coupled deep autoencoder (CDA) for single image SR. CDA is based on a new deep architecture and has high representational capability. CDA simultaneously learns the intrinsic representations of LR and HR image patches and a big-datadriven function that precisely maps these LR representations to their corresponding HR representations. Extensive experimentation demonstrates the superior effectiveness and efficiency of CDA for single image SR compared to other state-of-the-art methods on Set5 and Set14 datasets. © 2015 IEEE.</text:p>
          </table:table-cell>
        </table:table-row>
        <table:table-row table:style-name="ro1">
          <table:table-cell office:value-type="string" calcext:value-type="string">
            <text:p>DarNet: A deep learning solution for distracted driving detection</text:p>
          </table:table-cell>
          <table:table-cell office:value-type="string" calcext:value-type="string">
            <text:p>Distracted driving is known to be the leading cause of motor vehicle accidents. With the increase in the number of IoT devices available within vehicles, there exists an abundance of data for monitoring driver behavior. However, designing a system around this goal presents two key challenges - how to concurrently collect data spanning multiple IoT devices, and how to jointly analyze this multimodal input. To that end, we present a unified data collection and analysis framework, DarNet, capable of detecting and classifying distracted driving behavior. DarNet consists of two primary components: A data collection system and an analytics engine. Our system takes advantage of advances in machine learning (ML) to classify driving behavior based on input sensor data. In our system implementation, we collect image data from an inward facing camera, and Inertial Measurement Unit (IMU) data from a mobile device, both located within the vehicle. Using deep learning techniques, we show that DarNet achieves a Top-1 classification percentage of 87.02% on our collected dataset, significantly outperforming our baseline model of 73.88%. Additionally, we address the privacy concerns associated with collecting image data by presenting an alternative framework designed to operate on down-sampled data which produces a Top-1 classification percentage of 80.00%. © 2017 ACM.</text:p>
          </table:table-cell>
        </table:table-row>
        <table:table-row table:style-name="ro1">
          <table:table-cell office:value-type="string" calcext:value-type="string">
            <text:p>Data-Driven Feature Characterization Techniques for Laser Printer Attribution</text:p>
          </table:table-cell>
          <table:table-cell office:value-type="string" calcext:value-type="string">
            <text:p>Laser printer attribution is an increasing problem with several applications, such as pointing out the ownership of crime proofs and authentication of printed documents. However, as commonly proposed methods for this task are based on custom-tailored features, they are limited by modeling assumptions about printing artifacts. In this paper, we explore solutions able to learn discriminant-printing patterns directly from the available data during an investigation, without any further feature engineering, proposing the first approach based on deep learning to laser printer attribution. This allows us to avoid any prior assumption about printing artifacts that characterize each printer, thus highlighting almost invisible and difficult printer footprints generated during the printing process. The proposed approach merges, in a synergistic fashion, convolutional neural networks (CNNs) applied on multiple representations of multiple data. Multiple representations, generated through different pre-processing operations, enable the use of the small and lightweight CNNs whilst the use of multiple data enable the use of aggregation procedures to better determine the provenance of a document. Experimental results show that the proposed method is robust to noisy data and outperforms existing counterparts in the literature for this problem. © 2017 IEEE.</text:p>
          </table:table-cell>
        </table:table-row>
        <table:table-row table:style-name="ro1">
          <table:table-cell office:value-type="string" calcext:value-type="string">
            <text:p>Data-Driven Fuzzy Modeling Using Restricted Boltzmann Machines and Probability Theory</text:p>
          </table:table-cell>
          <table:table-cell office:value-type="string" calcext:value-type="string">
            <text:p>Fuzzy modeling has many advantages over nonfuzzy methods, such as robustness with respect to uncertainties and less sensitivity to the varying dynamics of nonlinear systems. Data-driven fuzzy modeling needs to extract fuzzy rules from input and output data, and to train the fuzzy parameters of the fuzzy model. This paper takes advantages from deep learning, probability theory, fuzzy modeling, and extreme learning machines (ELMs). Restricted Boltzmann machine (RBM) and probability theory are used to overcome some common problems in data-driven modeling methods. The RBM is modified such that it can be trained with continuous values. A probability-based clustering method is proposed to partition the hidden features from the RBM. The obtained fuzzy rules have probability measurement. ELM and an optimization method are applied to train the fuzzy model. The proposed method is validated with two benchmark problems. IEEE</text:p>
          </table:table-cell>
        </table:table-row>
        <table:table-row table:style-name="ro1">
          <table:table-cell office:value-type="string" calcext:value-type="string">
            <text:p>Data-driven soft sensor development based on deep learning technique</text:p>
          </table:table-cell>
          <table:table-cell office:value-type="string" calcext:value-type="string">
            <text:p>In industrial process control, some product qualities and key variables are always difficult to measure online due to technical or economic limitations. As an effective solution, data-driven soft sensors provide stable and reliable online estimation of these variables based on historical measurements of easy-to-measure process variables. Deep learning, as a novel training strategy for deep neural networks, has recently become a popular data-driven approach in the area of machine learning. In the present study, the deep learning technique is employed to build soft sensors and applied to an industrial case to estimate the heavy diesel 95% cut point of a crude distillation unit (CDU). The comparison of modeling results demonstrates that the deep learning technique is especially suitable for soft sensor modeling because of the following advantages over traditional methods. First, with a complex multi-layer structure, the deep neural network is able to contain richer information and yield improved representation ability compared with traditional data-driven models. Second, deep neural networks are established as latent variable models that help to describe highly correlated process variables. Third, the deep learning is semi-supervised so that all available process data can be utilized. Fourth, the deep learning technique is particularly efficient dealing with massive data in practice. © 2014 Elsevier Ltd.</text:p>
          </table:table-cell>
        </table:table-row>
        <table:table-row table:style-name="ro1">
          <table:table-cell office:value-type="string" calcext:value-type="string">
            <text:p>Deep Boltzmann machines using adaptive temperatures</text:p>
          </table:table-cell>
          <table:table-cell office:value-type="string" calcext:value-type="string">
            <text:p>Deep learning has been considered a hallmark in a number of applications recently. Among those techniques, the ones based on Restricted Boltzmann Machines have attracted a considerable attention, since they are energy-driven models composed of latent variables that aim at learning the probability distribution of the input data. In a nutshell, the training procedure of such models concerns the minimization of the energy of each training sample in order to increase its probability. Therefore, such optimization process needs to be regularized in order to reach the best trade-off between exploitation and exploration. In this work, we propose an adaptive regularization approach based on temperatures, and we show its advantages considering Deep Belief Networks (DBNs) and Deep Boltzmann Machines (DBMs). The proposed approach is evaluated in the context of binary image reconstruction, thus outperforming temperature-fixed DBNs and DBMs. © Springer International Publishing AG 2017.</text:p>
          </table:table-cell>
        </table:table-row>
        <table:table-row table:style-name="ro1">
          <table:table-cell office:value-type="string" calcext:value-type="string">
            <text:p>Deep feature learning with relative distance comparison for person re-identification</text:p>
          </table:table-cell>
          <table:table-cell office:value-type="string" calcext:value-type="string">
            <text:p>Identifying the same individual across different scenes is an important yet difficult task in intelligent video surveillance. Its main difficulty lies in how to preserve similarity of the same person against large appearance and structure variation while discriminating different individuals. In this paper, we present a scalable distance driven feature learning framework based on the deep neural network for person re-identification, and demonstrate its effectiveness to handle the existing challenges. Specifically, given the training images with the class labels (person IDs), we first produce a large number of triplet units, each of which contains three images, i.e. one person with a matched reference and a mismatched reference. Treating the units as the input, we build the convolutional neural network to generate the layered representations, and follow with the L2 distance metric. By means of parameter optimization, our framework tends to maximize the relative distance between the matched pair and the mismatched pair for each triplet unit. Moreover, a nontrivial issue arising with the framework is that the triplet organization cubically enlarges the number of training triplets, as one image can be involved into several triplet units. To overcome this problem, we develop an effective triplet generation scheme and an optimized gradient descent algorithm, making the computational load mainly depend on the number of original images instead of the number of triplets. On several challenging databases, our approach achieves very promising results and outperforms other state-of-the-art approaches. © 2015 Elsevier Ltd. All rights reserved.</text:p>
          </table:table-cell>
        </table:table-row>
        <table:table-row table:style-name="ro1">
          <table:table-cell office:value-type="string" calcext:value-type="string">
            <text:p>Deep learning based traffic direction sign detection and determining driving style</text:p>
          </table:table-cell>
          <table:table-cell office:value-type="string" calcext:value-type="string">
            <text:p>Intelligent automobiles and advanced driver assistance systems (ADAS) are some of the major technological developments that affect human daily life. Today, many studies are being generated to develop state of the art transportation systems. The general objective in these studies is to cope with negative effects of traffic. In this work, our aim is to contribute to the development of ADAS by determining driver behavior and traffic direction sign detection. The data employed are acquired by smartphone sensors, which are accelerometer, gyroscope, GPS, and camera, while the subject car moves between two specific points. The proposed method consists of two simultaneously running algorithms. The first one determines driver maneuvers, and the second one is the deep learning based algorithm that detects traffic direction sign using Convolution Neural Network (CNN). Here, the results of these two simultaneously running algorithms are assessed, and driving type is determined. GPS data is used for synchronization. Consequently, it is determined whether riding style is safe or aggressive, involving in traffic direction sign detection. © 2017 IEEE.</text:p>
          </table:table-cell>
        </table:table-row>
        <table:table-row table:style-name="ro1">
          <table:table-cell office:value-type="string" calcext:value-type="string">
            <text:p>Deep Learning for Health Informatics</text:p>
          </table:table-cell>
          <table:table-cell office:value-type="string" calcext:value-type="string">
            <text:p>With a massive influx of multimodality data, the role of data analytics in health informatics has grown rapidly in the last decade. This has also prompted increasing interests in the generation of analytical, data driven models based on machine learning in health informatics. Deep learning, a technique with its foundation in artificial neural networks, is emerging in recent years as a powerful tool for machine learning, promising to reshape the future of artificial intelligence. Rapid improvements in computational power, fast data storage, and parallelization have also contributed to the rapid uptake of the technology in addition to its predictive power and ability to generate automatically optimized high-level features and semantic interpretation from the input data. This article presents a comprehensive up-to-date review of research employing deep learning in health informatics, providing a critical analysis of the relative merit, and potential pitfalls of the technique as well as its future outlook. The paper mainly focuses on key applications of deep learning in the fields of translational bioinformatics, medical imaging, pervasive sensing, medical informatics, and public health. © 2013 IEEE.</text:p>
          </table:table-cell>
        </table:table-row>
        <table:table-row table:style-name="ro1">
          <table:table-cell office:value-type="string" calcext:value-type="string">
            <text:p>Deep learning of neuromuscular control for biomechanical human animation</text:p>
          </table:table-cell>
          <table:table-cell office:value-type="string" calcext:value-type="string">
            <text:p>Increasingly complex physics-based models enhance the realism of character animation in computer graphics, but they pose difficult motor control challenges. This is especially the case when controlling a biomechanically simulated virtual human with an anatomically realistic structure that is actuated in a natural manner by a multitude of contractile muscles. Graphics researchers have pursued machine learning approaches to neuromuscular control, but traditional neural network learning methods suffer limitations when applied to complex biomechanical models and their associated high-dimensional training datasets. We demonstrate that “deep learning” is a useful approach to training neuromuscular controllers for biomechanical character animation. In particular, we propose a deep neural network architecture that can effectively and efficiently control (online) a dynamic musculoskeletal model of the human neck-head-face complex after having learned (offline) a high-dimensional map relating head orientation changes to neck muscle activations. To our knowledge, this is the first application of deep learning to biomechanical human animation with a muscle-driven model. © Springer International Publishing Switzerland 2015.</text:p>
          </table:table-cell>
        </table:table-row>
        <table:table-row table:style-name="ro1">
          <table:table-cell office:value-type="string" calcext:value-type="string">
            <text:p>Deep learning-based gaze detection system for automobile drivers using a NIR camera sensor</text:p>
          </table:table-cell>
          <table:table-cell office:value-type="string" calcext:value-type="string">
            <text:p>A paradigm shift is required to prevent the increasing automobile accident deaths that are mostly due to the inattentive behavior of drivers. Knowledge of gaze region can provide valuable information regarding a driver’s point of attention. Accurate and inexpensive gaze classification systems in cars can improve safe driving. However, monitoring real-time driving behaviors and conditions presents some challenges: dizziness due to long drives, extreme lighting variations, glasses reflections, and occlusions. Past studies on gaze detection in cars have been chiefly based on head movements. The margin of error in gaze detection increases when drivers gaze at objects by moving their eyes without moving their heads. To solve this problem, a pupil center corneal reflection (PCCR)-based method has been considered. However, the error of accurately detecting the pupil center and corneal reflection center is increased in a car environment due to various environment light changes, reflections on glasses surface, and motion and optical blurring of captured eye image. In addition, existing PCCR-based methods require initial user calibration, which is difficult to perform in a car environment. To address this issue, we propose a deep learning-based gaze detection method using a near-infrared (NIR) camera sensor considering driver head and eye movement that does not require any initial user calibration. The proposed system is evaluated on our self-constructed database as well as on open Columbia gaze dataset (CAVE-DB). The proposed method demonstrated greater accuracy than the previous gaze classification methods. © 2018 by the authors. Licensee MDPI, Basel, Switzerland.</text:p>
          </table:table-cell>
        </table:table-row>
        <table:table-row table:style-name="ro1">
          <table:table-cell office:value-type="string" calcext:value-type="string">
            <text:p>Deep networks for image super-resolution with sparse prior</text:p>
          </table:table-cell>
          <table:table-cell office:value-type="string" calcext:value-type="string">
            <text:p>Deep learning techniques have been successfully applied in many areas of computer vision, including low-level image restoration problems. For image super-resolution, several models based on deep neural networks have been recently proposed and attained superior performance that overshadows all previous handcrafted models. The question then arises whether large-capacity and data-driven models have become the dominant solution to the ill-posed super-resolution problem. In this paper, we argue that domain expertise represented by the conventional sparse coding model is still valuable, and it can be combined with the key ingredients of deep learning to achieve further improved results. We show that a sparse coding model particularly designed for super-resolution can be incarnated as a neural network, and trained in a cascaded structure from end to end. The interpretation of the network based on sparse coding leads to much more efficient and effective training, as well as a reduced model size. Our model is evaluated on a wide range of images, and shows clear advantage over existing state-of-the-art methods in terms of both restoration accuracy and human subjective quality. © 2015 IEEE.</text:p>
          </table:table-cell>
        </table:table-row>
        <table:table-row table:style-name="ro1">
          <table:table-cell office:value-type="string" calcext:value-type="string">
            <text:p>Deep neural network features and semi-supervised training for low resource speech recognition</text:p>
          </table:table-cell>
          <table:table-cell office:value-type="string" calcext:value-type="string">
            <text:p>We propose a new technique for training deep neural networks (DNNs) as data-driven feature front-ends for large vocabulary continuous speech recognition (LVCSR) in low resource settings. To circumvent the lack of sufficient training data for acoustic modeling in these scenarios, we use transcribed multilingual data and semi-supervised training to build the proposed feature front-ends. In our experiments, the proposed features provide an absolute improvement of 16% in a low-resource LVCSR setting with only one hour of in-domain training data. While close to three-fourths of these gains come from DNN-based features, the remaining are from semi-supervised training. © 2013 IEEE.</text:p>
          </table:table-cell>
        </table:table-row>
        <table:table-row table:style-name="ro1">
          <table:table-cell office:value-type="string" calcext:value-type="string">
            <text:p>Deep sentiment features of context and faces for affective video analysis</text:p>
          </table:table-cell>
          <table:table-cell office:value-type="string" calcext:value-type="string">
            <text:p>Given the huge quantity of hours of video available on video sharing platforms such as YouTube, Vimeo, etc. development of automatic tools that help users find videos that fit their interests has attracted the attention of both scientific and industrial communities. So far the majority of the works have addressed semantic analysis, to identify objects, scenes and events depicted in videos, but more recently affective analysis of videos has started to gain more attention. In this work we investigate the use of sentiment driven features to classify the induced sentiment of a video, i.e. the sentiment reaction of the user. Instead of using standard computer vision features such as CNN features or SIFT features trained to recognize objects and scenes, we exploit sentiment related features such as the ones provided by Deep-SentiBank [4], and features extracted from models that exploit deep networks trained on face expressions. We experiment on two recently introduced datasets: LIRIS-ACCEDE [2] and MEDIAEVAL-2015, that provide sentiment annotations of a large set of short videos. We show that our approach not only outperforms the current state-of-the-art in terms of valence and arousal classification accuracy, but it also uses a smaller number of features, requiring thus less video processing. © 2017 ACM.</text:p>
          </table:table-cell>
        </table:table-row>
        <table:table-row table:style-name="ro1">
          <table:table-cell office:value-type="string" calcext:value-type="string">
            <text:p>DeepSafeDrive: A grammar-aware driver parsing approach to Driver Behavioral Situational Awareness (DB-SAW)</text:p>
          </table:table-cell>
          <table:table-cell office:value-type="string" calcext:value-type="string">
            <text:p>This paper presents a Grammar-aware Driver Parsing (GDP) algorithm, with deep features, to provide a novel driver behavior situational awareness system (DB-SAW). A deep model is first trained to extract highly discriminative features of the driver. Then, a grammatical structure on the deep features is defined to be used as prior knowledge for a semi-supervised proposal candidate generation. The Region with Convolutional Neural Networks (R-CNN) method is ultimately utilized to precisely segment parts of the driver. The proposed method not only aims to automatically find parts of the driver in challenging “drivers in the wild” databases, i.e. the standardized Strategic Highway Research Program (SHRP-2) and the challenging Vision for Intelligent Vehicles and Application (VIVA), but is also able to investigate seat belt usage and the position of the driver's hands (on a phone vs on a steering wheel). We conduct experiments on various applications and compare our GDP method against other state-of-the-art detection and segmentation approaches, i.e. SDS [1], CRF-RNN [2], DJTL [3], and R-CNN [4] on SHRP-2 and VIVA databases. © 2017</text:p>
          </table:table-cell>
        </table:table-row>
        <table:table-row table:style-name="ro1">
          <table:table-cell office:value-type="string" calcext:value-type="string">
            <text:p>DeepTrack: Learning discriminative feature representations by Convolutional Neural Networks for visual tracking</text:p>
          </table:table-cell>
          <table:table-cell office:value-type="string" calcext:value-type="string">
            <text:p>Defining hand-crafted feature representations needs expert knowledge, requires time-consuming manual adjustments, and besides, it is arguably one of the limiting factors of object tracking. In this paper, we propose a novel solution to automatically relearn the most useful feature representations during the tracking process in order to accurately adapt appearance changes, pose and scale variations while preventing from drift and tracking failures. We employ a candidate pool of multiple Convolutional Neural Networks (CNNs) as a data-driven model of different instances of the target object. Individually, each CNN maintains a specific set of kernels that favourably discriminate object patches from their surrounding background using all available low-level cues. These kernels are updated in an online manner at each frame after being trained with just one instance at the initialization of the corresponding CNN. Given a frame, the most promising CNNs in the pool are selected to evaluate the hypothesises for the target object. The hypothesis with the highest score is assigned as the current detection window and the selected models are retrained using a warm-start back-propagation which optimizes a structural loss function. In addition to the model-free tracker, we introduce a class-specific version of the proposed method that is tailored for tracking of a particular object class such as human faces. Our experiments on a large selection of videos from the recent benchmarks demonstrate that our method outperforms the existing state-of-the-art algorithms and rarely loses the track of the target object. © 2014. The copyright of this document resides with its authors.</text:p>
          </table:table-cell>
        </table:table-row>
        <table:table-row table:style-name="ro1">
          <table:table-cell office:value-type="string" calcext:value-type="string">
            <text:p>Defect-repairable latent feature extraction of driving behavior via a deep sparse autoencoder</text:p>
          </table:table-cell>
          <table:table-cell office:value-type="string" calcext:value-type="string">
            <text:p>Data representing driving behavior, as measured by various sensors installed in a vehicle, are collected as multi-dimensional sensor time-series data. These data often include redundant information, e.g., both the speed of wheels and the engine speed represent the velocity of the vehicle. Redundant information can be expected to complicate the data analysis, e.g., more factors need to be analyzed; even varying the levels of redundancy can influence the results of the analysis. We assume that the measured multi-dimensional sensor time-series data of driving behavior are generated from low-dimensional data shared by the many types of one-dimensional data of which multi-dimensional time-series data are composed. Meanwhile, sensor time-series data may be defective because of sensor failure. Therefore, another important function is to reduce the negative effect of defective data when extracting low-dimensional time-series data. This study proposes a defect-repairable feature extraction method based on a deep sparse autoencoder (DSAE) to extract low-dimensional time-series data. In the experiments, we show that DSAE provides high-performance latent feature extraction for driving behavior, even for defective sensor time-series data. In addition, we show that the negative effect of defects on the driving behavior segmentation task could be reduced using the latent features extracted by DSAE. © 2018 by the authors. Licensee MDPI, Basel, Switzerland.</text:p>
          </table:table-cell>
        </table:table-row>
        <table:table-row table:style-name="ro1">
          <table:table-cell office:value-type="string" calcext:value-type="string">
            <text:p>Detecting distracted driving with deep learning</text:p>
          </table:table-cell>
          <table:table-cell office:value-type="string" calcext:value-type="string">
            <text:p>Driver distraction is the leading factor in most car crashes and near-crashes. This paper discusses the types, causes and impacts of distracted driving. A deep learning approach is then presented for the detection of such driving behaviors using images of the driver, where an enhancement has been made to a standard convolutional neural network (CNN). Experimental results on Kaggle challenge dataset have confirmed the capability of a convolutional neural network (CNN) in this complicated computer vision task and illustrated the contribution of the CNN enhancement to a better pattern recognition accuracy. © 2017, Springer International Publishing AG.</text:p>
          </table:table-cell>
        </table:table-row>
        <table:table-row table:style-name="ro1">
          <table:table-cell office:value-type="string" calcext:value-type="string">
            <text:p>Developing integrated methods and software tools for monitoring-based asset performance management</text:p>
          </table:table-cell>
          <table:table-cell office:value-type="string" calcext:value-type="string">
            <text:p>With the increasing concerns on aging infrastructure and environmental sustainability, structural health monitoring is not only the integral part of intelligent infrastructure, but also plays an essential role for infrastructure operators and owners to achieve cost-effective and carbon-efficient design, construction and operation. The ubiquitous applications of sensing and scanning technologies enable engineers to conduct monitoring-based asset performance assessment and decision-making. It raises the needs for developing the integrated methods and software tools for facilitating structural health monitoring and the data analysis. This paper presents our latest research in sensor placement optimization, the data analytics for extracting useful information from conventional sensors, e.g. accelerometers and vison sensors, e.g. video cameras, conducting efficient data-driven model by deep learning, undertaking model calibration via parallel optimization and eventually empowering engineers for model-based asset management. The research leads to the development of the integrated software tools for various infrastructure industry applications, including but not limited to urban water systems, buildings and bridges. The use cases illustrate the benefits and new challenges of the expedited analysis, robust data-driven model, and monitoring-based performance modeling for the informed asset management decisions.</text:p>
          </table:table-cell>
        </table:table-row>
        <table:table-row table:style-name="ro1">
          <table:table-cell office:value-type="string" calcext:value-type="string">
            <text:p>Distributed Compressive Sensing: A Deep Learning Approach</text:p>
          </table:table-cell>
          <table:table-cell office:value-type="string" calcext:value-type="string">
            <text:p>Several recent studies on the compressed sensing problem with Multiple Measurement Vectors (MMVs) under the condition that the vectors in the different channels are jointly sparse have been recently carried. In this paper, this condition is relaxed. Instead, these sparse vectors are assumed to depend on each other but this dependency is assumed unknown. We capture this dependency by computing the conditional probability of each entry in each vector being non-zero, given the 'residuals' of all previous vectors. To estimate these probabilities, we propose the use of the long short-term memory (LSTM), a data-driven model for sequence modeling that is deep in time. To learn the model parameters, we minimize a cross-entropy cost function. To reconstruct the sparse vectors at the decoder, we propose a greedy solver that uses the above model to estimate the conditional probabilities. By performing extensive experiments on two real world datasets, we show that the proposed method significantly outperforms the general MMV solver (the Simultaneous Orthogonal Matching Pursuit (SOMP)) and a number of the model-based Bayesian methods. The proposed method does not add any complexity to the general compressive sensing encoder. The trained model is used at the decoder only. As the proposed method is a data-driven method, it is only applicable when training data is available. In many applications however, training data is indeed available, e.g., in recorded images for which our method is successfully applied as to be reported in this paper. © 1991-2012 IEEE.</text:p>
          </table:table-cell>
        </table:table-row>
        <table:table-row table:style-name="ro1">
          <table:table-cell office:value-type="string" calcext:value-type="string">
            <text:p>Driver behavior recognition based on deep convolutional neural networks</text:p>
          </table:table-cell>
          <table:table-cell office:value-type="string" calcext:value-type="string">
            <text:p>Traffic safety is a severe problem around the world. Many road accidents are normally related with the driver's unsafe driving behavior, e.g. eating while driving. In this work, we propose a vision-based solution to recognize the driver's behavior based on convolutional neural networks. Specifically, given an image, skin-like regions are extracted by Gaussian Mixture Model, which are passed to a deep convolutional neural networks model, namely RCNN, to generate action labels. The skin-like regions are able to provide abundant semantic information with sufficient discriminative capability. Also, RCNN is able to select the most informative regions from candidates to facilitate the final action recognition. We tested the proposed methods on Southeast University Driving-posture Dataset and achieve mean Average Precision(mAP) of 97.76% on the dataset which prove the proposed method is effective in drivers's action recognition. © 2016 IEEE.</text:p>
          </table:table-cell>
        </table:table-row>
        <table:table-row table:style-name="ro1">
          <table:table-cell office:value-type="string" calcext:value-type="string">
            <text:p>Driver-Behavior Modeling Using On-Road Driving Data: A new application for behavior signal processing</text:p>
          </table:table-cell>
          <table:table-cell office:value-type="string" calcext:value-type="string">
            <text:p>This article reviews data-centric approaches for statistical modeling of driver behavior. Modeling driver behavior is challenging due to its stochastic nature and the high degree of inter- and intradriver variability. One way to deal with the highly variable nature of driving behavior is to employ a data-centric approach that models driver behavior using large amounts of driving data collected from numerous drivers in a variety of traffic conditions. To obtain large amounts of realistic driving data, several projects have collected real-world driving data. Statistical machine-learning techniques, such as hidden Markov models (HMMs) and deep learning, have been successfully applied to model driver behavior using large amounts of driving data. We have also collected on-road data recording hundreds of drivers over more than 15 years. We have applied statistical signal processing and machine-learning techniques to this data to model various aspects of driver behavior, e.g., driver pedal-operation, car-following, and lane-change behaviors for predicting driver behavior and detecting risky driver behavior and driver frustration. By reviewing related studies and providing concrete examples of our own research, this article is intended to illustrate the usefulness of such data-centric approaches for statistical driver-behavior modeling. © 2016 IEEE.</text:p>
          </table:table-cell>
        </table:table-row>
        <table:table-row table:style-name="ro1">
          <table:table-cell office:value-type="string" calcext:value-type="string">
            <text:p>EEG-based prediction of driver's cognitive performance by deep convolutional neural network</text:p>
          </table:table-cell>
          <table:table-cell office:value-type="string" calcext:value-type="string">
            <text:p>We considered the prediction of driver's cognitive states related to driving performance using EEG signals. We proposed a novel channel-wise convolutional neural network (CCNN) whose architecture considers the unique characteristics of EEG data. We also discussed CCNN-R, a CCNN variation that uses Restricted Boltzmann Machine to replace the convolutional filter, and derived the detailed algorithm. To test the performance of CCNN and CCNN-R, we assembled a large EEG dataset from 3 studies of driver fatigue that includes samples from 37 subjects. Using this dataset, we investigated the new CCNN and CCNN-R on raw EEG data and also Independent Component Analysis (ICA) decomposition. We tested both within-subject and cross-subject predictions and the results showed CCNN and CCNN-R achieved robust and improved performance over conventional DNN and CNN as well as other non-DL algorithms. © 2016 Elsevier B.V.</text:p>
          </table:table-cell>
        </table:table-row>
        <table:table-row table:style-name="ro1">
          <table:table-cell office:value-type="string" calcext:value-type="string">
            <text:p>End-to-end learning of driving models from large-scale video datasets</text:p>
          </table:table-cell>
          <table:table-cell office:value-type="string" calcext:value-type="string">
            <text:p>Robust perception-action models should be learned from training data with diverse visual appearances and realistic behaviors, yet current approaches to deep visuomotor policy learning have been generally limited to in-situ models learned from a single vehicle or simulation environment. We advocate learning a generic vehicle motion model from large scale crowd-sourced video data, and develop an endto-end trainable architecture for learning to predict a distribution over future vehicle egomotion from instantaneous monocular camera observations and previous vehicle state. Our model incorporates a novel FCN-LSTM architecture, which can be learned from large-scale crowd-sourced vehicle action data, and leverages available scene segmentation side tasks to improve performance under a privileged learning paradigm. We provide a novel large-scale dataset of crowd-sourced driving behavior suitable for training our model, and report results predicting the driver action on held out sequences across diverse conditions. © 2017 IEEE.</text:p>
          </table:table-cell>
        </table:table-row>
        <table:table-row table:style-name="ro1">
          <table:table-cell office:value-type="string" calcext:value-type="string">
            <text:p>Essential feature extraction of driving behavior using a deep learning method</text:p>
          </table:table-cell>
          <table:table-cell office:value-type="string" calcext:value-type="string">
            <text:p>Driving behavior can be represented by many different types of measured sensor information obtained through a control area network. We assume that the measured sensor information is generated from several hidden time-series data through multiple nonlinear transformations. These hidden time-series data are statistically independent of each other and capture essential driving behavior. Driving behavior information is usually generated by multiple nonlinear transformations that fuse essential features, e.g., 'Yaw rate' is generated by fusing the velocity of the vehicle and the change of driving direction. However, driving behavior data is often redundant because such data includes multivariate information and involves duplicated essential features. In this paper, we propose a feature extraction method to extract essential features from redundant driving behavior data using a deep sparse autoencoder (DSAE), which is a deep learning method. Two-dimensional features are extracted from seven-dimensional artificial data using a DSAE and are determined experimentally to be highly correlated with the prepared essential features. DSAEs are also used to extract features from an actual driving behavior data set. To verify a DSAE's ability to extract essential driving behavior features and filter out redundant information, we prepare twelve data sets that include some or all of the driving behavior information. Twelve DSAEs are used to independently extract features from the twelve prepared data sets, and canonical correlation analysis is used to analyze the canonical correlation coefficients between extracted features. Furthermore, we verify DSAEs' ability to extract essential driving behavior features from the redundant driving behavior data sets. © 2015 IEEE.</text:p>
          </table:table-cell>
        </table:table-row>
        <table:table-row table:style-name="ro1">
          <table:table-cell office:value-type="string" calcext:value-type="string">
            <text:p>Estimating phoneme class conditional probabilities from raw speech signal using convolutional neural networks</text:p>
          </table:table-cell>
          <table:table-cell office:value-type="string" calcext:value-type="string">
            <text:p>In hybrid hidden Markov model/artificial neural networks (HMM/ANN) automatic speech recognition (ASR) system, the phoneme class conditional probabilities are estimated by first extracting acoustic features from the speech signal based on prior knowledge such as, speech perception or/and speech pro- duction knowledge, and, then modeling the acoustic features with an ANN. Recent advances in machine learning techniques, more specifically in the field of image processing and text pro- cessing, have shown that such divide and conquer strategy (i.e., separating feature extraction and modeling steps) may not be necessary. Motivated from these studies, in the framework of convolutional neural networks (CNNs), this paper investigates a novel approach, where the input to the ANN is raw speech signal and the output is phoneme class conditional probabil- ity estimates. On TIMIT phoneme recognition task, we study different ANN architectures to show the benefit of CNNs and compare the proposed approach against conventional approach where, spectral-based feature MFCC is extracted and modeled by a multilayer perceptron. Our studies show that the proposed approach can yield comparable or better phoneme recognition performance when compared to the conventional approach. It indicates that CNNs can learn features relevant for phoneme classification automatically from the raw speech signal. Copyright © 2013 ISCA.</text:p>
          </table:table-cell>
        </table:table-row>
        <table:table-row table:style-name="ro1">
          <table:table-cell office:value-type="string" calcext:value-type="string">
            <text:p>Estimation of the optimum speed to minimize the driver stress based on the previous behavior</text:p>
          </table:table-cell>
          <table:table-cell office:value-type="string" calcext:value-type="string">
            <text:p>Stress is one of the most important factors in car accidents. When the driver is in this mental state, their skills and abilities are reduced. In this paper, we propose an algorithm to predict stress level on a road. Prediction model is based on deep learning. The stress level estimation considers the previous driver’s driving behavior before reaching the road section, the road state (weather and traffic), and the previous driving made by the driver. We employ this algorithm to build a speed assistant. The solution provides an optimum average speed for each road stage that minimizes the stress. Validation experiment has been conducted using five different datasets with 100 samples. The proposal is able to predict the stress level given the average speed by 84.20% on average. The system reduces the heart rate (15.22%) and the aggressiveness of driving. The proposed solution is implemented on Android mobile devices and uses a heart rate chest strap. © Springer International Publishing Switzerland 2016.</text:p>
          </table:table-cell>
        </table:table-row>
        <table:table-row table:style-name="ro1">
          <table:table-cell office:value-type="string" calcext:value-type="string">
            <text:p>Fast and low-power behavior analysis on vehicles using smartphones</text:p>
          </table:table-cell>
          <table:table-cell office:value-type="string" calcext:value-type="string">
            <text:p>More and more deep learning methods are applied in unmanned or assisted driving, and have achieved very excellent performance. This paper describes long short-term memory recurrent neural networks used in assisted driving, which can capture the long temporal dependencies of multiple vehicles sensors' data, supporting drivers' behavior analysis on vehicles. Some optimization methods, such as model compression, weight quantization, adaptive window segmentation, are applied to make the deep network faster and less power. Therefore, it can be easily deployed on smart-phones and other embedded devices due to its moderate energy consumption and low latency. The architecture was trained in a sequence-to-sequence prediction manner, and it explicitly learns to predict the driving patterns given the temporal context. The experiment is executed on the smart-phone. Experimental results for different parameters are also presented in the paper. At last, we reduce the model size to 77 KB, the processing time to 4.27 ms, and the power overhead is 7.7 mW, the percentage of improved performance by our optimizations is over 60%. © 2017 IEEE.</text:p>
          </table:table-cell>
        </table:table-row>
        <table:table-row table:style-name="ro1">
          <table:table-cell office:value-type="string" calcext:value-type="string">
            <text:p>Feature abstraction for driver behaviour detection with stacked sparse auto-encoders</text:p>
          </table:table-cell>
          <table:table-cell office:value-type="string" calcext:value-type="string">
            <text:p>Driver behaviour has a significant influence on vehicle accidents. Measuring and providing feedback on driver behaviour can provide significant benefits for understanding and improving road safety. In order to detect driver actions and driving characteristics from the broadest population of drivers, mobile phones can be used to collect low cost information and provide easy accessibility, using sensors available on the mobile phone such as the GPS and IMU. Such information is collected as a time series dataset, which generally has high dimensional variables. Dealing with this high dimensional data is a crucial problem for statistical analysis. Feature abstraction techniques can reduce the dimensionality by extracting salient features from the dataset. This paper proposes a feature abstraction method using stacked sparse autoencoders in order to reduce driver dataset variables. The utility of the derived features is demonstrated on a driver action classification task. © 2016 IEEE.</text:p>
          </table:table-cell>
        </table:table-row>
        <table:table-row table:style-name="ro1">
          <table:table-cell office:value-type="string" calcext:value-type="string">
            <text:p>Feature-based lateral position estimation of surrounding vehicles using stereo vision</text:p>
          </table:table-cell>
          <table:table-cell office:value-type="string" calcext:value-type="string">
            <text:p>Driver behavior Prediction has become an important topic in the recent development of Advanced Driver Assistance Systems (ADAS). To predict future behavior and potential risks associated with surrounding vehicles, their lateral position information is required. However, existing computer vision algorithms tend to either focus on longitudinal measurements or provide lateral position information with limited performance for limited scenes (i.e no viewpoint change and occlusion). In this paper, feature-based lateral position estimation algorithm is proposed using stereo vision and provides lateral position regardless of viewpoint change and occlusion by extracting a pixel-wise feature. In the preprocessing step, v-disparity from stereo depth map is calculated and used for ground detection. Then, vehicle candidates are created based on image thresholding and filtering, removing the ground portion from the camera image. These generated candidates are verified as vehicles by using deep convolutional neural network. In order to track and estimate the lateral position of the detected vehicles, speeded up robust feature (SURF) points are matched in consecutive image frames, and the feature point is projected onto the ground; defined as the grounded feature point. Finally, inverse perspective mapping (IPM) is applied on the original image to estimate the lateral position of the grounded feature point. The proposed algorithm successfully detects a feature point of neighboring vehicle and estimates its lateral position by tracking the grounded feature point. For testing the algorithm, the datasets in a highway and an urban setting are used and provide zero mean error and 0.25m standard deviation error in lateral position estimation. © 2017 IEEE.</text:p>
          </table:table-cell>
        </table:table-row>
        <table:table-row table:style-name="ro1">
          <table:table-cell office:value-type="string" calcext:value-type="string">
            <text:p>Generating feature sets for fault diagnosis using denoising stacked auto-encoder</text:p>
          </table:table-cell>
          <table:table-cell office:value-type="string" calcext:value-type="string">
            <text:p>Recent advancements in sensor technologies and data driven model based techniques have made intelligent diagnostic systems prominent in machine maintenance frameworks of industries. The performance of such systems immensely relies upon the quality of features extracted and the classifier model learned. Traditionally features were handcrafted, where engineers would manually design them with statistical parameters and signal transforms based energy distribution analysis. Recently, deep learning techniques have shown new ways of obtaining useful feature representation that provide state of the art results in image and speech processing applications. This paper first presents a brief survey of traditional handcrafted features and later presents a short analysis of handcrafted features v/s features learned by deep neural networks (DNN), for doing fault diagnosis. The DNN based features in this paper were generated in 3 phases: 1) extracted handcrafted features using traditional techniques 2) initialized the weights of DNN by learning de-noising sparse auto-encoders with the handcrafted features in unsupervised fashion and 3) applied two generic fine tuning heuristics that tailor DNN's weights to give good classification performance. The experimentation and analysis were performed on 5 datasets: one each on Air compressor monitoring, Drill bit monitoring and Steel plate monitoring, and two on bearing fault monitoring data. The results clearly show the prospects of DNN obtaining good feature representations and good classification performance. Further, it also finds that Fast Fourier Transform based features with DNN are more suited for Support Vector Machine as classifier than Random Forest. © 2016 IEEE.</text:p>
          </table:table-cell>
        </table:table-row>
        <table:table-row table:style-name="ro1">
          <table:table-cell office:value-type="string" calcext:value-type="string">
            <text:p>Generating human-like behaviors using joint, speech-driven models for conversational agents</text:p>
          </table:table-cell>
          <table:table-cell office:value-type="string" calcext:value-type="string">
            <text:p>During human communication, every spoken message is intrinsically modulated within different verbal and nonverbal cues that are externalized through various aspects of speech and facial gestures. These communication channels are strongly interrelated, which suggests that generating human-like behavior requires a careful study of their relationship. Neglecting the mutual influence of different communicative channels in the modeling of natural behavior for a conversational agent may result in unrealistic behaviors that can affect the intended visual perception of the animation. This relationship exists both between audiovisual information and within different visual aspects. This paper explores the idea of using joint models to preserve the coupling not only between speech and facial expression, but also within facial gestures. As a case study, the paper focuses on building a speech-driven facial animation framework to generate natural head and eyebrow motions. We propose three dynamic Bayesian networks (DBNs), which make different assumptions about the coupling between speech, eyebrow and head motion. Synthesized animations are produced based on the MPEG-4 facial animation standard, using the audiovisual IEMOCAP database. The experimental results based on perceptual evaluations reveal that the proposed joint models (speech/eyebrow/head) outperform audiovisual models that are separately trained (speech/head and speech/eyebrow). © 2012 IEEE.</text:p>
          </table:table-cell>
        </table:table-row>
        <table:table-row table:style-name="ro1">
          <table:table-cell office:value-type="string" calcext:value-type="string">
            <text:p>Infrastructure-cooperative algorithm for effective intersection collision avoidance</text:p>
          </table:table-cell>
          <table:table-cell office:value-type="string" calcext:value-type="string">
            <text:p>To guarantee the road safety by avoiding collisions at the intersections is one of the major tasks of intelligent transportation systems (ITSs), which contributes to the minimal fatalities and property loss in crashes. This paper proposes an effective algorithm for infrastructure-cooperative intersection accident pre-warning system with the aid of vehicular communications. The proposed algorithm realizes accurate and efficient collision avoidances through five steps, i.e., defining variable, reasoning the vehicles evolution state, verifying safe driving behavior, assessing risk, and making decision. The critical factors are theoretically analyzed, and a vehicle state evolution model based on the Dynamic Bayesian Networks (DBNs) is established. The efficient risk assessment method based on identifying the dangerous driving behavior at intersection and different collision avoidance strategies are proposed according to the actual situation. Finally, extensive simulations are carried out to verify the performance of the proposal, and simulation results show that the proposed algorithm can effectively detect risk and accurately migrate the collision. © 2018 Elsevier Ltd</text:p>
          </table:table-cell>
        </table:table-row>
        <table:table-row table:style-name="ro1">
          <table:table-cell office:value-type="string" calcext:value-type="string">
            <text:p>ISO/OSI compliant network-on-Chip implementation for CNN applications</text:p>
          </table:table-cell>
          <table:table-cell office:value-type="string" calcext:value-type="string">
            <text:p>The paper investigates the potential for a packet switching network for real-time image processing by a Cellular Neural Network (CNN) implemented on a Field-Programmable Gate-Array (FPGA). The implementation of a CNN requires several parameter restrictions with respect to the universal concept. For instance, the number representation and the cloning template are often confined to respectively 8 bits and a neighborhood of 1. It has been shown that optimal (i.e. minimal level) CNN architectures as derived from a morphological specification of the desired operation lead to arbitrarily large templates. A subsequent transformation step can turn this into a sequence of smaller templates for a specified hardware platform. The existence of a generic platform that can already handle the universal CNN architecture for prototyping and verification eliminates this need for technology-driven performance degradation. The proposed packet switcher consists of a physical layer where the CNN nodal function is performed, a data-link layer where the nodal data are maintained, a network layer with the packet receiver and sender and the actual switch as element of the transport layer. This ISO/OSI compliant level-wise structure monitors the network parameters and autonomously adjusts for the size of the neighborhood. It separates the broadcast of the network variables from the actual computation, allowing each to be executed at its own speed. The concept is tested on a re-design of the ILVA architecture and has been shown to handle arbitrary neighborhoods and precision at a comparable size and speed (1 node per BlockRAM / multiplier module @220 MHz clock).</text:p>
          </table:table-cell>
        </table:table-row>
        <table:table-row table:style-name="ro1">
          <table:table-cell office:value-type="string" calcext:value-type="string">
            <text:p>Large-scale cost function learning for path planning using deep inverse reinforcement learning</text:p>
          </table:table-cell>
          <table:table-cell office:value-type="string" calcext:value-type="string">
            <text:p>We present an approach for learning spatial traversability maps for driving in complex, urban environments based on an extensive dataset demonstrating the driving behaviour of human experts. The direct end-to-end mapping from raw input data to cost bypasses the effort of manually designing parts of the pipeline, exploits a large number of data samples, and can be framed additionally to refine handcrafted cost maps produced based on manual hand-engineered features. To achieve this, we introduce a maximum-entropy-based, non-linear inverse reinforcement learning (IRL) framework which exploits the capacity of fully convolutional neural networks (FCNs) to represent the cost model underlying driving behaviours. The application of a high-capacity, deep, parametric approach successfully scales to more complex environments and driving behaviours, while at deployment being run-time independent of training dataset size. After benchmarking against state-of-the-art IRL approaches, we focus on demonstrating scalability and performance on an ambitious dataset collected over the course of 1 year including more than 25,000 demonstration trajectories extracted from over 120 km of urban driving. We evaluate the resulting cost representations by showing the advantages over a carefully, manually designed cost map and furthermore demonstrate its robustness towards systematic errors by learning accurate representations even in the presence of calibration perturbations. Importantly, we demonstrate that a manually designed cost map can be refined to more accurately handle corner cases that are scarcely seen in the environment, such as stairs, slopes and underpasses, by further incorporating human priors into the training framework. © The Author(s) 2017.</text:p>
          </table:table-cell>
        </table:table-row>
        <table:table-row table:style-name="ro1">
          <table:table-cell office:value-type="string" calcext:value-type="string">
            <text:p>Large-scale slow feature analysis using spark for visual object recognition</text:p>
          </table:table-cell>
          <table:table-cell office:value-type="string" calcext:value-type="string">
            <text:p>Data-driven feature learning has achieved great success in various visual recognition tasks. However, to handle millions of training image/video data efficiently, a high performance parallel computing platform combining with powerful machine learning algorithms plays a fundamental role in large-scale feature learning. In this paper, we present a novel large-scale feature learning architecture based on Slow Feature Analysis (SFA) and Apache Spark, where the slowness learning principle is implemented to learn invariant visual features from millions of local image patches. To validate the effectiveness of the proposed architecture, extensive experiments on pedestrian recognition have been performed on the INRIA pedestrian dataset. Experimental results show that the performance on pedestrian recognition can be promoted significantly with the growth of training patches, which demonstrates the necessity of large scale feature learning clearly. Furthermore, in comparisons with classical Histogram of Oriented Gradients (HOG) and Convolutional Neural Network (CNN) features, the slow features learnt by large-scale training patches can also achieve comparable performance. © 2017, Springer Nature Singapore Pte Ltd.</text:p>
          </table:table-cell>
        </table:table-row>
        <table:table-row table:style-name="ro1">
          <table:table-cell office:value-type="string" calcext:value-type="string">
            <text:p>Learned and designed features for sparse coding in image classification</text:p>
          </table:table-cell>
          <table:table-cell office:value-type="string" calcext:value-type="string">
            <text:p>There is an amount of designed features (SIFT, SURF, or DAISY) which has been chosen in the standard implementation of some visual recognition and multimedia challenges. The power of these features lie on their invariance designed against rotation, scaling, and translation. Recent trends in deep learning, however, have pointed out that data-driven features learning performs better designed features in some tasks, since they can capture the global (via multi-layers network) or inter-local structures (convolutional network) of images. We argue that combining the two types of features can significantly improve visual object recognition performance. We propose in this paper a framework that uses sparse coding and the fusion of learned and designed features in order to build descriptive codewords. Evaluations on Caltech-101 and 15 Scenes validates our argument, with a better result compared with recent approaches. © 2013 IEEE.</text:p>
          </table:table-cell>
        </table:table-row>
        <table:table-row table:style-name="ro1">
          <table:table-cell office:value-type="string" calcext:value-type="string">
            <text:p>Learning driver behavior models from traffic observations for decision making and planning</text:p>
          </table:table-cell>
          <table:table-cell office:value-type="string" calcext:value-type="string">
            <text:p>Estimating and predicting traffic situations over time is an essential capability for sophisticated driver assistance systems and autonomous driving. When longer prediction horizons are needed, e.g., in decision making or motion planning, the uncertainty induced by incomplete environment perception and stochastic situation development over time cannot be neglected without sacrificing robustness and safety. Building consistent probabilistic models of drivers interactions with the environment, the road network and other traffic participants poses a complex problem. In this paper, we model the decision making process of drivers by building a hierarchical Dynamic Bayesian Model that describes physical relationships as well as the driver's behaviors and plans. This way, the uncertainties in the process on all abstraction levels can be handled in a mathematically consistent way. As drivers behaviors are difficult to model, we present an approach for learning continuous, non-linear, context-dependent models for the behavior of traffic participants. We propose an Expectation Maximization (EM) approach for learning the models integrated in the DBN from unlabeled observations. Experiments show a significant improvement in estimation and prediction accuracy over standard models which only consider vehicle dynamics. Finally, a novel approach to tactical decision making for autonomous driving is outlined. It is based on a continuous Partially Observable Markov Decision Process (POMDP) that uses the presented model for prediction. © 2009-2012 IEEE.</text:p>
          </table:table-cell>
        </table:table-row>
        <table:table-row table:style-name="ro1">
          <table:table-cell office:value-type="string" calcext:value-type="string">
            <text:p>Learning Driver Braking Behavior Using Smartphones, Neural Networks and the Sliding Correlation Coefficient: Road Anomaly Case Study</text:p>
          </table:table-cell>
          <table:table-cell office:value-type="string" calcext:value-type="string">
            <text:p>This paper focuses on the automated learning of driver braking ``signature'' in the presence of road anomalies. Our motivation is to improve driver experience using preview information from navigation maps. Smartphones facilitate, due to their unprecedented market penetration, the large-scale deployment of advanced driver assistance systems. On the other hand, it is challenging to exploit smartphone sensor data because of the fewer and lower quality signals, compared to the ones on board. Methods for detecting braking behavior using smartphones exist, however, most of them focus only on harsh events. Additionally, only a few studies correlate longitudinal driving behavior with the road condition. In this paper, a new method, based on deep neural networks and the sliding correlation coefficient, is proposed for the spatio-temporal correlation of road anomalies and driver behavior. A unique deep neural network structure, that requires minimum tuning, is proposed. Extensive field trials were conducted and vehicle motion was recorded using smartphones and a data acquisition system, comprising an inertial measurement unit and differential GPS. The proposed method was validated using the probabilistic Receiver Operating Characteristics method. The method proves to be a robust and flexible tool for self-learning driver behavior. IEEE</text:p>
          </table:table-cell>
        </table:table-row>
        <table:table-row table:style-name="ro1">
          <table:table-cell office:value-type="string" calcext:value-type="string">
            <text:p>Learning to semantically segment high-resolution remote sensing images</text:p>
          </table:table-cell>
          <table:table-cell office:value-type="string" calcext:value-type="string">
            <text:p>Land cover classification is a task that requires methods capable of learning high-level features while dealing with high volume of data. Overcoming these challenges, Convolutional Networks (ConvNets) can learn specific and adaptable features depending on the data while, at the same time, learn classifiers. In this work, we propose a novel technique to automatically perform pixel-wise land cover classification. To the best of our knowledge, there is no other work in the literature that perform pixel-wise semantic segmentation based on data-driven feature descriptors for high-resolution remote sensing images. The main idea is to exploit the power of ConvNet feature representations to learn how to semantically segment remote sensing images. First, our method learns each label in a pixel-wise manner by taking into account the spatial context of each pixel. In a predicting phase, the probability of a pixel belonging to a class is also estimated according to its spatial context and the learned patterns. We conducted a systematic evaluation of the proposed algorithm using two remote sensing datasets with very distinct properties. Our results show that the proposed algorithm provides improvements when compared to traditional and state-of-the-art methods that ranges from 5 to 15% in terms of accuracy. © 2016 IEEE.</text:p>
          </table:table-cell>
        </table:table-row>
        <table:table-row table:style-name="ro1">
          <table:table-cell office:value-type="string" calcext:value-type="string">
            <text:p>Lung nodule segmentation using deep learned prior based graph cut</text:p>
          </table:table-cell>
          <table:table-cell office:value-type="string" calcext:value-type="string">
            <text:p>We propose an automated framework for lung nodule segmentation from pulmonary CT scan using graph cut with a deep learned prior. The segmentation problem is formulated as a hybrid cost function minimization task, which combines a domain specific data term with a deep learned probability map. The proposed segmentation framework embodies the robustness of deep learning in object localization, while retaining the hallmark of traditional segmentation models in addressing the morphological intricacies of elaborate objects. The proposed solution offers more than 20% performance improvement over a contemporary data driven model, and also outperforms traditional graph cuts especially in situations where model initialization is slightly inaccurate. © 2017 IEEE.</text:p>
          </table:table-cell>
        </table:table-row>
        <table:table-row table:style-name="ro1">
          <table:table-cell office:value-type="string" calcext:value-type="string">
            <text:p>Mechanistic insights into early endoderm differentiation of human embryonic stem cells using systems level analysis of signaling interactions</text:p>
          </table:table-cell>
          <table:table-cell office:value-type="string" calcext:value-type="string">
            <text:p>Introduction: Human Embryonic Stem Cells (hESCs) are an attractive raw material for regenerative medicine due to their unique properties of self-renewal and lineage specific differentiation. hESCs are directed to mature cell types using various chemical cocktails that replicate signaling programs active during in vivo development. These signaling pathways employ large number of mediators that are controlled by several regulatory mechanisms. Current efforts to develop chemical modulators for controlling differentiation are purely experimental and they have successfully identified the key players. However, systems level analysis of the dynamics of this process is still under-developed. We recently demonstrated the strength of quantitative systems level approaches to uncover the role of regulatory mechanisms in the self-renewal state of hESCs [1]. Here, we present a complete systems level analysis of the dynamics of regulatory interactions in the TGF-β/SMAD and PI3K/AKT pathways, directing the early endoderm differentiation of hESCs, by integrating efficient computational tools and targeted experimental perturbations. Materials and Methods: Experimental analysis: For self-renewal, H1 hESCs were maintained on matrigel-coated plates in mTeSR1. Endoderm differentiation was performed using 100 ng/ml Activin A (to activate TGF-β/SMAD2,3) with or without modulation of PI3K/AKT pathway using PI3K inhibitor, Wortmannin. The phosphorylation dynamics of participating signaling molecules were measured using MagPix Luminex xMAP technology. The initial selection of key molecules was based on the study by Singh et al. [2]. Nucleo-cytoplasmic shuttling rates of molecules were measured using Fluorescence Recovery After Photobleaching (FRAP) analysis. Key transcription factors characterizing endoderm were measured using qRT-PCR. Mathematical and computational tools described in the next section were used to guide generation of data by in-house experiments. Mathematical analysis: We first employed data-driven modeling tools like Partial Least Squares Regression (PLSR) and Dynamic Bayesian Network Analysis (DBN) to identify key molecules, hypothesize interactions and identify most informative time points. Detailed mechanistic Ordinary Differential Equation (ODE) model for the TGF-β/SMAD2,3 pathway with crosstalk interactions of PI3K/AKT was developed for a systems level analysis. The model was calibrated using Replica Exchange Ensemble Modeling (EM) and sensitive reactions were identified using computationally efficient Global Sensitivity Approach (GSA). (Figure presented) Results and Discussion: PLSR results indicated that endoderm markers of hESCs correlate well with the early but not the late signaling events. Application of DBN on the early signaling dynamics showed that the molecules, p-SMAD2 and SMAD4 form the core interactions (± p-AKT) and, p-SMAD3 and p-ERK were only influenced by the core interactions (Fig. 1A). Interestingly, our experiments showed that the dynamics and fold-change of p-SMAD2 and p-SMAD3 diverge, a novel result seen only in hESCs. The reason for the divergence was investigated using a detailed ODE model with crosstalk interactions with AKT. We generated hESC specific model with SMAD2 and SMAD3 interactions modeled separately. EM on the detailed ODE model captured the parameter ensembles that explained the differentiating hESC system (Fig. 1B). The nucleo-cytoplasmic shuttling rates of SMAD2 and SMAD3 (separately) measured through FRAP analysis was used to constrain the parameter ensembles. From among the various hypotheses, AKT was found to primarily influence the phosphorylation rates of SMAD molecules. GSA results indicated that the sensitive parameters for p-SMAD2 and p-SMAD3 were of similar ranking but of varying strengths resulting in the divergent dynamics. Phosphorylation and de-phosphorylation of SMADs were the most sensitive reactions, while SMAD nucleo-cytoplasmic shuttling rates were associated with modulation of the aforementioned reactions. Further, negative feedback via SMAD7 constrained the propagation of parameter uncertainty as well as promoted a robust signaling response. Conclusions: Our results show that early signaling dynamics of p-SMAD, p-AKT and p-ERK encode the long-term endoderm differentiation response of hESCs. We provide mechanistic explanations for the divergence of p-SMAD2 and p-SMAD3 dynamics in hESCs. Further, our results present the importance of negative feedback via SMAD7 in controlling the long-term signal propagation and population variability in hESCs. Application of mechanistic information revealed by such an analysis will direct precise perturbations through designed small molecules, hence offering an avenue to remove xenogenic factors in current culture conditions.</text:p>
          </table:table-cell>
        </table:table-row>
        <table:table-row table:style-name="ro1">
          <table:table-cell office:value-type="string" calcext:value-type="string">
            <text:p>Monthly river forecasting using instance-based learning methods and climatic parameters</text:p>
          </table:table-cell>
          <table:table-cell office:value-type="string" calcext:value-type="string">
            <text:p>Surface water resources management relies on the river flow in the region which, in turn, depends on numerous factors, resulting in the complexity of predicting the runoff. In this study, data-driven methods have been used to identify the relation between the river flow and regional climatic parameters and the teleconnection indexes. To achieve this, three nonlinear models of artificial neural networks, namely, generalized feedforward neural networks (GFNNs), Jordan-Elman network (JEN), and k-nearest neighbor (KNN), have been used to model monthly flow in a period of 30 years. The sensitivity analysis of input data was done using gamma test, and upon determination of the effective input parameters, modeling was done in four scenarios. The results reveal that among data-driven models, Jordan-Elman neural networks, compared with the other two models, show higher capabilities. On average, the JEN model, in comparison with the KNN and GFNN models, shows 23.4 and 23.04% less errors, respectively. Applying climatic parameters with remote sources, for instance, North Atlantic Oscillation and East Pacific/North Pacific, can enhance the efficiency of GFNN and JEN models. © 2016 American Society of Civil Engineers.</text:p>
          </table:table-cell>
        </table:table-row>
        <table:table-row table:style-name="ro1">
          <table:table-cell office:value-type="string" calcext:value-type="string">
            <text:p>Multi-classifier for highly reliable driver drowsiness detection in android platform</text:p>
          </table:table-cell>
          <table:table-cell office:value-type="string" calcext:value-type="string">
            <text:p>For the past decade, it is well defined in the literature that fatigue is one of the most prospective factor in affecting the driver behavior. This paper presents a novel evaluation of driver fatigue condition based on multi-classifier technique and fusion of attributes approach. The process involved fusion of attributes including image of eye movement and photoplethysmography (PPG) signals that are given as inputs to multi-classifier. In order to develop the best inference classifiers, artificial neural network (ANN), dynamic bayesian network (DBN), support vector machine (SVM), independent component analysis (ICA) and genetic algorithm (GA) were tested in our study. The output from each inference classifier are scaled and product in an intervention module to indicate driver aptitude in real-time. Implementation of monitoring system is practically designed in Android-based smartphone device where it can received all the sensory information from the dedicated sensors installed at the steering wheel via a small scale wireless sensor network. Device built-in front camera was utilized to capture driver facial image. No supplementary monitor is required to be installed in the vehicle as the all the information is to be displayed on the smartphone device itself. Warning system is triggered to warn driver once fatigue is suspected. System testing statistical results revealed that the manifold used of the proposed system demonstrates the advantages of performing information fusion, particularly with discrete methods, and the multi-classifier enabled a more authentic and ample driver fatigue evaluation. © 2012 National Taiwan University.</text:p>
          </table:table-cell>
        </table:table-row>
        <table:table-row table:style-name="ro1">
          <table:table-cell office:value-type="string" calcext:value-type="string">
            <text:p>Multi-CNN and decision tree based driving behavior evaluation</text:p>
          </table:table-cell>
          <table:table-cell office:value-type="string" calcext:value-type="string">
            <text:p>Driving behavior is directly related to the lives and property safety of the drivers and others, good driving behavior can not only reduce the accident rate, but also reduce the driving risk. In this paper, an effective driving behavior evaluation method is proposed. Features integration is very important, we propose the multi-CNN architecture, it has a higher prediction accuracy. Convolutional neural network is time-consuming and computation intensive, a dynamic fixed point compression method is applied in our system, smaller model size and faster speed can be achieved while the accuracy is high. The lanes, cars and pedestrians on the road are detected, meanwhile, the distance between the host car and the nearest car in front of it is calculated. These data are predicted by a trained Gradient Boosting Decision Tree model, the prediction result is a driving score that can reect the driver's driving behavior is good or bad. The root mean square error of our model is 1.9, which has a high accuracy and is useful in practice. Copyright 2017 ACM.</text:p>
          </table:table-cell>
        </table:table-row>
        <table:table-row table:style-name="ro1">
          <table:table-cell office:value-type="string" calcext:value-type="string">
            <text:p>Multimodal gesture recognition using multi-stream recurrent neural network</text:p>
          </table:table-cell>
          <table:table-cell office:value-type="string" calcext:value-type="string">
            <text:p>In this paper, we present a novel method for multimodal gesture recognition based on neural networks. Our multi-stream recurrent neural network (MRNN) is a completely data-driven model that can be trained from end to end without domain-specific hand engineering. The MRNN extends recurrent neural networks with Long Short-Term Memory cells (LSTM-RNNs) that facilitate the handling of variable-length gestures. We propose a recurrent approach for fusing multiple temporal modalities using multiple streams of LSTM-RNNs. In addition, we propose alternative fusion architectures and empirically evaluate the performance and robustness of these fusion strategies. Experimental results demonstrate that the proposed MRNN outperforms other state-of-the-art methods in the Sheffield Kinect Gesture (SKIG) dataset, and has significantly high robustness to noisy inputs. © Springer International Publishing Switzerland 2016.</text:p>
          </table:table-cell>
        </table:table-row>
        <table:table-row table:style-name="ro1">
          <table:table-cell office:value-type="string" calcext:value-type="string">
            <text:p>Nonintrusive detection of driver cognitive distraction in real time using Bayesian networks</text:p>
          </table:table-cell>
          <table:table-cell office:value-type="string" calcext:value-type="string">
            <text:p>Driver distraction has become an important and growing safety concern as the use of in-vehicle information systems (IVISs), such as cell phones and navigation systems, continues to increase. One approach to allowing people to benefit from IVISs without compromising safety is to create adaptive IVISs that adjust their functions according to driver and roadway state. A critical element of adaptive IVISs involves monitoring driver distraction in real time; with such a monitoring function it is possible to mitigate that distraction. This study applied Bayesian networks (BNs), a data mining method, to develop a real-time approach to detecting cognitive distraction using drivers' eye movements and driving performance. Data were collected in a simulator experiment involving 10 participants who interacted with an IVIS system while driving. BN models were trained and tested to investigate the influence of three model characteristics on distraction detection: time history of driver behavior, inclusion of hidden nodes in the model structure, and how data are summarized and the length of training sequences. Results showed that BNs could identify driver distraction reliably with an average accuracy of 80.1%. Dynamic BNs (DBNs) that consider time dependencies of driver behavior produced more sensitive models than static BNs (SBNs). Longer training sequences improved DBN model performance. Blink frequency and fixation measures were particularly indicative of distraction. These results demonstrate that BNs, especially DBNs, can detect driver cognitive distraction by extracting information from complex behavioral data. Potential applications include the design of adaptive in-vehicle systems and the evaluation of driver distraction.</text:p>
          </table:table-cell>
        </table:table-row>
        <table:table-row table:style-name="ro1">
          <table:table-cell office:value-type="string" calcext:value-type="string">
            <text:p>Optimized Deep Learning Framework for Water Distribution Data-Driven Modeling</text:p>
          </table:table-cell>
          <table:table-cell office:value-type="string" calcext:value-type="string">
            <text:p>Deep Learning (DL), unlike conventional Artificial Neural network (ANN), is capable of self-learning data features layer by layer in unsupervised manner and creating a data-driven model with the given dataset. DL has been widely applied to big data analytics, graphics object detection, classification, voice recognition and many other problems. This paper presents an integrated data-driven modelling framework that couples DL with the well-developed evolutionary optimization tool in a scalable and heterogeneous high performance computing paradigm. The integrated framework enables modellers to effectively and efficiently construct a model with a given dataset. It is demonstrated that the framework has wide applicability including but not limited to the simulation, optimization and operation decision of water distribution systems. The paper elaborates the development of the deep learning framework with potential applications of facilitating the data fusion, system simulation and predictive analysis, anomaly detection from the time series data (pressures, flows and consumptions etc.), water usage prediction, construction of a meta-model as a surrogate to the physics-based models (hydraulic and water quality) for water distribution management. © 2016 The Authors. Published by Elsevier Ltd.</text:p>
          </table:table-cell>
        </table:table-row>
        <table:table-row table:style-name="ro1">
          <table:table-cell office:value-type="string" calcext:value-type="string">
            <text:p>Pedestrians and their phones - Detecting phone-based activities of pedestrians for autonomous vehicles</text:p>
          </table:table-cell>
          <table:table-cell office:value-type="string" calcext:value-type="string">
            <text:p>Over the last decade, there have been many studies that focus on modeling driver behavior, and in particular detecting and overcoming driver distraction in an effort to reduce accidents caused by driver negligence. Such studies assume that the entire onus of avoiding accidents are on the driver alone. In this study, we adopt a different stance and study the behavior of pedestrians instead. In particular, we focus on detecting pedestrians who are engaged in secondary activities involving their cellphones and similar hand-held multimedia devices from a purely vision-based standpoint. To achieve this objective, we propose a pipeline incorporating articulated human pose estimation, and the use gradient based image features to detect the presence/absence of a device in either hand of a pedestrian. Information from different streams and their dependencies on one another are encoded by a belief network. This network is then used to predict a probability score suggesting the involvement of a subject with his/her device. © 2016 IEEE.</text:p>
          </table:table-cell>
        </table:table-row>
        <table:table-row table:style-name="ro1">
          <table:table-cell office:value-type="string" calcext:value-type="string">
            <text:p>Person re-identification with data-driven features</text:p>
          </table:table-cell>
          <table:table-cell office:value-type="string" calcext:value-type="string">
            <text:p>Human-specified appearance features are widely used for person reidentification at present, such as color and texture histograms. Often, these features are limited by the subjective appearance of pedestrians. This paper presents a new representation to re-identification that incorporates data-driven features to improve the reliability and robustness in person matching. Firstly, we utilize a deep learning network, namely PCA Network, to learn data-driven features from person images. The features mine more discriminative cues from pedestrian data and compensate the drawback of human-specified features. Then the data-driven features and common human-specified features are combined to produce a final representation of each image. The so-obtained enriched Data-driven Representation (eDR) has been validated through experiments on two person reidentification datasets, demonstrating that the proposed representation is effective for person matching. That is, the data-driven features facilitate more accurate reidentification when they are fused together with the human-specified features. © Springer International Publishing Switzerland 2014.</text:p>
          </table:table-cell>
        </table:table-row>
        <table:table-row table:style-name="ro1">
          <table:table-cell office:value-type="string" calcext:value-type="string">
            <text:p>Pose-Driven Deep Convolutional Model for Person Re-identification</text:p>
          </table:table-cell>
          <table:table-cell office:value-type="string" calcext:value-type="string">
            <text:p>Feature extraction and matching are two crucial components in person Re-Identification (ReID). The large pose deformations and the complex view variations exhibited by the captured person images significantly increase the difficulty of learning and matching of the features from person images. To overcome these difficulties, in this work we propose a Pose-driven Deep Convolutional (PDC) model to learn improved feature extraction and matching models from end to end. Our deep architecture explicitly leverages the human part cues to alleviate the pose variations and learn robust feature representations from both the global image and different local parts. To match the features from global human body and local body parts, a pose driven feature weighting sub-network is further designed to learn adaptive feature fusions. Extensive experimental analyses and results on three popular datasets demonstrate significant performance improvements of our model over all published state-of-the-art methods. © 2017 IEEE.</text:p>
          </table:table-cell>
        </table:table-row>
        <table:table-row table:style-name="ro1">
          <table:table-cell office:value-type="string" calcext:value-type="string">
            <text:p>Prediction of stopping maneuver considering driver's state</text:p>
          </table:table-cell>
          <table:table-cell office:value-type="string" calcext:value-type="string">
            <text:p>This paper presents how the difference of driving patterns affects prediction of driver's stopping maneuver. Our proposed method has two different driving models based on a driver's state, the model in normal state and the model in hasty state. One of the models is selected depending on a driver's state, and the maneuver is predicted in the selected model. The Hidden Markov Model(HMM), one of the specific form of Dynamic Bayesian Networks(DBN), was applied for modeling of each driving pattern. For estimation of driver's state, Heart Rate Variability(HRV) based index was used because the index reflects stress level which seems to relate to hasty state. We have carried out a driving experiment with a simulator. As the result of evaluating the pattern in hasty state, the proposed method predicted stopping maneuver earlier than a single model method. To predict driver's maneuver is essential to improve the human-machine interface n driver assistance technologies including a collision-warning system. Our approach is intended to enable more accurate prediction of the maneuver for these systems. © 2006 IEEE.</text:p>
          </table:table-cell>
        </table:table-row>
        <table:table-row table:style-name="ro1">
          <table:table-cell office:value-type="string" calcext:value-type="string">
            <text:p>Qualitative Action Recognition by Wireless Radio Signals in Human-Machine Systems</text:p>
          </table:table-cell>
          <table:table-cell office:value-type="string" calcext:value-type="string">
            <text:p>Human-machine systems required a deep understanding of human behaviors. Most existing research on action recognition has focused on discriminating between different actions, however, the quality of executing an action has received little attention thus far. In this paper, we study the quality assessment of driving behaviors and present WiQ, a system to assess the quality of actions based on radio signals. This system includes three key components, a deep neural network based learning engine to extract the quality information from the changes of signal strength, a gradient-based method to detect the signal boundary for an individual action, and an activity-based fusion policy to improve the recognition performance in a noisy environment. By using the quality information, WiQ can differentiate a triple body status with an accuracy of 97%, whereas for identification among 15 drivers, the average accuracy is 88%. Our results show that, via dedicated analysis of radio signals, a fine-grained action characterization can be achieved, which can facilitate a large variety of applications, such as smart driving assistants. © 2013 IEEE.</text:p>
          </table:table-cell>
        </table:table-row>
        <table:table-row table:style-name="ro1">
          <table:table-cell office:value-type="string" calcext:value-type="string">
            <text:p>Recognition of Image-Orientation-Based Iris Spoofing</text:p>
          </table:table-cell>
          <table:table-cell office:value-type="string" calcext:value-type="string">
            <text:p>This paper presents a solution to automatically recognize the correct left/right and upright/upside-down orientation of iris images. This solution can be used to counter spoofing attacks directed to generate fake identities by rotating an iris image or the iris sensor during the acquisition. Two approaches are compared on the same data, using the same evaluation protocol: 1) feature engineering, using hand-crafted features classified by a support vector machine (SVM) and 2) feature learning, using data-driven features learned and classified by a convolutional neural network (CNN). A data set of 20 750 iris images, acquired for 103 subjects using four sensors, was used for development. An additional subject-disjoint data set of 1,939 images, from 32 additional subjects, was used for testing purposes. Both same-sensor and cross-sensor tests were carried out to investigate how the classification approaches generalize to unknown hardware. The SVM-based approach achieved an average correct classification rate above 95% (89%) for recognition of left/right (upright/upside-down) orientation when tested on subject-disjoint data and camera-disjoint data, and 99% (97%) if the images were acquired by the same sensor. The CNN-based approach performed better for same-sensor experiments, and presented slightly worse generalization capabilities to unknown sensors when compared with the SVM. We are not aware of any other papers on the automatic recognition of upright/upside-down orientation of iris images, or studying both hand-crafted and data-driven features in same-sensor and cross-sensor subject-disjoint experiments. The data sets used in this paper, along with random splits of the data used in cross-validation, are being made available. © 2005-2012 IEEE.</text:p>
          </table:table-cell>
        </table:table-row>
        <table:table-row table:style-name="ro1">
          <table:table-cell office:value-type="string" calcext:value-type="string">
            <text:p>Reducing the negative effect of defective data on driving behavior segmentation via a deep sparse autoencoder</text:p>
          </table:table-cell>
          <table:table-cell office:value-type="string" calcext:value-type="string">
            <text:p>Analyzing driving behavior data is essential for developing driver assistance systems. Statistical segmentation is one of the important methods to realize the analysis. Driving behavior data actually include undesirable defects caused by external environment and sensor failures. Defects in the data cause a huge negative effect on the segmentation. In this paper, we showed that a feature extraction method based on a deep sparse autoencoder with fixed point (DSAE-FP) could reduce the negative effect of defective data in a driving behavior segmentation task. In the experiments, we used sticky hierarchical Dirichlet process hidden Markov model to segment the driving behavior. We compared the segmentation results using hidden features extracted by DSAE-FP and other comparative methods. Experimental results showed that segmentation results of non-defective dataset and defective dataset turned out most similar when DSAE-FP was used. © 2016 IEEE.</text:p>
          </table:table-cell>
        </table:table-row>
        <table:table-row table:style-name="ro1">
          <table:table-cell office:value-type="string" calcext:value-type="string">
            <text:p>Rico: A mobile app dataset for building data-driven design applications</text:p>
          </table:table-cell>
          <table:table-cell office:value-type="string" calcext:value-type="string">
            <text:p>Data-driven models help mobile app designers understand best practices and trends, and can be used to make predictions about design performance and support the creation of adaptive UIs. This paper presents Rico, the largest repository of mobile app designs to date, created to support five classes of data-driven applications: design search, UI layout generation, UI code generation, user interaction modeling, and user perception prediction. To create Rico, we built a system that combines crowdsourcing and automation to scalably mine design and interaction data from android apps at runtime. The Rico dataset contains design data from more than 9:7k android apps spanning 27 categories. It exposes visual, textual, structural, and interactive design properties of more than 72k unique UI screens. To demonstrate the kinds of applications that Rico enables, we present results from training an autoencoder for UI layout similarity, which supports queryby-example search over UIs. © 2017 Copyright held by the owner/author(s).</text:p>
          </table:table-cell>
        </table:table-row>
        <table:table-row table:style-name="ro1">
          <table:table-cell office:value-type="string" calcext:value-type="string">
            <text:p>Robust Chinese traffic sign detection and recognition with deep convolutional neural network</text:p>
          </table:table-cell>
          <table:table-cell office:value-type="string" calcext:value-type="string">
            <text:p>Detection and recognition of traffic sign, including various road signs and text, play an important role in autonomous driving, mapping/navigation and traffic safety. In this paper, we proposed a traffic sign detection and recognition system by applying deep convolutional neural network (CNN), which demonstrates high performance with regard to detection rate and recognition accuracy. Compared with other published methods which are usually limited to a predefined set of traffic signs, our proposed system is more comprehensive as our target includes traffic signs, digits, English letters and Chinese characters. The system is based on a multi-task CNN trained to acquire effective features for the localization and classification of different traffic signs and texts. In addition to the public benchmarking datasets, the proposed approach has also been successfully evaluated on a field-captured Chinese traffic sign dataset, with performance confirming its robustness and suitability to real-world applications. © 2015 IEEE.</text:p>
          </table:table-cell>
        </table:table-row>
        <table:table-row table:style-name="ro1">
          <table:table-cell office:value-type="string" calcext:value-type="string">
            <text:p>Robust Hand Detection and Classification in Vehicles and in the Wild</text:p>
          </table:table-cell>
          <table:table-cell office:value-type="string" calcext:value-type="string">
            <text:p>Robust hand detection and classification is one of the most crucial pre-processing steps to support human computer interaction, driver behavior monitoring, virtual reality, etc. This problem, however, is very challenging due to numerous variations of hand images in real-world scenarios. This work presents a novel approach named Multiple Scale Region-based Fully Convolutional Networks (MSRFCN) to robustly detect and classify human hand regions under various challenging conditions, e.g. occlusions, illumination, low-resolutions. In this approach, the whole image is passed through the proposed fully convolutional network to compute score maps. Those score maps with their position-sensitive properties can help to efficiently address a dilemma between translation-invariance in classification and detection. The method is evaluated on the challenging hand databases, i.e. the Vision for Intelligent Vehicles and Applications (VIVA) Challenge, Oxford hand dataset and compared against various recent hand detection methods. The experimental results show that our proposed MS-FRCN approach consistently achieves the state-of-the-art hand detection results, i.e. Average Precision (AP) / Average Recall (AR) of 95.1% / 94.5% at level 1 and 86.0% / 83.4% at level 2, on the VIVA challenge. In addition, the proposed method achieves the state-of-the-art results for left/right hand and driver/passenger classification tasks on the VIVA database with a significant improvement on AP/AR of ~7% and ~13% for both classification tasks, respectively. The hand detection performance of MS-RFCN reaches to 75.1% of AP and 77.8% of AR on Oxford database. © 2017 IEEE.</text:p>
          </table:table-cell>
        </table:table-row>
        <table:table-row table:style-name="ro1">
          <table:table-cell office:value-type="string" calcext:value-type="string">
            <text:p>Robust hand detection in Vehicles</text:p>
          </table:table-cell>
          <table:table-cell office:value-type="string" calcext:value-type="string">
            <text:p>The problems of hand detection have been widely addressed in many areas, e.g. human computer interaction environment, driver behaviors monitoring, etc. However, the detection accuracy in recent hand detection systems are still far away from the demands in practice due to a number of challenges, e.g. hand variations, highly occlusions, low-resolution and strong lighting conditions. This paper presents the Multiple Scale Faster Region-based Convolutional Neural Network (MS-FRCNN) to handle the problems of hand detection in given digital images collected under challenging conditions. Our proposed method introduces a multiple scale deep feature extraction approach in order to handle the challenging factors to provide a robust hand detection algorithm. The method is evaluated on the challenging hand database, i.e. the Vision for Intelligent Vehicles and Applications (VIVA) Challenge, and compared against various recent hand detection methods. Our proposed method achieves the state-of-the-art results with 20% of the detection accuracy higher than the second best one in the VIVA challenge. © 2016 IEEE.</text:p>
          </table:table-cell>
        </table:table-row>
        <table:table-row table:style-name="ro1">
          <table:table-cell office:value-type="string" calcext:value-type="string">
            <text:p>Semantics-aware deep correspondence structure learning for robust person re-identification</text:p>
          </table:table-cell>
          <table:table-cell office:value-type="string" calcext:value-type="string">
            <text:p>In this paper, we propose an end-to-end deep correspondence structure learning (DCSL) approach to address the cross-camera person-matching problem in the person re-identification task. The proposed DCSL approach captures the intrinsic structural information on persons by learning a semanticsaware image representation based on convolutional neural networks, which adaptively learns discriminative features for person identification. Furthermore, the proposed DCSL approach seeks to adaptively learn a hierarchical data-driven feature matching function which outputs the matching correspondence results between the learned semantics-aware image representations for a person pair. Finally, we set up a unified end-toend deep learning scheme to jointly optimize the processes of semantics-aware image representation learning and cross-person correspondence structure learning, leading to more reliable and robust person re-identification results in complicated scenarios. Experimental results on several benchmark datasets demonstrate the effectiveness of our approach against the state-of-the-art approaches.</text:p>
          </table:table-cell>
        </table:table-row>
        <table:table-row table:style-name="ro1">
          <table:table-cell office:value-type="string" calcext:value-type="string">
            <text:p>Semi-supervised learning with bidirectional adaptive pairwise encoding</text:p>
          </table:table-cell>
          <table:table-cell office:value-type="string" calcext:value-type="string">
            <text:p>In contrast to classic supervised learning methods that demand pre-defined class labels, pairwise encoding or sideinformation encoding merely requires pairwise similarity information to drive feature learning, which makes it very appealing for many fundamental tasks such as dimensionality reduction and semi-supervised learning. In this paper, we present a novel bimarginal pairwise encoding model, along with deep autoencoder, to learn nonlinear embedding for the aforementioned tasks. The new method learns powerful features that preserve critical pairwise information in a semi-supervised manner. It has achieved better performance on the well-known yet hard to make improvement benchmark MINIST compared with other methods in the same category, i.e. Autoencoder [4], Invariant Mapping for Dimensionality Reduction [1], Neighborhood Component Analysis [3], and Fixed Bi-Margin Pairwise Encoding [11]. © 2016 IEEE.</text:p>
          </table:table-cell>
        </table:table-row>
        <table:table-row table:style-name="ro1">
          <table:table-cell office:value-type="string" calcext:value-type="string">
            <text:p>Sensorless determination of induction motor drive speed using MRAS method</text:p>
          </table:table-cell>
          <table:table-cell office:value-type="string" calcext:value-type="string">
            <text:p>In most cases, using of an optical sensor represents the most common solution to obtain the induction motor actual speed. As in some cases the use of the speed sensor carries number of problems, an effort to find a solution that does not require a speed sensor is obvious in recent time. The paper presents some results of employing MRAS (Model Reference Adaptive System) method for sensorless induction motor shaft speed determination. The working principles and the possible algorithm mathematical derivation are described. Results of the drive performance simulation in MatLab/Simulink environment are presented. Finally, the algorithm is verified on the real induction motor drive utilizing dSPACE platform. Obtained results demonstrate good function and performance of the system. © 2016 IEEE.</text:p>
          </table:table-cell>
        </table:table-row>
        <table:table-row table:style-name="ro1">
          <table:table-cell office:value-type="string" calcext:value-type="string">
            <text:p>Smartphones as an integrated platform for monitoring driver behaviour: The role of sensor fusion and connectivity</text:p>
          </table:table-cell>
          <table:table-cell office:value-type="string" calcext:value-type="string">
            <text:p>Nowadays, more than half of the world's web traffic comes from mobile phones, and by 2020 approximately 70 percent of the world's population will be using smartphones. The unprecedented market penetration of smartphones combined with the connectivity and embedded sensing capability of smartphones is an enabler for the large-scale deployment of Intelligent Transportation Systems (ITS). On the downside, smartphones have inherent limitations such as relatively limited energy capacity, processing power, and accuracy. These shortcomings may potentially limit their role as an integrated platform for monitoring driver behaviour in the context of ITS. This study examines this hypothesis by reviewing recent scientific contributions. The Cybernetics theoretical framework was employed to allow a systematic comparison. First, only a few studies consider the smartphone as an integrated platform. Second, a lack of consistency between the approaches and metrics used in the literature is noted. Last but not least, areas such as fusion of heterogeneous information sources, Deep Learning and sparse crowd-sensing are identified as relatively unexplored, and future research in these directions is suggested. © 2018 Elsevier Ltd</text:p>
          </table:table-cell>
        </table:table-row>
        <table:table-row table:style-name="ro1">
          <table:table-cell office:value-type="string" calcext:value-type="string">
            <text:p>Specific video identification via joint learning of latent semantic concept, scene and temporal structure</text:p>
          </table:table-cell>
          <table:table-cell office:value-type="string" calcext:value-type="string">
            <text:p>In this paper, based on three typical characteristics of specific videos, i.e., the theme, scene and temporal structure, a novel data-driven identification architecture for the specific video is proposed. To be concrete, at the frame-level, semantic features and scene features from two independent Convolutional Neural Networks (CNNs) are extracted. At the video-level, Vector of Locally Aggregated Descriptors (VLAD) is firstly adopted to encode spatial representation, and then multiple-layer Long Short-Term Memory (LSTM) networks are introduced to represent temporal information. Additionally, a large-scale specific video dataset (SVD) is built for evaluation. The experimental results show that our method obtain impressive 98% mAP. Moreover, in order to validate generalization capability of proposed architecture, extensive experiments on two public datasets, Columbia Consumer Videos (CCV) and Unstructured Social Activity Attribute (USAA), are conducted. Comparison results indicate that our approach outperforms state-of-the-art methods on USAA, and achieves comparable results on CCV. © 2016 Elsevier B.V.</text:p>
          </table:table-cell>
        </table:table-row>
        <table:table-row table:style-name="ro1">
          <table:table-cell office:value-type="string" calcext:value-type="string">
            <text:p>Speech-driven animation constrained by appropriate discourse functions</text:p>
          </table:table-cell>
          <table:table-cell office:value-type="string" calcext:value-type="string">
            <text:p>Conversational agents provide powerful opportunities to interact and engage with the users. The challenge is how to create naturalistic behaviors that replicate the complex gestures observed during human interactions. Previous studies have used rule-based frameworks or data-driven models to generate appropriate gestures, which are properly synchronized with the underlying discourse functions. Among these methods, speech-driven approaches are especially appealing given the rich information conveyed on speech. It captures emotional cues and prosodic patterns that are important to synthesize behaviors (i.e., modeling the variability and complexity of the timings of the behaviors). The main limitation of these models is that they fail to capture the underlying semantic and discourse functions of the message (e.g., nodding). This study proposes a speech-driven framework that explicitly model discourse functions, bridging the gap between speech-driven and rule-based models. The approach is based on dynamic Bayesian Network (DBN), where an additional node is introduced to constrain the models by specific discourse functions. We implement the approach by synthesizing head and eyebrow motion. We conduct perceptual evaluations to compare the animations generated using the constrained and unconstrained models. Copyright 2014 ACM.</text:p>
          </table:table-cell>
        </table:table-row>
        <table:table-row table:style-name="ro1">
          <table:table-cell office:value-type="string" calcext:value-type="string">
            <text:p>Task-driven feature pooling for image classification</text:p>
          </table:table-cell>
          <table:table-cell office:value-type="string" calcext:value-type="string">
            <text:p>Feature pooling is an important strategy to achieve high performance in image classification. However, most pooling methods are unsupervised and heuristic. In this paper, we propose a novel task-driven pooling (TDP) model to directly learn the pooled representation from data in a discriminative manner. Different from the traditional methods (e.g., average and max pooling), TDP is an implicit pooling method which elegantly integrates the learning of representations into the given classification task. The optimization of TDP can equalize the similarities between the descriptors and the learned representation, and maximize the classification accuracy. TDP can be combined with the traditional BoW models (coding vectors) or the recent state-of-the-art CNN models (feature maps) to achieve a much better pooled representation. Furthermore, a self-training mechanism is used to generate the TDP representation for a new test image. A multi-task extension of TDP is also proposed to further improve the performance. Experiments on three databases (Flower-17, Indoor-67 and Caltech-101) well validate the effectiveness of our models. © 2015 IEEE.</text:p>
          </table:table-cell>
        </table:table-row>
        <table:table-row table:style-name="ro1">
          <table:table-cell office:value-type="string" calcext:value-type="string">
            <text:p>Toward Intelligent Vehicle Intrusion Detection Using the Neural Knowledge DNA</text:p>
          </table:table-cell>
          <table:table-cell office:value-type="string" calcext:value-type="string">
            <text:p>In this paper, we propose a novel intrusion detection approach using past driving experience and the neural knowledge DNA for in-vehicle information system security. The neural knowledge DNA is a novel knowledge representation method designed to support discovering, storing, reusing, improving, and sharing knowledge among machines and computing systems. We examine our approach for classifying malicious vehicle control commands based on learning from past valid driving behavior data on a simulator. © 2017 Taylor &amp; Francis Group, LLC</text:p>
          </table:table-cell>
        </table:table-row>
        <table:table-row table:style-name="ro1">
          <table:table-cell office:value-type="string" calcext:value-type="string">
            <text:p>Toward Safer Highways: Predicting Driver Stress in Varying Conditions on Habitual Routes</text:p>
          </table:table-cell>
          <table:table-cell office:value-type="string" calcext:value-type="string">
            <text:p>Driver stress is a growing problem in the transportation industry. It causes a deterioration of cognitive skills, resulting in poor driving and an increase in the likelihood of traffic accidents. Prediction models allow us to avoid or at least minimize the negative consequences of stress. In this article, an algorithm based on deep learning is proposed to predict driver stress. This type of algorithm detects complex relationships among variables. At the same time, it avoids overfitting. The prediction of the upcoming stress level is made by taking into account driving behavior (acceleration, deceleration, speed) and the previous stress level. © 2005-2012 IEEE.</text:p>
          </table:table-cell>
        </table:table-row>
        <table:table-row table:style-name="ro1">
          <table:table-cell office:value-type="string" calcext:value-type="string">
            <text:p>Towards neuroimaging real-time driving using convolutional neural networks: Development of CNNs for autonomous steering in the TORCS environment</text:p>
          </table:table-cell>
          <table:table-cell office:value-type="string" calcext:value-type="string">
            <text:p>The majority of previous attempts to autonomous driving in the TORCS environment involve the use of pre-calculated data such as the exact distance to opponents or the actual position of the car with respect to the center of the track. As humans, we drive based on locally available information that is gathered by our senses, mainly sight. This information is not precomputed and it is left to the agent to make sense of it. This work explores and evaluates the development of autonomous steering using visual-only input in real time driving. Convolutional Neural Networks (CNNs) have been proven to excel in categorical image classification, but little has been done on how they could perform in continuous spaces such as deciding steering values. The results presented here show that CNNs are indeed capable of performing well on such spaces and can be trained from example. Various modifications proved to enhance network accuracy and hence driving performance, such as applying edge detection filters to the input image, using a weighted average method to select network outputs and including unusual situations in the training data, making the neurovisual agent much more robust and capable of higher generalization power. © 2016 IEEE.</text:p>
          </table:table-cell>
        </table:table-row>
        <table:table-row table:style-name="ro1">
          <table:table-cell office:value-type="string" calcext:value-type="string">
            <text:p>Transfer learning for aluminium extrusion electricity consumption anomaly detection via deep neural networks</text:p>
          </table:table-cell>
          <table:table-cell office:value-type="string" calcext:value-type="string">
            <text:p>Effective anomaly detection can reduce the electricity consumption and carbon emissions in aluminium extrusion processes. The following two steps identify anomalies: electricity consumption forecasting and anomaly detection. Data-driven modelling is typical paradigm for building an accurate forecasting model. For a new extruding machine, there is insufficient extruded data for model training. The research objective of this work is to determine whether a forecasting model can be trained by transferring knowledge from a data-sufficient domain to a data-insufficient domain. A shared connected deep neural network is proposed for electricity consumption time-series anomaly forecasting. Anomalies are detected by the difference of predicted and measured values at a confidence interval. The experimental results show that the proposed approach can identify electricity anomaly events in real time. Furthermore, it is shown that transferring learning knowledge between domains significantly improves the forecasting results. © 2017 Informa UK Limited, trading as Taylor &amp; Francis Group.</text:p>
          </table:table-cell>
        </table:table-row>
        <table:table-row table:style-name="ro1">
          <table:table-cell office:value-type="string" calcext:value-type="string">
            <text:p>Transfer learning of temporal information for driver action classification</text:p>
          </table:table-cell>
          <table:table-cell office:value-type="string" calcext:value-type="string">
            <text:p>Correct classification of image data can depend on features learned in multiple sequential frames. We focus on the problem of learning action from video data with an emphasis on driver behavior monitoring. An insuffcient quantity of high quality labeled data is a major problem in machine learning research. This is especially true when deep neural networks are used. Although some sufficiently large, general purpose image databases exist for action recognition, most of these are limited to single frames. This kind of data requires that the action recognition task is applied regardless of the temporal information (information from previous and next frames of a video sequence). In this paper, we show that temporal information is useful for accurate classification of video and that the temporal information in lower layers of a convolutional neural network can successfully be transferred from one network to another to greatly improve performance on the driver behavior monitoring task. © 2017 Copyright retained by the authors.</text:p>
          </table:table-cell>
        </table:table-row>
        <table:table-row table:style-name="ro1">
          <table:table-cell office:value-type="string" calcext:value-type="string">
            <text:p>Unsupervised Feature Learning Based on Deep Models for Environmental Audio Tagging</text:p>
          </table:table-cell>
          <table:table-cell office:value-type="string" calcext:value-type="string">
            <text:p>Environmental audio tagging aims to predict only the presence or absence of certain acoustic events in the interested acoustic scene. In this paper, we make contributions to audio tagging in two parts, respectively, acoustic modeling and feature learning. We propose to use a shrinking deep neural network (DNN) framework incorporating unsupervised feature learning to handle the multilabel classification task. For the acoustic modeling, a large set of contextual frames of the chunk are fed into the DNN to perform a multilabel classification for the expected tags, considering that only chunk (or utterance) level rather than frame-level labels are available. Dropout and background noise aware training are also adopted to improve the generalization capability of the DNNs. For the unsupervised feature learning, we propose to use a symmetric or asymmetric deep denoising auto-encoder (syDAE or asyDAE) to generate new data-driven features from the logarithmic Mel-filter banks features. The new features, which are smoothed against background noise and more compact with contextual information, can further improve the performance of the DNN baseline. Compared with the standard Gaussian mixture model baseline of the DCASE 2016 audio tagging challenge, our proposed method obtains a significant equal error rate (EER) reduction from 0.21 to 0.13 on the development set. The proposed asyDAE system can get a relative 6.7% EER reduction compared with the strong DNN baseline on the development set. Finally, the results also show that our approach obtains the state-of-the-art performance with 0.15 EER on the evaluation set of the DCASE 2016 audio tagging task while EER of the first prize of this challenge is 0.17. © 2017 IEEE.</text:p>
          </table:table-cell>
        </table:table-row>
        <table:table-row table:style-name="ro1">
          <table:table-cell office:value-type="string" calcext:value-type="string">
            <text:p>Unsupervised neural network based feature extraction using weak top-down constraints</text:p>
          </table:table-cell>
          <table:table-cell office:value-type="string" calcext:value-type="string">
            <text:p>Deep neural networks (DNNs) have become a standard component in supervised ASR, used in both data-driven feature extraction and acoustic modelling. Supervision is typically obtained from a forced alignment that provides phone class targets, requiring transcriptions and pronunciations. We propose a novel unsupervised DNN-based feature extractor that can be trained without these resources in zero-resource settings. Using unsupervised term discovery, we find pairs of isolated word examples of the same unknown type; these provide weak top-down supervision. For each pair, dynamic programming is used to align the feature frames of the two words. Matching frames are presented as input-output pairs to a deep autoencoder (AE) neural network. Using this AE as feature extractor in a word discrimination task, we achieve 64% relative improvement over a previous state-of-the-art system, 57% improvement relative to a bottom-up trained deep AE, and come to within 23% of a supervised system. © 2015 IEEE.</text:p>
          </table:table-cell>
        </table:table-row>
        <table:table-row table:style-name="ro1">
          <table:table-cell office:value-type="string" calcext:value-type="string">
            <text:p>Visualization of Driving Behavior Based on Hidden Feature Extraction by Using Deep Learning</text:p>
          </table:table-cell>
          <table:table-cell office:value-type="string" calcext:value-type="string">
            <text:p>In this paper, we propose a visualization method for driving behavior that helps people to recognize distinctive driving behavior patterns in continuous driving behavior data. Driving behavior can be measured using various types of sensors connected to a control area network. The measured multi-dimensional time series data are called driving behavior data. In many cases, each dimension of the time series data is not independent of each other in a statistical sense. For example, accelerator opening rate and longitudinal acceleration are mutually dependent. We hypothesize that only a small number of hidden features that are essential for driving behavior are generating the multivariate driving behavior data. Thus, extracting essential hidden features from measured redundant driving behavior data is a problem to be solved to develop an effective visualization method for driving behavior. In this paper, we propose using deep sparse autoencoder (DSAE) to extract hidden features for visualization of driving behavior. Based on the DSAE, we propose a visualization method called a driving color map by mapping the extracted 3-D hidden feature to the red green blue (RGB) color space. A driving color map is produced by placing the colors in the corresponding positions on the map. The subjective experiment shows that feature extraction method based on the DSAE is effective for visualization. In addition, its performance is also evaluated numerically by using pattern recognition method. We also provide examples of applications that use driving color maps in practical problems. In summary, it is shown the driving color map based on DSAE facilitates better visualization of driving behavior. © 2000-2011 IEEE.</text:p>
          </table:table-cell>
        </table:table-row>
        <table:table-row table:style-name="ro1">
          <table:table-cell office:value-type="string" calcext:value-type="string">
            <text:p>Visualization of driving behavior using deep sparse autoencoder</text:p>
          </table:table-cell>
          <table:table-cell office:value-type="string" calcext:value-type="string">
            <text:p>Driving behavioral data is too high-dimensional for people to review their driving behavior. It includes accelerator opening rate, steering angle, brake Master-Cylinder pressure and other various information. The high-dimensional data is not very intuitive for drivers to understand their driving behavior when they take a look back on their recorded driving behavior. We used a deep sparse autoencoder to extract the low-dimensional high-level representation from high-dimensional raw driving behavioral data obtained from a control area network. Based on this low-dimensional representation, we propose two visualization methods called Driving Cube and Driving Color Map. Driving Cube is a cubic representation displaying extracted three-dimensional features. Driving Color Map is a colored trajectory shown on a road map representing the extracted features. The trajectory is colored using the RGB color space, which corresponds to the extracted three-dimensional features. To evaluate the proposed method for extracting low-dimensional feature, we conducted an experiment and found several differences with recorded driving behavior by viewing the visualized Driving Color Map and that our visualization methods can help people to recognize different driving behavior. To evaluate the effectiveness of low-dimensional representation, we compared deep sparse autoencoder with other conventional methods from the viewpoint of linear separability of elemental driving behavior. As a result, our methods outperformed other conventional methods. © 2014 IEEE.</text:p>
          </table:table-cell>
        </table:table-row>
        <table:table-row table:style-name="ro1">
          <table:table-cell office:value-type="string" calcext:value-type="string">
            <text:p>VR environment for the study of collocated interaction between small UAVs and humans</text:p>
          </table:table-cell>
          <table:table-cell office:value-type="string" calcext:value-type="string">
            <text:p>Two issues that are crucial to the integration of flying robotic systems into human populated environments include: how humans perceive autonomous flying robots, and how to design and control flying robots to improve the level of comfort and perceived safety for collocated others. This work represents a comprehensive virtual reality test environment to explore scripted and unscripted interactions with flying robots. We employ a multimethod approach by incorporating behavioral measures, self-report questionnaires, and physiological data to characterize human arousal during a variety of predetermined and real-time scenarios in both indoor and outdoor environments. By combining complementary methodological techniques, we can converge on a data-driven model of social etiquette for flying robots; this model can then be reparametrized in terms of planning and control solutions to govern the robot’s behavior in a real-world context. © Springer International Publishing AG 2018.</text:p>
          </table:table-cell>
        </table:table-row>
        <table:table-row table:style-name="ro1">
          <table:table-cell office:value-type="string" calcext:value-type="string">
            <text:p>Watch this: Scalable cost-function learning for path planning in urban environments</text:p>
          </table:table-cell>
          <table:table-cell office:value-type="string" calcext:value-type="string">
            <text:p>In this work, we present an approach to learn cost maps for driving in complex urban environments from a large number of demonstrations of human driving behaviour. The learned cost maps are constructed directly from raw sensor measurements, bypassing the effort of manually designing cost maps as well as features. When deploying the cost maps, the trajectories generated not only replicate human-like driving behaviour but are also demonstrably robust against systematic errors in putative robot configuration. To achieve this we deploy a Maximum Entropy based, non-linear IRL framework which uses Fully Convolutional Neural Networks (FCNs) to represent the cost model underlying expert driving behaviour. Using a deep, parametric approach enables us to scale efficiently to large datasets and complex behaviours while being run-time independent of dataset extent during deployment. We demonstrate scalability and performance on an ambitious dataset collected over the course of one year including more than 25k demonstration trajectories extracted from over 120km of driving and 13 different drivers. We evaluate against a carefully designed cost map and, in addition, demonstrate robustness to systematic errors by learning precise cost-maps even in the presence of system calibration perturbations. © 2016 IEEE.</text:p>
          </table:table-cell>
        </table:table-row>
        <table:table-row table:style-name="ro1">
          <table:table-cell office:value-type="string" calcext:value-type="string">
            <text:p>What variables affect to a greater extent the driver's vision while driving?</text:p>
          </table:table-cell>
          <table:table-cell office:value-type="string" calcext:value-type="string">
            <text:p>This paper deals with the analysis of the main variables involved in the visual activity of a driver of motor vehicles, in order to identify the most important quantities and implement, therefore, appropriate corrective actions to the achievement of road safety. The first step in this research was to survey a number of variables within the road environment and processing this data base with clustering techniques in order to extract useful information for purpose. In this case, a mixture of procedures based on Fuzzy Logic (FL) and Artificial Neural Network (ANN) were applied not only to extract knowledge not known a priori but, above all, to define the membership functions and rules of the fuzzy model without recourse to the skills of the analyst, not always so objective. This procedure, applied to a rural road open to traffic, showed a good performance in predicting the user's visual behavior and, especially, in identifying the most influential variables. This aspect may allow the agency to direct the maintenance operations so that to facilitate understanding of the information contained within the road environment, thus improving safety. © 2013 Copyright © 2013 Vilnius Gediminas Technical University (VGTU) Press.</text:p>
          </table:table-cell>
        </table:table-row>
        <table:table-row table:style-name="ro1">
          <table:table-cell office:value-type="string" calcext:value-type="string">
            <text:p>Wind power generation fault diagnosis based on deep learning model in internet of things (IoT) with clusters</text:p>
          </table:table-cell>
          <table:table-cell office:value-type="string" calcext:value-type="string">
            <text:p>With the rapid development of wind power capacity and sustained growth in total operation time, the maintenance of wind turbines is becoming increasingly prominent, so we urgently need to develop effective wind turbine fault diagnosis and prediction system. The main fault characteristics of wind turbines are summarized from two aspects of fault diagnosis and fault prediction. Aiming at the difficult problems of fault diagnosis, we analyze and summarize the research status of fault diagnosis methods based on vibration, electrical signal analysis and pattern recognition algorithm. At the same time, we point out the technical characteristics, limitations and future trends of various methods. Based on the characteristics of mechanical structure and electronic system degradation in wind turbines, we summarize the current research progress and propose a fault prediction method based on physical failure model and data driven model fusion. In this paper, we use the deep learning model in the framework of the internet of things to predict and diagnose the faults of wind power generation. The experimental results show that the algorithm proposed in this paper can predict the fault types and make reasonable diagnosis. © 2018 Springer Science+Business Media, LLC, part of Springer Nature</text:p>
          </table:table-cell>
        </table:table-row>
        <table:table-row table:style-name="ro1">
          <table:table-cell office:value-type="string" calcext:value-type="string">
            <text:p>Wind Turbine Gearbox Failure Identification with Deep Neural Networks</text:p>
          </table:table-cell>
          <table:table-cell office:value-type="string" calcext:value-type="string">
            <text:p>The feasibility of monitoring the health of wind turbine (WT) gearboxes based on the lubricant pressure data in the supervisory control and data acquisition system is investigated in this paper. A deep neural network (DNN)-based framework is developed to monitor conditions of WT gearboxes and identify their impending failures. Six data-mining algorithms, the k-nearest neighbors, least absolute shrinkage and selection operator, ridge regression (Ridge), support vector machines, shallow neural network, as well as DNN, are applied to model the lubricant pressure. A comparative analysis of developed data-driven models is conducted and the DNN model is the most accurate. To prevent the overfitting of the DNN model, a dropout algorithm is applied into the DNN training process. Computational results show that the prediction error will shift before the occurrences of gearbox failures. An exponentially weighted moving average control chart is deployed to derive criteria for detecting the shifts. The effectiveness of the proposed monitoring approach is demonstrated by examining real cases from wind farms in China and benchmarked against the gearbox monitoring based on the oil temperature data. © 2005-2012 IEEE.</text:p>
          </table:table-cell>
        </table:table-row>
        <table:table-row table:style-name="ro1">
          <table:table-cell table:style-name="ce2" office:value-type="string" calcext:value-type="string">
            <text:p>A Learning Framework for Control-Oriented Modeling of Buildings</text:p>
          </table:table-cell>
          <table:table-cell table:style-name="ce5" office:value-type="string" calcext:value-type="string">
            <text:p>Buildings consume almost 40% of energy in the US. In order to optimize the operation of buildings, models that describe the relationship between energy consumption and control knobs such as set-points with high predictive capability are required. Data driven modeling techniques have been investigated to a somewhat limited extent for optimizing the operation and control of buildings. In this context, deep learning techniques such as Recurrent Neural Networks (RNNs) hold promise, empowered by advanced computational capabilities and big data opportunities. This paper investigates the use of deep learning for modeling the power consumption of building heating, ventilation and air-conditioning (HVAC) systems. A preliminary analysis of the performance of the methodology for different architectures is conducted. Results show that the proposed methodology outperforms other data driven modeling techniques significantly.</text:p>
          </table:table-cell>
        </table:table-row>
        <table:table-row table:style-name="ro1">
          <table:table-cell table:style-name="ce2" office:value-type="string" calcext:value-type="string">
            <text:p>Adjacent Vehicle Collision Warning System using Image Sensor and Inertial Measurement Unit</text:p>
          </table:table-cell>
          <table:table-cell table:style-name="ce5" office:value-type="string" calcext:value-type="string">
            <text:p>Advanced driver assistance systems are the newest addition to vehicular technology. Such systems use a wide array of sensors to provide a superior driving experience. Vehicle safety and driver alert are important parts of these system. This paper proposes a driver alert system to prevent and mitigate adjacent vehicle collisions by proving warning information of on-road vehicles and possible collisions. A dynamic Bayesian network (DBN) is utilized to fuse multiple sensors to provide driver awareness. It detects oncoming adjacent vehicles and gathers ego vehicle motion characteristics using an on-board camera and inertial measurement unit (IMU). A histogram of oriented gradient feature based classifier is used to detect any adjacent vehicles. Vehicles front-rear end and side faces were considered in training the classifier. Ego vehicles heading, speed and acceleration are captured from the IMU and feed into the DBN. The network parameters were learned from data via expectation maximization(EM) algorithm. The DBN is designed to provide two type of warning to the driver, a cautionary warning and a brake alert for possible collision with other vehicles. Experiments were completed on multiple public databases, demonstrating successful warnings and brake alerts in most situations.</text:p>
          </table:table-cell>
        </table:table-row>
        <table:table-row table:style-name="ro1">
          <table:table-cell table:style-name="ce2" office:value-type="string" calcext:value-type="string">
            <text:p>Constructing a Deep Neural Network Based Spectral Model for Statistical Speech Synthesis</text:p>
          </table:table-cell>
          <table:table-cell table:style-name="ce5" office:value-type="string" calcext:value-type="string">
            <text:p>This paper presents a technique for spectral modeling using a deep neural network (DNN) for statistical parametric speech synthesis. In statistical parametric speech synthesis systems, spectrum is generally represented by low-dimensional spectral envelope parameters such as cepstrum and LSP, and the parameters are statistically modeled using hidden Markov models (HMMs) or DNNs. In this paper, we propose a statistical parametric speech synthesis system that models high-dimensional spectral amplitudes directly using the DNN framework to improve modelling of spectral fine structures. We combine two DNNs, i.e. one for data-driven feature extraction from the spectral amplitudes pre-trained using an auto-encoder and another for acoustic modeling into a large network and optimize the networks together to construct a single DNN that directly synthesizes spectral amplitude information from linguistic features. Experimental results show that the proposed technique increases the quality of synthetic speech.</text:p>
          </table:table-cell>
        </table:table-row>
        <table:table-row table:style-name="ro1">
          <table:table-cell table:style-name="ce2" office:value-type="string" calcext:value-type="string">
            <text:p>Deep or Shallow Facial Descriptors? A Case for Facial Attribute Classification and Face Retrieval</text:p>
          </table:table-cell>
          <table:table-cell table:style-name="ce5" office:value-type="string" calcext:value-type="string">
            <text:p>With the largely growing quantity of face images in the social networks and media, different face analyzing systems are developed to be employed in real-world situations such as face recognition, facial expression detection, or automated face tagging. Two demanding face-related applications are studied in this paper: facial attribute classification and face image retrieval. The main common issue with most of the attribute classifiers and face retrieval systems is that they fail to perform well under various facial expressions, pose variations, geometrical deformation, and photometric alterations. On one hand, the emerging role of deep CNNs (convolutional neural networks) has shown superior results in tasks like object recognition, face recognition, etc. On the other hand, their applications are yet to be more investigated in facial attribute classification and face retrieval. In this study, we compare the performance of shallow and deep facial descriptors in the two mentioned applications by proposing to exploit distinctive facial features from a very deep pre-trained CNN for attribute classification as well as constructing deep attribute-driven feature vectors for face retrieval. According to the results, the higher accuracy of the attribute classifiers and superior performance of the face retrieval system is demonstrated.</text:p>
          </table:table-cell>
        </table:table-row>
        <table:table-row table:style-name="ro1">
          <table:table-cell table:style-name="ce2" office:value-type="string" calcext:value-type="string">
            <text:p>Design of a Speed Assistant to Minimize the Driver Stress</text:p>
          </table:table-cell>
          <table:table-cell table:style-name="ce5" office:value-type="string" calcext:value-type="string">
            <text:p>Stress is one of the most important factors in traffic accidents. When the driver is in this mental state, their skills and abilities are reduced. In this paper, we propose an algorithm to estimate the optimal speed to minimize stress levels on upcoming road segments when driving. The prediction model is based on deep learning. The stress level estimation considers the previous driver's driving behavior before reaching the road section to be assessed, the road state (weather and traffic), and the previous drives made by the driver. We use this algorithm to build a speed assistant. The solution provides an optimum average speed for each road segment that minimizes the stress. A validation experiment has been conducted in a real setting using two different types of vehicles. The proposal is able to predict the stress levels given the average speed by 84.20% on average. On the other hand, the speed assistant reduces the stress levels (estimated from the driver's heart rate signal) and the aggressiveness of driving regardless of the vehicle type. The proposed solution is implemented on Android mobile devices and uses a heart rate chest strap.</text:p>
          </table:table-cell>
        </table:table-row>
        <table:table-row table:style-name="ro1">
          <table:table-cell table:style-name="ce2" office:value-type="string" calcext:value-type="string">
            <text:p>Image Analysis Methods in High-content Screening for Phenotypic Drug Discovery</text:p>
          </table:table-cell>
          <table:table-cell table:style-name="ce5" office:value-type="string" calcext:value-type="string">
            <text:p>High content screening (HCS) of microscopic images is a very active field in computational cell biology and a powerful technique to reveal how chemical, genetic, and environmental perturbations affect cellular state. HCS has been effectively used to study organelle morphology, drug discovery, signaling pathways, sub-cellular protein localization, and functional genomics. Hence, high content screening is a type of phenotypic screen conducted in cells. The increased throughput characteristic of HCS experiments is due to automation of sample handling and microscopy; the development of robotic controlled stage positioning, fluorescence filters, camera acquisition and autofocusing. High -content screening microscopy experiments generally require some steps: sample preparation, image acquisition, image analysis, image data management and image analysis. Each processing stage poses a number of computational challenges. The success of any high -content screening imaging experiment relies on thoughtful assay design and appropriate image analysis approaches. We have created a number of methods for evaluating cell toxicity to determine nuclear area and cell number, and plasma membrane permeability. Methods developed for the characterization of bone marrow fractions obtained by density gradient centrifugation, comprising determining cell size, toxicity, assessment of the Hoechst dynamics absorption by living bone marrow cells. To investigate the influence of various factors on cell migration and cell -cell interaction we developed high content analysis wound healing assay leading to increased assay precision and accuracy. Methods for the intracellular reactive oxygen species dynamic have evaluated for drug screening procedure for photosensitizing agents used in photodynamic therapy. HCS experiments can contain tens of thousands of images including millions of cells and researchers must utilize machine -learning algorithms to translate morphological features into meaningful biological information. Machine learning is widely used in image-based screening to classify cell morphologies. The principal objective of the screening is to determine whether an experimental perturbation leads to a cellular phenotype. The most commonly used machine-learning method, classification, is based on the definition of phenotypes by representative examples. Thus, before a screen can be conducted, for negative controls as well as for expected classes of phenotypes. If representative examples for phenotypes cannot be obtained, supervised machine learning is not applicable and unsupervised methods need to be used instead. Also among these analyses are machine-learning methods that encompass data-driven models for deep learning. By further improving the usability of software interfaces, machine learning could eventually facilitate assay development and increase processing throughput, accuracy and objectivity.</text:p>
          </table:table-cell>
        </table:table-row>
        <table:table-row table:style-name="ro1">
          <table:table-cell table:style-name="ce2" office:value-type="string" calcext:value-type="string">
            <text:p>Intelligent Synthesis Driven Model Calibration: Framework and Face Recognition Application</text:p>
          </table:table-cell>
          <table:table-cell table:style-name="ce5" office:value-type="string" calcext:value-type="string">
            <text:p>Deep Neural Networks (DNNs) that achieve state-of-th-art results are still prone to suffer performance degradation when deployed in many real-world scenarios due to shifts between the training and deployment domains. Limited data from a given setting can be enriched through synthesis, then used to calibrate a pre-trained DNN to improve the performance in the setting. Most enrichment approaches try to generate as much data as possible; however, this blind approach is computationally expensive and can lead to generating redundant data. Contrary to this, we develop synthesis, here exemplified for faces, methods and propose information-driven approaches to exploit and optimally select face synthesis types both at training and testing. We show that our approaches, without re-designing a new DNN, lead to more efficient training and improved performance. We demonstrate the effectiveness of our approaches by calibrating a state-of-the-art DNN to two challenging face recognition datasets.</text:p>
          </table:table-cell>
        </table:table-row>
        <table:table-row table:style-name="ro1">
          <table:table-cell table:style-name="ce2" office:value-type="string" calcext:value-type="string">
            <text:p>Prediction of motorcyclist stress using a heartrate strap, the vehicle telemetry and road information</text:p>
          </table:table-cell>
          <table:table-cell table:style-name="ce5" office:value-type="string" calcext:value-type="string">
            <text:p>The number of motorcycles on the road has increased in almost all European countries according to Eurostat. Although the total number of motorcycles is lower than the number of cars, the accident rate is much higher. A large number of these accidents are due to human errors. Stress is one of the main reasons behind human errors while driving. In this paper, we present a novel mechanism to predict upcoming values for stress levels based on current and past values for both the driving behavior and environmental factors. First, we analyze the relationship between stress levels and different variables that model the driving behavior (accelerations, decelerations, positive kinetic energy, standard deviation of speed, and road shape). Stress levels are obtained utilizing a Polar H7 heart rate strap. Vehicle telemetry is captured using a smartphone. Second, we study the accuracy of several machine learning algorithms (Support Vector Machine, Multilayer Perceptron, Naive Bayes, J48, and Deep Belief Network) when used to estimate the stress based on our input data. Finally, an experiment was conducted in a real environment. We considered three different scenarios: home-workplace route, workplace-home route, and driving under heavy traffic. The results show that the proposal can estimate the upcoming stress with high accuracy. This algorithm could be used to develop driving assistants that recommend actions to prevent the stress.</text:p>
          </table:table-cell>
        </table:table-row>
      </table:table>
      <table:table table:name="25" table:style-name="ta1">
        <table:table-column table:style-name="co1" table:number-columns-repeated="2" table:default-cell-style-name="Default"/>
        <table:table-row table:style-name="ro1">
          <table:table-cell office:value-type="string" calcext:value-type="string">
            <text:p>Title</text:p>
          </table:table-cell>
          <table:table-cell office:value-type="string" calcext:value-type="string">
            <text:p>Abstract</text:p>
          </table:table-cell>
        </table:table-row>
        <table:table-row table:style-name="ro1">
          <table:table-cell office:value-type="string" calcext:value-type="string">
            <text:p>A framework for evaluating aggressive driving behaviors based on in-vehicle driving records</text:p>
          </table:table-cell>
          <table:table-cell table:formula="of:=VLOOKUP([.A2];[$'123'.A2:.B124];2;FALSE())" office:value-type="string" office:string-value="Driving behavior is how drivers respond to actual driving environments and a major factor for road traffic safety. Recent advances in in-vehicle sensors facilitate continuous monitoring of driving behaviors; large-scale driving data have been accumulated. This study develops a framework to evaluate large-scale driving records and to establish clusters that can be used to identify potentially aggressive driving behaviors. The framework employs three steps of data analytic methods: abrupt change detection to extract meaningful driving events from raw data, feature extraction using an auto-encoder, and two-level clustering. This framework is applied to real driving data that were obtained from 43 taxis in Korean metropolitan cities. The application shows that the framework can characterize driving patterns from large-scale driving records and identify clusters with high potential for aggressive driving. The findings imply that the outcome clusters represent the norm of driving behavior and thus can be used as a reference in diagnosing other drivers' behavior. © 2017 Elsevier Ltd." calcext:value-type="string">
            <text:p>Driving behavior is how drivers respond to actual driving environments and a major factor for road traffic safety. Recent advances in in-vehicle sensors facilitate continuous monitoring of driving behaviors; large-scale driving data have been accumulated. This study develops a framework to evaluate large-scale driving records and to establish clusters that can be used to identify potentially aggressive driving behaviors. The framework employs three steps of data analytic methods: abrupt change detection to extract meaningful driving events from raw data, feature extraction using an auto-encoder, and two-level clustering. This framework is applied to real driving data that were obtained from 43 taxis in Korean metropolitan cities. The application shows that the framework can characterize driving patterns from large-scale driving records and identify clusters with high potential for aggressive driving. The findings imply that the outcome clusters represent the norm of driving behavior and thus can be used as a reference in diagnosing other drivers' behavior. © 2017 Elsevier Ltd.</text:p>
          </table:table-cell>
        </table:table-row>
        <table:table-row table:style-name="ro1">
          <table:table-cell office:value-type="string" calcext:value-type="string">
            <text:p>A hybrid Bayesian Network approach to detect driver cognitive distraction</text:p>
          </table:table-cell>
          <table:table-cell table:formula="of:=VLOOKUP([.A3];[$'123'.A3:.B125];2;FALSE())" office:value-type="string" office:string-value="Driver cognitive distraction (e.g., hand-free cell phone conversation) can lead to unapparent, but detrimental, impairment to driving safety. Detecting cognitive distraction represents an important function for driver distraction mitigation systems. We developed a layered algorithm that integrated two data mining methods-Dynamic Bayesian Network (DBN) and supervised clustering-to detect cognitive distraction using eye movement and driving performance measures. In this study, the algorithm was trained and tested with the data collected in a simulator-based study, where drivers drove either with or without an auditory secondary task. We calculated 19 distraction indicators and defined cognitive distraction using the experimental condition (i.e., &quot;distraction&quot; as in the drives with the secondary task, and &quot;no distraction&quot; as in the drives without the secondary task). We compared the layered algorithm with previously developed DBN and Support Vector Machine (SVM) algorithms. The results showed that the layered algorithm achieved comparable prediction performance as the two alternatives. Nonetheless, the layered algorithm shortened training and prediction time compared to the original DBN because supervised clustering improved computational efficiency by reducing the number of inputs for DBNs. Moreover, the supervised clustering of the layered algorithm revealed rich information on the relationship between driver cognitive state and performance. This study demonstrates that the layered algorithm can capitalize on the best attributes of component data mining methods and can identify human cognitive state efficiently. The study also shows the value in considering the supervised clustering method as an approach to feature reduction in data mining applications. © 2013 The Authors." calcext:value-type="string">
            <text:p>Driver cognitive distraction (e.g., hand-free cell phone conversation) can lead to unapparent, but detrimental, impairment to driving safety. Detecting cognitive distraction represents an important function for driver distraction mitigation systems. We developed a layered algorithm that integrated two data mining methods-Dynamic Bayesian Network (DBN) and supervised clustering-to detect cognitive distraction using eye movement and driving performance measures. In this study, the algorithm was trained and tested with the data collected in a simulator-based study, where drivers drove either with or without an auditory secondary task. We calculated 19 distraction indicators and defined cognitive distraction using the experimental condition (i.e., "distraction" as in the drives with the secondary task, and "no distraction" as in the drives without the secondary task). We compared the layered algorithm with previously developed DBN and Support Vector Machine (SVM) algorithms. The results showed that the layered algorithm achieved comparable prediction performance as the two alternatives. Nonetheless, the layered algorithm shortened training and prediction time compared to the original DBN because supervised clustering improved computational efficiency by reducing the number of inputs for DBNs. Moreover, the supervised clustering of the layered algorithm revealed rich information on the relationship between driver cognitive state and performance. This study demonstrates that the layered algorithm can capitalize on the best attributes of component data mining methods and can identify human cognitive state efficiently. The study also shows the value in considering the supervised clustering method as an approach to feature reduction in data mining applications. © 2013 The Authors.</text:p>
          </table:table-cell>
        </table:table-row>
        <table:table-row table:style-name="ro1">
          <table:table-cell office:value-type="string" calcext:value-type="string">
            <text:p>A neural network-based autonomous articulated vehicle system considering driver behavior</text:p>
          </table:table-cell>
          <table:table-cell table:formula="of:=VLOOKUP([.A4];[$'123'.A4:.B126];2;FALSE())" office:value-type="string" office:string-value="In view of the steering characteristics of articulated dump trucks, an autonomous articulated vehicle system is proposed based on neural networks and by considering driver behaviors. First, a sensor collecting system based on the laser radar and the angular transducer is established, and an articulated vehicle kinematics model and a dynamics model of articulated dump trucks are constructed by analyzing the steering characteristics of articulated dump trucks. Then, by using the ADAMS software, a dynamic model of the trucks is constructed to perform a steady state test. Moreover, a driver model of the artificial neural network control algorithm is constructed based on the optimal preview control, and it is verified by an Adams-Matlab/Simulink co-simulation. Finally, this control model is also verified by establishing a simulation ground tunnel to perform the straight-road-return and curve-road-following tests. The results show that, when the constructed control model is applied to the variable curvature road, the lateral position error is less than 10% of the passable distance, and 90% of the course angle deviation is optimized, which indicates that the constructed control model has a high convergence speed, a good steady state and an excellent unmanned driving performance. © 2016, Editorial Department, Journal of South China University of Technology. All right reserved." calcext:value-type="string">
            <text:p>In view of the steering characteristics of articulated dump trucks, an autonomous articulated vehicle system is proposed based on neural networks and by considering driver behaviors. First, a sensor collecting system based on the laser radar and the angular transducer is established, and an articulated vehicle kinematics model and a dynamics model of articulated dump trucks are constructed by analyzing the steering characteristics of articulated dump trucks. Then, by using the ADAMS software, a dynamic model of the trucks is constructed to perform a steady state test. Moreover, a driver model of the artificial neural network control algorithm is constructed based on the optimal preview control, and it is verified by an Adams-Matlab/Simulink co-simulation. Finally, this control model is also verified by establishing a simulation ground tunnel to perform the straight-road-return and curve-road-following tests. The results show that, when the constructed control model is applied to the variable curvature road, the lateral position error is less than 10% of the passable distance, and 90% of the course angle deviation is optimized, which indicates that the constructed control model has a high convergence speed, a good steady state and an excellent unmanned driving performance. © 2016, Editorial Department, Journal of South China University of Technology. All right reserved.</text:p>
          </table:table-cell>
        </table:table-row>
        <table:table-row table:style-name="ro1">
          <table:table-cell office:value-type="string" calcext:value-type="string">
            <text:p>A rule-based neural network approach to model driver naturalistic behavior in traffic</text:p>
          </table:table-cell>
          <table:table-cell table:formula="of:=VLOOKUP([.A5];[$'123'.A5:.B127];2;FALSE())" office:value-type="string" office:string-value="This paper proposes a rule-based neural network model to simulate driver behavior in terms of longitudinal and lateral actions in two driving situations, namely car-following situation and safety critical events. A fuzzy rule based neural network is constructed to obtain driver individual driving rules from their vehicle trajectory data. A machine learning method reinforcement learning is used to train the neural network such that the neural network can mimic driving behavior of individual drivers. Vehicle actions by neural network are compared to actions from naturalistic data. Furthermore, this paper applies the proposed method to analyze the heterogeneities of driving behavior from different drivers' data.Driving data in the two driving situations are extracted from Naturalistic Truck Driving Study and Naturalistic Car Driving Study databases provided by the Virginia Tech Transportation Institute according to pre-defined criteria. Driving actions were recorded in instrumented vehicles that have been equipped with specialized sensing, processing, and recording equipment. © 2012 Elsevier Ltd." calcext:value-type="string">
            <text:p>This paper proposes a rule-based neural network model to simulate driver behavior in terms of longitudinal and lateral actions in two driving situations, namely car-following situation and safety critical events. A fuzzy rule based neural network is constructed to obtain driver individual driving rules from their vehicle trajectory data. A machine learning method reinforcement learning is used to train the neural network such that the neural network can mimic driving behavior of individual drivers. Vehicle actions by neural network are compared to actions from naturalistic data. Furthermore, this paper applies the proposed method to analyze the heterogeneities of driving behavior from different drivers' data.Driving data in the two driving situations are extracted from Naturalistic Truck Driving Study and Naturalistic Car Driving Study databases provided by the Virginia Tech Transportation Institute according to pre-defined criteria. Driving actions were recorded in instrumented vehicles that have been equipped with specialized sensing, processing, and recording equipment. © 2012 Elsevier Ltd.</text:p>
          </table:table-cell>
        </table:table-row>
        <table:table-row table:style-name="ro1">
          <table:table-cell office:value-type="string" calcext:value-type="string">
            <text:p>Adding Intelligence to Cars Using the Neural Knowledge DNA</text:p>
          </table:table-cell>
          <table:table-cell table:formula="of:=VLOOKUP([.A6];[$'123'.A6:.B128];2;FALSE())" office:value-type="string" office:string-value="In this paper, we propose a Neural Knowledge DNA (NK-DNA)-based framework that is capable of learning from the car’s daily operations and reusing such learned knowledge in future tasks. The NK-DNA is a novel knowledge representation and reasoning approach designed to support discovering, storing, reusing, improving, and sharing knowledge among machines and computing devices. We examine our framework for drivers’ classification based on their driving behaviors. The experimental data are collected via smartphone sensors. The initial results are presented, and the direction for our future research is defined. © 2017 Taylor &amp; Francis." calcext:value-type="string">
            <text:p>In this paper, we propose a Neural Knowledge DNA (NK-DNA)-based framework that is capable of learning from the car’s daily operations and reusing such learned knowledge in future tasks. The NK-DNA is a novel knowledge representation and reasoning approach designed to support discovering, storing, reusing, improving, and sharing knowledge among machines and computing devices. We examine our framework for drivers’ classification based on their driving behaviors. The experimental data are collected via smartphone sensors. The initial results are presented, and the direction for our future research is defined. © 2017 Taylor &amp; Francis.</text:p>
          </table:table-cell>
        </table:table-row>
        <table:table-row table:style-name="ro1">
          <table:table-cell office:value-type="string" calcext:value-type="string">
            <text:p>Analysis of driving skills based on deep learning using stacked autoencoders</text:p>
          </table:table-cell>
          <table:table-cell table:formula="of:=VLOOKUP([.A7];[$'123'.A7:.B129];2;FALSE())" office:value-type="string" office:string-value="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8, Institute of Advanced Engineering and Science. All rights reserved." calcext:value-type="string">
            <text:p>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8, Institute of Advanced Engineering and Science. All rights reserved.</text:p>
          </table:table-cell>
        </table:table-row>
        <table:table-row table:style-name="ro1">
          <table:table-cell office:value-type="string" calcext:value-type="string">
            <text:p>Brain-inspired Cognitive Model with Attention for Self-Driving Cars</text:p>
          </table:table-cell>
          <table:table-cell table:formula="of:=VLOOKUP([.A8];[$'123'.A8:.B130];2;FALSE())" office:value-type="string" office:string-value="The perception-driven approach and end-to-end system are two major vision-based frameworks for self-driving cars. However, it is difficult to introduce attention and historical information into the autonomous driving process, which are essential for achieving human-like driving in these two methods. In this study, we propose a novel model for self-driving cars called the brain-inspired cognitive model with attention (CMA). This model comprises three parts: a convolutional neural network for simulating the human visual cortex, a cognitive map to describe the relationships between objects in a complex traffic scene, and a recurrent neural network, which we combine with the real-time updated cognitive map to implement the attention mechanism and long-short term memory. An advantage of our model is that it can accurately solve three tasks simultaneously: 1) detecting the free space and boundaries for the current and adjacent lanes, 2) estimating the distances to obstacles and vehicle attitude, and 3) learning the driving behavior and decision-making process of a human driver. Importantly, the proposed model can accept external navigation instructions during an end-to-end driving process. To evaluate the model, we built a large-scale road-vehicle dataset containing over 40,000 labeled road images captured by three cameras placed on our self-driving car. Moreover, human driving activities and vehicle states were recorded at the same time. IEEE" calcext:value-type="string">
            <text:p>The perception-driven approach and end-to-end system are two major vision-based frameworks for self-driving cars. However, it is difficult to introduce attention and historical information into the autonomous driving process, which are essential for achieving human-like driving in these two methods. In this study, we propose a novel model for self-driving cars called the brain-inspired cognitive model with attention (CMA). This model comprises three parts: a convolutional neural network for simulating the human visual cortex, a cognitive map to describe the relationships between objects in a complex traffic scene, and a recurrent neural network, which we combine with the real-time updated cognitive map to implement the attention mechanism and long-short term memory. An advantage of our model is that it can accurately solve three tasks simultaneously: 1) detecting the free space and boundaries for the current and adjacent lanes, 2) estimating the distances to obstacles and vehicle attitude, and 3) learning the driving behavior and decision-making process of a human driver. Importantly, the proposed model can accept external navigation instructions during an end-to-end driving process. To evaluate the model, we built a large-scale road-vehicle dataset containing over 40,000 labeled road images captured by three cameras placed on our self-driving car. Moreover, human driving activities and vehicle states were recorded at the same time. IEEE</text:p>
          </table:table-cell>
        </table:table-row>
        <table:table-row table:style-name="ro1">
          <table:table-cell office:value-type="string" calcext:value-type="string">
            <text:p>Cognitive and personality determinants of fitness to drive</text:p>
          </table:table-cell>
          <table:table-cell table:formula="of:=VLOOKUP([.A9];[$'123'.A9:.B131];2;FALSE())" office:value-type="string" office:string-value="Despite a wealth of literature supporting the predictive relevance of various driving-related ability and personality traits in predicting different aspects of traffic safety, these predictors have in previous studies been studied in isolation. The present study investigated the utility of combining these predictor variables in the prediction of safe driving behaviour as measured in a standardised driving test. A total of 159 predominately male respondents participated in this study. The respondents completed a standardised test battery measuring the driving-related ability traits reaction speed, perceptual speed, selective and divided attention, resilience of attention and reaction speed, fluid intelligence, and driving-related personality traits such as subjectively accepted level of risk, sensation-seeking, social responsibility, self-control and emotional stability. The incremental validity of these predictor variables was investigated by means of a multivariate logistic regression analysis and artificial neural network. The results indicate that the artificial neural network outperforms the logistic regression analysis, suggesting a more complex relation between psychometric tests and standardised driving tests. The results replicate previous findings with regard to the incremental validity of ability and personality tests and extend them in demonstrating the incremental validity of selected personality measures over and above other driving-related predictor variables. © 2008." calcext:value-type="string">
            <text:p>Despite a wealth of literature supporting the predictive relevance of various driving-related ability and personality traits in predicting different aspects of traffic safety, these predictors have in previous studies been studied in isolation. The present study investigated the utility of combining these predictor variables in the prediction of safe driving behaviour as measured in a standardised driving test. A total of 159 predominately male respondents participated in this study. The respondents completed a standardised test battery measuring the driving-related ability traits reaction speed, perceptual speed, selective and divided attention, resilience of attention and reaction speed, fluid intelligence, and driving-related personality traits such as subjectively accepted level of risk, sensation-seeking, social responsibility, self-control and emotional stability. The incremental validity of these predictor variables was investigated by means of a multivariate logistic regression analysis and artificial neural network. The results indicate that the artificial neural network outperforms the logistic regression analysis, suggesting a more complex relation between psychometric tests and standardised driving tests. The results replicate previous findings with regard to the incremental validity of ability and personality tests and extend them in demonstrating the incremental validity of selected personality measures over and above other driving-related predictor variables. © 2008.</text:p>
          </table:table-cell>
        </table:table-row>
        <table:table-row table:style-name="ro1">
          <table:table-cell office:value-type="string" calcext:value-type="string">
            <text:p>Context-aware driver behavior detection system in intelligent transportation systems</text:p>
          </table:table-cell>
          <table:table-cell table:formula="of:=VLOOKUP([.A10];[$'123'.A10:.B132];2;FALSE())" office:value-type="string" office:string-value="Vehicular ad hoc networks (VANETs) have emerged as an application of mobile ad hoc networks (MANETs), which use dedicated short-range communication (DSRC) to allow vehicles in close proximity to communicate with each other or to communicate with roadside equipment. Applying wireless access technology in vehicular environments has led to the improvement of road safety and a reduction in the number of fatalities caused by road accidents through development of road safety applications and facilitation of information sharing between moving vehicles regarding the road. This paper focuses on developing a novel and nonintrusive driver behavior detection system using a context-aware system in VANETs to detect abnormal behaviors exhibited by drivers and to warn other vehicles on the road to prevent accidents from happening. A five-layer context-aware architecture is proposed, which is able to collect contextual information about the driving environment, to perform reasoning about certain and uncertain contextual information, and to react upon that information. A probabilistic model based on dynamic Bayesian networks (DBNs) in real time, inferring four types of driving behavior (normal, drunk, reckless, and fatigue) by combining contextual information about the driver, the vehicle, and the environment, is presented. The dynamic behavior model can capture the static and the temporal aspects related to the behavior of the driver, thus leading to robust and accurate behavior detection. The evaluation of behavior detection using synthetic data proves the validity of our model and the importance of including contextual information about the driver, the vehicle, and the environment. © 1967-2012 IEEE." calcext:value-type="string">
            <text:p>Vehicular ad hoc networks (VANETs) have emerged as an application of mobile ad hoc networks (MANETs), which use dedicated short-range communication (DSRC) to allow vehicles in close proximity to communicate with each other or to communicate with roadside equipment. Applying wireless access technology in vehicular environments has led to the improvement of road safety and a reduction in the number of fatalities caused by road accidents through development of road safety applications and facilitation of information sharing between moving vehicles regarding the road. This paper focuses on developing a novel and nonintrusive driver behavior detection system using a context-aware system in VANETs to detect abnormal behaviors exhibited by drivers and to warn other vehicles on the road to prevent accidents from happening. A five-layer context-aware architecture is proposed, which is able to collect contextual information about the driving environment, to perform reasoning about certain and uncertain contextual information, and to react upon that information. A probabilistic model based on dynamic Bayesian networks (DBNs) in real time, inferring four types of driving behavior (normal, drunk, reckless, and fatigue) by combining contextual information about the driver, the vehicle, and the environment, is presented. The dynamic behavior model can capture the static and the temporal aspects related to the behavior of the driver, thus leading to robust and accurate behavior detection. The evaluation of behavior detection using synthetic data proves the validity of our model and the importance of including contextual information about the driver, the vehicle, and the environment. © 1967-2012 IEEE.</text:p>
          </table:table-cell>
        </table:table-row>
        <table:table-row table:style-name="ro1">
          <table:table-cell office:value-type="string" calcext:value-type="string">
            <text:p>DarNet: A deep learning solution for distracted driving detection</text:p>
          </table:table-cell>
          <table:table-cell table:formula="of:=VLOOKUP([.A11];[$'123'.A11:.B133];2;FALSE())" office:value-type="string" office:string-value="Distracted driving is known to be the leading cause of motor vehicle accidents. With the increase in the number of IoT devices available within vehicles, there exists an abundance of data for monitoring driver behavior. However, designing a system around this goal presents two key challenges - how to concurrently collect data spanning multiple IoT devices, and how to jointly analyze this multimodal input. To that end, we present a unified data collection and analysis framework, DarNet, capable of detecting and classifying distracted driving behavior. DarNet consists of two primary components: A data collection system and an analytics engine. Our system takes advantage of advances in machine learning (ML) to classify driving behavior based on input sensor data. In our system implementation, we collect image data from an inward facing camera, and Inertial Measurement Unit (IMU) data from a mobile device, both located within the vehicle. Using deep learning techniques, we show that DarNet achieves a Top-1 classification percentage of 87.02% on our collected dataset, significantly outperforming our baseline model of 73.88%. Additionally, we address the privacy concerns associated with collecting image data by presenting an alternative framework designed to operate on down-sampled data which produces a Top-1 classification percentage of 80.00%. © 2017 ACM." calcext:value-type="string">
            <text:p>Distracted driving is known to be the leading cause of motor vehicle accidents. With the increase in the number of IoT devices available within vehicles, there exists an abundance of data for monitoring driver behavior. However, designing a system around this goal presents two key challenges - how to concurrently collect data spanning multiple IoT devices, and how to jointly analyze this multimodal input. To that end, we present a unified data collection and analysis framework, DarNet, capable of detecting and classifying distracted driving behavior. DarNet consists of two primary components: A data collection system and an analytics engine. Our system takes advantage of advances in machine learning (ML) to classify driving behavior based on input sensor data. In our system implementation, we collect image data from an inward facing camera, and Inertial Measurement Unit (IMU) data from a mobile device, both located within the vehicle. Using deep learning techniques, we show that DarNet achieves a Top-1 classification percentage of 87.02% on our collected dataset, significantly outperforming our baseline model of 73.88%. Additionally, we address the privacy concerns associated with collecting image data by presenting an alternative framework designed to operate on down-sampled data which produces a Top-1 classification percentage of 80.00%. © 2017 ACM.</text:p>
          </table:table-cell>
        </table:table-row>
        <table:table-row table:style-name="ro1">
          <table:table-cell office:value-type="string" calcext:value-type="string">
            <text:p>Deep Learning based Traffic Direction Sign Detection and Determining Driving Style</text:p>
          </table:table-cell>
          <table:table-cell table:formula="of:=VLOOKUP([.A12];[$'123'.A12:.B134];2;FALSE())" office:value-type="string" office:string-value="Intelligent automobiles and advanced driver assistance systems (ADAS) are some of the major technological developments that affect human daily life. Today, many studies are being generated to develop state of the art transportation systems. The general objective in these studies is to cope with negative effects of traffic. In this work, our aim is to contribute to the development of ADAS by determining driver behavior and traffic direction sign detection. The data employed are acquired by smartphone sensors, which are accelerometer, gyroscope, GPS, and camera, while the subject car moves between two specific points. The proposed method consists of two simultaneously running algorithms. The first one determines driver maneuvers, and the second one is the deep learning based algorithm that detects traffic direction sign using Convolution Neural Network (CNN). Here, the results of these two simultaneously running algorithms are assessed, and driving type is determined. GPS data is used for synchronization. Consequently, it is determined whether riding style is safe or aggressive, involving in traffic direction sign detection. © 2017 IEEE." calcext:value-type="string">
            <text:p>Intelligent automobiles and advanced driver assistance systems (ADAS) are some of the major technological developments that affect human daily life. Today, many studies are being generated to develop state of the art transportation systems. The general objective in these studies is to cope with negative effects of traffic. In this work, our aim is to contribute to the development of ADAS by determining driver behavior and traffic direction sign detection. The data employed are acquired by smartphone sensors, which are accelerometer, gyroscope, GPS, and camera, while the subject car moves between two specific points. The proposed method consists of two simultaneously running algorithms. The first one determines driver maneuvers, and the second one is the deep learning based algorithm that detects traffic direction sign using Convolution Neural Network (CNN). Here, the results of these two simultaneously running algorithms are assessed, and driving type is determined. GPS data is used for synchronization. Consequently, it is determined whether riding style is safe or aggressive, involving in traffic direction sign detection. © 2017 IEEE.</text:p>
          </table:table-cell>
        </table:table-row>
        <table:table-row table:style-name="ro1">
          <table:table-cell office:value-type="string" calcext:value-type="string">
            <text:p>DeepSafeDrive: A grammar-aware driver parsing approach to Driver Behavioral Situational Awareness (DB-SAW)</text:p>
          </table:table-cell>
          <table:table-cell table:formula="of:=VLOOKUP([.A13];[$'123'.A13:.B135];2;FALSE())" office:value-type="string" office:string-value="This paper presents a Grammar-aware Driver Parsing (GDP) algorithm, with deep features, to provide a novel driver behavior situational awareness system (DB-SAW). A deep model is first trained to extract highly discriminative features of the driver. Then, a grammatical structure on the deep features is defined to be used as prior knowledge for a semi-supervised proposal candidate generation. The Region with Convolutional Neural Networks (R-CNN) method is ultimately utilized to precisely segment parts of the driver. The proposed method not only aims to automatically find parts of the driver in challenging “drivers in the wild” databases, i.e. the standardized Strategic Highway Research Program (SHRP-2) and the challenging Vision for Intelligent Vehicles and Application (VIVA), but is also able to investigate seat belt usage and the position of the driver's hands (on a phone vs on a steering wheel). We conduct experiments on various applications and compare our GDP method against other state-of-the-art detection and segmentation approaches, i.e. SDS [1], CRF-RNN [2], DJTL [3], and R-CNN [4] on SHRP-2 and VIVA databases. © 2017" calcext:value-type="string">
            <text:p>This paper presents a Grammar-aware Driver Parsing (GDP) algorithm, with deep features, to provide a novel driver behavior situational awareness system (DB-SAW). A deep model is first trained to extract highly discriminative features of the driver. Then, a grammatical structure on the deep features is defined to be used as prior knowledge for a semi-supervised proposal candidate generation. The Region with Convolutional Neural Networks (R-CNN) method is ultimately utilized to precisely segment parts of the driver. The proposed method not only aims to automatically find parts of the driver in challenging “drivers in the wild” databases, i.e. the standardized Strategic Highway Research Program (SHRP-2) and the challenging Vision for Intelligent Vehicles and Application (VIVA), but is also able to investigate seat belt usage and the position of the driver's hands (on a phone vs on a steering wheel). We conduct experiments on various applications and compare our GDP method against other state-of-the-art detection and segmentation approaches, i.e. SDS [1], CRF-RNN [2], DJTL [3], and R-CNN [4] on SHRP-2 and VIVA databases. © 2017</text:p>
          </table:table-cell>
        </table:table-row>
        <table:table-row table:style-name="ro1">
          <table:table-cell office:value-type="string" calcext:value-type="string">
            <text:p>Defect-repairable latent feature extraction of driving behavior via a deep sparse autoencoder</text:p>
          </table:table-cell>
          <table:table-cell table:formula="of:=VLOOKUP([.A14];[$'123'.A14:.B136];2;FALSE())" office:value-type="string" office:string-value="Data representing driving behavior, as measured by various sensors installed in a vehicle, are collected as multi-dimensional sensor time-series data. These data often include redundant information, e.g., both the speed of wheels and the engine speed represent the velocity of the vehicle. Redundant information can be expected to complicate the data analysis, e.g., more factors need to be analyzed; even varying the levels of redundancy can influence the results of the analysis. We assume that the measured multi-dimensional sensor time-series data of driving behavior are generated from low-dimensional data shared by the many types of one-dimensional data of which multi-dimensional time-series data are composed. Meanwhile, sensor time-series data may be defective because of sensor failure. Therefore, another important function is to reduce the negative effect of defective data when extracting low-dimensional time-series data. This study proposes a defect-repairable feature extraction method based on a deep sparse autoencoder (DSAE) to extract low-dimensional time-series data. In the experiments, we show that DSAE provides high-performance latent feature extraction for driving behavior, even for defective sensor time-series data. In addition, we show that the negative effect of defects on the driving behavior segmentation task could be reduced using the latent features extracted by DSAE. © 2018 by the authors. Licensee MDPI, Basel, Switzerland." calcext:value-type="string">
            <text:p>Data representing driving behavior, as measured by various sensors installed in a vehicle, are collected as multi-dimensional sensor time-series data. These data often include redundant information, e.g., both the speed of wheels and the engine speed represent the velocity of the vehicle. Redundant information can be expected to complicate the data analysis, e.g., more factors need to be analyzed; even varying the levels of redundancy can influence the results of the analysis. We assume that the measured multi-dimensional sensor time-series data of driving behavior are generated from low-dimensional data shared by the many types of one-dimensional data of which multi-dimensional time-series data are composed. Meanwhile, sensor time-series data may be defective because of sensor failure. Therefore, another important function is to reduce the negative effect of defective data when extracting low-dimensional time-series data. This study proposes a defect-repairable feature extraction method based on a deep sparse autoencoder (DSAE) to extract low-dimensional time-series data. In the experiments, we show that DSAE provides high-performance latent feature extraction for driving behavior, even for defective sensor time-series data. In addition, we show that the negative effect of defects on the driving behavior segmentation task could be reduced using the latent features extracted by DSAE. © 2018 by the authors. Licensee MDPI, Basel, Switzerland.</text:p>
          </table:table-cell>
        </table:table-row>
        <table:table-row table:style-name="ro1">
          <table:table-cell office:value-type="string" calcext:value-type="string">
            <text:p>Design of a Speed Assistant to Minimize the Driver Stress</text:p>
          </table:table-cell>
          <table:table-cell table:formula="of:=VLOOKUP([.A15];[$'123'.A15:.B137];2;FALSE())" office:value-type="string" office:string-value="Stress is one of the most important factors in traffic accidents. When the driver is in this mental state, their skills and abilities are reduced. In this paper, we propose an algorithm to estimate the optimal speed to minimize stress levels on upcoming road segments when driving. The prediction model is based on deep learning. The stress level estimation considers the previous driver's driving behavior before reaching the road section to be assessed, the road state (weather and traffic), and the previous drives made by the driver. We use this algorithm to build a speed assistant. The solution provides an optimum average speed for each road segment that minimizes the stress. A validation experiment has been conducted in a real setting using two different types of vehicles. The proposal is able to predict the stress levels given the average speed by 84.20% on average. On the other hand, the speed assistant reduces the stress levels (estimated from the driver's heart rate signal) and the aggressiveness of driving regardless of the vehicle type. The proposed solution is implemented on Android mobile devices and uses a heart rate chest strap." calcext:value-type="string">
            <text:p>Stress is one of the most important factors in traffic accidents. When the driver is in this mental state, their skills and abilities are reduced. In this paper, we propose an algorithm to estimate the optimal speed to minimize stress levels on upcoming road segments when driving. The prediction model is based on deep learning. The stress level estimation considers the previous driver's driving behavior before reaching the road section to be assessed, the road state (weather and traffic), and the previous drives made by the driver. We use this algorithm to build a speed assistant. The solution provides an optimum average speed for each road segment that minimizes the stress. A validation experiment has been conducted in a real setting using two different types of vehicles. The proposal is able to predict the stress levels given the average speed by 84.20% on average. On the other hand, the speed assistant reduces the stress levels (estimated from the driver's heart rate signal) and the aggressiveness of driving regardless of the vehicle type. The proposed solution is implemented on Android mobile devices and uses a heart rate chest strap.</text:p>
          </table:table-cell>
        </table:table-row>
        <table:table-row table:style-name="ro1">
          <table:table-cell office:value-type="string" calcext:value-type="string">
            <text:p>Driver-Behavior Modeling Using On-Road Driving Data: A new application for behavior signal processing</text:p>
          </table:table-cell>
          <table:table-cell table:formula="of:=VLOOKUP([.A16];[$'123'.A16:.B138];2;FALSE())" office:value-type="string" office:string-value="This article reviews data-centric approaches for statistical modeling of driver behavior. Modeling driver behavior is challenging due to its stochastic nature and the high degree of inter- and intradriver variability. One way to deal with the highly variable nature of driving behavior is to employ a data-centric approach that models driver behavior using large amounts of driving data collected from numerous drivers in a variety of traffic conditions. To obtain large amounts of realistic driving data, several projects have collected real-world driving data. Statistical machine-learning techniques, such as hidden Markov models (HMMs) and deep learning, have been successfully applied to model driver behavior using large amounts of driving data. We have also collected on-road data recording hundreds of drivers over more than 15 years. We have applied statistical signal processing and machine-learning techniques to this data to model various aspects of driver behavior, e.g., driver pedal-operation, car-following, and lane-change behaviors for predicting driver behavior and detecting risky driver behavior and driver frustration. By reviewing related studies and providing concrete examples of our own research, this article is intended to illustrate the usefulness of such data-centric approaches for statistical driver-behavior modeling. © 2016 IEEE." calcext:value-type="string">
            <text:p>This article reviews data-centric approaches for statistical modeling of driver behavior. Modeling driver behavior is challenging due to its stochastic nature and the high degree of inter- and intradriver variability. One way to deal with the highly variable nature of driving behavior is to employ a data-centric approach that models driver behavior using large amounts of driving data collected from numerous drivers in a variety of traffic conditions. To obtain large amounts of realistic driving data, several projects have collected real-world driving data. Statistical machine-learning techniques, such as hidden Markov models (HMMs) and deep learning, have been successfully applied to model driver behavior using large amounts of driving data. We have also collected on-road data recording hundreds of drivers over more than 15 years. We have applied statistical signal processing and machine-learning techniques to this data to model various aspects of driver behavior, e.g., driver pedal-operation, car-following, and lane-change behaviors for predicting driver behavior and detecting risky driver behavior and driver frustration. By reviewing related studies and providing concrete examples of our own research, this article is intended to illustrate the usefulness of such data-centric approaches for statistical driver-behavior modeling. © 2016 IEEE.</text:p>
          </table:table-cell>
        </table:table-row>
        <table:table-row table:style-name="ro1">
          <table:table-cell office:value-type="string" calcext:value-type="string">
            <text:p>Essential feature extraction of driving behavior using a deep learning method</text:p>
          </table:table-cell>
          <table:table-cell table:formula="of:=VLOOKUP([.A17];[$'123'.A17:.B139];2;FALSE())" office:value-type="string" office:string-value="Driving behavior can be represented by many different types of measured sensor information obtained through a control area network. We assume that the measured sensor information is generated from several hidden time-series data through multiple nonlinear transformations. These hidden time-series data are statistically independent of each other and capture essential driving behavior. Driving behavior information is usually generated by multiple nonlinear transformations that fuse essential features, e.g., 'Yaw rate' is generated by fusing the velocity of the vehicle and the change of driving direction. However, driving behavior data is often redundant because such data includes multivariate information and involves duplicated essential features. In this paper, we propose a feature extraction method to extract essential features from redundant driving behavior data using a deep sparse autoencoder (DSAE), which is a deep learning method. Two-dimensional features are extracted from seven-dimensional artificial data using a DSAE and are determined experimentally to be highly correlated with the prepared essential features. DSAEs are also used to extract features from an actual driving behavior data set. To verify a DSAE's ability to extract essential driving behavior features and filter out redundant information, we prepare twelve data sets that include some or all of the driving behavior information. Twelve DSAEs are used to independently extract features from the twelve prepared data sets, and canonical correlation analysis is used to analyze the canonical correlation coefficients between extracted features. Furthermore, we verify DSAEs' ability to extract essential driving behavior features from the redundant driving behavior data sets. © 2015 IEEE." calcext:value-type="string">
            <text:p>Driving behavior can be represented by many different types of measured sensor information obtained through a control area network. We assume that the measured sensor information is generated from several hidden time-series data through multiple nonlinear transformations. These hidden time-series data are statistically independent of each other and capture essential driving behavior. Driving behavior information is usually generated by multiple nonlinear transformations that fuse essential features, e.g., 'Yaw rate' is generated by fusing the velocity of the vehicle and the change of driving direction. However, driving behavior data is often redundant because such data includes multivariate information and involves duplicated essential features. In this paper, we propose a feature extraction method to extract essential features from redundant driving behavior data using a deep sparse autoencoder (DSAE), which is a deep learning method. Two-dimensional features are extracted from seven-dimensional artificial data using a DSAE and are determined experimentally to be highly correlated with the prepared essential features. DSAEs are also used to extract features from an actual driving behavior data set. To verify a DSAE's ability to extract essential driving behavior features and filter out redundant information, we prepare twelve data sets that include some or all of the driving behavior information. Twelve DSAEs are used to independently extract features from the twelve prepared data sets, and canonical correlation analysis is used to analyze the canonical correlation coefficients between extracted features. Furthermore, we verify DSAEs' ability to extract essential driving behavior features from the redundant driving behavior data sets. © 2015 IEEE.</text:p>
          </table:table-cell>
        </table:table-row>
        <table:table-row table:style-name="ro1">
          <table:table-cell office:value-type="string" calcext:value-type="string">
            <text:p>Learning driver behavior models from traffic observations for decision making and planning</text:p>
          </table:table-cell>
          <table:table-cell table:formula="of:=VLOOKUP([.A18];[$'123'.A18:.B140];2;FALSE())" office:value-type="string" office:string-value="Estimating and predicting traffic situations over time is an essential capability for sophisticated driver assistance systems and autonomous driving. When longer prediction horizons are needed, e.g., in decision making or motion planning, the uncertainty induced by incomplete environment perception and stochastic situation development over time cannot be neglected without sacrificing robustness and safety. Building consistent probabilistic models of drivers interactions with the environment, the road network and other traffic participants poses a complex problem. In this paper, we model the decision making process of drivers by building a hierarchical Dynamic Bayesian Model that describes physical relationships as well as the driver's behaviors and plans. This way, the uncertainties in the process on all abstraction levels can be handled in a mathematically consistent way. As drivers behaviors are difficult to model, we present an approach for learning continuous, non-linear, context-dependent models for the behavior of traffic participants. We propose an Expectation Maximization (EM) approach for learning the models integrated in the DBN from unlabeled observations. Experiments show a significant improvement in estimation and prediction accuracy over standard models which only consider vehicle dynamics. Finally, a novel approach to tactical decision making for autonomous driving is outlined. It is based on a continuous Partially Observable Markov Decision Process (POMDP) that uses the presented model for prediction. © 2009-2012 IEEE." calcext:value-type="string">
            <text:p>Estimating and predicting traffic situations over time is an essential capability for sophisticated driver assistance systems and autonomous driving. When longer prediction horizons are needed, e.g., in decision making or motion planning, the uncertainty induced by incomplete environment perception and stochastic situation development over time cannot be neglected without sacrificing robustness and safety. Building consistent probabilistic models of drivers interactions with the environment, the road network and other traffic participants poses a complex problem. In this paper, we model the decision making process of drivers by building a hierarchical Dynamic Bayesian Model that describes physical relationships as well as the driver's behaviors and plans. This way, the uncertainties in the process on all abstraction levels can be handled in a mathematically consistent way. As drivers behaviors are difficult to model, we present an approach for learning continuous, non-linear, context-dependent models for the behavior of traffic participants. We propose an Expectation Maximization (EM) approach for learning the models integrated in the DBN from unlabeled observations. Experiments show a significant improvement in estimation and prediction accuracy over standard models which only consider vehicle dynamics. Finally, a novel approach to tactical decision making for autonomous driving is outlined. It is based on a continuous Partially Observable Markov Decision Process (POMDP) that uses the presented model for prediction. © 2009-2012 IEEE.</text:p>
          </table:table-cell>
        </table:table-row>
        <table:table-row table:style-name="ro1">
          <table:table-cell office:value-type="string" calcext:value-type="string">
            <text:p>Multi-CNN and decision tree based driving behavior evaluation</text:p>
          </table:table-cell>
          <table:table-cell table:formula="of:=VLOOKUP([.A19];[$'123'.A19:.B141];2;FALSE())" office:value-type="string" office:string-value="Driving behavior is directly related to the lives and property safety of the drivers and others, good driving behavior can not only reduce the accident rate, but also reduce the driving risk. In this paper, an effective driving behavior evaluation method is proposed. Features integration is very important, we propose the multi-CNN architecture, it has a higher prediction accuracy. Convolutional neural network is time-consuming and computation intensive, a dynamic fixed point compression method is applied in our system, smaller model size and faster speed can be achieved while the accuracy is high. The lanes, cars and pedestrians on the road are detected, meanwhile, the distance between the host car and the nearest car in front of it is calculated. These data are predicted by a trained Gradient Boosting Decision Tree model, the prediction result is a driving score that can reect the driver's driving behavior is good or bad. The root mean square error of our model is 1.9, which has a high accuracy and is useful in practice. Copyright 2017 ACM." calcext:value-type="string">
            <text:p>Driving behavior is directly related to the lives and property safety of the drivers and others, good driving behavior can not only reduce the accident rate, but also reduce the driving risk. In this paper, an effective driving behavior evaluation method is proposed. Features integration is very important, we propose the multi-CNN architecture, it has a higher prediction accuracy. Convolutional neural network is time-consuming and computation intensive, a dynamic fixed point compression method is applied in our system, smaller model size and faster speed can be achieved while the accuracy is high. The lanes, cars and pedestrians on the road are detected, meanwhile, the distance between the host car and the nearest car in front of it is calculated. These data are predicted by a trained Gradient Boosting Decision Tree model, the prediction result is a driving score that can reect the driver's driving behavior is good or bad. The root mean square error of our model is 1.9, which has a high accuracy and is useful in practice. Copyright 2017 ACM.</text:p>
          </table:table-cell>
        </table:table-row>
        <table:table-row table:style-name="ro1">
          <table:table-cell office:value-type="string" calcext:value-type="string">
            <text:p>Nonintrusive detection of driver cognitive distraction in real time using Bayesian networks</text:p>
          </table:table-cell>
          <table:table-cell table:formula="of:=VLOOKUP([.A20];[$'123'.A20:.B142];2;FALSE())" office:value-type="string" office:string-value="Driver distraction has become an important and growing safety concern as the use of in-vehicle information systems (IVISs), such as cell phones and navigation systems, continues to increase. One approach to allowing people to benefit from IVISs without compromising safety is to create adaptive IVISs that adjust their functions according to driver and roadway state. A critical element of adaptive IVISs involves monitoring driver distraction in real time; with such a monitoring function it is possible to mitigate that distraction. This study applied Bayesian networks (BNs), a data mining method, to develop a real-time approach to detecting cognitive distraction using drivers' eye movements and driving performance. Data were collected in a simulator experiment involving 10 participants who interacted with an IVIS system while driving. BN models were trained and tested to investigate the influence of three model characteristics on distraction detection: time history of driver behavior, inclusion of hidden nodes in the model structure, and how data are summarized and the length of training sequences. Results showed that BNs could identify driver distraction reliably with an average accuracy of 80.1%. Dynamic BNs (DBNs) that consider time dependencies of driver behavior produced more sensitive models than static BNs (SBNs). Longer training sequences improved DBN model performance. Blink frequency and fixation measures were particularly indicative of distraction. These results demonstrate that BNs, especially DBNs, can detect driver cognitive distraction by extracting information from complex behavioral data. Potential applications include the design of adaptive in-vehicle systems and the evaluation of driver distraction." calcext:value-type="string">
            <text:p>Driver distraction has become an important and growing safety concern as the use of in-vehicle information systems (IVISs), such as cell phones and navigation systems, continues to increase. One approach to allowing people to benefit from IVISs without compromising safety is to create adaptive IVISs that adjust their functions according to driver and roadway state. A critical element of adaptive IVISs involves monitoring driver distraction in real time; with such a monitoring function it is possible to mitigate that distraction. This study applied Bayesian networks (BNs), a data mining method, to develop a real-time approach to detecting cognitive distraction using drivers' eye movements and driving performance. Data were collected in a simulator experiment involving 10 participants who interacted with an IVIS system while driving. BN models were trained and tested to investigate the influence of three model characteristics on distraction detection: time history of driver behavior, inclusion of hidden nodes in the model structure, and how data are summarized and the length of training sequences. Results showed that BNs could identify driver distraction reliably with an average accuracy of 80.1%. Dynamic BNs (DBNs) that consider time dependencies of driver behavior produced more sensitive models than static BNs (SBNs). Longer training sequences improved DBN model performance. Blink frequency and fixation measures were particularly indicative of distraction. These results demonstrate that BNs, especially DBNs, can detect driver cognitive distraction by extracting information from complex behavioral data. Potential applications include the design of adaptive in-vehicle systems and the evaluation of driver distraction.</text:p>
          </table:table-cell>
        </table:table-row>
        <table:table-row table:style-name="ro1">
          <table:table-cell office:value-type="string" calcext:value-type="string">
            <text:p>Reducing the negative effect of defective data on driving behavior segmentation via a deep sparse autoencoder</text:p>
          </table:table-cell>
          <table:table-cell table:formula="of:=VLOOKUP([.A21];[$'123'.A21:.B143];2;FALSE())" office:value-type="string" office:string-value="Analyzing driving behavior data is essential for developing driver assistance systems. Statistical segmentation is one of the important methods to realize the analysis. Driving behavior data actually include undesirable defects caused by external environment and sensor failures. Defects in the data cause a huge negative effect on the segmentation. In this paper, we showed that a feature extraction method based on a deep sparse autoencoder with fixed point (DSAE-FP) could reduce the negative effect of defective data in a driving behavior segmentation task. In the experiments, we used sticky hierarchical Dirichlet process hidden Markov model to segment the driving behavior. We compared the segmentation results using hidden features extracted by DSAE-FP and other comparative methods. Experimental results showed that segmentation results of non-defective dataset and defective dataset turned out most similar when DSAE-FP was used. © 2016 IEEE." calcext:value-type="string">
            <text:p>Analyzing driving behavior data is essential for developing driver assistance systems. Statistical segmentation is one of the important methods to realize the analysis. Driving behavior data actually include undesirable defects caused by external environment and sensor failures. Defects in the data cause a huge negative effect on the segmentation. In this paper, we showed that a feature extraction method based on a deep sparse autoencoder with fixed point (DSAE-FP) could reduce the negative effect of defective data in a driving behavior segmentation task. In the experiments, we used sticky hierarchical Dirichlet process hidden Markov model to segment the driving behavior. We compared the segmentation results using hidden features extracted by DSAE-FP and other comparative methods. Experimental results showed that segmentation results of non-defective dataset and defective dataset turned out most similar when DSAE-FP was used. © 2016 IEEE.</text:p>
          </table:table-cell>
        </table:table-row>
        <table:table-row table:style-name="ro1">
          <table:table-cell office:value-type="string" calcext:value-type="string">
            <text:p>Toward Intelligent Vehicle Intrusion Detection Using the Neural Knowledge DNA</text:p>
          </table:table-cell>
          <table:table-cell table:formula="of:=VLOOKUP([.A22];[$'123'.A22:.B144];2;FALSE())" office:value-type="string" office:string-value="In this paper, we propose a novel intrusion detection approach using past driving experience and the neural knowledge DNA for in-vehicle information system security. The neural knowledge DNA is a novel knowledge representation method designed to support discovering, storing, reusing, improving, and sharing knowledge among machines and computing systems. We examine our approach for classifying malicious vehicle control commands based on learning from past valid driving behavior data on a simulator. © 2017 Taylor &amp; Francis Group, LLC" calcext:value-type="string">
            <text:p>In this paper, we propose a novel intrusion detection approach using past driving experience and the neural knowledge DNA for in-vehicle information system security. The neural knowledge DNA is a novel knowledge representation method designed to support discovering, storing, reusing, improving, and sharing knowledge among machines and computing systems. We examine our approach for classifying malicious vehicle control commands based on learning from past valid driving behavior data on a simulator. © 2017 Taylor &amp; Francis Group, LLC</text:p>
          </table:table-cell>
        </table:table-row>
        <table:table-row table:style-name="ro1">
          <table:table-cell office:value-type="string" calcext:value-type="string">
            <text:p>Toward Safer Highways: Predicting Driver Stress in Varying Conditions on Habitual Routes</text:p>
          </table:table-cell>
          <table:table-cell table:formula="of:=VLOOKUP([.A23];[$'123'.A23:.B145];2;FALSE())" office:value-type="string" office:string-value="Driver stress is a growing problem in the transportation industry. It causes a deterioration of cognitive skills, resulting in poor driving and an increase in the likelihood of traffic accidents. Prediction models allow us to avoid or at least minimize the negative consequences of stress. In this article, an algorithm based on deep learning is proposed to predict driver stress. This type of algorithm detects complex relationships among variables. At the same time, it avoids overfitting. The prediction of the upcoming stress level is made by taking into account driving behavior (acceleration, deceleration, speed) and the previous stress level. © 2005-2012 IEEE." calcext:value-type="string">
            <text:p>Driver stress is a growing problem in the transportation industry. It causes a deterioration of cognitive skills, resulting in poor driving and an increase in the likelihood of traffic accidents. Prediction models allow us to avoid or at least minimize the negative consequences of stress. In this article, an algorithm based on deep learning is proposed to predict driver stress. This type of algorithm detects complex relationships among variables. At the same time, it avoids overfitting. The prediction of the upcoming stress level is made by taking into account driving behavior (acceleration, deceleration, speed) and the previous stress level. © 2005-2012 IEEE.</text:p>
          </table:table-cell>
        </table:table-row>
        <table:table-row table:style-name="ro1">
          <table:table-cell office:value-type="string" calcext:value-type="string">
            <text:p>Towards neuroimaging real-time driving using convolutional neural networks: Development of CNNs for autonomous steering in the TORCS environment</text:p>
          </table:table-cell>
          <table:table-cell table:formula="of:=VLOOKUP([.A24];[$'123'.A24:.B146];2;FALSE())" office:value-type="string" office:string-value="The majority of previous attempts to autonomous driving in the TORCS environment involve the use of pre-calculated data such as the exact distance to opponents or the actual position of the car with respect to the center of the track. As humans, we drive based on locally available information that is gathered by our senses, mainly sight. This information is not precomputed and it is left to the agent to make sense of it. This work explores and evaluates the development of autonomous steering using visual-only input in real time driving. Convolutional Neural Networks (CNNs) have been proven to excel in categorical image classification, but little has been done on how they could perform in continuous spaces such as deciding steering values. The results presented here show that CNNs are indeed capable of performing well on such spaces and can be trained from example. Various modifications proved to enhance network accuracy and hence driving performance, such as applying edge detection filters to the input image, using a weighted average method to select network outputs and including unusual situations in the training data, making the neurovisual agent much more robust and capable of higher generalization power. © 2016 IEEE." calcext:value-type="string">
            <text:p>The majority of previous attempts to autonomous driving in the TORCS environment involve the use of pre-calculated data such as the exact distance to opponents or the actual position of the car with respect to the center of the track. As humans, we drive based on locally available information that is gathered by our senses, mainly sight. This information is not precomputed and it is left to the agent to make sense of it. This work explores and evaluates the development of autonomous steering using visual-only input in real time driving. Convolutional Neural Networks (CNNs) have been proven to excel in categorical image classification, but little has been done on how they could perform in continuous spaces such as deciding steering values. The results presented here show that CNNs are indeed capable of performing well on such spaces and can be trained from example. Various modifications proved to enhance network accuracy and hence driving performance, such as applying edge detection filters to the input image, using a weighted average method to select network outputs and including unusual situations in the training data, making the neurovisual agent much more robust and capable of higher generalization power. © 2016 IEEE.</text:p>
          </table:table-cell>
        </table:table-row>
        <table:table-row table:style-name="ro1">
          <table:table-cell office:value-type="string" calcext:value-type="string">
            <text:p>Visualization of Driving Behavior Based on Hidden Feature Extraction by Using Deep Learning</text:p>
          </table:table-cell>
          <table:table-cell table:formula="of:=VLOOKUP([.A25];[$'123'.A25:.B147];2;FALSE())" office:value-type="string" office:string-value="In this paper, we propose a visualization method for driving behavior that helps people to recognize distinctive driving behavior patterns in continuous driving behavior data. Driving behavior can be measured using various types of sensors connected to a control area network. The measured multi-dimensional time series data are called driving behavior data. In many cases, each dimension of the time series data is not independent of each other in a statistical sense. For example, accelerator opening rate and longitudinal acceleration are mutually dependent. We hypothesize that only a small number of hidden features that are essential for driving behavior are generating the multivariate driving behavior data. Thus, extracting essential hidden features from measured redundant driving behavior data is a problem to be solved to develop an effective visualization method for driving behavior. In this paper, we propose using deep sparse autoencoder (DSAE) to extract hidden features for visualization of driving behavior. Based on the DSAE, we propose a visualization method called a driving color map by mapping the extracted 3-D hidden feature to the red green blue (RGB) color space. A driving color map is produced by placing the colors in the corresponding positions on the map. The subjective experiment shows that feature extraction method based on the DSAE is effective for visualization. In addition, its performance is also evaluated numerically by using pattern recognition method. We also provide examples of applications that use driving color maps in practical problems. In summary, it is shown the driving color map based on DSAE facilitates better visualization of driving behavior. © 2000-2011 IEEE." calcext:value-type="string">
            <text:p>In this paper, we propose a visualization method for driving behavior that helps people to recognize distinctive driving behavior patterns in continuous driving behavior data. Driving behavior can be measured using various types of sensors connected to a control area network. The measured multi-dimensional time series data are called driving behavior data. In many cases, each dimension of the time series data is not independent of each other in a statistical sense. For example, accelerator opening rate and longitudinal acceleration are mutually dependent. We hypothesize that only a small number of hidden features that are essential for driving behavior are generating the multivariate driving behavior data. Thus, extracting essential hidden features from measured redundant driving behavior data is a problem to be solved to develop an effective visualization method for driving behavior. In this paper, we propose using deep sparse autoencoder (DSAE) to extract hidden features for visualization of driving behavior. Based on the DSAE, we propose a visualization method called a driving color map by mapping the extracted 3-D hidden feature to the red green blue (RGB) color space. A driving color map is produced by placing the colors in the corresponding positions on the map. The subjective experiment shows that feature extraction method based on the DSAE is effective for visualization. In addition, its performance is also evaluated numerically by using pattern recognition method. We also provide examples of applications that use driving color maps in practical problems. In summary, it is shown the driving color map based on DSAE facilitates better visualization of driving behavior. © 2000-2011 IEEE.</text:p>
          </table:table-cell>
        </table:table-row>
        <table:table-row table:style-name="ro1">
          <table:table-cell office:value-type="string" calcext:value-type="string">
            <text:p>Visualization of driving behavior using deep sparse autoencoder</text:p>
          </table:table-cell>
          <table:table-cell table:formula="of:=VLOOKUP([.A26];[$'123'.A26:.B148];2;FALSE())" office:value-type="string" office:string-value="Driving behavioral data is too high-dimensional for people to review their driving behavior. It includes accelerator opening rate, steering angle, brake Master-Cylinder pressure and other various information. The high-dimensional data is not very intuitive for drivers to understand their driving behavior when they take a look back on their recorded driving behavior. We used a deep sparse autoencoder to extract the low-dimensional high-level representation from high-dimensional raw driving behavioral data obtained from a control area network. Based on this low-dimensional representation, we propose two visualization methods called Driving Cube and Driving Color Map. Driving Cube is a cubic representation displaying extracted three-dimensional features. Driving Color Map is a colored trajectory shown on a road map representing the extracted features. The trajectory is colored using the RGB color space, which corresponds to the extracted three-dimensional features. To evaluate the proposed method for extracting low-dimensional feature, we conducted an experiment and found several differences with recorded driving behavior by viewing the visualized Driving Color Map and that our visualization methods can help people to recognize different driving behavior. To evaluate the effectiveness of low-dimensional representation, we compared deep sparse autoencoder with other conventional methods from the viewpoint of linear separability of elemental driving behavior. As a result, our methods outperformed other conventional methods. © 2014 IEEE." calcext:value-type="string">
            <text:p>Driving behavioral data is too high-dimensional for people to review their driving behavior. It includes accelerator opening rate, steering angle, brake Master-Cylinder pressure and other various information. The high-dimensional data is not very intuitive for drivers to understand their driving behavior when they take a look back on their recorded driving behavior. We used a deep sparse autoencoder to extract the low-dimensional high-level representation from high-dimensional raw driving behavioral data obtained from a control area network. Based on this low-dimensional representation, we propose two visualization methods called Driving Cube and Driving Color Map. Driving Cube is a cubic representation displaying extracted three-dimensional features. Driving Color Map is a colored trajectory shown on a road map representing the extracted features. The trajectory is colored using the RGB color space, which corresponds to the extracted three-dimensional features. To evaluate the proposed method for extracting low-dimensional feature, we conducted an experiment and found several differences with recorded driving behavior by viewing the visualized Driving Color Map and that our visualization methods can help people to recognize different driving behavior. To evaluate the effectiveness of low-dimensional representation, we compared deep sparse autoencoder with other conventional methods from the viewpoint of linear separability of elemental driving behavior. As a result, our methods outperformed other conventional methods. © 2014 IEEE.</text:p>
          </table:table-cell>
        </table:table-row>
      </table:table>
      <table:table table:name="9" table:style-name="ta1">
        <table:table-column table:style-name="co1" table:default-cell-style-name="ce6"/>
        <table:table-column table:style-name="co1" table:default-cell-style-name="Default"/>
        <table:table-row table:style-name="ro1">
          <table:table-cell table:style-name="Default" office:value-type="string" calcext:value-type="string">
            <text:p>Title</text:p>
          </table:table-cell>
          <table:table-cell office:value-type="string" calcext:value-type="string">
            <text:p>Abstract</text:p>
          </table:table-cell>
        </table:table-row>
        <table:table-row table:style-name="ro1">
          <table:table-cell office:value-type="string" calcext:value-type="string">
            <text:p>A framework for evaluating aggressive driving behaviors based on in-vehicle driving records</text:p>
          </table:table-cell>
          <table:table-cell table:formula="of:=VLOOKUP([.A2];[$'25'.A2:.B26];2;FALSE())" office:value-type="string" office:string-value="Driving behavior is how drivers respond to actual driving environments and a major factor for road traffic safety. Recent advances in in-vehicle sensors facilitate continuous monitoring of driving behaviors; large-scale driving data have been accumulated. This study develops a framework to evaluate large-scale driving records and to establish clusters that can be used to identify potentially aggressive driving behaviors. The framework employs three steps of data analytic methods: abrupt change detection to extract meaningful driving events from raw data, feature extraction using an auto-encoder, and two-level clustering. This framework is applied to real driving data that were obtained from 43 taxis in Korean metropolitan cities. The application shows that the framework can characterize driving patterns from large-scale driving records and identify clusters with high potential for aggressive driving. The findings imply that the outcome clusters represent the norm of driving behavior and thus can be used as a reference in diagnosing other drivers' behavior. © 2017 Elsevier Ltd." calcext:value-type="string">
            <text:p>Driving behavior is how drivers respond to actual driving environments and a major factor for road traffic safety. Recent advances in in-vehicle sensors facilitate continuous monitoring of driving behaviors; large-scale driving data have been accumulated. This study develops a framework to evaluate large-scale driving records and to establish clusters that can be used to identify potentially aggressive driving behaviors. The framework employs three steps of data analytic methods: abrupt change detection to extract meaningful driving events from raw data, feature extraction using an auto-encoder, and two-level clustering. This framework is applied to real driving data that were obtained from 43 taxis in Korean metropolitan cities. The application shows that the framework can characterize driving patterns from large-scale driving records and identify clusters with high potential for aggressive driving. The findings imply that the outcome clusters represent the norm of driving behavior and thus can be used as a reference in diagnosing other drivers' behavior. © 2017 Elsevier Ltd.</text:p>
          </table:table-cell>
        </table:table-row>
        <table:table-row table:style-name="ro1">
          <table:table-cell office:value-type="string" calcext:value-type="string">
            <text:p>A hybrid Bayesian Network approach to detect driver cognitive distraction</text:p>
          </table:table-cell>
          <table:table-cell table:formula="of:=VLOOKUP([.A3];[$'25'.A3:.B27];2;FALSE())" office:value-type="string" office:string-value="Driver cognitive distraction (e.g., hand-free cell phone conversation) can lead to unapparent, but detrimental, impairment to driving safety. Detecting cognitive distraction represents an important function for driver distraction mitigation systems. We developed a layered algorithm that integrated two data mining methods-Dynamic Bayesian Network (DBN) and supervised clustering-to detect cognitive distraction using eye movement and driving performance measures. In this study, the algorithm was trained and tested with the data collected in a simulator-based study, where drivers drove either with or without an auditory secondary task. We calculated 19 distraction indicators and defined cognitive distraction using the experimental condition (i.e., &quot;distraction&quot; as in the drives with the secondary task, and &quot;no distraction&quot; as in the drives without the secondary task). We compared the layered algorithm with previously developed DBN and Support Vector Machine (SVM) algorithms. The results showed that the layered algorithm achieved comparable prediction performance as the two alternatives. Nonetheless, the layered algorithm shortened training and prediction time compared to the original DBN because supervised clustering improved computational efficiency by reducing the number of inputs for DBNs. Moreover, the supervised clustering of the layered algorithm revealed rich information on the relationship between driver cognitive state and performance. This study demonstrates that the layered algorithm can capitalize on the best attributes of component data mining methods and can identify human cognitive state efficiently. The study also shows the value in considering the supervised clustering method as an approach to feature reduction in data mining applications. © 2013 The Authors." calcext:value-type="string">
            <text:p>Driver cognitive distraction (e.g., hand-free cell phone conversation) can lead to unapparent, but detrimental, impairment to driving safety. Detecting cognitive distraction represents an important function for driver distraction mitigation systems. We developed a layered algorithm that integrated two data mining methods-Dynamic Bayesian Network (DBN) and supervised clustering-to detect cognitive distraction using eye movement and driving performance measures. In this study, the algorithm was trained and tested with the data collected in a simulator-based study, where drivers drove either with or without an auditory secondary task. We calculated 19 distraction indicators and defined cognitive distraction using the experimental condition (i.e., "distraction" as in the drives with the secondary task, and "no distraction" as in the drives without the secondary task). We compared the layered algorithm with previously developed DBN and Support Vector Machine (SVM) algorithms. The results showed that the layered algorithm achieved comparable prediction performance as the two alternatives. Nonetheless, the layered algorithm shortened training and prediction time compared to the original DBN because supervised clustering improved computational efficiency by reducing the number of inputs for DBNs. Moreover, the supervised clustering of the layered algorithm revealed rich information on the relationship between driver cognitive state and performance. This study demonstrates that the layered algorithm can capitalize on the best attributes of component data mining methods and can identify human cognitive state efficiently. The study also shows the value in considering the supervised clustering method as an approach to feature reduction in data mining applications. © 2013 The Authors.</text:p>
          </table:table-cell>
        </table:table-row>
        <table:table-row table:style-name="ro1">
          <table:table-cell office:value-type="string" calcext:value-type="string">
            <text:p>Analysis of driving skills based on deep learning using stacked autoencoders</text:p>
          </table:table-cell>
          <table:table-cell table:formula="of:=VLOOKUP([.A4];[$'25'.A4:.B28];2;FALSE())" office:value-type="string" office:string-value="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8, Institute of Advanced Engineering and Science. All rights reserved." calcext:value-type="string">
            <text:p>Due to the advancement of automobile technology and increasing consumers demands, it is expected that automatic driving vehicles and manual driving vehicles will coexist in future automobile society. There are a number of people who are interested in driving and, they may think that the automatic driving vehicles are unnecessary. However, if the vehicle is operated manually, there is a possibility for driving skills of a driver to fluctuate due to drowsiness and fatigue and that may lead to accidents. In such a situation, it is important for vehicle to monitor the driver's driving conditions and provide with a driving support system or automatic driving options. In this research, we propose a method to classify driving skills of an individual driver with high precision based on deep learning (stacked autoencoders). In the experiments, driver’s driving skills were classified by combining sensor signals of curve driving data acquired from a driving simulator. As a result, a maximum driving skill recognition rate of 98.1% was achieved. In addition, the recognition rate was improved compared to the previous researches. © 2018, Institute of Advanced Engineering and Science. All rights reserved.</text:p>
          </table:table-cell>
        </table:table-row>
        <table:table-row table:style-name="ro1">
          <table:table-cell office:value-type="string" calcext:value-type="string">
            <text:p>Defect-repairable latent feature extraction of driving behavior via a deep sparse autoencoder</text:p>
          </table:table-cell>
          <table:table-cell table:formula="of:=VLOOKUP([.A5];[$'25'.A5:.B29];2;FALSE())" office:value-type="string" office:string-value="Data representing driving behavior, as measured by various sensors installed in a vehicle, are collected as multi-dimensional sensor time-series data. These data often include redundant information, e.g., both the speed of wheels and the engine speed represent the velocity of the vehicle. Redundant information can be expected to complicate the data analysis, e.g., more factors need to be analyzed; even varying the levels of redundancy can influence the results of the analysis. We assume that the measured multi-dimensional sensor time-series data of driving behavior are generated from low-dimensional data shared by the many types of one-dimensional data of which multi-dimensional time-series data are composed. Meanwhile, sensor time-series data may be defective because of sensor failure. Therefore, another important function is to reduce the negative effect of defective data when extracting low-dimensional time-series data. This study proposes a defect-repairable feature extraction method based on a deep sparse autoencoder (DSAE) to extract low-dimensional time-series data. In the experiments, we show that DSAE provides high-performance latent feature extraction for driving behavior, even for defective sensor time-series data. In addition, we show that the negative effect of defects on the driving behavior segmentation task could be reduced using the latent features extracted by DSAE. © 2018 by the authors. Licensee MDPI, Basel, Switzerland." calcext:value-type="string">
            <text:p>Data representing driving behavior, as measured by various sensors installed in a vehicle, are collected as multi-dimensional sensor time-series data. These data often include redundant information, e.g., both the speed of wheels and the engine speed represent the velocity of the vehicle. Redundant information can be expected to complicate the data analysis, e.g., more factors need to be analyzed; even varying the levels of redundancy can influence the results of the analysis. We assume that the measured multi-dimensional sensor time-series data of driving behavior are generated from low-dimensional data shared by the many types of one-dimensional data of which multi-dimensional time-series data are composed. Meanwhile, sensor time-series data may be defective because of sensor failure. Therefore, another important function is to reduce the negative effect of defective data when extracting low-dimensional time-series data. This study proposes a defect-repairable feature extraction method based on a deep sparse autoencoder (DSAE) to extract low-dimensional time-series data. In the experiments, we show that DSAE provides high-performance latent feature extraction for driving behavior, even for defective sensor time-series data. In addition, we show that the negative effect of defects on the driving behavior segmentation task could be reduced using the latent features extracted by DSAE. © 2018 by the authors. Licensee MDPI, Basel, Switzerland.</text:p>
          </table:table-cell>
        </table:table-row>
        <table:table-row table:style-name="ro1">
          <table:table-cell office:value-type="string" calcext:value-type="string">
            <text:p>Essential feature extraction of driving behavior using a deep learning method</text:p>
          </table:table-cell>
          <table:table-cell table:formula="of:=VLOOKUP([.A6];[$'25'.A6:.B30];2;FALSE())" office:value-type="string" office:string-value="Driving behavior can be represented by many different types of measured sensor information obtained through a control area network. We assume that the measured sensor information is generated from several hidden time-series data through multiple nonlinear transformations. These hidden time-series data are statistically independent of each other and capture essential driving behavior. Driving behavior information is usually generated by multiple nonlinear transformations that fuse essential features, e.g., 'Yaw rate' is generated by fusing the velocity of the vehicle and the change of driving direction. However, driving behavior data is often redundant because such data includes multivariate information and involves duplicated essential features. In this paper, we propose a feature extraction method to extract essential features from redundant driving behavior data using a deep sparse autoencoder (DSAE), which is a deep learning method. Two-dimensional features are extracted from seven-dimensional artificial data using a DSAE and are determined experimentally to be highly correlated with the prepared essential features. DSAEs are also used to extract features from an actual driving behavior data set. To verify a DSAE's ability to extract essential driving behavior features and filter out redundant information, we prepare twelve data sets that include some or all of the driving behavior information. Twelve DSAEs are used to independently extract features from the twelve prepared data sets, and canonical correlation analysis is used to analyze the canonical correlation coefficients between extracted features. Furthermore, we verify DSAEs' ability to extract essential driving behavior features from the redundant driving behavior data sets. © 2015 IEEE." calcext:value-type="string">
            <text:p>Driving behavior can be represented by many different types of measured sensor information obtained through a control area network. We assume that the measured sensor information is generated from several hidden time-series data through multiple nonlinear transformations. These hidden time-series data are statistically independent of each other and capture essential driving behavior. Driving behavior information is usually generated by multiple nonlinear transformations that fuse essential features, e.g., 'Yaw rate' is generated by fusing the velocity of the vehicle and the change of driving direction. However, driving behavior data is often redundant because such data includes multivariate information and involves duplicated essential features. In this paper, we propose a feature extraction method to extract essential features from redundant driving behavior data using a deep sparse autoencoder (DSAE), which is a deep learning method. Two-dimensional features are extracted from seven-dimensional artificial data using a DSAE and are determined experimentally to be highly correlated with the prepared essential features. DSAEs are also used to extract features from an actual driving behavior data set. To verify a DSAE's ability to extract essential driving behavior features and filter out redundant information, we prepare twelve data sets that include some or all of the driving behavior information. Twelve DSAEs are used to independently extract features from the twelve prepared data sets, and canonical correlation analysis is used to analyze the canonical correlation coefficients between extracted features. Furthermore, we verify DSAEs' ability to extract essential driving behavior features from the redundant driving behavior data sets. © 2015 IEEE.</text:p>
          </table:table-cell>
        </table:table-row>
        <table:table-row table:style-name="ro1">
          <table:table-cell office:value-type="string" calcext:value-type="string">
            <text:p>Reducing the negative effect of defective data on driving behavior segmentation via a deep sparse autoencoder</text:p>
          </table:table-cell>
          <table:table-cell table:formula="of:=VLOOKUP([.A7];[$'25'.A7:.B31];2;FALSE())" office:value-type="string" office:string-value="Analyzing driving behavior data is essential for developing driver assistance systems. Statistical segmentation is one of the important methods to realize the analysis. Driving behavior data actually include undesirable defects caused by external environment and sensor failures. Defects in the data cause a huge negative effect on the segmentation. In this paper, we showed that a feature extraction method based on a deep sparse autoencoder with fixed point (DSAE-FP) could reduce the negative effect of defective data in a driving behavior segmentation task. In the experiments, we used sticky hierarchical Dirichlet process hidden Markov model to segment the driving behavior. We compared the segmentation results using hidden features extracted by DSAE-FP and other comparative methods. Experimental results showed that segmentation results of non-defective dataset and defective dataset turned out most similar when DSAE-FP was used. © 2016 IEEE." calcext:value-type="string">
            <text:p>Analyzing driving behavior data is essential for developing driver assistance systems. Statistical segmentation is one of the important methods to realize the analysis. Driving behavior data actually include undesirable defects caused by external environment and sensor failures. Defects in the data cause a huge negative effect on the segmentation. In this paper, we showed that a feature extraction method based on a deep sparse autoencoder with fixed point (DSAE-FP) could reduce the negative effect of defective data in a driving behavior segmentation task. In the experiments, we used sticky hierarchical Dirichlet process hidden Markov model to segment the driving behavior. We compared the segmentation results using hidden features extracted by DSAE-FP and other comparative methods. Experimental results showed that segmentation results of non-defective dataset and defective dataset turned out most similar when DSAE-FP was used. © 2016 IEEE.</text:p>
          </table:table-cell>
        </table:table-row>
        <table:table-row table:style-name="ro1">
          <table:table-cell office:value-type="string" calcext:value-type="string">
            <text:p>Visualization of Driving Behavior Based on Hidden Feature Extraction by Using Deep Learning</text:p>
          </table:table-cell>
          <table:table-cell table:formula="of:=VLOOKUP([.A8];[$'25'.A8:.B32];2;FALSE())" office:value-type="string" office:string-value="In this paper, we propose a visualization method for driving behavior that helps people to recognize distinctive driving behavior patterns in continuous driving behavior data. Driving behavior can be measured using various types of sensors connected to a control area network. The measured multi-dimensional time series data are called driving behavior data. In many cases, each dimension of the time series data is not independent of each other in a statistical sense. For example, accelerator opening rate and longitudinal acceleration are mutually dependent. We hypothesize that only a small number of hidden features that are essential for driving behavior are generating the multivariate driving behavior data. Thus, extracting essential hidden features from measured redundant driving behavior data is a problem to be solved to develop an effective visualization method for driving behavior. In this paper, we propose using deep sparse autoencoder (DSAE) to extract hidden features for visualization of driving behavior. Based on the DSAE, we propose a visualization method called a driving color map by mapping the extracted 3-D hidden feature to the red green blue (RGB) color space. A driving color map is produced by placing the colors in the corresponding positions on the map. The subjective experiment shows that feature extraction method based on the DSAE is effective for visualization. In addition, its performance is also evaluated numerically by using pattern recognition method. We also provide examples of applications that use driving color maps in practical problems. In summary, it is shown the driving color map based on DSAE facilitates better visualization of driving behavior. © 2000-2011 IEEE." calcext:value-type="string">
            <text:p>In this paper, we propose a visualization method for driving behavior that helps people to recognize distinctive driving behavior patterns in continuous driving behavior data. Driving behavior can be measured using various types of sensors connected to a control area network. The measured multi-dimensional time series data are called driving behavior data. In many cases, each dimension of the time series data is not independent of each other in a statistical sense. For example, accelerator opening rate and longitudinal acceleration are mutually dependent. We hypothesize that only a small number of hidden features that are essential for driving behavior are generating the multivariate driving behavior data. Thus, extracting essential hidden features from measured redundant driving behavior data is a problem to be solved to develop an effective visualization method for driving behavior. In this paper, we propose using deep sparse autoencoder (DSAE) to extract hidden features for visualization of driving behavior. Based on the DSAE, we propose a visualization method called a driving color map by mapping the extracted 3-D hidden feature to the red green blue (RGB) color space. A driving color map is produced by placing the colors in the corresponding positions on the map. The subjective experiment shows that feature extraction method based on the DSAE is effective for visualization. In addition, its performance is also evaluated numerically by using pattern recognition method. We also provide examples of applications that use driving color maps in practical problems. In summary, it is shown the driving color map based on DSAE facilitates better visualization of driving behavior. © 2000-2011 IEEE.</text:p>
          </table:table-cell>
        </table:table-row>
        <table:table-row table:style-name="ro1">
          <table:table-cell office:value-type="string" calcext:value-type="string">
            <text:p>Visualization of driving behavior using deep sparse autoencoder</text:p>
          </table:table-cell>
          <table:table-cell table:formula="of:=VLOOKUP([.A9];[$'25'.A9:.B33];2;FALSE())" office:value-type="string" office:string-value="Driving behavioral data is too high-dimensional for people to review their driving behavior. It includes accelerator opening rate, steering angle, brake Master-Cylinder pressure and other various information. The high-dimensional data is not very intuitive for drivers to understand their driving behavior when they take a look back on their recorded driving behavior. We used a deep sparse autoencoder to extract the low-dimensional high-level representation from high-dimensional raw driving behavioral data obtained from a control area network. Based on this low-dimensional representation, we propose two visualization methods called Driving Cube and Driving Color Map. Driving Cube is a cubic representation displaying extracted three-dimensional features. Driving Color Map is a colored trajectory shown on a road map representing the extracted features. The trajectory is colored using the RGB color space, which corresponds to the extracted three-dimensional features. To evaluate the proposed method for extracting low-dimensional feature, we conducted an experiment and found several differences with recorded driving behavior by viewing the visualized Driving Color Map and that our visualization methods can help people to recognize different driving behavior. To evaluate the effectiveness of low-dimensional representation, we compared deep sparse autoencoder with other conventional methods from the viewpoint of linear separability of elemental driving behavior. As a result, our methods outperformed other conventional methods. © 2014 IEEE." calcext:value-type="string">
            <text:p>Driving behavioral data is too high-dimensional for people to review their driving behavior. It includes accelerator opening rate, steering angle, brake Master-Cylinder pressure and other various information. The high-dimensional data is not very intuitive for drivers to understand their driving behavior when they take a look back on their recorded driving behavior. We used a deep sparse autoencoder to extract the low-dimensional high-level representation from high-dimensional raw driving behavioral data obtained from a control area network. Based on this low-dimensional representation, we propose two visualization methods called Driving Cube and Driving Color Map. Driving Cube is a cubic representation displaying extracted three-dimensional features. Driving Color Map is a colored trajectory shown on a road map representing the extracted features. The trajectory is colored using the RGB color space, which corresponds to the extracted three-dimensional features. To evaluate the proposed method for extracting low-dimensional feature, we conducted an experiment and found several differences with recorded driving behavior by viewing the visualized Driving Color Map and that our visualization methods can help people to recognize different driving behavior. To evaluate the effectiveness of low-dimensional representation, we compared deep sparse autoencoder with other conventional methods from the viewpoint of linear separability of elemental driving behavior. As a result, our methods outperformed other conventional methods. © 2014 IEE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Noto Sans Mono" svg:font-family="'Noto Sans Mono'" style:font-family-generic="swiss" style:font-pitch="variable"/>
    <style:font-face style:name="Noto Sans Devanagari" svg:font-family="'Noto Sans Devanagari'" style:font-family-generic="system" style:font-pitch="variable"/>
    <style:font-face style:name="Noto Sans Mono1" svg:font-family="'Noto Sans Mono'" style:font-family-generic="system" style:font-pitch="variable"/>
  </office:font-face-decls>
  <office:styles>
    <style:default-style style:family="table-cell">
      <style:paragraph-properties style:tab-stop-distance="36pt"/>
      <style:text-properties style:font-name="Noto Sans Mono" fo:language="en" fo:country="US" style:font-name-asian="Noto Sans Mono1" style:language-asian="zh" style:country-asian="CN" style:font-name-complex="Noto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Bad" style:display-name="Excel Built-in Bad" style:family="table-cell" style:parent-style-name="Default" style:data-style-name="N0">
      <style:table-cell-properties fo:background-color="#ffc7ce"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family="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01:02:26.874515983</meta:creation-date>
    <dc:date>2018-11-06T01:40:19.113340767</dc:date>
    <meta:editing-duration>PT24M1S</meta:editing-duration>
    <meta:editing-cycles>4</meta:editing-cycles>
    <meta:generator>LibreOffice/6.1.2.1$Linux_X86_64 LibreOffice_project/10$Build-1</meta:generator>
    <meta:document-statistic meta:table-count="5" meta:cell-count="2226" meta:object-count="0"/>
  </office:meta>
</office:document-meta>
</file>